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3.586cm"/>
    </style:style>
    <style:style style:name="co3" style:family="table-column">
      <style:table-column-properties fo:break-before="auto" style:column-width="1.5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6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1.549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0.572cm"/>
    </style:style>
    <style:style style:name="co10" style:family="table-column">
      <style:table-column-properties fo:break-before="auto" style:column-width="1.422cm"/>
    </style:style>
    <style:style style:name="co11" style:family="table-column">
      <style:table-column-properties fo:break-before="auto" style:column-width="1.358cm"/>
    </style:style>
    <style:style style:name="co12" style:family="table-column">
      <style:table-column-properties fo:break-before="auto" style:column-width="1.824cm"/>
    </style:style>
    <style:style style:name="co13" style:family="table-column">
      <style:table-column-properties fo:break-before="auto" style:column-width="1.782cm"/>
    </style:style>
    <style:style style:name="co14" style:family="table-column">
      <style:table-column-properties fo:break-before="auto" style:column-width="1.039cm"/>
    </style:style>
    <style:style style:name="co15" style:family="table-column">
      <style:table-column-properties fo:break-before="auto" style:column-width="0.954cm"/>
    </style:style>
    <style:style style:name="co16" style:family="table-column">
      <style:table-column-properties fo:break-before="auto" style:column-width="0.912cm"/>
    </style:style>
    <style:style style:name="co17" style:family="table-column">
      <style:table-column-properties fo:break-before="auto" style:column-width="1.676cm"/>
    </style:style>
    <style:style style:name="co18" style:family="table-column">
      <style:table-column-properties fo:break-before="auto" style:column-width="0.827cm"/>
    </style:style>
    <style:style style:name="co19" style:family="table-column">
      <style:table-column-properties fo:break-before="auto" style:column-width="1.274cm"/>
    </style:style>
    <style:style style:name="co20" style:family="table-column">
      <style:table-column-properties fo:break-before="auto" style:column-width="1.229cm"/>
    </style:style>
    <style:style style:name="co21" style:family="table-column">
      <style:table-column-properties fo:break-before="auto" style:column-width="1.295cm"/>
    </style:style>
    <style:style style:name="co22" style:family="table-column">
      <style:table-column-properties fo:break-before="auto" style:column-width="1.1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110">
      <style:table-cell-properties fo:background-color="#cfe7f5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map style:condition="cell-content()&gt;-0.17" style:apply-style-name="Bad" style:base-cell-address="'delta-angles'.J6"/>
      <style:map style:condition="cell-content()=0" style:apply-style-name="Accent" style:base-cell-address="'delta-angles'.J6"/>
    </style:style>
    <style:style style:name="ce14" style:family="table-cell" style:parent-style-name="Default" style:data-style-name="N2">
      <style:table-cell-properties fo:background-color="#cfe7f5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10">
      <style:table-cell-properties fo:background-color="#99ff66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>
      <style:table-cell-properties fo:background-color="#ffff00" fo:border="0.06pt solid #000000"/>
    </style:style>
    <style:style style:name="ce29" style:family="table-cell" style:parent-style-name="Default">
      <style:table-cell-properties style:text-align-source="value-type" style:repeat-content="false"/>
      <style:paragraph-properties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row table:style-name="ro1">
          <table:table-cell/>
          <table:table-cell table:style-name="ce2" office:value-type="string" calcext:value-type="string">
            <text:p>To Travel Consistency - 100 = expected, 0 = totally wonky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f_msecPerFrame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65" calcext:value-type="float">
            <text:p>6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f_msecPerFrame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-more time duration improves consistency</text:p>
          </table:table-cell>
          <table:covered-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<text:s text:c="4"/>-more frames, so shorter distance per frame</text:p>
          </table:table-cell>
          <table:covered-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-shorter distance improves consistency for smaller times</text:p>
          </table:table-cell>
          <table:covered-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<text:s text:c="4"/>-shorter distance per frame</text:p>
          </table:table-cell>
          <table:covered-table-cell table:number-columns-repeated="4"/>
        </table:table-row>
        <table:table-row table:style-name="ro1">
          <table:table-cell/>
          <table:table-cell table:style-name="ce5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<text:s/>Are we exceeding the servo motor max speed?</text:p>
          </table:table-cell>
          <table:covered-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-output angles and calculate deltas</text:p>
          </table:table-cell>
          <table:covered-table-cell table:number-columns-repeated="4"/>
        </table:table-row>
        <table:table-row table:style-name="ro1">
          <table:table-cell/>
          <table:table-cell table:style-name="ce5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5" table:number-columns-spanned="5" table:number-rows-spanned="1"/>
          <table:covered-table-cell table:number-columns-repeated="4"/>
        </table:table-row>
        <table:table-row table:style-name="ro1" table:number-rows-repeated="104854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elta-angles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4" table:number-columns-repeated="4" table:default-cell-style-name="ce1"/>
        <table:table-column table:style-name="co12" table:default-cell-style-name="ce1"/>
        <table:table-column table:style-name="co13" table:default-cell-style-name="Default"/>
        <table:table-column table:style-name="co14" table:default-cell-style-name="Default"/>
        <table:table-column table:style-name="co10" table:number-columns-repeated="4" table:default-cell-style-name="Default"/>
        <table:table-column table:style-name="co15" table:default-cell-style-name="ce1"/>
        <table:table-column table:style-name="co16" table:default-cell-style-name="Default"/>
        <table:table-column table:style-name="co17" table:number-columns-repeated="4" table:default-cell-style-name="Default"/>
        <table:table-column table:style-name="co18" table:default-cell-style-name="ce1"/>
        <table:table-column table:style-name="co17" table:number-columns-repeated="4" table:default-cell-style-name="Default"/>
        <table:table-column table:style-name="co19" table:default-cell-style-name="ce1"/>
        <table:table-column table:style-name="co17" table:number-columns-repeated="4" table:default-cell-style-name="Default"/>
        <table:table-column table:style-name="co20" table:default-cell-style-name="ce1"/>
        <table:table-column table:style-name="co13" table:number-columns-repeated="4" table:default-cell-style-name="Default"/>
        <table:table-column table:style-name="co21" table:default-cell-style-name="ce1"/>
        <table:table-column table:style-name="co4" table:number-columns-repeated="4" table:default-cell-style-name="Default"/>
        <table:table-column table:style-name="co22" table:default-cell-style-name="ce1"/>
        <table:table-column table:style-name="co4" table:number-columns-repeated="4" table:default-cell-style-name="Default"/>
        <table:table-column table:style-name="co20" table:default-cell-style-name="ce1"/>
        <table:table-column table:style-name="co4" table:number-columns-repeated="955" table:default-cell-style-name="Default"/>
        <table:table-row table:style-name="ro2">
          <table:table-cell table:style-name="ce10" office:value-type="string" calcext:value-type="string">
            <text:p>FRAME</text:p>
          </table:table-cell>
          <table:table-cell table:style-name="ce10" office:value-type="string" calcext:value-type="string">
            <text:p>HIP</text:p>
          </table:table-cell>
          <table:table-cell table:style-name="ce7" office:value-type="string" calcext:value-type="string">
            <text:p>KNEE</text:p>
          </table:table-cell>
          <table:table-cell table:style-name="ce7" office:value-type="string" calcext:value-type="string">
            <text:p>ANKLE</text:p>
          </table:table-cell>
          <table:table-cell table:style-name="ce7"/>
          <table:table-cell table:style-name="ce10" office:value-type="string" calcext:value-type="string">
            <text:p>Delta KNEE</text:p>
          </table:table-cell>
          <table:table-cell table:style-name="ce10" office:value-type="string" calcext:value-type="string">
            <text:p>Delta ANKLE</text:p>
          </table:table-cell>
          <table:table-cell table:style-name="ce10" office:value-type="string" calcext:value-type="string">
            <text:p>Knee Speed <text:s/>Degree/sec</text:p>
          </table:table-cell>
          <table:table-cell table:style-name="ce10" office:value-type="string" calcext:value-type="string">
            <text:p>Ankle Speed <text:s/>Degree/sec</text:p>
          </table:table-cell>
          <table:table-cell table:style-name="ce10" office:value-type="string" calcext:value-type="string">
            <text:p>Knee Speed <text:s/>sec /60 deg</text:p>
          </table:table-cell>
          <table:table-cell table:style-name="ce10" office:value-type="string" calcext:value-type="string">
            <text:p>Ankle Speed sec /60 deg</text:p>
          </table:table-cell>
          <table:table-cell table:number-columns-repeated="2" table:style-name="ce10" office:value-type="string" calcext:value-type="string">
            <text:p>Percent of max</text:p>
          </table:table-cell>
          <table:table-cell table:style-name="ce7"/>
          <table:table-cell table:style-name="ce27" office:value-type="string" calcext:value-type="string" table:number-columns-spanned="4" table:number-rows-spanned="1">
            <text:p>Timestamps around PWM calls</text:p>
          </table:table-cell>
          <table:covered-table-cell table:number-columns-repeated="3" table:style-name="ce7"/>
          <table:table-cell table:style-name="ce10"/>
          <table:table-cell table:style-name="ce7" table:number-columns-repeated="5"/>
          <table:table-cell table:style-name="ce10"/>
          <table:table-cell table:style-name="ce7" table:number-columns-repeated="4"/>
          <table:table-cell table:style-name="ce10"/>
          <table:table-cell table:style-name="ce7" table:number-columns-repeated="4"/>
          <table:table-cell table:style-name="ce10"/>
          <table:table-cell table:style-name="ce7" table:number-columns-repeated="4"/>
          <table:table-cell table:style-name="ce10"/>
          <table:table-cell table:style-name="ce7" table:number-columns-repeated="4"/>
          <table:table-cell table:style-name="ce10"/>
          <table:table-cell table:style-name="ce7" table:number-columns-repeated="4"/>
          <table:table-cell table:style-name="ce10"/>
          <table:table-cell table:style-name="ce7" table:number-columns-repeated="955"/>
        </table:table-row>
        <table:table-row table:style-name="ro1">
          <table:table-cell table:number-columns-repeated="11"/>
          <table:table-cell table:style-name="ce14" table:formula="of:=60/0.17" office:value-type="float" office:value="352.941176470588" calcext:value-type="float">
            <text:p>352.94</text:p>
          </table:table-cell>
          <table:table-cell table:number-columns-repeated="3"/>
          <table:table-cell table:style-name="ce29"/>
          <table:table-cell table:style-name="ce32" office:value-type="string" calcext:value-type="string">
            <text:p>total elapsed time</text:p>
          </table:table-cell>
          <table:table-cell table:style-name="ce29"/>
          <table:table-cell table:number-columns-repeated="987"/>
        </table:table-row>
        <table:table-row table:style-name="ro1">
          <table:table-cell table:style-name="ce5" office:value-type="string" calcext:value-type="string">
            <text:p>500 - 13</text:p>
          </table:table-cell>
          <table:table-cell table:style-name="ce19" office:value-type="string" calcext:value-type="string" table:number-columns-spanned="2" table:number-rows-spanned="1">
            <text:p>Msec per Frame: </text:p>
          </table:table-cell>
          <table:covered-table-cell table:style-name="ce9"/>
          <table:table-cell table:style-name="ce1" office:value-type="float" office:value="50" calcext:value-type="float">
            <text:p>50</text:p>
          </table:table-cell>
          <table:table-cell/>
          <table:table-cell office:value-type="string" calcext:value-type="string">
            <text:p>good: 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KNEE</text:p>
          </table:table-cell>
          <table:table-cell table:style-name="ce1" office:value-type="string" calcext:value-type="string">
            <text:p>ANKLE</text:p>
          </table:table-cell>
          <table:table-cell table:number-columns-repeated="2"/>
          <table:table-cell table:style-name="ce30" table:number-columns-spanned="3" table:number-rows-spanned="1"/>
          <table:covered-table-cell table:number-columns-repeated="2"/>
          <table:table-cell table:style-name="ce2" office:value-type="string" calcext:value-type="string">
            <text:p>\</text:p>
          </table:table-cell>
          <table:table-cell table:number-columns-repeated="986"/>
        </table:table-row>
        <table:table-row table:style-name="ro1">
          <table:table-cell table:number-columns-repeated="18"/>
          <table:table-cell table:style-name="ce2" office:value-type="string" calcext:value-type="string">
            <text:p><text:s text:c="2"/>\</text:p>
          </table:table-cell>
          <table:table-cell table:number-columns-repeated="98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37" calcext:value-type="float">
            <text:p>36.37</text:p>
          </table:table-cell>
          <table:table-cell office:value-type="float" office:value="27" calcext:value-type="float">
            <text:p>27</text:p>
          </table:table-cell>
          <table:table-cell table:number-columns-repeated="10"/>
          <table:table-cell table:number-columns-repeated="2" office:value-type="float" office:value="230483" calcext:value-type="float">
            <text:p>230483</text:p>
          </table:table-cell>
          <table:table-cell office:value-type="float" office:value="230484" calcext:value-type="float">
            <text:p>230484</text:p>
          </table:table-cell>
          <table:table-cell office:value-type="float" office:value="230485" calcext:value-type="float">
            <text:p>230485</text:p>
          </table:table-cell>
          <table:table-cell table:formula="of:=[.R5]-[.O5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.96" calcext:value-type="float">
            <text:p>29.96</text:p>
          </table:table-cell>
          <table:table-cell office:value-type="float" office:value="18.19" calcext:value-type="float">
            <text:p>18.19</text:p>
          </table:table-cell>
          <table:table-cell/>
          <table:table-cell table:formula="of:=[.C6]-[.C5]" office:value-type="float" office:value="-6.41" calcext:value-type="float">
            <text:p>-6.41</text:p>
          </table:table-cell>
          <table:table-cell table:formula="of:=[.D6]-[.D5]" office:value-type="float" office:value="-8.81" calcext:value-type="float">
            <text:p>-8.81</text:p>
          </table:table-cell>
          <table:table-cell table:style-name="ce12" table:formula="of:=[.F6]/([.$D$3]/1000)" office:value-type="float" office:value="-128.2" calcext:value-type="float">
            <text:p>-128.2</text:p>
          </table:table-cell>
          <table:table-cell table:style-name="ce12" table:formula="of:=[.G6]/([.$D$3]/1000)" office:value-type="float" office:value="-176.2" calcext:value-type="float">
            <text:p>-176.2</text:p>
          </table:table-cell>
          <table:table-cell table:style-name="ce13" table:formula="of:=(1/[.H6])*60" office:value-type="float" office:value="-0.46801872074883" calcext:value-type="float">
            <text:p>-0.468</text:p>
          </table:table-cell>
          <table:table-cell table:style-name="ce13" table:formula="of:=(1/[.I6])*60" office:value-type="float" office:value="-0.340522133938706" calcext:value-type="float">
            <text:p>-0.341</text:p>
          </table:table-cell>
          <table:table-cell table:style-name="ce15" table:formula="of:=ABS([.H6])/[.$L$2]*100" office:value-type="float" office:value="36.3233333333333" calcext:value-type="float">
            <text:p>36.3</text:p>
          </table:table-cell>
          <table:table-cell table:style-name="ce15" table:formula="of:=ABS([.I6])/[.$L$2]*100" office:value-type="float" office:value="49.9233333333333" calcext:value-type="float">
            <text:p>49.9</text:p>
          </table:table-cell>
          <table:table-cell/>
          <table:table-cell table:number-columns-repeated="2" office:value-type="float" office:value="230533" calcext:value-type="float">
            <text:p>230533</text:p>
          </table:table-cell>
          <table:table-cell office:value-type="float" office:value="230534" calcext:value-type="float">
            <text:p>230534</text:p>
          </table:table-cell>
          <table:table-cell office:value-type="float" office:value="230535" calcext:value-type="float">
            <text:p>230535</text:p>
          </table:table-cell>
          <table:table-cell table:formula="of:=[.R6]-[.O6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.72" calcext:value-type="float">
            <text:p>18.72</text:p>
          </table:table-cell>
          <table:table-cell office:value-type="float" office:value="3.79" calcext:value-type="float">
            <text:p>3.79</text:p>
          </table:table-cell>
          <table:table-cell/>
          <table:table-cell table:formula="of:=[.C7]-[.C6]" office:value-type="float" office:value="-11.24" calcext:value-type="float">
            <text:p>-11.24</text:p>
          </table:table-cell>
          <table:table-cell table:formula="of:=[.D7]-[.D6]" office:value-type="float" office:value="-14.4" calcext:value-type="float">
            <text:p>-14.4</text:p>
          </table:table-cell>
          <table:table-cell table:style-name="ce12" table:formula="of:=[.F7]/([.$D$3]/1000)" office:value-type="float" office:value="-224.8" calcext:value-type="float">
            <text:p>-224.8</text:p>
          </table:table-cell>
          <table:table-cell table:style-name="ce12" table:formula="of:=[.G7]/([.$D$3]/1000)" office:value-type="float" office:value="-288" calcext:value-type="float">
            <text:p>-288.0</text:p>
          </table:table-cell>
          <table:table-cell table:style-name="ce13" table:formula="of:=(1/[.H7])*60" office:value-type="float" office:value="-0.266903914590747" calcext:value-type="float">
            <text:p>-0.267</text:p>
          </table:table-cell>
          <table:table-cell table:style-name="ce13" table:formula="of:=(1/[.I7])*60" office:value-type="float" office:value="-0.208333333333333" calcext:value-type="float">
            <text:p>-0.208</text:p>
          </table:table-cell>
          <table:table-cell table:style-name="ce15" table:formula="of:=ABS([.H7])/[.$L$2]*100" office:value-type="float" office:value="63.6933333333334" calcext:value-type="float">
            <text:p>63.7</text:p>
          </table:table-cell>
          <table:table-cell table:style-name="ce15" table:formula="of:=ABS([.I7])/[.$L$2]*100" office:value-type="float" office:value="81.6" calcext:value-type="float">
            <text:p>81.6</text:p>
          </table:table-cell>
          <table:table-cell/>
          <table:table-cell table:number-columns-repeated="2" office:value-type="float" office:value="230583" calcext:value-type="float">
            <text:p>230583</text:p>
          </table:table-cell>
          <table:table-cell office:value-type="float" office:value="230584" calcext:value-type="float">
            <text:p>230584</text:p>
          </table:table-cell>
          <table:table-cell office:value-type="float" office:value="230585" calcext:value-type="float">
            <text:p>230585</text:p>
          </table:table-cell>
          <table:table-cell table:formula="of:=[.R7]-[.O7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.44" calcext:value-type="float">
            <text:p>8.44</text:p>
          </table:table-cell>
          <table:table-cell office:value-type="float" office:value="-8.14" calcext:value-type="float">
            <text:p>-8.14</text:p>
          </table:table-cell>
          <table:table-cell/>
          <table:table-cell table:formula="of:=[.C8]-[.C7]" office:value-type="float" office:value="-10.28" calcext:value-type="float">
            <text:p>-10.28</text:p>
          </table:table-cell>
          <table:table-cell table:formula="of:=[.D8]-[.D7]" office:value-type="float" office:value="-11.93" calcext:value-type="float">
            <text:p>-11.93</text:p>
          </table:table-cell>
          <table:table-cell table:style-name="ce12" table:formula="of:=[.F8]/([.$D$3]/1000)" office:value-type="float" office:value="-205.6" calcext:value-type="float">
            <text:p>-205.6</text:p>
          </table:table-cell>
          <table:table-cell table:style-name="ce12" table:formula="of:=[.G8]/([.$D$3]/1000)" office:value-type="float" office:value="-238.6" calcext:value-type="float">
            <text:p>-238.6</text:p>
          </table:table-cell>
          <table:table-cell table:style-name="ce13" table:formula="of:=(1/[.H8])*60" office:value-type="float" office:value="-0.291828793774319" calcext:value-type="float">
            <text:p>-0.292</text:p>
          </table:table-cell>
          <table:table-cell table:style-name="ce13" table:formula="of:=(1/[.I8])*60" office:value-type="float" office:value="-0.251466890192791" calcext:value-type="float">
            <text:p>-0.251</text:p>
          </table:table-cell>
          <table:table-cell table:style-name="ce15" table:formula="of:=ABS([.H8])/[.$L$2]*100" office:value-type="float" office:value="58.2533333333333" calcext:value-type="float">
            <text:p>58.3</text:p>
          </table:table-cell>
          <table:table-cell table:style-name="ce15" table:formula="of:=ABS([.I8])/[.$L$2]*100" office:value-type="float" office:value="67.6033333333333" calcext:value-type="float">
            <text:p>67.6</text:p>
          </table:table-cell>
          <table:table-cell/>
          <table:table-cell table:number-columns-repeated="2" office:value-type="float" office:value="230633" calcext:value-type="float">
            <text:p>230633</text:p>
          </table:table-cell>
          <table:table-cell office:value-type="float" office:value="230634" calcext:value-type="float">
            <text:p>230634</text:p>
          </table:table-cell>
          <table:table-cell office:value-type="float" office:value="230635" calcext:value-type="float">
            <text:p>230635</text:p>
          </table:table-cell>
          <table:table-cell table:formula="of:=[.R8]-[.O8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3" calcext:value-type="float">
            <text:p>-1.53</text:p>
          </table:table-cell>
          <table:table-cell office:value-type="float" office:value="-18.51" calcext:value-type="float">
            <text:p>-18.51</text:p>
          </table:table-cell>
          <table:table-cell/>
          <table:table-cell table:formula="of:=[.C9]-[.C8]" office:value-type="float" office:value="-9.97" calcext:value-type="float">
            <text:p>-9.97</text:p>
          </table:table-cell>
          <table:table-cell table:formula="of:=[.D9]-[.D8]" office:value-type="float" office:value="-10.37" calcext:value-type="float">
            <text:p>-10.37</text:p>
          </table:table-cell>
          <table:table-cell table:style-name="ce12" table:formula="of:=[.F9]/([.$D$3]/1000)" office:value-type="float" office:value="-199.4" calcext:value-type="float">
            <text:p>-199.4</text:p>
          </table:table-cell>
          <table:table-cell table:style-name="ce12" table:formula="of:=[.G9]/([.$D$3]/1000)" office:value-type="float" office:value="-207.4" calcext:value-type="float">
            <text:p>-207.4</text:p>
          </table:table-cell>
          <table:table-cell table:style-name="ce13" table:formula="of:=(1/[.H9])*60" office:value-type="float" office:value="-0.300902708124373" calcext:value-type="float">
            <text:p>-0.301</text:p>
          </table:table-cell>
          <table:table-cell table:style-name="ce13" table:formula="of:=(1/[.I9])*60" office:value-type="float" office:value="-0.289296046287367" calcext:value-type="float">
            <text:p>-0.289</text:p>
          </table:table-cell>
          <table:table-cell table:style-name="ce15" table:formula="of:=ABS([.H9])/[.$L$2]*100" office:value-type="float" office:value="56.4966666666667" calcext:value-type="float">
            <text:p>56.5</text:p>
          </table:table-cell>
          <table:table-cell table:style-name="ce15" table:formula="of:=ABS([.I9])/[.$L$2]*100" office:value-type="float" office:value="58.7633333333333" calcext:value-type="float">
            <text:p>58.8</text:p>
          </table:table-cell>
          <table:table-cell/>
          <table:table-cell table:number-columns-repeated="2" office:value-type="float" office:value="230683" calcext:value-type="float">
            <text:p>230683</text:p>
          </table:table-cell>
          <table:table-cell office:value-type="float" office:value="230684" calcext:value-type="float">
            <text:p>230684</text:p>
          </table:table-cell>
          <table:table-cell office:value-type="float" office:value="230685" calcext:value-type="float">
            <text:p>230685</text:p>
          </table:table-cell>
          <table:table-cell table:formula="of:=[.R9]-[.O9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1.53" calcext:value-type="float">
            <text:p>-11.53</text:p>
          </table:table-cell>
          <table:table-cell office:value-type="float" office:value="-27.74" calcext:value-type="float">
            <text:p>-27.74</text:p>
          </table:table-cell>
          <table:table-cell/>
          <table:table-cell table:formula="of:=[.C10]-[.C9]" office:value-type="float" office:value="-10" calcext:value-type="float">
            <text:p>-10</text:p>
          </table:table-cell>
          <table:table-cell table:formula="of:=[.D10]-[.D9]" office:value-type="float" office:value="-9.23" calcext:value-type="float">
            <text:p>-9.23</text:p>
          </table:table-cell>
          <table:table-cell table:style-name="ce12" table:formula="of:=[.F10]/([.$D$3]/1000)" office:value-type="float" office:value="-200" calcext:value-type="float">
            <text:p>-200.0</text:p>
          </table:table-cell>
          <table:table-cell table:style-name="ce12" table:formula="of:=[.G10]/([.$D$3]/1000)" office:value-type="float" office:value="-184.6" calcext:value-type="float">
            <text:p>-184.6</text:p>
          </table:table-cell>
          <table:table-cell table:style-name="ce13" table:formula="of:=(1/[.H10])*60" office:value-type="float" office:value="-0.3" calcext:value-type="float">
            <text:p>-0.300</text:p>
          </table:table-cell>
          <table:table-cell table:style-name="ce13" table:formula="of:=(1/[.I10])*60" office:value-type="float" office:value="-0.325027085590466" calcext:value-type="float">
            <text:p>-0.325</text:p>
          </table:table-cell>
          <table:table-cell table:style-name="ce15" table:formula="of:=ABS([.H10])/[.$L$2]*100" office:value-type="float" office:value="56.6666666666667" calcext:value-type="float">
            <text:p>56.7</text:p>
          </table:table-cell>
          <table:table-cell table:style-name="ce15" table:formula="of:=ABS([.I10])/[.$L$2]*100" office:value-type="float" office:value="52.3033333333333" calcext:value-type="float">
            <text:p>52.3</text:p>
          </table:table-cell>
          <table:table-cell/>
          <table:table-cell table:number-columns-repeated="2" office:value-type="float" office:value="230733" calcext:value-type="float">
            <text:p>230733</text:p>
          </table:table-cell>
          <table:table-cell office:value-type="float" office:value="230734" calcext:value-type="float">
            <text:p>230734</text:p>
          </table:table-cell>
          <table:table-cell office:value-type="float" office:value="230735" calcext:value-type="float">
            <text:p>230735</text:p>
          </table:table-cell>
          <table:table-cell table:formula="of:=[.R10]-[.O10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1.81" calcext:value-type="float">
            <text:p>-21.81</text:p>
          </table:table-cell>
          <table:table-cell office:value-type="float" office:value="-36.02" calcext:value-type="float">
            <text:p>-36.02</text:p>
          </table:table-cell>
          <table:table-cell/>
          <table:table-cell table:formula="of:=[.C11]-[.C10]" office:value-type="float" office:value="-10.28" calcext:value-type="float">
            <text:p>-10.28</text:p>
          </table:table-cell>
          <table:table-cell table:formula="of:=[.D11]-[.D10]" office:value-type="float" office:value="-8.28000000000001" calcext:value-type="float">
            <text:p>-8.28000000000001</text:p>
          </table:table-cell>
          <table:table-cell table:style-name="ce12" table:formula="of:=[.F11]/([.$D$3]/1000)" office:value-type="float" office:value="-205.6" calcext:value-type="float">
            <text:p>-205.6</text:p>
          </table:table-cell>
          <table:table-cell table:style-name="ce12" table:formula="of:=[.G11]/([.$D$3]/1000)" office:value-type="float" office:value="-165.6" calcext:value-type="float">
            <text:p>-165.6</text:p>
          </table:table-cell>
          <table:table-cell table:style-name="ce13" table:formula="of:=(1/[.H11])*60" office:value-type="float" office:value="-0.291828793774319" calcext:value-type="float">
            <text:p>-0.292</text:p>
          </table:table-cell>
          <table:table-cell table:style-name="ce13" table:formula="of:=(1/[.I11])*60" office:value-type="float" office:value="-0.36231884057971" calcext:value-type="float">
            <text:p>-0.362</text:p>
          </table:table-cell>
          <table:table-cell table:style-name="ce15" table:formula="of:=ABS([.H11])/[.$L$2]*100" office:value-type="float" office:value="58.2533333333333" calcext:value-type="float">
            <text:p>58.3</text:p>
          </table:table-cell>
          <table:table-cell table:style-name="ce15" table:formula="of:=ABS([.I11])/[.$L$2]*100" office:value-type="float" office:value="46.92" calcext:value-type="float">
            <text:p>46.9</text:p>
          </table:table-cell>
          <table:table-cell/>
          <table:table-cell table:number-columns-repeated="2" office:value-type="float" office:value="230783" calcext:value-type="float">
            <text:p>230783</text:p>
          </table:table-cell>
          <table:table-cell office:value-type="float" office:value="230784" calcext:value-type="float">
            <text:p>230784</text:p>
          </table:table-cell>
          <table:table-cell office:value-type="float" office:value="230785" calcext:value-type="float">
            <text:p>230785</text:p>
          </table:table-cell>
          <table:table-cell table:formula="of:=[.R11]-[.O11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32.56" calcext:value-type="float">
            <text:p>-32.56</text:p>
          </table:table-cell>
          <table:table-cell office:value-type="float" office:value="-43.41" calcext:value-type="float">
            <text:p>-43.41</text:p>
          </table:table-cell>
          <table:table-cell/>
          <table:table-cell table:formula="of:=[.C12]-[.C11]" office:value-type="float" office:value="-10.75" calcext:value-type="float">
            <text:p>-10.75</text:p>
          </table:table-cell>
          <table:table-cell table:formula="of:=[.D12]-[.D11]" office:value-type="float" office:value="-7.38999999999999" calcext:value-type="float">
            <text:p>-7.38999999999999</text:p>
          </table:table-cell>
          <table:table-cell table:style-name="ce12" table:formula="of:=[.F12]/([.$D$3]/1000)" office:value-type="float" office:value="-215" calcext:value-type="float">
            <text:p>-215.0</text:p>
          </table:table-cell>
          <table:table-cell table:style-name="ce12" table:formula="of:=[.G12]/([.$D$3]/1000)" office:value-type="float" office:value="-147.8" calcext:value-type="float">
            <text:p>-147.8</text:p>
          </table:table-cell>
          <table:table-cell table:style-name="ce13" table:formula="of:=(1/[.H12])*60" office:value-type="float" office:value="-0.27906976744186" calcext:value-type="float">
            <text:p>-0.279</text:p>
          </table:table-cell>
          <table:table-cell table:style-name="ce13" table:formula="of:=(1/[.I12])*60" office:value-type="float" office:value="-0.405953991880921" calcext:value-type="float">
            <text:p>-0.406</text:p>
          </table:table-cell>
          <table:table-cell table:style-name="ce15" table:formula="of:=ABS([.H12])/[.$L$2]*100" office:value-type="float" office:value="60.9166666666667" calcext:value-type="float">
            <text:p>60.9</text:p>
          </table:table-cell>
          <table:table-cell table:style-name="ce15" table:formula="of:=ABS([.I12])/[.$L$2]*100" office:value-type="float" office:value="41.8766666666666" calcext:value-type="float">
            <text:p>41.9</text:p>
          </table:table-cell>
          <table:table-cell/>
          <table:table-cell table:number-columns-repeated="2" office:value-type="float" office:value="230833" calcext:value-type="float">
            <text:p>230833</text:p>
          </table:table-cell>
          <table:table-cell office:value-type="float" office:value="230834" calcext:value-type="float">
            <text:p>230834</text:p>
          </table:table-cell>
          <table:table-cell office:value-type="float" office:value="230835" calcext:value-type="float">
            <text:p>230835</text:p>
          </table:table-cell>
          <table:table-cell table:formula="of:=[.R12]-[.O12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43.88" calcext:value-type="float">
            <text:p>-43.88</text:p>
          </table:table-cell>
          <table:table-cell office:value-type="float" office:value="-49.91" calcext:value-type="float">
            <text:p>-49.91</text:p>
          </table:table-cell>
          <table:table-cell/>
          <table:table-cell table:formula="of:=[.C13]-[.C12]" office:value-type="float" office:value="-11.32" calcext:value-type="float">
            <text:p>-11.32</text:p>
          </table:table-cell>
          <table:table-cell table:formula="of:=[.D13]-[.D12]" office:value-type="float" office:value="-6.5" calcext:value-type="float">
            <text:p>-6.5</text:p>
          </table:table-cell>
          <table:table-cell table:style-name="ce12" table:formula="of:=[.F13]/([.$D$3]/1000)" office:value-type="float" office:value="-226.4" calcext:value-type="float">
            <text:p>-226.4</text:p>
          </table:table-cell>
          <table:table-cell table:style-name="ce12" table:formula="of:=[.G13]/([.$D$3]/1000)" office:value-type="float" office:value="-130" calcext:value-type="float">
            <text:p>-130.0</text:p>
          </table:table-cell>
          <table:table-cell table:style-name="ce13" table:formula="of:=(1/[.H13])*60" office:value-type="float" office:value="-0.265017667844523" calcext:value-type="float">
            <text:p>-0.265</text:p>
          </table:table-cell>
          <table:table-cell table:style-name="ce13" table:formula="of:=(1/[.I13])*60" office:value-type="float" office:value="-0.461538461538462" calcext:value-type="float">
            <text:p>-0.462</text:p>
          </table:table-cell>
          <table:table-cell table:style-name="ce15" table:formula="of:=ABS([.H13])/[.$L$2]*100" office:value-type="float" office:value="64.1466666666667" calcext:value-type="float">
            <text:p>64.1</text:p>
          </table:table-cell>
          <table:table-cell table:style-name="ce15" table:formula="of:=ABS([.I13])/[.$L$2]*100" office:value-type="float" office:value="36.8333333333333" calcext:value-type="float">
            <text:p>36.8</text:p>
          </table:table-cell>
          <table:table-cell/>
          <table:table-cell table:number-columns-repeated="2" office:value-type="float" office:value="230883" calcext:value-type="float">
            <text:p>230883</text:p>
          </table:table-cell>
          <table:table-cell office:value-type="float" office:value="230884" calcext:value-type="float">
            <text:p>230884</text:p>
          </table:table-cell>
          <table:table-cell office:value-type="float" office:value="230885" calcext:value-type="float">
            <text:p>230885</text:p>
          </table:table-cell>
          <table:table-cell table:formula="of:=[.R13]-[.O13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55.75" calcext:value-type="float">
            <text:p>-55.75</text:p>
          </table:table-cell>
          <table:table-cell office:value-type="float" office:value="-55.41" calcext:value-type="float">
            <text:p>-55.41</text:p>
          </table:table-cell>
          <table:table-cell/>
          <table:table-cell table:formula="of:=[.C14]-[.C13]" office:value-type="float" office:value="-11.87" calcext:value-type="float">
            <text:p>-11.87</text:p>
          </table:table-cell>
          <table:table-cell table:formula="of:=[.D14]-[.D13]" office:value-type="float" office:value="-5.5" calcext:value-type="float">
            <text:p>-5.5</text:p>
          </table:table-cell>
          <table:table-cell table:style-name="ce12" table:formula="of:=[.F14]/([.$D$3]/1000)" office:value-type="float" office:value="-237.4" calcext:value-type="float">
            <text:p>-237.4</text:p>
          </table:table-cell>
          <table:table-cell table:style-name="ce12" table:formula="of:=[.G14]/([.$D$3]/1000)" office:value-type="float" office:value="-110" calcext:value-type="float">
            <text:p>-110.0</text:p>
          </table:table-cell>
          <table:table-cell table:style-name="ce13" table:formula="of:=(1/[.H14])*60" office:value-type="float" office:value="-0.25273799494524" calcext:value-type="float">
            <text:p>-0.253</text:p>
          </table:table-cell>
          <table:table-cell table:style-name="ce13" table:formula="of:=(1/[.I14])*60" office:value-type="float" office:value="-0.545454545454545" calcext:value-type="float">
            <text:p>-0.545</text:p>
          </table:table-cell>
          <table:table-cell table:style-name="ce15" table:formula="of:=ABS([.H14])/[.$L$2]*100" office:value-type="float" office:value="67.2633333333333" calcext:value-type="float">
            <text:p>67.3</text:p>
          </table:table-cell>
          <table:table-cell table:style-name="ce15" table:formula="of:=ABS([.I14])/[.$L$2]*100" office:value-type="float" office:value="31.1666666666667" calcext:value-type="float">
            <text:p>31.2</text:p>
          </table:table-cell>
          <table:table-cell/>
          <table:table-cell table:number-columns-repeated="2" office:value-type="float" office:value="230933" calcext:value-type="float">
            <text:p>230933</text:p>
          </table:table-cell>
          <table:table-cell office:value-type="float" office:value="230934" calcext:value-type="float">
            <text:p>230934</text:p>
          </table:table-cell>
          <table:table-cell office:value-type="float" office:value="230935" calcext:value-type="float">
            <text:p>230935</text:p>
          </table:table-cell>
          <table:table-cell table:formula="of:=[.R14]-[.O14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67.96" calcext:value-type="float">
            <text:p>-67.96</text:p>
          </table:table-cell>
          <table:table-cell office:value-type="float" office:value="-59.75" calcext:value-type="float">
            <text:p>-59.75</text:p>
          </table:table-cell>
          <table:table-cell/>
          <table:table-cell table:formula="of:=[.C15]-[.C14]" office:value-type="float" office:value="-12.21" calcext:value-type="float">
            <text:p>-12.21</text:p>
          </table:table-cell>
          <table:table-cell table:formula="of:=[.D15]-[.D14]" office:value-type="float" office:value="-4.34" calcext:value-type="float">
            <text:p>-4.34</text:p>
          </table:table-cell>
          <table:table-cell table:style-name="ce12" table:formula="of:=[.F15]/([.$D$3]/1000)" office:value-type="float" office:value="-244.2" calcext:value-type="float">
            <text:p>-244.2</text:p>
          </table:table-cell>
          <table:table-cell table:style-name="ce12" table:formula="of:=[.G15]/([.$D$3]/1000)" office:value-type="float" office:value="-86.8000000000001" calcext:value-type="float">
            <text:p>-86.8</text:p>
          </table:table-cell>
          <table:table-cell table:style-name="ce13" table:formula="of:=(1/[.H15])*60" office:value-type="float" office:value="-0.245700245700246" calcext:value-type="float">
            <text:p>-0.246</text:p>
          </table:table-cell>
          <table:table-cell table:style-name="ce13" table:formula="of:=(1/[.I15])*60" office:value-type="float" office:value="-0.691244239631336" calcext:value-type="float">
            <text:p>-0.691</text:p>
          </table:table-cell>
          <table:table-cell table:style-name="ce15" table:formula="of:=ABS([.H15])/[.$L$2]*100" office:value-type="float" office:value="69.19" calcext:value-type="float">
            <text:p>69.2</text:p>
          </table:table-cell>
          <table:table-cell table:style-name="ce15" table:formula="of:=ABS([.I15])/[.$L$2]*100" office:value-type="float" office:value="24.5933333333334" calcext:value-type="float">
            <text:p>24.6</text:p>
          </table:table-cell>
          <table:table-cell table:number-columns-repeated="992"/>
        </table:table-row>
        <table:table-row table:style-name="ro1" table:number-rows-repeated="2">
          <table:table-cell table:number-columns-repeated="1005"/>
        </table:table-row>
        <table:table-row table:style-name="ro1">
          <table:table-cell office:value-type="string" calcext:value-type="string">
            <text:p>2000 - 13</text:p>
          </table:table-cell>
          <table:table-cell table:style-name="ce19" office:value-type="string" calcext:value-type="string" table:number-columns-spanned="2" table:number-rows-spanned="1">
            <text:p>Msec per Frame: </text:p>
          </table:table-cell>
          <table:covered-table-cell/>
          <table:table-cell table:style-name="ce1" office:value-type="float" office:value="15" calcext:value-type="float">
            <text:p>15</text:p>
          </table:table-cell>
          <table:table-cell/>
          <table:table-cell office:value-type="string" calcext:value-type="string">
            <text:p>good: 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67" calcext:value-type="float">
            <text:p>42.67</text:p>
          </table:table-cell>
          <table:table-cell office:value-type="float" office:value="36.06" calcext:value-type="float">
            <text:p>36.06</text:p>
          </table:table-cell>
          <table:table-cell table:number-columns-repeated="10"/>
          <table:table-cell table:number-columns-repeated="2" office:value-type="float" office:value="859032" calcext:value-type="float">
            <text:p>859032</text:p>
          </table:table-cell>
          <table:table-cell office:value-type="float" office:value="859033" calcext:value-type="float">
            <text:p>859033</text:p>
          </table:table-cell>
          <table:table-cell office:value-type="float" office:value="859034" calcext:value-type="float">
            <text:p>859034</text:p>
          </table:table-cell>
          <table:table-cell table:formula="of:=[.R20]-[.O20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.47" calcext:value-type="float">
            <text:p>41.47</text:p>
          </table:table-cell>
          <table:table-cell office:value-type="float" office:value="34.31" calcext:value-type="float">
            <text:p>34.31</text:p>
          </table:table-cell>
          <table:table-cell/>
          <table:table-cell table:formula="of:=[.C21]-[.C20]" office:value-type="float" office:value="-1.2" calcext:value-type="float">
            <text:p>-1.2</text:p>
          </table:table-cell>
          <table:table-cell table:formula="of:=[.D21]-[.D20]" office:value-type="float" office:value="-1.75" calcext:value-type="float">
            <text:p>-1.75</text:p>
          </table:table-cell>
          <table:table-cell table:style-name="ce12" table:formula="of:=[.F21]/([.$D$27]/1000)" office:value-type="float" office:value="-47.8278198485454" calcext:value-type="float">
            <text:p>-47.8</text:p>
          </table:table-cell>
          <table:table-cell table:style-name="ce12" table:formula="of:=[.G21]/([.$D$27]/1000)" office:value-type="float" office:value="-69.7489039457951" calcext:value-type="float">
            <text:p>-69.7</text:p>
          </table:table-cell>
          <table:table-cell table:style-name="ce13" table:formula="of:=(1/[.H21])*60" office:value-type="float" office:value="-1.2545" calcext:value-type="float">
            <text:p>-1.255</text:p>
          </table:table-cell>
          <table:table-cell table:style-name="ce13" table:formula="of:=(1/[.I21])*60" office:value-type="float" office:value="-0.860228571428571" calcext:value-type="float">
            <text:p>-0.860</text:p>
          </table:table-cell>
          <table:table-cell table:style-name="ce15" table:formula="of:=ABS([.H21])/[.$L$2]*100" office:value-type="float" office:value="13.5512156237545" calcext:value-type="float">
            <text:p>13.6</text:p>
          </table:table-cell>
          <table:table-cell table:style-name="ce15" table:formula="of:=ABS([.I21])/[.$L$2]*100" office:value-type="float" office:value="19.7621894513086" calcext:value-type="float">
            <text:p>19.8</text:p>
          </table:table-cell>
          <table:table-cell/>
          <table:table-cell table:number-columns-repeated="2" office:value-type="float" office:value="859047" calcext:value-type="float">
            <text:p>859047</text:p>
          </table:table-cell>
          <table:table-cell office:value-type="float" office:value="859048" calcext:value-type="float">
            <text:p>859048</text:p>
          </table:table-cell>
          <table:table-cell office:value-type="float" office:value="859049" calcext:value-type="float">
            <text:p>859049</text:p>
          </table:table-cell>
          <table:table-cell table:formula="of:=[.R21]-[.O21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.31" calcext:value-type="float">
            <text:p>40.31</text:p>
          </table:table-cell>
          <table:table-cell office:value-type="float" office:value="32.63" calcext:value-type="float">
            <text:p>32.63</text:p>
          </table:table-cell>
          <table:table-cell/>
          <table:table-cell table:formula="of:=[.C22]-[.C21]" office:value-type="float" office:value="-1.16" calcext:value-type="float">
            <text:p>-1.16</text:p>
          </table:table-cell>
          <table:table-cell table:formula="of:=[.D22]-[.D21]" office:value-type="float" office:value="-1.68" calcext:value-type="float">
            <text:p>-1.68</text:p>
          </table:table-cell>
          <table:table-cell table:style-name="ce12" table:formula="of:=[.F22]/([.$D$27]/1000)" office:value-type="float" office:value="-46.2335591869269" calcext:value-type="float">
            <text:p>-46.2</text:p>
          </table:table-cell>
          <table:table-cell table:style-name="ce12" table:formula="of:=[.G22]/([.$D$27]/1000)" office:value-type="float" office:value="-66.9589477879633" calcext:value-type="float">
            <text:p>-67.0</text:p>
          </table:table-cell>
          <table:table-cell table:style-name="ce13" table:formula="of:=(1/[.H22])*60" office:value-type="float" office:value="-1.29775862068966" calcext:value-type="float">
            <text:p>-1.298</text:p>
          </table:table-cell>
          <table:table-cell table:style-name="ce13" table:formula="of:=(1/[.I22])*60" office:value-type="float" office:value="-0.896071428571429" calcext:value-type="float">
            <text:p>-0.896</text:p>
          </table:table-cell>
          <table:table-cell table:style-name="ce15" table:formula="of:=ABS([.H22])/[.$L$2]*100" office:value-type="float" office:value="13.099508436296" calcext:value-type="float">
            <text:p>13.1</text:p>
          </table:table-cell>
          <table:table-cell table:style-name="ce15" table:formula="of:=ABS([.I22])/[.$L$2]*100" office:value-type="float" office:value="18.9717018732563" calcext:value-type="float">
            <text:p>19.0</text:p>
          </table:table-cell>
          <table:table-cell/>
          <table:table-cell table:number-columns-repeated="2" office:value-type="float" office:value="859062" calcext:value-type="float">
            <text:p>859062</text:p>
          </table:table-cell>
          <table:table-cell office:value-type="float" office:value="859063" calcext:value-type="float">
            <text:p>859063</text:p>
          </table:table-cell>
          <table:table-cell office:value-type="float" office:value="859064" calcext:value-type="float">
            <text:p>859064</text:p>
          </table:table-cell>
          <table:table-cell table:formula="of:=[.R22]-[.O22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.19" calcext:value-type="float">
            <text:p>39.19</text:p>
          </table:table-cell>
          <table:table-cell office:value-type="float" office:value="31.01" calcext:value-type="float">
            <text:p>31.01</text:p>
          </table:table-cell>
          <table:table-cell/>
          <table:table-cell table:formula="of:=[.C23]-[.C22]" office:value-type="float" office:value="-1.12" calcext:value-type="float">
            <text:p>-1.12</text:p>
          </table:table-cell>
          <table:table-cell table:formula="of:=[.D23]-[.D22]" office:value-type="float" office:value="-1.62" calcext:value-type="float">
            <text:p>-1.62</text:p>
          </table:table-cell>
          <table:table-cell table:style-name="ce12" table:formula="of:=[.F23]/([.$D$27]/1000)" office:value-type="float" office:value="-44.6392985253091" calcext:value-type="float">
            <text:p>-44.6</text:p>
          </table:table-cell>
          <table:table-cell table:style-name="ce12" table:formula="of:=[.G23]/([.$D$27]/1000)" office:value-type="float" office:value="-64.5675567955361" calcext:value-type="float">
            <text:p>-64.6</text:p>
          </table:table-cell>
          <table:table-cell table:style-name="ce13" table:formula="of:=(1/[.H23])*60" office:value-type="float" office:value="-1.34410714285714" calcext:value-type="float">
            <text:p>-1.344</text:p>
          </table:table-cell>
          <table:table-cell table:style-name="ce13" table:formula="of:=(1/[.I23])*60" office:value-type="float" office:value="-0.929259259259259" calcext:value-type="float">
            <text:p>-0.929</text:p>
          </table:table-cell>
          <table:table-cell table:style-name="ce15" table:formula="of:=ABS([.H23])/[.$L$2]*100" office:value-type="float" office:value="12.6478012488376" calcext:value-type="float">
            <text:p>12.6</text:p>
          </table:table-cell>
          <table:table-cell table:style-name="ce15" table:formula="of:=ABS([.I23])/[.$L$2]*100" office:value-type="float" office:value="18.2941410920686" calcext:value-type="float">
            <text:p>18.3</text:p>
          </table:table-cell>
          <table:table-cell/>
          <table:table-cell table:number-columns-repeated="2" office:value-type="float" office:value="859077" calcext:value-type="float">
            <text:p>859077</text:p>
          </table:table-cell>
          <table:table-cell office:value-type="float" office:value="859078" calcext:value-type="float">
            <text:p>859078</text:p>
          </table:table-cell>
          <table:table-cell office:value-type="float" office:value="859079" calcext:value-type="float">
            <text:p>859079</text:p>
          </table:table-cell>
          <table:table-cell table:formula="of:=[.R23]-[.O23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.1" calcext:value-type="float">
            <text:p>38.1</text:p>
          </table:table-cell>
          <table:table-cell office:value-type="float" office:value="29.46" calcext:value-type="float">
            <text:p>29.46</text:p>
          </table:table-cell>
          <table:table-cell/>
          <table:table-cell table:formula="of:=[.C24]-[.C23]" office:value-type="float" office:value="-1.09" calcext:value-type="float">
            <text:p>-1.09</text:p>
          </table:table-cell>
          <table:table-cell table:formula="of:=[.D24]-[.D23]" office:value-type="float" office:value="-1.55" calcext:value-type="float">
            <text:p>-1.55</text:p>
          </table:table-cell>
          <table:table-cell table:style-name="ce12" table:formula="of:=[.F24]/([.$D$27]/1000)" office:value-type="float" office:value="-43.4436030290951" calcext:value-type="float">
            <text:p>-43.4</text:p>
          </table:table-cell>
          <table:table-cell table:style-name="ce12" table:formula="of:=[.G24]/([.$D$27]/1000)" office:value-type="float" office:value="-61.7776006377043" calcext:value-type="float">
            <text:p>-61.8</text:p>
          </table:table-cell>
          <table:table-cell table:style-name="ce13" table:formula="of:=(1/[.H24])*60" office:value-type="float" office:value="-1.3811009174312" calcext:value-type="float">
            <text:p>-1.381</text:p>
          </table:table-cell>
          <table:table-cell table:style-name="ce13" table:formula="of:=(1/[.I24])*60" office:value-type="float" office:value="-0.971225806451612" calcext:value-type="float">
            <text:p>-0.971</text:p>
          </table:table-cell>
          <table:table-cell table:style-name="ce15" table:formula="of:=ABS([.H24])/[.$L$2]*100" office:value-type="float" office:value="12.3090208582436" calcext:value-type="float">
            <text:p>12.3</text:p>
          </table:table-cell>
          <table:table-cell table:style-name="ce15" table:formula="of:=ABS([.I24])/[.$L$2]*100" office:value-type="float" office:value="17.5036535140162" calcext:value-type="float">
            <text:p>17.5</text:p>
          </table:table-cell>
          <table:table-cell/>
          <table:table-cell table:number-columns-repeated="2" office:value-type="float" office:value="859092" calcext:value-type="float">
            <text:p>859092</text:p>
          </table:table-cell>
          <table:table-cell office:value-type="float" office:value="859093" calcext:value-type="float">
            <text:p>859093</text:p>
          </table:table-cell>
          <table:table-cell office:value-type="float" office:value="859094" calcext:value-type="float">
            <text:p>859094</text:p>
          </table:table-cell>
          <table:table-cell table:formula="of:=[.R24]-[.O24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7.04" calcext:value-type="float">
            <text:p>37.04</text:p>
          </table:table-cell>
          <table:table-cell office:value-type="float" office:value="27.95" calcext:value-type="float">
            <text:p>27.95</text:p>
          </table:table-cell>
          <table:table-cell/>
          <table:table-cell table:formula="of:=[.C25]-[.C24]" office:value-type="float" office:value="-1.06" calcext:value-type="float">
            <text:p>-1.06</text:p>
          </table:table-cell>
          <table:table-cell table:formula="of:=[.D25]-[.D24]" office:value-type="float" office:value="-1.51" calcext:value-type="float">
            <text:p>-1.51</text:p>
          </table:table-cell>
          <table:table-cell table:style-name="ce12" table:formula="of:=[.F25]/([.$D$27]/1000)" office:value-type="float" office:value="-42.2479075328817" calcext:value-type="float">
            <text:p>-42.2</text:p>
          </table:table-cell>
          <table:table-cell table:style-name="ce12" table:formula="of:=[.G25]/([.$D$27]/1000)" office:value-type="float" office:value="-60.1833399760862" calcext:value-type="float">
            <text:p>-60.2</text:p>
          </table:table-cell>
          <table:table-cell table:style-name="ce13" table:formula="of:=(1/[.H25])*60" office:value-type="float" office:value="-1.42018867924528" calcext:value-type="float">
            <text:p>-1.420</text:p>
          </table:table-cell>
          <table:table-cell table:style-name="ce13" table:formula="of:=(1/[.I25])*60" office:value-type="float" office:value="-0.996953642384105" calcext:value-type="float">
            <text:p>-0.997</text:p>
          </table:table-cell>
          <table:table-cell table:style-name="ce15" table:formula="of:=ABS([.H25])/[.$L$2]*100" office:value-type="float" office:value="11.9702404676498" calcext:value-type="float">
            <text:p>12.0</text:p>
          </table:table-cell>
          <table:table-cell table:style-name="ce15" table:formula="of:=ABS([.I25])/[.$L$2]*100" office:value-type="float" office:value="17.0519463265577" calcext:value-type="float">
            <text:p>17.1</text:p>
          </table:table-cell>
          <table:table-cell/>
          <table:table-cell table:number-columns-repeated="2" office:value-type="float" office:value="859107" calcext:value-type="float">
            <text:p>859107</text:p>
          </table:table-cell>
          <table:table-cell office:value-type="float" office:value="859108" calcext:value-type="float">
            <text:p>859108</text:p>
          </table:table-cell>
          <table:table-cell office:value-type="float" office:value="859109" calcext:value-type="float">
            <text:p>859109</text:p>
          </table:table-cell>
          <table:table-cell table:formula="of:=[.R25]-[.O25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6.01" calcext:value-type="float">
            <text:p>36.01</text:p>
          </table:table-cell>
          <table:table-cell office:value-type="float" office:value="26.5" calcext:value-type="float">
            <text:p>26.5</text:p>
          </table:table-cell>
          <table:table-cell/>
          <table:table-cell table:formula="of:=[.C26]-[.C25]" office:value-type="float" office:value="-1.03" calcext:value-type="float">
            <text:p>-1.03</text:p>
          </table:table-cell>
          <table:table-cell table:formula="of:=[.D26]-[.D25]" office:value-type="float" office:value="-1.45" calcext:value-type="float">
            <text:p>-1.45</text:p>
          </table:table-cell>
          <table:table-cell table:style-name="ce12" table:formula="of:=[.F26]/([.$D$27]/1000)" office:value-type="float" office:value="-41.052212036668" calcext:value-type="float">
            <text:p>-41.1</text:p>
          </table:table-cell>
          <table:table-cell table:style-name="ce12" table:formula="of:=[.G26]/([.$D$27]/1000)" office:value-type="float" office:value="-57.7919489836588" calcext:value-type="float">
            <text:p>-57.8</text:p>
          </table:table-cell>
          <table:table-cell table:style-name="ce13" table:formula="of:=(1/[.H26])*60" office:value-type="float" office:value="-1.46155339805825" calcext:value-type="float">
            <text:p>-1.462</text:p>
          </table:table-cell>
          <table:table-cell table:style-name="ce13" table:formula="of:=(1/[.I26])*60" office:value-type="float" office:value="-1.03820689655172" calcext:value-type="float">
            <text:p>-1.038</text:p>
          </table:table-cell>
          <table:table-cell table:style-name="ce15" table:formula="of:=ABS([.H26])/[.$L$2]*100" office:value-type="float" office:value="11.6314600770559" calcext:value-type="float">
            <text:p>11.6</text:p>
          </table:table-cell>
          <table:table-cell table:style-name="ce15" table:formula="of:=ABS([.I26])/[.$L$2]*100" office:value-type="float" office:value="16.37438554537" calcext:value-type="float">
            <text:p>16.4</text:p>
          </table:table-cell>
          <table:table-cell/>
          <table:table-cell table:number-columns-repeated="2" office:value-type="float" office:value="859122" calcext:value-type="float">
            <text:p>859122</text:p>
          </table:table-cell>
          <table:table-cell office:value-type="float" office:value="859123" calcext:value-type="float">
            <text:p>859123</text:p>
          </table:table-cell>
          <table:table-cell office:value-type="float" office:value="859124" calcext:value-type="float">
            <text:p>859124</text:p>
          </table:table-cell>
          <table:table-cell table:formula="of:=[.R26]-[.O26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5.09" calcext:value-type="float">
            <text:p>25.09</text:p>
          </table:table-cell>
          <table:table-cell/>
          <table:table-cell table:formula="of:=[.C27]-[.C26]" office:value-type="float" office:value="-1.01" calcext:value-type="float">
            <text:p>-1.01</text:p>
          </table:table-cell>
          <table:table-cell table:formula="of:=[.D27]-[.D26]" office:value-type="float" office:value="-1.41" calcext:value-type="float">
            <text:p>-1.41</text:p>
          </table:table-cell>
          <table:table-cell table:style-name="ce12" table:formula="of:=[.F27]/([.$D$27]/1000)" office:value-type="float" office:value="-40.2550817058588" calcext:value-type="float">
            <text:p>-40.3</text:p>
          </table:table-cell>
          <table:table-cell table:style-name="ce12" table:formula="of:=[.G27]/([.$D$27]/1000)" office:value-type="float" office:value="-56.1976883220407" calcext:value-type="float">
            <text:p>-56.2</text:p>
          </table:table-cell>
          <table:table-cell table:style-name="ce13" table:formula="of:=(1/[.H27])*60" office:value-type="float" office:value="-1.49049504950495" calcext:value-type="float">
            <text:p>-1.490</text:p>
          </table:table-cell>
          <table:table-cell table:style-name="ce13" table:formula="of:=(1/[.I27])*60" office:value-type="float" office:value="-1.06765957446809" calcext:value-type="float">
            <text:p>-1.068</text:p>
          </table:table-cell>
          <table:table-cell table:style-name="ce15" table:formula="of:=ABS([.H27])/[.$L$2]*100" office:value-type="float" office:value="11.4056064833267" calcext:value-type="float">
            <text:p>11.4</text:p>
          </table:table-cell>
          <table:table-cell table:style-name="ce15" table:formula="of:=ABS([.I27])/[.$L$2]*100" office:value-type="float" office:value="15.9226783579115" calcext:value-type="float">
            <text:p>15.9</text:p>
          </table:table-cell>
          <table:table-cell/>
          <table:table-cell table:number-columns-repeated="2" office:value-type="float" office:value="859137" calcext:value-type="float">
            <text:p>859137</text:p>
          </table:table-cell>
          <table:table-cell office:value-type="float" office:value="859138" calcext:value-type="float">
            <text:p>859138</text:p>
          </table:table-cell>
          <table:table-cell office:value-type="float" office:value="859139" calcext:value-type="float">
            <text:p>859139</text:p>
          </table:table-cell>
          <table:table-cell table:formula="of:=[.R27]-[.O27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4.01" calcext:value-type="float">
            <text:p>34.01</text:p>
          </table:table-cell>
          <table:table-cell office:value-type="float" office:value="23.71" calcext:value-type="float">
            <text:p>23.71</text:p>
          </table:table-cell>
          <table:table-cell/>
          <table:table-cell table:formula="of:=[.C28]-[.C27]" office:value-type="float" office:value="-0.990000000000002" calcext:value-type="float">
            <text:p>-0.990000000000002</text:p>
          </table:table-cell>
          <table:table-cell table:formula="of:=[.D28]-[.D27]" office:value-type="float" office:value="-1.38" calcext:value-type="float">
            <text:p>-1.38</text:p>
          </table:table-cell>
          <table:table-cell table:style-name="ce12" table:formula="of:=[.F28]/([.$D$27]/1000)" office:value-type="float" office:value="-39.4579513750499" calcext:value-type="float">
            <text:p>-39.5</text:p>
          </table:table-cell>
          <table:table-cell table:style-name="ce12" table:formula="of:=[.G28]/([.$D$27]/1000)" office:value-type="float" office:value="-55.001992825827" calcext:value-type="float">
            <text:p>-55.0</text:p>
          </table:table-cell>
          <table:table-cell table:style-name="ce13" table:formula="of:=(1/[.H28])*60" office:value-type="float" office:value="-1.52060606060606" calcext:value-type="float">
            <text:p>-1.521</text:p>
          </table:table-cell>
          <table:table-cell table:style-name="ce13" table:formula="of:=(1/[.I28])*60" office:value-type="float" office:value="-1.09086956521739" calcext:value-type="float">
            <text:p>-1.091</text:p>
          </table:table-cell>
          <table:table-cell table:style-name="ce15" table:formula="of:=ABS([.H28])/[.$L$2]*100" office:value-type="float" office:value="11.1797528895975" calcext:value-type="float">
            <text:p>11.2</text:p>
          </table:table-cell>
          <table:table-cell table:style-name="ce15" table:formula="of:=ABS([.I28])/[.$L$2]*100" office:value-type="float" office:value="15.5838979673176" calcext:value-type="float">
            <text:p>15.6</text:p>
          </table:table-cell>
          <table:table-cell/>
          <table:table-cell table:number-columns-repeated="2" office:value-type="float" office:value="859152" calcext:value-type="float">
            <text:p>859152</text:p>
          </table:table-cell>
          <table:table-cell office:value-type="float" office:value="859153" calcext:value-type="float">
            <text:p>859153</text:p>
          </table:table-cell>
          <table:table-cell office:value-type="float" office:value="859154" calcext:value-type="float">
            <text:p>859154</text:p>
          </table:table-cell>
          <table:table-cell table:formula="of:=[.R28]-[.O28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.04" calcext:value-type="float">
            <text:p>33.04</text:p>
          </table:table-cell>
          <table:table-cell office:value-type="float" office:value="22.38" calcext:value-type="float">
            <text:p>22.38</text:p>
          </table:table-cell>
          <table:table-cell/>
          <table:table-cell table:formula="of:=[.C29]-[.C28]" office:value-type="float" office:value="-0.969999999999999" calcext:value-type="float">
            <text:p>-0.969999999999999</text:p>
          </table:table-cell>
          <table:table-cell table:formula="of:=[.D29]-[.D28]" office:value-type="float" office:value="-1.33" calcext:value-type="float">
            <text:p>-1.33</text:p>
          </table:table-cell>
          <table:table-cell table:style-name="ce12" table:formula="of:=[.F29]/([.$D$27]/1000)" office:value-type="float" office:value="-38.6608210442407" calcext:value-type="float">
            <text:p>-38.7</text:p>
          </table:table-cell>
          <table:table-cell table:style-name="ce12" table:formula="of:=[.G29]/([.$D$27]/1000)" office:value-type="float" office:value="-53.0091669988044" calcext:value-type="float">
            <text:p>-53.0</text:p>
          </table:table-cell>
          <table:table-cell table:style-name="ce13" table:formula="of:=(1/[.H29])*60" office:value-type="float" office:value="-1.5519587628866" calcext:value-type="float">
            <text:p>-1.552</text:p>
          </table:table-cell>
          <table:table-cell table:style-name="ce13" table:formula="of:=(1/[.I29])*60" office:value-type="float" office:value="-1.13187969924812" calcext:value-type="float">
            <text:p>-1.132</text:p>
          </table:table-cell>
          <table:table-cell table:style-name="ce15" table:formula="of:=ABS([.H29])/[.$L$2]*100" office:value-type="float" office:value="10.9538992958682" calcext:value-type="float">
            <text:p>11.0</text:p>
          </table:table-cell>
          <table:table-cell table:style-name="ce15" table:formula="of:=ABS([.I29])/[.$L$2]*100" office:value-type="float" office:value="15.0192639829946" calcext:value-type="float">
            <text:p>15.0</text:p>
          </table:table-cell>
          <table:table-cell/>
          <table:table-cell table:number-columns-repeated="2" office:value-type="float" office:value="859167" calcext:value-type="float">
            <text:p>859167</text:p>
          </table:table-cell>
          <table:table-cell office:value-type="float" office:value="859168" calcext:value-type="float">
            <text:p>859168</text:p>
          </table:table-cell>
          <table:table-cell office:value-type="float" office:value="859169" calcext:value-type="float">
            <text:p>859169</text:p>
          </table:table-cell>
          <table:table-cell table:formula="of:=[.R29]-[.O29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2.09" calcext:value-type="float">
            <text:p>32.09</text:p>
          </table:table-cell>
          <table:table-cell office:value-type="float" office:value="21.07" calcext:value-type="float">
            <text:p>21.07</text:p>
          </table:table-cell>
          <table:table-cell/>
          <table:table-cell table:formula="of:=[.C30]-[.C29]" office:value-type="float" office:value="-0.949999999999996" calcext:value-type="float">
            <text:p>-0.949999999999996</text:p>
          </table:table-cell>
          <table:table-cell table:formula="of:=[.D30]-[.D29]" office:value-type="float" office:value="-1.31" calcext:value-type="float">
            <text:p>-1.31</text:p>
          </table:table-cell>
          <table:table-cell table:style-name="ce12" table:formula="of:=[.F30]/([.$D$27]/1000)" office:value-type="float" office:value="-37.8636907134315" calcext:value-type="float">
            <text:p>-37.9</text:p>
          </table:table-cell>
          <table:table-cell table:style-name="ce12" table:formula="of:=[.G30]/([.$D$27]/1000)" office:value-type="float" office:value="-52.2120366679952" calcext:value-type="float">
            <text:p>-52.2</text:p>
          </table:table-cell>
          <table:table-cell table:style-name="ce13" table:formula="of:=(1/[.H30])*60" office:value-type="float" office:value="-1.58463157894738" calcext:value-type="float">
            <text:p>-1.585</text:p>
          </table:table-cell>
          <table:table-cell table:style-name="ce13" table:formula="of:=(1/[.I30])*60" office:value-type="float" office:value="-1.14916030534351" calcext:value-type="float">
            <text:p>-1.149</text:p>
          </table:table-cell>
          <table:table-cell table:style-name="ce15" table:formula="of:=ABS([.H30])/[.$L$2]*100" office:value-type="float" office:value="10.7280457021389" calcext:value-type="float">
            <text:p>10.7</text:p>
          </table:table-cell>
          <table:table-cell table:style-name="ce15" table:formula="of:=ABS([.I30])/[.$L$2]*100" office:value-type="float" office:value="14.7934103892653" calcext:value-type="float">
            <text:p>14.8</text:p>
          </table:table-cell>
          <table:table-cell/>
          <table:table-cell table:number-columns-repeated="2" office:value-type="float" office:value="859182" calcext:value-type="float">
            <text:p>859182</text:p>
          </table:table-cell>
          <table:table-cell office:value-type="float" office:value="859183" calcext:value-type="float">
            <text:p>859183</text:p>
          </table:table-cell>
          <table:table-cell office:value-type="float" office:value="859184" calcext:value-type="float">
            <text:p>859184</text:p>
          </table:table-cell>
          <table:table-cell table:formula="of:=[.R30]-[.O30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1.16" calcext:value-type="float">
            <text:p>31.16</text:p>
          </table:table-cell>
          <table:table-cell office:value-type="float" office:value="19.8" calcext:value-type="float">
            <text:p>19.8</text:p>
          </table:table-cell>
          <table:table-cell/>
          <table:table-cell table:formula="of:=[.C31]-[.C30]" office:value-type="float" office:value="-0.930000000000003" calcext:value-type="float">
            <text:p>-0.930000000000003</text:p>
          </table:table-cell>
          <table:table-cell table:formula="of:=[.D31]-[.D30]" office:value-type="float" office:value="-1.27" calcext:value-type="float">
            <text:p>-1.27</text:p>
          </table:table-cell>
          <table:table-cell table:style-name="ce12" table:formula="of:=[.F31]/([.$D$27]/1000)" office:value-type="float" office:value="-37.0665603826227" calcext:value-type="float">
            <text:p>-37.1</text:p>
          </table:table-cell>
          <table:table-cell table:style-name="ce12" table:formula="of:=[.G31]/([.$D$27]/1000)" office:value-type="float" office:value="-50.617776006377" calcext:value-type="float">
            <text:p>-50.6</text:p>
          </table:table-cell>
          <table:table-cell table:style-name="ce13" table:formula="of:=(1/[.H31])*60" office:value-type="float" office:value="-1.61870967741935" calcext:value-type="float">
            <text:p>-1.619</text:p>
          </table:table-cell>
          <table:table-cell table:style-name="ce13" table:formula="of:=(1/[.I31])*60" office:value-type="float" office:value="-1.18535433070866" calcext:value-type="float">
            <text:p>-1.185</text:p>
          </table:table-cell>
          <table:table-cell table:style-name="ce15" table:formula="of:=ABS([.H31])/[.$L$2]*100" office:value-type="float" office:value="10.5021921084098" calcext:value-type="float">
            <text:p>10.5</text:p>
          </table:table-cell>
          <table:table-cell table:style-name="ce15" table:formula="of:=ABS([.I31])/[.$L$2]*100" office:value-type="float" office:value="14.3417032018068" calcext:value-type="float">
            <text:p>14.3</text:p>
          </table:table-cell>
          <table:table-cell/>
          <table:table-cell table:number-columns-repeated="2" office:value-type="float" office:value="859197" calcext:value-type="float">
            <text:p>859197</text:p>
          </table:table-cell>
          <table:table-cell office:value-type="float" office:value="859198" calcext:value-type="float">
            <text:p>859198</text:p>
          </table:table-cell>
          <table:table-cell office:value-type="float" office:value="859199" calcext:value-type="float">
            <text:p>859199</text:p>
          </table:table-cell>
          <table:table-cell table:formula="of:=[.R31]-[.O31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.24" calcext:value-type="float">
            <text:p>30.24</text:p>
          </table:table-cell>
          <table:table-cell office:value-type="float" office:value="18.56" calcext:value-type="float">
            <text:p>18.56</text:p>
          </table:table-cell>
          <table:table-cell/>
          <table:table-cell table:formula="of:=[.C32]-[.C31]" office:value-type="float" office:value="-0.920000000000002" calcext:value-type="float">
            <text:p>-0.920000000000002</text:p>
          </table:table-cell>
          <table:table-cell table:formula="of:=[.D32]-[.D31]" office:value-type="float" office:value="-1.24" calcext:value-type="float">
            <text:p>-1.24</text:p>
          </table:table-cell>
          <table:table-cell table:style-name="ce12" table:formula="of:=[.F32]/([.$D$27]/1000)" office:value-type="float" office:value="-36.6679952172181" calcext:value-type="float">
            <text:p>-36.7</text:p>
          </table:table-cell>
          <table:table-cell table:style-name="ce12" table:formula="of:=[.G32]/([.$D$27]/1000)" office:value-type="float" office:value="-49.4220805101635" calcext:value-type="float">
            <text:p>-49.4</text:p>
          </table:table-cell>
          <table:table-cell table:style-name="ce13" table:formula="of:=(1/[.H32])*60" office:value-type="float" office:value="-1.63630434782608" calcext:value-type="float">
            <text:p>-1.636</text:p>
          </table:table-cell>
          <table:table-cell table:style-name="ce13" table:formula="of:=(1/[.I32])*60" office:value-type="float" office:value="-1.21403225806451" calcext:value-type="float">
            <text:p>-1.214</text:p>
          </table:table-cell>
          <table:table-cell table:style-name="ce15" table:formula="of:=ABS([.H32])/[.$L$2]*100" office:value-type="float" office:value="10.3892653115451" calcext:value-type="float">
            <text:p>10.4</text:p>
          </table:table-cell>
          <table:table-cell table:style-name="ce15" table:formula="of:=ABS([.I32])/[.$L$2]*100" office:value-type="float" office:value="14.002922811213" calcext:value-type="float">
            <text:p>14.0</text:p>
          </table:table-cell>
          <table:table-cell/>
          <table:table-cell table:number-columns-repeated="2" office:value-type="float" office:value="859212" calcext:value-type="float">
            <text:p>859212</text:p>
          </table:table-cell>
          <table:table-cell office:value-type="float" office:value="859213" calcext:value-type="float">
            <text:p>859213</text:p>
          </table:table-cell>
          <table:table-cell office:value-type="float" office:value="859214" calcext:value-type="float">
            <text:p>859214</text:p>
          </table:table-cell>
          <table:table-cell table:formula="of:=[.R32]-[.O32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9.33" calcext:value-type="float">
            <text:p>29.33</text:p>
          </table:table-cell>
          <table:table-cell office:value-type="float" office:value="17.34" calcext:value-type="float">
            <text:p>17.34</text:p>
          </table:table-cell>
          <table:table-cell/>
          <table:table-cell table:formula="of:=[.C33]-[.C32]" office:value-type="float" office:value="-0.91" calcext:value-type="float">
            <text:p>-0.91</text:p>
          </table:table-cell>
          <table:table-cell table:formula="of:=[.D33]-[.D32]" office:value-type="float" office:value="-1.22" calcext:value-type="float">
            <text:p>-1.22</text:p>
          </table:table-cell>
          <table:table-cell table:style-name="ce12" table:formula="of:=[.F33]/([.$D$27]/1000)" office:value-type="float" office:value="-36.2694300518135" calcext:value-type="float">
            <text:p>-36.3</text:p>
          </table:table-cell>
          <table:table-cell table:style-name="ce12" table:formula="of:=[.G33]/([.$D$27]/1000)" office:value-type="float" office:value="-48.6249501793543" calcext:value-type="float">
            <text:p>-48.6</text:p>
          </table:table-cell>
          <table:table-cell table:style-name="ce13" table:formula="of:=(1/[.H33])*60" office:value-type="float" office:value="-1.65428571428571" calcext:value-type="float">
            <text:p>-1.654</text:p>
          </table:table-cell>
          <table:table-cell table:style-name="ce13" table:formula="of:=(1/[.I33])*60" office:value-type="float" office:value="-1.23393442622951" calcext:value-type="float">
            <text:p>-1.234</text:p>
          </table:table-cell>
          <table:table-cell table:style-name="ce15" table:formula="of:=ABS([.H33])/[.$L$2]*100" office:value-type="float" office:value="10.2763385146805" calcext:value-type="float">
            <text:p>10.3</text:p>
          </table:table-cell>
          <table:table-cell table:style-name="ce15" table:formula="of:=ABS([.I33])/[.$L$2]*100" office:value-type="float" office:value="13.7770692174837" calcext:value-type="float">
            <text:p>13.8</text:p>
          </table:table-cell>
          <table:table-cell/>
          <table:table-cell table:number-columns-repeated="2" office:value-type="float" office:value="859227" calcext:value-type="float">
            <text:p>859227</text:p>
          </table:table-cell>
          <table:table-cell office:value-type="float" office:value="859228" calcext:value-type="float">
            <text:p>859228</text:p>
          </table:table-cell>
          <table:table-cell office:value-type="float" office:value="859229" calcext:value-type="float">
            <text:p>859229</text:p>
          </table:table-cell>
          <table:table-cell table:formula="of:=[.R33]-[.O33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8.43" calcext:value-type="float">
            <text:p>28.43</text:p>
          </table:table-cell>
          <table:table-cell office:value-type="float" office:value="16.15" calcext:value-type="float">
            <text:p>16.15</text:p>
          </table:table-cell>
          <table:table-cell/>
          <table:table-cell table:formula="of:=[.C34]-[.C33]" office:value-type="float" office:value="-0.899999999999999" calcext:value-type="float">
            <text:p>-0.899999999999999</text:p>
          </table:table-cell>
          <table:table-cell table:formula="of:=[.D34]-[.D33]" office:value-type="float" office:value="-1.19" calcext:value-type="float">
            <text:p>-1.19</text:p>
          </table:table-cell>
          <table:table-cell table:style-name="ce12" table:formula="of:=[.F34]/([.$D$27]/1000)" office:value-type="float" office:value="-35.8708648864089" calcext:value-type="float">
            <text:p>-35.9</text:p>
          </table:table-cell>
          <table:table-cell table:style-name="ce12" table:formula="of:=[.G34]/([.$D$27]/1000)" office:value-type="float" office:value="-47.4292546831407" calcext:value-type="float">
            <text:p>-47.4</text:p>
          </table:table-cell>
          <table:table-cell table:style-name="ce13" table:formula="of:=(1/[.H34])*60" office:value-type="float" office:value="-1.67266666666667" calcext:value-type="float">
            <text:p>-1.673</text:p>
          </table:table-cell>
          <table:table-cell table:style-name="ce13" table:formula="of:=(1/[.I34])*60" office:value-type="float" office:value="-1.26504201680672" calcext:value-type="float">
            <text:p>-1.265</text:p>
          </table:table-cell>
          <table:table-cell table:style-name="ce15" table:formula="of:=ABS([.H34])/[.$L$2]*100" office:value-type="float" office:value="10.1634117178158" calcext:value-type="float">
            <text:p>10.2</text:p>
          </table:table-cell>
          <table:table-cell table:style-name="ce15" table:formula="of:=ABS([.I34])/[.$L$2]*100" office:value-type="float" office:value="13.4382888268899" calcext:value-type="float">
            <text:p>13.4</text:p>
          </table:table-cell>
          <table:table-cell/>
          <table:table-cell table:number-columns-repeated="2" office:value-type="float" office:value="859242" calcext:value-type="float">
            <text:p>859242</text:p>
          </table:table-cell>
          <table:table-cell office:value-type="float" office:value="859243" calcext:value-type="float">
            <text:p>859243</text:p>
          </table:table-cell>
          <table:table-cell office:value-type="float" office:value="859244" calcext:value-type="float">
            <text:p>859244</text:p>
          </table:table-cell>
          <table:table-cell table:formula="of:=[.R34]-[.O34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7.55" calcext:value-type="float">
            <text:p>27.55</text:p>
          </table:table-cell>
          <table:table-cell office:value-type="float" office:value="14.99" calcext:value-type="float">
            <text:p>14.99</text:p>
          </table:table-cell>
          <table:table-cell/>
          <table:table-cell table:formula="of:=[.C35]-[.C34]" office:value-type="float" office:value="-0.879999999999999" calcext:value-type="float">
            <text:p>-0.879999999999999</text:p>
          </table:table-cell>
          <table:table-cell table:formula="of:=[.D35]-[.D34]" office:value-type="float" office:value="-1.16" calcext:value-type="float">
            <text:p>-1.16</text:p>
          </table:table-cell>
          <table:table-cell table:style-name="ce12" table:formula="of:=[.F35]/([.$D$27]/1000)" office:value-type="float" office:value="-35.0737345555998" calcext:value-type="float">
            <text:p>-35.1</text:p>
          </table:table-cell>
          <table:table-cell table:style-name="ce12" table:formula="of:=[.G35]/([.$D$27]/1000)" office:value-type="float" office:value="-46.233559186927" calcext:value-type="float">
            <text:p>-46.2</text:p>
          </table:table-cell>
          <table:table-cell table:style-name="ce13" table:formula="of:=(1/[.H35])*60" office:value-type="float" office:value="-1.71068181818182" calcext:value-type="float">
            <text:p>-1.711</text:p>
          </table:table-cell>
          <table:table-cell table:style-name="ce13" table:formula="of:=(1/[.I35])*60" office:value-type="float" office:value="-1.29775862068966" calcext:value-type="float">
            <text:p>-1.298</text:p>
          </table:table-cell>
          <table:table-cell table:style-name="ce15" table:formula="of:=ABS([.H35])/[.$L$2]*100" office:value-type="float" office:value="9.93755812408661" calcext:value-type="float">
            <text:p>9.9</text:p>
          </table:table-cell>
          <table:table-cell table:style-name="ce15" table:formula="of:=ABS([.I35])/[.$L$2]*100" office:value-type="float" office:value="13.099508436296" calcext:value-type="float">
            <text:p>13.1</text:p>
          </table:table-cell>
          <table:table-cell/>
          <table:table-cell table:number-columns-repeated="2" office:value-type="float" office:value="859257" calcext:value-type="float">
            <text:p>859257</text:p>
          </table:table-cell>
          <table:table-cell office:value-type="float" office:value="859258" calcext:value-type="float">
            <text:p>859258</text:p>
          </table:table-cell>
          <table:table-cell office:value-type="float" office:value="859259" calcext:value-type="float">
            <text:p>859259</text:p>
          </table:table-cell>
          <table:table-cell table:formula="of:=[.R35]-[.O35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6.68" calcext:value-type="float">
            <text:p>26.68</text:p>
          </table:table-cell>
          <table:table-cell office:value-type="float" office:value="13.84" calcext:value-type="float">
            <text:p>13.84</text:p>
          </table:table-cell>
          <table:table-cell/>
          <table:table-cell table:formula="of:=[.C36]-[.C35]" office:value-type="float" office:value="-0.870000000000001" calcext:value-type="float">
            <text:p>-0.870000000000001</text:p>
          </table:table-cell>
          <table:table-cell table:formula="of:=[.D36]-[.D35]" office:value-type="float" office:value="-1.15" calcext:value-type="float">
            <text:p>-1.15</text:p>
          </table:table-cell>
          <table:table-cell table:style-name="ce12" table:formula="of:=[.F36]/([.$D$27]/1000)" office:value-type="float" office:value="-34.6751693901953" calcext:value-type="float">
            <text:p>-34.7</text:p>
          </table:table-cell>
          <table:table-cell table:style-name="ce12" table:formula="of:=[.G36]/([.$D$27]/1000)" office:value-type="float" office:value="-45.8349940215225" calcext:value-type="float">
            <text:p>-45.8</text:p>
          </table:table-cell>
          <table:table-cell table:style-name="ce13" table:formula="of:=(1/[.H36])*60" office:value-type="float" office:value="-1.73034482758621" calcext:value-type="float">
            <text:p>-1.730</text:p>
          </table:table-cell>
          <table:table-cell table:style-name="ce13" table:formula="of:=(1/[.I36])*60" office:value-type="float" office:value="-1.30904347826087" calcext:value-type="float">
            <text:p>-1.309</text:p>
          </table:table-cell>
          <table:table-cell table:style-name="ce15" table:formula="of:=ABS([.H36])/[.$L$2]*100" office:value-type="float" office:value="9.82463132722201" calcext:value-type="float">
            <text:p>9.8</text:p>
          </table:table-cell>
          <table:table-cell table:style-name="ce15" table:formula="of:=ABS([.I36])/[.$L$2]*100" office:value-type="float" office:value="12.9865816394314" calcext:value-type="float">
            <text:p>13.0</text:p>
          </table:table-cell>
          <table:table-cell/>
          <table:table-cell table:number-columns-repeated="2" office:value-type="float" office:value="859272" calcext:value-type="float">
            <text:p>859272</text:p>
          </table:table-cell>
          <table:table-cell office:value-type="float" office:value="859273" calcext:value-type="float">
            <text:p>859273</text:p>
          </table:table-cell>
          <table:table-cell office:value-type="float" office:value="859274" calcext:value-type="float">
            <text:p>859274</text:p>
          </table:table-cell>
          <table:table-cell table:formula="of:=[.R36]-[.O36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5.82" calcext:value-type="float">
            <text:p>25.82</text:p>
          </table:table-cell>
          <table:table-cell office:value-type="float" office:value="12.72" calcext:value-type="float">
            <text:p>12.72</text:p>
          </table:table-cell>
          <table:table-cell/>
          <table:table-cell table:formula="of:=[.C37]-[.C36]" office:value-type="float" office:value="-0.859999999999999" calcext:value-type="float">
            <text:p>-0.859999999999999</text:p>
          </table:table-cell>
          <table:table-cell table:formula="of:=[.D37]-[.D36]" office:value-type="float" office:value="-1.12" calcext:value-type="float">
            <text:p>-1.12</text:p>
          </table:table-cell>
          <table:table-cell table:style-name="ce12" table:formula="of:=[.F37]/([.$D$27]/1000)" office:value-type="float" office:value="-34.2766042247907" calcext:value-type="float">
            <text:p>-34.3</text:p>
          </table:table-cell>
          <table:table-cell table:style-name="ce12" table:formula="of:=[.G37]/([.$D$27]/1000)" office:value-type="float" office:value="-44.6392985253089" calcext:value-type="float">
            <text:p>-44.6</text:p>
          </table:table-cell>
          <table:table-cell table:style-name="ce13" table:formula="of:=(1/[.H37])*60" office:value-type="float" office:value="-1.75046511627907" calcext:value-type="float">
            <text:p>-1.750</text:p>
          </table:table-cell>
          <table:table-cell table:style-name="ce13" table:formula="of:=(1/[.I37])*60" office:value-type="float" office:value="-1.34410714285714" calcext:value-type="float">
            <text:p>-1.344</text:p>
          </table:table-cell>
          <table:table-cell table:style-name="ce15" table:formula="of:=ABS([.H37])/[.$L$2]*100" office:value-type="float" office:value="9.71170453035737" calcext:value-type="float">
            <text:p>9.7</text:p>
          </table:table-cell>
          <table:table-cell table:style-name="ce15" table:formula="of:=ABS([.I37])/[.$L$2]*100" office:value-type="float" office:value="12.6478012488375" calcext:value-type="float">
            <text:p>12.6</text:p>
          </table:table-cell>
          <table:table-cell/>
          <table:table-cell table:number-columns-repeated="2" office:value-type="float" office:value="859287" calcext:value-type="float">
            <text:p>859287</text:p>
          </table:table-cell>
          <table:table-cell office:value-type="float" office:value="859288" calcext:value-type="float">
            <text:p>859288</text:p>
          </table:table-cell>
          <table:table-cell office:value-type="float" office:value="859289" calcext:value-type="float">
            <text:p>859289</text:p>
          </table:table-cell>
          <table:table-cell table:formula="of:=[.R37]-[.O37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4.96" calcext:value-type="float">
            <text:p>24.96</text:p>
          </table:table-cell>
          <table:table-cell office:value-type="float" office:value="11.61" calcext:value-type="float">
            <text:p>11.61</text:p>
          </table:table-cell>
          <table:table-cell/>
          <table:table-cell table:formula="of:=[.C38]-[.C37]" office:value-type="float" office:value="-0.859999999999999" calcext:value-type="float">
            <text:p>-0.859999999999999</text:p>
          </table:table-cell>
          <table:table-cell table:formula="of:=[.D38]-[.D37]" office:value-type="float" office:value="-1.11" calcext:value-type="float">
            <text:p>-1.11</text:p>
          </table:table-cell>
          <table:table-cell table:style-name="ce12" table:formula="of:=[.F38]/([.$D$27]/1000)" office:value-type="float" office:value="-34.2766042247907" calcext:value-type="float">
            <text:p>-34.3</text:p>
          </table:table-cell>
          <table:table-cell table:style-name="ce12" table:formula="of:=[.G38]/([.$D$27]/1000)" office:value-type="float" office:value="-44.2407333599044" calcext:value-type="float">
            <text:p>-44.2</text:p>
          </table:table-cell>
          <table:table-cell table:style-name="ce13" table:formula="of:=(1/[.H38])*60" office:value-type="float" office:value="-1.75046511627907" calcext:value-type="float">
            <text:p>-1.750</text:p>
          </table:table-cell>
          <table:table-cell table:style-name="ce13" table:formula="of:=(1/[.I38])*60" office:value-type="float" office:value="-1.35621621621621" calcext:value-type="float">
            <text:p>-1.356</text:p>
          </table:table-cell>
          <table:table-cell table:style-name="ce15" table:formula="of:=ABS([.H38])/[.$L$2]*100" office:value-type="float" office:value="9.71170453035737" calcext:value-type="float">
            <text:p>9.7</text:p>
          </table:table-cell>
          <table:table-cell table:style-name="ce15" table:formula="of:=ABS([.I38])/[.$L$2]*100" office:value-type="float" office:value="12.5348744519729" calcext:value-type="float">
            <text:p>12.5</text:p>
          </table:table-cell>
          <table:table-cell/>
          <table:table-cell table:number-columns-repeated="2" office:value-type="float" office:value="859302" calcext:value-type="float">
            <text:p>859302</text:p>
          </table:table-cell>
          <table:table-cell office:value-type="float" office:value="859303" calcext:value-type="float">
            <text:p>859303</text:p>
          </table:table-cell>
          <table:table-cell office:value-type="float" office:value="859304" calcext:value-type="float">
            <text:p>859304</text:p>
          </table:table-cell>
          <table:table-cell table:formula="of:=[.R38]-[.O38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12" calcext:value-type="float">
            <text:p>24.12</text:p>
          </table:table-cell>
          <table:table-cell office:value-type="float" office:value="10.53" calcext:value-type="float">
            <text:p>10.53</text:p>
          </table:table-cell>
          <table:table-cell/>
          <table:table-cell table:formula="of:=[.C39]-[.C38]" office:value-type="float" office:value="-0.84" calcext:value-type="float">
            <text:p>-0.84</text:p>
          </table:table-cell>
          <table:table-cell table:formula="of:=[.D39]-[.D38]" office:value-type="float" office:value="-1.08" calcext:value-type="float">
            <text:p>-1.08</text:p>
          </table:table-cell>
          <table:table-cell table:style-name="ce12" table:formula="of:=[.F39]/([.$D$27]/1000)" office:value-type="float" office:value="-33.4794738939817" calcext:value-type="float">
            <text:p>-33.5</text:p>
          </table:table-cell>
          <table:table-cell table:style-name="ce12" table:formula="of:=[.G39]/([.$D$27]/1000)" office:value-type="float" office:value="-43.0450378636907" calcext:value-type="float">
            <text:p>-43.0</text:p>
          </table:table-cell>
          <table:table-cell table:style-name="ce13" table:formula="of:=(1/[.H39])*60" office:value-type="float" office:value="-1.79214285714286" calcext:value-type="float">
            <text:p>-1.792</text:p>
          </table:table-cell>
          <table:table-cell table:style-name="ce13" table:formula="of:=(1/[.I39])*60" office:value-type="float" office:value="-1.39388888888889" calcext:value-type="float">
            <text:p>-1.394</text:p>
          </table:table-cell>
          <table:table-cell table:style-name="ce15" table:formula="of:=ABS([.H39])/[.$L$2]*100" office:value-type="float" office:value="9.48585093662814" calcext:value-type="float">
            <text:p>9.5</text:p>
          </table:table-cell>
          <table:table-cell table:style-name="ce15" table:formula="of:=ABS([.I39])/[.$L$2]*100" office:value-type="float" office:value="12.196094061379" calcext:value-type="float">
            <text:p>12.2</text:p>
          </table:table-cell>
          <table:table-cell/>
          <table:table-cell table:number-columns-repeated="2" office:value-type="float" office:value="859317" calcext:value-type="float">
            <text:p>859317</text:p>
          </table:table-cell>
          <table:table-cell office:value-type="float" office:value="859318" calcext:value-type="float">
            <text:p>859318</text:p>
          </table:table-cell>
          <table:table-cell office:value-type="float" office:value="859319" calcext:value-type="float">
            <text:p>859319</text:p>
          </table:table-cell>
          <table:table-cell table:formula="of:=[.R39]-[.O39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3.28" calcext:value-type="float">
            <text:p>23.28</text:p>
          </table:table-cell>
          <table:table-cell office:value-type="float" office:value="9.46" calcext:value-type="float">
            <text:p>9.46</text:p>
          </table:table-cell>
          <table:table-cell/>
          <table:table-cell table:formula="of:=[.C40]-[.C39]" office:value-type="float" office:value="-0.84" calcext:value-type="float">
            <text:p>-0.84</text:p>
          </table:table-cell>
          <table:table-cell table:formula="of:=[.D40]-[.D39]" office:value-type="float" office:value="-1.07" calcext:value-type="float">
            <text:p>-1.07</text:p>
          </table:table-cell>
          <table:table-cell table:style-name="ce12" table:formula="of:=[.F40]/([.$D$27]/1000)" office:value-type="float" office:value="-33.4794738939817" calcext:value-type="float">
            <text:p>-33.5</text:p>
          </table:table-cell>
          <table:table-cell table:style-name="ce12" table:formula="of:=[.G40]/([.$D$27]/1000)" office:value-type="float" office:value="-42.6464726982861" calcext:value-type="float">
            <text:p>-42.6</text:p>
          </table:table-cell>
          <table:table-cell table:style-name="ce13" table:formula="of:=(1/[.H40])*60" office:value-type="float" office:value="-1.79214285714286" calcext:value-type="float">
            <text:p>-1.792</text:p>
          </table:table-cell>
          <table:table-cell table:style-name="ce13" table:formula="of:=(1/[.I40])*60" office:value-type="float" office:value="-1.40691588785047" calcext:value-type="float">
            <text:p>-1.407</text:p>
          </table:table-cell>
          <table:table-cell table:style-name="ce15" table:formula="of:=ABS([.H40])/[.$L$2]*100" office:value-type="float" office:value="9.48585093662814" calcext:value-type="float">
            <text:p>9.5</text:p>
          </table:table-cell>
          <table:table-cell table:style-name="ce15" table:formula="of:=ABS([.I40])/[.$L$2]*100" office:value-type="float" office:value="12.0831672645144" calcext:value-type="float">
            <text:p>12.1</text:p>
          </table:table-cell>
          <table:table-cell/>
          <table:table-cell table:number-columns-repeated="2" office:value-type="float" office:value="859332" calcext:value-type="float">
            <text:p>859332</text:p>
          </table:table-cell>
          <table:table-cell office:value-type="float" office:value="859333" calcext:value-type="float">
            <text:p>859333</text:p>
          </table:table-cell>
          <table:table-cell office:value-type="float" office:value="859334" calcext:value-type="float">
            <text:p>859334</text:p>
          </table:table-cell>
          <table:table-cell table:formula="of:=[.R40]-[.O40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.45" calcext:value-type="float">
            <text:p>22.45</text:p>
          </table:table-cell>
          <table:table-cell office:value-type="float" office:value="8.41" calcext:value-type="float">
            <text:p>8.41</text:p>
          </table:table-cell>
          <table:table-cell/>
          <table:table-cell table:formula="of:=[.C41]-[.C40]" office:value-type="float" office:value="-0.830000000000002" calcext:value-type="float">
            <text:p>-0.830000000000002</text:p>
          </table:table-cell>
          <table:table-cell table:formula="of:=[.D41]-[.D40]" office:value-type="float" office:value="-1.05" calcext:value-type="float">
            <text:p>-1.05</text:p>
          </table:table-cell>
          <table:table-cell table:style-name="ce12" table:formula="of:=[.F41]/([.$D$27]/1000)" office:value-type="float" office:value="-33.0809087285772" calcext:value-type="float">
            <text:p>-33.1</text:p>
          </table:table-cell>
          <table:table-cell table:style-name="ce12" table:formula="of:=[.G41]/([.$D$27]/1000)" office:value-type="float" office:value="-41.8493423674771" calcext:value-type="float">
            <text:p>-41.8</text:p>
          </table:table-cell>
          <table:table-cell table:style-name="ce13" table:formula="of:=(1/[.H41])*60" office:value-type="float" office:value="-1.81373493975903" calcext:value-type="float">
            <text:p>-1.814</text:p>
          </table:table-cell>
          <table:table-cell table:style-name="ce13" table:formula="of:=(1/[.I41])*60" office:value-type="float" office:value="-1.43371428571428" calcext:value-type="float">
            <text:p>-1.434</text:p>
          </table:table-cell>
          <table:table-cell table:style-name="ce15" table:formula="of:=ABS([.H41])/[.$L$2]*100" office:value-type="float" office:value="9.37292413976354" calcext:value-type="float">
            <text:p>9.4</text:p>
          </table:table-cell>
          <table:table-cell table:style-name="ce15" table:formula="of:=ABS([.I41])/[.$L$2]*100" office:value-type="float" office:value="11.8573136707852" calcext:value-type="float">
            <text:p>11.9</text:p>
          </table:table-cell>
          <table:table-cell/>
          <table:table-cell table:number-columns-repeated="2" office:value-type="float" office:value="859347" calcext:value-type="float">
            <text:p>859347</text:p>
          </table:table-cell>
          <table:table-cell office:value-type="float" office:value="859348" calcext:value-type="float">
            <text:p>859348</text:p>
          </table:table-cell>
          <table:table-cell office:value-type="float" office:value="859349" calcext:value-type="float">
            <text:p>859349</text:p>
          </table:table-cell>
          <table:table-cell table:formula="of:=[.R41]-[.O41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.63" calcext:value-type="float">
            <text:p>21.63</text:p>
          </table:table-cell>
          <table:table-cell office:value-type="float" office:value="7.38" calcext:value-type="float">
            <text:p>7.38</text:p>
          </table:table-cell>
          <table:table-cell/>
          <table:table-cell table:formula="of:=[.C42]-[.C41]" office:value-type="float" office:value="-0.82" calcext:value-type="float">
            <text:p>-0.82</text:p>
          </table:table-cell>
          <table:table-cell table:formula="of:=[.D42]-[.D41]" office:value-type="float" office:value="-1.03" calcext:value-type="float">
            <text:p>-1.03</text:p>
          </table:table-cell>
          <table:table-cell table:style-name="ce12" table:formula="of:=[.F42]/([.$D$27]/1000)" office:value-type="float" office:value="-32.6823435631726" calcext:value-type="float">
            <text:p>-32.7</text:p>
          </table:table-cell>
          <table:table-cell table:style-name="ce12" table:formula="of:=[.G42]/([.$D$27]/1000)" office:value-type="float" office:value="-41.052212036668" calcext:value-type="float">
            <text:p>-41.1</text:p>
          </table:table-cell>
          <table:table-cell table:style-name="ce13" table:formula="of:=(1/[.H42])*60" office:value-type="float" office:value="-1.83585365853659" calcext:value-type="float">
            <text:p>-1.836</text:p>
          </table:table-cell>
          <table:table-cell table:style-name="ce13" table:formula="of:=(1/[.I42])*60" office:value-type="float" office:value="-1.46155339805825" calcext:value-type="float">
            <text:p>-1.462</text:p>
          </table:table-cell>
          <table:table-cell table:style-name="ce15" table:formula="of:=ABS([.H42])/[.$L$2]*100" office:value-type="float" office:value="9.2599973428989" calcext:value-type="float">
            <text:p>9.3</text:p>
          </table:table-cell>
          <table:table-cell table:style-name="ce15" table:formula="of:=ABS([.I42])/[.$L$2]*100" office:value-type="float" office:value="11.6314600770559" calcext:value-type="float">
            <text:p>11.6</text:p>
          </table:table-cell>
          <table:table-cell/>
          <table:table-cell table:number-columns-repeated="2" office:value-type="float" office:value="859362" calcext:value-type="float">
            <text:p>859362</text:p>
          </table:table-cell>
          <table:table-cell office:value-type="float" office:value="859363" calcext:value-type="float">
            <text:p>859363</text:p>
          </table:table-cell>
          <table:table-cell office:value-type="float" office:value="859364" calcext:value-type="float">
            <text:p>859364</text:p>
          </table:table-cell>
          <table:table-cell table:formula="of:=[.R42]-[.O42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.81" calcext:value-type="float">
            <text:p>20.81</text:p>
          </table:table-cell>
          <table:table-cell office:value-type="float" office:value="6.36" calcext:value-type="float">
            <text:p>6.36</text:p>
          </table:table-cell>
          <table:table-cell/>
          <table:table-cell table:formula="of:=[.C43]-[.C42]" office:value-type="float" office:value="-0.82" calcext:value-type="float">
            <text:p>-0.82</text:p>
          </table:table-cell>
          <table:table-cell table:formula="of:=[.D43]-[.D42]" office:value-type="float" office:value="-1.02" calcext:value-type="float">
            <text:p>-1.02</text:p>
          </table:table-cell>
          <table:table-cell table:style-name="ce12" table:formula="of:=[.F43]/([.$D$27]/1000)" office:value-type="float" office:value="-32.6823435631726" calcext:value-type="float">
            <text:p>-32.7</text:p>
          </table:table-cell>
          <table:table-cell table:style-name="ce12" table:formula="of:=[.G43]/([.$D$27]/1000)" office:value-type="float" office:value="-40.6536468712634" calcext:value-type="float">
            <text:p>-40.7</text:p>
          </table:table-cell>
          <table:table-cell table:style-name="ce13" table:formula="of:=(1/[.H43])*60" office:value-type="float" office:value="-1.83585365853659" calcext:value-type="float">
            <text:p>-1.836</text:p>
          </table:table-cell>
          <table:table-cell table:style-name="ce13" table:formula="of:=(1/[.I43])*60" office:value-type="float" office:value="-1.47588235294118" calcext:value-type="float">
            <text:p>-1.476</text:p>
          </table:table-cell>
          <table:table-cell table:style-name="ce15" table:formula="of:=ABS([.H43])/[.$L$2]*100" office:value-type="float" office:value="9.2599973428989" calcext:value-type="float">
            <text:p>9.3</text:p>
          </table:table-cell>
          <table:table-cell table:style-name="ce15" table:formula="of:=ABS([.I43])/[.$L$2]*100" office:value-type="float" office:value="11.5185332801913" calcext:value-type="float">
            <text:p>11.5</text:p>
          </table:table-cell>
          <table:table-cell/>
          <table:table-cell table:number-columns-repeated="2" office:value-type="float" office:value="859377" calcext:value-type="float">
            <text:p>859377</text:p>
          </table:table-cell>
          <table:table-cell office:value-type="float" office:value="859378" calcext:value-type="float">
            <text:p>859378</text:p>
          </table:table-cell>
          <table:table-cell office:value-type="float" office:value="859379" calcext:value-type="float">
            <text:p>859379</text:p>
          </table:table-cell>
          <table:table-cell table:formula="of:=[.R43]-[.O43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.36" calcext:value-type="float">
            <text:p>5.36</text:p>
          </table:table-cell>
          <table:table-cell/>
          <table:table-cell table:formula="of:=[.C44]-[.C43]" office:value-type="float" office:value="-0.809999999999999" calcext:value-type="float">
            <text:p>-0.809999999999999</text:p>
          </table:table-cell>
          <table:table-cell table:formula="of:=[.D44]-[.D43]" office:value-type="float" office:value="-1" calcext:value-type="float">
            <text:p>-1</text:p>
          </table:table-cell>
          <table:table-cell table:style-name="ce12" table:formula="of:=[.F44]/([.$D$27]/1000)" office:value-type="float" office:value="-32.283778397768" calcext:value-type="float">
            <text:p>-32.3</text:p>
          </table:table-cell>
          <table:table-cell table:style-name="ce12" table:formula="of:=[.G44]/([.$D$27]/1000)" office:value-type="float" office:value="-39.8565165404544" calcext:value-type="float">
            <text:p>-39.9</text:p>
          </table:table-cell>
          <table:table-cell table:style-name="ce13" table:formula="of:=(1/[.H44])*60" office:value-type="float" office:value="-1.85851851851852" calcext:value-type="float">
            <text:p>-1.859</text:p>
          </table:table-cell>
          <table:table-cell table:style-name="ce13" table:formula="of:=(1/[.I44])*60" office:value-type="float" office:value="-1.5054" calcext:value-type="float">
            <text:p>-1.505</text:p>
          </table:table-cell>
          <table:table-cell table:style-name="ce15" table:formula="of:=ABS([.H44])/[.$L$2]*100" office:value-type="float" office:value="9.14707054603426" calcext:value-type="float">
            <text:p>9.1</text:p>
          </table:table-cell>
          <table:table-cell table:style-name="ce15" table:formula="of:=ABS([.I44])/[.$L$2]*100" office:value-type="float" office:value="11.2926796864621" calcext:value-type="float">
            <text:p>11.3</text:p>
          </table:table-cell>
          <table:table-cell/>
          <table:table-cell table:number-columns-repeated="2" office:value-type="float" office:value="859392" calcext:value-type="float">
            <text:p>859392</text:p>
          </table:table-cell>
          <table:table-cell office:value-type="float" office:value="859393" calcext:value-type="float">
            <text:p>859393</text:p>
          </table:table-cell>
          <table:table-cell office:value-type="float" office:value="859394" calcext:value-type="float">
            <text:p>859394</text:p>
          </table:table-cell>
          <table:table-cell table:formula="of:=[.R44]-[.O44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9.2" calcext:value-type="float">
            <text:p>19.2</text:p>
          </table:table-cell>
          <table:table-cell office:value-type="float" office:value="4.37" calcext:value-type="float">
            <text:p>4.37</text:p>
          </table:table-cell>
          <table:table-cell/>
          <table:table-cell table:formula="of:=[.C45]-[.C44]" office:value-type="float" office:value="-0.800000000000001" calcext:value-type="float">
            <text:p>-0.800000000000001</text:p>
          </table:table-cell>
          <table:table-cell table:formula="of:=[.D45]-[.D44]" office:value-type="float" office:value="-0.99" calcext:value-type="float">
            <text:p>-0.99</text:p>
          </table:table-cell>
          <table:table-cell table:style-name="ce12" table:formula="of:=[.F45]/([.$D$27]/1000)" office:value-type="float" office:value="-31.8852132323635" calcext:value-type="float">
            <text:p>-31.9</text:p>
          </table:table-cell>
          <table:table-cell table:style-name="ce12" table:formula="of:=[.G45]/([.$D$27]/1000)" office:value-type="float" office:value="-39.4579513750498" calcext:value-type="float">
            <text:p>-39.5</text:p>
          </table:table-cell>
          <table:table-cell table:style-name="ce13" table:formula="of:=(1/[.H45])*60" office:value-type="float" office:value="-1.88175" calcext:value-type="float">
            <text:p>-1.882</text:p>
          </table:table-cell>
          <table:table-cell table:style-name="ce13" table:formula="of:=(1/[.I45])*60" office:value-type="float" office:value="-1.52060606060606" calcext:value-type="float">
            <text:p>-1.521</text:p>
          </table:table-cell>
          <table:table-cell table:style-name="ce15" table:formula="of:=ABS([.H45])/[.$L$2]*100" office:value-type="float" office:value="9.03414374916966" calcext:value-type="float">
            <text:p>9.0</text:p>
          </table:table-cell>
          <table:table-cell table:style-name="ce15" table:formula="of:=ABS([.I45])/[.$L$2]*100" office:value-type="float" office:value="11.1797528895975" calcext:value-type="float">
            <text:p>11.2</text:p>
          </table:table-cell>
          <table:table-cell/>
          <table:table-cell table:number-columns-repeated="2" office:value-type="float" office:value="859407" calcext:value-type="float">
            <text:p>859407</text:p>
          </table:table-cell>
          <table:table-cell office:value-type="float" office:value="859408" calcext:value-type="float">
            <text:p>859408</text:p>
          </table:table-cell>
          <table:table-cell office:value-type="float" office:value="859409" calcext:value-type="float">
            <text:p>859409</text:p>
          </table:table-cell>
          <table:table-cell table:formula="of:=[.R45]-[.O45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8.4" calcext:value-type="float">
            <text:p>18.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C46]-[.C45]" office:value-type="float" office:value="-0.800000000000001" calcext:value-type="float">
            <text:p>-0.800000000000001</text:p>
          </table:table-cell>
          <table:table-cell table:formula="of:=[.D46]-[.D45]" office:value-type="float" office:value="-0.97" calcext:value-type="float">
            <text:p>-0.97</text:p>
          </table:table-cell>
          <table:table-cell table:style-name="ce12" table:formula="of:=[.F46]/([.$D$27]/1000)" office:value-type="float" office:value="-31.8852132323635" calcext:value-type="float">
            <text:p>-31.9</text:p>
          </table:table-cell>
          <table:table-cell table:style-name="ce12" table:formula="of:=[.G46]/([.$D$27]/1000)" office:value-type="float" office:value="-38.6608210442407" calcext:value-type="float">
            <text:p>-38.7</text:p>
          </table:table-cell>
          <table:table-cell table:style-name="ce13" table:formula="of:=(1/[.H46])*60" office:value-type="float" office:value="-1.88175" calcext:value-type="float">
            <text:p>-1.882</text:p>
          </table:table-cell>
          <table:table-cell table:style-name="ce13" table:formula="of:=(1/[.I46])*60" office:value-type="float" office:value="-1.5519587628866" calcext:value-type="float">
            <text:p>-1.552</text:p>
          </table:table-cell>
          <table:table-cell table:style-name="ce15" table:formula="of:=ABS([.H46])/[.$L$2]*100" office:value-type="float" office:value="9.03414374916966" calcext:value-type="float">
            <text:p>9.0</text:p>
          </table:table-cell>
          <table:table-cell table:style-name="ce15" table:formula="of:=ABS([.I46])/[.$L$2]*100" office:value-type="float" office:value="10.9538992958682" calcext:value-type="float">
            <text:p>11.0</text:p>
          </table:table-cell>
          <table:table-cell/>
          <table:table-cell table:number-columns-repeated="2" office:value-type="float" office:value="859422" calcext:value-type="float">
            <text:p>859422</text:p>
          </table:table-cell>
          <table:table-cell office:value-type="float" office:value="859423" calcext:value-type="float">
            <text:p>859423</text:p>
          </table:table-cell>
          <table:table-cell office:value-type="float" office:value="859424" calcext:value-type="float">
            <text:p>859424</text:p>
          </table:table-cell>
          <table:table-cell table:formula="of:=[.R46]-[.O46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.61" calcext:value-type="float">
            <text:p>17.61</text:p>
          </table:table-cell>
          <table:table-cell office:value-type="float" office:value="2.44" calcext:value-type="float">
            <text:p>2.44</text:p>
          </table:table-cell>
          <table:table-cell/>
          <table:table-cell table:formula="of:=[.C47]-[.C46]" office:value-type="float" office:value="-0.789999999999999" calcext:value-type="float">
            <text:p>-0.789999999999999</text:p>
          </table:table-cell>
          <table:table-cell table:formula="of:=[.D47]-[.D46]" office:value-type="float" office:value="-0.96" calcext:value-type="float">
            <text:p>-0.96</text:p>
          </table:table-cell>
          <table:table-cell table:style-name="ce12" table:formula="of:=[.F47]/([.$D$27]/1000)" office:value-type="float" office:value="-31.4866480669589" calcext:value-type="float">
            <text:p>-31.5</text:p>
          </table:table-cell>
          <table:table-cell table:style-name="ce12" table:formula="of:=[.G47]/([.$D$27]/1000)" office:value-type="float" office:value="-38.2622558788362" calcext:value-type="float">
            <text:p>-38.3</text:p>
          </table:table-cell>
          <table:table-cell table:style-name="ce13" table:formula="of:=(1/[.H47])*60" office:value-type="float" office:value="-1.90556962025317" calcext:value-type="float">
            <text:p>-1.906</text:p>
          </table:table-cell>
          <table:table-cell table:style-name="ce13" table:formula="of:=(1/[.I47])*60" office:value-type="float" office:value="-1.568125" calcext:value-type="float">
            <text:p>-1.568</text:p>
          </table:table-cell>
          <table:table-cell table:style-name="ce15" table:formula="of:=ABS([.H47])/[.$L$2]*100" office:value-type="float" office:value="8.92121695230503" calcext:value-type="float">
            <text:p>8.9</text:p>
          </table:table-cell>
          <table:table-cell table:style-name="ce15" table:formula="of:=ABS([.I47])/[.$L$2]*100" office:value-type="float" office:value="10.8409724990036" calcext:value-type="float">
            <text:p>10.8</text:p>
          </table:table-cell>
          <table:table-cell/>
          <table:table-cell table:number-columns-repeated="2" office:value-type="float" office:value="859437" calcext:value-type="float">
            <text:p>859437</text:p>
          </table:table-cell>
          <table:table-cell office:value-type="float" office:value="859438" calcext:value-type="float">
            <text:p>859438</text:p>
          </table:table-cell>
          <table:table-cell office:value-type="float" office:value="859439" calcext:value-type="float">
            <text:p>859439</text:p>
          </table:table-cell>
          <table:table-cell table:formula="of:=[.R47]-[.O47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6.82" calcext:value-type="float">
            <text:p>16.82</text:p>
          </table:table-cell>
          <table:table-cell office:value-type="float" office:value="1.49" calcext:value-type="float">
            <text:p>1.49</text:p>
          </table:table-cell>
          <table:table-cell/>
          <table:table-cell table:formula="of:=[.C48]-[.C47]" office:value-type="float" office:value="-0.789999999999999" calcext:value-type="float">
            <text:p>-0.789999999999999</text:p>
          </table:table-cell>
          <table:table-cell table:formula="of:=[.D48]-[.D47]" office:value-type="float" office:value="-0.95" calcext:value-type="float">
            <text:p>-0.95</text:p>
          </table:table-cell>
          <table:table-cell table:style-name="ce12" table:formula="of:=[.F48]/([.$D$27]/1000)" office:value-type="float" office:value="-31.4866480669589" calcext:value-type="float">
            <text:p>-31.5</text:p>
          </table:table-cell>
          <table:table-cell table:style-name="ce12" table:formula="of:=[.G48]/([.$D$27]/1000)" office:value-type="float" office:value="-37.8636907134316" calcext:value-type="float">
            <text:p>-37.9</text:p>
          </table:table-cell>
          <table:table-cell table:style-name="ce13" table:formula="of:=(1/[.H48])*60" office:value-type="float" office:value="-1.90556962025317" calcext:value-type="float">
            <text:p>-1.906</text:p>
          </table:table-cell>
          <table:table-cell table:style-name="ce13" table:formula="of:=(1/[.I48])*60" office:value-type="float" office:value="-1.58463157894737" calcext:value-type="float">
            <text:p>-1.585</text:p>
          </table:table-cell>
          <table:table-cell table:style-name="ce15" table:formula="of:=ABS([.H48])/[.$L$2]*100" office:value-type="float" office:value="8.92121695230503" calcext:value-type="float">
            <text:p>8.9</text:p>
          </table:table-cell>
          <table:table-cell table:style-name="ce15" table:formula="of:=ABS([.I48])/[.$L$2]*100" office:value-type="float" office:value="10.728045702139" calcext:value-type="float">
            <text:p>10.7</text:p>
          </table:table-cell>
          <table:table-cell/>
          <table:table-cell table:number-columns-repeated="2" office:value-type="float" office:value="859452" calcext:value-type="float">
            <text:p>859452</text:p>
          </table:table-cell>
          <table:table-cell office:value-type="float" office:value="859453" calcext:value-type="float">
            <text:p>859453</text:p>
          </table:table-cell>
          <table:table-cell office:value-type="float" office:value="859454" calcext:value-type="float">
            <text:p>859454</text:p>
          </table:table-cell>
          <table:table-cell table:formula="of:=[.R48]-[.O48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6.03" calcext:value-type="float">
            <text:p>16.03</text:p>
          </table:table-cell>
          <table:table-cell office:value-type="float" office:value="0.55" calcext:value-type="float">
            <text:p>0.55</text:p>
          </table:table-cell>
          <table:table-cell/>
          <table:table-cell table:formula="of:=[.C49]-[.C48]" office:value-type="float" office:value="-0.789999999999999" calcext:value-type="float">
            <text:p>-0.789999999999999</text:p>
          </table:table-cell>
          <table:table-cell table:formula="of:=[.D49]-[.D48]" office:value-type="float" office:value="-0.94" calcext:value-type="float">
            <text:p>-0.94</text:p>
          </table:table-cell>
          <table:table-cell table:style-name="ce12" table:formula="of:=[.F49]/([.$D$27]/1000)" office:value-type="float" office:value="-31.4866480669589" calcext:value-type="float">
            <text:p>-31.5</text:p>
          </table:table-cell>
          <table:table-cell table:style-name="ce12" table:formula="of:=[.G49]/([.$D$27]/1000)" office:value-type="float" office:value="-37.4651255480271" calcext:value-type="float">
            <text:p>-37.5</text:p>
          </table:table-cell>
          <table:table-cell table:style-name="ce13" table:formula="of:=(1/[.H49])*60" office:value-type="float" office:value="-1.90556962025317" calcext:value-type="float">
            <text:p>-1.906</text:p>
          </table:table-cell>
          <table:table-cell table:style-name="ce13" table:formula="of:=(1/[.I49])*60" office:value-type="float" office:value="-1.60148936170213" calcext:value-type="float">
            <text:p>-1.601</text:p>
          </table:table-cell>
          <table:table-cell table:style-name="ce15" table:formula="of:=ABS([.H49])/[.$L$2]*100" office:value-type="float" office:value="8.92121695230503" calcext:value-type="float">
            <text:p>8.9</text:p>
          </table:table-cell>
          <table:table-cell table:style-name="ce15" table:formula="of:=ABS([.I49])/[.$L$2]*100" office:value-type="float" office:value="10.6151189052743" calcext:value-type="float">
            <text:p>10.6</text:p>
          </table:table-cell>
          <table:table-cell/>
          <table:table-cell table:number-columns-repeated="2" office:value-type="float" office:value="859467" calcext:value-type="float">
            <text:p>859467</text:p>
          </table:table-cell>
          <table:table-cell office:value-type="float" office:value="859468" calcext:value-type="float">
            <text:p>859468</text:p>
          </table:table-cell>
          <table:table-cell office:value-type="float" office:value="859469" calcext:value-type="float">
            <text:p>859469</text:p>
          </table:table-cell>
          <table:table-cell table:formula="of:=[.R49]-[.O49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5.25" calcext:value-type="float">
            <text:p>15.25</text:p>
          </table:table-cell>
          <table:table-cell office:value-type="float" office:value="-0.37" calcext:value-type="float">
            <text:p>-0.37</text:p>
          </table:table-cell>
          <table:table-cell/>
          <table:table-cell table:formula="of:=[.C50]-[.C49]" office:value-type="float" office:value="-0.780000000000001" calcext:value-type="float">
            <text:p>-0.780000000000001</text:p>
          </table:table-cell>
          <table:table-cell table:formula="of:=[.D50]-[.D49]" office:value-type="float" office:value="-0.92" calcext:value-type="float">
            <text:p>-0.92</text:p>
          </table:table-cell>
          <table:table-cell table:style-name="ce12" table:formula="of:=[.F50]/([.$D$27]/1000)" office:value-type="float" office:value="-31.0880829015544" calcext:value-type="float">
            <text:p>-31.1</text:p>
          </table:table-cell>
          <table:table-cell table:style-name="ce12" table:formula="of:=[.G50]/([.$D$27]/1000)" office:value-type="float" office:value="-36.667995217218" calcext:value-type="float">
            <text:p>-36.7</text:p>
          </table:table-cell>
          <table:table-cell table:style-name="ce13" table:formula="of:=(1/[.H50])*60" office:value-type="float" office:value="-1.93" calcext:value-type="float">
            <text:p>-1.930</text:p>
          </table:table-cell>
          <table:table-cell table:style-name="ce13" table:formula="of:=(1/[.I50])*60" office:value-type="float" office:value="-1.63630434782609" calcext:value-type="float">
            <text:p>-1.636</text:p>
          </table:table-cell>
          <table:table-cell table:style-name="ce15" table:formula="of:=ABS([.H50])/[.$L$2]*100" office:value-type="float" office:value="8.80829015544043" calcext:value-type="float">
            <text:p>8.8</text:p>
          </table:table-cell>
          <table:table-cell table:style-name="ce15" table:formula="of:=ABS([.I50])/[.$L$2]*100" office:value-type="float" office:value="10.3892653115451" calcext:value-type="float">
            <text:p>10.4</text:p>
          </table:table-cell>
          <table:table-cell/>
          <table:table-cell table:number-columns-repeated="2" office:value-type="float" office:value="859482" calcext:value-type="float">
            <text:p>859482</text:p>
          </table:table-cell>
          <table:table-cell office:value-type="float" office:value="859483" calcext:value-type="float">
            <text:p>859483</text:p>
          </table:table-cell>
          <table:table-cell office:value-type="float" office:value="859484" calcext:value-type="float">
            <text:p>859484</text:p>
          </table:table-cell>
          <table:table-cell table:formula="of:=[.R50]-[.O50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.48" calcext:value-type="float">
            <text:p>14.48</text:p>
          </table:table-cell>
          <table:table-cell office:value-type="float" office:value="-1.28" calcext:value-type="float">
            <text:p>-1.28</text:p>
          </table:table-cell>
          <table:table-cell/>
          <table:table-cell table:formula="of:=[.C51]-[.C50]" office:value-type="float" office:value="-0.77" calcext:value-type="float">
            <text:p>-0.77</text:p>
          </table:table-cell>
          <table:table-cell table:formula="of:=[.D51]-[.D50]" office:value-type="float" office:value="-0.91" calcext:value-type="float">
            <text:p>-0.91</text:p>
          </table:table-cell>
          <table:table-cell table:style-name="ce12" table:formula="of:=[.F51]/([.$D$27]/1000)" office:value-type="float" office:value="-30.6895177361498" calcext:value-type="float">
            <text:p>-30.7</text:p>
          </table:table-cell>
          <table:table-cell table:style-name="ce12" table:formula="of:=[.G51]/([.$D$27]/1000)" office:value-type="float" office:value="-36.2694300518135" calcext:value-type="float">
            <text:p>-36.3</text:p>
          </table:table-cell>
          <table:table-cell table:style-name="ce13" table:formula="of:=(1/[.H51])*60" office:value-type="float" office:value="-1.95506493506494" calcext:value-type="float">
            <text:p>-1.955</text:p>
          </table:table-cell>
          <table:table-cell table:style-name="ce13" table:formula="of:=(1/[.I51])*60" office:value-type="float" office:value="-1.65428571428571" calcext:value-type="float">
            <text:p>-1.654</text:p>
          </table:table-cell>
          <table:table-cell table:style-name="ce15" table:formula="of:=ABS([.H51])/[.$L$2]*100" office:value-type="float" office:value="8.69536335857579" calcext:value-type="float">
            <text:p>8.7</text:p>
          </table:table-cell>
          <table:table-cell table:style-name="ce15" table:formula="of:=ABS([.I51])/[.$L$2]*100" office:value-type="float" office:value="10.2763385146805" calcext:value-type="float">
            <text:p>10.3</text:p>
          </table:table-cell>
          <table:table-cell/>
          <table:table-cell table:number-columns-repeated="2" office:value-type="float" office:value="859497" calcext:value-type="float">
            <text:p>859497</text:p>
          </table:table-cell>
          <table:table-cell office:value-type="float" office:value="859498" calcext:value-type="float">
            <text:p>859498</text:p>
          </table:table-cell>
          <table:table-cell office:value-type="float" office:value="859499" calcext:value-type="float">
            <text:p>859499</text:p>
          </table:table-cell>
          <table:table-cell table:formula="of:=[.R51]-[.O51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office:value-type="float" office:value="-2.19" calcext:value-type="float">
            <text:p>-2.19</text:p>
          </table:table-cell>
          <table:table-cell/>
          <table:table-cell table:formula="of:=[.C52]-[.C51]" office:value-type="float" office:value="-0.780000000000001" calcext:value-type="float">
            <text:p>-0.780000000000001</text:p>
          </table:table-cell>
          <table:table-cell table:formula="of:=[.D52]-[.D51]" office:value-type="float" office:value="-0.91" calcext:value-type="float">
            <text:p>-0.91</text:p>
          </table:table-cell>
          <table:table-cell table:style-name="ce12" table:formula="of:=[.F52]/([.$D$27]/1000)" office:value-type="float" office:value="-31.0880829015544" calcext:value-type="float">
            <text:p>-31.1</text:p>
          </table:table-cell>
          <table:table-cell table:style-name="ce12" table:formula="of:=[.G52]/([.$D$27]/1000)" office:value-type="float" office:value="-36.2694300518135" calcext:value-type="float">
            <text:p>-36.3</text:p>
          </table:table-cell>
          <table:table-cell table:style-name="ce13" table:formula="of:=(1/[.H52])*60" office:value-type="float" office:value="-1.93" calcext:value-type="float">
            <text:p>-1.930</text:p>
          </table:table-cell>
          <table:table-cell table:style-name="ce13" table:formula="of:=(1/[.I52])*60" office:value-type="float" office:value="-1.65428571428571" calcext:value-type="float">
            <text:p>-1.654</text:p>
          </table:table-cell>
          <table:table-cell table:style-name="ce15" table:formula="of:=ABS([.H52])/[.$L$2]*100" office:value-type="float" office:value="8.80829015544043" calcext:value-type="float">
            <text:p>8.8</text:p>
          </table:table-cell>
          <table:table-cell table:style-name="ce15" table:formula="of:=ABS([.I52])/[.$L$2]*100" office:value-type="float" office:value="10.2763385146805" calcext:value-type="float">
            <text:p>10.3</text:p>
          </table:table-cell>
          <table:table-cell/>
          <table:table-cell table:number-columns-repeated="2" office:value-type="float" office:value="859512" calcext:value-type="float">
            <text:p>859512</text:p>
          </table:table-cell>
          <table:table-cell office:value-type="float" office:value="859513" calcext:value-type="float">
            <text:p>859513</text:p>
          </table:table-cell>
          <table:table-cell office:value-type="float" office:value="859514" calcext:value-type="float">
            <text:p>859514</text:p>
          </table:table-cell>
          <table:table-cell table:formula="of:=[.R52]-[.O52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2.93" calcext:value-type="float">
            <text:p>12.93</text:p>
          </table:table-cell>
          <table:table-cell office:value-type="float" office:value="-3.08" calcext:value-type="float">
            <text:p>-3.08</text:p>
          </table:table-cell>
          <table:table-cell/>
          <table:table-cell table:formula="of:=[.C53]-[.C52]" office:value-type="float" office:value="-0.77" calcext:value-type="float">
            <text:p>-0.77</text:p>
          </table:table-cell>
          <table:table-cell table:formula="of:=[.D53]-[.D52]" office:value-type="float" office:value="-0.89" calcext:value-type="float">
            <text:p>-0.89</text:p>
          </table:table-cell>
          <table:table-cell table:style-name="ce12" table:formula="of:=[.F53]/([.$D$27]/1000)" office:value-type="float" office:value="-30.6895177361498" calcext:value-type="float">
            <text:p>-30.7</text:p>
          </table:table-cell>
          <table:table-cell table:style-name="ce12" table:formula="of:=[.G53]/([.$D$27]/1000)" office:value-type="float" office:value="-35.4722997210044" calcext:value-type="float">
            <text:p>-35.5</text:p>
          </table:table-cell>
          <table:table-cell table:style-name="ce13" table:formula="of:=(1/[.H53])*60" office:value-type="float" office:value="-1.95506493506494" calcext:value-type="float">
            <text:p>-1.955</text:p>
          </table:table-cell>
          <table:table-cell table:style-name="ce13" table:formula="of:=(1/[.I53])*60" office:value-type="float" office:value="-1.6914606741573" calcext:value-type="float">
            <text:p>-1.691</text:p>
          </table:table-cell>
          <table:table-cell table:style-name="ce15" table:formula="of:=ABS([.H53])/[.$L$2]*100" office:value-type="float" office:value="8.69536335857579" calcext:value-type="float">
            <text:p>8.7</text:p>
          </table:table-cell>
          <table:table-cell table:style-name="ce15" table:formula="of:=ABS([.I53])/[.$L$2]*100" office:value-type="float" office:value="10.0504849209512" calcext:value-type="float">
            <text:p>10.1</text:p>
          </table:table-cell>
          <table:table-cell/>
          <table:table-cell table:number-columns-repeated="2" office:value-type="float" office:value="859527" calcext:value-type="float">
            <text:p>859527</text:p>
          </table:table-cell>
          <table:table-cell office:value-type="float" office:value="859528" calcext:value-type="float">
            <text:p>859528</text:p>
          </table:table-cell>
          <table:table-cell office:value-type="float" office:value="859529" calcext:value-type="float">
            <text:p>859529</text:p>
          </table:table-cell>
          <table:table-cell table:formula="of:=[.R53]-[.O53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2.16" calcext:value-type="float">
            <text:p>12.16</text:p>
          </table:table-cell>
          <table:table-cell office:value-type="float" office:value="-3.96" calcext:value-type="float">
            <text:p>-3.96</text:p>
          </table:table-cell>
          <table:table-cell/>
          <table:table-cell table:formula="of:=[.C54]-[.C53]" office:value-type="float" office:value="-0.77" calcext:value-type="float">
            <text:p>-0.77</text:p>
          </table:table-cell>
          <table:table-cell table:formula="of:=[.D54]-[.D53]" office:value-type="float" office:value="-0.88" calcext:value-type="float">
            <text:p>-0.88</text:p>
          </table:table-cell>
          <table:table-cell table:style-name="ce12" table:formula="of:=[.F54]/([.$D$27]/1000)" office:value-type="float" office:value="-30.6895177361498" calcext:value-type="float">
            <text:p>-30.7</text:p>
          </table:table-cell>
          <table:table-cell table:style-name="ce12" table:formula="of:=[.G54]/([.$D$27]/1000)" office:value-type="float" office:value="-35.0737345555998" calcext:value-type="float">
            <text:p>-35.1</text:p>
          </table:table-cell>
          <table:table-cell table:style-name="ce13" table:formula="of:=(1/[.H54])*60" office:value-type="float" office:value="-1.95506493506494" calcext:value-type="float">
            <text:p>-1.955</text:p>
          </table:table-cell>
          <table:table-cell table:style-name="ce13" table:formula="of:=(1/[.I54])*60" office:value-type="float" office:value="-1.71068181818182" calcext:value-type="float">
            <text:p>-1.711</text:p>
          </table:table-cell>
          <table:table-cell table:style-name="ce15" table:formula="of:=ABS([.H54])/[.$L$2]*100" office:value-type="float" office:value="8.69536335857579" calcext:value-type="float">
            <text:p>8.7</text:p>
          </table:table-cell>
          <table:table-cell table:style-name="ce15" table:formula="of:=ABS([.I54])/[.$L$2]*100" office:value-type="float" office:value="9.93755812408662" calcext:value-type="float">
            <text:p>9.9</text:p>
          </table:table-cell>
          <table:table-cell/>
          <table:table-cell table:number-columns-repeated="2" office:value-type="float" office:value="859542" calcext:value-type="float">
            <text:p>859542</text:p>
          </table:table-cell>
          <table:table-cell office:value-type="float" office:value="859543" calcext:value-type="float">
            <text:p>859543</text:p>
          </table:table-cell>
          <table:table-cell office:value-type="float" office:value="859544" calcext:value-type="float">
            <text:p>859544</text:p>
          </table:table-cell>
          <table:table-cell table:formula="of:=[.R54]-[.O54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-4.83" calcext:value-type="float">
            <text:p>-4.83</text:p>
          </table:table-cell>
          <table:table-cell/>
          <table:table-cell table:formula="of:=[.C55]-[.C54]" office:value-type="float" office:value="-0.76" calcext:value-type="float">
            <text:p>-0.76</text:p>
          </table:table-cell>
          <table:table-cell table:formula="of:=[.D55]-[.D54]" office:value-type="float" office:value="-0.87" calcext:value-type="float">
            <text:p>-0.87</text:p>
          </table:table-cell>
          <table:table-cell table:style-name="ce12" table:formula="of:=[.F55]/([.$D$27]/1000)" office:value-type="float" office:value="-30.2909525707453" calcext:value-type="float">
            <text:p>-30.3</text:p>
          </table:table-cell>
          <table:table-cell table:style-name="ce12" table:formula="of:=[.G55]/([.$D$27]/1000)" office:value-type="float" office:value="-34.6751693901953" calcext:value-type="float">
            <text:p>-34.7</text:p>
          </table:table-cell>
          <table:table-cell table:style-name="ce13" table:formula="of:=(1/[.H55])*60" office:value-type="float" office:value="-1.98078947368421" calcext:value-type="float">
            <text:p>-1.981</text:p>
          </table:table-cell>
          <table:table-cell table:style-name="ce13" table:formula="of:=(1/[.I55])*60" office:value-type="float" office:value="-1.73034482758621" calcext:value-type="float">
            <text:p>-1.730</text:p>
          </table:table-cell>
          <table:table-cell table:style-name="ce15" table:formula="of:=ABS([.H55])/[.$L$2]*100" office:value-type="float" office:value="8.58243656171117" calcext:value-type="float">
            <text:p>8.6</text:p>
          </table:table-cell>
          <table:table-cell table:style-name="ce15" table:formula="of:=ABS([.I55])/[.$L$2]*100" office:value-type="float" office:value="9.824631327222" calcext:value-type="float">
            <text:p>9.8</text:p>
          </table:table-cell>
          <table:table-cell/>
          <table:table-cell table:number-columns-repeated="2" office:value-type="float" office:value="859557" calcext:value-type="float">
            <text:p>859557</text:p>
          </table:table-cell>
          <table:table-cell office:value-type="float" office:value="859558" calcext:value-type="float">
            <text:p>859558</text:p>
          </table:table-cell>
          <table:table-cell office:value-type="float" office:value="859559" calcext:value-type="float">
            <text:p>859559</text:p>
          </table:table-cell>
          <table:table-cell table:formula="of:=[.R55]-[.O55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.64" calcext:value-type="float">
            <text:p>10.64</text:p>
          </table:table-cell>
          <table:table-cell office:value-type="float" office:value="-5.69" calcext:value-type="float">
            <text:p>-5.69</text:p>
          </table:table-cell>
          <table:table-cell/>
          <table:table-cell table:formula="of:=[.C56]-[.C55]" office:value-type="float" office:value="-0.76" calcext:value-type="float">
            <text:p>-0.76</text:p>
          </table:table-cell>
          <table:table-cell table:formula="of:=[.D56]-[.D55]" office:value-type="float" office:value="-0.86" calcext:value-type="float">
            <text:p>-0.86</text:p>
          </table:table-cell>
          <table:table-cell table:style-name="ce12" table:formula="of:=[.F56]/([.$D$27]/1000)" office:value-type="float" office:value="-30.2909525707453" calcext:value-type="float">
            <text:p>-30.3</text:p>
          </table:table-cell>
          <table:table-cell table:style-name="ce12" table:formula="of:=[.G56]/([.$D$27]/1000)" office:value-type="float" office:value="-34.2766042247908" calcext:value-type="float">
            <text:p>-34.3</text:p>
          </table:table-cell>
          <table:table-cell table:style-name="ce13" table:formula="of:=(1/[.H56])*60" office:value-type="float" office:value="-1.98078947368421" calcext:value-type="float">
            <text:p>-1.981</text:p>
          </table:table-cell>
          <table:table-cell table:style-name="ce13" table:formula="of:=(1/[.I56])*60" office:value-type="float" office:value="-1.75046511627907" calcext:value-type="float">
            <text:p>-1.750</text:p>
          </table:table-cell>
          <table:table-cell table:style-name="ce15" table:formula="of:=ABS([.H56])/[.$L$2]*100" office:value-type="float" office:value="8.58243656171117" calcext:value-type="float">
            <text:p>8.6</text:p>
          </table:table-cell>
          <table:table-cell table:style-name="ce15" table:formula="of:=ABS([.I56])/[.$L$2]*100" office:value-type="float" office:value="9.71170453035738" calcext:value-type="float">
            <text:p>9.7</text:p>
          </table:table-cell>
          <table:table-cell/>
          <table:table-cell office:value-type="float" office:value="859572" calcext:value-type="float">
            <text:p>859572</text:p>
          </table:table-cell>
          <table:table-cell table:number-columns-repeated="2" office:value-type="float" office:value="859574" calcext:value-type="float">
            <text:p>859574</text:p>
          </table:table-cell>
          <table:table-cell office:value-type="float" office:value="859575" calcext:value-type="float">
            <text:p>859575</text:p>
          </table:table-cell>
          <table:table-cell table:style-name="ce6" table:formula="of:=[.R56]-[.O56]"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.88" calcext:value-type="float">
            <text:p>9.88</text:p>
          </table:table-cell>
          <table:table-cell office:value-type="float" office:value="-6.55" calcext:value-type="float">
            <text:p>-6.55</text:p>
          </table:table-cell>
          <table:table-cell/>
          <table:table-cell table:formula="of:=[.C57]-[.C56]" office:value-type="float" office:value="-0.76" calcext:value-type="float">
            <text:p>-0.76</text:p>
          </table:table-cell>
          <table:table-cell table:formula="of:=[.D57]-[.D56]" office:value-type="float" office:value="-0.859999999999999" calcext:value-type="float">
            <text:p>-0.859999999999999</text:p>
          </table:table-cell>
          <table:table-cell table:style-name="ce12" table:formula="of:=[.F57]/([.$D$27]/1000)" office:value-type="float" office:value="-30.2909525707453" calcext:value-type="float">
            <text:p>-30.3</text:p>
          </table:table-cell>
          <table:table-cell table:style-name="ce12" table:formula="of:=[.G57]/([.$D$27]/1000)" office:value-type="float" office:value="-34.2766042247907" calcext:value-type="float">
            <text:p>-34.3</text:p>
          </table:table-cell>
          <table:table-cell table:style-name="ce13" table:formula="of:=(1/[.H57])*60" office:value-type="float" office:value="-1.98078947368421" calcext:value-type="float">
            <text:p>-1.981</text:p>
          </table:table-cell>
          <table:table-cell table:style-name="ce13" table:formula="of:=(1/[.I57])*60" office:value-type="float" office:value="-1.75046511627907" calcext:value-type="float">
            <text:p>-1.750</text:p>
          </table:table-cell>
          <table:table-cell table:style-name="ce15" table:formula="of:=ABS([.H57])/[.$L$2]*100" office:value-type="float" office:value="8.58243656171117" calcext:value-type="float">
            <text:p>8.6</text:p>
          </table:table-cell>
          <table:table-cell table:style-name="ce15" table:formula="of:=ABS([.I57])/[.$L$2]*100" office:value-type="float" office:value="9.71170453035737" calcext:value-type="float">
            <text:p>9.7</text:p>
          </table:table-cell>
          <table:table-cell/>
          <table:table-cell table:number-columns-repeated="2" office:value-type="float" office:value="859587" calcext:value-type="float">
            <text:p>859587</text:p>
          </table:table-cell>
          <table:table-cell office:value-type="float" office:value="859588" calcext:value-type="float">
            <text:p>859588</text:p>
          </table:table-cell>
          <table:table-cell office:value-type="float" office:value="859589" calcext:value-type="float">
            <text:p>859589</text:p>
          </table:table-cell>
          <table:table-cell table:formula="of:=[.R57]-[.O57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.12" calcext:value-type="float">
            <text:p>9.12</text:p>
          </table:table-cell>
          <table:table-cell office:value-type="float" office:value="-7.39" calcext:value-type="float">
            <text:p>-7.39</text:p>
          </table:table-cell>
          <table:table-cell/>
          <table:table-cell table:formula="of:=[.C58]-[.C57]" office:value-type="float" office:value="-0.760000000000002" calcext:value-type="float">
            <text:p>-0.760000000000002</text:p>
          </table:table-cell>
          <table:table-cell table:formula="of:=[.D58]-[.D57]" office:value-type="float" office:value="-0.84" calcext:value-type="float">
            <text:p>-0.84</text:p>
          </table:table-cell>
          <table:table-cell table:style-name="ce12" table:formula="of:=[.F58]/([.$D$27]/1000)" office:value-type="float" office:value="-30.2909525707454" calcext:value-type="float">
            <text:p>-30.3</text:p>
          </table:table-cell>
          <table:table-cell table:style-name="ce12" table:formula="of:=[.G58]/([.$D$27]/1000)" office:value-type="float" office:value="-33.4794738939817" calcext:value-type="float">
            <text:p>-33.5</text:p>
          </table:table-cell>
          <table:table-cell table:style-name="ce13" table:formula="of:=(1/[.H58])*60" office:value-type="float" office:value="-1.98078947368421" calcext:value-type="float">
            <text:p>-1.981</text:p>
          </table:table-cell>
          <table:table-cell table:style-name="ce13" table:formula="of:=(1/[.I58])*60" office:value-type="float" office:value="-1.79214285714286" calcext:value-type="float">
            <text:p>-1.792</text:p>
          </table:table-cell>
          <table:table-cell table:style-name="ce15" table:formula="of:=ABS([.H58])/[.$L$2]*100" office:value-type="float" office:value="8.58243656171119" calcext:value-type="float">
            <text:p>8.6</text:p>
          </table:table-cell>
          <table:table-cell table:style-name="ce15" table:formula="of:=ABS([.I58])/[.$L$2]*100" office:value-type="float" office:value="9.48585093662814" calcext:value-type="float">
            <text:p>9.5</text:p>
          </table:table-cell>
          <table:table-cell/>
          <table:table-cell table:number-columns-repeated="2" office:value-type="float" office:value="859602" calcext:value-type="float">
            <text:p>859602</text:p>
          </table:table-cell>
          <table:table-cell office:value-type="float" office:value="859603" calcext:value-type="float">
            <text:p>859603</text:p>
          </table:table-cell>
          <table:table-cell office:value-type="float" office:value="859604" calcext:value-type="float">
            <text:p>859604</text:p>
          </table:table-cell>
          <table:table-cell table:formula="of:=[.R58]-[.O58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.36" calcext:value-type="float">
            <text:p>8.36</text:p>
          </table:table-cell>
          <table:table-cell office:value-type="float" office:value="-8.22" calcext:value-type="float">
            <text:p>-8.22</text:p>
          </table:table-cell>
          <table:table-cell/>
          <table:table-cell table:formula="of:=[.C59]-[.C58]" office:value-type="float" office:value="-0.76" calcext:value-type="float">
            <text:p>-0.76</text:p>
          </table:table-cell>
          <table:table-cell table:formula="of:=[.D59]-[.D58]" office:value-type="float" office:value="-0.830000000000001" calcext:value-type="float">
            <text:p>-0.830000000000001</text:p>
          </table:table-cell>
          <table:table-cell table:style-name="ce12" table:formula="of:=[.F59]/([.$D$27]/1000)" office:value-type="float" office:value="-30.2909525707453" calcext:value-type="float">
            <text:p>-30.3</text:p>
          </table:table-cell>
          <table:table-cell table:style-name="ce12" table:formula="of:=[.G59]/([.$D$27]/1000)" office:value-type="float" office:value="-33.0809087285772" calcext:value-type="float">
            <text:p>-33.1</text:p>
          </table:table-cell>
          <table:table-cell table:style-name="ce13" table:formula="of:=(1/[.H59])*60" office:value-type="float" office:value="-1.98078947368421" calcext:value-type="float">
            <text:p>-1.981</text:p>
          </table:table-cell>
          <table:table-cell table:style-name="ce13" table:formula="of:=(1/[.I59])*60" office:value-type="float" office:value="-1.81373493975903" calcext:value-type="float">
            <text:p>-1.814</text:p>
          </table:table-cell>
          <table:table-cell table:style-name="ce15" table:formula="of:=ABS([.H59])/[.$L$2]*100" office:value-type="float" office:value="8.58243656171117" calcext:value-type="float">
            <text:p>8.6</text:p>
          </table:table-cell>
          <table:table-cell table:style-name="ce15" table:formula="of:=ABS([.I59])/[.$L$2]*100" office:value-type="float" office:value="9.37292413976353" calcext:value-type="float">
            <text:p>9.4</text:p>
          </table:table-cell>
          <table:table-cell/>
          <table:table-cell table:number-columns-repeated="2" office:value-type="float" office:value="859617" calcext:value-type="float">
            <text:p>859617</text:p>
          </table:table-cell>
          <table:table-cell table:number-columns-repeated="2" office:value-type="float" office:value="859619" calcext:value-type="float">
            <text:p>859619</text:p>
          </table:table-cell>
          <table:table-cell table:formula="of:=[.R59]-[.O59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  <table:table-cell office:value-type="float" office:value="-9.05" calcext:value-type="float">
            <text:p>-9.05</text:p>
          </table:table-cell>
          <table:table-cell/>
          <table:table-cell table:formula="of:=[.C60]-[.C59]" office:value-type="float" office:value="-0.749999999999999" calcext:value-type="float">
            <text:p>-0.749999999999999</text:p>
          </table:table-cell>
          <table:table-cell table:formula="of:=[.D60]-[.D59]" office:value-type="float" office:value="-0.83" calcext:value-type="float">
            <text:p>-0.83</text:p>
          </table:table-cell>
          <table:table-cell table:style-name="ce12" table:formula="of:=[.F60]/([.$D$27]/1000)" office:value-type="float" office:value="-29.8923874053407" calcext:value-type="float">
            <text:p>-29.9</text:p>
          </table:table-cell>
          <table:table-cell table:style-name="ce12" table:formula="of:=[.G60]/([.$D$27]/1000)" office:value-type="float" office:value="-33.0809087285771" calcext:value-type="float">
            <text:p>-33.1</text:p>
          </table:table-cell>
          <table:table-cell table:style-name="ce13" table:formula="of:=(1/[.H60])*60" office:value-type="float" office:value="-2.0072" calcext:value-type="float">
            <text:p>-2.007</text:p>
          </table:table-cell>
          <table:table-cell table:style-name="ce13" table:formula="of:=(1/[.I60])*60" office:value-type="float" office:value="-1.81373493975904" calcext:value-type="float">
            <text:p>-1.814</text:p>
          </table:table-cell>
          <table:table-cell table:style-name="ce15" table:formula="of:=ABS([.H60])/[.$L$2]*100" office:value-type="float" office:value="8.46950976484654" calcext:value-type="float">
            <text:p>8.5</text:p>
          </table:table-cell>
          <table:table-cell table:style-name="ce15" table:formula="of:=ABS([.I60])/[.$L$2]*100" office:value-type="float" office:value="9.37292413976352" calcext:value-type="float">
            <text:p>9.4</text:p>
          </table:table-cell>
          <table:table-cell/>
          <table:table-cell table:number-columns-repeated="2" office:value-type="float" office:value="859632" calcext:value-type="float">
            <text:p>859632</text:p>
          </table:table-cell>
          <table:table-cell office:value-type="float" office:value="859633" calcext:value-type="float">
            <text:p>859633</text:p>
          </table:table-cell>
          <table:table-cell office:value-type="float" office:value="859634" calcext:value-type="float">
            <text:p>859634</text:p>
          </table:table-cell>
          <table:table-cell table:formula="of:=[.R60]-[.O60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.85" calcext:value-type="float">
            <text:p>6.85</text:p>
          </table:table-cell>
          <table:table-cell office:value-type="float" office:value="-9.87" calcext:value-type="float">
            <text:p>-9.87</text:p>
          </table:table-cell>
          <table:table-cell/>
          <table:table-cell table:formula="of:=[.C61]-[.C60]" office:value-type="float" office:value="-0.760000000000001" calcext:value-type="float">
            <text:p>-0.760000000000001</text:p>
          </table:table-cell>
          <table:table-cell table:formula="of:=[.D61]-[.D60]" office:value-type="float" office:value="-0.819999999999999" calcext:value-type="float">
            <text:p>-0.819999999999999</text:p>
          </table:table-cell>
          <table:table-cell table:style-name="ce12" table:formula="of:=[.F61]/([.$D$27]/1000)" office:value-type="float" office:value="-30.2909525707453" calcext:value-type="float">
            <text:p>-30.3</text:p>
          </table:table-cell>
          <table:table-cell table:style-name="ce12" table:formula="of:=[.G61]/([.$D$27]/1000)" office:value-type="float" office:value="-32.6823435631725" calcext:value-type="float">
            <text:p>-32.7</text:p>
          </table:table-cell>
          <table:table-cell table:style-name="ce13" table:formula="of:=(1/[.H61])*60" office:value-type="float" office:value="-1.98078947368421" calcext:value-type="float">
            <text:p>-1.981</text:p>
          </table:table-cell>
          <table:table-cell table:style-name="ce13" table:formula="of:=(1/[.I61])*60" office:value-type="float" office:value="-1.83585365853659" calcext:value-type="float">
            <text:p>-1.836</text:p>
          </table:table-cell>
          <table:table-cell table:style-name="ce15" table:formula="of:=ABS([.H61])/[.$L$2]*100" office:value-type="float" office:value="8.58243656171118" calcext:value-type="float">
            <text:p>8.6</text:p>
          </table:table-cell>
          <table:table-cell table:style-name="ce15" table:formula="of:=ABS([.I61])/[.$L$2]*100" office:value-type="float" office:value="9.25999734289888" calcext:value-type="float">
            <text:p>9.3</text:p>
          </table:table-cell>
          <table:table-cell/>
          <table:table-cell table:number-columns-repeated="2" office:value-type="float" office:value="859647" calcext:value-type="float">
            <text:p>859647</text:p>
          </table:table-cell>
          <table:table-cell office:value-type="float" office:value="859648" calcext:value-type="float">
            <text:p>859648</text:p>
          </table:table-cell>
          <table:table-cell office:value-type="float" office:value="859649" calcext:value-type="float">
            <text:p>859649</text:p>
          </table:table-cell>
          <table:table-cell table:formula="of:=[.R61]-[.O61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-10.68" calcext:value-type="float">
            <text:p>-10.68</text:p>
          </table:table-cell>
          <table:table-cell/>
          <table:table-cell table:formula="of:=[.C62]-[.C61]" office:value-type="float" office:value="-0.75" calcext:value-type="float">
            <text:p>-0.75</text:p>
          </table:table-cell>
          <table:table-cell table:formula="of:=[.D62]-[.D61]" office:value-type="float" office:value="-0.810000000000001" calcext:value-type="float">
            <text:p>-0.810000000000001</text:p>
          </table:table-cell>
          <table:table-cell table:style-name="ce12" table:formula="of:=[.F62]/([.$D$27]/1000)" office:value-type="float" office:value="-29.8923874053408" calcext:value-type="float">
            <text:p>-29.9</text:p>
          </table:table-cell>
          <table:table-cell table:style-name="ce12" table:formula="of:=[.G62]/([.$D$27]/1000)" office:value-type="float" office:value="-32.2837783977681" calcext:value-type="float">
            <text:p>-32.3</text:p>
          </table:table-cell>
          <table:table-cell table:style-name="ce13" table:formula="of:=(1/[.H62])*60" office:value-type="float" office:value="-2.0072" calcext:value-type="float">
            <text:p>-2.007</text:p>
          </table:table-cell>
          <table:table-cell table:style-name="ce13" table:formula="of:=(1/[.I62])*60" office:value-type="float" office:value="-1.85851851851852" calcext:value-type="float">
            <text:p>-1.859</text:p>
          </table:table-cell>
          <table:table-cell table:style-name="ce15" table:formula="of:=ABS([.H62])/[.$L$2]*100" office:value-type="float" office:value="8.46950976484655" calcext:value-type="float">
            <text:p>8.5</text:p>
          </table:table-cell>
          <table:table-cell table:style-name="ce15" table:formula="of:=ABS([.I62])/[.$L$2]*100" office:value-type="float" office:value="9.14707054603428" calcext:value-type="float">
            <text:p>9.1</text:p>
          </table:table-cell>
          <table:table-cell/>
          <table:table-cell table:number-columns-repeated="2" office:value-type="float" office:value="859662" calcext:value-type="float">
            <text:p>859662</text:p>
          </table:table-cell>
          <table:table-cell office:value-type="float" office:value="859663" calcext:value-type="float">
            <text:p>859663</text:p>
          </table:table-cell>
          <table:table-cell office:value-type="float" office:value="859664" calcext:value-type="float">
            <text:p>859664</text:p>
          </table:table-cell>
          <table:table-cell table:formula="of:=[.R62]-[.O62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.35" calcext:value-type="float">
            <text:p>5.35</text:p>
          </table:table-cell>
          <table:table-cell office:value-type="float" office:value="-11.48" calcext:value-type="float">
            <text:p>-11.48</text:p>
          </table:table-cell>
          <table:table-cell/>
          <table:table-cell table:formula="of:=[.C63]-[.C62]" office:value-type="float" office:value="-0.75" calcext:value-type="float">
            <text:p>-0.75</text:p>
          </table:table-cell>
          <table:table-cell table:formula="of:=[.D63]-[.D62]" office:value-type="float" office:value="-0.800000000000001" calcext:value-type="float">
            <text:p>-0.800000000000001</text:p>
          </table:table-cell>
          <table:table-cell table:style-name="ce12" table:formula="of:=[.F63]/([.$D$27]/1000)" office:value-type="float" office:value="-29.8923874053408" calcext:value-type="float">
            <text:p>-29.9</text:p>
          </table:table-cell>
          <table:table-cell table:style-name="ce12" table:formula="of:=[.G63]/([.$D$27]/1000)" office:value-type="float" office:value="-31.8852132323635" calcext:value-type="float">
            <text:p>-31.9</text:p>
          </table:table-cell>
          <table:table-cell table:style-name="ce13" table:formula="of:=(1/[.H63])*60" office:value-type="float" office:value="-2.0072" calcext:value-type="float">
            <text:p>-2.007</text:p>
          </table:table-cell>
          <table:table-cell table:style-name="ce13" table:formula="of:=(1/[.I63])*60" office:value-type="float" office:value="-1.88175" calcext:value-type="float">
            <text:p>-1.882</text:p>
          </table:table-cell>
          <table:table-cell table:style-name="ce15" table:formula="of:=ABS([.H63])/[.$L$2]*100" office:value-type="float" office:value="8.46950976484655" calcext:value-type="float">
            <text:p>8.5</text:p>
          </table:table-cell>
          <table:table-cell table:style-name="ce15" table:formula="of:=ABS([.I63])/[.$L$2]*100" office:value-type="float" office:value="9.03414374916966" calcext:value-type="float">
            <text:p>9.0</text:p>
          </table:table-cell>
          <table:table-cell/>
          <table:table-cell table:number-columns-repeated="2" office:value-type="float" office:value="859677" calcext:value-type="float">
            <text:p>859677</text:p>
          </table:table-cell>
          <table:table-cell office:value-type="float" office:value="859678" calcext:value-type="float">
            <text:p>859678</text:p>
          </table:table-cell>
          <table:table-cell office:value-type="float" office:value="859679" calcext:value-type="float">
            <text:p>859679</text:p>
          </table:table-cell>
          <table:table-cell table:formula="of:=[.R63]-[.O63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-12.27" calcext:value-type="float">
            <text:p>-12.27</text:p>
          </table:table-cell>
          <table:table-cell/>
          <table:table-cell table:formula="of:=[.C64]-[.C63]" office:value-type="float" office:value="-0.75" calcext:value-type="float">
            <text:p>-0.75</text:p>
          </table:table-cell>
          <table:table-cell table:formula="of:=[.D64]-[.D63]" office:value-type="float" office:value="-0.789999999999999" calcext:value-type="float">
            <text:p>-0.789999999999999</text:p>
          </table:table-cell>
          <table:table-cell table:style-name="ce12" table:formula="of:=[.F64]/([.$D$27]/1000)" office:value-type="float" office:value="-29.8923874053408" calcext:value-type="float">
            <text:p>-29.9</text:p>
          </table:table-cell>
          <table:table-cell table:style-name="ce12" table:formula="of:=[.G64]/([.$D$27]/1000)" office:value-type="float" office:value="-31.4866480669589" calcext:value-type="float">
            <text:p>-31.5</text:p>
          </table:table-cell>
          <table:table-cell table:style-name="ce13" table:formula="of:=(1/[.H64])*60" office:value-type="float" office:value="-2.0072" calcext:value-type="float">
            <text:p>-2.007</text:p>
          </table:table-cell>
          <table:table-cell table:style-name="ce13" table:formula="of:=(1/[.I64])*60" office:value-type="float" office:value="-1.90556962025317" calcext:value-type="float">
            <text:p>-1.906</text:p>
          </table:table-cell>
          <table:table-cell table:style-name="ce15" table:formula="of:=ABS([.H64])/[.$L$2]*100" office:value-type="float" office:value="8.46950976484655" calcext:value-type="float">
            <text:p>8.5</text:p>
          </table:table-cell>
          <table:table-cell table:style-name="ce15" table:formula="of:=ABS([.I64])/[.$L$2]*100" office:value-type="float" office:value="8.92121695230503" calcext:value-type="float">
            <text:p>8.9</text:p>
          </table:table-cell>
          <table:table-cell/>
          <table:table-cell table:number-columns-repeated="2" office:value-type="float" office:value="859692" calcext:value-type="float">
            <text:p>859692</text:p>
          </table:table-cell>
          <table:table-cell office:value-type="float" office:value="859693" calcext:value-type="float">
            <text:p>859693</text:p>
          </table:table-cell>
          <table:table-cell office:value-type="float" office:value="859694" calcext:value-type="float">
            <text:p>859694</text:p>
          </table:table-cell>
          <table:table-cell table:formula="of:=[.R64]-[.O64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office:value-type="float" office:value="-13.06" calcext:value-type="float">
            <text:p>-13.06</text:p>
          </table:table-cell>
          <table:table-cell/>
          <table:table-cell table:formula="of:=[.C65]-[.C64]" office:value-type="float" office:value="-0.75" calcext:value-type="float">
            <text:p>-0.75</text:p>
          </table:table-cell>
          <table:table-cell table:formula="of:=[.D65]-[.D64]" office:value-type="float" office:value="-0.790000000000001" calcext:value-type="float">
            <text:p>-0.790000000000001</text:p>
          </table:table-cell>
          <table:table-cell table:style-name="ce12" table:formula="of:=[.F65]/([.$D$27]/1000)" office:value-type="float" office:value="-29.8923874053408" calcext:value-type="float">
            <text:p>-29.9</text:p>
          </table:table-cell>
          <table:table-cell table:style-name="ce12" table:formula="of:=[.G65]/([.$D$27]/1000)" office:value-type="float" office:value="-31.486648066959" calcext:value-type="float">
            <text:p>-31.5</text:p>
          </table:table-cell>
          <table:table-cell table:style-name="ce13" table:formula="of:=(1/[.H65])*60" office:value-type="float" office:value="-2.0072" calcext:value-type="float">
            <text:p>-2.007</text:p>
          </table:table-cell>
          <table:table-cell table:style-name="ce13" table:formula="of:=(1/[.I65])*60" office:value-type="float" office:value="-1.90556962025316" calcext:value-type="float">
            <text:p>-1.906</text:p>
          </table:table-cell>
          <table:table-cell table:style-name="ce15" table:formula="of:=ABS([.H65])/[.$L$2]*100" office:value-type="float" office:value="8.46950976484655" calcext:value-type="float">
            <text:p>8.5</text:p>
          </table:table-cell>
          <table:table-cell table:style-name="ce15" table:formula="of:=ABS([.I65])/[.$L$2]*100" office:value-type="float" office:value="8.92121695230505" calcext:value-type="float">
            <text:p>8.9</text:p>
          </table:table-cell>
          <table:table-cell/>
          <table:table-cell table:number-columns-repeated="2" office:value-type="float" office:value="859707" calcext:value-type="float">
            <text:p>859707</text:p>
          </table:table-cell>
          <table:table-cell office:value-type="float" office:value="859708" calcext:value-type="float">
            <text:p>859708</text:p>
          </table:table-cell>
          <table:table-cell office:value-type="float" office:value="859709" calcext:value-type="float">
            <text:p>859709</text:p>
          </table:table-cell>
          <table:table-cell table:formula="of:=[.R65]-[.O65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-13.84" calcext:value-type="float">
            <text:p>-13.84</text:p>
          </table:table-cell>
          <table:table-cell/>
          <table:table-cell table:formula="of:=[.C66]-[.C65]" office:value-type="float" office:value="-0.75" calcext:value-type="float">
            <text:p>-0.75</text:p>
          </table:table-cell>
          <table:table-cell table:formula="of:=[.D66]-[.D65]" office:value-type="float" office:value="-0.779999999999999" calcext:value-type="float">
            <text:p>-0.779999999999999</text:p>
          </table:table-cell>
          <table:table-cell table:style-name="ce12" table:formula="of:=[.F66]/([.$D$27]/1000)" office:value-type="float" office:value="-29.8923874053408" calcext:value-type="float">
            <text:p>-29.9</text:p>
          </table:table-cell>
          <table:table-cell table:style-name="ce12" table:formula="of:=[.G66]/([.$D$27]/1000)" office:value-type="float" office:value="-31.0880829015544" calcext:value-type="float">
            <text:p>-31.1</text:p>
          </table:table-cell>
          <table:table-cell table:style-name="ce13" table:formula="of:=(1/[.H66])*60" office:value-type="float" office:value="-2.0072" calcext:value-type="float">
            <text:p>-2.007</text:p>
          </table:table-cell>
          <table:table-cell table:style-name="ce13" table:formula="of:=(1/[.I66])*60" office:value-type="float" office:value="-1.93" calcext:value-type="float">
            <text:p>-1.930</text:p>
          </table:table-cell>
          <table:table-cell table:style-name="ce15" table:formula="of:=ABS([.H66])/[.$L$2]*100" office:value-type="float" office:value="8.46950976484655" calcext:value-type="float">
            <text:p>8.5</text:p>
          </table:table-cell>
          <table:table-cell table:style-name="ce15" table:formula="of:=ABS([.I66])/[.$L$2]*100" office:value-type="float" office:value="8.80829015544041" calcext:value-type="float">
            <text:p>8.8</text:p>
          </table:table-cell>
          <table:table-cell/>
          <table:table-cell table:number-columns-repeated="2" office:value-type="float" office:value="859722" calcext:value-type="float">
            <text:p>859722</text:p>
          </table:table-cell>
          <table:table-cell office:value-type="float" office:value="859723" calcext:value-type="float">
            <text:p>859723</text:p>
          </table:table-cell>
          <table:table-cell office:value-type="float" office:value="859724" calcext:value-type="float">
            <text:p>859724</text:p>
          </table:table-cell>
          <table:table-cell table:formula="of:=[.R66]-[.O66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  <table:table-cell office:value-type="float" office:value="-14.61" calcext:value-type="float">
            <text:p>-14.61</text:p>
          </table:table-cell>
          <table:table-cell/>
          <table:table-cell table:formula="of:=[.C67]-[.C66]" office:value-type="float" office:value="-0.74" calcext:value-type="float">
            <text:p>-0.74</text:p>
          </table:table-cell>
          <table:table-cell table:formula="of:=[.D67]-[.D66]" office:value-type="float" office:value="-0.77" calcext:value-type="float">
            <text:p>-0.77</text:p>
          </table:table-cell>
          <table:table-cell table:style-name="ce12" table:formula="of:=[.F67]/([.$D$27]/1000)" office:value-type="float" office:value="-29.4938222399362" calcext:value-type="float">
            <text:p>-29.5</text:p>
          </table:table-cell>
          <table:table-cell table:style-name="ce12" table:formula="of:=[.G67]/([.$D$27]/1000)" office:value-type="float" office:value="-30.6895177361498" calcext:value-type="float">
            <text:p>-30.7</text:p>
          </table:table-cell>
          <table:table-cell table:style-name="ce13" table:formula="of:=(1/[.H67])*60" office:value-type="float" office:value="-2.03432432432432" calcext:value-type="float">
            <text:p>-2.034</text:p>
          </table:table-cell>
          <table:table-cell table:style-name="ce13" table:formula="of:=(1/[.I67])*60" office:value-type="float" office:value="-1.95506493506494" calcext:value-type="float">
            <text:p>-1.955</text:p>
          </table:table-cell>
          <table:table-cell table:style-name="ce15" table:formula="of:=ABS([.H67])/[.$L$2]*100" office:value-type="float" office:value="8.35658296798193" calcext:value-type="float">
            <text:p>8.4</text:p>
          </table:table-cell>
          <table:table-cell table:style-name="ce15" table:formula="of:=ABS([.I67])/[.$L$2]*100" office:value-type="float" office:value="8.69536335857579" calcext:value-type="float">
            <text:p>8.7</text:p>
          </table:table-cell>
          <table:table-cell/>
          <table:table-cell table:number-columns-repeated="2" office:value-type="float" office:value="859737" calcext:value-type="float">
            <text:p>859737</text:p>
          </table:table-cell>
          <table:table-cell office:value-type="float" office:value="859738" calcext:value-type="float">
            <text:p>859738</text:p>
          </table:table-cell>
          <table:table-cell office:value-type="float" office:value="859739" calcext:value-type="float">
            <text:p>859739</text:p>
          </table:table-cell>
          <table:table-cell table:formula="of:=[.R67]-[.O67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office:value-type="float" office:value="-15.38" calcext:value-type="float">
            <text:p>-15.38</text:p>
          </table:table-cell>
          <table:table-cell/>
          <table:table-cell table:formula="of:=[.C68]-[.C67]" office:value-type="float" office:value="-0.75" calcext:value-type="float">
            <text:p>-0.75</text:p>
          </table:table-cell>
          <table:table-cell table:formula="of:=[.D68]-[.D67]" office:value-type="float" office:value="-0.770000000000001" calcext:value-type="float">
            <text:p>-0.770000000000001</text:p>
          </table:table-cell>
          <table:table-cell table:style-name="ce12" table:formula="of:=[.F68]/([.$D$27]/1000)" office:value-type="float" office:value="-29.8923874053408" calcext:value-type="float">
            <text:p>-29.9</text:p>
          </table:table-cell>
          <table:table-cell table:style-name="ce12" table:formula="of:=[.G68]/([.$D$27]/1000)" office:value-type="float" office:value="-30.6895177361499" calcext:value-type="float">
            <text:p>-30.7</text:p>
          </table:table-cell>
          <table:table-cell table:style-name="ce13" table:formula="of:=(1/[.H68])*60" office:value-type="float" office:value="-2.0072" calcext:value-type="float">
            <text:p>-2.007</text:p>
          </table:table-cell>
          <table:table-cell table:style-name="ce13" table:formula="of:=(1/[.I68])*60" office:value-type="float" office:value="-1.95506493506493" calcext:value-type="float">
            <text:p>-1.955</text:p>
          </table:table-cell>
          <table:table-cell table:style-name="ce15" table:formula="of:=ABS([.H68])/[.$L$2]*100" office:value-type="float" office:value="8.46950976484655" calcext:value-type="float">
            <text:p>8.5</text:p>
          </table:table-cell>
          <table:table-cell table:style-name="ce15" table:formula="of:=ABS([.I68])/[.$L$2]*100" office:value-type="float" office:value="8.69536335857581" calcext:value-type="float">
            <text:p>8.7</text:p>
          </table:table-cell>
          <table:table-cell/>
          <table:table-cell table:number-columns-repeated="2" office:value-type="float" office:value="859752" calcext:value-type="float">
            <text:p>859752</text:p>
          </table:table-cell>
          <table:table-cell office:value-type="float" office:value="859753" calcext:value-type="float">
            <text:p>859753</text:p>
          </table:table-cell>
          <table:table-cell office:value-type="float" office:value="859754" calcext:value-type="float">
            <text:p>859754</text:p>
          </table:table-cell>
          <table:table-cell table:formula="of:=[.R68]-[.O68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-16.13" calcext:value-type="float">
            <text:p>-16.13</text:p>
          </table:table-cell>
          <table:table-cell/>
          <table:table-cell table:formula="of:=[.C69]-[.C68]" office:value-type="float" office:value="-0.75" calcext:value-type="float">
            <text:p>-0.75</text:p>
          </table:table-cell>
          <table:table-cell table:formula="of:=[.D69]-[.D68]" office:value-type="float" office:value="-0.749999999999998" calcext:value-type="float">
            <text:p>-0.749999999999998</text:p>
          </table:table-cell>
          <table:table-cell table:style-name="ce12" table:formula="of:=[.F69]/([.$D$27]/1000)" office:value-type="float" office:value="-29.8923874053408" calcext:value-type="float">
            <text:p>-29.9</text:p>
          </table:table-cell>
          <table:table-cell table:style-name="ce12" table:formula="of:=[.G69]/([.$D$27]/1000)" office:value-type="float" office:value="-29.8923874053407" calcext:value-type="float">
            <text:p>-29.9</text:p>
          </table:table-cell>
          <table:table-cell table:style-name="ce13" table:formula="of:=(1/[.H69])*60" office:value-type="float" office:value="-2.0072" calcext:value-type="float">
            <text:p>-2.007</text:p>
          </table:table-cell>
          <table:table-cell table:style-name="ce13" table:formula="of:=(1/[.I69])*60" office:value-type="float" office:value="-2.0072" calcext:value-type="float">
            <text:p>-2.007</text:p>
          </table:table-cell>
          <table:table-cell table:style-name="ce15" table:formula="of:=ABS([.H69])/[.$L$2]*100" office:value-type="float" office:value="8.46950976484655" calcext:value-type="float">
            <text:p>8.5</text:p>
          </table:table-cell>
          <table:table-cell table:style-name="ce15" table:formula="of:=ABS([.I69])/[.$L$2]*100" office:value-type="float" office:value="8.46950976484653" calcext:value-type="float">
            <text:p>8.5</text:p>
          </table:table-cell>
          <table:table-cell/>
          <table:table-cell table:number-columns-repeated="2" office:value-type="float" office:value="859767" calcext:value-type="float">
            <text:p>859767</text:p>
          </table:table-cell>
          <table:table-cell office:value-type="float" office:value="859768" calcext:value-type="float">
            <text:p>859768</text:p>
          </table:table-cell>
          <table:table-cell office:value-type="float" office:value="859769" calcext:value-type="float">
            <text:p>859769</text:p>
          </table:table-cell>
          <table:table-cell table:formula="of:=[.R69]-[.O69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16.89" calcext:value-type="float">
            <text:p>-16.89</text:p>
          </table:table-cell>
          <table:table-cell/>
          <table:table-cell table:formula="of:=[.C70]-[.C69]" office:value-type="float" office:value="-0.75" calcext:value-type="float">
            <text:p>-0.75</text:p>
          </table:table-cell>
          <table:table-cell table:formula="of:=[.D70]-[.D69]" office:value-type="float" office:value="-0.760000000000002" calcext:value-type="float">
            <text:p>-0.760000000000002</text:p>
          </table:table-cell>
          <table:table-cell table:style-name="ce12" table:formula="of:=[.F70]/([.$D$27]/1000)" office:value-type="float" office:value="-29.8923874053408" calcext:value-type="float">
            <text:p>-29.9</text:p>
          </table:table-cell>
          <table:table-cell table:style-name="ce12" table:formula="of:=[.G70]/([.$D$27]/1000)" office:value-type="float" office:value="-30.2909525707454" calcext:value-type="float">
            <text:p>-30.3</text:p>
          </table:table-cell>
          <table:table-cell table:style-name="ce13" table:formula="of:=(1/[.H70])*60" office:value-type="float" office:value="-2.0072" calcext:value-type="float">
            <text:p>-2.007</text:p>
          </table:table-cell>
          <table:table-cell table:style-name="ce13" table:formula="of:=(1/[.I70])*60" office:value-type="float" office:value="-1.98078947368421" calcext:value-type="float">
            <text:p>-1.981</text:p>
          </table:table-cell>
          <table:table-cell table:style-name="ce15" table:formula="of:=ABS([.H70])/[.$L$2]*100" office:value-type="float" office:value="8.46950976484655" calcext:value-type="float">
            <text:p>8.5</text:p>
          </table:table-cell>
          <table:table-cell table:style-name="ce15" table:formula="of:=ABS([.I70])/[.$L$2]*100" office:value-type="float" office:value="8.58243656171119" calcext:value-type="float">
            <text:p>8.6</text:p>
          </table:table-cell>
          <table:table-cell/>
          <table:table-cell table:number-columns-repeated="2" office:value-type="float" office:value="859782" calcext:value-type="float">
            <text:p>859782</text:p>
          </table:table-cell>
          <table:table-cell office:value-type="float" office:value="859783" calcext:value-type="float">
            <text:p>859783</text:p>
          </table:table-cell>
          <table:table-cell office:value-type="float" office:value="859784" calcext:value-type="float">
            <text:p>859784</text:p>
          </table:table-cell>
          <table:table-cell table:formula="of:=[.R70]-[.O70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office:value-type="float" office:value="-17.63" calcext:value-type="float">
            <text:p>-17.63</text:p>
          </table:table-cell>
          <table:table-cell/>
          <table:table-cell table:formula="of:=[.C71]-[.C70]" office:value-type="float" office:value="-0.74" calcext:value-type="float">
            <text:p>-0.74</text:p>
          </table:table-cell>
          <table:table-cell table:formula="of:=[.D71]-[.D70]" office:value-type="float" office:value="-0.739999999999998" calcext:value-type="float">
            <text:p>-0.739999999999998</text:p>
          </table:table-cell>
          <table:table-cell table:style-name="ce12" table:formula="of:=[.F71]/([.$D$27]/1000)" office:value-type="float" office:value="-29.4938222399362" calcext:value-type="float">
            <text:p>-29.5</text:p>
          </table:table-cell>
          <table:table-cell table:style-name="ce12" table:formula="of:=[.G71]/([.$D$27]/1000)" office:value-type="float" office:value="-29.4938222399362" calcext:value-type="float">
            <text:p>-29.5</text:p>
          </table:table-cell>
          <table:table-cell table:style-name="ce13" table:formula="of:=(1/[.H71])*60" office:value-type="float" office:value="-2.03432432432432" calcext:value-type="float">
            <text:p>-2.034</text:p>
          </table:table-cell>
          <table:table-cell table:style-name="ce13" table:formula="of:=(1/[.I71])*60" office:value-type="float" office:value="-2.03432432432433" calcext:value-type="float">
            <text:p>-2.034</text:p>
          </table:table-cell>
          <table:table-cell table:style-name="ce15" table:formula="of:=ABS([.H71])/[.$L$2]*100" office:value-type="float" office:value="8.35658296798193" calcext:value-type="float">
            <text:p>8.4</text:p>
          </table:table-cell>
          <table:table-cell table:style-name="ce15" table:formula="of:=ABS([.I71])/[.$L$2]*100" office:value-type="float" office:value="8.35658296798191" calcext:value-type="float">
            <text:p>8.4</text:p>
          </table:table-cell>
          <table:table-cell/>
          <table:table-cell table:number-columns-repeated="2" office:value-type="float" office:value="859797" calcext:value-type="float">
            <text:p>859797</text:p>
          </table:table-cell>
          <table:table-cell office:value-type="float" office:value="859798" calcext:value-type="float">
            <text:p>859798</text:p>
          </table:table-cell>
          <table:table-cell office:value-type="float" office:value="859799" calcext:value-type="float">
            <text:p>859799</text:p>
          </table:table-cell>
          <table:table-cell table:formula="of:=[.R71]-[.O71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-1.38" calcext:value-type="float">
            <text:p>-1.38</text:p>
          </table:table-cell>
          <table:table-cell office:value-type="float" office:value="-18.37" calcext:value-type="float">
            <text:p>-18.37</text:p>
          </table:table-cell>
          <table:table-cell/>
          <table:table-cell table:formula="of:=[.C72]-[.C71]" office:value-type="float" office:value="-0.75" calcext:value-type="float">
            <text:p>-0.75</text:p>
          </table:table-cell>
          <table:table-cell table:formula="of:=[.D72]-[.D71]" office:value-type="float" office:value="-0.740000000000002" calcext:value-type="float">
            <text:p>-0.740000000000002</text:p>
          </table:table-cell>
          <table:table-cell table:style-name="ce12" table:formula="of:=[.F72]/([.$D$27]/1000)" office:value-type="float" office:value="-29.8923874053408" calcext:value-type="float">
            <text:p>-29.9</text:p>
          </table:table-cell>
          <table:table-cell table:style-name="ce12" table:formula="of:=[.G72]/([.$D$27]/1000)" office:value-type="float" office:value="-29.4938222399363" calcext:value-type="float">
            <text:p>-29.5</text:p>
          </table:table-cell>
          <table:table-cell table:style-name="ce13" table:formula="of:=(1/[.H72])*60" office:value-type="float" office:value="-2.0072" calcext:value-type="float">
            <text:p>-2.007</text:p>
          </table:table-cell>
          <table:table-cell table:style-name="ce13" table:formula="of:=(1/[.I72])*60" office:value-type="float" office:value="-2.03432432432432" calcext:value-type="float">
            <text:p>-2.034</text:p>
          </table:table-cell>
          <table:table-cell table:style-name="ce15" table:formula="of:=ABS([.H72])/[.$L$2]*100" office:value-type="float" office:value="8.46950976484655" calcext:value-type="float">
            <text:p>8.5</text:p>
          </table:table-cell>
          <table:table-cell table:style-name="ce15" table:formula="of:=ABS([.I72])/[.$L$2]*100" office:value-type="float" office:value="8.35658296798195" calcext:value-type="float">
            <text:p>8.4</text:p>
          </table:table-cell>
          <table:table-cell/>
          <table:table-cell table:number-columns-repeated="2" office:value-type="float" office:value="859812" calcext:value-type="float">
            <text:p>859812</text:p>
          </table:table-cell>
          <table:table-cell office:value-type="float" office:value="859813" calcext:value-type="float">
            <text:p>859813</text:p>
          </table:table-cell>
          <table:table-cell office:value-type="float" office:value="859814" calcext:value-type="float">
            <text:p>859814</text:p>
          </table:table-cell>
          <table:table-cell table:formula="of:=[.R72]-[.O72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-2.13" calcext:value-type="float">
            <text:p>-2.13</text:p>
          </table:table-cell>
          <table:table-cell office:value-type="float" office:value="-19.1" calcext:value-type="float">
            <text:p>-19.1</text:p>
          </table:table-cell>
          <table:table-cell/>
          <table:table-cell table:formula="of:=[.C73]-[.C72]" office:value-type="float" office:value="-0.75" calcext:value-type="float">
            <text:p>-0.75</text:p>
          </table:table-cell>
          <table:table-cell table:formula="of:=[.D73]-[.D72]" office:value-type="float" office:value="-0.73" calcext:value-type="float">
            <text:p>-0.73</text:p>
          </table:table-cell>
          <table:table-cell table:style-name="ce12" table:formula="of:=[.F73]/([.$D$27]/1000)" office:value-type="float" office:value="-29.8923874053408" calcext:value-type="float">
            <text:p>-29.9</text:p>
          </table:table-cell>
          <table:table-cell table:style-name="ce12" table:formula="of:=[.G73]/([.$D$27]/1000)" office:value-type="float" office:value="-29.0952570745317" calcext:value-type="float">
            <text:p>-29.1</text:p>
          </table:table-cell>
          <table:table-cell table:style-name="ce13" table:formula="of:=(1/[.H73])*60" office:value-type="float" office:value="-2.0072" calcext:value-type="float">
            <text:p>-2.007</text:p>
          </table:table-cell>
          <table:table-cell table:style-name="ce13" table:formula="of:=(1/[.I73])*60" office:value-type="float" office:value="-2.06219178082192" calcext:value-type="float">
            <text:p>-2.062</text:p>
          </table:table-cell>
          <table:table-cell table:style-name="ce15" table:formula="of:=ABS([.H73])/[.$L$2]*100" office:value-type="float" office:value="8.46950976484655" calcext:value-type="float">
            <text:p>8.5</text:p>
          </table:table-cell>
          <table:table-cell table:style-name="ce15" table:formula="of:=ABS([.I73])/[.$L$2]*100" office:value-type="float" office:value="8.24365617111732" calcext:value-type="float">
            <text:p>8.2</text:p>
          </table:table-cell>
          <table:table-cell/>
          <table:table-cell table:number-columns-repeated="2" office:value-type="float" office:value="859827" calcext:value-type="float">
            <text:p>859827</text:p>
          </table:table-cell>
          <table:table-cell office:value-type="float" office:value="859828" calcext:value-type="float">
            <text:p>859828</text:p>
          </table:table-cell>
          <table:table-cell office:value-type="float" office:value="859829" calcext:value-type="float">
            <text:p>859829</text:p>
          </table:table-cell>
          <table:table-cell table:formula="of:=[.R73]-[.O73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-2.87" calcext:value-type="float">
            <text:p>-2.87</text:p>
          </table:table-cell>
          <table:table-cell office:value-type="float" office:value="-19.82" calcext:value-type="float">
            <text:p>-19.82</text:p>
          </table:table-cell>
          <table:table-cell/>
          <table:table-cell table:formula="of:=[.C74]-[.C73]" office:value-type="float" office:value="-0.74" calcext:value-type="float">
            <text:p>-0.74</text:p>
          </table:table-cell>
          <table:table-cell table:formula="of:=[.D74]-[.D73]" office:value-type="float" office:value="-0.719999999999999" calcext:value-type="float">
            <text:p>-0.719999999999999</text:p>
          </table:table-cell>
          <table:table-cell table:style-name="ce12" table:formula="of:=[.F74]/([.$D$27]/1000)" office:value-type="float" office:value="-29.4938222399362" calcext:value-type="float">
            <text:p>-29.5</text:p>
          </table:table-cell>
          <table:table-cell table:style-name="ce12" table:formula="of:=[.G74]/([.$D$27]/1000)" office:value-type="float" office:value="-28.6966919091271" calcext:value-type="float">
            <text:p>-28.7</text:p>
          </table:table-cell>
          <table:table-cell table:style-name="ce13" table:formula="of:=(1/[.H74])*60" office:value-type="float" office:value="-2.03432432432432" calcext:value-type="float">
            <text:p>-2.034</text:p>
          </table:table-cell>
          <table:table-cell table:style-name="ce13" table:formula="of:=(1/[.I74])*60" office:value-type="float" office:value="-2.09083333333334" calcext:value-type="float">
            <text:p>-2.091</text:p>
          </table:table-cell>
          <table:table-cell table:style-name="ce15" table:formula="of:=ABS([.H74])/[.$L$2]*100" office:value-type="float" office:value="8.35658296798193" calcext:value-type="float">
            <text:p>8.4</text:p>
          </table:table-cell>
          <table:table-cell table:style-name="ce15" table:formula="of:=ABS([.I74])/[.$L$2]*100" office:value-type="float" office:value="8.13072937425268" calcext:value-type="float">
            <text:p>8.1</text:p>
          </table:table-cell>
          <table:table-cell/>
          <table:table-cell table:number-columns-repeated="2" office:value-type="float" office:value="859842" calcext:value-type="float">
            <text:p>859842</text:p>
          </table:table-cell>
          <table:table-cell office:value-type="float" office:value="859843" calcext:value-type="float">
            <text:p>859843</text:p>
          </table:table-cell>
          <table:table-cell office:value-type="float" office:value="859844" calcext:value-type="float">
            <text:p>859844</text:p>
          </table:table-cell>
          <table:table-cell table:formula="of:=[.R74]-[.O74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-3.62" calcext:value-type="float">
            <text:p>-3.62</text:p>
          </table:table-cell>
          <table:table-cell office:value-type="float" office:value="-20.54" calcext:value-type="float">
            <text:p>-20.54</text:p>
          </table:table-cell>
          <table:table-cell/>
          <table:table-cell table:formula="of:=[.C75]-[.C74]" office:value-type="float" office:value="-0.75" calcext:value-type="float">
            <text:p>-0.75</text:p>
          </table:table-cell>
          <table:table-cell table:formula="of:=[.D75]-[.D74]" office:value-type="float" office:value="-0.719999999999999" calcext:value-type="float">
            <text:p>-0.719999999999999</text:p>
          </table:table-cell>
          <table:table-cell table:style-name="ce12" table:formula="of:=[.F75]/([.$D$27]/1000)" office:value-type="float" office:value="-29.8923874053408" calcext:value-type="float">
            <text:p>-29.9</text:p>
          </table:table-cell>
          <table:table-cell table:style-name="ce12" table:formula="of:=[.G75]/([.$D$27]/1000)" office:value-type="float" office:value="-28.6966919091271" calcext:value-type="float">
            <text:p>-28.7</text:p>
          </table:table-cell>
          <table:table-cell table:style-name="ce13" table:formula="of:=(1/[.H75])*60" office:value-type="float" office:value="-2.0072" calcext:value-type="float">
            <text:p>-2.007</text:p>
          </table:table-cell>
          <table:table-cell table:style-name="ce13" table:formula="of:=(1/[.I75])*60" office:value-type="float" office:value="-2.09083333333334" calcext:value-type="float">
            <text:p>-2.091</text:p>
          </table:table-cell>
          <table:table-cell table:style-name="ce15" table:formula="of:=ABS([.H75])/[.$L$2]*100" office:value-type="float" office:value="8.46950976484655" calcext:value-type="float">
            <text:p>8.5</text:p>
          </table:table-cell>
          <table:table-cell table:style-name="ce15" table:formula="of:=ABS([.I75])/[.$L$2]*100" office:value-type="float" office:value="8.13072937425268" calcext:value-type="float">
            <text:p>8.1</text:p>
          </table:table-cell>
          <table:table-cell/>
          <table:table-cell table:number-columns-repeated="2" office:value-type="float" office:value="859857" calcext:value-type="float">
            <text:p>859857</text:p>
          </table:table-cell>
          <table:table-cell office:value-type="float" office:value="859858" calcext:value-type="float">
            <text:p>859858</text:p>
          </table:table-cell>
          <table:table-cell office:value-type="float" office:value="859859" calcext:value-type="float">
            <text:p>859859</text:p>
          </table:table-cell>
          <table:table-cell table:formula="of:=[.R75]-[.O75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-4.37" calcext:value-type="float">
            <text:p>-4.37</text:p>
          </table:table-cell>
          <table:table-cell office:value-type="float" office:value="-21.26" calcext:value-type="float">
            <text:p>-21.26</text:p>
          </table:table-cell>
          <table:table-cell/>
          <table:table-cell table:formula="of:=[.C76]-[.C75]" office:value-type="float" office:value="-0.75" calcext:value-type="float">
            <text:p>-0.75</text:p>
          </table:table-cell>
          <table:table-cell table:formula="of:=[.D76]-[.D75]" office:value-type="float" office:value="-0.720000000000002" calcext:value-type="float">
            <text:p>-0.720000000000002</text:p>
          </table:table-cell>
          <table:table-cell table:style-name="ce12" table:formula="of:=[.F76]/([.$D$27]/1000)" office:value-type="float" office:value="-29.8923874053408" calcext:value-type="float">
            <text:p>-29.9</text:p>
          </table:table-cell>
          <table:table-cell table:style-name="ce12" table:formula="of:=[.G76]/([.$D$27]/1000)" office:value-type="float" office:value="-28.6966919091272" calcext:value-type="float">
            <text:p>-28.7</text:p>
          </table:table-cell>
          <table:table-cell table:style-name="ce13" table:formula="of:=(1/[.H76])*60" office:value-type="float" office:value="-2.0072" calcext:value-type="float">
            <text:p>-2.007</text:p>
          </table:table-cell>
          <table:table-cell table:style-name="ce13" table:formula="of:=(1/[.I76])*60" office:value-type="float" office:value="-2.09083333333333" calcext:value-type="float">
            <text:p>-2.091</text:p>
          </table:table-cell>
          <table:table-cell table:style-name="ce15" table:formula="of:=ABS([.H76])/[.$L$2]*100" office:value-type="float" office:value="8.46950976484655" calcext:value-type="float">
            <text:p>8.5</text:p>
          </table:table-cell>
          <table:table-cell table:style-name="ce15" table:formula="of:=ABS([.I76])/[.$L$2]*100" office:value-type="float" office:value="8.13072937425272" calcext:value-type="float">
            <text:p>8.1</text:p>
          </table:table-cell>
          <table:table-cell/>
          <table:table-cell table:number-columns-repeated="2" office:value-type="float" office:value="859872" calcext:value-type="float">
            <text:p>859872</text:p>
          </table:table-cell>
          <table:table-cell office:value-type="float" office:value="859873" calcext:value-type="float">
            <text:p>859873</text:p>
          </table:table-cell>
          <table:table-cell office:value-type="float" office:value="859874" calcext:value-type="float">
            <text:p>859874</text:p>
          </table:table-cell>
          <table:table-cell table:formula="of:=[.R76]-[.O76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-5.12" calcext:value-type="float">
            <text:p>-5.12</text:p>
          </table:table-cell>
          <table:table-cell office:value-type="float" office:value="-21.96" calcext:value-type="float">
            <text:p>-21.96</text:p>
          </table:table-cell>
          <table:table-cell/>
          <table:table-cell table:formula="of:=[.C77]-[.C76]" office:value-type="float" office:value="-0.75" calcext:value-type="float">
            <text:p>-0.75</text:p>
          </table:table-cell>
          <table:table-cell table:formula="of:=[.D77]-[.D76]" office:value-type="float" office:value="-0.699999999999999" calcext:value-type="float">
            <text:p>-0.699999999999999</text:p>
          </table:table-cell>
          <table:table-cell table:style-name="ce12" table:formula="of:=[.F77]/([.$D$27]/1000)" office:value-type="float" office:value="-29.8923874053408" calcext:value-type="float">
            <text:p>-29.9</text:p>
          </table:table-cell>
          <table:table-cell table:style-name="ce12" table:formula="of:=[.G77]/([.$D$27]/1000)" office:value-type="float" office:value="-27.899561578318" calcext:value-type="float">
            <text:p>-27.9</text:p>
          </table:table-cell>
          <table:table-cell table:style-name="ce13" table:formula="of:=(1/[.H77])*60" office:value-type="float" office:value="-2.0072" calcext:value-type="float">
            <text:p>-2.007</text:p>
          </table:table-cell>
          <table:table-cell table:style-name="ce13" table:formula="of:=(1/[.I77])*60" office:value-type="float" office:value="-2.15057142857143" calcext:value-type="float">
            <text:p>-2.151</text:p>
          </table:table-cell>
          <table:table-cell table:style-name="ce15" table:formula="of:=ABS([.H77])/[.$L$2]*100" office:value-type="float" office:value="8.46950976484655" calcext:value-type="float">
            <text:p>8.5</text:p>
          </table:table-cell>
          <table:table-cell table:style-name="ce15" table:formula="of:=ABS([.I77])/[.$L$2]*100" office:value-type="float" office:value="7.90487578052344" calcext:value-type="float">
            <text:p>7.9</text:p>
          </table:table-cell>
          <table:table-cell/>
          <table:table-cell table:number-columns-repeated="2" office:value-type="float" office:value="859887" calcext:value-type="float">
            <text:p>859887</text:p>
          </table:table-cell>
          <table:table-cell office:value-type="float" office:value="859888" calcext:value-type="float">
            <text:p>859888</text:p>
          </table:table-cell>
          <table:table-cell office:value-type="float" office:value="859889" calcext:value-type="float">
            <text:p>859889</text:p>
          </table:table-cell>
          <table:table-cell table:formula="of:=[.R77]-[.O77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-5.87" calcext:value-type="float">
            <text:p>-5.87</text:p>
          </table:table-cell>
          <table:table-cell office:value-type="float" office:value="-22.66" calcext:value-type="float">
            <text:p>-22.66</text:p>
          </table:table-cell>
          <table:table-cell/>
          <table:table-cell table:formula="of:=[.C78]-[.C77]" office:value-type="float" office:value="-0.75" calcext:value-type="float">
            <text:p>-0.75</text:p>
          </table:table-cell>
          <table:table-cell table:formula="of:=[.D78]-[.D77]" office:value-type="float" office:value="-0.699999999999999" calcext:value-type="float">
            <text:p>-0.699999999999999</text:p>
          </table:table-cell>
          <table:table-cell table:style-name="ce12" table:formula="of:=[.F78]/([.$D$27]/1000)" office:value-type="float" office:value="-29.8923874053408" calcext:value-type="float">
            <text:p>-29.9</text:p>
          </table:table-cell>
          <table:table-cell table:style-name="ce12" table:formula="of:=[.G78]/([.$D$27]/1000)" office:value-type="float" office:value="-27.899561578318" calcext:value-type="float">
            <text:p>-27.9</text:p>
          </table:table-cell>
          <table:table-cell table:style-name="ce13" table:formula="of:=(1/[.H78])*60" office:value-type="float" office:value="-2.0072" calcext:value-type="float">
            <text:p>-2.007</text:p>
          </table:table-cell>
          <table:table-cell table:style-name="ce13" table:formula="of:=(1/[.I78])*60" office:value-type="float" office:value="-2.15057142857143" calcext:value-type="float">
            <text:p>-2.151</text:p>
          </table:table-cell>
          <table:table-cell table:style-name="ce15" table:formula="of:=ABS([.H78])/[.$L$2]*100" office:value-type="float" office:value="8.46950976484655" calcext:value-type="float">
            <text:p>8.5</text:p>
          </table:table-cell>
          <table:table-cell table:style-name="ce15" table:formula="of:=ABS([.I78])/[.$L$2]*100" office:value-type="float" office:value="7.90487578052344" calcext:value-type="float">
            <text:p>7.9</text:p>
          </table:table-cell>
          <table:table-cell/>
          <table:table-cell table:number-columns-repeated="2" office:value-type="float" office:value="859902" calcext:value-type="float">
            <text:p>859902</text:p>
          </table:table-cell>
          <table:table-cell office:value-type="float" office:value="859903" calcext:value-type="float">
            <text:p>859903</text:p>
          </table:table-cell>
          <table:table-cell office:value-type="float" office:value="859904" calcext:value-type="float">
            <text:p>859904</text:p>
          </table:table-cell>
          <table:table-cell table:formula="of:=[.R78]-[.O78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6.62" calcext:value-type="float">
            <text:p>-6.62</text:p>
          </table:table-cell>
          <table:table-cell office:value-type="float" office:value="-23.36" calcext:value-type="float">
            <text:p>-23.36</text:p>
          </table:table-cell>
          <table:table-cell/>
          <table:table-cell table:formula="of:=[.C79]-[.C78]" office:value-type="float" office:value="-0.75" calcext:value-type="float">
            <text:p>-0.75</text:p>
          </table:table-cell>
          <table:table-cell table:formula="of:=[.D79]-[.D78]" office:value-type="float" office:value="-0.699999999999999" calcext:value-type="float">
            <text:p>-0.699999999999999</text:p>
          </table:table-cell>
          <table:table-cell table:style-name="ce12" table:formula="of:=[.F79]/([.$D$27]/1000)" office:value-type="float" office:value="-29.8923874053408" calcext:value-type="float">
            <text:p>-29.9</text:p>
          </table:table-cell>
          <table:table-cell table:style-name="ce12" table:formula="of:=[.G79]/([.$D$27]/1000)" office:value-type="float" office:value="-27.899561578318" calcext:value-type="float">
            <text:p>-27.9</text:p>
          </table:table-cell>
          <table:table-cell table:style-name="ce13" table:formula="of:=(1/[.H79])*60" office:value-type="float" office:value="-2.0072" calcext:value-type="float">
            <text:p>-2.007</text:p>
          </table:table-cell>
          <table:table-cell table:style-name="ce13" table:formula="of:=(1/[.I79])*60" office:value-type="float" office:value="-2.15057142857143" calcext:value-type="float">
            <text:p>-2.151</text:p>
          </table:table-cell>
          <table:table-cell table:style-name="ce15" table:formula="of:=ABS([.H79])/[.$L$2]*100" office:value-type="float" office:value="8.46950976484655" calcext:value-type="float">
            <text:p>8.5</text:p>
          </table:table-cell>
          <table:table-cell table:style-name="ce15" table:formula="of:=ABS([.I79])/[.$L$2]*100" office:value-type="float" office:value="7.90487578052344" calcext:value-type="float">
            <text:p>7.9</text:p>
          </table:table-cell>
          <table:table-cell/>
          <table:table-cell table:number-columns-repeated="2" office:value-type="float" office:value="859917" calcext:value-type="float">
            <text:p>859917</text:p>
          </table:table-cell>
          <table:table-cell office:value-type="float" office:value="859918" calcext:value-type="float">
            <text:p>859918</text:p>
          </table:table-cell>
          <table:table-cell office:value-type="float" office:value="859919" calcext:value-type="float">
            <text:p>859919</text:p>
          </table:table-cell>
          <table:table-cell table:formula="of:=[.R79]-[.O79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-7.37" calcext:value-type="float">
            <text:p>-7.37</text:p>
          </table:table-cell>
          <table:table-cell office:value-type="float" office:value="-24.05" calcext:value-type="float">
            <text:p>-24.05</text:p>
          </table:table-cell>
          <table:table-cell/>
          <table:table-cell table:formula="of:=[.C80]-[.C79]" office:value-type="float" office:value="-0.75" calcext:value-type="float">
            <text:p>-0.75</text:p>
          </table:table-cell>
          <table:table-cell table:formula="of:=[.D80]-[.D79]" office:value-type="float" office:value="-0.690000000000001" calcext:value-type="float">
            <text:p>-0.690000000000001</text:p>
          </table:table-cell>
          <table:table-cell table:style-name="ce12" table:formula="of:=[.F80]/([.$D$27]/1000)" office:value-type="float" office:value="-29.8923874053408" calcext:value-type="float">
            <text:p>-29.9</text:p>
          </table:table-cell>
          <table:table-cell table:style-name="ce12" table:formula="of:=[.G80]/([.$D$27]/1000)" office:value-type="float" office:value="-27.5009964129136" calcext:value-type="float">
            <text:p>-27.5</text:p>
          </table:table-cell>
          <table:table-cell table:style-name="ce13" table:formula="of:=(1/[.H80])*60" office:value-type="float" office:value="-2.0072" calcext:value-type="float">
            <text:p>-2.007</text:p>
          </table:table-cell>
          <table:table-cell table:style-name="ce13" table:formula="of:=(1/[.I80])*60" office:value-type="float" office:value="-2.18173913043478" calcext:value-type="float">
            <text:p>-2.182</text:p>
          </table:table-cell>
          <table:table-cell table:style-name="ce15" table:formula="of:=ABS([.H80])/[.$L$2]*100" office:value-type="float" office:value="8.46950976484655" calcext:value-type="float">
            <text:p>8.5</text:p>
          </table:table-cell>
          <table:table-cell table:style-name="ce15" table:formula="of:=ABS([.I80])/[.$L$2]*100" office:value-type="float" office:value="7.79194898365884" calcext:value-type="float">
            <text:p>7.8</text:p>
          </table:table-cell>
          <table:table-cell/>
          <table:table-cell table:number-columns-repeated="2" office:value-type="float" office:value="859932" calcext:value-type="float">
            <text:p>859932</text:p>
          </table:table-cell>
          <table:table-cell office:value-type="float" office:value="859933" calcext:value-type="float">
            <text:p>859933</text:p>
          </table:table-cell>
          <table:table-cell office:value-type="float" office:value="859934" calcext:value-type="float">
            <text:p>859934</text:p>
          </table:table-cell>
          <table:table-cell table:formula="of:=[.R80]-[.O80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-8.12" calcext:value-type="float">
            <text:p>-8.12</text:p>
          </table:table-cell>
          <table:table-cell office:value-type="float" office:value="-24.73" calcext:value-type="float">
            <text:p>-24.73</text:p>
          </table:table-cell>
          <table:table-cell/>
          <table:table-cell table:formula="of:=[.C81]-[.C80]" office:value-type="float" office:value="-0.749999999999999" calcext:value-type="float">
            <text:p>-0.749999999999999</text:p>
          </table:table-cell>
          <table:table-cell table:formula="of:=[.D81]-[.D80]" office:value-type="float" office:value="-0.68" calcext:value-type="float">
            <text:p>-0.68</text:p>
          </table:table-cell>
          <table:table-cell table:style-name="ce12" table:formula="of:=[.F81]/([.$D$27]/1000)" office:value-type="float" office:value="-29.8923874053407" calcext:value-type="float">
            <text:p>-29.9</text:p>
          </table:table-cell>
          <table:table-cell table:style-name="ce12" table:formula="of:=[.G81]/([.$D$27]/1000)" office:value-type="float" office:value="-27.102431247509" calcext:value-type="float">
            <text:p>-27.1</text:p>
          </table:table-cell>
          <table:table-cell table:style-name="ce13" table:formula="of:=(1/[.H81])*60" office:value-type="float" office:value="-2.0072" calcext:value-type="float">
            <text:p>-2.007</text:p>
          </table:table-cell>
          <table:table-cell table:style-name="ce13" table:formula="of:=(1/[.I81])*60" office:value-type="float" office:value="-2.21382352941177" calcext:value-type="float">
            <text:p>-2.214</text:p>
          </table:table-cell>
          <table:table-cell table:style-name="ce15" table:formula="of:=ABS([.H81])/[.$L$2]*100" office:value-type="float" office:value="8.46950976484654" calcext:value-type="float">
            <text:p>8.5</text:p>
          </table:table-cell>
          <table:table-cell table:style-name="ce15" table:formula="of:=ABS([.I81])/[.$L$2]*100" office:value-type="float" office:value="7.67902218679421" calcext:value-type="float">
            <text:p>7.7</text:p>
          </table:table-cell>
          <table:table-cell/>
          <table:table-cell table:number-columns-repeated="2" office:value-type="float" office:value="859947" calcext:value-type="float">
            <text:p>859947</text:p>
          </table:table-cell>
          <table:table-cell office:value-type="float" office:value="859948" calcext:value-type="float">
            <text:p>859948</text:p>
          </table:table-cell>
          <table:table-cell office:value-type="float" office:value="859949" calcext:value-type="float">
            <text:p>859949</text:p>
          </table:table-cell>
          <table:table-cell table:formula="of:=[.R81]-[.O81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-8.88" calcext:value-type="float">
            <text:p>-8.88</text:p>
          </table:table-cell>
          <table:table-cell office:value-type="float" office:value="-25.41" calcext:value-type="float">
            <text:p>-25.41</text:p>
          </table:table-cell>
          <table:table-cell/>
          <table:table-cell table:formula="of:=[.C82]-[.C81]" office:value-type="float" office:value="-0.760000000000002" calcext:value-type="float">
            <text:p>-0.760000000000002</text:p>
          </table:table-cell>
          <table:table-cell table:formula="of:=[.D82]-[.D81]" office:value-type="float" office:value="-0.68" calcext:value-type="float">
            <text:p>-0.68</text:p>
          </table:table-cell>
          <table:table-cell table:style-name="ce12" table:formula="of:=[.F82]/([.$D$27]/1000)" office:value-type="float" office:value="-30.2909525707454" calcext:value-type="float">
            <text:p>-30.3</text:p>
          </table:table-cell>
          <table:table-cell table:style-name="ce12" table:formula="of:=[.G82]/([.$D$27]/1000)" office:value-type="float" office:value="-27.102431247509" calcext:value-type="float">
            <text:p>-27.1</text:p>
          </table:table-cell>
          <table:table-cell table:style-name="ce13" table:formula="of:=(1/[.H82])*60" office:value-type="float" office:value="-1.98078947368421" calcext:value-type="float">
            <text:p>-1.981</text:p>
          </table:table-cell>
          <table:table-cell table:style-name="ce13" table:formula="of:=(1/[.I82])*60" office:value-type="float" office:value="-2.21382352941177" calcext:value-type="float">
            <text:p>-2.214</text:p>
          </table:table-cell>
          <table:table-cell table:style-name="ce15" table:formula="of:=ABS([.H82])/[.$L$2]*100" office:value-type="float" office:value="8.58243656171119" calcext:value-type="float">
            <text:p>8.6</text:p>
          </table:table-cell>
          <table:table-cell table:style-name="ce15" table:formula="of:=ABS([.I82])/[.$L$2]*100" office:value-type="float" office:value="7.67902218679421" calcext:value-type="float">
            <text:p>7.7</text:p>
          </table:table-cell>
          <table:table-cell/>
          <table:table-cell table:number-columns-repeated="2" office:value-type="float" office:value="859962" calcext:value-type="float">
            <text:p>859962</text:p>
          </table:table-cell>
          <table:table-cell office:value-type="float" office:value="859963" calcext:value-type="float">
            <text:p>859963</text:p>
          </table:table-cell>
          <table:table-cell office:value-type="float" office:value="859964" calcext:value-type="float">
            <text:p>859964</text:p>
          </table:table-cell>
          <table:table-cell table:formula="of:=[.R82]-[.O82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9.63" calcext:value-type="float">
            <text:p>-9.63</text:p>
          </table:table-cell>
          <table:table-cell office:value-type="float" office:value="-26.08" calcext:value-type="float">
            <text:p>-26.08</text:p>
          </table:table-cell>
          <table:table-cell/>
          <table:table-cell table:formula="of:=[.C83]-[.C82]" office:value-type="float" office:value="-0.75" calcext:value-type="float">
            <text:p>-0.75</text:p>
          </table:table-cell>
          <table:table-cell table:formula="of:=[.D83]-[.D82]" office:value-type="float" office:value="-0.669999999999998" calcext:value-type="float">
            <text:p>-0.669999999999998</text:p>
          </table:table-cell>
          <table:table-cell table:style-name="ce12" table:formula="of:=[.F83]/([.$D$27]/1000)" office:value-type="float" office:value="-29.8923874053408" calcext:value-type="float">
            <text:p>-29.9</text:p>
          </table:table-cell>
          <table:table-cell table:style-name="ce12" table:formula="of:=[.G83]/([.$D$27]/1000)" office:value-type="float" office:value="-26.7038660821043" calcext:value-type="float">
            <text:p>-26.7</text:p>
          </table:table-cell>
          <table:table-cell table:style-name="ce13" table:formula="of:=(1/[.H83])*60" office:value-type="float" office:value="-2.0072" calcext:value-type="float">
            <text:p>-2.007</text:p>
          </table:table-cell>
          <table:table-cell table:style-name="ce13" table:formula="of:=(1/[.I83])*60" office:value-type="float" office:value="-2.2468656716418" calcext:value-type="float">
            <text:p>-2.247</text:p>
          </table:table-cell>
          <table:table-cell table:style-name="ce15" table:formula="of:=ABS([.H83])/[.$L$2]*100" office:value-type="float" office:value="8.46950976484655" calcext:value-type="float">
            <text:p>8.5</text:p>
          </table:table-cell>
          <table:table-cell table:style-name="ce15" table:formula="of:=ABS([.I83])/[.$L$2]*100" office:value-type="float" office:value="7.56609538992957" calcext:value-type="float">
            <text:p>7.6</text:p>
          </table:table-cell>
          <table:table-cell/>
          <table:table-cell table:number-columns-repeated="2" office:value-type="float" office:value="859977" calcext:value-type="float">
            <text:p>859977</text:p>
          </table:table-cell>
          <table:table-cell office:value-type="float" office:value="859978" calcext:value-type="float">
            <text:p>859978</text:p>
          </table:table-cell>
          <table:table-cell office:value-type="float" office:value="859979" calcext:value-type="float">
            <text:p>859979</text:p>
          </table:table-cell>
          <table:table-cell table:formula="of:=[.R83]-[.O83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-10.39" calcext:value-type="float">
            <text:p>-10.39</text:p>
          </table:table-cell>
          <table:table-cell office:value-type="float" office:value="-26.75" calcext:value-type="float">
            <text:p>-26.75</text:p>
          </table:table-cell>
          <table:table-cell/>
          <table:table-cell table:formula="of:=[.C84]-[.C83]" office:value-type="float" office:value="-0.76" calcext:value-type="float">
            <text:p>-0.76</text:p>
          </table:table-cell>
          <table:table-cell table:formula="of:=[.D84]-[.D83]" office:value-type="float" office:value="-0.670000000000002" calcext:value-type="float">
            <text:p>-0.670000000000002</text:p>
          </table:table-cell>
          <table:table-cell table:style-name="ce12" table:formula="of:=[.F84]/([.$D$27]/1000)" office:value-type="float" office:value="-30.2909525707453" calcext:value-type="float">
            <text:p>-30.3</text:p>
          </table:table-cell>
          <table:table-cell table:style-name="ce12" table:formula="of:=[.G84]/([.$D$27]/1000)" office:value-type="float" office:value="-26.7038660821045" calcext:value-type="float">
            <text:p>-26.7</text:p>
          </table:table-cell>
          <table:table-cell table:style-name="ce13" table:formula="of:=(1/[.H84])*60" office:value-type="float" office:value="-1.98078947368421" calcext:value-type="float">
            <text:p>-1.981</text:p>
          </table:table-cell>
          <table:table-cell table:style-name="ce13" table:formula="of:=(1/[.I84])*60" office:value-type="float" office:value="-2.24686567164179" calcext:value-type="float">
            <text:p>-2.247</text:p>
          </table:table-cell>
          <table:table-cell table:style-name="ce15" table:formula="of:=ABS([.H84])/[.$L$2]*100" office:value-type="float" office:value="8.58243656171117" calcext:value-type="float">
            <text:p>8.6</text:p>
          </table:table-cell>
          <table:table-cell table:style-name="ce15" table:formula="of:=ABS([.I84])/[.$L$2]*100" office:value-type="float" office:value="7.56609538992961" calcext:value-type="float">
            <text:p>7.6</text:p>
          </table:table-cell>
          <table:table-cell/>
          <table:table-cell table:number-columns-repeated="2" office:value-type="float" office:value="859992" calcext:value-type="float">
            <text:p>859992</text:p>
          </table:table-cell>
          <table:table-cell office:value-type="float" office:value="859993" calcext:value-type="float">
            <text:p>859993</text:p>
          </table:table-cell>
          <table:table-cell office:value-type="float" office:value="859994" calcext:value-type="float">
            <text:p>859994</text:p>
          </table:table-cell>
          <table:table-cell table:formula="of:=[.R84]-[.O84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1.15" calcext:value-type="float">
            <text:p>-11.15</text:p>
          </table:table-cell>
          <table:table-cell office:value-type="float" office:value="-27.41" calcext:value-type="float">
            <text:p>-27.41</text:p>
          </table:table-cell>
          <table:table-cell/>
          <table:table-cell table:formula="of:=[.C85]-[.C84]" office:value-type="float" office:value="-0.76" calcext:value-type="float">
            <text:p>-0.76</text:p>
          </table:table-cell>
          <table:table-cell table:formula="of:=[.D85]-[.D84]" office:value-type="float" office:value="-0.66" calcext:value-type="float">
            <text:p>-0.66</text:p>
          </table:table-cell>
          <table:table-cell table:style-name="ce12" table:formula="of:=[.F85]/([.$D$27]/1000)" office:value-type="float" office:value="-30.2909525707453" calcext:value-type="float">
            <text:p>-30.3</text:p>
          </table:table-cell>
          <table:table-cell table:style-name="ce12" table:formula="of:=[.G85]/([.$D$27]/1000)" office:value-type="float" office:value="-26.3053009166999" calcext:value-type="float">
            <text:p>-26.3</text:p>
          </table:table-cell>
          <table:table-cell table:style-name="ce13" table:formula="of:=(1/[.H85])*60" office:value-type="float" office:value="-1.98078947368421" calcext:value-type="float">
            <text:p>-1.981</text:p>
          </table:table-cell>
          <table:table-cell table:style-name="ce13" table:formula="of:=(1/[.I85])*60" office:value-type="float" office:value="-2.28090909090909" calcext:value-type="float">
            <text:p>-2.281</text:p>
          </table:table-cell>
          <table:table-cell table:style-name="ce15" table:formula="of:=ABS([.H85])/[.$L$2]*100" office:value-type="float" office:value="8.58243656171117" calcext:value-type="float">
            <text:p>8.6</text:p>
          </table:table-cell>
          <table:table-cell table:style-name="ce15" table:formula="of:=ABS([.I85])/[.$L$2]*100" office:value-type="float" office:value="7.45316859306497" calcext:value-type="float">
            <text:p>7.5</text:p>
          </table:table-cell>
          <table:table-cell/>
          <table:table-cell table:number-columns-repeated="2" office:value-type="float" office:value="860007" calcext:value-type="float">
            <text:p>860007</text:p>
          </table:table-cell>
          <table:table-cell office:value-type="float" office:value="860008" calcext:value-type="float">
            <text:p>860008</text:p>
          </table:table-cell>
          <table:table-cell office:value-type="float" office:value="860009" calcext:value-type="float">
            <text:p>860009</text:p>
          </table:table-cell>
          <table:table-cell table:formula="of:=[.R85]-[.O85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-11.91" calcext:value-type="float">
            <text:p>-11.91</text:p>
          </table:table-cell>
          <table:table-cell office:value-type="float" office:value="-28.07" calcext:value-type="float">
            <text:p>-28.07</text:p>
          </table:table-cell>
          <table:table-cell/>
          <table:table-cell table:formula="of:=[.C86]-[.C85]" office:value-type="float" office:value="-0.76" calcext:value-type="float">
            <text:p>-0.76</text:p>
          </table:table-cell>
          <table:table-cell table:formula="of:=[.D86]-[.D85]" office:value-type="float" office:value="-0.66" calcext:value-type="float">
            <text:p>-0.66</text:p>
          </table:table-cell>
          <table:table-cell table:style-name="ce12" table:formula="of:=[.F86]/([.$D$27]/1000)" office:value-type="float" office:value="-30.2909525707453" calcext:value-type="float">
            <text:p>-30.3</text:p>
          </table:table-cell>
          <table:table-cell table:style-name="ce12" table:formula="of:=[.G86]/([.$D$27]/1000)" office:value-type="float" office:value="-26.3053009166999" calcext:value-type="float">
            <text:p>-26.3</text:p>
          </table:table-cell>
          <table:table-cell table:style-name="ce13" table:formula="of:=(1/[.H86])*60" office:value-type="float" office:value="-1.98078947368421" calcext:value-type="float">
            <text:p>-1.981</text:p>
          </table:table-cell>
          <table:table-cell table:style-name="ce13" table:formula="of:=(1/[.I86])*60" office:value-type="float" office:value="-2.28090909090909" calcext:value-type="float">
            <text:p>-2.281</text:p>
          </table:table-cell>
          <table:table-cell table:style-name="ce15" table:formula="of:=ABS([.H86])/[.$L$2]*100" office:value-type="float" office:value="8.58243656171117" calcext:value-type="float">
            <text:p>8.6</text:p>
          </table:table-cell>
          <table:table-cell table:style-name="ce15" table:formula="of:=ABS([.I86])/[.$L$2]*100" office:value-type="float" office:value="7.45316859306497" calcext:value-type="float">
            <text:p>7.5</text:p>
          </table:table-cell>
          <table:table-cell/>
          <table:table-cell table:number-columns-repeated="2" office:value-type="float" office:value="860022" calcext:value-type="float">
            <text:p>860022</text:p>
          </table:table-cell>
          <table:table-cell office:value-type="float" office:value="860023" calcext:value-type="float">
            <text:p>860023</text:p>
          </table:table-cell>
          <table:table-cell office:value-type="float" office:value="860024" calcext:value-type="float">
            <text:p>860024</text:p>
          </table:table-cell>
          <table:table-cell table:formula="of:=[.R86]-[.O86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-12.67" calcext:value-type="float">
            <text:p>-12.67</text:p>
          </table:table-cell>
          <table:table-cell office:value-type="float" office:value="-28.72" calcext:value-type="float">
            <text:p>-28.72</text:p>
          </table:table-cell>
          <table:table-cell/>
          <table:table-cell table:formula="of:=[.C87]-[.C86]" office:value-type="float" office:value="-0.76" calcext:value-type="float">
            <text:p>-0.76</text:p>
          </table:table-cell>
          <table:table-cell table:formula="of:=[.D87]-[.D86]" office:value-type="float" office:value="-0.649999999999999" calcext:value-type="float">
            <text:p>-0.649999999999999</text:p>
          </table:table-cell>
          <table:table-cell table:style-name="ce12" table:formula="of:=[.F87]/([.$D$27]/1000)" office:value-type="float" office:value="-30.2909525707453" calcext:value-type="float">
            <text:p>-30.3</text:p>
          </table:table-cell>
          <table:table-cell table:style-name="ce12" table:formula="of:=[.G87]/([.$D$27]/1000)" office:value-type="float" office:value="-25.9067357512953" calcext:value-type="float">
            <text:p>-25.9</text:p>
          </table:table-cell>
          <table:table-cell table:style-name="ce13" table:formula="of:=(1/[.H87])*60" office:value-type="float" office:value="-1.98078947368421" calcext:value-type="float">
            <text:p>-1.981</text:p>
          </table:table-cell>
          <table:table-cell table:style-name="ce13" table:formula="of:=(1/[.I87])*60" office:value-type="float" office:value="-2.31600000000001" calcext:value-type="float">
            <text:p>-2.316</text:p>
          </table:table-cell>
          <table:table-cell table:style-name="ce15" table:formula="of:=ABS([.H87])/[.$L$2]*100" office:value-type="float" office:value="8.58243656171117" calcext:value-type="float">
            <text:p>8.6</text:p>
          </table:table-cell>
          <table:table-cell table:style-name="ce15" table:formula="of:=ABS([.I87])/[.$L$2]*100" office:value-type="float" office:value="7.34024179620033" calcext:value-type="float">
            <text:p>7.3</text:p>
          </table:table-cell>
          <table:table-cell/>
          <table:table-cell table:number-columns-repeated="2" office:value-type="float" office:value="860037" calcext:value-type="float">
            <text:p>860037</text:p>
          </table:table-cell>
          <table:table-cell office:value-type="float" office:value="860038" calcext:value-type="float">
            <text:p>860038</text:p>
          </table:table-cell>
          <table:table-cell office:value-type="float" office:value="860039" calcext:value-type="float">
            <text:p>860039</text:p>
          </table:table-cell>
          <table:table-cell table:formula="of:=[.R87]-[.O87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-13.43" calcext:value-type="float">
            <text:p>-13.43</text:p>
          </table:table-cell>
          <table:table-cell office:value-type="float" office:value="-29.37" calcext:value-type="float">
            <text:p>-29.37</text:p>
          </table:table-cell>
          <table:table-cell/>
          <table:table-cell table:formula="of:=[.C88]-[.C87]" office:value-type="float" office:value="-0.76" calcext:value-type="float">
            <text:p>-0.76</text:p>
          </table:table-cell>
          <table:table-cell table:formula="of:=[.D88]-[.D87]" office:value-type="float" office:value="-0.650000000000002" calcext:value-type="float">
            <text:p>-0.650000000000002</text:p>
          </table:table-cell>
          <table:table-cell table:style-name="ce12" table:formula="of:=[.F88]/([.$D$27]/1000)" office:value-type="float" office:value="-30.2909525707453" calcext:value-type="float">
            <text:p>-30.3</text:p>
          </table:table-cell>
          <table:table-cell table:style-name="ce12" table:formula="of:=[.G88]/([.$D$27]/1000)" office:value-type="float" office:value="-25.9067357512954" calcext:value-type="float">
            <text:p>-25.9</text:p>
          </table:table-cell>
          <table:table-cell table:style-name="ce13" table:formula="of:=(1/[.H88])*60" office:value-type="float" office:value="-1.98078947368421" calcext:value-type="float">
            <text:p>-1.981</text:p>
          </table:table-cell>
          <table:table-cell table:style-name="ce13" table:formula="of:=(1/[.I88])*60" office:value-type="float" office:value="-2.31599999999999" calcext:value-type="float">
            <text:p>-2.316</text:p>
          </table:table-cell>
          <table:table-cell table:style-name="ce15" table:formula="of:=ABS([.H88])/[.$L$2]*100" office:value-type="float" office:value="8.58243656171117" calcext:value-type="float">
            <text:p>8.6</text:p>
          </table:table-cell>
          <table:table-cell table:style-name="ce15" table:formula="of:=ABS([.I88])/[.$L$2]*100" office:value-type="float" office:value="7.34024179620037" calcext:value-type="float">
            <text:p>7.3</text:p>
          </table:table-cell>
          <table:table-cell/>
          <table:table-cell table:number-columns-repeated="2" office:value-type="float" office:value="860052" calcext:value-type="float">
            <text:p>860052</text:p>
          </table:table-cell>
          <table:table-cell office:value-type="float" office:value="860053" calcext:value-type="float">
            <text:p>860053</text:p>
          </table:table-cell>
          <table:table-cell office:value-type="float" office:value="860054" calcext:value-type="float">
            <text:p>860054</text:p>
          </table:table-cell>
          <table:table-cell table:formula="of:=[.R88]-[.O88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14.2" calcext:value-type="float">
            <text:p>-14.2</text:p>
          </table:table-cell>
          <table:table-cell office:value-type="float" office:value="-30.01" calcext:value-type="float">
            <text:p>-30.01</text:p>
          </table:table-cell>
          <table:table-cell/>
          <table:table-cell table:formula="of:=[.C89]-[.C88]" office:value-type="float" office:value="-0.77" calcext:value-type="float">
            <text:p>-0.77</text:p>
          </table:table-cell>
          <table:table-cell table:formula="of:=[.D89]-[.D88]" office:value-type="float" office:value="-0.640000000000001" calcext:value-type="float">
            <text:p>-0.640000000000001</text:p>
          </table:table-cell>
          <table:table-cell table:style-name="ce12" table:formula="of:=[.F89]/([.$D$27]/1000)" office:value-type="float" office:value="-30.6895177361498" calcext:value-type="float">
            <text:p>-30.7</text:p>
          </table:table-cell>
          <table:table-cell table:style-name="ce12" table:formula="of:=[.G89]/([.$D$27]/1000)" office:value-type="float" office:value="-25.5081705858908" calcext:value-type="float">
            <text:p>-25.5</text:p>
          </table:table-cell>
          <table:table-cell table:style-name="ce13" table:formula="of:=(1/[.H89])*60" office:value-type="float" office:value="-1.95506493506494" calcext:value-type="float">
            <text:p>-1.955</text:p>
          </table:table-cell>
          <table:table-cell table:style-name="ce13" table:formula="of:=(1/[.I89])*60" office:value-type="float" office:value="-2.3521875" calcext:value-type="float">
            <text:p>-2.352</text:p>
          </table:table-cell>
          <table:table-cell table:style-name="ce15" table:formula="of:=ABS([.H89])/[.$L$2]*100" office:value-type="float" office:value="8.69536335857579" calcext:value-type="float">
            <text:p>8.7</text:p>
          </table:table-cell>
          <table:table-cell table:style-name="ce15" table:formula="of:=ABS([.I89])/[.$L$2]*100" office:value-type="float" office:value="7.22731499933573" calcext:value-type="float">
            <text:p>7.2</text:p>
          </table:table-cell>
          <table:table-cell/>
          <table:table-cell table:number-columns-repeated="2" office:value-type="float" office:value="860067" calcext:value-type="float">
            <text:p>860067</text:p>
          </table:table-cell>
          <table:table-cell office:value-type="float" office:value="860068" calcext:value-type="float">
            <text:p>860068</text:p>
          </table:table-cell>
          <table:table-cell office:value-type="float" office:value="860069" calcext:value-type="float">
            <text:p>860069</text:p>
          </table:table-cell>
          <table:table-cell table:formula="of:=[.R89]-[.O89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-14.97" calcext:value-type="float">
            <text:p>-14.97</text:p>
          </table:table-cell>
          <table:table-cell office:value-type="float" office:value="-30.64" calcext:value-type="float">
            <text:p>-30.64</text:p>
          </table:table-cell>
          <table:table-cell/>
          <table:table-cell table:formula="of:=[.C90]-[.C89]" office:value-type="float" office:value="-0.770000000000001" calcext:value-type="float">
            <text:p>-0.770000000000001</text:p>
          </table:table-cell>
          <table:table-cell table:formula="of:=[.D90]-[.D89]" office:value-type="float" office:value="-0.629999999999999" calcext:value-type="float">
            <text:p>-0.629999999999999</text:p>
          </table:table-cell>
          <table:table-cell table:style-name="ce12" table:formula="of:=[.F90]/([.$D$27]/1000)" office:value-type="float" office:value="-30.6895177361499" calcext:value-type="float">
            <text:p>-30.7</text:p>
          </table:table-cell>
          <table:table-cell table:style-name="ce12" table:formula="of:=[.G90]/([.$D$27]/1000)" office:value-type="float" office:value="-25.1096054204862" calcext:value-type="float">
            <text:p>-25.1</text:p>
          </table:table-cell>
          <table:table-cell table:style-name="ce13" table:formula="of:=(1/[.H90])*60" office:value-type="float" office:value="-1.95506493506493" calcext:value-type="float">
            <text:p>-1.955</text:p>
          </table:table-cell>
          <table:table-cell table:style-name="ce13" table:formula="of:=(1/[.I90])*60" office:value-type="float" office:value="-2.38952380952381" calcext:value-type="float">
            <text:p>-2.390</text:p>
          </table:table-cell>
          <table:table-cell table:style-name="ce15" table:formula="of:=ABS([.H90])/[.$L$2]*100" office:value-type="float" office:value="8.69536335857581" calcext:value-type="float">
            <text:p>8.7</text:p>
          </table:table-cell>
          <table:table-cell table:style-name="ce15" table:formula="of:=ABS([.I90])/[.$L$2]*100" office:value-type="float" office:value="7.11438820247109" calcext:value-type="float">
            <text:p>7.1</text:p>
          </table:table-cell>
          <table:table-cell/>
          <table:table-cell table:number-columns-repeated="2" office:value-type="float" office:value="860082" calcext:value-type="float">
            <text:p>860082</text:p>
          </table:table-cell>
          <table:table-cell office:value-type="float" office:value="860083" calcext:value-type="float">
            <text:p>860083</text:p>
          </table:table-cell>
          <table:table-cell office:value-type="float" office:value="860084" calcext:value-type="float">
            <text:p>860084</text:p>
          </table:table-cell>
          <table:table-cell table:formula="of:=[.R90]-[.O90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-15.74" calcext:value-type="float">
            <text:p>-15.74</text:p>
          </table:table-cell>
          <table:table-cell office:value-type="float" office:value="-31.27" calcext:value-type="float">
            <text:p>-31.27</text:p>
          </table:table-cell>
          <table:table-cell/>
          <table:table-cell table:formula="of:=[.C91]-[.C90]" office:value-type="float" office:value="-0.77" calcext:value-type="float">
            <text:p>-0.77</text:p>
          </table:table-cell>
          <table:table-cell table:formula="of:=[.D91]-[.D90]" office:value-type="float" office:value="-0.629999999999999" calcext:value-type="float">
            <text:p>-0.629999999999999</text:p>
          </table:table-cell>
          <table:table-cell table:style-name="ce12" table:formula="of:=[.F91]/([.$D$27]/1000)" office:value-type="float" office:value="-30.6895177361498" calcext:value-type="float">
            <text:p>-30.7</text:p>
          </table:table-cell>
          <table:table-cell table:style-name="ce12" table:formula="of:=[.G91]/([.$D$27]/1000)" office:value-type="float" office:value="-25.1096054204862" calcext:value-type="float">
            <text:p>-25.1</text:p>
          </table:table-cell>
          <table:table-cell table:style-name="ce13" table:formula="of:=(1/[.H91])*60" office:value-type="float" office:value="-1.95506493506494" calcext:value-type="float">
            <text:p>-1.955</text:p>
          </table:table-cell>
          <table:table-cell table:style-name="ce13" table:formula="of:=(1/[.I91])*60" office:value-type="float" office:value="-2.38952380952381" calcext:value-type="float">
            <text:p>-2.390</text:p>
          </table:table-cell>
          <table:table-cell table:style-name="ce15" table:formula="of:=ABS([.H91])/[.$L$2]*100" office:value-type="float" office:value="8.69536335857579" calcext:value-type="float">
            <text:p>8.7</text:p>
          </table:table-cell>
          <table:table-cell table:style-name="ce15" table:formula="of:=ABS([.I91])/[.$L$2]*100" office:value-type="float" office:value="7.11438820247109" calcext:value-type="float">
            <text:p>7.1</text:p>
          </table:table-cell>
          <table:table-cell/>
          <table:table-cell table:number-columns-repeated="2" office:value-type="float" office:value="860097" calcext:value-type="float">
            <text:p>860097</text:p>
          </table:table-cell>
          <table:table-cell office:value-type="float" office:value="860098" calcext:value-type="float">
            <text:p>860098</text:p>
          </table:table-cell>
          <table:table-cell office:value-type="float" office:value="860099" calcext:value-type="float">
            <text:p>860099</text:p>
          </table:table-cell>
          <table:table-cell table:formula="of:=[.R91]-[.O91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-16.51" calcext:value-type="float">
            <text:p>-16.51</text:p>
          </table:table-cell>
          <table:table-cell office:value-type="float" office:value="-31.9" calcext:value-type="float">
            <text:p>-31.9</text:p>
          </table:table-cell>
          <table:table-cell/>
          <table:table-cell table:formula="of:=[.C92]-[.C91]" office:value-type="float" office:value="-0.770000000000001" calcext:value-type="float">
            <text:p>-0.770000000000001</text:p>
          </table:table-cell>
          <table:table-cell table:formula="of:=[.D92]-[.D91]" office:value-type="float" office:value="-0.629999999999999" calcext:value-type="float">
            <text:p>-0.629999999999999</text:p>
          </table:table-cell>
          <table:table-cell table:style-name="ce12" table:formula="of:=[.F92]/([.$D$27]/1000)" office:value-type="float" office:value="-30.6895177361499" calcext:value-type="float">
            <text:p>-30.7</text:p>
          </table:table-cell>
          <table:table-cell table:style-name="ce12" table:formula="of:=[.G92]/([.$D$27]/1000)" office:value-type="float" office:value="-25.1096054204862" calcext:value-type="float">
            <text:p>-25.1</text:p>
          </table:table-cell>
          <table:table-cell table:style-name="ce13" table:formula="of:=(1/[.H92])*60" office:value-type="float" office:value="-1.95506493506493" calcext:value-type="float">
            <text:p>-1.955</text:p>
          </table:table-cell>
          <table:table-cell table:style-name="ce13" table:formula="of:=(1/[.I92])*60" office:value-type="float" office:value="-2.38952380952381" calcext:value-type="float">
            <text:p>-2.390</text:p>
          </table:table-cell>
          <table:table-cell table:style-name="ce15" table:formula="of:=ABS([.H92])/[.$L$2]*100" office:value-type="float" office:value="8.69536335857581" calcext:value-type="float">
            <text:p>8.7</text:p>
          </table:table-cell>
          <table:table-cell table:style-name="ce15" table:formula="of:=ABS([.I92])/[.$L$2]*100" office:value-type="float" office:value="7.11438820247109" calcext:value-type="float">
            <text:p>7.1</text:p>
          </table:table-cell>
          <table:table-cell/>
          <table:table-cell table:number-columns-repeated="2" office:value-type="float" office:value="860112" calcext:value-type="float">
            <text:p>860112</text:p>
          </table:table-cell>
          <table:table-cell office:value-type="float" office:value="860113" calcext:value-type="float">
            <text:p>860113</text:p>
          </table:table-cell>
          <table:table-cell office:value-type="float" office:value="860114" calcext:value-type="float">
            <text:p>860114</text:p>
          </table:table-cell>
          <table:table-cell table:formula="of:=[.R92]-[.O92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-17.28" calcext:value-type="float">
            <text:p>-17.28</text:p>
          </table:table-cell>
          <table:table-cell office:value-type="float" office:value="-32.52" calcext:value-type="float">
            <text:p>-32.52</text:p>
          </table:table-cell>
          <table:table-cell/>
          <table:table-cell table:formula="of:=[.C93]-[.C92]" office:value-type="float" office:value="-0.77" calcext:value-type="float">
            <text:p>-0.77</text:p>
          </table:table-cell>
          <table:table-cell table:formula="of:=[.D93]-[.D92]" office:value-type="float" office:value="-0.620000000000005" calcext:value-type="float">
            <text:p>-0.620000000000005</text:p>
          </table:table-cell>
          <table:table-cell table:style-name="ce12" table:formula="of:=[.F93]/([.$D$27]/1000)" office:value-type="float" office:value="-30.6895177361498" calcext:value-type="float">
            <text:p>-30.7</text:p>
          </table:table-cell>
          <table:table-cell table:style-name="ce12" table:formula="of:=[.G93]/([.$D$27]/1000)" office:value-type="float" office:value="-24.7110402550819" calcext:value-type="float">
            <text:p>-24.7</text:p>
          </table:table-cell>
          <table:table-cell table:style-name="ce13" table:formula="of:=(1/[.H93])*60" office:value-type="float" office:value="-1.95506493506494" calcext:value-type="float">
            <text:p>-1.955</text:p>
          </table:table-cell>
          <table:table-cell table:style-name="ce13" table:formula="of:=(1/[.I93])*60" office:value-type="float" office:value="-2.42806451612901" calcext:value-type="float">
            <text:p>-2.428</text:p>
          </table:table-cell>
          <table:table-cell table:style-name="ce15" table:formula="of:=ABS([.H93])/[.$L$2]*100" office:value-type="float" office:value="8.69536335857579" calcext:value-type="float">
            <text:p>8.7</text:p>
          </table:table-cell>
          <table:table-cell table:style-name="ce15" table:formula="of:=ABS([.I93])/[.$L$2]*100" office:value-type="float" office:value="7.00146140560654" calcext:value-type="float">
            <text:p>7.0</text:p>
          </table:table-cell>
          <table:table-cell/>
          <table:table-cell table:number-columns-repeated="2" office:value-type="float" office:value="860127" calcext:value-type="float">
            <text:p>860127</text:p>
          </table:table-cell>
          <table:table-cell office:value-type="float" office:value="860128" calcext:value-type="float">
            <text:p>860128</text:p>
          </table:table-cell>
          <table:table-cell office:value-type="float" office:value="860129" calcext:value-type="float">
            <text:p>860129</text:p>
          </table:table-cell>
          <table:table-cell table:formula="of:=[.R93]-[.O93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18.06" calcext:value-type="float">
            <text:p>-18.06</text:p>
          </table:table-cell>
          <table:table-cell office:value-type="float" office:value="-33.13" calcext:value-type="float">
            <text:p>-33.13</text:p>
          </table:table-cell>
          <table:table-cell/>
          <table:table-cell table:formula="of:=[.C94]-[.C93]" office:value-type="float" office:value="-0.779999999999998" calcext:value-type="float">
            <text:p>-0.779999999999998</text:p>
          </table:table-cell>
          <table:table-cell table:formula="of:=[.D94]-[.D93]" office:value-type="float" office:value="-0.609999999999999" calcext:value-type="float">
            <text:p>-0.609999999999999</text:p>
          </table:table-cell>
          <table:table-cell table:style-name="ce12" table:formula="of:=[.F94]/([.$D$27]/1000)" office:value-type="float" office:value="-31.0880829015543" calcext:value-type="float">
            <text:p>-31.1</text:p>
          </table:table-cell>
          <table:table-cell table:style-name="ce12" table:formula="of:=[.G94]/([.$D$27]/1000)" office:value-type="float" office:value="-24.3124750896771" calcext:value-type="float">
            <text:p>-24.3</text:p>
          </table:table-cell>
          <table:table-cell table:style-name="ce13" table:formula="of:=(1/[.H94])*60" office:value-type="float" office:value="-1.93000000000001" calcext:value-type="float">
            <text:p>-1.930</text:p>
          </table:table-cell>
          <table:table-cell table:style-name="ce13" table:formula="of:=(1/[.I94])*60" office:value-type="float" office:value="-2.46786885245902" calcext:value-type="float">
            <text:p>-2.468</text:p>
          </table:table-cell>
          <table:table-cell table:style-name="ce15" table:formula="of:=ABS([.H94])/[.$L$2]*100" office:value-type="float" office:value="8.80829015544039" calcext:value-type="float">
            <text:p>8.8</text:p>
          </table:table-cell>
          <table:table-cell table:style-name="ce15" table:formula="of:=ABS([.I94])/[.$L$2]*100" office:value-type="float" office:value="6.88853460874186" calcext:value-type="float">
            <text:p>6.9</text:p>
          </table:table-cell>
          <table:table-cell/>
          <table:table-cell table:number-columns-repeated="2" office:value-type="float" office:value="860142" calcext:value-type="float">
            <text:p>860142</text:p>
          </table:table-cell>
          <table:table-cell office:value-type="float" office:value="860143" calcext:value-type="float">
            <text:p>860143</text:p>
          </table:table-cell>
          <table:table-cell office:value-type="float" office:value="860144" calcext:value-type="float">
            <text:p>860144</text:p>
          </table:table-cell>
          <table:table-cell table:formula="of:=[.R94]-[.O94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  <table:table-cell office:value-type="float" office:value="-33.74" calcext:value-type="float">
            <text:p>-33.74</text:p>
          </table:table-cell>
          <table:table-cell/>
          <table:table-cell table:formula="of:=[.C95]-[.C94]" office:value-type="float" office:value="-0.77" calcext:value-type="float">
            <text:p>-0.77</text:p>
          </table:table-cell>
          <table:table-cell table:formula="of:=[.D95]-[.D94]" office:value-type="float" office:value="-0.609999999999999" calcext:value-type="float">
            <text:p>-0.609999999999999</text:p>
          </table:table-cell>
          <table:table-cell table:style-name="ce12" table:formula="of:=[.F95]/([.$D$27]/1000)" office:value-type="float" office:value="-30.6895177361498" calcext:value-type="float">
            <text:p>-30.7</text:p>
          </table:table-cell>
          <table:table-cell table:style-name="ce12" table:formula="of:=[.G95]/([.$D$27]/1000)" office:value-type="float" office:value="-24.3124750896771" calcext:value-type="float">
            <text:p>-24.3</text:p>
          </table:table-cell>
          <table:table-cell table:style-name="ce13" table:formula="of:=(1/[.H95])*60" office:value-type="float" office:value="-1.95506493506494" calcext:value-type="float">
            <text:p>-1.955</text:p>
          </table:table-cell>
          <table:table-cell table:style-name="ce13" table:formula="of:=(1/[.I95])*60" office:value-type="float" office:value="-2.46786885245902" calcext:value-type="float">
            <text:p>-2.468</text:p>
          </table:table-cell>
          <table:table-cell table:style-name="ce15" table:formula="of:=ABS([.H95])/[.$L$2]*100" office:value-type="float" office:value="8.69536335857579" calcext:value-type="float">
            <text:p>8.7</text:p>
          </table:table-cell>
          <table:table-cell table:style-name="ce15" table:formula="of:=ABS([.I95])/[.$L$2]*100" office:value-type="float" office:value="6.88853460874186" calcext:value-type="float">
            <text:p>6.9</text:p>
          </table:table-cell>
          <table:table-cell/>
          <table:table-cell table:number-columns-repeated="2" office:value-type="float" office:value="860157" calcext:value-type="float">
            <text:p>860157</text:p>
          </table:table-cell>
          <table:table-cell office:value-type="float" office:value="860158" calcext:value-type="float">
            <text:p>860158</text:p>
          </table:table-cell>
          <table:table-cell office:value-type="float" office:value="860159" calcext:value-type="float">
            <text:p>860159</text:p>
          </table:table-cell>
          <table:table-cell table:formula="of:=[.R95]-[.O95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-19.61" calcext:value-type="float">
            <text:p>-19.61</text:p>
          </table:table-cell>
          <table:table-cell office:value-type="float" office:value="-34.35" calcext:value-type="float">
            <text:p>-34.35</text:p>
          </table:table-cell>
          <table:table-cell/>
          <table:table-cell table:formula="of:=[.C96]-[.C95]" office:value-type="float" office:value="-0.780000000000001" calcext:value-type="float">
            <text:p>-0.780000000000001</text:p>
          </table:table-cell>
          <table:table-cell table:formula="of:=[.D96]-[.D95]" office:value-type="float" office:value="-0.609999999999999" calcext:value-type="float">
            <text:p>-0.609999999999999</text:p>
          </table:table-cell>
          <table:table-cell table:style-name="ce12" table:formula="of:=[.F96]/([.$D$27]/1000)" office:value-type="float" office:value="-31.0880829015544" calcext:value-type="float">
            <text:p>-31.1</text:p>
          </table:table-cell>
          <table:table-cell table:style-name="ce12" table:formula="of:=[.G96]/([.$D$27]/1000)" office:value-type="float" office:value="-24.3124750896771" calcext:value-type="float">
            <text:p>-24.3</text:p>
          </table:table-cell>
          <table:table-cell table:style-name="ce13" table:formula="of:=(1/[.H96])*60" office:value-type="float" office:value="-1.93" calcext:value-type="float">
            <text:p>-1.930</text:p>
          </table:table-cell>
          <table:table-cell table:style-name="ce13" table:formula="of:=(1/[.I96])*60" office:value-type="float" office:value="-2.46786885245902" calcext:value-type="float">
            <text:p>-2.468</text:p>
          </table:table-cell>
          <table:table-cell table:style-name="ce15" table:formula="of:=ABS([.H96])/[.$L$2]*100" office:value-type="float" office:value="8.80829015544043" calcext:value-type="float">
            <text:p>8.8</text:p>
          </table:table-cell>
          <table:table-cell table:style-name="ce15" table:formula="of:=ABS([.I96])/[.$L$2]*100" office:value-type="float" office:value="6.88853460874186" calcext:value-type="float">
            <text:p>6.9</text:p>
          </table:table-cell>
          <table:table-cell/>
          <table:table-cell table:number-columns-repeated="2" office:value-type="float" office:value="860172" calcext:value-type="float">
            <text:p>860172</text:p>
          </table:table-cell>
          <table:table-cell office:value-type="float" office:value="860173" calcext:value-type="float">
            <text:p>860173</text:p>
          </table:table-cell>
          <table:table-cell office:value-type="float" office:value="860174" calcext:value-type="float">
            <text:p>860174</text:p>
          </table:table-cell>
          <table:table-cell table:formula="of:=[.R96]-[.O96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20.4" calcext:value-type="float">
            <text:p>-20.4</text:p>
          </table:table-cell>
          <table:table-cell office:value-type="float" office:value="-34.95" calcext:value-type="float">
            <text:p>-34.95</text:p>
          </table:table-cell>
          <table:table-cell/>
          <table:table-cell table:formula="of:=[.C97]-[.C96]" office:value-type="float" office:value="-0.789999999999999" calcext:value-type="float">
            <text:p>-0.789999999999999</text:p>
          </table:table-cell>
          <table:table-cell table:formula="of:=[.D97]-[.D96]" office:value-type="float" office:value="-0.600000000000001" calcext:value-type="float">
            <text:p>-0.600000000000001</text:p>
          </table:table-cell>
          <table:table-cell table:style-name="ce12" table:formula="of:=[.F97]/([.$D$27]/1000)" office:value-type="float" office:value="-31.4866480669589" calcext:value-type="float">
            <text:p>-31.5</text:p>
          </table:table-cell>
          <table:table-cell table:style-name="ce12" table:formula="of:=[.G97]/([.$D$27]/1000)" office:value-type="float" office:value="-23.9139099242727" calcext:value-type="float">
            <text:p>-23.9</text:p>
          </table:table-cell>
          <table:table-cell table:style-name="ce13" table:formula="of:=(1/[.H97])*60" office:value-type="float" office:value="-1.90556962025317" calcext:value-type="float">
            <text:p>-1.906</text:p>
          </table:table-cell>
          <table:table-cell table:style-name="ce13" table:formula="of:=(1/[.I97])*60" office:value-type="float" office:value="-2.50899999999999" calcext:value-type="float">
            <text:p>-2.509</text:p>
          </table:table-cell>
          <table:table-cell table:style-name="ce15" table:formula="of:=ABS([.H97])/[.$L$2]*100" office:value-type="float" office:value="8.92121695230503" calcext:value-type="float">
            <text:p>8.9</text:p>
          </table:table-cell>
          <table:table-cell table:style-name="ce15" table:formula="of:=ABS([.I97])/[.$L$2]*100" office:value-type="float" office:value="6.77560781187726" calcext:value-type="float">
            <text:p>6.8</text:p>
          </table:table-cell>
          <table:table-cell/>
          <table:table-cell office:value-type="float" office:value="860187" calcext:value-type="float">
            <text:p>860187</text:p>
          </table:table-cell>
          <table:table-cell office:value-type="float" office:value="860188" calcext:value-type="float">
            <text:p>860188</text:p>
          </table:table-cell>
          <table:table-cell table:number-columns-repeated="2" office:value-type="float" office:value="860189" calcext:value-type="float">
            <text:p>860189</text:p>
          </table:table-cell>
          <table:table-cell table:formula="of:=[.R97]-[.O97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21.18" calcext:value-type="float">
            <text:p>-21.18</text:p>
          </table:table-cell>
          <table:table-cell office:value-type="float" office:value="-35.54" calcext:value-type="float">
            <text:p>-35.54</text:p>
          </table:table-cell>
          <table:table-cell/>
          <table:table-cell table:formula="of:=[.C98]-[.C97]" office:value-type="float" office:value="-0.780000000000001" calcext:value-type="float">
            <text:p>-0.780000000000001</text:p>
          </table:table-cell>
          <table:table-cell table:formula="of:=[.D98]-[.D97]" office:value-type="float" office:value="-0.589999999999996" calcext:value-type="float">
            <text:p>-0.589999999999996</text:p>
          </table:table-cell>
          <table:table-cell table:style-name="ce12" table:formula="of:=[.F98]/([.$D$27]/1000)" office:value-type="float" office:value="-31.0880829015544" calcext:value-type="float">
            <text:p>-31.1</text:p>
          </table:table-cell>
          <table:table-cell table:style-name="ce12" table:formula="of:=[.G98]/([.$D$27]/1000)" office:value-type="float" office:value="-23.5153447588679" calcext:value-type="float">
            <text:p>-23.5</text:p>
          </table:table-cell>
          <table:table-cell table:style-name="ce13" table:formula="of:=(1/[.H98])*60" office:value-type="float" office:value="-1.93" calcext:value-type="float">
            <text:p>-1.930</text:p>
          </table:table-cell>
          <table:table-cell table:style-name="ce13" table:formula="of:=(1/[.I98])*60" office:value-type="float" office:value="-2.55152542372883" calcext:value-type="float">
            <text:p>-2.552</text:p>
          </table:table-cell>
          <table:table-cell table:style-name="ce15" table:formula="of:=ABS([.H98])/[.$L$2]*100" office:value-type="float" office:value="8.80829015544043" calcext:value-type="float">
            <text:p>8.8</text:p>
          </table:table-cell>
          <table:table-cell table:style-name="ce15" table:formula="of:=ABS([.I98])/[.$L$2]*100" office:value-type="float" office:value="6.66268101501258" calcext:value-type="float">
            <text:p>6.7</text:p>
          </table:table-cell>
          <table:table-cell/>
          <table:table-cell table:number-columns-repeated="2" office:value-type="float" office:value="860202" calcext:value-type="float">
            <text:p>860202</text:p>
          </table:table-cell>
          <table:table-cell office:value-type="float" office:value="860203" calcext:value-type="float">
            <text:p>860203</text:p>
          </table:table-cell>
          <table:table-cell office:value-type="float" office:value="860204" calcext:value-type="float">
            <text:p>860204</text:p>
          </table:table-cell>
          <table:table-cell table:formula="of:=[.R98]-[.O98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21.97" calcext:value-type="float">
            <text:p>-21.97</text:p>
          </table:table-cell>
          <table:table-cell office:value-type="float" office:value="-36.13" calcext:value-type="float">
            <text:p>-36.13</text:p>
          </table:table-cell>
          <table:table-cell/>
          <table:table-cell table:formula="of:=[.C99]-[.C98]" office:value-type="float" office:value="-0.789999999999999" calcext:value-type="float">
            <text:p>-0.789999999999999</text:p>
          </table:table-cell>
          <table:table-cell table:formula="of:=[.D99]-[.D98]" office:value-type="float" office:value="-0.590000000000003" calcext:value-type="float">
            <text:p>-0.590000000000003</text:p>
          </table:table-cell>
          <table:table-cell table:style-name="ce12" table:formula="of:=[.F99]/([.$D$27]/1000)" office:value-type="float" office:value="-31.4866480669589" calcext:value-type="float">
            <text:p>-31.5</text:p>
          </table:table-cell>
          <table:table-cell table:style-name="ce12" table:formula="of:=[.G99]/([.$D$27]/1000)" office:value-type="float" office:value="-23.5153447588682" calcext:value-type="float">
            <text:p>-23.5</text:p>
          </table:table-cell>
          <table:table-cell table:style-name="ce13" table:formula="of:=(1/[.H99])*60" office:value-type="float" office:value="-1.90556962025317" calcext:value-type="float">
            <text:p>-1.906</text:p>
          </table:table-cell>
          <table:table-cell table:style-name="ce13" table:formula="of:=(1/[.I99])*60" office:value-type="float" office:value="-2.5515254237288" calcext:value-type="float">
            <text:p>-2.552</text:p>
          </table:table-cell>
          <table:table-cell table:style-name="ce15" table:formula="of:=ABS([.H99])/[.$L$2]*100" office:value-type="float" office:value="8.92121695230503" calcext:value-type="float">
            <text:p>8.9</text:p>
          </table:table-cell>
          <table:table-cell table:style-name="ce15" table:formula="of:=ABS([.I99])/[.$L$2]*100" office:value-type="float" office:value="6.66268101501266" calcext:value-type="float">
            <text:p>6.7</text:p>
          </table:table-cell>
          <table:table-cell/>
          <table:table-cell table:number-columns-repeated="2" office:value-type="float" office:value="860217" calcext:value-type="float">
            <text:p>860217</text:p>
          </table:table-cell>
          <table:table-cell office:value-type="float" office:value="860218" calcext:value-type="float">
            <text:p>860218</text:p>
          </table:table-cell>
          <table:table-cell office:value-type="float" office:value="860219" calcext:value-type="float">
            <text:p>860219</text:p>
          </table:table-cell>
          <table:table-cell table:formula="of:=[.R99]-[.O99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22.76" calcext:value-type="float">
            <text:p>-22.76</text:p>
          </table:table-cell>
          <table:table-cell office:value-type="float" office:value="-36.72" calcext:value-type="float">
            <text:p>-36.72</text:p>
          </table:table-cell>
          <table:table-cell/>
          <table:table-cell table:formula="of:=[.C100]-[.C99]" office:value-type="float" office:value="-0.790000000000003" calcext:value-type="float">
            <text:p>-0.790000000000003</text:p>
          </table:table-cell>
          <table:table-cell table:formula="of:=[.D100]-[.D99]" office:value-type="float" office:value="-0.589999999999996" calcext:value-type="float">
            <text:p>-0.589999999999996</text:p>
          </table:table-cell>
          <table:table-cell table:style-name="ce12" table:formula="of:=[.F100]/([.$D$27]/1000)" office:value-type="float" office:value="-31.4866480669591" calcext:value-type="float">
            <text:p>-31.5</text:p>
          </table:table-cell>
          <table:table-cell table:style-name="ce12" table:formula="of:=[.G100]/([.$D$27]/1000)" office:value-type="float" office:value="-23.5153447588679" calcext:value-type="float">
            <text:p>-23.5</text:p>
          </table:table-cell>
          <table:table-cell table:style-name="ce13" table:formula="of:=(1/[.H100])*60" office:value-type="float" office:value="-1.90556962025316" calcext:value-type="float">
            <text:p>-1.906</text:p>
          </table:table-cell>
          <table:table-cell table:style-name="ce13" table:formula="of:=(1/[.I100])*60" office:value-type="float" office:value="-2.55152542372883" calcext:value-type="float">
            <text:p>-2.552</text:p>
          </table:table-cell>
          <table:table-cell table:style-name="ce15" table:formula="of:=ABS([.H100])/[.$L$2]*100" office:value-type="float" office:value="8.92121695230506" calcext:value-type="float">
            <text:p>8.9</text:p>
          </table:table-cell>
          <table:table-cell table:style-name="ce15" table:formula="of:=ABS([.I100])/[.$L$2]*100" office:value-type="float" office:value="6.66268101501258" calcext:value-type="float">
            <text:p>6.7</text:p>
          </table:table-cell>
          <table:table-cell/>
          <table:table-cell table:number-columns-repeated="2" office:value-type="float" office:value="860232" calcext:value-type="float">
            <text:p>860232</text:p>
          </table:table-cell>
          <table:table-cell office:value-type="float" office:value="860233" calcext:value-type="float">
            <text:p>860233</text:p>
          </table:table-cell>
          <table:table-cell office:value-type="float" office:value="860234" calcext:value-type="float">
            <text:p>860234</text:p>
          </table:table-cell>
          <table:table-cell table:formula="of:=[.R100]-[.O100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-23.56" calcext:value-type="float">
            <text:p>-23.56</text:p>
          </table:table-cell>
          <table:table-cell office:value-type="float" office:value="-37.3" calcext:value-type="float">
            <text:p>-37.3</text:p>
          </table:table-cell>
          <table:table-cell/>
          <table:table-cell table:formula="of:=[.C101]-[.C100]" office:value-type="float" office:value="-0.799999999999997" calcext:value-type="float">
            <text:p>-0.799999999999997</text:p>
          </table:table-cell>
          <table:table-cell table:formula="of:=[.D101]-[.D100]" office:value-type="float" office:value="-0.579999999999998" calcext:value-type="float">
            <text:p>-0.579999999999998</text:p>
          </table:table-cell>
          <table:table-cell table:style-name="ce12" table:formula="of:=[.F101]/([.$D$27]/1000)" office:value-type="float" office:value="-31.8852132323634" calcext:value-type="float">
            <text:p>-31.9</text:p>
          </table:table-cell>
          <table:table-cell table:style-name="ce12" table:formula="of:=[.G101]/([.$D$27]/1000)" office:value-type="float" office:value="-23.1167795934635" calcext:value-type="float">
            <text:p>-23.1</text:p>
          </table:table-cell>
          <table:table-cell table:style-name="ce13" table:formula="of:=(1/[.H101])*60" office:value-type="float" office:value="-1.88175000000001" calcext:value-type="float">
            <text:p>-1.882</text:p>
          </table:table-cell>
          <table:table-cell table:style-name="ce13" table:formula="of:=(1/[.I101])*60" office:value-type="float" office:value="-2.59551724137932" calcext:value-type="float">
            <text:p>-2.596</text:p>
          </table:table-cell>
          <table:table-cell table:style-name="ce15" table:formula="of:=ABS([.H101])/[.$L$2]*100" office:value-type="float" office:value="9.03414374916962" calcext:value-type="float">
            <text:p>9.0</text:p>
          </table:table-cell>
          <table:table-cell table:style-name="ce15" table:formula="of:=ABS([.I101])/[.$L$2]*100" office:value-type="float" office:value="6.54975421814798" calcext:value-type="float">
            <text:p>6.5</text:p>
          </table:table-cell>
          <table:table-cell/>
          <table:table-cell table:number-columns-repeated="2" office:value-type="float" office:value="860247" calcext:value-type="float">
            <text:p>860247</text:p>
          </table:table-cell>
          <table:table-cell office:value-type="float" office:value="860248" calcext:value-type="float">
            <text:p>860248</text:p>
          </table:table-cell>
          <table:table-cell office:value-type="float" office:value="860249" calcext:value-type="float">
            <text:p>860249</text:p>
          </table:table-cell>
          <table:table-cell table:formula="of:=[.R101]-[.O101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-24.35" calcext:value-type="float">
            <text:p>-24.35</text:p>
          </table:table-cell>
          <table:table-cell office:value-type="float" office:value="-37.87" calcext:value-type="float">
            <text:p>-37.87</text:p>
          </table:table-cell>
          <table:table-cell/>
          <table:table-cell table:formula="of:=[.C102]-[.C101]" office:value-type="float" office:value="-0.790000000000003" calcext:value-type="float">
            <text:p>-0.790000000000003</text:p>
          </table:table-cell>
          <table:table-cell table:formula="of:=[.D102]-[.D101]" office:value-type="float" office:value="-0.57" calcext:value-type="float">
            <text:p>-0.57</text:p>
          </table:table-cell>
          <table:table-cell table:style-name="ce12" table:formula="of:=[.F102]/([.$D$27]/1000)" office:value-type="float" office:value="-31.4866480669591" calcext:value-type="float">
            <text:p>-31.5</text:p>
          </table:table-cell>
          <table:table-cell table:style-name="ce12" table:formula="of:=[.G102]/([.$D$27]/1000)" office:value-type="float" office:value="-22.718214428059" calcext:value-type="float">
            <text:p>-22.7</text:p>
          </table:table-cell>
          <table:table-cell table:style-name="ce13" table:formula="of:=(1/[.H102])*60" office:value-type="float" office:value="-1.90556962025316" calcext:value-type="float">
            <text:p>-1.906</text:p>
          </table:table-cell>
          <table:table-cell table:style-name="ce13" table:formula="of:=(1/[.I102])*60" office:value-type="float" office:value="-2.64105263157895" calcext:value-type="float">
            <text:p>-2.641</text:p>
          </table:table-cell>
          <table:table-cell table:style-name="ce15" table:formula="of:=ABS([.H102])/[.$L$2]*100" office:value-type="float" office:value="8.92121695230506" calcext:value-type="float">
            <text:p>8.9</text:p>
          </table:table-cell>
          <table:table-cell table:style-name="ce15" table:formula="of:=ABS([.I102])/[.$L$2]*100" office:value-type="float" office:value="6.43682742128338" calcext:value-type="float">
            <text:p>6.4</text:p>
          </table:table-cell>
          <table:table-cell/>
          <table:table-cell table:number-columns-repeated="2" office:value-type="float" office:value="860262" calcext:value-type="float">
            <text:p>860262</text:p>
          </table:table-cell>
          <table:table-cell office:value-type="float" office:value="860263" calcext:value-type="float">
            <text:p>860263</text:p>
          </table:table-cell>
          <table:table-cell office:value-type="float" office:value="860264" calcext:value-type="float">
            <text:p>860264</text:p>
          </table:table-cell>
          <table:table-cell table:formula="of:=[.R102]-[.O102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-25.15" calcext:value-type="float">
            <text:p>-25.15</text:p>
          </table:table-cell>
          <table:table-cell office:value-type="float" office:value="-38.44" calcext:value-type="float">
            <text:p>-38.44</text:p>
          </table:table-cell>
          <table:table-cell/>
          <table:table-cell table:formula="of:=[.C103]-[.C102]" office:value-type="float" office:value="-0.799999999999997" calcext:value-type="float">
            <text:p>-0.799999999999997</text:p>
          </table:table-cell>
          <table:table-cell table:formula="of:=[.D103]-[.D102]" office:value-type="float" office:value="-0.57" calcext:value-type="float">
            <text:p>-0.57</text:p>
          </table:table-cell>
          <table:table-cell table:style-name="ce12" table:formula="of:=[.F103]/([.$D$27]/1000)" office:value-type="float" office:value="-31.8852132323634" calcext:value-type="float">
            <text:p>-31.9</text:p>
          </table:table-cell>
          <table:table-cell table:style-name="ce12" table:formula="of:=[.G103]/([.$D$27]/1000)" office:value-type="float" office:value="-22.718214428059" calcext:value-type="float">
            <text:p>-22.7</text:p>
          </table:table-cell>
          <table:table-cell table:style-name="ce13" table:formula="of:=(1/[.H103])*60" office:value-type="float" office:value="-1.88175000000001" calcext:value-type="float">
            <text:p>-1.882</text:p>
          </table:table-cell>
          <table:table-cell table:style-name="ce13" table:formula="of:=(1/[.I103])*60" office:value-type="float" office:value="-2.64105263157895" calcext:value-type="float">
            <text:p>-2.641</text:p>
          </table:table-cell>
          <table:table-cell table:style-name="ce15" table:formula="of:=ABS([.H103])/[.$L$2]*100" office:value-type="float" office:value="9.03414374916962" calcext:value-type="float">
            <text:p>9.0</text:p>
          </table:table-cell>
          <table:table-cell table:style-name="ce15" table:formula="of:=ABS([.I103])/[.$L$2]*100" office:value-type="float" office:value="6.43682742128338" calcext:value-type="float">
            <text:p>6.4</text:p>
          </table:table-cell>
          <table:table-cell/>
          <table:table-cell table:number-columns-repeated="2" office:value-type="float" office:value="860277" calcext:value-type="float">
            <text:p>860277</text:p>
          </table:table-cell>
          <table:table-cell office:value-type="float" office:value="860278" calcext:value-type="float">
            <text:p>860278</text:p>
          </table:table-cell>
          <table:table-cell office:value-type="float" office:value="860279" calcext:value-type="float">
            <text:p>860279</text:p>
          </table:table-cell>
          <table:table-cell table:formula="of:=[.R103]-[.O103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25.95" calcext:value-type="float">
            <text:p>-25.95</text:p>
          </table:table-cell>
          <table:table-cell office:value-type="float" office:value="-39.01" calcext:value-type="float">
            <text:p>-39.01</text:p>
          </table:table-cell>
          <table:table-cell/>
          <table:table-cell table:formula="of:=[.C104]-[.C103]" office:value-type="float" office:value="-0.800000000000001" calcext:value-type="float">
            <text:p>-0.800000000000001</text:p>
          </table:table-cell>
          <table:table-cell table:formula="of:=[.D104]-[.D103]" office:value-type="float" office:value="-0.57" calcext:value-type="float">
            <text:p>-0.57</text:p>
          </table:table-cell>
          <table:table-cell table:style-name="ce12" table:formula="of:=[.F104]/([.$D$27]/1000)" office:value-type="float" office:value="-31.8852132323635" calcext:value-type="float">
            <text:p>-31.9</text:p>
          </table:table-cell>
          <table:table-cell table:style-name="ce12" table:formula="of:=[.G104]/([.$D$27]/1000)" office:value-type="float" office:value="-22.718214428059" calcext:value-type="float">
            <text:p>-22.7</text:p>
          </table:table-cell>
          <table:table-cell table:style-name="ce13" table:formula="of:=(1/[.H104])*60" office:value-type="float" office:value="-1.88175" calcext:value-type="float">
            <text:p>-1.882</text:p>
          </table:table-cell>
          <table:table-cell table:style-name="ce13" table:formula="of:=(1/[.I104])*60" office:value-type="float" office:value="-2.64105263157895" calcext:value-type="float">
            <text:p>-2.641</text:p>
          </table:table-cell>
          <table:table-cell table:style-name="ce15" table:formula="of:=ABS([.H104])/[.$L$2]*100" office:value-type="float" office:value="9.03414374916966" calcext:value-type="float">
            <text:p>9.0</text:p>
          </table:table-cell>
          <table:table-cell table:style-name="ce15" table:formula="of:=ABS([.I104])/[.$L$2]*100" office:value-type="float" office:value="6.43682742128338" calcext:value-type="float">
            <text:p>6.4</text:p>
          </table:table-cell>
          <table:table-cell/>
          <table:table-cell table:number-columns-repeated="2" office:value-type="float" office:value="860292" calcext:value-type="float">
            <text:p>860292</text:p>
          </table:table-cell>
          <table:table-cell office:value-type="float" office:value="860293" calcext:value-type="float">
            <text:p>860293</text:p>
          </table:table-cell>
          <table:table-cell office:value-type="float" office:value="860294" calcext:value-type="float">
            <text:p>860294</text:p>
          </table:table-cell>
          <table:table-cell table:formula="of:=[.R104]-[.O104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-26.76" calcext:value-type="float">
            <text:p>-26.76</text:p>
          </table:table-cell>
          <table:table-cell office:value-type="float" office:value="-39.57" calcext:value-type="float">
            <text:p>-39.57</text:p>
          </table:table-cell>
          <table:table-cell/>
          <table:table-cell table:formula="of:=[.C105]-[.C104]" office:value-type="float" office:value="-0.810000000000002" calcext:value-type="float">
            <text:p>-0.810000000000002</text:p>
          </table:table-cell>
          <table:table-cell table:formula="of:=[.D105]-[.D104]" office:value-type="float" office:value="-0.560000000000002" calcext:value-type="float">
            <text:p>-0.560000000000002</text:p>
          </table:table-cell>
          <table:table-cell table:style-name="ce12" table:formula="of:=[.F105]/([.$D$27]/1000)" office:value-type="float" office:value="-32.2837783977681" calcext:value-type="float">
            <text:p>-32.3</text:p>
          </table:table-cell>
          <table:table-cell table:style-name="ce12" table:formula="of:=[.G105]/([.$D$27]/1000)" office:value-type="float" office:value="-22.3196492626545" calcext:value-type="float">
            <text:p>-22.3</text:p>
          </table:table-cell>
          <table:table-cell table:style-name="ce13" table:formula="of:=(1/[.H105])*60" office:value-type="float" office:value="-1.85851851851851" calcext:value-type="float">
            <text:p>-1.859</text:p>
          </table:table-cell>
          <table:table-cell table:style-name="ce13" table:formula="of:=(1/[.I105])*60" office:value-type="float" office:value="-2.68821428571427" calcext:value-type="float">
            <text:p>-2.688</text:p>
          </table:table-cell>
          <table:table-cell table:style-name="ce15" table:formula="of:=ABS([.H105])/[.$L$2]*100" office:value-type="float" office:value="9.1470705460343" calcext:value-type="float">
            <text:p>9.1</text:p>
          </table:table-cell>
          <table:table-cell table:style-name="ce15" table:formula="of:=ABS([.I105])/[.$L$2]*100" office:value-type="float" office:value="6.32390062441878" calcext:value-type="float">
            <text:p>6.3</text:p>
          </table:table-cell>
          <table:table-cell/>
          <table:table-cell table:number-columns-repeated="2" office:value-type="float" office:value="860307" calcext:value-type="float">
            <text:p>860307</text:p>
          </table:table-cell>
          <table:table-cell office:value-type="float" office:value="860308" calcext:value-type="float">
            <text:p>860308</text:p>
          </table:table-cell>
          <table:table-cell office:value-type="float" office:value="860309" calcext:value-type="float">
            <text:p>860309</text:p>
          </table:table-cell>
          <table:table-cell table:formula="of:=[.R105]-[.O105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-27.57" calcext:value-type="float">
            <text:p>-27.57</text:p>
          </table:table-cell>
          <table:table-cell office:value-type="float" office:value="-40.13" calcext:value-type="float">
            <text:p>-40.13</text:p>
          </table:table-cell>
          <table:table-cell/>
          <table:table-cell table:formula="of:=[.C106]-[.C105]" office:value-type="float" office:value="-0.809999999999999" calcext:value-type="float">
            <text:p>-0.809999999999999</text:p>
          </table:table-cell>
          <table:table-cell table:formula="of:=[.D106]-[.D105]" office:value-type="float" office:value="-0.560000000000002" calcext:value-type="float">
            <text:p>-0.560000000000002</text:p>
          </table:table-cell>
          <table:table-cell table:style-name="ce12" table:formula="of:=[.F106]/([.$D$27]/1000)" office:value-type="float" office:value="-32.283778397768" calcext:value-type="float">
            <text:p>-32.3</text:p>
          </table:table-cell>
          <table:table-cell table:style-name="ce12" table:formula="of:=[.G106]/([.$D$27]/1000)" office:value-type="float" office:value="-22.3196492626545" calcext:value-type="float">
            <text:p>-22.3</text:p>
          </table:table-cell>
          <table:table-cell table:style-name="ce13" table:formula="of:=(1/[.H106])*60" office:value-type="float" office:value="-1.85851851851852" calcext:value-type="float">
            <text:p>-1.859</text:p>
          </table:table-cell>
          <table:table-cell table:style-name="ce13" table:formula="of:=(1/[.I106])*60" office:value-type="float" office:value="-2.68821428571427" calcext:value-type="float">
            <text:p>-2.688</text:p>
          </table:table-cell>
          <table:table-cell table:style-name="ce15" table:formula="of:=ABS([.H106])/[.$L$2]*100" office:value-type="float" office:value="9.14707054603426" calcext:value-type="float">
            <text:p>9.1</text:p>
          </table:table-cell>
          <table:table-cell table:style-name="ce15" table:formula="of:=ABS([.I106])/[.$L$2]*100" office:value-type="float" office:value="6.32390062441878" calcext:value-type="float">
            <text:p>6.3</text:p>
          </table:table-cell>
          <table:table-cell/>
          <table:table-cell table:number-columns-repeated="2" office:value-type="float" office:value="860322" calcext:value-type="float">
            <text:p>860322</text:p>
          </table:table-cell>
          <table:table-cell office:value-type="float" office:value="860323" calcext:value-type="float">
            <text:p>860323</text:p>
          </table:table-cell>
          <table:table-cell office:value-type="float" office:value="860324" calcext:value-type="float">
            <text:p>860324</text:p>
          </table:table-cell>
          <table:table-cell table:formula="of:=[.R106]-[.O106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-28.38" calcext:value-type="float">
            <text:p>-28.38</text:p>
          </table:table-cell>
          <table:table-cell office:value-type="float" office:value="-40.68" calcext:value-type="float">
            <text:p>-40.68</text:p>
          </table:table-cell>
          <table:table-cell/>
          <table:table-cell table:formula="of:=[.C107]-[.C106]" office:value-type="float" office:value="-0.809999999999999" calcext:value-type="float">
            <text:p>-0.809999999999999</text:p>
          </table:table-cell>
          <table:table-cell table:formula="of:=[.D107]-[.D106]" office:value-type="float" office:value="-0.549999999999997" calcext:value-type="float">
            <text:p>-0.549999999999997</text:p>
          </table:table-cell>
          <table:table-cell table:style-name="ce12" table:formula="of:=[.F107]/([.$D$27]/1000)" office:value-type="float" office:value="-32.283778397768" calcext:value-type="float">
            <text:p>-32.3</text:p>
          </table:table-cell>
          <table:table-cell table:style-name="ce12" table:formula="of:=[.G107]/([.$D$27]/1000)" office:value-type="float" office:value="-21.9210840972498" calcext:value-type="float">
            <text:p>-21.9</text:p>
          </table:table-cell>
          <table:table-cell table:style-name="ce13" table:formula="of:=(1/[.H107])*60" office:value-type="float" office:value="-1.85851851851852" calcext:value-type="float">
            <text:p>-1.859</text:p>
          </table:table-cell>
          <table:table-cell table:style-name="ce13" table:formula="of:=(1/[.I107])*60" office:value-type="float" office:value="-2.73709090909092" calcext:value-type="float">
            <text:p>-2.737</text:p>
          </table:table-cell>
          <table:table-cell table:style-name="ce15" table:formula="of:=ABS([.H107])/[.$L$2]*100" office:value-type="float" office:value="9.14707054603426" calcext:value-type="float">
            <text:p>9.1</text:p>
          </table:table-cell>
          <table:table-cell table:style-name="ce15" table:formula="of:=ABS([.I107])/[.$L$2]*100" office:value-type="float" office:value="6.21097382755411" calcext:value-type="float">
            <text:p>6.2</text:p>
          </table:table-cell>
          <table:table-cell/>
          <table:table-cell table:number-columns-repeated="2" office:value-type="float" office:value="860337" calcext:value-type="float">
            <text:p>860337</text:p>
          </table:table-cell>
          <table:table-cell office:value-type="float" office:value="860338" calcext:value-type="float">
            <text:p>860338</text:p>
          </table:table-cell>
          <table:table-cell office:value-type="float" office:value="860339" calcext:value-type="float">
            <text:p>860339</text:p>
          </table:table-cell>
          <table:table-cell table:formula="of:=[.R107]-[.O107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-29.19" calcext:value-type="float">
            <text:p>-29.19</text:p>
          </table:table-cell>
          <table:table-cell office:value-type="float" office:value="-41.22" calcext:value-type="float">
            <text:p>-41.22</text:p>
          </table:table-cell>
          <table:table-cell/>
          <table:table-cell table:formula="of:=[.C108]-[.C107]" office:value-type="float" office:value="-0.810000000000002" calcext:value-type="float">
            <text:p>-0.810000000000002</text:p>
          </table:table-cell>
          <table:table-cell table:formula="of:=[.D108]-[.D107]" office:value-type="float" office:value="-0.539999999999999" calcext:value-type="float">
            <text:p>-0.539999999999999</text:p>
          </table:table-cell>
          <table:table-cell table:style-name="ce12" table:formula="of:=[.F108]/([.$D$27]/1000)" office:value-type="float" office:value="-32.2837783977681" calcext:value-type="float">
            <text:p>-32.3</text:p>
          </table:table-cell>
          <table:table-cell table:style-name="ce12" table:formula="of:=[.G108]/([.$D$27]/1000)" office:value-type="float" office:value="-21.5225189318453" calcext:value-type="float">
            <text:p>-21.5</text:p>
          </table:table-cell>
          <table:table-cell table:style-name="ce13" table:formula="of:=(1/[.H108])*60" office:value-type="float" office:value="-1.85851851851851" calcext:value-type="float">
            <text:p>-1.859</text:p>
          </table:table-cell>
          <table:table-cell table:style-name="ce13" table:formula="of:=(1/[.I108])*60" office:value-type="float" office:value="-2.78777777777778" calcext:value-type="float">
            <text:p>-2.788</text:p>
          </table:table-cell>
          <table:table-cell table:style-name="ce15" table:formula="of:=ABS([.H108])/[.$L$2]*100" office:value-type="float" office:value="9.1470705460343" calcext:value-type="float">
            <text:p>9.1</text:p>
          </table:table-cell>
          <table:table-cell table:style-name="ce15" table:formula="of:=ABS([.I108])/[.$L$2]*100" office:value-type="float" office:value="6.09804703068951" calcext:value-type="float">
            <text:p>6.1</text:p>
          </table:table-cell>
          <table:table-cell/>
          <table:table-cell table:number-columns-repeated="2" office:value-type="float" office:value="860352" calcext:value-type="float">
            <text:p>860352</text:p>
          </table:table-cell>
          <table:table-cell office:value-type="float" office:value="860353" calcext:value-type="float">
            <text:p>860353</text:p>
          </table:table-cell>
          <table:table-cell office:value-type="float" office:value="860354" calcext:value-type="float">
            <text:p>860354</text:p>
          </table:table-cell>
          <table:table-cell table:formula="of:=[.R108]-[.O108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30.01" calcext:value-type="float">
            <text:p>-30.01</text:p>
          </table:table-cell>
          <table:table-cell office:value-type="float" office:value="-41.76" calcext:value-type="float">
            <text:p>-41.76</text:p>
          </table:table-cell>
          <table:table-cell/>
          <table:table-cell table:formula="of:=[.C109]-[.C108]" office:value-type="float" office:value="-0.82" calcext:value-type="float">
            <text:p>-0.82</text:p>
          </table:table-cell>
          <table:table-cell table:formula="of:=[.D109]-[.D108]" office:value-type="float" office:value="-0.539999999999999" calcext:value-type="float">
            <text:p>-0.539999999999999</text:p>
          </table:table-cell>
          <table:table-cell table:style-name="ce12" table:formula="of:=[.F109]/([.$D$27]/1000)" office:value-type="float" office:value="-32.6823435631726" calcext:value-type="float">
            <text:p>-32.7</text:p>
          </table:table-cell>
          <table:table-cell table:style-name="ce12" table:formula="of:=[.G109]/([.$D$27]/1000)" office:value-type="float" office:value="-21.5225189318453" calcext:value-type="float">
            <text:p>-21.5</text:p>
          </table:table-cell>
          <table:table-cell table:style-name="ce13" table:formula="of:=(1/[.H109])*60" office:value-type="float" office:value="-1.83585365853659" calcext:value-type="float">
            <text:p>-1.836</text:p>
          </table:table-cell>
          <table:table-cell table:style-name="ce13" table:formula="of:=(1/[.I109])*60" office:value-type="float" office:value="-2.78777777777778" calcext:value-type="float">
            <text:p>-2.788</text:p>
          </table:table-cell>
          <table:table-cell table:style-name="ce15" table:formula="of:=ABS([.H109])/[.$L$2]*100" office:value-type="float" office:value="9.2599973428989" calcext:value-type="float">
            <text:p>9.3</text:p>
          </table:table-cell>
          <table:table-cell table:style-name="ce15" table:formula="of:=ABS([.I109])/[.$L$2]*100" office:value-type="float" office:value="6.09804703068951" calcext:value-type="float">
            <text:p>6.1</text:p>
          </table:table-cell>
          <table:table-cell/>
          <table:table-cell table:number-columns-repeated="2" office:value-type="float" office:value="860367" calcext:value-type="float">
            <text:p>860367</text:p>
          </table:table-cell>
          <table:table-cell office:value-type="float" office:value="860368" calcext:value-type="float">
            <text:p>860368</text:p>
          </table:table-cell>
          <table:table-cell office:value-type="float" office:value="860369" calcext:value-type="float">
            <text:p>860369</text:p>
          </table:table-cell>
          <table:table-cell table:formula="of:=[.R109]-[.O109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-30.83" calcext:value-type="float">
            <text:p>-30.83</text:p>
          </table:table-cell>
          <table:table-cell office:value-type="float" office:value="-42.3" calcext:value-type="float">
            <text:p>-42.3</text:p>
          </table:table-cell>
          <table:table-cell/>
          <table:table-cell table:formula="of:=[.C110]-[.C109]" office:value-type="float" office:value="-0.819999999999997" calcext:value-type="float">
            <text:p>-0.819999999999997</text:p>
          </table:table-cell>
          <table:table-cell table:formula="of:=[.D110]-[.D109]" office:value-type="float" office:value="-0.539999999999999" calcext:value-type="float">
            <text:p>-0.539999999999999</text:p>
          </table:table-cell>
          <table:table-cell table:style-name="ce12" table:formula="of:=[.F110]/([.$D$27]/1000)" office:value-type="float" office:value="-32.6823435631724" calcext:value-type="float">
            <text:p>-32.7</text:p>
          </table:table-cell>
          <table:table-cell table:style-name="ce12" table:formula="of:=[.G110]/([.$D$27]/1000)" office:value-type="float" office:value="-21.5225189318453" calcext:value-type="float">
            <text:p>-21.5</text:p>
          </table:table-cell>
          <table:table-cell table:style-name="ce13" table:formula="of:=(1/[.H110])*60" office:value-type="float" office:value="-1.83585365853659" calcext:value-type="float">
            <text:p>-1.836</text:p>
          </table:table-cell>
          <table:table-cell table:style-name="ce13" table:formula="of:=(1/[.I110])*60" office:value-type="float" office:value="-2.78777777777778" calcext:value-type="float">
            <text:p>-2.788</text:p>
          </table:table-cell>
          <table:table-cell table:style-name="ce15" table:formula="of:=ABS([.H110])/[.$L$2]*100" office:value-type="float" office:value="9.25999734289886" calcext:value-type="float">
            <text:p>9.3</text:p>
          </table:table-cell>
          <table:table-cell table:style-name="ce15" table:formula="of:=ABS([.I110])/[.$L$2]*100" office:value-type="float" office:value="6.09804703068951" calcext:value-type="float">
            <text:p>6.1</text:p>
          </table:table-cell>
          <table:table-cell/>
          <table:table-cell table:number-columns-repeated="2" office:value-type="float" office:value="860382" calcext:value-type="float">
            <text:p>860382</text:p>
          </table:table-cell>
          <table:table-cell office:value-type="float" office:value="860383" calcext:value-type="float">
            <text:p>860383</text:p>
          </table:table-cell>
          <table:table-cell office:value-type="float" office:value="860384" calcext:value-type="float">
            <text:p>860384</text:p>
          </table:table-cell>
          <table:table-cell table:formula="of:=[.R110]-[.O110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-31.65" calcext:value-type="float">
            <text:p>-31.65</text:p>
          </table:table-cell>
          <table:table-cell office:value-type="float" office:value="-42.83" calcext:value-type="float">
            <text:p>-42.83</text:p>
          </table:table-cell>
          <table:table-cell/>
          <table:table-cell table:formula="of:=[.C111]-[.C110]" office:value-type="float" office:value="-0.82" calcext:value-type="float">
            <text:p>-0.82</text:p>
          </table:table-cell>
          <table:table-cell table:formula="of:=[.D111]-[.D110]" office:value-type="float" office:value="-0.530000000000001" calcext:value-type="float">
            <text:p>-0.530000000000001</text:p>
          </table:table-cell>
          <table:table-cell table:style-name="ce12" table:formula="of:=[.F111]/([.$D$27]/1000)" office:value-type="float" office:value="-32.6823435631726" calcext:value-type="float">
            <text:p>-32.7</text:p>
          </table:table-cell>
          <table:table-cell table:style-name="ce12" table:formula="of:=[.G111]/([.$D$27]/1000)" office:value-type="float" office:value="-21.1239537664409" calcext:value-type="float">
            <text:p>-21.1</text:p>
          </table:table-cell>
          <table:table-cell table:style-name="ce13" table:formula="of:=(1/[.H111])*60" office:value-type="float" office:value="-1.83585365853659" calcext:value-type="float">
            <text:p>-1.836</text:p>
          </table:table-cell>
          <table:table-cell table:style-name="ce13" table:formula="of:=(1/[.I111])*60" office:value-type="float" office:value="-2.84037735849056" calcext:value-type="float">
            <text:p>-2.840</text:p>
          </table:table-cell>
          <table:table-cell table:style-name="ce15" table:formula="of:=ABS([.H111])/[.$L$2]*100" office:value-type="float" office:value="9.2599973428989" calcext:value-type="float">
            <text:p>9.3</text:p>
          </table:table-cell>
          <table:table-cell table:style-name="ce15" table:formula="of:=ABS([.I111])/[.$L$2]*100" office:value-type="float" office:value="5.98512023382491" calcext:value-type="float">
            <text:p>6.0</text:p>
          </table:table-cell>
          <table:table-cell/>
          <table:table-cell table:number-columns-repeated="2" office:value-type="float" office:value="860397" calcext:value-type="float">
            <text:p>860397</text:p>
          </table:table-cell>
          <table:table-cell office:value-type="float" office:value="860398" calcext:value-type="float">
            <text:p>860398</text:p>
          </table:table-cell>
          <table:table-cell office:value-type="float" office:value="860399" calcext:value-type="float">
            <text:p>860399</text:p>
          </table:table-cell>
          <table:table-cell table:formula="of:=[.R111]-[.O111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-32.48" calcext:value-type="float">
            <text:p>-32.48</text:p>
          </table:table-cell>
          <table:table-cell office:value-type="float" office:value="-43.36" calcext:value-type="float">
            <text:p>-43.36</text:p>
          </table:table-cell>
          <table:table-cell/>
          <table:table-cell table:formula="of:=[.C112]-[.C111]" office:value-type="float" office:value="-0.829999999999998" calcext:value-type="float">
            <text:p>-0.829999999999998</text:p>
          </table:table-cell>
          <table:table-cell table:formula="of:=[.D112]-[.D111]" office:value-type="float" office:value="-0.530000000000001" calcext:value-type="float">
            <text:p>-0.530000000000001</text:p>
          </table:table-cell>
          <table:table-cell table:style-name="ce12" table:formula="of:=[.F112]/([.$D$27]/1000)" office:value-type="float" office:value="-33.0809087285771" calcext:value-type="float">
            <text:p>-33.1</text:p>
          </table:table-cell>
          <table:table-cell table:style-name="ce12" table:formula="of:=[.G112]/([.$D$27]/1000)" office:value-type="float" office:value="-21.1239537664409" calcext:value-type="float">
            <text:p>-21.1</text:p>
          </table:table-cell>
          <table:table-cell table:style-name="ce13" table:formula="of:=(1/[.H112])*60" office:value-type="float" office:value="-1.81373493975904" calcext:value-type="float">
            <text:p>-1.814</text:p>
          </table:table-cell>
          <table:table-cell table:style-name="ce13" table:formula="of:=(1/[.I112])*60" office:value-type="float" office:value="-2.84037735849056" calcext:value-type="float">
            <text:p>-2.840</text:p>
          </table:table-cell>
          <table:table-cell table:style-name="ce15" table:formula="of:=ABS([.H112])/[.$L$2]*100" office:value-type="float" office:value="9.3729241397635" calcext:value-type="float">
            <text:p>9.4</text:p>
          </table:table-cell>
          <table:table-cell table:style-name="ce15" table:formula="of:=ABS([.I112])/[.$L$2]*100" office:value-type="float" office:value="5.98512023382491" calcext:value-type="float">
            <text:p>6.0</text:p>
          </table:table-cell>
          <table:table-cell/>
          <table:table-cell table:number-columns-repeated="2" office:value-type="float" office:value="860412" calcext:value-type="float">
            <text:p>860412</text:p>
          </table:table-cell>
          <table:table-cell office:value-type="float" office:value="860413" calcext:value-type="float">
            <text:p>860413</text:p>
          </table:table-cell>
          <table:table-cell office:value-type="float" office:value="860414" calcext:value-type="float">
            <text:p>860414</text:p>
          </table:table-cell>
          <table:table-cell table:formula="of:=[.R112]-[.O112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-33.31" calcext:value-type="float">
            <text:p>-33.31</text:p>
          </table:table-cell>
          <table:table-cell office:value-type="float" office:value="-43.88" calcext:value-type="float">
            <text:p>-43.88</text:p>
          </table:table-cell>
          <table:table-cell/>
          <table:table-cell table:formula="of:=[.C113]-[.C112]" office:value-type="float" office:value="-0.830000000000005" calcext:value-type="float">
            <text:p>-0.830000000000005</text:p>
          </table:table-cell>
          <table:table-cell table:formula="of:=[.D113]-[.D112]" office:value-type="float" office:value="-0.520000000000003" calcext:value-type="float">
            <text:p>-0.520000000000003</text:p>
          </table:table-cell>
          <table:table-cell table:style-name="ce12" table:formula="of:=[.F113]/([.$D$27]/1000)" office:value-type="float" office:value="-33.0809087285773" calcext:value-type="float">
            <text:p>-33.1</text:p>
          </table:table-cell>
          <table:table-cell table:style-name="ce12" table:formula="of:=[.G113]/([.$D$27]/1000)" office:value-type="float" office:value="-20.7253886010364" calcext:value-type="float">
            <text:p>-20.7</text:p>
          </table:table-cell>
          <table:table-cell table:style-name="ce13" table:formula="of:=(1/[.H113])*60" office:value-type="float" office:value="-1.81373493975902" calcext:value-type="float">
            <text:p>-1.814</text:p>
          </table:table-cell>
          <table:table-cell table:style-name="ce13" table:formula="of:=(1/[.I113])*60" office:value-type="float" office:value="-2.89499999999998" calcext:value-type="float">
            <text:p>-2.895</text:p>
          </table:table-cell>
          <table:table-cell table:style-name="ce15" table:formula="of:=ABS([.H113])/[.$L$2]*100" office:value-type="float" office:value="9.37292413976358" calcext:value-type="float">
            <text:p>9.4</text:p>
          </table:table-cell>
          <table:table-cell table:style-name="ce15" table:formula="of:=ABS([.I113])/[.$L$2]*100" office:value-type="float" office:value="5.87219343696031" calcext:value-type="float">
            <text:p>5.9</text:p>
          </table:table-cell>
          <table:table-cell/>
          <table:table-cell table:number-columns-repeated="2" office:value-type="float" office:value="860427" calcext:value-type="float">
            <text:p>860427</text:p>
          </table:table-cell>
          <table:table-cell office:value-type="float" office:value="860428" calcext:value-type="float">
            <text:p>860428</text:p>
          </table:table-cell>
          <table:table-cell office:value-type="float" office:value="860429" calcext:value-type="float">
            <text:p>860429</text:p>
          </table:table-cell>
          <table:table-cell table:formula="of:=[.R113]-[.O113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-34.14" calcext:value-type="float">
            <text:p>-34.14</text:p>
          </table:table-cell>
          <table:table-cell office:value-type="float" office:value="-44.39" calcext:value-type="float">
            <text:p>-44.39</text:p>
          </table:table-cell>
          <table:table-cell/>
          <table:table-cell table:formula="of:=[.C114]-[.C113]" office:value-type="float" office:value="-0.829999999999998" calcext:value-type="float">
            <text:p>-0.829999999999998</text:p>
          </table:table-cell>
          <table:table-cell table:formula="of:=[.D114]-[.D113]" office:value-type="float" office:value="-0.509999999999998" calcext:value-type="float">
            <text:p>-0.509999999999998</text:p>
          </table:table-cell>
          <table:table-cell table:style-name="ce12" table:formula="of:=[.F114]/([.$D$27]/1000)" office:value-type="float" office:value="-33.0809087285771" calcext:value-type="float">
            <text:p>-33.1</text:p>
          </table:table-cell>
          <table:table-cell table:style-name="ce12" table:formula="of:=[.G114]/([.$D$27]/1000)" office:value-type="float" office:value="-20.3268234356316" calcext:value-type="float">
            <text:p>-20.3</text:p>
          </table:table-cell>
          <table:table-cell table:style-name="ce13" table:formula="of:=(1/[.H114])*60" office:value-type="float" office:value="-1.81373493975904" calcext:value-type="float">
            <text:p>-1.814</text:p>
          </table:table-cell>
          <table:table-cell table:style-name="ce13" table:formula="of:=(1/[.I114])*60" office:value-type="float" office:value="-2.95176470588236" calcext:value-type="float">
            <text:p>-2.952</text:p>
          </table:table-cell>
          <table:table-cell table:style-name="ce15" table:formula="of:=ABS([.H114])/[.$L$2]*100" office:value-type="float" office:value="9.3729241397635" calcext:value-type="float">
            <text:p>9.4</text:p>
          </table:table-cell>
          <table:table-cell table:style-name="ce15" table:formula="of:=ABS([.I114])/[.$L$2]*100" office:value-type="float" office:value="5.75926664009563" calcext:value-type="float">
            <text:p>5.8</text:p>
          </table:table-cell>
          <table:table-cell/>
          <table:table-cell table:number-columns-repeated="2" office:value-type="float" office:value="860442" calcext:value-type="float">
            <text:p>860442</text:p>
          </table:table-cell>
          <table:table-cell office:value-type="float" office:value="860443" calcext:value-type="float">
            <text:p>860443</text:p>
          </table:table-cell>
          <table:table-cell office:value-type="float" office:value="860444" calcext:value-type="float">
            <text:p>860444</text:p>
          </table:table-cell>
          <table:table-cell table:formula="of:=[.R114]-[.O114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-34.98" calcext:value-type="float">
            <text:p>-34.98</text:p>
          </table:table-cell>
          <table:table-cell office:value-type="float" office:value="-44.91" calcext:value-type="float">
            <text:p>-44.91</text:p>
          </table:table-cell>
          <table:table-cell/>
          <table:table-cell table:formula="of:=[.C115]-[.C114]" office:value-type="float" office:value="-0.839999999999996" calcext:value-type="float">
            <text:p>-0.839999999999996</text:p>
          </table:table-cell>
          <table:table-cell table:formula="of:=[.D115]-[.D114]" office:value-type="float" office:value="-0.519999999999996" calcext:value-type="float">
            <text:p>-0.519999999999996</text:p>
          </table:table-cell>
          <table:table-cell table:style-name="ce12" table:formula="of:=[.F115]/([.$D$27]/1000)" office:value-type="float" office:value="-33.4794738939815" calcext:value-type="float">
            <text:p>-33.5</text:p>
          </table:table-cell>
          <table:table-cell table:style-name="ce12" table:formula="of:=[.G115]/([.$D$27]/1000)" office:value-type="float" office:value="-20.7253886010361" calcext:value-type="float">
            <text:p>-20.7</text:p>
          </table:table-cell>
          <table:table-cell table:style-name="ce13" table:formula="of:=(1/[.H115])*60" office:value-type="float" office:value="-1.79214285714287" calcext:value-type="float">
            <text:p>-1.792</text:p>
          </table:table-cell>
          <table:table-cell table:style-name="ce13" table:formula="of:=(1/[.I115])*60" office:value-type="float" office:value="-2.89500000000002" calcext:value-type="float">
            <text:p>-2.895</text:p>
          </table:table-cell>
          <table:table-cell table:style-name="ce15" table:formula="of:=ABS([.H115])/[.$L$2]*100" office:value-type="float" office:value="9.4858509366281" calcext:value-type="float">
            <text:p>9.5</text:p>
          </table:table-cell>
          <table:table-cell table:style-name="ce15" table:formula="of:=ABS([.I115])/[.$L$2]*100" office:value-type="float" office:value="5.87219343696023" calcext:value-type="float">
            <text:p>5.9</text:p>
          </table:table-cell>
          <table:table-cell/>
          <table:table-cell table:number-columns-repeated="2" office:value-type="float" office:value="860457" calcext:value-type="float">
            <text:p>860457</text:p>
          </table:table-cell>
          <table:table-cell office:value-type="float" office:value="860458" calcext:value-type="float">
            <text:p>860458</text:p>
          </table:table-cell>
          <table:table-cell office:value-type="float" office:value="860459" calcext:value-type="float">
            <text:p>860459</text:p>
          </table:table-cell>
          <table:table-cell table:formula="of:=[.R115]-[.O115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-35.82" calcext:value-type="float">
            <text:p>-35.82</text:p>
          </table:table-cell>
          <table:table-cell office:value-type="float" office:value="-45.41" calcext:value-type="float">
            <text:p>-45.41</text:p>
          </table:table-cell>
          <table:table-cell/>
          <table:table-cell table:formula="of:=[.C116]-[.C115]" office:value-type="float" office:value="-0.840000000000003" calcext:value-type="float">
            <text:p>-0.840000000000003</text:p>
          </table:table-cell>
          <table:table-cell table:formula="of:=[.D116]-[.D115]" office:value-type="float" office:value="-0.5" calcext:value-type="float">
            <text:p>-0.5</text:p>
          </table:table-cell>
          <table:table-cell table:style-name="ce12" table:formula="of:=[.F116]/([.$D$27]/1000)" office:value-type="float" office:value="-33.4794738939818" calcext:value-type="float">
            <text:p>-33.5</text:p>
          </table:table-cell>
          <table:table-cell table:style-name="ce12" table:formula="of:=[.G116]/([.$D$27]/1000)" office:value-type="float" office:value="-19.9282582702272" calcext:value-type="float">
            <text:p>-19.9</text:p>
          </table:table-cell>
          <table:table-cell table:style-name="ce13" table:formula="of:=(1/[.H116])*60" office:value-type="float" office:value="-1.79214285714285" calcext:value-type="float">
            <text:p>-1.792</text:p>
          </table:table-cell>
          <table:table-cell table:style-name="ce13" table:formula="of:=(1/[.I116])*60" office:value-type="float" office:value="-3.0108" calcext:value-type="float">
            <text:p>-3.011</text:p>
          </table:table-cell>
          <table:table-cell table:style-name="ce15" table:formula="of:=ABS([.H116])/[.$L$2]*100" office:value-type="float" office:value="9.48585093662818" calcext:value-type="float">
            <text:p>9.5</text:p>
          </table:table-cell>
          <table:table-cell table:style-name="ce15" table:formula="of:=ABS([.I116])/[.$L$2]*100" office:value-type="float" office:value="5.64633984323104" calcext:value-type="float">
            <text:p>5.6</text:p>
          </table:table-cell>
          <table:table-cell/>
          <table:table-cell table:number-columns-repeated="2" office:value-type="float" office:value="860472" calcext:value-type="float">
            <text:p>860472</text:p>
          </table:table-cell>
          <table:table-cell office:value-type="float" office:value="860473" calcext:value-type="float">
            <text:p>860473</text:p>
          </table:table-cell>
          <table:table-cell office:value-type="float" office:value="860474" calcext:value-type="float">
            <text:p>860474</text:p>
          </table:table-cell>
          <table:table-cell table:formula="of:=[.R116]-[.O116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-36.66" calcext:value-type="float">
            <text:p>-36.66</text:p>
          </table:table-cell>
          <table:table-cell office:value-type="float" office:value="-45.91" calcext:value-type="float">
            <text:p>-45.91</text:p>
          </table:table-cell>
          <table:table-cell/>
          <table:table-cell table:formula="of:=[.C117]-[.C116]" office:value-type="float" office:value="-0.839999999999996" calcext:value-type="float">
            <text:p>-0.839999999999996</text:p>
          </table:table-cell>
          <table:table-cell table:formula="of:=[.D117]-[.D116]" office:value-type="float" office:value="-0.5" calcext:value-type="float">
            <text:p>-0.5</text:p>
          </table:table-cell>
          <table:table-cell table:style-name="ce12" table:formula="of:=[.F117]/([.$D$27]/1000)" office:value-type="float" office:value="-33.4794738939815" calcext:value-type="float">
            <text:p>-33.5</text:p>
          </table:table-cell>
          <table:table-cell table:style-name="ce12" table:formula="of:=[.G117]/([.$D$27]/1000)" office:value-type="float" office:value="-19.9282582702272" calcext:value-type="float">
            <text:p>-19.9</text:p>
          </table:table-cell>
          <table:table-cell table:style-name="ce13" table:formula="of:=(1/[.H117])*60" office:value-type="float" office:value="-1.79214285714287" calcext:value-type="float">
            <text:p>-1.792</text:p>
          </table:table-cell>
          <table:table-cell table:style-name="ce13" table:formula="of:=(1/[.I117])*60" office:value-type="float" office:value="-3.0108" calcext:value-type="float">
            <text:p>-3.011</text:p>
          </table:table-cell>
          <table:table-cell table:style-name="ce15" table:formula="of:=ABS([.H117])/[.$L$2]*100" office:value-type="float" office:value="9.4858509366281" calcext:value-type="float">
            <text:p>9.5</text:p>
          </table:table-cell>
          <table:table-cell table:style-name="ce15" table:formula="of:=ABS([.I117])/[.$L$2]*100" office:value-type="float" office:value="5.64633984323104" calcext:value-type="float">
            <text:p>5.6</text:p>
          </table:table-cell>
          <table:table-cell/>
          <table:table-cell table:number-columns-repeated="2" office:value-type="float" office:value="860487" calcext:value-type="float">
            <text:p>860487</text:p>
          </table:table-cell>
          <table:table-cell office:value-type="float" office:value="860488" calcext:value-type="float">
            <text:p>860488</text:p>
          </table:table-cell>
          <table:table-cell office:value-type="float" office:value="860489" calcext:value-type="float">
            <text:p>860489</text:p>
          </table:table-cell>
          <table:table-cell table:formula="of:=[.R117]-[.O117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37.51" calcext:value-type="float">
            <text:p>-37.51</text:p>
          </table:table-cell>
          <table:table-cell office:value-type="float" office:value="-46.41" calcext:value-type="float">
            <text:p>-46.41</text:p>
          </table:table-cell>
          <table:table-cell/>
          <table:table-cell table:formula="of:=[.C118]-[.C117]" office:value-type="float" office:value="-0.850000000000001" calcext:value-type="float">
            <text:p>-0.850000000000001</text:p>
          </table:table-cell>
          <table:table-cell table:formula="of:=[.D118]-[.D117]" office:value-type="float" office:value="-0.5" calcext:value-type="float">
            <text:p>-0.5</text:p>
          </table:table-cell>
          <table:table-cell table:style-name="ce12" table:formula="of:=[.F118]/([.$D$27]/1000)" office:value-type="float" office:value="-33.8780390593863" calcext:value-type="float">
            <text:p>-33.9</text:p>
          </table:table-cell>
          <table:table-cell table:style-name="ce12" table:formula="of:=[.G118]/([.$D$27]/1000)" office:value-type="float" office:value="-19.9282582702272" calcext:value-type="float">
            <text:p>-19.9</text:p>
          </table:table-cell>
          <table:table-cell table:style-name="ce13" table:formula="of:=(1/[.H118])*60" office:value-type="float" office:value="-1.77105882352941" calcext:value-type="float">
            <text:p>-1.771</text:p>
          </table:table-cell>
          <table:table-cell table:style-name="ce13" table:formula="of:=(1/[.I118])*60" office:value-type="float" office:value="-3.0108" calcext:value-type="float">
            <text:p>-3.011</text:p>
          </table:table-cell>
          <table:table-cell table:style-name="ce15" table:formula="of:=ABS([.H118])/[.$L$2]*100" office:value-type="float" office:value="9.59877773349278" calcext:value-type="float">
            <text:p>9.6</text:p>
          </table:table-cell>
          <table:table-cell table:style-name="ce15" table:formula="of:=ABS([.I118])/[.$L$2]*100" office:value-type="float" office:value="5.64633984323104" calcext:value-type="float">
            <text:p>5.6</text:p>
          </table:table-cell>
          <table:table-cell/>
          <table:table-cell table:number-columns-repeated="2" office:value-type="float" office:value="860502" calcext:value-type="float">
            <text:p>860502</text:p>
          </table:table-cell>
          <table:table-cell office:value-type="float" office:value="860503" calcext:value-type="float">
            <text:p>860503</text:p>
          </table:table-cell>
          <table:table-cell office:value-type="float" office:value="860504" calcext:value-type="float">
            <text:p>860504</text:p>
          </table:table-cell>
          <table:table-cell table:formula="of:=[.R118]-[.O118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38.36" calcext:value-type="float">
            <text:p>-38.36</text:p>
          </table:table-cell>
          <table:table-cell office:value-type="float" office:value="-46.9" calcext:value-type="float">
            <text:p>-46.9</text:p>
          </table:table-cell>
          <table:table-cell/>
          <table:table-cell table:formula="of:=[.C119]-[.C118]" office:value-type="float" office:value="-0.850000000000001" calcext:value-type="float">
            <text:p>-0.850000000000001</text:p>
          </table:table-cell>
          <table:table-cell table:formula="of:=[.D119]-[.D118]" office:value-type="float" office:value="-0.490000000000002" calcext:value-type="float">
            <text:p>-0.490000000000002</text:p>
          </table:table-cell>
          <table:table-cell table:style-name="ce12" table:formula="of:=[.F119]/([.$D$27]/1000)" office:value-type="float" office:value="-33.8780390593863" calcext:value-type="float">
            <text:p>-33.9</text:p>
          </table:table-cell>
          <table:table-cell table:style-name="ce12" table:formula="of:=[.G119]/([.$D$27]/1000)" office:value-type="float" office:value="-19.5296931048227" calcext:value-type="float">
            <text:p>-19.5</text:p>
          </table:table-cell>
          <table:table-cell table:style-name="ce13" table:formula="of:=(1/[.H119])*60" office:value-type="float" office:value="-1.77105882352941" calcext:value-type="float">
            <text:p>-1.771</text:p>
          </table:table-cell>
          <table:table-cell table:style-name="ce13" table:formula="of:=(1/[.I119])*60" office:value-type="float" office:value="-3.07224489795917" calcext:value-type="float">
            <text:p>-3.072</text:p>
          </table:table-cell>
          <table:table-cell table:style-name="ce15" table:formula="of:=ABS([.H119])/[.$L$2]*100" office:value-type="float" office:value="9.59877773349278" calcext:value-type="float">
            <text:p>9.6</text:p>
          </table:table-cell>
          <table:table-cell table:style-name="ce15" table:formula="of:=ABS([.I119])/[.$L$2]*100" office:value-type="float" office:value="5.53341304636644" calcext:value-type="float">
            <text:p>5.5</text:p>
          </table:table-cell>
          <table:table-cell/>
          <table:table-cell table:number-columns-repeated="2" office:value-type="float" office:value="860517" calcext:value-type="float">
            <text:p>860517</text:p>
          </table:table-cell>
          <table:table-cell office:value-type="float" office:value="860518" calcext:value-type="float">
            <text:p>860518</text:p>
          </table:table-cell>
          <table:table-cell office:value-type="float" office:value="860519" calcext:value-type="float">
            <text:p>860519</text:p>
          </table:table-cell>
          <table:table-cell table:formula="of:=[.R119]-[.O119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-39.21" calcext:value-type="float">
            <text:p>-39.21</text:p>
          </table:table-cell>
          <table:table-cell office:value-type="float" office:value="-47.38" calcext:value-type="float">
            <text:p>-47.38</text:p>
          </table:table-cell>
          <table:table-cell/>
          <table:table-cell table:formula="of:=[.C120]-[.C119]" office:value-type="float" office:value="-0.850000000000001" calcext:value-type="float">
            <text:p>-0.850000000000001</text:p>
          </table:table-cell>
          <table:table-cell table:formula="of:=[.D120]-[.D119]" office:value-type="float" office:value="-0.480000000000004" calcext:value-type="float">
            <text:p>-0.480000000000004</text:p>
          </table:table-cell>
          <table:table-cell table:style-name="ce12" table:formula="of:=[.F120]/([.$D$27]/1000)" office:value-type="float" office:value="-33.8780390593863" calcext:value-type="float">
            <text:p>-33.9</text:p>
          </table:table-cell>
          <table:table-cell table:style-name="ce12" table:formula="of:=[.G120]/([.$D$27]/1000)" office:value-type="float" office:value="-19.1311279394183" calcext:value-type="float">
            <text:p>-19.1</text:p>
          </table:table-cell>
          <table:table-cell table:style-name="ce13" table:formula="of:=(1/[.H120])*60" office:value-type="float" office:value="-1.77105882352941" calcext:value-type="float">
            <text:p>-1.771</text:p>
          </table:table-cell>
          <table:table-cell table:style-name="ce13" table:formula="of:=(1/[.I120])*60" office:value-type="float" office:value="-3.13624999999997" calcext:value-type="float">
            <text:p>-3.136</text:p>
          </table:table-cell>
          <table:table-cell table:style-name="ce15" table:formula="of:=ABS([.H120])/[.$L$2]*100" office:value-type="float" office:value="9.59877773349278" calcext:value-type="float">
            <text:p>9.6</text:p>
          </table:table-cell>
          <table:table-cell table:style-name="ce15" table:formula="of:=ABS([.I120])/[.$L$2]*100" office:value-type="float" office:value="5.42048624950184" calcext:value-type="float">
            <text:p>5.4</text:p>
          </table:table-cell>
          <table:table-cell/>
          <table:table-cell table:number-columns-repeated="2" office:value-type="float" office:value="860532" calcext:value-type="float">
            <text:p>860532</text:p>
          </table:table-cell>
          <table:table-cell office:value-type="float" office:value="860533" calcext:value-type="float">
            <text:p>860533</text:p>
          </table:table-cell>
          <table:table-cell office:value-type="float" office:value="860534" calcext:value-type="float">
            <text:p>860534</text:p>
          </table:table-cell>
          <table:table-cell table:formula="of:=[.R120]-[.O120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-40.07" calcext:value-type="float">
            <text:p>-40.07</text:p>
          </table:table-cell>
          <table:table-cell office:value-type="float" office:value="-47.86" calcext:value-type="float">
            <text:p>-47.86</text:p>
          </table:table-cell>
          <table:table-cell/>
          <table:table-cell table:formula="of:=[.C121]-[.C120]" office:value-type="float" office:value="-0.859999999999999" calcext:value-type="float">
            <text:p>-0.859999999999999</text:p>
          </table:table-cell>
          <table:table-cell table:formula="of:=[.D121]-[.D120]" office:value-type="float" office:value="-0.479999999999997" calcext:value-type="float">
            <text:p>-0.479999999999997</text:p>
          </table:table-cell>
          <table:table-cell table:style-name="ce12" table:formula="of:=[.F121]/([.$D$27]/1000)" office:value-type="float" office:value="-34.2766042247907" calcext:value-type="float">
            <text:p>-34.3</text:p>
          </table:table-cell>
          <table:table-cell table:style-name="ce12" table:formula="of:=[.G121]/([.$D$27]/1000)" office:value-type="float" office:value="-19.131127939418" calcext:value-type="float">
            <text:p>-19.1</text:p>
          </table:table-cell>
          <table:table-cell table:style-name="ce13" table:formula="of:=(1/[.H121])*60" office:value-type="float" office:value="-1.75046511627907" calcext:value-type="float">
            <text:p>-1.750</text:p>
          </table:table-cell>
          <table:table-cell table:style-name="ce13" table:formula="of:=(1/[.I121])*60" office:value-type="float" office:value="-3.13625000000002" calcext:value-type="float">
            <text:p>-3.136</text:p>
          </table:table-cell>
          <table:table-cell table:style-name="ce15" table:formula="of:=ABS([.H121])/[.$L$2]*100" office:value-type="float" office:value="9.71170453035737" calcext:value-type="float">
            <text:p>9.7</text:p>
          </table:table-cell>
          <table:table-cell table:style-name="ce15" table:formula="of:=ABS([.I121])/[.$L$2]*100" office:value-type="float" office:value="5.42048624950176" calcext:value-type="float">
            <text:p>5.4</text:p>
          </table:table-cell>
          <table:table-cell/>
          <table:table-cell table:number-columns-repeated="2" office:value-type="float" office:value="860547" calcext:value-type="float">
            <text:p>860547</text:p>
          </table:table-cell>
          <table:table-cell office:value-type="float" office:value="860548" calcext:value-type="float">
            <text:p>860548</text:p>
          </table:table-cell>
          <table:table-cell office:value-type="float" office:value="860549" calcext:value-type="float">
            <text:p>860549</text:p>
          </table:table-cell>
          <table:table-cell table:formula="of:=[.R121]-[.O121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-40.93" calcext:value-type="float">
            <text:p>-40.93</text:p>
          </table:table-cell>
          <table:table-cell office:value-type="float" office:value="-48.34" calcext:value-type="float">
            <text:p>-48.34</text:p>
          </table:table-cell>
          <table:table-cell/>
          <table:table-cell table:formula="of:=[.C122]-[.C121]" office:value-type="float" office:value="-0.859999999999999" calcext:value-type="float">
            <text:p>-0.859999999999999</text:p>
          </table:table-cell>
          <table:table-cell table:formula="of:=[.D122]-[.D121]" office:value-type="float" office:value="-0.480000000000004" calcext:value-type="float">
            <text:p>-0.480000000000004</text:p>
          </table:table-cell>
          <table:table-cell table:style-name="ce12" table:formula="of:=[.F122]/([.$D$27]/1000)" office:value-type="float" office:value="-34.2766042247907" calcext:value-type="float">
            <text:p>-34.3</text:p>
          </table:table-cell>
          <table:table-cell table:style-name="ce12" table:formula="of:=[.G122]/([.$D$27]/1000)" office:value-type="float" office:value="-19.1311279394183" calcext:value-type="float">
            <text:p>-19.1</text:p>
          </table:table-cell>
          <table:table-cell table:style-name="ce13" table:formula="of:=(1/[.H122])*60" office:value-type="float" office:value="-1.75046511627907" calcext:value-type="float">
            <text:p>-1.750</text:p>
          </table:table-cell>
          <table:table-cell table:style-name="ce13" table:formula="of:=(1/[.I122])*60" office:value-type="float" office:value="-3.13624999999997" calcext:value-type="float">
            <text:p>-3.136</text:p>
          </table:table-cell>
          <table:table-cell table:style-name="ce15" table:formula="of:=ABS([.H122])/[.$L$2]*100" office:value-type="float" office:value="9.71170453035737" calcext:value-type="float">
            <text:p>9.7</text:p>
          </table:table-cell>
          <table:table-cell table:style-name="ce15" table:formula="of:=ABS([.I122])/[.$L$2]*100" office:value-type="float" office:value="5.42048624950184" calcext:value-type="float">
            <text:p>5.4</text:p>
          </table:table-cell>
          <table:table-cell/>
          <table:table-cell table:number-columns-repeated="2" office:value-type="float" office:value="860562" calcext:value-type="float">
            <text:p>860562</text:p>
          </table:table-cell>
          <table:table-cell office:value-type="float" office:value="860563" calcext:value-type="float">
            <text:p>860563</text:p>
          </table:table-cell>
          <table:table-cell office:value-type="float" office:value="860564" calcext:value-type="float">
            <text:p>860564</text:p>
          </table:table-cell>
          <table:table-cell table:formula="of:=[.R122]-[.O122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-41.8" calcext:value-type="float">
            <text:p>-41.8</text:p>
          </table:table-cell>
          <table:table-cell office:value-type="float" office:value="-48.8" calcext:value-type="float">
            <text:p>-48.8</text:p>
          </table:table-cell>
          <table:table-cell/>
          <table:table-cell table:formula="of:=[.C123]-[.C122]" office:value-type="float" office:value="-0.869999999999997" calcext:value-type="float">
            <text:p>-0.869999999999997</text:p>
          </table:table-cell>
          <table:table-cell table:formula="of:=[.D123]-[.D122]" office:value-type="float" office:value="-0.459999999999994" calcext:value-type="float">
            <text:p>-0.459999999999994</text:p>
          </table:table-cell>
          <table:table-cell table:style-name="ce12" table:formula="of:=[.F123]/([.$D$27]/1000)" office:value-type="float" office:value="-34.6751693901952" calcext:value-type="float">
            <text:p>-34.7</text:p>
          </table:table-cell>
          <table:table-cell table:style-name="ce12" table:formula="of:=[.G123]/([.$D$27]/1000)" office:value-type="float" office:value="-18.3339976086088" calcext:value-type="float">
            <text:p>-18.3</text:p>
          </table:table-cell>
          <table:table-cell table:style-name="ce13" table:formula="of:=(1/[.H123])*60" office:value-type="float" office:value="-1.73034482758621" calcext:value-type="float">
            <text:p>-1.730</text:p>
          </table:table-cell>
          <table:table-cell table:style-name="ce13" table:formula="of:=(1/[.I123])*60" office:value-type="float" office:value="-3.27260869565222" calcext:value-type="float">
            <text:p>-3.273</text:p>
          </table:table-cell>
          <table:table-cell table:style-name="ce15" table:formula="of:=ABS([.H123])/[.$L$2]*100" office:value-type="float" office:value="9.82463132722197" calcext:value-type="float">
            <text:p>9.8</text:p>
          </table:table-cell>
          <table:table-cell table:style-name="ce15" table:formula="of:=ABS([.I123])/[.$L$2]*100" office:value-type="float" office:value="5.19463265577248" calcext:value-type="float">
            <text:p>5.2</text:p>
          </table:table-cell>
          <table:table-cell/>
          <table:table-cell table:number-columns-repeated="2" office:value-type="float" office:value="860577" calcext:value-type="float">
            <text:p>860577</text:p>
          </table:table-cell>
          <table:table-cell office:value-type="float" office:value="860578" calcext:value-type="float">
            <text:p>860578</text:p>
          </table:table-cell>
          <table:table-cell office:value-type="float" office:value="860579" calcext:value-type="float">
            <text:p>860579</text:p>
          </table:table-cell>
          <table:table-cell table:formula="of:=[.R123]-[.O123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-42.66" calcext:value-type="float">
            <text:p>-42.66</text:p>
          </table:table-cell>
          <table:table-cell office:value-type="float" office:value="-49.27" calcext:value-type="float">
            <text:p>-49.27</text:p>
          </table:table-cell>
          <table:table-cell/>
          <table:table-cell table:formula="of:=[.C124]-[.C123]" office:value-type="float" office:value="-0.859999999999999" calcext:value-type="float">
            <text:p>-0.859999999999999</text:p>
          </table:table-cell>
          <table:table-cell table:formula="of:=[.D124]-[.D123]" office:value-type="float" office:value="-0.470000000000006" calcext:value-type="float">
            <text:p>-0.470000000000006</text:p>
          </table:table-cell>
          <table:table-cell table:style-name="ce12" table:formula="of:=[.F124]/([.$D$27]/1000)" office:value-type="float" office:value="-34.2766042247907" calcext:value-type="float">
            <text:p>-34.3</text:p>
          </table:table-cell>
          <table:table-cell table:style-name="ce12" table:formula="of:=[.G124]/([.$D$27]/1000)" office:value-type="float" office:value="-18.7325627740138" calcext:value-type="float">
            <text:p>-18.7</text:p>
          </table:table-cell>
          <table:table-cell table:style-name="ce13" table:formula="of:=(1/[.H124])*60" office:value-type="float" office:value="-1.75046511627907" calcext:value-type="float">
            <text:p>-1.750</text:p>
          </table:table-cell>
          <table:table-cell table:style-name="ce13" table:formula="of:=(1/[.I124])*60" office:value-type="float" office:value="-3.20297872340421" calcext:value-type="float">
            <text:p>-3.203</text:p>
          </table:table-cell>
          <table:table-cell table:style-name="ce15" table:formula="of:=ABS([.H124])/[.$L$2]*100" office:value-type="float" office:value="9.71170453035737" calcext:value-type="float">
            <text:p>9.7</text:p>
          </table:table-cell>
          <table:table-cell table:style-name="ce15" table:formula="of:=ABS([.I124])/[.$L$2]*100" office:value-type="float" office:value="5.30755945263724" calcext:value-type="float">
            <text:p>5.3</text:p>
          </table:table-cell>
          <table:table-cell/>
          <table:table-cell table:number-columns-repeated="2" office:value-type="float" office:value="860592" calcext:value-type="float">
            <text:p>860592</text:p>
          </table:table-cell>
          <table:table-cell office:value-type="float" office:value="860593" calcext:value-type="float">
            <text:p>860593</text:p>
          </table:table-cell>
          <table:table-cell office:value-type="float" office:value="860594" calcext:value-type="float">
            <text:p>860594</text:p>
          </table:table-cell>
          <table:table-cell table:formula="of:=[.R124]-[.O124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-43.53" calcext:value-type="float">
            <text:p>-43.53</text:p>
          </table:table-cell>
          <table:table-cell office:value-type="float" office:value="-49.73" calcext:value-type="float">
            <text:p>-49.73</text:p>
          </table:table-cell>
          <table:table-cell/>
          <table:table-cell table:formula="of:=[.C125]-[.C124]" office:value-type="float" office:value="-0.870000000000005" calcext:value-type="float">
            <text:p>-0.870000000000005</text:p>
          </table:table-cell>
          <table:table-cell table:formula="of:=[.D125]-[.D124]" office:value-type="float" office:value="-0.459999999999994" calcext:value-type="float">
            <text:p>-0.459999999999994</text:p>
          </table:table-cell>
          <table:table-cell table:style-name="ce12" table:formula="of:=[.F125]/([.$D$27]/1000)" office:value-type="float" office:value="-34.6751693901955" calcext:value-type="float">
            <text:p>-34.7</text:p>
          </table:table-cell>
          <table:table-cell table:style-name="ce12" table:formula="of:=[.G125]/([.$D$27]/1000)" office:value-type="float" office:value="-18.3339976086088" calcext:value-type="float">
            <text:p>-18.3</text:p>
          </table:table-cell>
          <table:table-cell table:style-name="ce13" table:formula="of:=(1/[.H125])*60" office:value-type="float" office:value="-1.7303448275862" calcext:value-type="float">
            <text:p>-1.730</text:p>
          </table:table-cell>
          <table:table-cell table:style-name="ce13" table:formula="of:=(1/[.I125])*60" office:value-type="float" office:value="-3.27260869565222" calcext:value-type="float">
            <text:p>-3.273</text:p>
          </table:table-cell>
          <table:table-cell table:style-name="ce15" table:formula="of:=ABS([.H125])/[.$L$2]*100" office:value-type="float" office:value="9.82463132722205" calcext:value-type="float">
            <text:p>9.8</text:p>
          </table:table-cell>
          <table:table-cell table:style-name="ce15" table:formula="of:=ABS([.I125])/[.$L$2]*100" office:value-type="float" office:value="5.19463265577248" calcext:value-type="float">
            <text:p>5.2</text:p>
          </table:table-cell>
          <table:table-cell/>
          <table:table-cell table:number-columns-repeated="2" office:value-type="float" office:value="860607" calcext:value-type="float">
            <text:p>860607</text:p>
          </table:table-cell>
          <table:table-cell office:value-type="float" office:value="860608" calcext:value-type="float">
            <text:p>860608</text:p>
          </table:table-cell>
          <table:table-cell office:value-type="float" office:value="860609" calcext:value-type="float">
            <text:p>860609</text:p>
          </table:table-cell>
          <table:table-cell table:formula="of:=[.R125]-[.O125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-44.41" calcext:value-type="float">
            <text:p>-44.41</text:p>
          </table:table-cell>
          <table:table-cell office:value-type="float" office:value="-50.18" calcext:value-type="float">
            <text:p>-50.18</text:p>
          </table:table-cell>
          <table:table-cell/>
          <table:table-cell table:formula="of:=[.C126]-[.C125]" office:value-type="float" office:value="-0.879999999999995" calcext:value-type="float">
            <text:p>-0.879999999999995</text:p>
          </table:table-cell>
          <table:table-cell table:formula="of:=[.D126]-[.D125]" office:value-type="float" office:value="-0.450000000000003" calcext:value-type="float">
            <text:p>-0.450000000000003</text:p>
          </table:table-cell>
          <table:table-cell table:style-name="ce12" table:formula="of:=[.F126]/([.$D$27]/1000)" office:value-type="float" office:value="-35.0737345555997" calcext:value-type="float">
            <text:p>-35.1</text:p>
          </table:table-cell>
          <table:table-cell table:style-name="ce12" table:formula="of:=[.G126]/([.$D$27]/1000)" office:value-type="float" office:value="-17.9354324432046" calcext:value-type="float">
            <text:p>-17.9</text:p>
          </table:table-cell>
          <table:table-cell table:style-name="ce13" table:formula="of:=(1/[.H126])*60" office:value-type="float" office:value="-1.71068181818183" calcext:value-type="float">
            <text:p>-1.711</text:p>
          </table:table-cell>
          <table:table-cell table:style-name="ce13" table:formula="of:=(1/[.I126])*60" office:value-type="float" office:value="-3.34533333333331" calcext:value-type="float">
            <text:p>-3.345</text:p>
          </table:table-cell>
          <table:table-cell table:style-name="ce15" table:formula="of:=ABS([.H126])/[.$L$2]*100" office:value-type="float" office:value="9.93755812408657" calcext:value-type="float">
            <text:p>9.9</text:p>
          </table:table-cell>
          <table:table-cell table:style-name="ce15" table:formula="of:=ABS([.I126])/[.$L$2]*100" office:value-type="float" office:value="5.08170585890796" calcext:value-type="float">
            <text:p>5.1</text:p>
          </table:table-cell>
          <table:table-cell/>
          <table:table-cell table:number-columns-repeated="2" office:value-type="float" office:value="860622" calcext:value-type="float">
            <text:p>860622</text:p>
          </table:table-cell>
          <table:table-cell office:value-type="float" office:value="860623" calcext:value-type="float">
            <text:p>860623</text:p>
          </table:table-cell>
          <table:table-cell office:value-type="float" office:value="860624" calcext:value-type="float">
            <text:p>860624</text:p>
          </table:table-cell>
          <table:table-cell table:formula="of:=[.R126]-[.O126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-45.28" calcext:value-type="float">
            <text:p>-45.28</text:p>
          </table:table-cell>
          <table:table-cell office:value-type="float" office:value="-50.62" calcext:value-type="float">
            <text:p>-50.62</text:p>
          </table:table-cell>
          <table:table-cell/>
          <table:table-cell table:formula="of:=[.C127]-[.C126]" office:value-type="float" office:value="-0.870000000000005" calcext:value-type="float">
            <text:p>-0.870000000000005</text:p>
          </table:table-cell>
          <table:table-cell table:formula="of:=[.D127]-[.D126]" office:value-type="float" office:value="-0.439999999999998" calcext:value-type="float">
            <text:p>-0.439999999999998</text:p>
          </table:table-cell>
          <table:table-cell table:style-name="ce12" table:formula="of:=[.F127]/([.$D$27]/1000)" office:value-type="float" office:value="-34.6751693901955" calcext:value-type="float">
            <text:p>-34.7</text:p>
          </table:table-cell>
          <table:table-cell table:style-name="ce12" table:formula="of:=[.G127]/([.$D$27]/1000)" office:value-type="float" office:value="-17.5368672777998" calcext:value-type="float">
            <text:p>-17.5</text:p>
          </table:table-cell>
          <table:table-cell table:style-name="ce13" table:formula="of:=(1/[.H127])*60" office:value-type="float" office:value="-1.7303448275862" calcext:value-type="float">
            <text:p>-1.730</text:p>
          </table:table-cell>
          <table:table-cell table:style-name="ce13" table:formula="of:=(1/[.I127])*60" office:value-type="float" office:value="-3.42136363636365" calcext:value-type="float">
            <text:p>-3.421</text:p>
          </table:table-cell>
          <table:table-cell table:style-name="ce15" table:formula="of:=ABS([.H127])/[.$L$2]*100" office:value-type="float" office:value="9.82463132722205" calcext:value-type="float">
            <text:p>9.8</text:p>
          </table:table-cell>
          <table:table-cell table:style-name="ce15" table:formula="of:=ABS([.I127])/[.$L$2]*100" office:value-type="float" office:value="4.96877906204329" calcext:value-type="float">
            <text:p>5.0</text:p>
          </table:table-cell>
          <table:table-cell/>
          <table:table-cell table:number-columns-repeated="2" office:value-type="float" office:value="860637" calcext:value-type="float">
            <text:p>860637</text:p>
          </table:table-cell>
          <table:table-cell office:value-type="float" office:value="860638" calcext:value-type="float">
            <text:p>860638</text:p>
          </table:table-cell>
          <table:table-cell office:value-type="float" office:value="860639" calcext:value-type="float">
            <text:p>860639</text:p>
          </table:table-cell>
          <table:table-cell table:formula="of:=[.R127]-[.O127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-46.16" calcext:value-type="float">
            <text:p>-46.16</text:p>
          </table:table-cell>
          <table:table-cell office:value-type="float" office:value="-51.06" calcext:value-type="float">
            <text:p>-51.06</text:p>
          </table:table-cell>
          <table:table-cell/>
          <table:table-cell table:formula="of:=[.C128]-[.C127]" office:value-type="float" office:value="-0.879999999999995" calcext:value-type="float">
            <text:p>-0.879999999999995</text:p>
          </table:table-cell>
          <table:table-cell table:formula="of:=[.D128]-[.D127]" office:value-type="float" office:value="-0.440000000000005" calcext:value-type="float">
            <text:p>-0.440000000000005</text:p>
          </table:table-cell>
          <table:table-cell table:style-name="ce12" table:formula="of:=[.F128]/([.$D$27]/1000)" office:value-type="float" office:value="-35.0737345555997" calcext:value-type="float">
            <text:p>-35.1</text:p>
          </table:table-cell>
          <table:table-cell table:style-name="ce12" table:formula="of:=[.G128]/([.$D$27]/1000)" office:value-type="float" office:value="-17.5368672778001" calcext:value-type="float">
            <text:p>-17.5</text:p>
          </table:table-cell>
          <table:table-cell table:style-name="ce13" table:formula="of:=(1/[.H128])*60" office:value-type="float" office:value="-1.71068181818183" calcext:value-type="float">
            <text:p>-1.711</text:p>
          </table:table-cell>
          <table:table-cell table:style-name="ce13" table:formula="of:=(1/[.I128])*60" office:value-type="float" office:value="-3.4213636363636" calcext:value-type="float">
            <text:p>-3.421</text:p>
          </table:table-cell>
          <table:table-cell table:style-name="ce15" table:formula="of:=ABS([.H128])/[.$L$2]*100" office:value-type="float" office:value="9.93755812408657" calcext:value-type="float">
            <text:p>9.9</text:p>
          </table:table-cell>
          <table:table-cell table:style-name="ce15" table:formula="of:=ABS([.I128])/[.$L$2]*100" office:value-type="float" office:value="4.96877906204337" calcext:value-type="float">
            <text:p>5.0</text:p>
          </table:table-cell>
          <table:table-cell/>
          <table:table-cell table:number-columns-repeated="2" office:value-type="float" office:value="860652" calcext:value-type="float">
            <text:p>860652</text:p>
          </table:table-cell>
          <table:table-cell office:value-type="float" office:value="860653" calcext:value-type="float">
            <text:p>860653</text:p>
          </table:table-cell>
          <table:table-cell office:value-type="float" office:value="860654" calcext:value-type="float">
            <text:p>860654</text:p>
          </table:table-cell>
          <table:table-cell table:formula="of:=[.R128]-[.O128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-47.05" calcext:value-type="float">
            <text:p>-47.05</text:p>
          </table:table-cell>
          <table:table-cell office:value-type="float" office:value="-51.5" calcext:value-type="float">
            <text:p>-51.5</text:p>
          </table:table-cell>
          <table:table-cell/>
          <table:table-cell table:formula="of:=[.C129]-[.C128]" office:value-type="float" office:value="-0.890000000000001" calcext:value-type="float">
            <text:p>-0.890000000000001</text:p>
          </table:table-cell>
          <table:table-cell table:formula="of:=[.D129]-[.D128]" office:value-type="float" office:value="-0.439999999999998" calcext:value-type="float">
            <text:p>-0.439999999999998</text:p>
          </table:table-cell>
          <table:table-cell table:style-name="ce12" table:formula="of:=[.F129]/([.$D$27]/1000)" office:value-type="float" office:value="-35.4722997210044" calcext:value-type="float">
            <text:p>-35.5</text:p>
          </table:table-cell>
          <table:table-cell table:style-name="ce12" table:formula="of:=[.G129]/([.$D$27]/1000)" office:value-type="float" office:value="-17.5368672777998" calcext:value-type="float">
            <text:p>-17.5</text:p>
          </table:table-cell>
          <table:table-cell table:style-name="ce13" table:formula="of:=(1/[.H129])*60" office:value-type="float" office:value="-1.6914606741573" calcext:value-type="float">
            <text:p>-1.691</text:p>
          </table:table-cell>
          <table:table-cell table:style-name="ce13" table:formula="of:=(1/[.I129])*60" office:value-type="float" office:value="-3.42136363636365" calcext:value-type="float">
            <text:p>-3.421</text:p>
          </table:table-cell>
          <table:table-cell table:style-name="ce15" table:formula="of:=ABS([.H129])/[.$L$2]*100" office:value-type="float" office:value="10.0504849209512" calcext:value-type="float">
            <text:p>10.1</text:p>
          </table:table-cell>
          <table:table-cell table:style-name="ce15" table:formula="of:=ABS([.I129])/[.$L$2]*100" office:value-type="float" office:value="4.96877906204329" calcext:value-type="float">
            <text:p>5.0</text:p>
          </table:table-cell>
          <table:table-cell/>
          <table:table-cell table:number-columns-repeated="2" office:value-type="float" office:value="860667" calcext:value-type="float">
            <text:p>860667</text:p>
          </table:table-cell>
          <table:table-cell office:value-type="float" office:value="860668" calcext:value-type="float">
            <text:p>860668</text:p>
          </table:table-cell>
          <table:table-cell office:value-type="float" office:value="860669" calcext:value-type="float">
            <text:p>860669</text:p>
          </table:table-cell>
          <table:table-cell table:formula="of:=[.R129]-[.O129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-47.93" calcext:value-type="float">
            <text:p>-47.93</text:p>
          </table:table-cell>
          <table:table-cell office:value-type="float" office:value="-51.93" calcext:value-type="float">
            <text:p>-51.93</text:p>
          </table:table-cell>
          <table:table-cell/>
          <table:table-cell table:formula="of:=[.C130]-[.C129]" office:value-type="float" office:value="-0.880000000000003" calcext:value-type="float">
            <text:p>-0.880000000000003</text:p>
          </table:table-cell>
          <table:table-cell table:formula="of:=[.D130]-[.D129]" office:value-type="float" office:value="-0.43" calcext:value-type="float">
            <text:p>-0.43</text:p>
          </table:table-cell>
          <table:table-cell table:style-name="ce12" table:formula="of:=[.F130]/([.$D$27]/1000)" office:value-type="float" office:value="-35.0737345555999" calcext:value-type="float">
            <text:p>-35.1</text:p>
          </table:table-cell>
          <table:table-cell table:style-name="ce12" table:formula="of:=[.G130]/([.$D$27]/1000)" office:value-type="float" office:value="-17.1383021123954" calcext:value-type="float">
            <text:p>-17.1</text:p>
          </table:table-cell>
          <table:table-cell table:style-name="ce13" table:formula="of:=(1/[.H130])*60" office:value-type="float" office:value="-1.71068181818181" calcext:value-type="float">
            <text:p>-1.711</text:p>
          </table:table-cell>
          <table:table-cell table:style-name="ce13" table:formula="of:=(1/[.I130])*60" office:value-type="float" office:value="-3.50093023255814" calcext:value-type="float">
            <text:p>-3.501</text:p>
          </table:table-cell>
          <table:table-cell table:style-name="ce15" table:formula="of:=ABS([.H130])/[.$L$2]*100" office:value-type="float" office:value="9.93755812408665" calcext:value-type="float">
            <text:p>9.9</text:p>
          </table:table-cell>
          <table:table-cell table:style-name="ce15" table:formula="of:=ABS([.I130])/[.$L$2]*100" office:value-type="float" office:value="4.85585226517869" calcext:value-type="float">
            <text:p>4.9</text:p>
          </table:table-cell>
          <table:table-cell/>
          <table:table-cell table:number-columns-repeated="2" office:value-type="float" office:value="860682" calcext:value-type="float">
            <text:p>860682</text:p>
          </table:table-cell>
          <table:table-cell office:value-type="float" office:value="860683" calcext:value-type="float">
            <text:p>860683</text:p>
          </table:table-cell>
          <table:table-cell office:value-type="float" office:value="860684" calcext:value-type="float">
            <text:p>860684</text:p>
          </table:table-cell>
          <table:table-cell table:formula="of:=[.R130]-[.O130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-48.82" calcext:value-type="float">
            <text:p>-48.82</text:p>
          </table:table-cell>
          <table:table-cell office:value-type="float" office:value="-52.35" calcext:value-type="float">
            <text:p>-52.35</text:p>
          </table:table-cell>
          <table:table-cell/>
          <table:table-cell table:formula="of:=[.C131]-[.C130]" office:value-type="float" office:value="-0.890000000000001" calcext:value-type="float">
            <text:p>-0.890000000000001</text:p>
          </table:table-cell>
          <table:table-cell table:formula="of:=[.D131]-[.D130]" office:value-type="float" office:value="-0.420000000000002" calcext:value-type="float">
            <text:p>-0.420000000000002</text:p>
          </table:table-cell>
          <table:table-cell table:style-name="ce12" table:formula="of:=[.F131]/([.$D$27]/1000)" office:value-type="float" office:value="-35.4722997210044" calcext:value-type="float">
            <text:p>-35.5</text:p>
          </table:table-cell>
          <table:table-cell table:style-name="ce12" table:formula="of:=[.G131]/([.$D$27]/1000)" office:value-type="float" office:value="-16.7397369469909" calcext:value-type="float">
            <text:p>-16.7</text:p>
          </table:table-cell>
          <table:table-cell table:style-name="ce13" table:formula="of:=(1/[.H131])*60" office:value-type="float" office:value="-1.6914606741573" calcext:value-type="float">
            <text:p>-1.691</text:p>
          </table:table-cell>
          <table:table-cell table:style-name="ce13" table:formula="of:=(1/[.I131])*60" office:value-type="float" office:value="-3.5842857142857" calcext:value-type="float">
            <text:p>-3.584</text:p>
          </table:table-cell>
          <table:table-cell table:style-name="ce15" table:formula="of:=ABS([.H131])/[.$L$2]*100" office:value-type="float" office:value="10.0504849209512" calcext:value-type="float">
            <text:p>10.1</text:p>
          </table:table-cell>
          <table:table-cell table:style-name="ce15" table:formula="of:=ABS([.I131])/[.$L$2]*100" office:value-type="float" office:value="4.74292546831409" calcext:value-type="float">
            <text:p>4.7</text:p>
          </table:table-cell>
          <table:table-cell/>
          <table:table-cell table:number-columns-repeated="2" office:value-type="float" office:value="860697" calcext:value-type="float">
            <text:p>860697</text:p>
          </table:table-cell>
          <table:table-cell office:value-type="float" office:value="860698" calcext:value-type="float">
            <text:p>860698</text:p>
          </table:table-cell>
          <table:table-cell office:value-type="float" office:value="860699" calcext:value-type="float">
            <text:p>860699</text:p>
          </table:table-cell>
          <table:table-cell table:formula="of:=[.R131]-[.O131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-49.71" calcext:value-type="float">
            <text:p>-49.71</text:p>
          </table:table-cell>
          <table:table-cell office:value-type="float" office:value="-52.77" calcext:value-type="float">
            <text:p>-52.77</text:p>
          </table:table-cell>
          <table:table-cell/>
          <table:table-cell table:formula="of:=[.C132]-[.C131]" office:value-type="float" office:value="-0.890000000000001" calcext:value-type="float">
            <text:p>-0.890000000000001</text:p>
          </table:table-cell>
          <table:table-cell table:formula="of:=[.D132]-[.D131]" office:value-type="float" office:value="-0.420000000000002" calcext:value-type="float">
            <text:p>-0.420000000000002</text:p>
          </table:table-cell>
          <table:table-cell table:style-name="ce12" table:formula="of:=[.F132]/([.$D$27]/1000)" office:value-type="float" office:value="-35.4722997210044" calcext:value-type="float">
            <text:p>-35.5</text:p>
          </table:table-cell>
          <table:table-cell table:style-name="ce12" table:formula="of:=[.G132]/([.$D$27]/1000)" office:value-type="float" office:value="-16.7397369469909" calcext:value-type="float">
            <text:p>-16.7</text:p>
          </table:table-cell>
          <table:table-cell table:style-name="ce13" table:formula="of:=(1/[.H132])*60" office:value-type="float" office:value="-1.6914606741573" calcext:value-type="float">
            <text:p>-1.691</text:p>
          </table:table-cell>
          <table:table-cell table:style-name="ce13" table:formula="of:=(1/[.I132])*60" office:value-type="float" office:value="-3.5842857142857" calcext:value-type="float">
            <text:p>-3.584</text:p>
          </table:table-cell>
          <table:table-cell table:style-name="ce15" table:formula="of:=ABS([.H132])/[.$L$2]*100" office:value-type="float" office:value="10.0504849209512" calcext:value-type="float">
            <text:p>10.1</text:p>
          </table:table-cell>
          <table:table-cell table:style-name="ce15" table:formula="of:=ABS([.I132])/[.$L$2]*100" office:value-type="float" office:value="4.74292546831409" calcext:value-type="float">
            <text:p>4.7</text:p>
          </table:table-cell>
          <table:table-cell/>
          <table:table-cell table:number-columns-repeated="2" office:value-type="float" office:value="860712" calcext:value-type="float">
            <text:p>860712</text:p>
          </table:table-cell>
          <table:table-cell office:value-type="float" office:value="860713" calcext:value-type="float">
            <text:p>860713</text:p>
          </table:table-cell>
          <table:table-cell office:value-type="float" office:value="860714" calcext:value-type="float">
            <text:p>860714</text:p>
          </table:table-cell>
          <table:table-cell table:formula="of:=[.R132]-[.O132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-50.61" calcext:value-type="float">
            <text:p>-50.61</text:p>
          </table:table-cell>
          <table:table-cell office:value-type="float" office:value="-53.18" calcext:value-type="float">
            <text:p>-53.18</text:p>
          </table:table-cell>
          <table:table-cell/>
          <table:table-cell table:formula="of:=[.C133]-[.C132]" office:value-type="float" office:value="-0.899999999999999" calcext:value-type="float">
            <text:p>-0.899999999999999</text:p>
          </table:table-cell>
          <table:table-cell table:formula="of:=[.D133]-[.D132]" office:value-type="float" office:value="-0.409999999999997" calcext:value-type="float">
            <text:p>-0.409999999999997</text:p>
          </table:table-cell>
          <table:table-cell table:style-name="ce12" table:formula="of:=[.F133]/([.$D$27]/1000)" office:value-type="float" office:value="-35.8708648864089" calcext:value-type="float">
            <text:p>-35.9</text:p>
          </table:table-cell>
          <table:table-cell table:style-name="ce12" table:formula="of:=[.G133]/([.$D$27]/1000)" office:value-type="float" office:value="-16.3411717815862" calcext:value-type="float">
            <text:p>-16.3</text:p>
          </table:table-cell>
          <table:table-cell table:style-name="ce13" table:formula="of:=(1/[.H133])*60" office:value-type="float" office:value="-1.67266666666667" calcext:value-type="float">
            <text:p>-1.673</text:p>
          </table:table-cell>
          <table:table-cell table:style-name="ce13" table:formula="of:=(1/[.I133])*60" office:value-type="float" office:value="-3.6717073170732" calcext:value-type="float">
            <text:p>-3.672</text:p>
          </table:table-cell>
          <table:table-cell table:style-name="ce15" table:formula="of:=ABS([.H133])/[.$L$2]*100" office:value-type="float" office:value="10.1634117178158" calcext:value-type="float">
            <text:p>10.2</text:p>
          </table:table-cell>
          <table:table-cell table:style-name="ce15" table:formula="of:=ABS([.I133])/[.$L$2]*100" office:value-type="float" office:value="4.62999867144941" calcext:value-type="float">
            <text:p>4.6</text:p>
          </table:table-cell>
          <table:table-cell/>
          <table:table-cell table:number-columns-repeated="2" office:value-type="float" office:value="860727" calcext:value-type="float">
            <text:p>860727</text:p>
          </table:table-cell>
          <table:table-cell office:value-type="float" office:value="860728" calcext:value-type="float">
            <text:p>860728</text:p>
          </table:table-cell>
          <table:table-cell office:value-type="float" office:value="860729" calcext:value-type="float">
            <text:p>860729</text:p>
          </table:table-cell>
          <table:table-cell table:formula="of:=[.R133]-[.O133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-51.5" calcext:value-type="float">
            <text:p>-51.5</text:p>
          </table:table-cell>
          <table:table-cell office:value-type="float" office:value="-53.59" calcext:value-type="float">
            <text:p>-53.59</text:p>
          </table:table-cell>
          <table:table-cell/>
          <table:table-cell table:formula="of:=[.C134]-[.C133]" office:value-type="float" office:value="-0.890000000000001" calcext:value-type="float">
            <text:p>-0.890000000000001</text:p>
          </table:table-cell>
          <table:table-cell table:formula="of:=[.D134]-[.D133]" office:value-type="float" office:value="-0.410000000000004" calcext:value-type="float">
            <text:p>-0.410000000000004</text:p>
          </table:table-cell>
          <table:table-cell table:style-name="ce12" table:formula="of:=[.F134]/([.$D$27]/1000)" office:value-type="float" office:value="-35.4722997210044" calcext:value-type="float">
            <text:p>-35.5</text:p>
          </table:table-cell>
          <table:table-cell table:style-name="ce12" table:formula="of:=[.G134]/([.$D$27]/1000)" office:value-type="float" office:value="-16.3411717815864" calcext:value-type="float">
            <text:p>-16.3</text:p>
          </table:table-cell>
          <table:table-cell table:style-name="ce13" table:formula="of:=(1/[.H134])*60" office:value-type="float" office:value="-1.6914606741573" calcext:value-type="float">
            <text:p>-1.691</text:p>
          </table:table-cell>
          <table:table-cell table:style-name="ce13" table:formula="of:=(1/[.I134])*60" office:value-type="float" office:value="-3.67170731707314" calcext:value-type="float">
            <text:p>-3.672</text:p>
          </table:table-cell>
          <table:table-cell table:style-name="ce15" table:formula="of:=ABS([.H134])/[.$L$2]*100" office:value-type="float" office:value="10.0504849209512" calcext:value-type="float">
            <text:p>10.1</text:p>
          </table:table-cell>
          <table:table-cell table:style-name="ce15" table:formula="of:=ABS([.I134])/[.$L$2]*100" office:value-type="float" office:value="4.62999867144949" calcext:value-type="float">
            <text:p>4.6</text:p>
          </table:table-cell>
          <table:table-cell/>
          <table:table-cell table:number-columns-repeated="2" office:value-type="float" office:value="860742" calcext:value-type="float">
            <text:p>860742</text:p>
          </table:table-cell>
          <table:table-cell office:value-type="float" office:value="860743" calcext:value-type="float">
            <text:p>860743</text:p>
          </table:table-cell>
          <table:table-cell office:value-type="float" office:value="860744" calcext:value-type="float">
            <text:p>860744</text:p>
          </table:table-cell>
          <table:table-cell table:formula="of:=[.R134]-[.O134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52.4" calcext:value-type="float">
            <text:p>-52.4</text:p>
          </table:table-cell>
          <table:table-cell office:value-type="float" office:value="-53.99" calcext:value-type="float">
            <text:p>-53.99</text:p>
          </table:table-cell>
          <table:table-cell/>
          <table:table-cell table:formula="of:=[.C135]-[.C134]" office:value-type="float" office:value="-0.899999999999999" calcext:value-type="float">
            <text:p>-0.899999999999999</text:p>
          </table:table-cell>
          <table:table-cell table:formula="of:=[.D135]-[.D134]" office:value-type="float" office:value="-0.399999999999999" calcext:value-type="float">
            <text:p>-0.399999999999999</text:p>
          </table:table-cell>
          <table:table-cell table:style-name="ce12" table:formula="of:=[.F135]/([.$D$27]/1000)" office:value-type="float" office:value="-35.8708648864089" calcext:value-type="float">
            <text:p>-35.9</text:p>
          </table:table-cell>
          <table:table-cell table:style-name="ce12" table:formula="of:=[.G135]/([.$D$27]/1000)" office:value-type="float" office:value="-15.9426066161817" calcext:value-type="float">
            <text:p>-15.9</text:p>
          </table:table-cell>
          <table:table-cell table:style-name="ce13" table:formula="of:=(1/[.H135])*60" office:value-type="float" office:value="-1.67266666666667" calcext:value-type="float">
            <text:p>-1.673</text:p>
          </table:table-cell>
          <table:table-cell table:style-name="ce13" table:formula="of:=(1/[.I135])*60" office:value-type="float" office:value="-3.76350000000001" calcext:value-type="float">
            <text:p>-3.764</text:p>
          </table:table-cell>
          <table:table-cell table:style-name="ce15" table:formula="of:=ABS([.H135])/[.$L$2]*100" office:value-type="float" office:value="10.1634117178158" calcext:value-type="float">
            <text:p>10.2</text:p>
          </table:table-cell>
          <table:table-cell table:style-name="ce15" table:formula="of:=ABS([.I135])/[.$L$2]*100" office:value-type="float" office:value="4.51707187458481" calcext:value-type="float">
            <text:p>4.5</text:p>
          </table:table-cell>
          <table:table-cell/>
          <table:table-cell table:number-columns-repeated="2" office:value-type="float" office:value="860757" calcext:value-type="float">
            <text:p>860757</text:p>
          </table:table-cell>
          <table:table-cell office:value-type="float" office:value="860758" calcext:value-type="float">
            <text:p>860758</text:p>
          </table:table-cell>
          <table:table-cell office:value-type="float" office:value="860759" calcext:value-type="float">
            <text:p>860759</text:p>
          </table:table-cell>
          <table:table-cell table:formula="of:=[.R135]-[.O135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-53.31" calcext:value-type="float">
            <text:p>-53.31</text:p>
          </table:table-cell>
          <table:table-cell office:value-type="float" office:value="-54.38" calcext:value-type="float">
            <text:p>-54.38</text:p>
          </table:table-cell>
          <table:table-cell/>
          <table:table-cell table:formula="of:=[.C136]-[.C135]" office:value-type="float" office:value="-0.910000000000004" calcext:value-type="float">
            <text:p>-0.910000000000004</text:p>
          </table:table-cell>
          <table:table-cell table:formula="of:=[.D136]-[.D135]" office:value-type="float" office:value="-0.390000000000001" calcext:value-type="float">
            <text:p>-0.390000000000001</text:p>
          </table:table-cell>
          <table:table-cell table:style-name="ce12" table:formula="of:=[.F136]/([.$D$27]/1000)" office:value-type="float" office:value="-36.2694300518136" calcext:value-type="float">
            <text:p>-36.3</text:p>
          </table:table-cell>
          <table:table-cell table:style-name="ce12" table:formula="of:=[.G136]/([.$D$27]/1000)" office:value-type="float" office:value="-15.5440414507772" calcext:value-type="float">
            <text:p>-15.5</text:p>
          </table:table-cell>
          <table:table-cell table:style-name="ce13" table:formula="of:=(1/[.H136])*60" office:value-type="float" office:value="-1.65428571428571" calcext:value-type="float">
            <text:p>-1.654</text:p>
          </table:table-cell>
          <table:table-cell table:style-name="ce13" table:formula="of:=(1/[.I136])*60" office:value-type="float" office:value="-3.85999999999999" calcext:value-type="float">
            <text:p>-3.860</text:p>
          </table:table-cell>
          <table:table-cell table:style-name="ce15" table:formula="of:=ABS([.H136])/[.$L$2]*100" office:value-type="float" office:value="10.2763385146805" calcext:value-type="float">
            <text:p>10.3</text:p>
          </table:table-cell>
          <table:table-cell table:style-name="ce15" table:formula="of:=ABS([.I136])/[.$L$2]*100" office:value-type="float" office:value="4.40414507772021" calcext:value-type="float">
            <text:p>4.4</text:p>
          </table:table-cell>
          <table:table-cell/>
          <table:table-cell table:number-columns-repeated="2" office:value-type="float" office:value="860772" calcext:value-type="float">
            <text:p>860772</text:p>
          </table:table-cell>
          <table:table-cell office:value-type="float" office:value="860773" calcext:value-type="float">
            <text:p>860773</text:p>
          </table:table-cell>
          <table:table-cell office:value-type="float" office:value="860774" calcext:value-type="float">
            <text:p>860774</text:p>
          </table:table-cell>
          <table:table-cell table:formula="of:=[.R136]-[.O136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-54.21" calcext:value-type="float">
            <text:p>-54.21</text:p>
          </table:table-cell>
          <table:table-cell office:value-type="float" office:value="-54.77" calcext:value-type="float">
            <text:p>-54.77</text:p>
          </table:table-cell>
          <table:table-cell/>
          <table:table-cell table:formula="of:=[.C137]-[.C136]" office:value-type="float" office:value="-0.899999999999999" calcext:value-type="float">
            <text:p>-0.899999999999999</text:p>
          </table:table-cell>
          <table:table-cell table:formula="of:=[.D137]-[.D136]" office:value-type="float" office:value="-0.390000000000001" calcext:value-type="float">
            <text:p>-0.390000000000001</text:p>
          </table:table-cell>
          <table:table-cell table:style-name="ce12" table:formula="of:=[.F137]/([.$D$27]/1000)" office:value-type="float" office:value="-35.8708648864089" calcext:value-type="float">
            <text:p>-35.9</text:p>
          </table:table-cell>
          <table:table-cell table:style-name="ce12" table:formula="of:=[.G137]/([.$D$27]/1000)" office:value-type="float" office:value="-15.5440414507772" calcext:value-type="float">
            <text:p>-15.5</text:p>
          </table:table-cell>
          <table:table-cell table:style-name="ce13" table:formula="of:=(1/[.H137])*60" office:value-type="float" office:value="-1.67266666666667" calcext:value-type="float">
            <text:p>-1.673</text:p>
          </table:table-cell>
          <table:table-cell table:style-name="ce13" table:formula="of:=(1/[.I137])*60" office:value-type="float" office:value="-3.85999999999999" calcext:value-type="float">
            <text:p>-3.860</text:p>
          </table:table-cell>
          <table:table-cell table:style-name="ce15" table:formula="of:=ABS([.H137])/[.$L$2]*100" office:value-type="float" office:value="10.1634117178158" calcext:value-type="float">
            <text:p>10.2</text:p>
          </table:table-cell>
          <table:table-cell table:style-name="ce15" table:formula="of:=ABS([.I137])/[.$L$2]*100" office:value-type="float" office:value="4.40414507772021" calcext:value-type="float">
            <text:p>4.4</text:p>
          </table:table-cell>
          <table:table-cell/>
          <table:table-cell table:number-columns-repeated="2" office:value-type="float" office:value="860787" calcext:value-type="float">
            <text:p>860787</text:p>
          </table:table-cell>
          <table:table-cell office:value-type="float" office:value="860788" calcext:value-type="float">
            <text:p>860788</text:p>
          </table:table-cell>
          <table:table-cell office:value-type="float" office:value="860789" calcext:value-type="float">
            <text:p>860789</text:p>
          </table:table-cell>
          <table:table-cell table:formula="of:=[.R137]-[.O137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-55.12" calcext:value-type="float">
            <text:p>-55.12</text:p>
          </table:table-cell>
          <table:table-cell office:value-type="float" office:value="-55.15" calcext:value-type="float">
            <text:p>-55.15</text:p>
          </table:table-cell>
          <table:table-cell/>
          <table:table-cell table:formula="of:=[.C138]-[.C137]" office:value-type="float" office:value="-0.909999999999997" calcext:value-type="float">
            <text:p>-0.909999999999997</text:p>
          </table:table-cell>
          <table:table-cell table:formula="of:=[.D138]-[.D137]" office:value-type="float" office:value="-0.379999999999995" calcext:value-type="float">
            <text:p>-0.379999999999995</text:p>
          </table:table-cell>
          <table:table-cell table:style-name="ce12" table:formula="of:=[.F138]/([.$D$27]/1000)" office:value-type="float" office:value="-36.2694300518133" calcext:value-type="float">
            <text:p>-36.3</text:p>
          </table:table-cell>
          <table:table-cell table:style-name="ce12" table:formula="of:=[.G138]/([.$D$27]/1000)" office:value-type="float" office:value="-15.1454762853725" calcext:value-type="float">
            <text:p>-15.1</text:p>
          </table:table-cell>
          <table:table-cell table:style-name="ce13" table:formula="of:=(1/[.H138])*60" office:value-type="float" office:value="-1.65428571428572" calcext:value-type="float">
            <text:p>-1.654</text:p>
          </table:table-cell>
          <table:table-cell table:style-name="ce13" table:formula="of:=(1/[.I138])*60" office:value-type="float" office:value="-3.96157894736847" calcext:value-type="float">
            <text:p>-3.962</text:p>
          </table:table-cell>
          <table:table-cell table:style-name="ce15" table:formula="of:=ABS([.H138])/[.$L$2]*100" office:value-type="float" office:value="10.2763385146804" calcext:value-type="float">
            <text:p>10.3</text:p>
          </table:table-cell>
          <table:table-cell table:style-name="ce15" table:formula="of:=ABS([.I138])/[.$L$2]*100" office:value-type="float" office:value="4.29121828085554" calcext:value-type="float">
            <text:p>4.3</text:p>
          </table:table-cell>
          <table:table-cell/>
          <table:table-cell office:value-type="float" office:value="860802" calcext:value-type="float">
            <text:p>860802</text:p>
          </table:table-cell>
          <table:table-cell table:number-columns-repeated="2" office:value-type="float" office:value="860803" calcext:value-type="float">
            <text:p>860803</text:p>
          </table:table-cell>
          <table:table-cell office:value-type="float" office:value="860804" calcext:value-type="float">
            <text:p>860804</text:p>
          </table:table-cell>
          <table:table-cell table:formula="of:=[.R138]-[.O138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-56.03" calcext:value-type="float">
            <text:p>-56.03</text:p>
          </table:table-cell>
          <table:table-cell office:value-type="float" office:value="-55.52" calcext:value-type="float">
            <text:p>-55.52</text:p>
          </table:table-cell>
          <table:table-cell/>
          <table:table-cell table:formula="of:=[.C139]-[.C138]" office:value-type="float" office:value="-0.910000000000004" calcext:value-type="float">
            <text:p>-0.910000000000004</text:p>
          </table:table-cell>
          <table:table-cell table:formula="of:=[.D139]-[.D138]" office:value-type="float" office:value="-0.370000000000005" calcext:value-type="float">
            <text:p>-0.370000000000005</text:p>
          </table:table-cell>
          <table:table-cell table:style-name="ce12" table:formula="of:=[.F139]/([.$D$27]/1000)" office:value-type="float" office:value="-36.2694300518136" calcext:value-type="float">
            <text:p>-36.3</text:p>
          </table:table-cell>
          <table:table-cell table:style-name="ce12" table:formula="of:=[.G139]/([.$D$27]/1000)" office:value-type="float" office:value="-14.7469111199683" calcext:value-type="float">
            <text:p>-14.7</text:p>
          </table:table-cell>
          <table:table-cell table:style-name="ce13" table:formula="of:=(1/[.H139])*60" office:value-type="float" office:value="-1.65428571428571" calcext:value-type="float">
            <text:p>-1.654</text:p>
          </table:table-cell>
          <table:table-cell table:style-name="ce13" table:formula="of:=(1/[.I139])*60" office:value-type="float" office:value="-4.0686486486486" calcext:value-type="float">
            <text:p>-4.069</text:p>
          </table:table-cell>
          <table:table-cell table:style-name="ce15" table:formula="of:=ABS([.H139])/[.$L$2]*100" office:value-type="float" office:value="10.2763385146805" calcext:value-type="float">
            <text:p>10.3</text:p>
          </table:table-cell>
          <table:table-cell table:style-name="ce15" table:formula="of:=ABS([.I139])/[.$L$2]*100" office:value-type="float" office:value="4.17829148399102" calcext:value-type="float">
            <text:p>4.2</text:p>
          </table:table-cell>
          <table:table-cell/>
          <table:table-cell table:number-columns-repeated="2" office:value-type="float" office:value="860817" calcext:value-type="float">
            <text:p>860817</text:p>
          </table:table-cell>
          <table:table-cell office:value-type="float" office:value="860818" calcext:value-type="float">
            <text:p>860818</text:p>
          </table:table-cell>
          <table:table-cell office:value-type="float" office:value="860819" calcext:value-type="float">
            <text:p>860819</text:p>
          </table:table-cell>
          <table:table-cell table:formula="of:=[.R139]-[.O139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-56.94" calcext:value-type="float">
            <text:p>-56.94</text:p>
          </table:table-cell>
          <table:table-cell office:value-type="float" office:value="-55.89" calcext:value-type="float">
            <text:p>-55.89</text:p>
          </table:table-cell>
          <table:table-cell/>
          <table:table-cell table:formula="of:=[.C140]-[.C139]" office:value-type="float" office:value="-0.909999999999997" calcext:value-type="float">
            <text:p>-0.909999999999997</text:p>
          </table:table-cell>
          <table:table-cell table:formula="of:=[.D140]-[.D139]" office:value-type="float" office:value="-0.369999999999997" calcext:value-type="float">
            <text:p>-0.369999999999997</text:p>
          </table:table-cell>
          <table:table-cell table:style-name="ce12" table:formula="of:=[.F140]/([.$D$27]/1000)" office:value-type="float" office:value="-36.2694300518133" calcext:value-type="float">
            <text:p>-36.3</text:p>
          </table:table-cell>
          <table:table-cell table:style-name="ce12" table:formula="of:=[.G140]/([.$D$27]/1000)" office:value-type="float" office:value="-14.746911119968" calcext:value-type="float">
            <text:p>-14.7</text:p>
          </table:table-cell>
          <table:table-cell table:style-name="ce13" table:formula="of:=(1/[.H140])*60" office:value-type="float" office:value="-1.65428571428572" calcext:value-type="float">
            <text:p>-1.654</text:p>
          </table:table-cell>
          <table:table-cell table:style-name="ce13" table:formula="of:=(1/[.I140])*60" office:value-type="float" office:value="-4.06864864864868" calcext:value-type="float">
            <text:p>-4.069</text:p>
          </table:table-cell>
          <table:table-cell table:style-name="ce15" table:formula="of:=ABS([.H140])/[.$L$2]*100" office:value-type="float" office:value="10.2763385146804" calcext:value-type="float">
            <text:p>10.3</text:p>
          </table:table-cell>
          <table:table-cell table:style-name="ce15" table:formula="of:=ABS([.I140])/[.$L$2]*100" office:value-type="float" office:value="4.17829148399094" calcext:value-type="float">
            <text:p>4.2</text:p>
          </table:table-cell>
          <table:table-cell/>
          <table:table-cell table:number-columns-repeated="2" office:value-type="float" office:value="860832" calcext:value-type="float">
            <text:p>860832</text:p>
          </table:table-cell>
          <table:table-cell office:value-type="float" office:value="860833" calcext:value-type="float">
            <text:p>860833</text:p>
          </table:table-cell>
          <table:table-cell office:value-type="float" office:value="860834" calcext:value-type="float">
            <text:p>860834</text:p>
          </table:table-cell>
          <table:table-cell table:formula="of:=[.R140]-[.O140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-57.85" calcext:value-type="float">
            <text:p>-57.85</text:p>
          </table:table-cell>
          <table:table-cell office:value-type="float" office:value="-56.25" calcext:value-type="float">
            <text:p>-56.25</text:p>
          </table:table-cell>
          <table:table-cell/>
          <table:table-cell table:formula="of:=[.C141]-[.C140]" office:value-type="float" office:value="-0.910000000000004" calcext:value-type="float">
            <text:p>-0.910000000000004</text:p>
          </table:table-cell>
          <table:table-cell table:formula="of:=[.D141]-[.D140]" office:value-type="float" office:value="-0.359999999999999" calcext:value-type="float">
            <text:p>-0.359999999999999</text:p>
          </table:table-cell>
          <table:table-cell table:style-name="ce12" table:formula="of:=[.F141]/([.$D$27]/1000)" office:value-type="float" office:value="-36.2694300518136" calcext:value-type="float">
            <text:p>-36.3</text:p>
          </table:table-cell>
          <table:table-cell table:style-name="ce12" table:formula="of:=[.G141]/([.$D$27]/1000)" office:value-type="float" office:value="-14.3483459545635" calcext:value-type="float">
            <text:p>-14.3</text:p>
          </table:table-cell>
          <table:table-cell table:style-name="ce13" table:formula="of:=(1/[.H141])*60" office:value-type="float" office:value="-1.65428571428571" calcext:value-type="float">
            <text:p>-1.654</text:p>
          </table:table-cell>
          <table:table-cell table:style-name="ce13" table:formula="of:=(1/[.I141])*60" office:value-type="float" office:value="-4.18166666666667" calcext:value-type="float">
            <text:p>-4.182</text:p>
          </table:table-cell>
          <table:table-cell table:style-name="ce15" table:formula="of:=ABS([.H141])/[.$L$2]*100" office:value-type="float" office:value="10.2763385146805" calcext:value-type="float">
            <text:p>10.3</text:p>
          </table:table-cell>
          <table:table-cell table:style-name="ce15" table:formula="of:=ABS([.I141])/[.$L$2]*100" office:value-type="float" office:value="4.06536468712634" calcext:value-type="float">
            <text:p>4.1</text:p>
          </table:table-cell>
          <table:table-cell/>
          <table:table-cell table:number-columns-repeated="2" office:value-type="float" office:value="860847" calcext:value-type="float">
            <text:p>860847</text:p>
          </table:table-cell>
          <table:table-cell office:value-type="float" office:value="860848" calcext:value-type="float">
            <text:p>860848</text:p>
          </table:table-cell>
          <table:table-cell office:value-type="float" office:value="860849" calcext:value-type="float">
            <text:p>860849</text:p>
          </table:table-cell>
          <table:table-cell table:formula="of:=[.R141]-[.O141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-58.77" calcext:value-type="float">
            <text:p>-58.77</text:p>
          </table:table-cell>
          <table:table-cell office:value-type="float" office:value="-56.6" calcext:value-type="float">
            <text:p>-56.6</text:p>
          </table:table-cell>
          <table:table-cell/>
          <table:table-cell table:formula="of:=[.C142]-[.C141]" office:value-type="float" office:value="-0.920000000000002" calcext:value-type="float">
            <text:p>-0.920000000000002</text:p>
          </table:table-cell>
          <table:table-cell table:formula="of:=[.D142]-[.D141]" office:value-type="float" office:value="-0.350000000000001" calcext:value-type="float">
            <text:p>-0.350000000000001</text:p>
          </table:table-cell>
          <table:table-cell table:style-name="ce12" table:formula="of:=[.F142]/([.$D$27]/1000)" office:value-type="float" office:value="-36.6679952172181" calcext:value-type="float">
            <text:p>-36.7</text:p>
          </table:table-cell>
          <table:table-cell table:style-name="ce12" table:formula="of:=[.G142]/([.$D$27]/1000)" office:value-type="float" office:value="-13.9497807891591" calcext:value-type="float">
            <text:p>-13.9</text:p>
          </table:table-cell>
          <table:table-cell table:style-name="ce13" table:formula="of:=(1/[.H142])*60" office:value-type="float" office:value="-1.63630434782608" calcext:value-type="float">
            <text:p>-1.636</text:p>
          </table:table-cell>
          <table:table-cell table:style-name="ce13" table:formula="of:=(1/[.I142])*60" office:value-type="float" office:value="-4.30114285714284" calcext:value-type="float">
            <text:p>-4.301</text:p>
          </table:table-cell>
          <table:table-cell table:style-name="ce15" table:formula="of:=ABS([.H142])/[.$L$2]*100" office:value-type="float" office:value="10.3892653115451" calcext:value-type="float">
            <text:p>10.4</text:p>
          </table:table-cell>
          <table:table-cell table:style-name="ce15" table:formula="of:=ABS([.I142])/[.$L$2]*100" office:value-type="float" office:value="3.95243789026174" calcext:value-type="float">
            <text:p>4.0</text:p>
          </table:table-cell>
          <table:table-cell/>
          <table:table-cell table:number-columns-repeated="2" office:value-type="float" office:value="860862" calcext:value-type="float">
            <text:p>860862</text:p>
          </table:table-cell>
          <table:table-cell office:value-type="float" office:value="860863" calcext:value-type="float">
            <text:p>860863</text:p>
          </table:table-cell>
          <table:table-cell office:value-type="float" office:value="860864" calcext:value-type="float">
            <text:p>860864</text:p>
          </table:table-cell>
          <table:table-cell table:formula="of:=[.R142]-[.O142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-59.68" calcext:value-type="float">
            <text:p>-59.68</text:p>
          </table:table-cell>
          <table:table-cell office:value-type="float" office:value="-56.95" calcext:value-type="float">
            <text:p>-56.95</text:p>
          </table:table-cell>
          <table:table-cell/>
          <table:table-cell table:formula="of:=[.C143]-[.C142]" office:value-type="float" office:value="-0.909999999999997" calcext:value-type="float">
            <text:p>-0.909999999999997</text:p>
          </table:table-cell>
          <table:table-cell table:formula="of:=[.D143]-[.D142]" office:value-type="float" office:value="-0.350000000000001" calcext:value-type="float">
            <text:p>-0.350000000000001</text:p>
          </table:table-cell>
          <table:table-cell table:style-name="ce12" table:formula="of:=[.F143]/([.$D$27]/1000)" office:value-type="float" office:value="-36.2694300518133" calcext:value-type="float">
            <text:p>-36.3</text:p>
          </table:table-cell>
          <table:table-cell table:style-name="ce12" table:formula="of:=[.G143]/([.$D$27]/1000)" office:value-type="float" office:value="-13.9497807891591" calcext:value-type="float">
            <text:p>-13.9</text:p>
          </table:table-cell>
          <table:table-cell table:style-name="ce13" table:formula="of:=(1/[.H143])*60" office:value-type="float" office:value="-1.65428571428572" calcext:value-type="float">
            <text:p>-1.654</text:p>
          </table:table-cell>
          <table:table-cell table:style-name="ce13" table:formula="of:=(1/[.I143])*60" office:value-type="float" office:value="-4.30114285714284" calcext:value-type="float">
            <text:p>-4.301</text:p>
          </table:table-cell>
          <table:table-cell table:style-name="ce15" table:formula="of:=ABS([.H143])/[.$L$2]*100" office:value-type="float" office:value="10.2763385146804" calcext:value-type="float">
            <text:p>10.3</text:p>
          </table:table-cell>
          <table:table-cell table:style-name="ce15" table:formula="of:=ABS([.I143])/[.$L$2]*100" office:value-type="float" office:value="3.95243789026174" calcext:value-type="float">
            <text:p>4.0</text:p>
          </table:table-cell>
          <table:table-cell/>
          <table:table-cell table:number-columns-repeated="2" office:value-type="float" office:value="860877" calcext:value-type="float">
            <text:p>860877</text:p>
          </table:table-cell>
          <table:table-cell office:value-type="float" office:value="860878" calcext:value-type="float">
            <text:p>860878</text:p>
          </table:table-cell>
          <table:table-cell office:value-type="float" office:value="860879" calcext:value-type="float">
            <text:p>860879</text:p>
          </table:table-cell>
          <table:table-cell table:formula="of:=[.R143]-[.O143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-60.6" calcext:value-type="float">
            <text:p>-60.6</text:p>
          </table:table-cell>
          <table:table-cell office:value-type="float" office:value="-57.29" calcext:value-type="float">
            <text:p>-57.29</text:p>
          </table:table-cell>
          <table:table-cell/>
          <table:table-cell table:formula="of:=[.C144]-[.C143]" office:value-type="float" office:value="-0.920000000000002" calcext:value-type="float">
            <text:p>-0.920000000000002</text:p>
          </table:table-cell>
          <table:table-cell table:formula="of:=[.D144]-[.D143]" office:value-type="float" office:value="-0.339999999999996" calcext:value-type="float">
            <text:p>-0.339999999999996</text:p>
          </table:table-cell>
          <table:table-cell table:style-name="ce12" table:formula="of:=[.F144]/([.$D$27]/1000)" office:value-type="float" office:value="-36.6679952172181" calcext:value-type="float">
            <text:p>-36.7</text:p>
          </table:table-cell>
          <table:table-cell table:style-name="ce12" table:formula="of:=[.G144]/([.$D$27]/1000)" office:value-type="float" office:value="-13.5512156237543" calcext:value-type="float">
            <text:p>-13.6</text:p>
          </table:table-cell>
          <table:table-cell table:style-name="ce13" table:formula="of:=(1/[.H144])*60" office:value-type="float" office:value="-1.63630434782608" calcext:value-type="float">
            <text:p>-1.636</text:p>
          </table:table-cell>
          <table:table-cell table:style-name="ce13" table:formula="of:=(1/[.I144])*60" office:value-type="float" office:value="-4.42764705882358" calcext:value-type="float">
            <text:p>-4.428</text:p>
          </table:table-cell>
          <table:table-cell table:style-name="ce15" table:formula="of:=ABS([.H144])/[.$L$2]*100" office:value-type="float" office:value="10.3892653115451" calcext:value-type="float">
            <text:p>10.4</text:p>
          </table:table-cell>
          <table:table-cell table:style-name="ce15" table:formula="of:=ABS([.I144])/[.$L$2]*100" office:value-type="float" office:value="3.83951109339706" calcext:value-type="float">
            <text:p>3.8</text:p>
          </table:table-cell>
          <table:table-cell/>
          <table:table-cell table:number-columns-repeated="2" office:value-type="float" office:value="860892" calcext:value-type="float">
            <text:p>860892</text:p>
          </table:table-cell>
          <table:table-cell office:value-type="float" office:value="860893" calcext:value-type="float">
            <text:p>860893</text:p>
          </table:table-cell>
          <table:table-cell office:value-type="float" office:value="860894" calcext:value-type="float">
            <text:p>860894</text:p>
          </table:table-cell>
          <table:table-cell table:formula="of:=[.R144]-[.O144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-61.52" calcext:value-type="float">
            <text:p>-61.52</text:p>
          </table:table-cell>
          <table:table-cell office:value-type="float" office:value="-57.62" calcext:value-type="float">
            <text:p>-57.62</text:p>
          </table:table-cell>
          <table:table-cell/>
          <table:table-cell table:formula="of:=[.C145]-[.C144]" office:value-type="float" office:value="-0.920000000000002" calcext:value-type="float">
            <text:p>-0.920000000000002</text:p>
          </table:table-cell>
          <table:table-cell table:formula="of:=[.D145]-[.D144]" office:value-type="float" office:value="-0.329999999999998" calcext:value-type="float">
            <text:p>-0.329999999999998</text:p>
          </table:table-cell>
          <table:table-cell table:style-name="ce12" table:formula="of:=[.F145]/([.$D$27]/1000)" office:value-type="float" office:value="-36.6679952172181" calcext:value-type="float">
            <text:p>-36.7</text:p>
          </table:table-cell>
          <table:table-cell table:style-name="ce12" table:formula="of:=[.G145]/([.$D$27]/1000)" office:value-type="float" office:value="-13.1526504583499" calcext:value-type="float">
            <text:p>-13.2</text:p>
          </table:table-cell>
          <table:table-cell table:style-name="ce13" table:formula="of:=(1/[.H145])*60" office:value-type="float" office:value="-1.63630434782608" calcext:value-type="float">
            <text:p>-1.636</text:p>
          </table:table-cell>
          <table:table-cell table:style-name="ce13" table:formula="of:=(1/[.I145])*60" office:value-type="float" office:value="-4.56181818181821" calcext:value-type="float">
            <text:p>-4.562</text:p>
          </table:table-cell>
          <table:table-cell table:style-name="ce15" table:formula="of:=ABS([.H145])/[.$L$2]*100" office:value-type="float" office:value="10.3892653115451" calcext:value-type="float">
            <text:p>10.4</text:p>
          </table:table-cell>
          <table:table-cell table:style-name="ce15" table:formula="of:=ABS([.I145])/[.$L$2]*100" office:value-type="float" office:value="3.72658429653246" calcext:value-type="float">
            <text:p>3.7</text:p>
          </table:table-cell>
          <table:table-cell/>
          <table:table-cell table:number-columns-repeated="2" office:value-type="float" office:value="860907" calcext:value-type="float">
            <text:p>860907</text:p>
          </table:table-cell>
          <table:table-cell office:value-type="float" office:value="860908" calcext:value-type="float">
            <text:p>860908</text:p>
          </table:table-cell>
          <table:table-cell office:value-type="float" office:value="860909" calcext:value-type="float">
            <text:p>860909</text:p>
          </table:table-cell>
          <table:table-cell table:formula="of:=[.R145]-[.O145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-62.44" calcext:value-type="float">
            <text:p>-62.44</text:p>
          </table:table-cell>
          <table:table-cell office:value-type="float" office:value="-57.95" calcext:value-type="float">
            <text:p>-57.95</text:p>
          </table:table-cell>
          <table:table-cell/>
          <table:table-cell table:formula="of:=[.C146]-[.C145]" office:value-type="float" office:value="-0.919999999999995" calcext:value-type="float">
            <text:p>-0.919999999999995</text:p>
          </table:table-cell>
          <table:table-cell table:formula="of:=[.D146]-[.D145]" office:value-type="float" office:value="-0.330000000000005" calcext:value-type="float">
            <text:p>-0.330000000000005</text:p>
          </table:table-cell>
          <table:table-cell table:style-name="ce12" table:formula="of:=[.F146]/([.$D$27]/1000)" office:value-type="float" office:value="-36.6679952172178" calcext:value-type="float">
            <text:p>-36.7</text:p>
          </table:table-cell>
          <table:table-cell table:style-name="ce12" table:formula="of:=[.G146]/([.$D$27]/1000)" office:value-type="float" office:value="-13.1526504583502" calcext:value-type="float">
            <text:p>-13.2</text:p>
          </table:table-cell>
          <table:table-cell table:style-name="ce13" table:formula="of:=(1/[.H146])*60" office:value-type="float" office:value="-1.6363043478261" calcext:value-type="float">
            <text:p>-1.636</text:p>
          </table:table-cell>
          <table:table-cell table:style-name="ce13" table:formula="of:=(1/[.I146])*60" office:value-type="float" office:value="-4.56181818181811" calcext:value-type="float">
            <text:p>-4.562</text:p>
          </table:table-cell>
          <table:table-cell table:style-name="ce15" table:formula="of:=ABS([.H146])/[.$L$2]*100" office:value-type="float" office:value="10.389265311545" calcext:value-type="float">
            <text:p>10.4</text:p>
          </table:table-cell>
          <table:table-cell table:style-name="ce15" table:formula="of:=ABS([.I146])/[.$L$2]*100" office:value-type="float" office:value="3.72658429653254" calcext:value-type="float">
            <text:p>3.7</text:p>
          </table:table-cell>
          <table:table-cell/>
          <table:table-cell table:number-columns-repeated="2" office:value-type="float" office:value="860922" calcext:value-type="float">
            <text:p>860922</text:p>
          </table:table-cell>
          <table:table-cell office:value-type="float" office:value="860923" calcext:value-type="float">
            <text:p>860923</text:p>
          </table:table-cell>
          <table:table-cell office:value-type="float" office:value="860924" calcext:value-type="float">
            <text:p>860924</text:p>
          </table:table-cell>
          <table:table-cell table:formula="of:=[.R146]-[.O146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-63.36" calcext:value-type="float">
            <text:p>-63.36</text:p>
          </table:table-cell>
          <table:table-cell office:value-type="float" office:value="-58.27" calcext:value-type="float">
            <text:p>-58.27</text:p>
          </table:table-cell>
          <table:table-cell/>
          <table:table-cell table:formula="of:=[.C147]-[.C146]" office:value-type="float" office:value="-0.920000000000002" calcext:value-type="float">
            <text:p>-0.920000000000002</text:p>
          </table:table-cell>
          <table:table-cell table:formula="of:=[.D147]-[.D146]" office:value-type="float" office:value="-0.32" calcext:value-type="float">
            <text:p>-0.32</text:p>
          </table:table-cell>
          <table:table-cell table:style-name="ce12" table:formula="of:=[.F147]/([.$D$27]/1000)" office:value-type="float" office:value="-36.6679952172181" calcext:value-type="float">
            <text:p>-36.7</text:p>
          </table:table-cell>
          <table:table-cell table:style-name="ce12" table:formula="of:=[.G147]/([.$D$27]/1000)" office:value-type="float" office:value="-12.7540852929454" calcext:value-type="float">
            <text:p>-12.8</text:p>
          </table:table-cell>
          <table:table-cell table:style-name="ce13" table:formula="of:=(1/[.H147])*60" office:value-type="float" office:value="-1.63630434782608" calcext:value-type="float">
            <text:p>-1.636</text:p>
          </table:table-cell>
          <table:table-cell table:style-name="ce13" table:formula="of:=(1/[.I147])*60" office:value-type="float" office:value="-4.704375" calcext:value-type="float">
            <text:p>-4.704</text:p>
          </table:table-cell>
          <table:table-cell table:style-name="ce15" table:formula="of:=ABS([.H147])/[.$L$2]*100" office:value-type="float" office:value="10.3892653115451" calcext:value-type="float">
            <text:p>10.4</text:p>
          </table:table-cell>
          <table:table-cell table:style-name="ce15" table:formula="of:=ABS([.I147])/[.$L$2]*100" office:value-type="float" office:value="3.61365749966787" calcext:value-type="float">
            <text:p>3.6</text:p>
          </table:table-cell>
          <table:table-cell/>
          <table:table-cell table:number-columns-repeated="2" office:value-type="float" office:value="860937" calcext:value-type="float">
            <text:p>860937</text:p>
          </table:table-cell>
          <table:table-cell office:value-type="float" office:value="860938" calcext:value-type="float">
            <text:p>860938</text:p>
          </table:table-cell>
          <table:table-cell office:value-type="float" office:value="860939" calcext:value-type="float">
            <text:p>860939</text:p>
          </table:table-cell>
          <table:table-cell table:formula="of:=[.R147]-[.O147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-64.28" calcext:value-type="float">
            <text:p>-64.28</text:p>
          </table:table-cell>
          <table:table-cell office:value-type="float" office:value="-58.58" calcext:value-type="float">
            <text:p>-58.58</text:p>
          </table:table-cell>
          <table:table-cell/>
          <table:table-cell table:formula="of:=[.C148]-[.C147]" office:value-type="float" office:value="-0.920000000000002" calcext:value-type="float">
            <text:p>-0.920000000000002</text:p>
          </table:table-cell>
          <table:table-cell table:formula="of:=[.D148]-[.D147]" office:value-type="float" office:value="-0.309999999999995" calcext:value-type="float">
            <text:p>-0.309999999999995</text:p>
          </table:table-cell>
          <table:table-cell table:style-name="ce12" table:formula="of:=[.F148]/([.$D$27]/1000)" office:value-type="float" office:value="-36.6679952172181" calcext:value-type="float">
            <text:p>-36.7</text:p>
          </table:table-cell>
          <table:table-cell table:style-name="ce12" table:formula="of:=[.G148]/([.$D$27]/1000)" office:value-type="float" office:value="-12.3555201275407" calcext:value-type="float">
            <text:p>-12.4</text:p>
          </table:table-cell>
          <table:table-cell table:style-name="ce13" table:formula="of:=(1/[.H148])*60" office:value-type="float" office:value="-1.63630434782608" calcext:value-type="float">
            <text:p>-1.636</text:p>
          </table:table-cell>
          <table:table-cell table:style-name="ce13" table:formula="of:=(1/[.I148])*60" office:value-type="float" office:value="-4.85612903225814" calcext:value-type="float">
            <text:p>-4.856</text:p>
          </table:table-cell>
          <table:table-cell table:style-name="ce15" table:formula="of:=ABS([.H148])/[.$L$2]*100" office:value-type="float" office:value="10.3892653115451" calcext:value-type="float">
            <text:p>10.4</text:p>
          </table:table-cell>
          <table:table-cell table:style-name="ce15" table:formula="of:=ABS([.I148])/[.$L$2]*100" office:value-type="float" office:value="3.50073070280319" calcext:value-type="float">
            <text:p>3.5</text:p>
          </table:table-cell>
          <table:table-cell/>
          <table:table-cell table:number-columns-repeated="2" office:value-type="float" office:value="860952" calcext:value-type="float">
            <text:p>860952</text:p>
          </table:table-cell>
          <table:table-cell office:value-type="float" office:value="860953" calcext:value-type="float">
            <text:p>860953</text:p>
          </table:table-cell>
          <table:table-cell office:value-type="float" office:value="860954" calcext:value-type="float">
            <text:p>860954</text:p>
          </table:table-cell>
          <table:table-cell table:formula="of:=[.R148]-[.O148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-65.2" calcext:value-type="float">
            <text:p>-65.2</text:p>
          </table:table-cell>
          <table:table-cell office:value-type="float" office:value="-58.88" calcext:value-type="float">
            <text:p>-58.88</text:p>
          </table:table-cell>
          <table:table-cell/>
          <table:table-cell table:formula="of:=[.C149]-[.C148]" office:value-type="float" office:value="-0.920000000000002" calcext:value-type="float">
            <text:p>-0.920000000000002</text:p>
          </table:table-cell>
          <table:table-cell table:formula="of:=[.D149]-[.D148]" office:value-type="float" office:value="-0.300000000000004" calcext:value-type="float">
            <text:p>-0.300000000000004</text:p>
          </table:table-cell>
          <table:table-cell table:style-name="ce12" table:formula="of:=[.F149]/([.$D$27]/1000)" office:value-type="float" office:value="-36.6679952172181" calcext:value-type="float">
            <text:p>-36.7</text:p>
          </table:table-cell>
          <table:table-cell table:style-name="ce12" table:formula="of:=[.G149]/([.$D$27]/1000)" office:value-type="float" office:value="-11.9569549621365" calcext:value-type="float">
            <text:p>-12.0</text:p>
          </table:table-cell>
          <table:table-cell table:style-name="ce13" table:formula="of:=(1/[.H149])*60" office:value-type="float" office:value="-1.63630434782608" calcext:value-type="float">
            <text:p>-1.636</text:p>
          </table:table-cell>
          <table:table-cell table:style-name="ce13" table:formula="of:=(1/[.I149])*60" office:value-type="float" office:value="-5.01799999999993" calcext:value-type="float">
            <text:p>-5.018</text:p>
          </table:table-cell>
          <table:table-cell table:style-name="ce15" table:formula="of:=ABS([.H149])/[.$L$2]*100" office:value-type="float" office:value="10.3892653115451" calcext:value-type="float">
            <text:p>10.4</text:p>
          </table:table-cell>
          <table:table-cell table:style-name="ce15" table:formula="of:=ABS([.I149])/[.$L$2]*100" office:value-type="float" office:value="3.38780390593867" calcext:value-type="float">
            <text:p>3.4</text:p>
          </table:table-cell>
          <table:table-cell/>
          <table:table-cell table:number-columns-repeated="2" office:value-type="float" office:value="860967" calcext:value-type="float">
            <text:p>860967</text:p>
          </table:table-cell>
          <table:table-cell office:value-type="float" office:value="860968" calcext:value-type="float">
            <text:p>860968</text:p>
          </table:table-cell>
          <table:table-cell office:value-type="float" office:value="860969" calcext:value-type="float">
            <text:p>860969</text:p>
          </table:table-cell>
          <table:table-cell table:formula="of:=[.R149]-[.O149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-66.12" calcext:value-type="float">
            <text:p>-66.12</text:p>
          </table:table-cell>
          <table:table-cell office:value-type="float" office:value="-59.18" calcext:value-type="float">
            <text:p>-59.18</text:p>
          </table:table-cell>
          <table:table-cell/>
          <table:table-cell table:formula="of:=[.C150]-[.C149]" office:value-type="float" office:value="-0.920000000000002" calcext:value-type="float">
            <text:p>-0.920000000000002</text:p>
          </table:table-cell>
          <table:table-cell table:formula="of:=[.D150]-[.D149]" office:value-type="float" office:value="-0.299999999999997" calcext:value-type="float">
            <text:p>-0.299999999999997</text:p>
          </table:table-cell>
          <table:table-cell table:style-name="ce12" table:formula="of:=[.F150]/([.$D$27]/1000)" office:value-type="float" office:value="-36.6679952172181" calcext:value-type="float">
            <text:p>-36.7</text:p>
          </table:table-cell>
          <table:table-cell table:style-name="ce12" table:formula="of:=[.G150]/([.$D$27]/1000)" office:value-type="float" office:value="-11.9569549621362" calcext:value-type="float">
            <text:p>-12.0</text:p>
          </table:table-cell>
          <table:table-cell table:style-name="ce13" table:formula="of:=(1/[.H150])*60" office:value-type="float" office:value="-1.63630434782608" calcext:value-type="float">
            <text:p>-1.636</text:p>
          </table:table-cell>
          <table:table-cell table:style-name="ce13" table:formula="of:=(1/[.I150])*60" office:value-type="float" office:value="-5.01800000000005" calcext:value-type="float">
            <text:p>-5.018</text:p>
          </table:table-cell>
          <table:table-cell table:style-name="ce15" table:formula="of:=ABS([.H150])/[.$L$2]*100" office:value-type="float" office:value="10.3892653115451" calcext:value-type="float">
            <text:p>10.4</text:p>
          </table:table-cell>
          <table:table-cell table:style-name="ce15" table:formula="of:=ABS([.I150])/[.$L$2]*100" office:value-type="float" office:value="3.38780390593859" calcext:value-type="float">
            <text:p>3.4</text:p>
          </table:table-cell>
          <table:table-cell/>
          <table:table-cell table:number-columns-repeated="2" office:value-type="float" office:value="860982" calcext:value-type="float">
            <text:p>860982</text:p>
          </table:table-cell>
          <table:table-cell office:value-type="float" office:value="860983" calcext:value-type="float">
            <text:p>860983</text:p>
          </table:table-cell>
          <table:table-cell office:value-type="float" office:value="860984" calcext:value-type="float">
            <text:p>860984</text:p>
          </table:table-cell>
          <table:table-cell table:formula="of:=[.R150]-[.O150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-67.04" calcext:value-type="float">
            <text:p>-67.04</text:p>
          </table:table-cell>
          <table:table-cell office:value-type="float" office:value="-59.47" calcext:value-type="float">
            <text:p>-59.47</text:p>
          </table:table-cell>
          <table:table-cell/>
          <table:table-cell table:formula="of:=[.C151]-[.C150]" office:value-type="float" office:value="-0.920000000000002" calcext:value-type="float">
            <text:p>-0.920000000000002</text:p>
          </table:table-cell>
          <table:table-cell table:formula="of:=[.D151]-[.D150]" office:value-type="float" office:value="-0.289999999999999" calcext:value-type="float">
            <text:p>-0.289999999999999</text:p>
          </table:table-cell>
          <table:table-cell table:style-name="ce12" table:formula="of:=[.F151]/([.$D$27]/1000)" office:value-type="float" office:value="-36.6679952172181" calcext:value-type="float">
            <text:p>-36.7</text:p>
          </table:table-cell>
          <table:table-cell table:style-name="ce12" table:formula="of:=[.G151]/([.$D$27]/1000)" office:value-type="float" office:value="-11.5583897967317" calcext:value-type="float">
            <text:p>-11.6</text:p>
          </table:table-cell>
          <table:table-cell table:style-name="ce13" table:formula="of:=(1/[.H151])*60" office:value-type="float" office:value="-1.63630434782608" calcext:value-type="float">
            <text:p>-1.636</text:p>
          </table:table-cell>
          <table:table-cell table:style-name="ce13" table:formula="of:=(1/[.I151])*60" office:value-type="float" office:value="-5.19103448275864" calcext:value-type="float">
            <text:p>-5.191</text:p>
          </table:table-cell>
          <table:table-cell table:style-name="ce15" table:formula="of:=ABS([.H151])/[.$L$2]*100" office:value-type="float" office:value="10.3892653115451" calcext:value-type="float">
            <text:p>10.4</text:p>
          </table:table-cell>
          <table:table-cell table:style-name="ce15" table:formula="of:=ABS([.I151])/[.$L$2]*100" office:value-type="float" office:value="3.27487710907399" calcext:value-type="float">
            <text:p>3.3</text:p>
          </table:table-cell>
          <table:table-cell/>
          <table:table-cell table:number-columns-repeated="2" office:value-type="float" office:value="860997" calcext:value-type="float">
            <text:p>860997</text:p>
          </table:table-cell>
          <table:table-cell office:value-type="float" office:value="860998" calcext:value-type="float">
            <text:p>860998</text:p>
          </table:table-cell>
          <table:table-cell office:value-type="float" office:value="860999" calcext:value-type="float">
            <text:p>860999</text:p>
          </table:table-cell>
          <table:table-cell table:formula="of:=[.R151]-[.O151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-67.96" calcext:value-type="float">
            <text:p>-67.96</text:p>
          </table:table-cell>
          <table:table-cell office:value-type="float" office:value="-59.75" calcext:value-type="float">
            <text:p>-59.75</text:p>
          </table:table-cell>
          <table:table-cell/>
          <table:table-cell table:formula="of:=[.C152]-[.C151]" office:value-type="float" office:value="-0.919999999999988" calcext:value-type="float">
            <text:p>-0.919999999999988</text:p>
          </table:table-cell>
          <table:table-cell table:formula="of:=[.D152]-[.D151]" office:value-type="float" office:value="-0.280000000000001" calcext:value-type="float">
            <text:p>-0.280000000000001</text:p>
          </table:table-cell>
          <table:table-cell table:style-name="ce12" table:formula="of:=[.F152]/([.$D$27]/1000)" office:value-type="float" office:value="-36.6679952172175" calcext:value-type="float">
            <text:p>-36.7</text:p>
          </table:table-cell>
          <table:table-cell table:style-name="ce12" table:formula="of:=[.G152]/([.$D$27]/1000)" office:value-type="float" office:value="-11.1598246313273" calcext:value-type="float">
            <text:p>-11.2</text:p>
          </table:table-cell>
          <table:table-cell table:style-name="ce13" table:formula="of:=(1/[.H152])*60" office:value-type="float" office:value="-1.63630434782611" calcext:value-type="float">
            <text:p>-1.636</text:p>
          </table:table-cell>
          <table:table-cell table:style-name="ce13" table:formula="of:=(1/[.I152])*60" office:value-type="float" office:value="-5.37642857142855" calcext:value-type="float">
            <text:p>-5.376</text:p>
          </table:table-cell>
          <table:table-cell table:style-name="ce15" table:formula="of:=ABS([.H152])/[.$L$2]*100" office:value-type="float" office:value="10.389265311545" calcext:value-type="float">
            <text:p>10.4</text:p>
          </table:table-cell>
          <table:table-cell table:style-name="ce15" table:formula="of:=ABS([.I152])/[.$L$2]*100" office:value-type="float" office:value="3.16195031220939" calcext:value-type="float">
            <text:p>3.2</text:p>
          </table:table-cell>
          <table:table-cell/>
          <table:table-cell office:value-type="float" office:value="861012" calcext:value-type="float">
            <text:p>861012</text:p>
          </table:table-cell>
          <table:table-cell table:number-columns-repeated="2" office:value-type="float" office:value="861013" calcext:value-type="float">
            <text:p>861013</text:p>
          </table:table-cell>
          <table:table-cell office:value-type="float" office:value="861014" calcext:value-type="float">
            <text:p>861014</text:p>
          </table:table-cell>
          <table:table-cell table:formula="of:=[.R152]-[.O152]" office:value-type="float" office:value="2" calcext:value-type="float">
            <text:p>2</text:p>
          </table:table-cell>
          <table:table-cell table:number-columns-repeated="986"/>
        </table:table-row>
        <table:table-row table:style-name="ro1" table:number-rows-repeated="2">
          <table:table-cell table:number-columns-repeated="1005"/>
        </table:table-row>
        <table:table-row table:style-name="ro1">
          <table:table-cell office:value-type="string" calcext:value-type="string">
            <text:p>2000 - 13</text:p>
          </table:table-cell>
          <table:table-cell table:style-name="ce19" office:value-type="string" calcext:value-type="string" table:number-columns-spanned="2" table:number-rows-spanned="1">
            <text:p>Msec per Frame: </text:p>
          </table:table-cell>
          <table:covered-table-cell/>
          <table:table-cell table:style-name="ce1" office:value-type="float" office:value="50" calcext:value-type="float">
            <text:p>50</text:p>
          </table:table-cell>
          <table:table-cell/>
          <table:table-cell office:value-type="string" calcext:value-type="string">
            <text:p>good: 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94" calcext:value-type="float">
            <text:p>39.94</text:p>
          </table:table-cell>
          <table:table-cell office:value-type="float" office:value="32.09" calcext:value-type="float">
            <text:p>32.09</text:p>
          </table:table-cell>
          <table:table-cell table:number-columns-repeated="10"/>
          <table:table-cell table:number-columns-repeated="2" office:value-type="float" office:value="136051" calcext:value-type="float">
            <text:p>136051</text:p>
          </table:table-cell>
          <table:table-cell office:value-type="float" office:value="136052" calcext:value-type="float">
            <text:p>136052</text:p>
          </table:table-cell>
          <table:table-cell office:value-type="float" office:value="136053" calcext:value-type="float">
            <text:p>136053</text:p>
          </table:table-cell>
          <table:table-cell table:formula="of:=[.R157]-[.O157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.37" calcext:value-type="float">
            <text:p>36.37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C158]-[.C157]" office:value-type="float" office:value="-3.57" calcext:value-type="float">
            <text:p>-3.57</text:p>
          </table:table-cell>
          <table:table-cell table:formula="of:=[.D158]-[.D157]" office:value-type="float" office:value="-5.09" calcext:value-type="float">
            <text:p>-5.09</text:p>
          </table:table-cell>
          <table:table-cell table:style-name="ce12" table:formula="of:=[.F158]/([.$D$155]/1000)" office:value-type="float" office:value="-71.4" calcext:value-type="float">
            <text:p>-71.4</text:p>
          </table:table-cell>
          <table:table-cell table:style-name="ce12" table:formula="of:=[.G158]/([.$D$155]/1000)" office:value-type="float" office:value="-101.8" calcext:value-type="float">
            <text:p>-101.8</text:p>
          </table:table-cell>
          <table:table-cell table:style-name="ce13" table:formula="of:=(1/[.H158])*60" office:value-type="float" office:value="-0.840336134453781" calcext:value-type="float">
            <text:p>-0.840</text:p>
          </table:table-cell>
          <table:table-cell table:style-name="ce13" table:formula="of:=(1/[.I158])*60" office:value-type="float" office:value="-0.589390962671905" calcext:value-type="float">
            <text:p>-0.589</text:p>
          </table:table-cell>
          <table:table-cell table:style-name="ce15" table:formula="of:=ABS([.H158])/[.$L$2]*100" office:value-type="float" office:value="20.23" calcext:value-type="float">
            <text:p>20.2</text:p>
          </table:table-cell>
          <table:table-cell table:style-name="ce15" table:formula="of:=ABS([.I158])/[.$L$2]*100" office:value-type="float" office:value="28.8433333333334" calcext:value-type="float">
            <text:p>28.8</text:p>
          </table:table-cell>
          <table:table-cell/>
          <table:table-cell table:number-columns-repeated="2" office:value-type="float" office:value="136101" calcext:value-type="float">
            <text:p>136101</text:p>
          </table:table-cell>
          <table:table-cell office:value-type="float" office:value="136102" calcext:value-type="float">
            <text:p>136102</text:p>
          </table:table-cell>
          <table:table-cell office:value-type="float" office:value="136103" calcext:value-type="float">
            <text:p>136103</text:p>
          </table:table-cell>
          <table:table-cell table:formula="of:=[.R158]-[.O158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.07" calcext:value-type="float">
            <text:p>33.07</text:p>
          </table:table-cell>
          <table:table-cell office:value-type="float" office:value="22.41" calcext:value-type="float">
            <text:p>22.41</text:p>
          </table:table-cell>
          <table:table-cell/>
          <table:table-cell table:formula="of:=[.C159]-[.C158]" office:value-type="float" office:value="-3.3" calcext:value-type="float">
            <text:p>-3.3</text:p>
          </table:table-cell>
          <table:table-cell table:formula="of:=[.D159]-[.D158]" office:value-type="float" office:value="-4.59" calcext:value-type="float">
            <text:p>-4.59</text:p>
          </table:table-cell>
          <table:table-cell table:style-name="ce12" table:formula="of:=[.F159]/([.$D$155]/1000)" office:value-type="float" office:value="-65.9999999999999" calcext:value-type="float">
            <text:p>-66.0</text:p>
          </table:table-cell>
          <table:table-cell table:style-name="ce12" table:formula="of:=[.G159]/([.$D$155]/1000)" office:value-type="float" office:value="-91.8" calcext:value-type="float">
            <text:p>-91.8</text:p>
          </table:table-cell>
          <table:table-cell table:style-name="ce13" table:formula="of:=(1/[.H159])*60" office:value-type="float" office:value="-0.90909090909091" calcext:value-type="float">
            <text:p>-0.909</text:p>
          </table:table-cell>
          <table:table-cell table:style-name="ce13" table:formula="of:=(1/[.I159])*60" office:value-type="float" office:value="-0.65359477124183" calcext:value-type="float">
            <text:p>-0.654</text:p>
          </table:table-cell>
          <table:table-cell table:style-name="ce15" table:formula="of:=ABS([.H159])/[.$L$2]*100" office:value-type="float" office:value="18.7" calcext:value-type="float">
            <text:p>18.7</text:p>
          </table:table-cell>
          <table:table-cell table:style-name="ce15" table:formula="of:=ABS([.I159])/[.$L$2]*100" office:value-type="float" office:value="26.01" calcext:value-type="float">
            <text:p>26.0</text:p>
          </table:table-cell>
          <table:table-cell/>
          <table:table-cell table:number-columns-repeated="2" office:value-type="float" office:value="136151" calcext:value-type="float">
            <text:p>136151</text:p>
          </table:table-cell>
          <table:table-cell office:value-type="float" office:value="136152" calcext:value-type="float">
            <text:p>136152</text:p>
          </table:table-cell>
          <table:table-cell office:value-type="float" office:value="136153" calcext:value-type="float">
            <text:p>136153</text:p>
          </table:table-cell>
          <table:table-cell table:formula="of:=[.R159]-[.O159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.96" calcext:value-type="float">
            <text:p>29.96</text:p>
          </table:table-cell>
          <table:table-cell office:value-type="float" office:value="18.19" calcext:value-type="float">
            <text:p>18.19</text:p>
          </table:table-cell>
          <table:table-cell/>
          <table:table-cell table:formula="of:=[.C160]-[.C159]" office:value-type="float" office:value="-3.11" calcext:value-type="float">
            <text:p>-3.11</text:p>
          </table:table-cell>
          <table:table-cell table:formula="of:=[.D160]-[.D159]" office:value-type="float" office:value="-4.22" calcext:value-type="float">
            <text:p>-4.22</text:p>
          </table:table-cell>
          <table:table-cell table:style-name="ce12" table:formula="of:=[.F160]/([.$D$155]/1000)" office:value-type="float" office:value="-62.2" calcext:value-type="float">
            <text:p>-62.2</text:p>
          </table:table-cell>
          <table:table-cell table:style-name="ce12" table:formula="of:=[.G160]/([.$D$155]/1000)" office:value-type="float" office:value="-84.4" calcext:value-type="float">
            <text:p>-84.4</text:p>
          </table:table-cell>
          <table:table-cell table:style-name="ce13" table:formula="of:=(1/[.H160])*60" office:value-type="float" office:value="-0.964630225080386" calcext:value-type="float">
            <text:p>-0.965</text:p>
          </table:table-cell>
          <table:table-cell table:style-name="ce13" table:formula="of:=(1/[.I160])*60" office:value-type="float" office:value="-0.710900473933649" calcext:value-type="float">
            <text:p>-0.711</text:p>
          </table:table-cell>
          <table:table-cell table:style-name="ce15" table:formula="of:=ABS([.H160])/[.$L$2]*100" office:value-type="float" office:value="17.6233333333333" calcext:value-type="float">
            <text:p>17.6</text:p>
          </table:table-cell>
          <table:table-cell table:style-name="ce15" table:formula="of:=ABS([.I160])/[.$L$2]*100" office:value-type="float" office:value="23.9133333333333" calcext:value-type="float">
            <text:p>23.9</text:p>
          </table:table-cell>
          <table:table-cell/>
          <table:table-cell table:number-columns-repeated="2" office:value-type="float" office:value="136201" calcext:value-type="float">
            <text:p>136201</text:p>
          </table:table-cell>
          <table:table-cell office:value-type="float" office:value="136202" calcext:value-type="float">
            <text:p>136202</text:p>
          </table:table-cell>
          <table:table-cell office:value-type="float" office:value="136203" calcext:value-type="float">
            <text:p>136203</text:p>
          </table:table-cell>
          <table:table-cell table:formula="of:=[.R160]-[.O160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4.27" calcext:value-type="float">
            <text:p>14.27</text:p>
          </table:table-cell>
          <table:table-cell/>
          <table:table-cell table:formula="of:=[.C161]-[.C160]" office:value-type="float" office:value="-2.96" calcext:value-type="float">
            <text:p>-2.96</text:p>
          </table:table-cell>
          <table:table-cell table:formula="of:=[.D161]-[.D160]" office:value-type="float" office:value="-3.92" calcext:value-type="float">
            <text:p>-3.92</text:p>
          </table:table-cell>
          <table:table-cell table:style-name="ce12" table:formula="of:=[.F161]/([.$D$155]/1000)" office:value-type="float" office:value="-59.2" calcext:value-type="float">
            <text:p>-59.2</text:p>
          </table:table-cell>
          <table:table-cell table:style-name="ce12" table:formula="of:=[.G161]/([.$D$155]/1000)" office:value-type="float" office:value="-78.4" calcext:value-type="float">
            <text:p>-78.4</text:p>
          </table:table-cell>
          <table:table-cell table:style-name="ce13" table:formula="of:=(1/[.H161])*60" office:value-type="float" office:value="-1.01351351351351" calcext:value-type="float">
            <text:p>-1.014</text:p>
          </table:table-cell>
          <table:table-cell table:style-name="ce13" table:formula="of:=(1/[.I161])*60" office:value-type="float" office:value="-0.765306122448979" calcext:value-type="float">
            <text:p>-0.765</text:p>
          </table:table-cell>
          <table:table-cell table:style-name="ce15" table:formula="of:=ABS([.H161])/[.$L$2]*100" office:value-type="float" office:value="16.7733333333333" calcext:value-type="float">
            <text:p>16.8</text:p>
          </table:table-cell>
          <table:table-cell table:style-name="ce15" table:formula="of:=ABS([.I161])/[.$L$2]*100" office:value-type="float" office:value="22.2133333333333" calcext:value-type="float">
            <text:p>22.2</text:p>
          </table:table-cell>
          <table:table-cell/>
          <table:table-cell table:number-columns-repeated="2" office:value-type="float" office:value="136251" calcext:value-type="float">
            <text:p>136251</text:p>
          </table:table-cell>
          <table:table-cell office:value-type="float" office:value="136252" calcext:value-type="float">
            <text:p>136252</text:p>
          </table:table-cell>
          <table:table-cell office:value-type="float" office:value="136253" calcext:value-type="float">
            <text:p>136253</text:p>
          </table:table-cell>
          <table:table-cell table:formula="of:=[.R161]-[.O161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.16" calcext:value-type="float">
            <text:p>24.16</text:p>
          </table:table-cell>
          <table:table-cell office:value-type="float" office:value="10.58" calcext:value-type="float">
            <text:p>10.58</text:p>
          </table:table-cell>
          <table:table-cell/>
          <table:table-cell table:formula="of:=[.C162]-[.C161]" office:value-type="float" office:value="-2.84" calcext:value-type="float">
            <text:p>-2.84</text:p>
          </table:table-cell>
          <table:table-cell table:formula="of:=[.D162]-[.D161]" office:value-type="float" office:value="-3.69" calcext:value-type="float">
            <text:p>-3.69</text:p>
          </table:table-cell>
          <table:table-cell table:style-name="ce12" table:formula="of:=[.F162]/([.$D$155]/1000)" office:value-type="float" office:value="-56.8" calcext:value-type="float">
            <text:p>-56.8</text:p>
          </table:table-cell>
          <table:table-cell table:style-name="ce12" table:formula="of:=[.G162]/([.$D$155]/1000)" office:value-type="float" office:value="-73.8" calcext:value-type="float">
            <text:p>-73.8</text:p>
          </table:table-cell>
          <table:table-cell table:style-name="ce13" table:formula="of:=(1/[.H162])*60" office:value-type="float" office:value="-1.05633802816901" calcext:value-type="float">
            <text:p>-1.056</text:p>
          </table:table-cell>
          <table:table-cell table:style-name="ce13" table:formula="of:=(1/[.I162])*60" office:value-type="float" office:value="-0.813008130081301" calcext:value-type="float">
            <text:p>-0.813</text:p>
          </table:table-cell>
          <table:table-cell table:style-name="ce15" table:formula="of:=ABS([.H162])/[.$L$2]*100" office:value-type="float" office:value="16.0933333333333" calcext:value-type="float">
            <text:p>16.1</text:p>
          </table:table-cell>
          <table:table-cell table:style-name="ce15" table:formula="of:=ABS([.I162])/[.$L$2]*100" office:value-type="float" office:value="20.91" calcext:value-type="float">
            <text:p>20.9</text:p>
          </table:table-cell>
          <table:table-cell/>
          <table:table-cell table:number-columns-repeated="2" office:value-type="float" office:value="136301" calcext:value-type="float">
            <text:p>136301</text:p>
          </table:table-cell>
          <table:table-cell office:value-type="float" office:value="136302" calcext:value-type="float">
            <text:p>136302</text:p>
          </table:table-cell>
          <table:table-cell office:value-type="float" office:value="136303" calcext:value-type="float">
            <text:p>136303</text:p>
          </table:table-cell>
          <table:table-cell table:formula="of:=[.R162]-[.O162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.4" calcext:value-type="float">
            <text:p>21.4</text:p>
          </table:table-cell>
          <table:table-cell office:value-type="float" office:value="7.1" calcext:value-type="float">
            <text:p>7.1</text:p>
          </table:table-cell>
          <table:table-cell/>
          <table:table-cell table:formula="of:=[.C163]-[.C162]" office:value-type="float" office:value="-2.76" calcext:value-type="float">
            <text:p>-2.76</text:p>
          </table:table-cell>
          <table:table-cell table:formula="of:=[.D163]-[.D162]" office:value-type="float" office:value="-3.48" calcext:value-type="float">
            <text:p>-3.48</text:p>
          </table:table-cell>
          <table:table-cell table:style-name="ce12" table:formula="of:=[.F163]/([.$D$155]/1000)" office:value-type="float" office:value="-55.2" calcext:value-type="float">
            <text:p>-55.2</text:p>
          </table:table-cell>
          <table:table-cell table:style-name="ce12" table:formula="of:=[.G163]/([.$D$155]/1000)" office:value-type="float" office:value="-69.6" calcext:value-type="float">
            <text:p>-69.6</text:p>
          </table:table-cell>
          <table:table-cell table:style-name="ce13" table:formula="of:=(1/[.H163])*60" office:value-type="float" office:value="-1.08695652173913" calcext:value-type="float">
            <text:p>-1.087</text:p>
          </table:table-cell>
          <table:table-cell table:style-name="ce13" table:formula="of:=(1/[.I163])*60" office:value-type="float" office:value="-0.862068965517241" calcext:value-type="float">
            <text:p>-0.862</text:p>
          </table:table-cell>
          <table:table-cell table:style-name="ce15" table:formula="of:=ABS([.H163])/[.$L$2]*100" office:value-type="float" office:value="15.64" calcext:value-type="float">
            <text:p>15.6</text:p>
          </table:table-cell>
          <table:table-cell table:style-name="ce15" table:formula="of:=ABS([.I163])/[.$L$2]*100" office:value-type="float" office:value="19.72" calcext:value-type="float">
            <text:p>19.7</text:p>
          </table:table-cell>
          <table:table-cell/>
          <table:table-cell table:number-columns-repeated="2" office:value-type="float" office:value="136351" calcext:value-type="float">
            <text:p>136351</text:p>
          </table:table-cell>
          <table:table-cell office:value-type="float" office:value="136352" calcext:value-type="float">
            <text:p>136352</text:p>
          </table:table-cell>
          <table:table-cell office:value-type="float" office:value="136353" calcext:value-type="float">
            <text:p>136353</text:p>
          </table:table-cell>
          <table:table-cell table:formula="of:=[.R163]-[.O163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.72" calcext:value-type="float">
            <text:p>18.72</text:p>
          </table:table-cell>
          <table:table-cell office:value-type="float" office:value="3.79" calcext:value-type="float">
            <text:p>3.79</text:p>
          </table:table-cell>
          <table:table-cell/>
          <table:table-cell table:formula="of:=[.C164]-[.C163]" office:value-type="float" office:value="-2.68" calcext:value-type="float">
            <text:p>-2.68</text:p>
          </table:table-cell>
          <table:table-cell table:formula="of:=[.D164]-[.D163]" office:value-type="float" office:value="-3.31" calcext:value-type="float">
            <text:p>-3.31</text:p>
          </table:table-cell>
          <table:table-cell table:style-name="ce12" table:formula="of:=[.F164]/([.$D$155]/1000)" office:value-type="float" office:value="-53.6" calcext:value-type="float">
            <text:p>-53.6</text:p>
          </table:table-cell>
          <table:table-cell table:style-name="ce12" table:formula="of:=[.G164]/([.$D$155]/1000)" office:value-type="float" office:value="-66.2" calcext:value-type="float">
            <text:p>-66.2</text:p>
          </table:table-cell>
          <table:table-cell table:style-name="ce13" table:formula="of:=(1/[.H164])*60" office:value-type="float" office:value="-1.11940298507463" calcext:value-type="float">
            <text:p>-1.119</text:p>
          </table:table-cell>
          <table:table-cell table:style-name="ce13" table:formula="of:=(1/[.I164])*60" office:value-type="float" office:value="-0.906344410876133" calcext:value-type="float">
            <text:p>-0.906</text:p>
          </table:table-cell>
          <table:table-cell table:style-name="ce15" table:formula="of:=ABS([.H164])/[.$L$2]*100" office:value-type="float" office:value="15.1866666666667" calcext:value-type="float">
            <text:p>15.2</text:p>
          </table:table-cell>
          <table:table-cell table:style-name="ce15" table:formula="of:=ABS([.I164])/[.$L$2]*100" office:value-type="float" office:value="18.7566666666667" calcext:value-type="float">
            <text:p>18.8</text:p>
          </table:table-cell>
          <table:table-cell/>
          <table:table-cell table:number-columns-repeated="2" office:value-type="float" office:value="136401" calcext:value-type="float">
            <text:p>136401</text:p>
          </table:table-cell>
          <table:table-cell office:value-type="float" office:value="136402" calcext:value-type="float">
            <text:p>136402</text:p>
          </table:table-cell>
          <table:table-cell office:value-type="float" office:value="136403" calcext:value-type="float">
            <text:p>136403</text:p>
          </table:table-cell>
          <table:table-cell table:formula="of:=[.R164]-[.O164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.09" calcext:value-type="float">
            <text:p>16.09</text:p>
          </table:table-cell>
          <table:table-cell office:value-type="float" office:value="0.62" calcext:value-type="float">
            <text:p>0.62</text:p>
          </table:table-cell>
          <table:table-cell/>
          <table:table-cell table:formula="of:=[.C165]-[.C164]" office:value-type="float" office:value="-2.63" calcext:value-type="float">
            <text:p>-2.63</text:p>
          </table:table-cell>
          <table:table-cell table:formula="of:=[.D165]-[.D164]" office:value-type="float" office:value="-3.17" calcext:value-type="float">
            <text:p>-3.17</text:p>
          </table:table-cell>
          <table:table-cell table:style-name="ce12" table:formula="of:=[.F165]/([.$D$155]/1000)" office:value-type="float" office:value="-52.6" calcext:value-type="float">
            <text:p>-52.6</text:p>
          </table:table-cell>
          <table:table-cell table:style-name="ce12" table:formula="of:=[.G165]/([.$D$155]/1000)" office:value-type="float" office:value="-63.4" calcext:value-type="float">
            <text:p>-63.4</text:p>
          </table:table-cell>
          <table:table-cell table:style-name="ce13" table:formula="of:=(1/[.H165])*60" office:value-type="float" office:value="-1.14068441064639" calcext:value-type="float">
            <text:p>-1.141</text:p>
          </table:table-cell>
          <table:table-cell table:style-name="ce13" table:formula="of:=(1/[.I165])*60" office:value-type="float" office:value="-0.946372239747634" calcext:value-type="float">
            <text:p>-0.946</text:p>
          </table:table-cell>
          <table:table-cell table:style-name="ce15" table:formula="of:=ABS([.H165])/[.$L$2]*100" office:value-type="float" office:value="14.9033333333333" calcext:value-type="float">
            <text:p>14.9</text:p>
          </table:table-cell>
          <table:table-cell table:style-name="ce15" table:formula="of:=ABS([.I165])/[.$L$2]*100" office:value-type="float" office:value="17.9633333333333" calcext:value-type="float">
            <text:p>18.0</text:p>
          </table:table-cell>
          <table:table-cell/>
          <table:table-cell table:number-columns-repeated="2" office:value-type="float" office:value="136451" calcext:value-type="float">
            <text:p>136451</text:p>
          </table:table-cell>
          <table:table-cell office:value-type="float" office:value="136452" calcext:value-type="float">
            <text:p>136452</text:p>
          </table:table-cell>
          <table:table-cell office:value-type="float" office:value="136453" calcext:value-type="float">
            <text:p>136453</text:p>
          </table:table-cell>
          <table:table-cell table:formula="of:=[.R165]-[.O165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.51" calcext:value-type="float">
            <text:p>13.51</text:p>
          </table:table-cell>
          <table:table-cell office:value-type="float" office:value="-2.41" calcext:value-type="float">
            <text:p>-2.41</text:p>
          </table:table-cell>
          <table:table-cell/>
          <table:table-cell table:formula="of:=[.C166]-[.C165]" office:value-type="float" office:value="-2.58" calcext:value-type="float">
            <text:p>-2.58</text:p>
          </table:table-cell>
          <table:table-cell table:formula="of:=[.D166]-[.D165]" office:value-type="float" office:value="-3.03" calcext:value-type="float">
            <text:p>-3.03</text:p>
          </table:table-cell>
          <table:table-cell table:style-name="ce12" table:formula="of:=[.F166]/([.$D$155]/1000)" office:value-type="float" office:value="-51.6" calcext:value-type="float">
            <text:p>-51.6</text:p>
          </table:table-cell>
          <table:table-cell table:style-name="ce12" table:formula="of:=[.G166]/([.$D$155]/1000)" office:value-type="float" office:value="-60.6" calcext:value-type="float">
            <text:p>-60.6</text:p>
          </table:table-cell>
          <table:table-cell table:style-name="ce13" table:formula="of:=(1/[.H166])*60" office:value-type="float" office:value="-1.16279069767442" calcext:value-type="float">
            <text:p>-1.163</text:p>
          </table:table-cell>
          <table:table-cell table:style-name="ce13" table:formula="of:=(1/[.I166])*60" office:value-type="float" office:value="-0.99009900990099" calcext:value-type="float">
            <text:p>-0.990</text:p>
          </table:table-cell>
          <table:table-cell table:style-name="ce15" table:formula="of:=ABS([.H166])/[.$L$2]*100" office:value-type="float" office:value="14.62" calcext:value-type="float">
            <text:p>14.6</text:p>
          </table:table-cell>
          <table:table-cell table:style-name="ce15" table:formula="of:=ABS([.I166])/[.$L$2]*100" office:value-type="float" office:value="17.17" calcext:value-type="float">
            <text:p>17.2</text:p>
          </table:table-cell>
          <table:table-cell/>
          <table:table-cell table:number-columns-repeated="2" office:value-type="float" office:value="136501" calcext:value-type="float">
            <text:p>136501</text:p>
          </table:table-cell>
          <table:table-cell office:value-type="float" office:value="136502" calcext:value-type="float">
            <text:p>136502</text:p>
          </table:table-cell>
          <table:table-cell office:value-type="float" office:value="136503" calcext:value-type="float">
            <text:p>136503</text:p>
          </table:table-cell>
          <table:table-cell table:formula="of:=[.R166]-[.O166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.96" calcext:value-type="float">
            <text:p>10.96</text:p>
          </table:table-cell>
          <table:table-cell office:value-type="float" office:value="-5.33" calcext:value-type="float">
            <text:p>-5.33</text:p>
          </table:table-cell>
          <table:table-cell/>
          <table:table-cell table:formula="of:=[.C167]-[.C166]" office:value-type="float" office:value="-2.55" calcext:value-type="float">
            <text:p>-2.55</text:p>
          </table:table-cell>
          <table:table-cell table:formula="of:=[.D167]-[.D166]" office:value-type="float" office:value="-2.92" calcext:value-type="float">
            <text:p>-2.92</text:p>
          </table:table-cell>
          <table:table-cell table:style-name="ce12" table:formula="of:=[.F167]/([.$D$155]/1000)" office:value-type="float" office:value="-51" calcext:value-type="float">
            <text:p>-51.0</text:p>
          </table:table-cell>
          <table:table-cell table:style-name="ce12" table:formula="of:=[.G167]/([.$D$155]/1000)" office:value-type="float" office:value="-58.4" calcext:value-type="float">
            <text:p>-58.4</text:p>
          </table:table-cell>
          <table:table-cell table:style-name="ce13" table:formula="of:=(1/[.H167])*60" office:value-type="float" office:value="-1.17647058823529" calcext:value-type="float">
            <text:p>-1.176</text:p>
          </table:table-cell>
          <table:table-cell table:style-name="ce13" table:formula="of:=(1/[.I167])*60" office:value-type="float" office:value="-1.02739726027397" calcext:value-type="float">
            <text:p>-1.027</text:p>
          </table:table-cell>
          <table:table-cell table:style-name="ce15" table:formula="of:=ABS([.H167])/[.$L$2]*100" office:value-type="float" office:value="14.45" calcext:value-type="float">
            <text:p>14.5</text:p>
          </table:table-cell>
          <table:table-cell table:style-name="ce15" table:formula="of:=ABS([.I167])/[.$L$2]*100" office:value-type="float" office:value="16.5466666666667" calcext:value-type="float">
            <text:p>16.5</text:p>
          </table:table-cell>
          <table:table-cell/>
          <table:table-cell table:number-columns-repeated="2" office:value-type="float" office:value="136551" calcext:value-type="float">
            <text:p>136551</text:p>
          </table:table-cell>
          <table:table-cell office:value-type="float" office:value="136552" calcext:value-type="float">
            <text:p>136552</text:p>
          </table:table-cell>
          <table:table-cell office:value-type="float" office:value="136553" calcext:value-type="float">
            <text:p>136553</text:p>
          </table:table-cell>
          <table:table-cell table:formula="of:=[.R167]-[.O167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.44" calcext:value-type="float">
            <text:p>8.44</text:p>
          </table:table-cell>
          <table:table-cell office:value-type="float" office:value="-8.14" calcext:value-type="float">
            <text:p>-8.14</text:p>
          </table:table-cell>
          <table:table-cell/>
          <table:table-cell table:formula="of:=[.C168]-[.C167]" office:value-type="float" office:value="-2.52" calcext:value-type="float">
            <text:p>-2.52</text:p>
          </table:table-cell>
          <table:table-cell table:formula="of:=[.D168]-[.D167]" office:value-type="float" office:value="-2.81" calcext:value-type="float">
            <text:p>-2.81</text:p>
          </table:table-cell>
          <table:table-cell table:style-name="ce12" table:formula="of:=[.F168]/([.$D$155]/1000)" office:value-type="float" office:value="-50.4" calcext:value-type="float">
            <text:p>-50.4</text:p>
          </table:table-cell>
          <table:table-cell table:style-name="ce12" table:formula="of:=[.G168]/([.$D$155]/1000)" office:value-type="float" office:value="-56.2" calcext:value-type="float">
            <text:p>-56.2</text:p>
          </table:table-cell>
          <table:table-cell table:style-name="ce13" table:formula="of:=(1/[.H168])*60" office:value-type="float" office:value="-1.19047619047619" calcext:value-type="float">
            <text:p>-1.190</text:p>
          </table:table-cell>
          <table:table-cell table:style-name="ce13" table:formula="of:=(1/[.I168])*60" office:value-type="float" office:value="-1.06761565836299" calcext:value-type="float">
            <text:p>-1.068</text:p>
          </table:table-cell>
          <table:table-cell table:style-name="ce15" table:formula="of:=ABS([.H168])/[.$L$2]*100" office:value-type="float" office:value="14.28" calcext:value-type="float">
            <text:p>14.3</text:p>
          </table:table-cell>
          <table:table-cell table:style-name="ce15" table:formula="of:=ABS([.I168])/[.$L$2]*100" office:value-type="float" office:value="15.9233333333333" calcext:value-type="float">
            <text:p>15.9</text:p>
          </table:table-cell>
          <table:table-cell/>
          <table:table-cell table:number-columns-repeated="2" office:value-type="float" office:value="136601" calcext:value-type="float">
            <text:p>136601</text:p>
          </table:table-cell>
          <table:table-cell office:value-type="float" office:value="136602" calcext:value-type="float">
            <text:p>136602</text:p>
          </table:table-cell>
          <table:table-cell office:value-type="float" office:value="136603" calcext:value-type="float">
            <text:p>136603</text:p>
          </table:table-cell>
          <table:table-cell table:formula="of:=[.R168]-[.O168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.93" calcext:value-type="float">
            <text:p>5.93</text:p>
          </table:table-cell>
          <table:table-cell office:value-type="float" office:value="-10.86" calcext:value-type="float">
            <text:p>-10.86</text:p>
          </table:table-cell>
          <table:table-cell/>
          <table:table-cell table:formula="of:=[.C169]-[.C168]" office:value-type="float" office:value="-2.51" calcext:value-type="float">
            <text:p>-2.51</text:p>
          </table:table-cell>
          <table:table-cell table:formula="of:=[.D169]-[.D168]" office:value-type="float" office:value="-2.72" calcext:value-type="float">
            <text:p>-2.72</text:p>
          </table:table-cell>
          <table:table-cell table:style-name="ce12" table:formula="of:=[.F169]/([.$D$155]/1000)" office:value-type="float" office:value="-50.2" calcext:value-type="float">
            <text:p>-50.2</text:p>
          </table:table-cell>
          <table:table-cell table:style-name="ce12" table:formula="of:=[.G169]/([.$D$155]/1000)" office:value-type="float" office:value="-54.4" calcext:value-type="float">
            <text:p>-54.4</text:p>
          </table:table-cell>
          <table:table-cell table:style-name="ce13" table:formula="of:=(1/[.H169])*60" office:value-type="float" office:value="-1.19521912350598" calcext:value-type="float">
            <text:p>-1.195</text:p>
          </table:table-cell>
          <table:table-cell table:style-name="ce13" table:formula="of:=(1/[.I169])*60" office:value-type="float" office:value="-1.10294117647059" calcext:value-type="float">
            <text:p>-1.103</text:p>
          </table:table-cell>
          <table:table-cell table:style-name="ce15" table:formula="of:=ABS([.H169])/[.$L$2]*100" office:value-type="float" office:value="14.2233333333333" calcext:value-type="float">
            <text:p>14.2</text:p>
          </table:table-cell>
          <table:table-cell table:style-name="ce15" table:formula="of:=ABS([.I169])/[.$L$2]*100" office:value-type="float" office:value="15.4133333333333" calcext:value-type="float">
            <text:p>15.4</text:p>
          </table:table-cell>
          <table:table-cell/>
          <table:table-cell table:number-columns-repeated="2" office:value-type="float" office:value="136651" calcext:value-type="float">
            <text:p>136651</text:p>
          </table:table-cell>
          <table:table-cell office:value-type="float" office:value="136652" calcext:value-type="float">
            <text:p>136652</text:p>
          </table:table-cell>
          <table:table-cell office:value-type="float" office:value="136653" calcext:value-type="float">
            <text:p>136653</text:p>
          </table:table-cell>
          <table:table-cell table:formula="of:=[.R169]-[.O169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office:value-type="float" office:value="-13.49" calcext:value-type="float">
            <text:p>-13.49</text:p>
          </table:table-cell>
          <table:table-cell/>
          <table:table-cell table:formula="of:=[.C170]-[.C169]" office:value-type="float" office:value="-2.49" calcext:value-type="float">
            <text:p>-2.49</text:p>
          </table:table-cell>
          <table:table-cell table:formula="of:=[.D170]-[.D169]" office:value-type="float" office:value="-2.63" calcext:value-type="float">
            <text:p>-2.63</text:p>
          </table:table-cell>
          <table:table-cell table:style-name="ce12" table:formula="of:=[.F170]/([.$D$155]/1000)" office:value-type="float" office:value="-49.8" calcext:value-type="float">
            <text:p>-49.8</text:p>
          </table:table-cell>
          <table:table-cell table:style-name="ce12" table:formula="of:=[.G170]/([.$D$155]/1000)" office:value-type="float" office:value="-52.6" calcext:value-type="float">
            <text:p>-52.6</text:p>
          </table:table-cell>
          <table:table-cell table:style-name="ce13" table:formula="of:=(1/[.H170])*60" office:value-type="float" office:value="-1.20481927710843" calcext:value-type="float">
            <text:p>-1.205</text:p>
          </table:table-cell>
          <table:table-cell table:style-name="ce13" table:formula="of:=(1/[.I170])*60" office:value-type="float" office:value="-1.14068441064639" calcext:value-type="float">
            <text:p>-1.141</text:p>
          </table:table-cell>
          <table:table-cell table:style-name="ce15" table:formula="of:=ABS([.H170])/[.$L$2]*100" office:value-type="float" office:value="14.11" calcext:value-type="float">
            <text:p>14.1</text:p>
          </table:table-cell>
          <table:table-cell table:style-name="ce15" table:formula="of:=ABS([.I170])/[.$L$2]*100" office:value-type="float" office:value="14.9033333333333" calcext:value-type="float">
            <text:p>14.9</text:p>
          </table:table-cell>
          <table:table-cell/>
          <table:table-cell table:number-columns-repeated="2" office:value-type="float" office:value="136701" calcext:value-type="float">
            <text:p>136701</text:p>
          </table:table-cell>
          <table:table-cell office:value-type="float" office:value="136702" calcext:value-type="float">
            <text:p>136702</text:p>
          </table:table-cell>
          <table:table-cell office:value-type="float" office:value="136703" calcext:value-type="float">
            <text:p>136703</text:p>
          </table:table-cell>
          <table:table-cell table:formula="of:=[.R170]-[.O170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-16.04" calcext:value-type="float">
            <text:p>-16.04</text:p>
          </table:table-cell>
          <table:table-cell/>
          <table:table-cell table:formula="of:=[.C171]-[.C170]" office:value-type="float" office:value="-2.49" calcext:value-type="float">
            <text:p>-2.49</text:p>
          </table:table-cell>
          <table:table-cell table:formula="of:=[.D171]-[.D170]" office:value-type="float" office:value="-2.55" calcext:value-type="float">
            <text:p>-2.55</text:p>
          </table:table-cell>
          <table:table-cell table:style-name="ce12" table:formula="of:=[.F171]/([.$D$155]/1000)" office:value-type="float" office:value="-49.8" calcext:value-type="float">
            <text:p>-49.8</text:p>
          </table:table-cell>
          <table:table-cell table:style-name="ce12" table:formula="of:=[.G171]/([.$D$155]/1000)" office:value-type="float" office:value="-51" calcext:value-type="float">
            <text:p>-51.0</text:p>
          </table:table-cell>
          <table:table-cell table:style-name="ce13" table:formula="of:=(1/[.H171])*60" office:value-type="float" office:value="-1.20481927710843" calcext:value-type="float">
            <text:p>-1.205</text:p>
          </table:table-cell>
          <table:table-cell table:style-name="ce13" table:formula="of:=(1/[.I171])*60" office:value-type="float" office:value="-1.17647058823529" calcext:value-type="float">
            <text:p>-1.176</text:p>
          </table:table-cell>
          <table:table-cell table:style-name="ce15" table:formula="of:=ABS([.H171])/[.$L$2]*100" office:value-type="float" office:value="14.11" calcext:value-type="float">
            <text:p>14.1</text:p>
          </table:table-cell>
          <table:table-cell table:style-name="ce15" table:formula="of:=ABS([.I171])/[.$L$2]*100" office:value-type="float" office:value="14.45" calcext:value-type="float">
            <text:p>14.5</text:p>
          </table:table-cell>
          <table:table-cell/>
          <table:table-cell table:number-columns-repeated="2" office:value-type="float" office:value="136751" calcext:value-type="float">
            <text:p>136751</text:p>
          </table:table-cell>
          <table:table-cell office:value-type="float" office:value="136752" calcext:value-type="float">
            <text:p>136752</text:p>
          </table:table-cell>
          <table:table-cell office:value-type="float" office:value="136753" calcext:value-type="float">
            <text:p>136753</text:p>
          </table:table-cell>
          <table:table-cell table:formula="of:=[.R171]-[.O171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1.53" calcext:value-type="float">
            <text:p>-1.53</text:p>
          </table:table-cell>
          <table:table-cell office:value-type="float" office:value="-18.51" calcext:value-type="float">
            <text:p>-18.51</text:p>
          </table:table-cell>
          <table:table-cell/>
          <table:table-cell table:formula="of:=[.C172]-[.C171]" office:value-type="float" office:value="-2.48" calcext:value-type="float">
            <text:p>-2.48</text:p>
          </table:table-cell>
          <table:table-cell table:formula="of:=[.D172]-[.D171]" office:value-type="float" office:value="-2.47" calcext:value-type="float">
            <text:p>-2.47</text:p>
          </table:table-cell>
          <table:table-cell table:style-name="ce12" table:formula="of:=[.F172]/([.$D$155]/1000)" office:value-type="float" office:value="-49.6" calcext:value-type="float">
            <text:p>-49.6</text:p>
          </table:table-cell>
          <table:table-cell table:style-name="ce12" table:formula="of:=[.G172]/([.$D$155]/1000)" office:value-type="float" office:value="-49.4000000000001" calcext:value-type="float">
            <text:p>-49.4</text:p>
          </table:table-cell>
          <table:table-cell table:style-name="ce13" table:formula="of:=(1/[.H172])*60" office:value-type="float" office:value="-1.20967741935484" calcext:value-type="float">
            <text:p>-1.210</text:p>
          </table:table-cell>
          <table:table-cell table:style-name="ce13" table:formula="of:=(1/[.I172])*60" office:value-type="float" office:value="-1.21457489878542" calcext:value-type="float">
            <text:p>-1.215</text:p>
          </table:table-cell>
          <table:table-cell table:style-name="ce15" table:formula="of:=ABS([.H172])/[.$L$2]*100" office:value-type="float" office:value="14.0533333333333" calcext:value-type="float">
            <text:p>14.1</text:p>
          </table:table-cell>
          <table:table-cell table:style-name="ce15" table:formula="of:=ABS([.I172])/[.$L$2]*100" office:value-type="float" office:value="13.9966666666667" calcext:value-type="float">
            <text:p>14.0</text:p>
          </table:table-cell>
          <table:table-cell/>
          <table:table-cell table:number-columns-repeated="2" office:value-type="float" office:value="136801" calcext:value-type="float">
            <text:p>136801</text:p>
          </table:table-cell>
          <table:table-cell office:value-type="float" office:value="136802" calcext:value-type="float">
            <text:p>136802</text:p>
          </table:table-cell>
          <table:table-cell office:value-type="float" office:value="136803" calcext:value-type="float">
            <text:p>136803</text:p>
          </table:table-cell>
          <table:table-cell table:formula="of:=[.R172]-[.O172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4.01" calcext:value-type="float">
            <text:p>-4.01</text:p>
          </table:table-cell>
          <table:table-cell office:value-type="float" office:value="-20.92" calcext:value-type="float">
            <text:p>-20.92</text:p>
          </table:table-cell>
          <table:table-cell/>
          <table:table-cell table:formula="of:=[.C173]-[.C172]" office:value-type="float" office:value="-2.48" calcext:value-type="float">
            <text:p>-2.48</text:p>
          </table:table-cell>
          <table:table-cell table:formula="of:=[.D173]-[.D172]" office:value-type="float" office:value="-2.41" calcext:value-type="float">
            <text:p>-2.41</text:p>
          </table:table-cell>
          <table:table-cell table:style-name="ce12" table:formula="of:=[.F173]/([.$D$155]/1000)" office:value-type="float" office:value="-49.6" calcext:value-type="float">
            <text:p>-49.6</text:p>
          </table:table-cell>
          <table:table-cell table:style-name="ce12" table:formula="of:=[.G173]/([.$D$155]/1000)" office:value-type="float" office:value="-48.2" calcext:value-type="float">
            <text:p>-48.2</text:p>
          </table:table-cell>
          <table:table-cell table:style-name="ce13" table:formula="of:=(1/[.H173])*60" office:value-type="float" office:value="-1.20967741935484" calcext:value-type="float">
            <text:p>-1.210</text:p>
          </table:table-cell>
          <table:table-cell table:style-name="ce13" table:formula="of:=(1/[.I173])*60" office:value-type="float" office:value="-1.2448132780083" calcext:value-type="float">
            <text:p>-1.245</text:p>
          </table:table-cell>
          <table:table-cell table:style-name="ce15" table:formula="of:=ABS([.H173])/[.$L$2]*100" office:value-type="float" office:value="14.0533333333333" calcext:value-type="float">
            <text:p>14.1</text:p>
          </table:table-cell>
          <table:table-cell table:style-name="ce15" table:formula="of:=ABS([.I173])/[.$L$2]*100" office:value-type="float" office:value="13.6566666666667" calcext:value-type="float">
            <text:p>13.7</text:p>
          </table:table-cell>
          <table:table-cell/>
          <table:table-cell table:number-columns-repeated="2" office:value-type="float" office:value="136851" calcext:value-type="float">
            <text:p>136851</text:p>
          </table:table-cell>
          <table:table-cell office:value-type="float" office:value="136852" calcext:value-type="float">
            <text:p>136852</text:p>
          </table:table-cell>
          <table:table-cell office:value-type="float" office:value="136853" calcext:value-type="float">
            <text:p>136853</text:p>
          </table:table-cell>
          <table:table-cell table:formula="of:=[.R173]-[.O173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6.51" calcext:value-type="float">
            <text:p>-6.51</text:p>
          </table:table-cell>
          <table:table-cell office:value-type="float" office:value="-23.26" calcext:value-type="float">
            <text:p>-23.26</text:p>
          </table:table-cell>
          <table:table-cell/>
          <table:table-cell table:formula="of:=[.C174]-[.C173]" office:value-type="float" office:value="-2.5" calcext:value-type="float">
            <text:p>-2.5</text:p>
          </table:table-cell>
          <table:table-cell table:formula="of:=[.D174]-[.D173]" office:value-type="float" office:value="-2.34" calcext:value-type="float">
            <text:p>-2.34</text:p>
          </table:table-cell>
          <table:table-cell table:style-name="ce12" table:formula="of:=[.F174]/([.$D$155]/1000)" office:value-type="float" office:value="-50" calcext:value-type="float">
            <text:p>-50.0</text:p>
          </table:table-cell>
          <table:table-cell table:style-name="ce12" table:formula="of:=[.G174]/([.$D$155]/1000)" office:value-type="float" office:value="-46.8" calcext:value-type="float">
            <text:p>-46.8</text:p>
          </table:table-cell>
          <table:table-cell table:style-name="ce13" table:formula="of:=(1/[.H174])*60" office:value-type="float" office:value="-1.2" calcext:value-type="float">
            <text:p>-1.200</text:p>
          </table:table-cell>
          <table:table-cell table:style-name="ce13" table:formula="of:=(1/[.I174])*60" office:value-type="float" office:value="-1.28205128205128" calcext:value-type="float">
            <text:p>-1.282</text:p>
          </table:table-cell>
          <table:table-cell table:style-name="ce15" table:formula="of:=ABS([.H174])/[.$L$2]*100" office:value-type="float" office:value="14.1666666666667" calcext:value-type="float">
            <text:p>14.2</text:p>
          </table:table-cell>
          <table:table-cell table:style-name="ce15" table:formula="of:=ABS([.I174])/[.$L$2]*100" office:value-type="float" office:value="13.26" calcext:value-type="float">
            <text:p>13.3</text:p>
          </table:table-cell>
          <table:table-cell/>
          <table:table-cell table:number-columns-repeated="2" office:value-type="float" office:value="136901" calcext:value-type="float">
            <text:p>136901</text:p>
          </table:table-cell>
          <table:table-cell office:value-type="float" office:value="136902" calcext:value-type="float">
            <text:p>136902</text:p>
          </table:table-cell>
          <table:table-cell office:value-type="float" office:value="136903" calcext:value-type="float">
            <text:p>136903</text:p>
          </table:table-cell>
          <table:table-cell table:formula="of:=[.R174]-[.O174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9.01" calcext:value-type="float">
            <text:p>-9.01</text:p>
          </table:table-cell>
          <table:table-cell office:value-type="float" office:value="-25.53" calcext:value-type="float">
            <text:p>-25.53</text:p>
          </table:table-cell>
          <table:table-cell/>
          <table:table-cell table:formula="of:=[.C175]-[.C174]" office:value-type="float" office:value="-2.5" calcext:value-type="float">
            <text:p>-2.5</text:p>
          </table:table-cell>
          <table:table-cell table:formula="of:=[.D175]-[.D174]" office:value-type="float" office:value="-2.27" calcext:value-type="float">
            <text:p>-2.27</text:p>
          </table:table-cell>
          <table:table-cell table:style-name="ce12" table:formula="of:=[.F175]/([.$D$155]/1000)" office:value-type="float" office:value="-50" calcext:value-type="float">
            <text:p>-50.0</text:p>
          </table:table-cell>
          <table:table-cell table:style-name="ce12" table:formula="of:=[.G175]/([.$D$155]/1000)" office:value-type="float" office:value="-45.4" calcext:value-type="float">
            <text:p>-45.4</text:p>
          </table:table-cell>
          <table:table-cell table:style-name="ce13" table:formula="of:=(1/[.H175])*60" office:value-type="float" office:value="-1.2" calcext:value-type="float">
            <text:p>-1.200</text:p>
          </table:table-cell>
          <table:table-cell table:style-name="ce13" table:formula="of:=(1/[.I175])*60" office:value-type="float" office:value="-1.3215859030837" calcext:value-type="float">
            <text:p>-1.322</text:p>
          </table:table-cell>
          <table:table-cell table:style-name="ce15" table:formula="of:=ABS([.H175])/[.$L$2]*100" office:value-type="float" office:value="14.1666666666667" calcext:value-type="float">
            <text:p>14.2</text:p>
          </table:table-cell>
          <table:table-cell table:style-name="ce15" table:formula="of:=ABS([.I175])/[.$L$2]*100" office:value-type="float" office:value="12.8633333333333" calcext:value-type="float">
            <text:p>12.9</text:p>
          </table:table-cell>
          <table:table-cell/>
          <table:table-cell table:number-columns-repeated="2" office:value-type="float" office:value="136951" calcext:value-type="float">
            <text:p>136951</text:p>
          </table:table-cell>
          <table:table-cell office:value-type="float" office:value="136952" calcext:value-type="float">
            <text:p>136952</text:p>
          </table:table-cell>
          <table:table-cell office:value-type="float" office:value="136953" calcext:value-type="float">
            <text:p>136953</text:p>
          </table:table-cell>
          <table:table-cell table:formula="of:=[.R175]-[.O175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11.53" calcext:value-type="float">
            <text:p>-11.53</text:p>
          </table:table-cell>
          <table:table-cell office:value-type="float" office:value="-27.74" calcext:value-type="float">
            <text:p>-27.74</text:p>
          </table:table-cell>
          <table:table-cell/>
          <table:table-cell table:formula="of:=[.C176]-[.C175]" office:value-type="float" office:value="-2.52" calcext:value-type="float">
            <text:p>-2.52</text:p>
          </table:table-cell>
          <table:table-cell table:formula="of:=[.D176]-[.D175]" office:value-type="float" office:value="-2.21" calcext:value-type="float">
            <text:p>-2.21</text:p>
          </table:table-cell>
          <table:table-cell table:style-name="ce12" table:formula="of:=[.F176]/([.$D$155]/1000)" office:value-type="float" office:value="-50.4" calcext:value-type="float">
            <text:p>-50.4</text:p>
          </table:table-cell>
          <table:table-cell table:style-name="ce12" table:formula="of:=[.G176]/([.$D$155]/1000)" office:value-type="float" office:value="-44.1999999999999" calcext:value-type="float">
            <text:p>-44.2</text:p>
          </table:table-cell>
          <table:table-cell table:style-name="ce13" table:formula="of:=(1/[.H176])*60" office:value-type="float" office:value="-1.19047619047619" calcext:value-type="float">
            <text:p>-1.190</text:p>
          </table:table-cell>
          <table:table-cell table:style-name="ce13" table:formula="of:=(1/[.I176])*60" office:value-type="float" office:value="-1.35746606334842" calcext:value-type="float">
            <text:p>-1.357</text:p>
          </table:table-cell>
          <table:table-cell table:style-name="ce15" table:formula="of:=ABS([.H176])/[.$L$2]*100" office:value-type="float" office:value="14.28" calcext:value-type="float">
            <text:p>14.3</text:p>
          </table:table-cell>
          <table:table-cell table:style-name="ce15" table:formula="of:=ABS([.I176])/[.$L$2]*100" office:value-type="float" office:value="12.5233333333333" calcext:value-type="float">
            <text:p>12.5</text:p>
          </table:table-cell>
          <table:table-cell/>
          <table:table-cell table:number-columns-repeated="2" office:value-type="float" office:value="137001" calcext:value-type="float">
            <text:p>137001</text:p>
          </table:table-cell>
          <table:table-cell office:value-type="float" office:value="137002" calcext:value-type="float">
            <text:p>137002</text:p>
          </table:table-cell>
          <table:table-cell office:value-type="float" office:value="137003" calcext:value-type="float">
            <text:p>137003</text:p>
          </table:table-cell>
          <table:table-cell table:formula="of:=[.R176]-[.O176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14.07" calcext:value-type="float">
            <text:p>-14.07</text:p>
          </table:table-cell>
          <table:table-cell office:value-type="float" office:value="-29.89" calcext:value-type="float">
            <text:p>-29.89</text:p>
          </table:table-cell>
          <table:table-cell/>
          <table:table-cell table:formula="of:=[.C177]-[.C176]" office:value-type="float" office:value="-2.54" calcext:value-type="float">
            <text:p>-2.54</text:p>
          </table:table-cell>
          <table:table-cell table:formula="of:=[.D177]-[.D176]" office:value-type="float" office:value="-2.15" calcext:value-type="float">
            <text:p>-2.15</text:p>
          </table:table-cell>
          <table:table-cell table:style-name="ce12" table:formula="of:=[.F177]/([.$D$155]/1000)" office:value-type="float" office:value="-50.8" calcext:value-type="float">
            <text:p>-50.8</text:p>
          </table:table-cell>
          <table:table-cell table:style-name="ce12" table:formula="of:=[.G177]/([.$D$155]/1000)" office:value-type="float" office:value="-43" calcext:value-type="float">
            <text:p>-43.0</text:p>
          </table:table-cell>
          <table:table-cell table:style-name="ce13" table:formula="of:=(1/[.H177])*60" office:value-type="float" office:value="-1.18110236220472" calcext:value-type="float">
            <text:p>-1.181</text:p>
          </table:table-cell>
          <table:table-cell table:style-name="ce13" table:formula="of:=(1/[.I177])*60" office:value-type="float" office:value="-1.3953488372093" calcext:value-type="float">
            <text:p>-1.395</text:p>
          </table:table-cell>
          <table:table-cell table:style-name="ce15" table:formula="of:=ABS([.H177])/[.$L$2]*100" office:value-type="float" office:value="14.3933333333333" calcext:value-type="float">
            <text:p>14.4</text:p>
          </table:table-cell>
          <table:table-cell table:style-name="ce15" table:formula="of:=ABS([.I177])/[.$L$2]*100" office:value-type="float" office:value="12.1833333333333" calcext:value-type="float">
            <text:p>12.2</text:p>
          </table:table-cell>
          <table:table-cell/>
          <table:table-cell table:number-columns-repeated="2" office:value-type="float" office:value="137051" calcext:value-type="float">
            <text:p>137051</text:p>
          </table:table-cell>
          <table:table-cell office:value-type="float" office:value="137052" calcext:value-type="float">
            <text:p>137052</text:p>
          </table:table-cell>
          <table:table-cell office:value-type="float" office:value="137053" calcext:value-type="float">
            <text:p>137053</text:p>
          </table:table-cell>
          <table:table-cell table:formula="of:=[.R177]-[.O177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16.62" calcext:value-type="float">
            <text:p>-16.62</text:p>
          </table:table-cell>
          <table:table-cell office:value-type="float" office:value="-31.99" calcext:value-type="float">
            <text:p>-31.99</text:p>
          </table:table-cell>
          <table:table-cell/>
          <table:table-cell table:formula="of:=[.C178]-[.C177]" office:value-type="float" office:value="-2.55" calcext:value-type="float">
            <text:p>-2.55</text:p>
          </table:table-cell>
          <table:table-cell table:formula="of:=[.D178]-[.D177]" office:value-type="float" office:value="-2.1" calcext:value-type="float">
            <text:p>-2.1</text:p>
          </table:table-cell>
          <table:table-cell table:style-name="ce12" table:formula="of:=[.F178]/([.$D$155]/1000)" office:value-type="float" office:value="-51" calcext:value-type="float">
            <text:p>-51.0</text:p>
          </table:table-cell>
          <table:table-cell table:style-name="ce12" table:formula="of:=[.G178]/([.$D$155]/1000)" office:value-type="float" office:value="-42" calcext:value-type="float">
            <text:p>-42.0</text:p>
          </table:table-cell>
          <table:table-cell table:style-name="ce13" table:formula="of:=(1/[.H178])*60" office:value-type="float" office:value="-1.17647058823529" calcext:value-type="float">
            <text:p>-1.176</text:p>
          </table:table-cell>
          <table:table-cell table:style-name="ce13" table:formula="of:=(1/[.I178])*60" office:value-type="float" office:value="-1.42857142857143" calcext:value-type="float">
            <text:p>-1.429</text:p>
          </table:table-cell>
          <table:table-cell table:style-name="ce15" table:formula="of:=ABS([.H178])/[.$L$2]*100" office:value-type="float" office:value="14.45" calcext:value-type="float">
            <text:p>14.5</text:p>
          </table:table-cell>
          <table:table-cell table:style-name="ce15" table:formula="of:=ABS([.I178])/[.$L$2]*100" office:value-type="float" office:value="11.9" calcext:value-type="float">
            <text:p>11.9</text:p>
          </table:table-cell>
          <table:table-cell/>
          <table:table-cell table:number-columns-repeated="2" office:value-type="float" office:value="137101" calcext:value-type="float">
            <text:p>137101</text:p>
          </table:table-cell>
          <table:table-cell office:value-type="float" office:value="137102" calcext:value-type="float">
            <text:p>137102</text:p>
          </table:table-cell>
          <table:table-cell office:value-type="float" office:value="137103" calcext:value-type="float">
            <text:p>137103</text:p>
          </table:table-cell>
          <table:table-cell table:formula="of:=[.R178]-[.O178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19.2" calcext:value-type="float">
            <text:p>-19.2</text:p>
          </table:table-cell>
          <table:table-cell office:value-type="float" office:value="-34.03" calcext:value-type="float">
            <text:p>-34.03</text:p>
          </table:table-cell>
          <table:table-cell/>
          <table:table-cell table:formula="of:=[.C179]-[.C178]" office:value-type="float" office:value="-2.58" calcext:value-type="float">
            <text:p>-2.58</text:p>
          </table:table-cell>
          <table:table-cell table:formula="of:=[.D179]-[.D178]" office:value-type="float" office:value="-2.04" calcext:value-type="float">
            <text:p>-2.04</text:p>
          </table:table-cell>
          <table:table-cell table:style-name="ce12" table:formula="of:=[.F179]/([.$D$155]/1000)" office:value-type="float" office:value="-51.6" calcext:value-type="float">
            <text:p>-51.6</text:p>
          </table:table-cell>
          <table:table-cell table:style-name="ce12" table:formula="of:=[.G179]/([.$D$155]/1000)" office:value-type="float" office:value="-40.8000000000001" calcext:value-type="float">
            <text:p>-40.8</text:p>
          </table:table-cell>
          <table:table-cell table:style-name="ce13" table:formula="of:=(1/[.H179])*60" office:value-type="float" office:value="-1.16279069767442" calcext:value-type="float">
            <text:p>-1.163</text:p>
          </table:table-cell>
          <table:table-cell table:style-name="ce13" table:formula="of:=(1/[.I179])*60" office:value-type="float" office:value="-1.47058823529412" calcext:value-type="float">
            <text:p>-1.471</text:p>
          </table:table-cell>
          <table:table-cell table:style-name="ce15" table:formula="of:=ABS([.H179])/[.$L$2]*100" office:value-type="float" office:value="14.62" calcext:value-type="float">
            <text:p>14.6</text:p>
          </table:table-cell>
          <table:table-cell table:style-name="ce15" table:formula="of:=ABS([.I179])/[.$L$2]*100" office:value-type="float" office:value="11.56" calcext:value-type="float">
            <text:p>11.6</text:p>
          </table:table-cell>
          <table:table-cell/>
          <table:table-cell table:number-columns-repeated="2" office:value-type="float" office:value="137151" calcext:value-type="float">
            <text:p>137151</text:p>
          </table:table-cell>
          <table:table-cell office:value-type="float" office:value="137152" calcext:value-type="float">
            <text:p>137152</text:p>
          </table:table-cell>
          <table:table-cell office:value-type="float" office:value="137153" calcext:value-type="float">
            <text:p>137153</text:p>
          </table:table-cell>
          <table:table-cell table:formula="of:=[.R179]-[.O179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21.81" calcext:value-type="float">
            <text:p>-21.81</text:p>
          </table:table-cell>
          <table:table-cell office:value-type="float" office:value="-36.02" calcext:value-type="float">
            <text:p>-36.02</text:p>
          </table:table-cell>
          <table:table-cell/>
          <table:table-cell table:formula="of:=[.C180]-[.C179]" office:value-type="float" office:value="-2.61" calcext:value-type="float">
            <text:p>-2.61</text:p>
          </table:table-cell>
          <table:table-cell table:formula="of:=[.D180]-[.D179]" office:value-type="float" office:value="-1.99" calcext:value-type="float">
            <text:p>-1.99</text:p>
          </table:table-cell>
          <table:table-cell table:style-name="ce12" table:formula="of:=[.F180]/([.$D$155]/1000)" office:value-type="float" office:value="-52.2" calcext:value-type="float">
            <text:p>-52.2</text:p>
          </table:table-cell>
          <table:table-cell table:style-name="ce12" table:formula="of:=[.G180]/([.$D$155]/1000)" office:value-type="float" office:value="-39.8" calcext:value-type="float">
            <text:p>-39.8</text:p>
          </table:table-cell>
          <table:table-cell table:style-name="ce13" table:formula="of:=(1/[.H180])*60" office:value-type="float" office:value="-1.14942528735632" calcext:value-type="float">
            <text:p>-1.149</text:p>
          </table:table-cell>
          <table:table-cell table:style-name="ce13" table:formula="of:=(1/[.I180])*60" office:value-type="float" office:value="-1.50753768844221" calcext:value-type="float">
            <text:p>-1.508</text:p>
          </table:table-cell>
          <table:table-cell table:style-name="ce15" table:formula="of:=ABS([.H180])/[.$L$2]*100" office:value-type="float" office:value="14.79" calcext:value-type="float">
            <text:p>14.8</text:p>
          </table:table-cell>
          <table:table-cell table:style-name="ce15" table:formula="of:=ABS([.I180])/[.$L$2]*100" office:value-type="float" office:value="11.2766666666667" calcext:value-type="float">
            <text:p>11.3</text:p>
          </table:table-cell>
          <table:table-cell/>
          <table:table-cell office:value-type="float" office:value="137201" calcext:value-type="float">
            <text:p>137201</text:p>
          </table:table-cell>
          <table:table-cell table:number-columns-repeated="2" office:value-type="float" office:value="137202" calcext:value-type="float">
            <text:p>137202</text:p>
          </table:table-cell>
          <table:table-cell office:value-type="float" office:value="137203" calcext:value-type="float">
            <text:p>137203</text:p>
          </table:table-cell>
          <table:table-cell table:formula="of:=[.R180]-[.O180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24.45" calcext:value-type="float">
            <text:p>-24.45</text:p>
          </table:table-cell>
          <table:table-cell office:value-type="float" office:value="-37.95" calcext:value-type="float">
            <text:p>-37.95</text:p>
          </table:table-cell>
          <table:table-cell/>
          <table:table-cell table:formula="of:=[.C181]-[.C180]" office:value-type="float" office:value="-2.64" calcext:value-type="float">
            <text:p>-2.64</text:p>
          </table:table-cell>
          <table:table-cell table:formula="of:=[.D181]-[.D180]" office:value-type="float" office:value="-1.93" calcext:value-type="float">
            <text:p>-1.93</text:p>
          </table:table-cell>
          <table:table-cell table:style-name="ce12" table:formula="of:=[.F181]/([.$D$155]/1000)" office:value-type="float" office:value="-52.8" calcext:value-type="float">
            <text:p>-52.8</text:p>
          </table:table-cell>
          <table:table-cell table:style-name="ce12" table:formula="of:=[.G181]/([.$D$155]/1000)" office:value-type="float" office:value="-38.6" calcext:value-type="float">
            <text:p>-38.6</text:p>
          </table:table-cell>
          <table:table-cell table:style-name="ce13" table:formula="of:=(1/[.H181])*60" office:value-type="float" office:value="-1.13636363636364" calcext:value-type="float">
            <text:p>-1.136</text:p>
          </table:table-cell>
          <table:table-cell table:style-name="ce13" table:formula="of:=(1/[.I181])*60" office:value-type="float" office:value="-1.55440414507772" calcext:value-type="float">
            <text:p>-1.554</text:p>
          </table:table-cell>
          <table:table-cell table:style-name="ce15" table:formula="of:=ABS([.H181])/[.$L$2]*100" office:value-type="float" office:value="14.96" calcext:value-type="float">
            <text:p>15.0</text:p>
          </table:table-cell>
          <table:table-cell table:style-name="ce15" table:formula="of:=ABS([.I181])/[.$L$2]*100" office:value-type="float" office:value="10.9366666666667" calcext:value-type="float">
            <text:p>10.9</text:p>
          </table:table-cell>
          <table:table-cell/>
          <table:table-cell table:number-columns-repeated="2" office:value-type="float" office:value="137251" calcext:value-type="float">
            <text:p>137251</text:p>
          </table:table-cell>
          <table:table-cell office:value-type="float" office:value="137252" calcext:value-type="float">
            <text:p>137252</text:p>
          </table:table-cell>
          <table:table-cell office:value-type="float" office:value="137253" calcext:value-type="float">
            <text:p>137253</text:p>
          </table:table-cell>
          <table:table-cell table:formula="of:=[.R181]-[.O181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27.12" calcext:value-type="float">
            <text:p>-27.12</text:p>
          </table:table-cell>
          <table:table-cell office:value-type="float" office:value="-39.82" calcext:value-type="float">
            <text:p>-39.82</text:p>
          </table:table-cell>
          <table:table-cell/>
          <table:table-cell table:formula="of:=[.C182]-[.C181]" office:value-type="float" office:value="-2.67" calcext:value-type="float">
            <text:p>-2.67</text:p>
          </table:table-cell>
          <table:table-cell table:formula="of:=[.D182]-[.D181]" office:value-type="float" office:value="-1.87" calcext:value-type="float">
            <text:p>-1.87</text:p>
          </table:table-cell>
          <table:table-cell table:style-name="ce12" table:formula="of:=[.F182]/([.$D$155]/1000)" office:value-type="float" office:value="-53.4" calcext:value-type="float">
            <text:p>-53.4</text:p>
          </table:table-cell>
          <table:table-cell table:style-name="ce12" table:formula="of:=[.G182]/([.$D$155]/1000)" office:value-type="float" office:value="-37.3999999999999" calcext:value-type="float">
            <text:p>-37.4</text:p>
          </table:table-cell>
          <table:table-cell table:style-name="ce13" table:formula="of:=(1/[.H182])*60" office:value-type="float" office:value="-1.12359550561798" calcext:value-type="float">
            <text:p>-1.124</text:p>
          </table:table-cell>
          <table:table-cell table:style-name="ce13" table:formula="of:=(1/[.I182])*60" office:value-type="float" office:value="-1.60427807486631" calcext:value-type="float">
            <text:p>-1.604</text:p>
          </table:table-cell>
          <table:table-cell table:style-name="ce15" table:formula="of:=ABS([.H182])/[.$L$2]*100" office:value-type="float" office:value="15.13" calcext:value-type="float">
            <text:p>15.1</text:p>
          </table:table-cell>
          <table:table-cell table:style-name="ce15" table:formula="of:=ABS([.I182])/[.$L$2]*100" office:value-type="float" office:value="10.5966666666667" calcext:value-type="float">
            <text:p>10.6</text:p>
          </table:table-cell>
          <table:table-cell/>
          <table:table-cell table:number-columns-repeated="2" office:value-type="float" office:value="137301" calcext:value-type="float">
            <text:p>137301</text:p>
          </table:table-cell>
          <table:table-cell office:value-type="float" office:value="137302" calcext:value-type="float">
            <text:p>137302</text:p>
          </table:table-cell>
          <table:table-cell office:value-type="float" office:value="137303" calcext:value-type="float">
            <text:p>137303</text:p>
          </table:table-cell>
          <table:table-cell table:formula="of:=[.R182]-[.O182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-29.82" calcext:value-type="float">
            <text:p>-29.82</text:p>
          </table:table-cell>
          <table:table-cell office:value-type="float" office:value="-41.64" calcext:value-type="float">
            <text:p>-41.64</text:p>
          </table:table-cell>
          <table:table-cell/>
          <table:table-cell table:formula="of:=[.C183]-[.C182]" office:value-type="float" office:value="-2.7" calcext:value-type="float">
            <text:p>-2.7</text:p>
          </table:table-cell>
          <table:table-cell table:formula="of:=[.D183]-[.D182]" office:value-type="float" office:value="-1.82" calcext:value-type="float">
            <text:p>-1.82</text:p>
          </table:table-cell>
          <table:table-cell table:style-name="ce12" table:formula="of:=[.F183]/([.$D$155]/1000)" office:value-type="float" office:value="-54" calcext:value-type="float">
            <text:p>-54.0</text:p>
          </table:table-cell>
          <table:table-cell table:style-name="ce12" table:formula="of:=[.G183]/([.$D$155]/1000)" office:value-type="float" office:value="-36.4" calcext:value-type="float">
            <text:p>-36.4</text:p>
          </table:table-cell>
          <table:table-cell table:style-name="ce13" table:formula="of:=(1/[.H183])*60" office:value-type="float" office:value="-1.11111111111111" calcext:value-type="float">
            <text:p>-1.111</text:p>
          </table:table-cell>
          <table:table-cell table:style-name="ce13" table:formula="of:=(1/[.I183])*60" office:value-type="float" office:value="-1.64835164835165" calcext:value-type="float">
            <text:p>-1.648</text:p>
          </table:table-cell>
          <table:table-cell table:style-name="ce15" table:formula="of:=ABS([.H183])/[.$L$2]*100" office:value-type="float" office:value="15.3" calcext:value-type="float">
            <text:p>15.3</text:p>
          </table:table-cell>
          <table:table-cell table:style-name="ce15" table:formula="of:=ABS([.I183])/[.$L$2]*100" office:value-type="float" office:value="10.3133333333333" calcext:value-type="float">
            <text:p>10.3</text:p>
          </table:table-cell>
          <table:table-cell/>
          <table:table-cell table:number-columns-repeated="2" office:value-type="float" office:value="137351" calcext:value-type="float">
            <text:p>137351</text:p>
          </table:table-cell>
          <table:table-cell office:value-type="float" office:value="137352" calcext:value-type="float">
            <text:p>137352</text:p>
          </table:table-cell>
          <table:table-cell office:value-type="float" office:value="137353" calcext:value-type="float">
            <text:p>137353</text:p>
          </table:table-cell>
          <table:table-cell table:formula="of:=[.R183]-[.O183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32.56" calcext:value-type="float">
            <text:p>-32.56</text:p>
          </table:table-cell>
          <table:table-cell office:value-type="float" office:value="-43.41" calcext:value-type="float">
            <text:p>-43.41</text:p>
          </table:table-cell>
          <table:table-cell/>
          <table:table-cell table:formula="of:=[.C184]-[.C183]" office:value-type="float" office:value="-2.74" calcext:value-type="float">
            <text:p>-2.74</text:p>
          </table:table-cell>
          <table:table-cell table:formula="of:=[.D184]-[.D183]" office:value-type="float" office:value="-1.77" calcext:value-type="float">
            <text:p>-1.77</text:p>
          </table:table-cell>
          <table:table-cell table:style-name="ce12" table:formula="of:=[.F184]/([.$D$155]/1000)" office:value-type="float" office:value="-54.8" calcext:value-type="float">
            <text:p>-54.8</text:p>
          </table:table-cell>
          <table:table-cell table:style-name="ce12" table:formula="of:=[.G184]/([.$D$155]/1000)" office:value-type="float" office:value="-35.3999999999999" calcext:value-type="float">
            <text:p>-35.4</text:p>
          </table:table-cell>
          <table:table-cell table:style-name="ce13" table:formula="of:=(1/[.H184])*60" office:value-type="float" office:value="-1.0948905109489" calcext:value-type="float">
            <text:p>-1.095</text:p>
          </table:table-cell>
          <table:table-cell table:style-name="ce13" table:formula="of:=(1/[.I184])*60" office:value-type="float" office:value="-1.69491525423729" calcext:value-type="float">
            <text:p>-1.695</text:p>
          </table:table-cell>
          <table:table-cell table:style-name="ce15" table:formula="of:=ABS([.H184])/[.$L$2]*100" office:value-type="float" office:value="15.5266666666667" calcext:value-type="float">
            <text:p>15.5</text:p>
          </table:table-cell>
          <table:table-cell table:style-name="ce15" table:formula="of:=ABS([.I184])/[.$L$2]*100" office:value-type="float" office:value="10.03" calcext:value-type="float">
            <text:p>10.0</text:p>
          </table:table-cell>
          <table:table-cell/>
          <table:table-cell table:number-columns-repeated="2" office:value-type="float" office:value="137401" calcext:value-type="float">
            <text:p>137401</text:p>
          </table:table-cell>
          <table:table-cell office:value-type="float" office:value="137402" calcext:value-type="float">
            <text:p>137402</text:p>
          </table:table-cell>
          <table:table-cell office:value-type="float" office:value="137403" calcext:value-type="float">
            <text:p>137403</text:p>
          </table:table-cell>
          <table:table-cell table:formula="of:=[.R184]-[.O184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-35.34" calcext:value-type="float">
            <text:p>-35.34</text:p>
          </table:table-cell>
          <table:table-cell office:value-type="float" office:value="-45.12" calcext:value-type="float">
            <text:p>-45.12</text:p>
          </table:table-cell>
          <table:table-cell/>
          <table:table-cell table:formula="of:=[.C185]-[.C184]" office:value-type="float" office:value="-2.78" calcext:value-type="float">
            <text:p>-2.78</text:p>
          </table:table-cell>
          <table:table-cell table:formula="of:=[.D185]-[.D184]" office:value-type="float" office:value="-1.71" calcext:value-type="float">
            <text:p>-1.71</text:p>
          </table:table-cell>
          <table:table-cell table:style-name="ce12" table:formula="of:=[.F185]/([.$D$155]/1000)" office:value-type="float" office:value="-55.6" calcext:value-type="float">
            <text:p>-55.6</text:p>
          </table:table-cell>
          <table:table-cell table:style-name="ce12" table:formula="of:=[.G185]/([.$D$155]/1000)" office:value-type="float" office:value="-34.2" calcext:value-type="float">
            <text:p>-34.2</text:p>
          </table:table-cell>
          <table:table-cell table:style-name="ce13" table:formula="of:=(1/[.H185])*60" office:value-type="float" office:value="-1.07913669064748" calcext:value-type="float">
            <text:p>-1.079</text:p>
          </table:table-cell>
          <table:table-cell table:style-name="ce13" table:formula="of:=(1/[.I185])*60" office:value-type="float" office:value="-1.75438596491228" calcext:value-type="float">
            <text:p>-1.754</text:p>
          </table:table-cell>
          <table:table-cell table:style-name="ce15" table:formula="of:=ABS([.H185])/[.$L$2]*100" office:value-type="float" office:value="15.7533333333333" calcext:value-type="float">
            <text:p>15.8</text:p>
          </table:table-cell>
          <table:table-cell table:style-name="ce15" table:formula="of:=ABS([.I185])/[.$L$2]*100" office:value-type="float" office:value="9.69000000000001" calcext:value-type="float">
            <text:p>9.7</text:p>
          </table:table-cell>
          <table:table-cell/>
          <table:table-cell table:number-columns-repeated="2" office:value-type="float" office:value="137451" calcext:value-type="float">
            <text:p>137451</text:p>
          </table:table-cell>
          <table:table-cell office:value-type="float" office:value="137452" calcext:value-type="float">
            <text:p>137452</text:p>
          </table:table-cell>
          <table:table-cell office:value-type="float" office:value="137453" calcext:value-type="float">
            <text:p>137453</text:p>
          </table:table-cell>
          <table:table-cell table:formula="of:=[.R185]-[.O185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38.15" calcext:value-type="float">
            <text:p>-38.15</text:p>
          </table:table-cell>
          <table:table-cell office:value-type="float" office:value="-46.77" calcext:value-type="float">
            <text:p>-46.77</text:p>
          </table:table-cell>
          <table:table-cell/>
          <table:table-cell table:formula="of:=[.C186]-[.C185]" office:value-type="float" office:value="-2.81" calcext:value-type="float">
            <text:p>-2.81</text:p>
          </table:table-cell>
          <table:table-cell table:formula="of:=[.D186]-[.D185]" office:value-type="float" office:value="-1.65000000000001" calcext:value-type="float">
            <text:p>-1.65000000000001</text:p>
          </table:table-cell>
          <table:table-cell table:style-name="ce12" table:formula="of:=[.F186]/([.$D$155]/1000)" office:value-type="float" office:value="-56.1999999999999" calcext:value-type="float">
            <text:p>-56.2</text:p>
          </table:table-cell>
          <table:table-cell table:style-name="ce12" table:formula="of:=[.G186]/([.$D$155]/1000)" office:value-type="float" office:value="-33.0000000000001" calcext:value-type="float">
            <text:p>-33.0</text:p>
          </table:table-cell>
          <table:table-cell table:style-name="ce13" table:formula="of:=(1/[.H186])*60" office:value-type="float" office:value="-1.06761565836299" calcext:value-type="float">
            <text:p>-1.068</text:p>
          </table:table-cell>
          <table:table-cell table:style-name="ce13" table:formula="of:=(1/[.I186])*60" office:value-type="float" office:value="-1.81818181818181" calcext:value-type="float">
            <text:p>-1.818</text:p>
          </table:table-cell>
          <table:table-cell table:style-name="ce15" table:formula="of:=ABS([.H186])/[.$L$2]*100" office:value-type="float" office:value="15.9233333333333" calcext:value-type="float">
            <text:p>15.9</text:p>
          </table:table-cell>
          <table:table-cell table:style-name="ce15" table:formula="of:=ABS([.I186])/[.$L$2]*100" office:value-type="float" office:value="9.35000000000003" calcext:value-type="float">
            <text:p>9.4</text:p>
          </table:table-cell>
          <table:table-cell/>
          <table:table-cell table:number-columns-repeated="2" office:value-type="float" office:value="137501" calcext:value-type="float">
            <text:p>137501</text:p>
          </table:table-cell>
          <table:table-cell office:value-type="float" office:value="137502" calcext:value-type="float">
            <text:p>137502</text:p>
          </table:table-cell>
          <table:table-cell office:value-type="float" office:value="137503" calcext:value-type="float">
            <text:p>137503</text:p>
          </table:table-cell>
          <table:table-cell table:formula="of:=[.R186]-[.O186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-48.37" calcext:value-type="float">
            <text:p>-48.37</text:p>
          </table:table-cell>
          <table:table-cell/>
          <table:table-cell table:formula="of:=[.C187]-[.C186]" office:value-type="float" office:value="-2.85" calcext:value-type="float">
            <text:p>-2.85</text:p>
          </table:table-cell>
          <table:table-cell table:formula="of:=[.D187]-[.D186]" office:value-type="float" office:value="-1.59999999999999" calcext:value-type="float">
            <text:p>-1.59999999999999</text:p>
          </table:table-cell>
          <table:table-cell table:style-name="ce12" table:formula="of:=[.F187]/([.$D$155]/1000)" office:value-type="float" office:value="-57" calcext:value-type="float">
            <text:p>-57.0</text:p>
          </table:table-cell>
          <table:table-cell table:style-name="ce12" table:formula="of:=[.G187]/([.$D$155]/1000)" office:value-type="float" office:value="-31.9999999999999" calcext:value-type="float">
            <text:p>-32.0</text:p>
          </table:table-cell>
          <table:table-cell table:style-name="ce13" table:formula="of:=(1/[.H187])*60" office:value-type="float" office:value="-1.05263157894737" calcext:value-type="float">
            <text:p>-1.053</text:p>
          </table:table-cell>
          <table:table-cell table:style-name="ce13" table:formula="of:=(1/[.I187])*60" office:value-type="float" office:value="-1.87500000000001" calcext:value-type="float">
            <text:p>-1.875</text:p>
          </table:table-cell>
          <table:table-cell table:style-name="ce15" table:formula="of:=ABS([.H187])/[.$L$2]*100" office:value-type="float" office:value="16.15" calcext:value-type="float">
            <text:p>16.2</text:p>
          </table:table-cell>
          <table:table-cell table:style-name="ce15" table:formula="of:=ABS([.I187])/[.$L$2]*100" office:value-type="float" office:value="9.06666666666663" calcext:value-type="float">
            <text:p>9.1</text:p>
          </table:table-cell>
          <table:table-cell/>
          <table:table-cell table:number-columns-repeated="2" office:value-type="float" office:value="137551" calcext:value-type="float">
            <text:p>137551</text:p>
          </table:table-cell>
          <table:table-cell office:value-type="float" office:value="137552" calcext:value-type="float">
            <text:p>137552</text:p>
          </table:table-cell>
          <table:table-cell office:value-type="float" office:value="137553" calcext:value-type="float">
            <text:p>137553</text:p>
          </table:table-cell>
          <table:table-cell table:formula="of:=[.R187]-[.O187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-43.88" calcext:value-type="float">
            <text:p>-43.88</text:p>
          </table:table-cell>
          <table:table-cell office:value-type="float" office:value="-49.91" calcext:value-type="float">
            <text:p>-49.91</text:p>
          </table:table-cell>
          <table:table-cell/>
          <table:table-cell table:formula="of:=[.C188]-[.C187]" office:value-type="float" office:value="-2.88" calcext:value-type="float">
            <text:p>-2.88</text:p>
          </table:table-cell>
          <table:table-cell table:formula="of:=[.D188]-[.D187]" office:value-type="float" office:value="-1.54" calcext:value-type="float">
            <text:p>-1.54</text:p>
          </table:table-cell>
          <table:table-cell table:style-name="ce12" table:formula="of:=[.F188]/([.$D$155]/1000)" office:value-type="float" office:value="-57.6000000000001" calcext:value-type="float">
            <text:p>-57.6</text:p>
          </table:table-cell>
          <table:table-cell table:style-name="ce12" table:formula="of:=[.G188]/([.$D$155]/1000)" office:value-type="float" office:value="-30.8" calcext:value-type="float">
            <text:p>-30.8</text:p>
          </table:table-cell>
          <table:table-cell table:style-name="ce13" table:formula="of:=(1/[.H188])*60" office:value-type="float" office:value="-1.04166666666667" calcext:value-type="float">
            <text:p>-1.042</text:p>
          </table:table-cell>
          <table:table-cell table:style-name="ce13" table:formula="of:=(1/[.I188])*60" office:value-type="float" office:value="-1.94805194805195" calcext:value-type="float">
            <text:p>-1.948</text:p>
          </table:table-cell>
          <table:table-cell table:style-name="ce15" table:formula="of:=ABS([.H188])/[.$L$2]*100" office:value-type="float" office:value="16.32" calcext:value-type="float">
            <text:p>16.3</text:p>
          </table:table-cell>
          <table:table-cell table:style-name="ce15" table:formula="of:=ABS([.I188])/[.$L$2]*100" office:value-type="float" office:value="8.72666666666666" calcext:value-type="float">
            <text:p>8.7</text:p>
          </table:table-cell>
          <table:table-cell/>
          <table:table-cell table:number-columns-repeated="2" office:value-type="float" office:value="137601" calcext:value-type="float">
            <text:p>137601</text:p>
          </table:table-cell>
          <table:table-cell office:value-type="float" office:value="137602" calcext:value-type="float">
            <text:p>137602</text:p>
          </table:table-cell>
          <table:table-cell office:value-type="float" office:value="137603" calcext:value-type="float">
            <text:p>137603</text:p>
          </table:table-cell>
          <table:table-cell table:formula="of:=[.R188]-[.O188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46.8" calcext:value-type="float">
            <text:p>-46.8</text:p>
          </table:table-cell>
          <table:table-cell office:value-type="float" office:value="-51.38" calcext:value-type="float">
            <text:p>-51.38</text:p>
          </table:table-cell>
          <table:table-cell/>
          <table:table-cell table:formula="of:=[.C189]-[.C188]" office:value-type="float" office:value="-2.91999999999999" calcext:value-type="float">
            <text:p>-2.91999999999999</text:p>
          </table:table-cell>
          <table:table-cell table:formula="of:=[.D189]-[.D188]" office:value-type="float" office:value="-1.47000000000001" calcext:value-type="float">
            <text:p>-1.47000000000001</text:p>
          </table:table-cell>
          <table:table-cell table:style-name="ce12" table:formula="of:=[.F189]/([.$D$155]/1000)" office:value-type="float" office:value="-58.3999999999999" calcext:value-type="float">
            <text:p>-58.4</text:p>
          </table:table-cell>
          <table:table-cell table:style-name="ce12" table:formula="of:=[.G189]/([.$D$155]/1000)" office:value-type="float" office:value="-29.4000000000001" calcext:value-type="float">
            <text:p>-29.4</text:p>
          </table:table-cell>
          <table:table-cell table:style-name="ce13" table:formula="of:=(1/[.H189])*60" office:value-type="float" office:value="-1.02739726027397" calcext:value-type="float">
            <text:p>-1.027</text:p>
          </table:table-cell>
          <table:table-cell table:style-name="ce13" table:formula="of:=(1/[.I189])*60" office:value-type="float" office:value="-2.0408163265306" calcext:value-type="float">
            <text:p>-2.041</text:p>
          </table:table-cell>
          <table:table-cell table:style-name="ce15" table:formula="of:=ABS([.H189])/[.$L$2]*100" office:value-type="float" office:value="16.5466666666666" calcext:value-type="float">
            <text:p>16.5</text:p>
          </table:table-cell>
          <table:table-cell table:style-name="ce15" table:formula="of:=ABS([.I189])/[.$L$2]*100" office:value-type="float" office:value="8.33000000000003" calcext:value-type="float">
            <text:p>8.3</text:p>
          </table:table-cell>
          <table:table-cell/>
          <table:table-cell table:number-columns-repeated="2" office:value-type="float" office:value="137651" calcext:value-type="float">
            <text:p>137651</text:p>
          </table:table-cell>
          <table:table-cell table:number-columns-repeated="2" office:value-type="float" office:value="137656" calcext:value-type="float">
            <text:p>137656</text:p>
          </table:table-cell>
          <table:table-cell table:formula="of:=[.R189]-[.O189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-49.76" calcext:value-type="float">
            <text:p>-49.76</text:p>
          </table:table-cell>
          <table:table-cell office:value-type="float" office:value="-52.79" calcext:value-type="float">
            <text:p>-52.79</text:p>
          </table:table-cell>
          <table:table-cell/>
          <table:table-cell table:formula="of:=[.C190]-[.C189]" office:value-type="float" office:value="-2.96" calcext:value-type="float">
            <text:p>-2.96</text:p>
          </table:table-cell>
          <table:table-cell table:formula="of:=[.D190]-[.D189]" office:value-type="float" office:value="-1.41" calcext:value-type="float">
            <text:p>-1.41</text:p>
          </table:table-cell>
          <table:table-cell table:style-name="ce12" table:formula="of:=[.F190]/([.$D$155]/1000)" office:value-type="float" office:value="-59.2" calcext:value-type="float">
            <text:p>-59.2</text:p>
          </table:table-cell>
          <table:table-cell table:style-name="ce12" table:formula="of:=[.G190]/([.$D$155]/1000)" office:value-type="float" office:value="-28.1999999999999" calcext:value-type="float">
            <text:p>-28.2</text:p>
          </table:table-cell>
          <table:table-cell table:style-name="ce13" table:formula="of:=(1/[.H190])*60" office:value-type="float" office:value="-1.01351351351351" calcext:value-type="float">
            <text:p>-1.014</text:p>
          </table:table-cell>
          <table:table-cell table:style-name="ce13" table:formula="of:=(1/[.I190])*60" office:value-type="float" office:value="-2.12765957446809" calcext:value-type="float">
            <text:p>-2.128</text:p>
          </table:table-cell>
          <table:table-cell table:style-name="ce15" table:formula="of:=ABS([.H190])/[.$L$2]*100" office:value-type="float" office:value="16.7733333333333" calcext:value-type="float">
            <text:p>16.8</text:p>
          </table:table-cell>
          <table:table-cell table:style-name="ce15" table:formula="of:=ABS([.I190])/[.$L$2]*100" office:value-type="float" office:value="7.98999999999998" calcext:value-type="float">
            <text:p>8.0</text:p>
          </table:table-cell>
          <table:table-cell/>
          <table:table-cell table:number-columns-repeated="2" office:value-type="float" office:value="137701" calcext:value-type="float">
            <text:p>137701</text:p>
          </table:table-cell>
          <table:table-cell office:value-type="float" office:value="137702" calcext:value-type="float">
            <text:p>137702</text:p>
          </table:table-cell>
          <table:table-cell office:value-type="float" office:value="137703" calcext:value-type="float">
            <text:p>137703</text:p>
          </table:table-cell>
          <table:table-cell table:formula="of:=[.R190]-[.O190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52.74" calcext:value-type="float">
            <text:p>-52.74</text:p>
          </table:table-cell>
          <table:table-cell office:value-type="float" office:value="-54.13" calcext:value-type="float">
            <text:p>-54.13</text:p>
          </table:table-cell>
          <table:table-cell/>
          <table:table-cell table:formula="of:=[.C191]-[.C190]" office:value-type="float" office:value="-2.98" calcext:value-type="float">
            <text:p>-2.98</text:p>
          </table:table-cell>
          <table:table-cell table:formula="of:=[.D191]-[.D190]" office:value-type="float" office:value="-1.34" calcext:value-type="float">
            <text:p>-1.34</text:p>
          </table:table-cell>
          <table:table-cell table:style-name="ce12" table:formula="of:=[.F191]/([.$D$155]/1000)" office:value-type="float" office:value="-59.6000000000001" calcext:value-type="float">
            <text:p>-59.6</text:p>
          </table:table-cell>
          <table:table-cell table:style-name="ce12" table:formula="of:=[.G191]/([.$D$155]/1000)" office:value-type="float" office:value="-26.8000000000001" calcext:value-type="float">
            <text:p>-26.8</text:p>
          </table:table-cell>
          <table:table-cell table:style-name="ce13" table:formula="of:=(1/[.H191])*60" office:value-type="float" office:value="-1.00671140939597" calcext:value-type="float">
            <text:p>-1.007</text:p>
          </table:table-cell>
          <table:table-cell table:style-name="ce13" table:formula="of:=(1/[.I191])*60" office:value-type="float" office:value="-2.23880597014925" calcext:value-type="float">
            <text:p>-2.239</text:p>
          </table:table-cell>
          <table:table-cell table:style-name="ce15" table:formula="of:=ABS([.H191])/[.$L$2]*100" office:value-type="float" office:value="16.8866666666667" calcext:value-type="float">
            <text:p>16.9</text:p>
          </table:table-cell>
          <table:table-cell table:style-name="ce15" table:formula="of:=ABS([.I191])/[.$L$2]*100" office:value-type="float" office:value="7.59333333333335" calcext:value-type="float">
            <text:p>7.6</text:p>
          </table:table-cell>
          <table:table-cell/>
          <table:table-cell table:number-columns-repeated="2" office:value-type="float" office:value="137751" calcext:value-type="float">
            <text:p>137751</text:p>
          </table:table-cell>
          <table:table-cell office:value-type="float" office:value="137752" calcext:value-type="float">
            <text:p>137752</text:p>
          </table:table-cell>
          <table:table-cell office:value-type="float" office:value="137753" calcext:value-type="float">
            <text:p>137753</text:p>
          </table:table-cell>
          <table:table-cell table:formula="of:=[.R191]-[.O191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55.75" calcext:value-type="float">
            <text:p>-55.75</text:p>
          </table:table-cell>
          <table:table-cell office:value-type="float" office:value="-55.41" calcext:value-type="float">
            <text:p>-55.41</text:p>
          </table:table-cell>
          <table:table-cell/>
          <table:table-cell table:formula="of:=[.C192]-[.C191]" office:value-type="float" office:value="-3.01" calcext:value-type="float">
            <text:p>-3.01</text:p>
          </table:table-cell>
          <table:table-cell table:formula="of:=[.D192]-[.D191]" office:value-type="float" office:value="-1.27999999999999" calcext:value-type="float">
            <text:p>-1.27999999999999</text:p>
          </table:table-cell>
          <table:table-cell table:style-name="ce12" table:formula="of:=[.F192]/([.$D$155]/1000)" office:value-type="float" office:value="-60.2" calcext:value-type="float">
            <text:p>-60.2</text:p>
          </table:table-cell>
          <table:table-cell table:style-name="ce12" table:formula="of:=[.G192]/([.$D$155]/1000)" office:value-type="float" office:value="-25.5999999999999" calcext:value-type="float">
            <text:p>-25.6</text:p>
          </table:table-cell>
          <table:table-cell table:style-name="ce13" table:formula="of:=(1/[.H192])*60" office:value-type="float" office:value="-0.996677740863788" calcext:value-type="float">
            <text:p>-0.997</text:p>
          </table:table-cell>
          <table:table-cell table:style-name="ce13" table:formula="of:=(1/[.I192])*60" office:value-type="float" office:value="-2.34375000000001" calcext:value-type="float">
            <text:p>-2.344</text:p>
          </table:table-cell>
          <table:table-cell table:style-name="ce15" table:formula="of:=ABS([.H192])/[.$L$2]*100" office:value-type="float" office:value="17.0566666666667" calcext:value-type="float">
            <text:p>17.1</text:p>
          </table:table-cell>
          <table:table-cell table:style-name="ce15" table:formula="of:=ABS([.I192])/[.$L$2]*100" office:value-type="float" office:value="7.2533333333333" calcext:value-type="float">
            <text:p>7.3</text:p>
          </table:table-cell>
          <table:table-cell/>
          <table:table-cell table:number-columns-repeated="2" office:value-type="float" office:value="137801" calcext:value-type="float">
            <text:p>137801</text:p>
          </table:table-cell>
          <table:table-cell office:value-type="float" office:value="137802" calcext:value-type="float">
            <text:p>137802</text:p>
          </table:table-cell>
          <table:table-cell office:value-type="float" office:value="137803" calcext:value-type="float">
            <text:p>137803</text:p>
          </table:table-cell>
          <table:table-cell table:formula="of:=[.R192]-[.O192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58.79" calcext:value-type="float">
            <text:p>-58.79</text:p>
          </table:table-cell>
          <table:table-cell office:value-type="float" office:value="-56.61" calcext:value-type="float">
            <text:p>-56.61</text:p>
          </table:table-cell>
          <table:table-cell/>
          <table:table-cell table:formula="of:=[.C193]-[.C192]" office:value-type="float" office:value="-3.04" calcext:value-type="float">
            <text:p>-3.04</text:p>
          </table:table-cell>
          <table:table-cell table:formula="of:=[.D193]-[.D192]" office:value-type="float" office:value="-1.2" calcext:value-type="float">
            <text:p>-1.2</text:p>
          </table:table-cell>
          <table:table-cell table:style-name="ce12" table:formula="of:=[.F193]/([.$D$155]/1000)" office:value-type="float" office:value="-60.8" calcext:value-type="float">
            <text:p>-60.8</text:p>
          </table:table-cell>
          <table:table-cell table:style-name="ce12" table:formula="of:=[.G193]/([.$D$155]/1000)" office:value-type="float" office:value="-24.0000000000001" calcext:value-type="float">
            <text:p>-24.0</text:p>
          </table:table-cell>
          <table:table-cell table:style-name="ce13" table:formula="of:=(1/[.H193])*60" office:value-type="float" office:value="-0.986842105263158" calcext:value-type="float">
            <text:p>-0.987</text:p>
          </table:table-cell>
          <table:table-cell table:style-name="ce13" table:formula="of:=(1/[.I193])*60" office:value-type="float" office:value="-2.49999999999999" calcext:value-type="float">
            <text:p>-2.500</text:p>
          </table:table-cell>
          <table:table-cell table:style-name="ce15" table:formula="of:=ABS([.H193])/[.$L$2]*100" office:value-type="float" office:value="17.2266666666667" calcext:value-type="float">
            <text:p>17.2</text:p>
          </table:table-cell>
          <table:table-cell table:style-name="ce15" table:formula="of:=ABS([.I193])/[.$L$2]*100" office:value-type="float" office:value="6.80000000000002" calcext:value-type="float">
            <text:p>6.8</text:p>
          </table:table-cell>
          <table:table-cell/>
          <table:table-cell table:number-columns-repeated="2" office:value-type="float" office:value="137851" calcext:value-type="float">
            <text:p>137851</text:p>
          </table:table-cell>
          <table:table-cell office:value-type="float" office:value="137852" calcext:value-type="float">
            <text:p>137852</text:p>
          </table:table-cell>
          <table:table-cell office:value-type="float" office:value="137853" calcext:value-type="float">
            <text:p>137853</text:p>
          </table:table-cell>
          <table:table-cell table:formula="of:=[.R193]-[.O193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-61.84" calcext:value-type="float">
            <text:p>-61.84</text:p>
          </table:table-cell>
          <table:table-cell office:value-type="float" office:value="-57.74" calcext:value-type="float">
            <text:p>-57.74</text:p>
          </table:table-cell>
          <table:table-cell/>
          <table:table-cell table:formula="of:=[.C194]-[.C193]" office:value-type="float" office:value="-3.05" calcext:value-type="float">
            <text:p>-3.05</text:p>
          </table:table-cell>
          <table:table-cell table:formula="of:=[.D194]-[.D193]" office:value-type="float" office:value="-1.13" calcext:value-type="float">
            <text:p>-1.13</text:p>
          </table:table-cell>
          <table:table-cell table:style-name="ce12" table:formula="of:=[.F194]/([.$D$155]/1000)" office:value-type="float" office:value="-61.0000000000001" calcext:value-type="float">
            <text:p>-61.0</text:p>
          </table:table-cell>
          <table:table-cell table:style-name="ce12" table:formula="of:=[.G194]/([.$D$155]/1000)" office:value-type="float" office:value="-22.6000000000001" calcext:value-type="float">
            <text:p>-22.6</text:p>
          </table:table-cell>
          <table:table-cell table:style-name="ce13" table:formula="of:=(1/[.H194])*60" office:value-type="float" office:value="-0.983606557377048" calcext:value-type="float">
            <text:p>-0.984</text:p>
          </table:table-cell>
          <table:table-cell table:style-name="ce13" table:formula="of:=(1/[.I194])*60" office:value-type="float" office:value="-2.65486725663716" calcext:value-type="float">
            <text:p>-2.655</text:p>
          </table:table-cell>
          <table:table-cell table:style-name="ce15" table:formula="of:=ABS([.H194])/[.$L$2]*100" office:value-type="float" office:value="17.2833333333334" calcext:value-type="float">
            <text:p>17.3</text:p>
          </table:table-cell>
          <table:table-cell table:style-name="ce15" table:formula="of:=ABS([.I194])/[.$L$2]*100" office:value-type="float" office:value="6.40333333333335" calcext:value-type="float">
            <text:p>6.4</text:p>
          </table:table-cell>
          <table:table-cell/>
          <table:table-cell table:number-columns-repeated="2" office:value-type="float" office:value="137901" calcext:value-type="float">
            <text:p>137901</text:p>
          </table:table-cell>
          <table:table-cell office:value-type="float" office:value="137905" calcext:value-type="float">
            <text:p>137905</text:p>
          </table:table-cell>
          <table:table-cell office:value-type="float" office:value="137906" calcext:value-type="float">
            <text:p>137906</text:p>
          </table:table-cell>
          <table:table-cell table:style-name="ce11" table:formula="of:=[.R194]-[.O194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64.9" calcext:value-type="float">
            <text:p>-64.9</text:p>
          </table:table-cell>
          <table:table-cell office:value-type="float" office:value="-58.78" calcext:value-type="float">
            <text:p>-58.78</text:p>
          </table:table-cell>
          <table:table-cell/>
          <table:table-cell table:formula="of:=[.C195]-[.C194]" office:value-type="float" office:value="-3.06" calcext:value-type="float">
            <text:p>-3.06</text:p>
          </table:table-cell>
          <table:table-cell table:formula="of:=[.D195]-[.D194]" office:value-type="float" office:value="-1.04" calcext:value-type="float">
            <text:p>-1.04</text:p>
          </table:table-cell>
          <table:table-cell table:style-name="ce12" table:formula="of:=[.F195]/([.$D$155]/1000)" office:value-type="float" office:value="-61.2" calcext:value-type="float">
            <text:p>-61.2</text:p>
          </table:table-cell>
          <table:table-cell table:style-name="ce12" table:formula="of:=[.G195]/([.$D$155]/1000)" office:value-type="float" office:value="-20.8" calcext:value-type="float">
            <text:p>-20.8</text:p>
          </table:table-cell>
          <table:table-cell table:style-name="ce13" table:formula="of:=(1/[.H195])*60" office:value-type="float" office:value="-0.980392156862744" calcext:value-type="float">
            <text:p>-0.980</text:p>
          </table:table-cell>
          <table:table-cell table:style-name="ce13" table:formula="of:=(1/[.I195])*60" office:value-type="float" office:value="-2.88461538461539" calcext:value-type="float">
            <text:p>-2.885</text:p>
          </table:table-cell>
          <table:table-cell table:style-name="ce15" table:formula="of:=ABS([.H195])/[.$L$2]*100" office:value-type="float" office:value="17.34" calcext:value-type="float">
            <text:p>17.3</text:p>
          </table:table-cell>
          <table:table-cell table:style-name="ce15" table:formula="of:=ABS([.I195])/[.$L$2]*100" office:value-type="float" office:value="5.89333333333333" calcext:value-type="float">
            <text:p>5.9</text:p>
          </table:table-cell>
          <table:table-cell/>
          <table:table-cell table:number-columns-repeated="2" office:value-type="float" office:value="137951" calcext:value-type="float">
            <text:p>137951</text:p>
          </table:table-cell>
          <table:table-cell office:value-type="float" office:value="137952" calcext:value-type="float">
            <text:p>137952</text:p>
          </table:table-cell>
          <table:table-cell office:value-type="float" office:value="137953" calcext:value-type="float">
            <text:p>137953</text:p>
          </table:table-cell>
          <table:table-cell table:formula="of:=[.R195]-[.O195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67.96" calcext:value-type="float">
            <text:p>-67.96</text:p>
          </table:table-cell>
          <table:table-cell office:value-type="float" office:value="-59.75" calcext:value-type="float">
            <text:p>-59.75</text:p>
          </table:table-cell>
          <table:table-cell/>
          <table:table-cell table:formula="of:=[.C196]-[.C195]" office:value-type="float" office:value="-3.05999999999999" calcext:value-type="float">
            <text:p>-3.05999999999999</text:p>
          </table:table-cell>
          <table:table-cell table:formula="of:=[.D196]-[.D195]" office:value-type="float" office:value="-0.969999999999999" calcext:value-type="float">
            <text:p>-0.969999999999999</text:p>
          </table:table-cell>
          <table:table-cell table:style-name="ce12" table:formula="of:=[.F196]/([.$D$155]/1000)" office:value-type="float" office:value="-61.1999999999998" calcext:value-type="float">
            <text:p>-61.2</text:p>
          </table:table-cell>
          <table:table-cell table:style-name="ce12" table:formula="of:=[.G196]/([.$D$155]/1000)" office:value-type="float" office:value="-19.4" calcext:value-type="float">
            <text:p>-19.4</text:p>
          </table:table-cell>
          <table:table-cell table:style-name="ce13" table:formula="of:=(1/[.H196])*60" office:value-type="float" office:value="-0.980392156862749" calcext:value-type="float">
            <text:p>-0.980</text:p>
          </table:table-cell>
          <table:table-cell table:style-name="ce13" table:formula="of:=(1/[.I196])*60" office:value-type="float" office:value="-3.09278350515464" calcext:value-type="float">
            <text:p>-3.093</text:p>
          </table:table-cell>
          <table:table-cell table:style-name="ce15" table:formula="of:=ABS([.H196])/[.$L$2]*100" office:value-type="float" office:value="17.3399999999999" calcext:value-type="float">
            <text:p>17.3</text:p>
          </table:table-cell>
          <table:table-cell table:style-name="ce15" table:formula="of:=ABS([.I196])/[.$L$2]*100" office:value-type="float" office:value="5.49666666666666" calcext:value-type="float">
            <text:p>5.5</text:p>
          </table:table-cell>
          <table:table-cell/>
          <table:table-cell table:number-columns-repeated="2" office:value-type="float" office:value="138001" calcext:value-type="float">
            <text:p>138001</text:p>
          </table:table-cell>
          <table:table-cell office:value-type="float" office:value="138002" calcext:value-type="float">
            <text:p>138002</text:p>
          </table:table-cell>
          <table:table-cell office:value-type="float" office:value="138003" calcext:value-type="float">
            <text:p>138003</text:p>
          </table:table-cell>
          <table:table-cell table:formula="of:=[.R196]-[.O196]" office:value-type="float" office:value="2" calcext:value-type="float">
            <text:p>2</text:p>
          </table:table-cell>
          <table:table-cell table:number-columns-repeated="986"/>
        </table:table-row>
        <table:table-row table:style-name="ro1" table:number-rows-repeated="2">
          <table:table-cell table:number-columns-repeated="1005"/>
        </table:table-row>
        <table:table-row table:style-name="ro1">
          <table:table-cell office:value-type="string" calcext:value-type="string">
            <text:p>1000 - 7</text:p>
          </table:table-cell>
          <table:table-cell table:style-name="ce19" office:value-type="string" calcext:value-type="string" table:number-columns-spanned="2" table:number-rows-spanned="1">
            <text:p>Msec per Frame: </text:p>
          </table:table-cell>
          <table:covered-table-cell/>
          <table:table-cell table:style-name="ce1" office:value-type="float" office:value="15" calcext:value-type="float">
            <text:p>15</text:p>
          </table:table-cell>
          <table:table-cell/>
          <table:table-cell office:value-type="string" calcext:value-type="string">
            <text:p>good: 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-8.47" calcext:value-type="float">
            <text:p>-8.47</text:p>
          </table:table-cell>
          <table:table-cell office:value-type="float" office:value="-25.04" calcext:value-type="float">
            <text:p>-25.04</text:p>
          </table:table-cell>
          <table:table-cell table:number-columns-repeated="10"/>
          <table:table-cell table:number-columns-repeated="2" office:value-type="float" office:value="250122" calcext:value-type="float">
            <text:p>250122</text:p>
          </table:table-cell>
          <table:table-cell office:value-type="float" office:value="250123" calcext:value-type="float">
            <text:p>250123</text:p>
          </table:table-cell>
          <table:table-cell office:value-type="float" office:value="250124" calcext:value-type="float">
            <text:p>250124</text:p>
          </table:table-cell>
          <table:table-cell table:formula="of:=[.R201]-[.O201]" office:value-type="float" office:value="2" calcext:value-type="float">
            <text:p>2</text:p>
          </table:table-cell>
          <table:table-cell/>
          <table:table-cell table:number-columns-repeated="2" office:value-type="float" office:value="1009960" calcext:value-type="float">
            <text:p>1009960</text:p>
          </table:table-cell>
          <table:table-cell office:value-type="float" office:value="1009961" calcext:value-type="float">
            <text:p>1009961</text:p>
          </table:table-cell>
          <table:table-cell office:value-type="float" office:value="1009962" calcext:value-type="float">
            <text:p>1009962</text:p>
          </table:table-cell>
          <table:table-cell table:formula="of:=[.X201]-[.U201]" office:value-type="float" office:value="2" calcext:value-type="float">
            <text:p>2</text:p>
          </table:table-cell>
          <table:table-cell table:number-columns-repeated="2" office:value-type="float" office:value="1010981" calcext:value-type="float">
            <text:p>1010981</text:p>
          </table:table-cell>
          <table:table-cell office:value-type="float" office:value="1010982" calcext:value-type="float">
            <text:p>1010982</text:p>
          </table:table-cell>
          <table:table-cell office:value-type="float" office:value="1010983" calcext:value-type="float">
            <text:p>1010983</text:p>
          </table:table-cell>
          <table:table-cell table:formula="of:=[.AC201]-[.Z201]" office:value-type="float" office:value="2" calcext:value-type="float">
            <text:p>2</text:p>
          </table:table-cell>
          <table:table-cell table:number-columns-repeated="2" office:value-type="float" office:value="1355868" calcext:value-type="float">
            <text:p>1355868</text:p>
          </table:table-cell>
          <table:table-cell office:value-type="float" office:value="1355869" calcext:value-type="float">
            <text:p>1355869</text:p>
          </table:table-cell>
          <table:table-cell office:value-type="float" office:value="1355870" calcext:value-type="float">
            <text:p>1355870</text:p>
          </table:table-cell>
          <table:table-cell table:formula="of:=[.AH201]-[.AE201]" office:value-type="float" office:value="2" calcext:value-type="float">
            <text:p>2</text:p>
          </table:table-cell>
          <table:table-cell table:number-columns-repeated="2" office:value-type="float" office:value="1356873" calcext:value-type="float">
            <text:p>1356873</text:p>
          </table:table-cell>
          <table:table-cell office:value-type="float" office:value="1356874" calcext:value-type="float">
            <text:p>1356874</text:p>
          </table:table-cell>
          <table:table-cell office:value-type="float" office:value="1356875" calcext:value-type="float">
            <text:p>1356875</text:p>
          </table:table-cell>
          <table:table-cell table:formula="of:=[.AM201]-[.AJ201]" office:value-type="float" office:value="2" calcext:value-type="float">
            <text:p>2</text:p>
          </table:table-cell>
          <table:table-cell table:number-columns-repeated="2" office:value-type="float" office:value="1615767" calcext:value-type="float">
            <text:p>1615767</text:p>
          </table:table-cell>
          <table:table-cell office:value-type="float" office:value="1615768" calcext:value-type="float">
            <text:p>1615768</text:p>
          </table:table-cell>
          <table:table-cell office:value-type="float" office:value="1615769" calcext:value-type="float">
            <text:p>1615769</text:p>
          </table:table-cell>
          <table:table-cell table:formula="of:=[.AR201]-[.AO201]" office:value-type="float" office:value="2" calcext:value-type="float">
            <text:p>2</text:p>
          </table:table-cell>
          <table:table-cell table:number-columns-repeated="2" office:value-type="float" office:value="1616772" calcext:value-type="float">
            <text:p>1616772</text:p>
          </table:table-cell>
          <table:table-cell office:value-type="float" office:value="1616773" calcext:value-type="float">
            <text:p>1616773</text:p>
          </table:table-cell>
          <table:table-cell office:value-type="float" office:value="1616774" calcext:value-type="float">
            <text:p>1616774</text:p>
          </table:table-cell>
          <table:table-cell table:formula="of:=[.AW201]-[.AT201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9.27" calcext:value-type="float">
            <text:p>-9.27</text:p>
          </table:table-cell>
          <table:table-cell office:value-type="float" office:value="-25.76" calcext:value-type="float">
            <text:p>-25.76</text:p>
          </table:table-cell>
          <table:table-cell/>
          <table:table-cell table:formula="of:=[.C202]-[.C201]" office:value-type="float" office:value="-0.799999999999999" calcext:value-type="float">
            <text:p>-0.799999999999999</text:p>
          </table:table-cell>
          <table:table-cell table:formula="of:=[.D202]-[.D201]" office:value-type="float" office:value="-0.720000000000002" calcext:value-type="float">
            <text:p>-0.720000000000002</text:p>
          </table:table-cell>
          <table:table-cell table:style-name="ce12" table:formula="of:=[.F202]/([.$D$199]/1000)" office:value-type="float" office:value="-53.3333333333333" calcext:value-type="float">
            <text:p>-53.3</text:p>
          </table:table-cell>
          <table:table-cell table:style-name="ce12" table:formula="of:=[.G202]/([.$D$199]/1000)" office:value-type="float" office:value="-48.0000000000002" calcext:value-type="float">
            <text:p>-48.0</text:p>
          </table:table-cell>
          <table:table-cell table:style-name="ce13" table:formula="of:=(1/[.H202])*60" office:value-type="float" office:value="-1.125" calcext:value-type="float">
            <text:p>-1.125</text:p>
          </table:table-cell>
          <table:table-cell table:style-name="ce13" table:formula="of:=(1/[.I202])*60" office:value-type="float" office:value="-1.25" calcext:value-type="float">
            <text:p>-1.250</text:p>
          </table:table-cell>
          <table:table-cell table:style-name="ce15" table:formula="of:=ABS([.H202])/[.$L$2]*100" office:value-type="float" office:value="15.1111111111111" calcext:value-type="float">
            <text:p>15.1</text:p>
          </table:table-cell>
          <table:table-cell table:style-name="ce15" table:formula="of:=ABS([.I202])/[.$L$2]*100" office:value-type="float" office:value="13.6" calcext:value-type="float">
            <text:p>13.6</text:p>
          </table:table-cell>
          <table:table-cell/>
          <table:table-cell table:number-columns-repeated="2" office:value-type="float" office:value="250137" calcext:value-type="float">
            <text:p>250137</text:p>
          </table:table-cell>
          <table:table-cell office:value-type="float" office:value="250138" calcext:value-type="float">
            <text:p>250138</text:p>
          </table:table-cell>
          <table:table-cell office:value-type="float" office:value="250139" calcext:value-type="float">
            <text:p>250139</text:p>
          </table:table-cell>
          <table:table-cell table:formula="of:=[.R202]-[.O202]" office:value-type="float" office:value="2" calcext:value-type="float">
            <text:p>2</text:p>
          </table:table-cell>
          <table:table-cell/>
          <table:table-cell table:number-columns-repeated="2" office:value-type="float" office:value="1009975" calcext:value-type="float">
            <text:p>1009975</text:p>
          </table:table-cell>
          <table:table-cell office:value-type="float" office:value="1009976" calcext:value-type="float">
            <text:p>1009976</text:p>
          </table:table-cell>
          <table:table-cell office:value-type="float" office:value="1009977" calcext:value-type="float">
            <text:p>1009977</text:p>
          </table:table-cell>
          <table:table-cell table:formula="of:=[.X202]-[.U202]" office:value-type="float" office:value="2" calcext:value-type="float">
            <text:p>2</text:p>
          </table:table-cell>
          <table:table-cell table:number-columns-repeated="2" office:value-type="float" office:value="1010996" calcext:value-type="float">
            <text:p>1010996</text:p>
          </table:table-cell>
          <table:table-cell office:value-type="float" office:value="1010997" calcext:value-type="float">
            <text:p>1010997</text:p>
          </table:table-cell>
          <table:table-cell office:value-type="float" office:value="1010998" calcext:value-type="float">
            <text:p>1010998</text:p>
          </table:table-cell>
          <table:table-cell table:formula="of:=[.AC202]-[.Z202]" office:value-type="float" office:value="2" calcext:value-type="float">
            <text:p>2</text:p>
          </table:table-cell>
          <table:table-cell table:number-columns-repeated="2" office:value-type="float" office:value="1355883" calcext:value-type="float">
            <text:p>1355883</text:p>
          </table:table-cell>
          <table:table-cell office:value-type="float" office:value="1355884" calcext:value-type="float">
            <text:p>1355884</text:p>
          </table:table-cell>
          <table:table-cell office:value-type="float" office:value="1355885" calcext:value-type="float">
            <text:p>1355885</text:p>
          </table:table-cell>
          <table:table-cell table:formula="of:=[.AH202]-[.AE202]" office:value-type="float" office:value="2" calcext:value-type="float">
            <text:p>2</text:p>
          </table:table-cell>
          <table:table-cell table:number-columns-repeated="2" office:value-type="float" office:value="1356888" calcext:value-type="float">
            <text:p>1356888</text:p>
          </table:table-cell>
          <table:table-cell office:value-type="float" office:value="1356889" calcext:value-type="float">
            <text:p>1356889</text:p>
          </table:table-cell>
          <table:table-cell office:value-type="float" office:value="1356890" calcext:value-type="float">
            <text:p>1356890</text:p>
          </table:table-cell>
          <table:table-cell table:formula="of:=[.AM202]-[.AJ202]" office:value-type="float" office:value="2" calcext:value-type="float">
            <text:p>2</text:p>
          </table:table-cell>
          <table:table-cell table:number-columns-repeated="2" office:value-type="float" office:value="1615782" calcext:value-type="float">
            <text:p>1615782</text:p>
          </table:table-cell>
          <table:table-cell office:value-type="float" office:value="1615783" calcext:value-type="float">
            <text:p>1615783</text:p>
          </table:table-cell>
          <table:table-cell office:value-type="float" office:value="1615784" calcext:value-type="float">
            <text:p>1615784</text:p>
          </table:table-cell>
          <table:table-cell table:formula="of:=[.AR202]-[.AO202]" office:value-type="float" office:value="2" calcext:value-type="float">
            <text:p>2</text:p>
          </table:table-cell>
          <table:table-cell table:number-columns-repeated="2" office:value-type="float" office:value="1616787" calcext:value-type="float">
            <text:p>1616787</text:p>
          </table:table-cell>
          <table:table-cell office:value-type="float" office:value="1616788" calcext:value-type="float">
            <text:p>1616788</text:p>
          </table:table-cell>
          <table:table-cell office:value-type="float" office:value="1616789" calcext:value-type="float">
            <text:p>1616789</text:p>
          </table:table-cell>
          <table:table-cell table:formula="of:=[.AW202]-[.AT202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-10.08" calcext:value-type="float">
            <text:p>-10.08</text:p>
          </table:table-cell>
          <table:table-cell office:value-type="float" office:value="-26.48" calcext:value-type="float">
            <text:p>-26.48</text:p>
          </table:table-cell>
          <table:table-cell/>
          <table:table-cell table:formula="of:=[.C203]-[.C202]" office:value-type="float" office:value="-0.810000000000001" calcext:value-type="float">
            <text:p>-0.810000000000001</text:p>
          </table:table-cell>
          <table:table-cell table:formula="of:=[.D203]-[.D202]" office:value-type="float" office:value="-0.719999999999999" calcext:value-type="float">
            <text:p>-0.719999999999999</text:p>
          </table:table-cell>
          <table:table-cell table:style-name="ce12" table:formula="of:=[.F203]/([.$D$199]/1000)" office:value-type="float" office:value="-54" calcext:value-type="float">
            <text:p>-54.0</text:p>
          </table:table-cell>
          <table:table-cell table:style-name="ce12" table:formula="of:=[.G203]/([.$D$199]/1000)" office:value-type="float" office:value="-47.9999999999999" calcext:value-type="float">
            <text:p>-48.0</text:p>
          </table:table-cell>
          <table:table-cell table:style-name="ce13" table:formula="of:=(1/[.H203])*60" office:value-type="float" office:value="-1.11111111111111" calcext:value-type="float">
            <text:p>-1.111</text:p>
          </table:table-cell>
          <table:table-cell table:style-name="ce13" table:formula="of:=(1/[.I203])*60" office:value-type="float" office:value="-1.25" calcext:value-type="float">
            <text:p>-1.250</text:p>
          </table:table-cell>
          <table:table-cell table:style-name="ce15" table:formula="of:=ABS([.H203])/[.$L$2]*100" office:value-type="float" office:value="15.3" calcext:value-type="float">
            <text:p>15.3</text:p>
          </table:table-cell>
          <table:table-cell table:style-name="ce15" table:formula="of:=ABS([.I203])/[.$L$2]*100" office:value-type="float" office:value="13.6" calcext:value-type="float">
            <text:p>13.6</text:p>
          </table:table-cell>
          <table:table-cell/>
          <table:table-cell table:number-columns-repeated="2" office:value-type="float" office:value="250152" calcext:value-type="float">
            <text:p>250152</text:p>
          </table:table-cell>
          <table:table-cell office:value-type="float" office:value="250153" calcext:value-type="float">
            <text:p>250153</text:p>
          </table:table-cell>
          <table:table-cell office:value-type="float" office:value="250154" calcext:value-type="float">
            <text:p>250154</text:p>
          </table:table-cell>
          <table:table-cell table:formula="of:=[.R203]-[.O203]" office:value-type="float" office:value="2" calcext:value-type="float">
            <text:p>2</text:p>
          </table:table-cell>
          <table:table-cell/>
          <table:table-cell table:number-columns-repeated="2" office:value-type="float" office:value="1009990" calcext:value-type="float">
            <text:p>1009990</text:p>
          </table:table-cell>
          <table:table-cell office:value-type="float" office:value="1009991" calcext:value-type="float">
            <text:p>1009991</text:p>
          </table:table-cell>
          <table:table-cell office:value-type="float" office:value="1009992" calcext:value-type="float">
            <text:p>1009992</text:p>
          </table:table-cell>
          <table:table-cell table:formula="of:=[.X203]-[.U203]" office:value-type="float" office:value="2" calcext:value-type="float">
            <text:p>2</text:p>
          </table:table-cell>
          <table:table-cell table:number-columns-repeated="2" office:value-type="float" office:value="1011011" calcext:value-type="float">
            <text:p>1011011</text:p>
          </table:table-cell>
          <table:table-cell office:value-type="float" office:value="1011012" calcext:value-type="float">
            <text:p>1011012</text:p>
          </table:table-cell>
          <table:table-cell office:value-type="float" office:value="1011013" calcext:value-type="float">
            <text:p>1011013</text:p>
          </table:table-cell>
          <table:table-cell table:formula="of:=[.AC203]-[.Z203]" office:value-type="float" office:value="2" calcext:value-type="float">
            <text:p>2</text:p>
          </table:table-cell>
          <table:table-cell table:number-columns-repeated="2" office:value-type="float" office:value="1355898" calcext:value-type="float">
            <text:p>1355898</text:p>
          </table:table-cell>
          <table:table-cell office:value-type="float" office:value="1355899" calcext:value-type="float">
            <text:p>1355899</text:p>
          </table:table-cell>
          <table:table-cell office:value-type="float" office:value="1355900" calcext:value-type="float">
            <text:p>1355900</text:p>
          </table:table-cell>
          <table:table-cell table:formula="of:=[.AH203]-[.AE203]" office:value-type="float" office:value="2" calcext:value-type="float">
            <text:p>2</text:p>
          </table:table-cell>
          <table:table-cell table:number-columns-repeated="2" office:value-type="float" office:value="1356903" calcext:value-type="float">
            <text:p>1356903</text:p>
          </table:table-cell>
          <table:table-cell office:value-type="float" office:value="1356904" calcext:value-type="float">
            <text:p>1356904</text:p>
          </table:table-cell>
          <table:table-cell office:value-type="float" office:value="1356905" calcext:value-type="float">
            <text:p>1356905</text:p>
          </table:table-cell>
          <table:table-cell table:formula="of:=[.AM203]-[.AJ203]" office:value-type="float" office:value="2" calcext:value-type="float">
            <text:p>2</text:p>
          </table:table-cell>
          <table:table-cell table:number-columns-repeated="2" office:value-type="float" office:value="1615797" calcext:value-type="float">
            <text:p>1615797</text:p>
          </table:table-cell>
          <table:table-cell office:value-type="float" office:value="1615798" calcext:value-type="float">
            <text:p>1615798</text:p>
          </table:table-cell>
          <table:table-cell office:value-type="float" office:value="1615799" calcext:value-type="float">
            <text:p>1615799</text:p>
          </table:table-cell>
          <table:table-cell table:formula="of:=[.AR203]-[.AO203]" office:value-type="float" office:value="2" calcext:value-type="float">
            <text:p>2</text:p>
          </table:table-cell>
          <table:table-cell table:number-columns-repeated="2" office:value-type="float" office:value="1616802" calcext:value-type="float">
            <text:p>1616802</text:p>
          </table:table-cell>
          <table:table-cell office:value-type="float" office:value="1616803" calcext:value-type="float">
            <text:p>1616803</text:p>
          </table:table-cell>
          <table:table-cell office:value-type="float" office:value="1616804" calcext:value-type="float">
            <text:p>1616804</text:p>
          </table:table-cell>
          <table:table-cell table:formula="of:=[.AW203]-[.AT203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-10.89" calcext:value-type="float">
            <text:p>-10.89</text:p>
          </table:table-cell>
          <table:table-cell office:value-type="float" office:value="-27.19" calcext:value-type="float">
            <text:p>-27.19</text:p>
          </table:table-cell>
          <table:table-cell/>
          <table:table-cell table:formula="of:=[.C204]-[.C203]" office:value-type="float" office:value="-0.810000000000001" calcext:value-type="float">
            <text:p>-0.810000000000001</text:p>
          </table:table-cell>
          <table:table-cell table:formula="of:=[.D204]-[.D203]" office:value-type="float" office:value="-0.710000000000001" calcext:value-type="float">
            <text:p>-0.710000000000001</text:p>
          </table:table-cell>
          <table:table-cell table:style-name="ce12" table:formula="of:=[.F204]/([.$D$199]/1000)" office:value-type="float" office:value="-54" calcext:value-type="float">
            <text:p>-54.0</text:p>
          </table:table-cell>
          <table:table-cell table:style-name="ce12" table:formula="of:=[.G204]/([.$D$199]/1000)" office:value-type="float" office:value="-47.3333333333334" calcext:value-type="float">
            <text:p>-47.3</text:p>
          </table:table-cell>
          <table:table-cell table:style-name="ce13" table:formula="of:=(1/[.H204])*60" office:value-type="float" office:value="-1.11111111111111" calcext:value-type="float">
            <text:p>-1.111</text:p>
          </table:table-cell>
          <table:table-cell table:style-name="ce13" table:formula="of:=(1/[.I204])*60" office:value-type="float" office:value="-1.26760563380282" calcext:value-type="float">
            <text:p>-1.268</text:p>
          </table:table-cell>
          <table:table-cell table:style-name="ce15" table:formula="of:=ABS([.H204])/[.$L$2]*100" office:value-type="float" office:value="15.3" calcext:value-type="float">
            <text:p>15.3</text:p>
          </table:table-cell>
          <table:table-cell table:style-name="ce15" table:formula="of:=ABS([.I204])/[.$L$2]*100" office:value-type="float" office:value="13.4111111111111" calcext:value-type="float">
            <text:p>13.4</text:p>
          </table:table-cell>
          <table:table-cell/>
          <table:table-cell table:number-columns-repeated="2" office:value-type="float" office:value="250167" calcext:value-type="float">
            <text:p>250167</text:p>
          </table:table-cell>
          <table:table-cell office:value-type="float" office:value="250168" calcext:value-type="float">
            <text:p>250168</text:p>
          </table:table-cell>
          <table:table-cell office:value-type="float" office:value="250169" calcext:value-type="float">
            <text:p>250169</text:p>
          </table:table-cell>
          <table:table-cell table:formula="of:=[.R204]-[.O204]" office:value-type="float" office:value="2" calcext:value-type="float">
            <text:p>2</text:p>
          </table:table-cell>
          <table:table-cell/>
          <table:table-cell table:number-columns-repeated="2" office:value-type="float" office:value="1010005" calcext:value-type="float">
            <text:p>1010005</text:p>
          </table:table-cell>
          <table:table-cell office:value-type="float" office:value="1010006" calcext:value-type="float">
            <text:p>1010006</text:p>
          </table:table-cell>
          <table:table-cell office:value-type="float" office:value="1010007" calcext:value-type="float">
            <text:p>1010007</text:p>
          </table:table-cell>
          <table:table-cell table:formula="of:=[.X204]-[.U204]" office:value-type="float" office:value="2" calcext:value-type="float">
            <text:p>2</text:p>
          </table:table-cell>
          <table:table-cell table:number-columns-repeated="2" office:value-type="float" office:value="1011026" calcext:value-type="float">
            <text:p>1011026</text:p>
          </table:table-cell>
          <table:table-cell office:value-type="float" office:value="1011027" calcext:value-type="float">
            <text:p>1011027</text:p>
          </table:table-cell>
          <table:table-cell office:value-type="float" office:value="1011028" calcext:value-type="float">
            <text:p>1011028</text:p>
          </table:table-cell>
          <table:table-cell table:formula="of:=[.AC204]-[.Z204]" office:value-type="float" office:value="2" calcext:value-type="float">
            <text:p>2</text:p>
          </table:table-cell>
          <table:table-cell table:number-columns-repeated="2" office:value-type="float" office:value="1355913" calcext:value-type="float">
            <text:p>1355913</text:p>
          </table:table-cell>
          <table:table-cell office:value-type="float" office:value="1355914" calcext:value-type="float">
            <text:p>1355914</text:p>
          </table:table-cell>
          <table:table-cell office:value-type="float" office:value="1355915" calcext:value-type="float">
            <text:p>1355915</text:p>
          </table:table-cell>
          <table:table-cell table:formula="of:=[.AH204]-[.AE204]" office:value-type="float" office:value="2" calcext:value-type="float">
            <text:p>2</text:p>
          </table:table-cell>
          <table:table-cell table:number-columns-repeated="2" office:value-type="float" office:value="1356918" calcext:value-type="float">
            <text:p>1356918</text:p>
          </table:table-cell>
          <table:table-cell office:value-type="float" office:value="1356919" calcext:value-type="float">
            <text:p>1356919</text:p>
          </table:table-cell>
          <table:table-cell office:value-type="float" office:value="1356920" calcext:value-type="float">
            <text:p>1356920</text:p>
          </table:table-cell>
          <table:table-cell table:formula="of:=[.AM204]-[.AJ204]" office:value-type="float" office:value="2" calcext:value-type="float">
            <text:p>2</text:p>
          </table:table-cell>
          <table:table-cell table:number-columns-repeated="2" office:value-type="float" office:value="1615812" calcext:value-type="float">
            <text:p>1615812</text:p>
          </table:table-cell>
          <table:table-cell office:value-type="float" office:value="1615813" calcext:value-type="float">
            <text:p>1615813</text:p>
          </table:table-cell>
          <table:table-cell office:value-type="float" office:value="1615814" calcext:value-type="float">
            <text:p>1615814</text:p>
          </table:table-cell>
          <table:table-cell table:formula="of:=[.AR204]-[.AO204]" office:value-type="float" office:value="2" calcext:value-type="float">
            <text:p>2</text:p>
          </table:table-cell>
          <table:table-cell table:number-columns-repeated="2" office:value-type="float" office:value="1616817" calcext:value-type="float">
            <text:p>1616817</text:p>
          </table:table-cell>
          <table:table-cell office:value-type="float" office:value="1616818" calcext:value-type="float">
            <text:p>1616818</text:p>
          </table:table-cell>
          <table:table-cell office:value-type="float" office:value="1616819" calcext:value-type="float">
            <text:p>1616819</text:p>
          </table:table-cell>
          <table:table-cell table:formula="of:=[.AW204]-[.AT204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-11.7" calcext:value-type="float">
            <text:p>-11.7</text:p>
          </table:table-cell>
          <table:table-cell office:value-type="float" office:value="-27.89" calcext:value-type="float">
            <text:p>-27.89</text:p>
          </table:table-cell>
          <table:table-cell/>
          <table:table-cell table:formula="of:=[.C205]-[.C204]" office:value-type="float" office:value="-0.809999999999999" calcext:value-type="float">
            <text:p>-0.809999999999999</text:p>
          </table:table-cell>
          <table:table-cell table:formula="of:=[.D205]-[.D204]" office:value-type="float" office:value="-0.699999999999999" calcext:value-type="float">
            <text:p>-0.699999999999999</text:p>
          </table:table-cell>
          <table:table-cell table:style-name="ce12" table:formula="of:=[.F205]/([.$D$199]/1000)" office:value-type="float" office:value="-53.9999999999999" calcext:value-type="float">
            <text:p>-54.0</text:p>
          </table:table-cell>
          <table:table-cell table:style-name="ce12" table:formula="of:=[.G205]/([.$D$199]/1000)" office:value-type="float" office:value="-46.6666666666666" calcext:value-type="float">
            <text:p>-46.7</text:p>
          </table:table-cell>
          <table:table-cell table:style-name="ce13" table:formula="of:=(1/[.H205])*60" office:value-type="float" office:value="-1.11111111111111" calcext:value-type="float">
            <text:p>-1.111</text:p>
          </table:table-cell>
          <table:table-cell table:style-name="ce13" table:formula="of:=(1/[.I205])*60" office:value-type="float" office:value="-1.28571428571429" calcext:value-type="float">
            <text:p>-1.286</text:p>
          </table:table-cell>
          <table:table-cell table:style-name="ce15" table:formula="of:=ABS([.H205])/[.$L$2]*100" office:value-type="float" office:value="15.3" calcext:value-type="float">
            <text:p>15.3</text:p>
          </table:table-cell>
          <table:table-cell table:style-name="ce15" table:formula="of:=ABS([.I205])/[.$L$2]*100" office:value-type="float" office:value="13.2222222222222" calcext:value-type="float">
            <text:p>13.2</text:p>
          </table:table-cell>
          <table:table-cell/>
          <table:table-cell table:number-columns-repeated="2" office:value-type="float" office:value="250182" calcext:value-type="float">
            <text:p>250182</text:p>
          </table:table-cell>
          <table:table-cell office:value-type="float" office:value="250183" calcext:value-type="float">
            <text:p>250183</text:p>
          </table:table-cell>
          <table:table-cell office:value-type="float" office:value="250184" calcext:value-type="float">
            <text:p>250184</text:p>
          </table:table-cell>
          <table:table-cell table:formula="of:=[.R205]-[.O205]" office:value-type="float" office:value="2" calcext:value-type="float">
            <text:p>2</text:p>
          </table:table-cell>
          <table:table-cell/>
          <table:table-cell table:number-columns-repeated="2" office:value-type="float" office:value="1010020" calcext:value-type="float">
            <text:p>1010020</text:p>
          </table:table-cell>
          <table:table-cell office:value-type="float" office:value="1010021" calcext:value-type="float">
            <text:p>1010021</text:p>
          </table:table-cell>
          <table:table-cell office:value-type="float" office:value="1010022" calcext:value-type="float">
            <text:p>1010022</text:p>
          </table:table-cell>
          <table:table-cell table:formula="of:=[.X205]-[.U205]" office:value-type="float" office:value="2" calcext:value-type="float">
            <text:p>2</text:p>
          </table:table-cell>
          <table:table-cell table:number-columns-repeated="2" office:value-type="float" office:value="1011041" calcext:value-type="float">
            <text:p>1011041</text:p>
          </table:table-cell>
          <table:table-cell office:value-type="float" office:value="1011042" calcext:value-type="float">
            <text:p>1011042</text:p>
          </table:table-cell>
          <table:table-cell office:value-type="float" office:value="1011043" calcext:value-type="float">
            <text:p>1011043</text:p>
          </table:table-cell>
          <table:table-cell table:formula="of:=[.AC205]-[.Z205]" office:value-type="float" office:value="2" calcext:value-type="float">
            <text:p>2</text:p>
          </table:table-cell>
          <table:table-cell table:number-columns-repeated="2" office:value-type="float" office:value="1355928" calcext:value-type="float">
            <text:p>1355928</text:p>
          </table:table-cell>
          <table:table-cell office:value-type="float" office:value="1355929" calcext:value-type="float">
            <text:p>1355929</text:p>
          </table:table-cell>
          <table:table-cell office:value-type="float" office:value="1355930" calcext:value-type="float">
            <text:p>1355930</text:p>
          </table:table-cell>
          <table:table-cell table:formula="of:=[.AH205]-[.AE205]" office:value-type="float" office:value="2" calcext:value-type="float">
            <text:p>2</text:p>
          </table:table-cell>
          <table:table-cell table:number-columns-repeated="2" office:value-type="float" office:value="1356933" calcext:value-type="float">
            <text:p>1356933</text:p>
          </table:table-cell>
          <table:table-cell office:value-type="float" office:value="1356934" calcext:value-type="float">
            <text:p>1356934</text:p>
          </table:table-cell>
          <table:table-cell office:value-type="float" office:value="1356935" calcext:value-type="float">
            <text:p>1356935</text:p>
          </table:table-cell>
          <table:table-cell table:formula="of:=[.AM205]-[.AJ205]" office:value-type="float" office:value="2" calcext:value-type="float">
            <text:p>2</text:p>
          </table:table-cell>
          <table:table-cell table:number-columns-repeated="2" office:value-type="float" office:value="1615827" calcext:value-type="float">
            <text:p>1615827</text:p>
          </table:table-cell>
          <table:table-cell office:value-type="float" office:value="1615828" calcext:value-type="float">
            <text:p>1615828</text:p>
          </table:table-cell>
          <table:table-cell office:value-type="float" office:value="1615829" calcext:value-type="float">
            <text:p>1615829</text:p>
          </table:table-cell>
          <table:table-cell table:formula="of:=[.AR205]-[.AO205]" office:value-type="float" office:value="2" calcext:value-type="float">
            <text:p>2</text:p>
          </table:table-cell>
          <table:table-cell table:number-columns-repeated="2" office:value-type="float" office:value="1616832" calcext:value-type="float">
            <text:p>1616832</text:p>
          </table:table-cell>
          <table:table-cell office:value-type="float" office:value="1616833" calcext:value-type="float">
            <text:p>1616833</text:p>
          </table:table-cell>
          <table:table-cell office:value-type="float" office:value="1616834" calcext:value-type="float">
            <text:p>1616834</text:p>
          </table:table-cell>
          <table:table-cell table:formula="of:=[.AW205]-[.AT205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-12.52" calcext:value-type="float">
            <text:p>-12.52</text:p>
          </table:table-cell>
          <table:table-cell office:value-type="float" office:value="-28.59" calcext:value-type="float">
            <text:p>-28.59</text:p>
          </table:table-cell>
          <table:table-cell/>
          <table:table-cell table:formula="of:=[.C206]-[.C205]" office:value-type="float" office:value="-0.82" calcext:value-type="float">
            <text:p>-0.82</text:p>
          </table:table-cell>
          <table:table-cell table:formula="of:=[.D206]-[.D205]" office:value-type="float" office:value="-0.699999999999999" calcext:value-type="float">
            <text:p>-0.699999999999999</text:p>
          </table:table-cell>
          <table:table-cell table:style-name="ce12" table:formula="of:=[.F206]/([.$D$199]/1000)" office:value-type="float" office:value="-54.6666666666667" calcext:value-type="float">
            <text:p>-54.7</text:p>
          </table:table-cell>
          <table:table-cell table:style-name="ce12" table:formula="of:=[.G206]/([.$D$199]/1000)" office:value-type="float" office:value="-46.6666666666666" calcext:value-type="float">
            <text:p>-46.7</text:p>
          </table:table-cell>
          <table:table-cell table:style-name="ce13" table:formula="of:=(1/[.H206])*60" office:value-type="float" office:value="-1.09756097560976" calcext:value-type="float">
            <text:p>-1.098</text:p>
          </table:table-cell>
          <table:table-cell table:style-name="ce13" table:formula="of:=(1/[.I206])*60" office:value-type="float" office:value="-1.28571428571429" calcext:value-type="float">
            <text:p>-1.286</text:p>
          </table:table-cell>
          <table:table-cell table:style-name="ce15" table:formula="of:=ABS([.H206])/[.$L$2]*100" office:value-type="float" office:value="15.4888888888889" calcext:value-type="float">
            <text:p>15.5</text:p>
          </table:table-cell>
          <table:table-cell table:style-name="ce15" table:formula="of:=ABS([.I206])/[.$L$2]*100" office:value-type="float" office:value="13.2222222222222" calcext:value-type="float">
            <text:p>13.2</text:p>
          </table:table-cell>
          <table:table-cell/>
          <table:table-cell table:number-columns-repeated="2" office:value-type="float" office:value="250197" calcext:value-type="float">
            <text:p>250197</text:p>
          </table:table-cell>
          <table:table-cell office:value-type="float" office:value="250198" calcext:value-type="float">
            <text:p>250198</text:p>
          </table:table-cell>
          <table:table-cell office:value-type="float" office:value="250199" calcext:value-type="float">
            <text:p>250199</text:p>
          </table:table-cell>
          <table:table-cell table:formula="of:=[.R206]-[.O206]" office:value-type="float" office:value="2" calcext:value-type="float">
            <text:p>2</text:p>
          </table:table-cell>
          <table:table-cell/>
          <table:table-cell table:number-columns-repeated="2" office:value-type="float" office:value="1010035" calcext:value-type="float">
            <text:p>1010035</text:p>
          </table:table-cell>
          <table:table-cell office:value-type="float" office:value="1010036" calcext:value-type="float">
            <text:p>1010036</text:p>
          </table:table-cell>
          <table:table-cell office:value-type="float" office:value="1010037" calcext:value-type="float">
            <text:p>1010037</text:p>
          </table:table-cell>
          <table:table-cell table:formula="of:=[.X206]-[.U206]" office:value-type="float" office:value="2" calcext:value-type="float">
            <text:p>2</text:p>
          </table:table-cell>
          <table:table-cell table:number-columns-repeated="2" office:value-type="float" office:value="1011056" calcext:value-type="float">
            <text:p>1011056</text:p>
          </table:table-cell>
          <table:table-cell office:value-type="float" office:value="1011057" calcext:value-type="float">
            <text:p>1011057</text:p>
          </table:table-cell>
          <table:table-cell office:value-type="float" office:value="1011058" calcext:value-type="float">
            <text:p>1011058</text:p>
          </table:table-cell>
          <table:table-cell table:formula="of:=[.AC206]-[.Z206]" office:value-type="float" office:value="2" calcext:value-type="float">
            <text:p>2</text:p>
          </table:table-cell>
          <table:table-cell table:number-columns-repeated="2" office:value-type="float" office:value="1355943" calcext:value-type="float">
            <text:p>1355943</text:p>
          </table:table-cell>
          <table:table-cell office:value-type="float" office:value="1355944" calcext:value-type="float">
            <text:p>1355944</text:p>
          </table:table-cell>
          <table:table-cell office:value-type="float" office:value="1355945" calcext:value-type="float">
            <text:p>1355945</text:p>
          </table:table-cell>
          <table:table-cell table:formula="of:=[.AH206]-[.AE206]" office:value-type="float" office:value="2" calcext:value-type="float">
            <text:p>2</text:p>
          </table:table-cell>
          <table:table-cell table:number-columns-repeated="2" office:value-type="float" office:value="1356948" calcext:value-type="float">
            <text:p>1356948</text:p>
          </table:table-cell>
          <table:table-cell office:value-type="float" office:value="1356949" calcext:value-type="float">
            <text:p>1356949</text:p>
          </table:table-cell>
          <table:table-cell office:value-type="float" office:value="1356950" calcext:value-type="float">
            <text:p>1356950</text:p>
          </table:table-cell>
          <table:table-cell table:formula="of:=[.AM206]-[.AJ206]" office:value-type="float" office:value="2" calcext:value-type="float">
            <text:p>2</text:p>
          </table:table-cell>
          <table:table-cell table:number-columns-repeated="2" office:value-type="float" office:value="1615842" calcext:value-type="float">
            <text:p>1615842</text:p>
          </table:table-cell>
          <table:table-cell office:value-type="float" office:value="1615843" calcext:value-type="float">
            <text:p>1615843</text:p>
          </table:table-cell>
          <table:table-cell office:value-type="float" office:value="1615844" calcext:value-type="float">
            <text:p>1615844</text:p>
          </table:table-cell>
          <table:table-cell table:formula="of:=[.AR206]-[.AO206]" office:value-type="float" office:value="2" calcext:value-type="float">
            <text:p>2</text:p>
          </table:table-cell>
          <table:table-cell table:number-columns-repeated="2" office:value-type="float" office:value="1616847" calcext:value-type="float">
            <text:p>1616847</text:p>
          </table:table-cell>
          <table:table-cell office:value-type="float" office:value="1616848" calcext:value-type="float">
            <text:p>1616848</text:p>
          </table:table-cell>
          <table:table-cell office:value-type="float" office:value="1616849" calcext:value-type="float">
            <text:p>1616849</text:p>
          </table:table-cell>
          <table:table-cell table:formula="of:=[.AW206]-[.AT206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-13.33" calcext:value-type="float">
            <text:p>-13.33</text:p>
          </table:table-cell>
          <table:table-cell office:value-type="float" office:value="-29.28" calcext:value-type="float">
            <text:p>-29.28</text:p>
          </table:table-cell>
          <table:table-cell/>
          <table:table-cell table:formula="of:=[.C207]-[.C206]" office:value-type="float" office:value="-0.810000000000001" calcext:value-type="float">
            <text:p>-0.810000000000001</text:p>
          </table:table-cell>
          <table:table-cell table:formula="of:=[.D207]-[.D206]" office:value-type="float" office:value="-0.690000000000001" calcext:value-type="float">
            <text:p>-0.690000000000001</text:p>
          </table:table-cell>
          <table:table-cell table:style-name="ce12" table:formula="of:=[.F207]/([.$D$199]/1000)" office:value-type="float" office:value="-54" calcext:value-type="float">
            <text:p>-54.0</text:p>
          </table:table-cell>
          <table:table-cell table:style-name="ce12" table:formula="of:=[.G207]/([.$D$199]/1000)" office:value-type="float" office:value="-46.0000000000001" calcext:value-type="float">
            <text:p>-46.0</text:p>
          </table:table-cell>
          <table:table-cell table:style-name="ce13" table:formula="of:=(1/[.H207])*60" office:value-type="float" office:value="-1.11111111111111" calcext:value-type="float">
            <text:p>-1.111</text:p>
          </table:table-cell>
          <table:table-cell table:style-name="ce13" table:formula="of:=(1/[.I207])*60" office:value-type="float" office:value="-1.30434782608695" calcext:value-type="float">
            <text:p>-1.304</text:p>
          </table:table-cell>
          <table:table-cell table:style-name="ce15" table:formula="of:=ABS([.H207])/[.$L$2]*100" office:value-type="float" office:value="15.3" calcext:value-type="float">
            <text:p>15.3</text:p>
          </table:table-cell>
          <table:table-cell table:style-name="ce15" table:formula="of:=ABS([.I207])/[.$L$2]*100" office:value-type="float" office:value="13.0333333333334" calcext:value-type="float">
            <text:p>13.0</text:p>
          </table:table-cell>
          <table:table-cell/>
          <table:table-cell table:number-columns-repeated="2" office:value-type="float" office:value="250212" calcext:value-type="float">
            <text:p>250212</text:p>
          </table:table-cell>
          <table:table-cell office:value-type="float" office:value="250213" calcext:value-type="float">
            <text:p>250213</text:p>
          </table:table-cell>
          <table:table-cell office:value-type="float" office:value="250214" calcext:value-type="float">
            <text:p>250214</text:p>
          </table:table-cell>
          <table:table-cell table:formula="of:=[.R207]-[.O207]" office:value-type="float" office:value="2" calcext:value-type="float">
            <text:p>2</text:p>
          </table:table-cell>
          <table:table-cell/>
          <table:table-cell table:number-columns-repeated="2" office:value-type="float" office:value="1010050" calcext:value-type="float">
            <text:p>1010050</text:p>
          </table:table-cell>
          <table:table-cell office:value-type="float" office:value="1010051" calcext:value-type="float">
            <text:p>1010051</text:p>
          </table:table-cell>
          <table:table-cell office:value-type="float" office:value="1010052" calcext:value-type="float">
            <text:p>1010052</text:p>
          </table:table-cell>
          <table:table-cell table:formula="of:=[.X207]-[.U207]" office:value-type="float" office:value="2" calcext:value-type="float">
            <text:p>2</text:p>
          </table:table-cell>
          <table:table-cell table:number-columns-repeated="2" office:value-type="float" office:value="1011071" calcext:value-type="float">
            <text:p>1011071</text:p>
          </table:table-cell>
          <table:table-cell office:value-type="float" office:value="1011072" calcext:value-type="float">
            <text:p>1011072</text:p>
          </table:table-cell>
          <table:table-cell office:value-type="float" office:value="1011073" calcext:value-type="float">
            <text:p>1011073</text:p>
          </table:table-cell>
          <table:table-cell table:formula="of:=[.AC207]-[.Z207]" office:value-type="float" office:value="2" calcext:value-type="float">
            <text:p>2</text:p>
          </table:table-cell>
          <table:table-cell table:number-columns-repeated="2" office:value-type="float" office:value="1355958" calcext:value-type="float">
            <text:p>1355958</text:p>
          </table:table-cell>
          <table:table-cell office:value-type="float" office:value="1355959" calcext:value-type="float">
            <text:p>1355959</text:p>
          </table:table-cell>
          <table:table-cell office:value-type="float" office:value="1355960" calcext:value-type="float">
            <text:p>1355960</text:p>
          </table:table-cell>
          <table:table-cell table:formula="of:=[.AH207]-[.AE207]" office:value-type="float" office:value="2" calcext:value-type="float">
            <text:p>2</text:p>
          </table:table-cell>
          <table:table-cell table:number-columns-repeated="2" office:value-type="float" office:value="1356963" calcext:value-type="float">
            <text:p>1356963</text:p>
          </table:table-cell>
          <table:table-cell office:value-type="float" office:value="1356964" calcext:value-type="float">
            <text:p>1356964</text:p>
          </table:table-cell>
          <table:table-cell office:value-type="float" office:value="1356965" calcext:value-type="float">
            <text:p>1356965</text:p>
          </table:table-cell>
          <table:table-cell table:formula="of:=[.AM207]-[.AJ207]" office:value-type="float" office:value="2" calcext:value-type="float">
            <text:p>2</text:p>
          </table:table-cell>
          <table:table-cell table:number-columns-repeated="2" office:value-type="float" office:value="1615857" calcext:value-type="float">
            <text:p>1615857</text:p>
          </table:table-cell>
          <table:table-cell office:value-type="float" office:value="1615858" calcext:value-type="float">
            <text:p>1615858</text:p>
          </table:table-cell>
          <table:table-cell office:value-type="float" office:value="1615859" calcext:value-type="float">
            <text:p>1615859</text:p>
          </table:table-cell>
          <table:table-cell table:formula="of:=[.AR207]-[.AO207]" office:value-type="float" office:value="2" calcext:value-type="float">
            <text:p>2</text:p>
          </table:table-cell>
          <table:table-cell table:number-columns-repeated="2" office:value-type="float" office:value="1616862" calcext:value-type="float">
            <text:p>1616862</text:p>
          </table:table-cell>
          <table:table-cell office:value-type="float" office:value="1616863" calcext:value-type="float">
            <text:p>1616863</text:p>
          </table:table-cell>
          <table:table-cell office:value-type="float" office:value="1616864" calcext:value-type="float">
            <text:p>1616864</text:p>
          </table:table-cell>
          <table:table-cell table:formula="of:=[.AW207]-[.AT207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-14.15" calcext:value-type="float">
            <text:p>-14.15</text:p>
          </table:table-cell>
          <table:table-cell office:value-type="float" office:value="-29.96" calcext:value-type="float">
            <text:p>-29.96</text:p>
          </table:table-cell>
          <table:table-cell/>
          <table:table-cell table:formula="of:=[.C208]-[.C207]" office:value-type="float" office:value="-0.82" calcext:value-type="float">
            <text:p>-0.82</text:p>
          </table:table-cell>
          <table:table-cell table:formula="of:=[.D208]-[.D207]" office:value-type="float" office:value="-0.68" calcext:value-type="float">
            <text:p>-0.68</text:p>
          </table:table-cell>
          <table:table-cell table:style-name="ce12" table:formula="of:=[.F208]/([.$D$199]/1000)" office:value-type="float" office:value="-54.6666666666667" calcext:value-type="float">
            <text:p>-54.7</text:p>
          </table:table-cell>
          <table:table-cell table:style-name="ce12" table:formula="of:=[.G208]/([.$D$199]/1000)" office:value-type="float" office:value="-45.3333333333333" calcext:value-type="float">
            <text:p>-45.3</text:p>
          </table:table-cell>
          <table:table-cell table:style-name="ce13" table:formula="of:=(1/[.H208])*60" office:value-type="float" office:value="-1.09756097560976" calcext:value-type="float">
            <text:p>-1.098</text:p>
          </table:table-cell>
          <table:table-cell table:style-name="ce13" table:formula="of:=(1/[.I208])*60" office:value-type="float" office:value="-1.32352941176471" calcext:value-type="float">
            <text:p>-1.324</text:p>
          </table:table-cell>
          <table:table-cell table:style-name="ce15" table:formula="of:=ABS([.H208])/[.$L$2]*100" office:value-type="float" office:value="15.4888888888889" calcext:value-type="float">
            <text:p>15.5</text:p>
          </table:table-cell>
          <table:table-cell table:style-name="ce15" table:formula="of:=ABS([.I208])/[.$L$2]*100" office:value-type="float" office:value="12.8444444444444" calcext:value-type="float">
            <text:p>12.8</text:p>
          </table:table-cell>
          <table:table-cell/>
          <table:table-cell table:number-columns-repeated="2" office:value-type="float" office:value="250227" calcext:value-type="float">
            <text:p>250227</text:p>
          </table:table-cell>
          <table:table-cell office:value-type="float" office:value="250228" calcext:value-type="float">
            <text:p>250228</text:p>
          </table:table-cell>
          <table:table-cell office:value-type="float" office:value="250229" calcext:value-type="float">
            <text:p>250229</text:p>
          </table:table-cell>
          <table:table-cell table:formula="of:=[.R208]-[.O208]" office:value-type="float" office:value="2" calcext:value-type="float">
            <text:p>2</text:p>
          </table:table-cell>
          <table:table-cell/>
          <table:table-cell table:number-columns-repeated="2" office:value-type="float" office:value="1010065" calcext:value-type="float">
            <text:p>1010065</text:p>
          </table:table-cell>
          <table:table-cell office:value-type="float" office:value="1010066" calcext:value-type="float">
            <text:p>1010066</text:p>
          </table:table-cell>
          <table:table-cell office:value-type="float" office:value="1010067" calcext:value-type="float">
            <text:p>1010067</text:p>
          </table:table-cell>
          <table:table-cell table:formula="of:=[.X208]-[.U208]" office:value-type="float" office:value="2" calcext:value-type="float">
            <text:p>2</text:p>
          </table:table-cell>
          <table:table-cell table:number-columns-repeated="2" office:value-type="float" office:value="1011086" calcext:value-type="float">
            <text:p>1011086</text:p>
          </table:table-cell>
          <table:table-cell office:value-type="float" office:value="1011087" calcext:value-type="float">
            <text:p>1011087</text:p>
          </table:table-cell>
          <table:table-cell office:value-type="float" office:value="1011088" calcext:value-type="float">
            <text:p>1011088</text:p>
          </table:table-cell>
          <table:table-cell table:formula="of:=[.AC208]-[.Z208]" office:value-type="float" office:value="2" calcext:value-type="float">
            <text:p>2</text:p>
          </table:table-cell>
          <table:table-cell table:number-columns-repeated="2" office:value-type="float" office:value="1355973" calcext:value-type="float">
            <text:p>1355973</text:p>
          </table:table-cell>
          <table:table-cell office:value-type="float" office:value="1355974" calcext:value-type="float">
            <text:p>1355974</text:p>
          </table:table-cell>
          <table:table-cell office:value-type="float" office:value="1355975" calcext:value-type="float">
            <text:p>1355975</text:p>
          </table:table-cell>
          <table:table-cell table:formula="of:=[.AH208]-[.AE208]" office:value-type="float" office:value="2" calcext:value-type="float">
            <text:p>2</text:p>
          </table:table-cell>
          <table:table-cell table:number-columns-repeated="2" office:value-type="float" office:value="1356978" calcext:value-type="float">
            <text:p>1356978</text:p>
          </table:table-cell>
          <table:table-cell office:value-type="float" office:value="1356979" calcext:value-type="float">
            <text:p>1356979</text:p>
          </table:table-cell>
          <table:table-cell office:value-type="float" office:value="1356980" calcext:value-type="float">
            <text:p>1356980</text:p>
          </table:table-cell>
          <table:table-cell table:formula="of:=[.AM208]-[.AJ208]" office:value-type="float" office:value="2" calcext:value-type="float">
            <text:p>2</text:p>
          </table:table-cell>
          <table:table-cell table:number-columns-repeated="2" office:value-type="float" office:value="1615872" calcext:value-type="float">
            <text:p>1615872</text:p>
          </table:table-cell>
          <table:table-cell office:value-type="float" office:value="1615873" calcext:value-type="float">
            <text:p>1615873</text:p>
          </table:table-cell>
          <table:table-cell office:value-type="float" office:value="1615874" calcext:value-type="float">
            <text:p>1615874</text:p>
          </table:table-cell>
          <table:table-cell table:formula="of:=[.AR208]-[.AO208]" office:value-type="float" office:value="2" calcext:value-type="float">
            <text:p>2</text:p>
          </table:table-cell>
          <table:table-cell table:number-columns-repeated="2" office:value-type="float" office:value="1616877" calcext:value-type="float">
            <text:p>1616877</text:p>
          </table:table-cell>
          <table:table-cell office:value-type="float" office:value="1616878" calcext:value-type="float">
            <text:p>1616878</text:p>
          </table:table-cell>
          <table:table-cell office:value-type="float" office:value="1616879" calcext:value-type="float">
            <text:p>1616879</text:p>
          </table:table-cell>
          <table:table-cell table:formula="of:=[.AW208]-[.AT208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-14.97" calcext:value-type="float">
            <text:p>-14.97</text:p>
          </table:table-cell>
          <table:table-cell office:value-type="float" office:value="-30.64" calcext:value-type="float">
            <text:p>-30.64</text:p>
          </table:table-cell>
          <table:table-cell/>
          <table:table-cell table:formula="of:=[.C209]-[.C208]" office:value-type="float" office:value="-0.82" calcext:value-type="float">
            <text:p>-0.82</text:p>
          </table:table-cell>
          <table:table-cell table:formula="of:=[.D209]-[.D208]" office:value-type="float" office:value="-0.68" calcext:value-type="float">
            <text:p>-0.68</text:p>
          </table:table-cell>
          <table:table-cell table:style-name="ce12" table:formula="of:=[.F209]/([.$D$199]/1000)" office:value-type="float" office:value="-54.6666666666667" calcext:value-type="float">
            <text:p>-54.7</text:p>
          </table:table-cell>
          <table:table-cell table:style-name="ce12" table:formula="of:=[.G209]/([.$D$199]/1000)" office:value-type="float" office:value="-45.3333333333333" calcext:value-type="float">
            <text:p>-45.3</text:p>
          </table:table-cell>
          <table:table-cell table:style-name="ce13" table:formula="of:=(1/[.H209])*60" office:value-type="float" office:value="-1.09756097560976" calcext:value-type="float">
            <text:p>-1.098</text:p>
          </table:table-cell>
          <table:table-cell table:style-name="ce13" table:formula="of:=(1/[.I209])*60" office:value-type="float" office:value="-1.32352941176471" calcext:value-type="float">
            <text:p>-1.324</text:p>
          </table:table-cell>
          <table:table-cell table:style-name="ce15" table:formula="of:=ABS([.H209])/[.$L$2]*100" office:value-type="float" office:value="15.4888888888889" calcext:value-type="float">
            <text:p>15.5</text:p>
          </table:table-cell>
          <table:table-cell table:style-name="ce15" table:formula="of:=ABS([.I209])/[.$L$2]*100" office:value-type="float" office:value="12.8444444444444" calcext:value-type="float">
            <text:p>12.8</text:p>
          </table:table-cell>
          <table:table-cell/>
          <table:table-cell table:number-columns-repeated="2" office:value-type="float" office:value="250242" calcext:value-type="float">
            <text:p>250242</text:p>
          </table:table-cell>
          <table:table-cell office:value-type="float" office:value="250243" calcext:value-type="float">
            <text:p>250243</text:p>
          </table:table-cell>
          <table:table-cell office:value-type="float" office:value="250244" calcext:value-type="float">
            <text:p>250244</text:p>
          </table:table-cell>
          <table:table-cell table:formula="of:=[.R209]-[.O209]" office:value-type="float" office:value="2" calcext:value-type="float">
            <text:p>2</text:p>
          </table:table-cell>
          <table:table-cell/>
          <table:table-cell table:number-columns-repeated="2" office:value-type="float" office:value="1010080" calcext:value-type="float">
            <text:p>1010080</text:p>
          </table:table-cell>
          <table:table-cell office:value-type="float" office:value="1010081" calcext:value-type="float">
            <text:p>1010081</text:p>
          </table:table-cell>
          <table:table-cell office:value-type="float" office:value="1010082" calcext:value-type="float">
            <text:p>1010082</text:p>
          </table:table-cell>
          <table:table-cell table:formula="of:=[.X209]-[.U209]" office:value-type="float" office:value="2" calcext:value-type="float">
            <text:p>2</text:p>
          </table:table-cell>
          <table:table-cell table:number-columns-repeated="2" office:value-type="float" office:value="1011101" calcext:value-type="float">
            <text:p>1011101</text:p>
          </table:table-cell>
          <table:table-cell office:value-type="float" office:value="1011102" calcext:value-type="float">
            <text:p>1011102</text:p>
          </table:table-cell>
          <table:table-cell office:value-type="float" office:value="1011103" calcext:value-type="float">
            <text:p>1011103</text:p>
          </table:table-cell>
          <table:table-cell table:formula="of:=[.AC209]-[.Z209]" office:value-type="float" office:value="2" calcext:value-type="float">
            <text:p>2</text:p>
          </table:table-cell>
          <table:table-cell table:number-columns-repeated="2" office:value-type="float" office:value="1355988" calcext:value-type="float">
            <text:p>1355988</text:p>
          </table:table-cell>
          <table:table-cell office:value-type="float" office:value="1355989" calcext:value-type="float">
            <text:p>1355989</text:p>
          </table:table-cell>
          <table:table-cell office:value-type="float" office:value="1355990" calcext:value-type="float">
            <text:p>1355990</text:p>
          </table:table-cell>
          <table:table-cell table:formula="of:=[.AH209]-[.AE209]" office:value-type="float" office:value="2" calcext:value-type="float">
            <text:p>2</text:p>
          </table:table-cell>
          <table:table-cell table:number-columns-repeated="2" office:value-type="float" office:value="1356993" calcext:value-type="float">
            <text:p>1356993</text:p>
          </table:table-cell>
          <table:table-cell office:value-type="float" office:value="1356994" calcext:value-type="float">
            <text:p>1356994</text:p>
          </table:table-cell>
          <table:table-cell office:value-type="float" office:value="1356995" calcext:value-type="float">
            <text:p>1356995</text:p>
          </table:table-cell>
          <table:table-cell table:formula="of:=[.AM209]-[.AJ209]" office:value-type="float" office:value="2" calcext:value-type="float">
            <text:p>2</text:p>
          </table:table-cell>
          <table:table-cell table:number-columns-repeated="2" office:value-type="float" office:value="1615887" calcext:value-type="float">
            <text:p>1615887</text:p>
          </table:table-cell>
          <table:table-cell office:value-type="float" office:value="1615888" calcext:value-type="float">
            <text:p>1615888</text:p>
          </table:table-cell>
          <table:table-cell office:value-type="float" office:value="1615889" calcext:value-type="float">
            <text:p>1615889</text:p>
          </table:table-cell>
          <table:table-cell table:formula="of:=[.AR209]-[.AO209]" office:value-type="float" office:value="2" calcext:value-type="float">
            <text:p>2</text:p>
          </table:table-cell>
          <table:table-cell table:number-columns-repeated="2" office:value-type="float" office:value="1616892" calcext:value-type="float">
            <text:p>1616892</text:p>
          </table:table-cell>
          <table:table-cell office:value-type="float" office:value="1616893" calcext:value-type="float">
            <text:p>1616893</text:p>
          </table:table-cell>
          <table:table-cell office:value-type="float" office:value="1616894" calcext:value-type="float">
            <text:p>1616894</text:p>
          </table:table-cell>
          <table:table-cell table:formula="of:=[.AW209]-[.AT209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-15.79" calcext:value-type="float">
            <text:p>-15.79</text:p>
          </table:table-cell>
          <table:table-cell office:value-type="float" office:value="-31.32" calcext:value-type="float">
            <text:p>-31.32</text:p>
          </table:table-cell>
          <table:table-cell table:style-name="ce1"/>
          <table:table-cell table:formula="of:=[.C210]-[.C209]" office:value-type="float" office:value="-0.819999999999999" calcext:value-type="float">
            <text:p>-0.819999999999999</text:p>
          </table:table-cell>
          <table:table-cell table:formula="of:=[.D210]-[.D209]" office:value-type="float" office:value="-0.68" calcext:value-type="float">
            <text:p>-0.68</text:p>
          </table:table-cell>
          <table:table-cell table:style-name="ce12" table:formula="of:=[.F210]/([.$D$199]/1000)" office:value-type="float" office:value="-54.6666666666666" calcext:value-type="float">
            <text:p>-54.7</text:p>
          </table:table-cell>
          <table:table-cell table:style-name="ce12" table:formula="of:=[.G210]/([.$D$199]/1000)" office:value-type="float" office:value="-45.3333333333333" calcext:value-type="float">
            <text:p>-45.3</text:p>
          </table:table-cell>
          <table:table-cell table:style-name="ce13" table:formula="of:=(1/[.H210])*60" office:value-type="float" office:value="-1.09756097560976" calcext:value-type="float">
            <text:p>-1.098</text:p>
          </table:table-cell>
          <table:table-cell table:style-name="ce13" table:formula="of:=(1/[.I210])*60" office:value-type="float" office:value="-1.32352941176471" calcext:value-type="float">
            <text:p>-1.324</text:p>
          </table:table-cell>
          <table:table-cell table:style-name="ce15" table:formula="of:=ABS([.H210])/[.$L$2]*100" office:value-type="float" office:value="15.4888888888889" calcext:value-type="float">
            <text:p>15.5</text:p>
          </table:table-cell>
          <table:table-cell table:style-name="ce15" table:formula="of:=ABS([.I210])/[.$L$2]*100" office:value-type="float" office:value="12.8444444444444" calcext:value-type="float">
            <text:p>12.8</text:p>
          </table:table-cell>
          <table:table-cell/>
          <table:table-cell table:number-columns-repeated="2" office:value-type="float" office:value="250257" calcext:value-type="float">
            <text:p>250257</text:p>
          </table:table-cell>
          <table:table-cell office:value-type="float" office:value="250258" calcext:value-type="float">
            <text:p>250258</text:p>
          </table:table-cell>
          <table:table-cell office:value-type="float" office:value="250259" calcext:value-type="float">
            <text:p>250259</text:p>
          </table:table-cell>
          <table:table-cell table:formula="of:=[.R210]-[.O210]" office:value-type="float" office:value="2" calcext:value-type="float">
            <text:p>2</text:p>
          </table:table-cell>
          <table:table-cell/>
          <table:table-cell table:number-columns-repeated="2" office:value-type="float" office:value="1010095" calcext:value-type="float">
            <text:p>1010095</text:p>
          </table:table-cell>
          <table:table-cell office:value-type="float" office:value="1010096" calcext:value-type="float">
            <text:p>1010096</text:p>
          </table:table-cell>
          <table:table-cell office:value-type="float" office:value="1010097" calcext:value-type="float">
            <text:p>1010097</text:p>
          </table:table-cell>
          <table:table-cell table:formula="of:=[.X210]-[.U210]" office:value-type="float" office:value="2" calcext:value-type="float">
            <text:p>2</text:p>
          </table:table-cell>
          <table:table-cell office:value-type="float" office:value="1011116" calcext:value-type="float">
            <text:p>1011116</text:p>
          </table:table-cell>
          <table:table-cell office:value-type="float" office:value="1011142" calcext:value-type="float">
            <text:p>1011142</text:p>
          </table:table-cell>
          <table:table-cell office:value-type="float" office:value="1011144" calcext:value-type="float">
            <text:p>1011144</text:p>
          </table:table-cell>
          <table:table-cell office:value-type="float" office:value="1011145" calcext:value-type="float">
            <text:p>1011145</text:p>
          </table:table-cell>
          <table:table-cell table:style-name="ce11" table:formula="of:=[.AC210]-[.Z210]" office:value-type="float" office:value="29" calcext:value-type="float">
            <text:p>29</text:p>
          </table:table-cell>
          <table:table-cell table:number-columns-repeated="2" office:value-type="float" office:value="1356003" calcext:value-type="float">
            <text:p>1356003</text:p>
          </table:table-cell>
          <table:table-cell office:value-type="float" office:value="1356004" calcext:value-type="float">
            <text:p>1356004</text:p>
          </table:table-cell>
          <table:table-cell office:value-type="float" office:value="1356005" calcext:value-type="float">
            <text:p>1356005</text:p>
          </table:table-cell>
          <table:table-cell table:formula="of:=[.AH210]-[.AE210]" office:value-type="float" office:value="2" calcext:value-type="float">
            <text:p>2</text:p>
          </table:table-cell>
          <table:table-cell table:number-columns-repeated="2" office:value-type="float" office:value="1357008" calcext:value-type="float">
            <text:p>1357008</text:p>
          </table:table-cell>
          <table:table-cell office:value-type="float" office:value="1357009" calcext:value-type="float">
            <text:p>1357009</text:p>
          </table:table-cell>
          <table:table-cell office:value-type="float" office:value="1357010" calcext:value-type="float">
            <text:p>1357010</text:p>
          </table:table-cell>
          <table:table-cell table:formula="of:=[.AM210]-[.AJ210]" office:value-type="float" office:value="2" calcext:value-type="float">
            <text:p>2</text:p>
          </table:table-cell>
          <table:table-cell table:number-columns-repeated="2" office:value-type="float" office:value="1615902" calcext:value-type="float">
            <text:p>1615902</text:p>
          </table:table-cell>
          <table:table-cell office:value-type="float" office:value="1615903" calcext:value-type="float">
            <text:p>1615903</text:p>
          </table:table-cell>
          <table:table-cell office:value-type="float" office:value="1615904" calcext:value-type="float">
            <text:p>1615904</text:p>
          </table:table-cell>
          <table:table-cell table:formula="of:=[.AR210]-[.AO210]" office:value-type="float" office:value="2" calcext:value-type="float">
            <text:p>2</text:p>
          </table:table-cell>
          <table:table-cell table:number-columns-repeated="2" office:value-type="float" office:value="1616907" calcext:value-type="float">
            <text:p>1616907</text:p>
          </table:table-cell>
          <table:table-cell office:value-type="float" office:value="1616908" calcext:value-type="float">
            <text:p>1616908</text:p>
          </table:table-cell>
          <table:table-cell office:value-type="float" office:value="1616909" calcext:value-type="float">
            <text:p>1616909</text:p>
          </table:table-cell>
          <table:table-cell table:formula="of:=[.AW210]-[.AT210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-16.62" calcext:value-type="float">
            <text:p>-16.62</text:p>
          </table:table-cell>
          <table:table-cell office:value-type="float" office:value="-31.99" calcext:value-type="float">
            <text:p>-31.99</text:p>
          </table:table-cell>
          <table:table-cell table:style-name="ce1"/>
          <table:table-cell table:formula="of:=[.C211]-[.C210]" office:value-type="float" office:value="-0.830000000000002" calcext:value-type="float">
            <text:p>-0.830000000000002</text:p>
          </table:table-cell>
          <table:table-cell table:formula="of:=[.D211]-[.D210]" office:value-type="float" office:value="-0.669999999999998" calcext:value-type="float">
            <text:p>-0.669999999999998</text:p>
          </table:table-cell>
          <table:table-cell table:style-name="ce12" table:formula="of:=[.F211]/([.$D$199]/1000)" office:value-type="float" office:value="-55.3333333333335" calcext:value-type="float">
            <text:p>-55.3</text:p>
          </table:table-cell>
          <table:table-cell table:style-name="ce12" table:formula="of:=[.G211]/([.$D$199]/1000)" office:value-type="float" office:value="-44.6666666666665" calcext:value-type="float">
            <text:p>-44.7</text:p>
          </table:table-cell>
          <table:table-cell table:style-name="ce13" table:formula="of:=(1/[.H211])*60" office:value-type="float" office:value="-1.08433734939759" calcext:value-type="float">
            <text:p>-1.084</text:p>
          </table:table-cell>
          <table:table-cell table:style-name="ce13" table:formula="of:=(1/[.I211])*60" office:value-type="float" office:value="-1.34328358208956" calcext:value-type="float">
            <text:p>-1.343</text:p>
          </table:table-cell>
          <table:table-cell table:style-name="ce15" table:formula="of:=ABS([.H211])/[.$L$2]*100" office:value-type="float" office:value="15.6777777777778" calcext:value-type="float">
            <text:p>15.7</text:p>
          </table:table-cell>
          <table:table-cell table:style-name="ce15" table:formula="of:=ABS([.I211])/[.$L$2]*100" office:value-type="float" office:value="12.6555555555555" calcext:value-type="float">
            <text:p>12.7</text:p>
          </table:table-cell>
          <table:table-cell/>
          <table:table-cell table:number-columns-repeated="2" office:value-type="float" office:value="250272" calcext:value-type="float">
            <text:p>250272</text:p>
          </table:table-cell>
          <table:table-cell office:value-type="float" office:value="250273" calcext:value-type="float">
            <text:p>250273</text:p>
          </table:table-cell>
          <table:table-cell office:value-type="float" office:value="250274" calcext:value-type="float">
            <text:p>250274</text:p>
          </table:table-cell>
          <table:table-cell table:formula="of:=[.R211]-[.O211]" office:value-type="float" office:value="2" calcext:value-type="float">
            <text:p>2</text:p>
          </table:table-cell>
          <table:table-cell/>
          <table:table-cell table:number-columns-repeated="2" office:value-type="float" office:value="1010110" calcext:value-type="float">
            <text:p>1010110</text:p>
          </table:table-cell>
          <table:table-cell office:value-type="float" office:value="1010111" calcext:value-type="float">
            <text:p>1010111</text:p>
          </table:table-cell>
          <table:table-cell office:value-type="float" office:value="1010112" calcext:value-type="float">
            <text:p>1010112</text:p>
          </table:table-cell>
          <table:table-cell table:formula="of:=[.X211]-[.U211]" office:value-type="float" office:value="2" calcext:value-type="float">
            <text:p>2</text:p>
          </table:table-cell>
          <table:table-cell table:number-columns-repeated="2" office:value-type="float" office:value="1011145" calcext:value-type="float">
            <text:p>1011145</text:p>
          </table:table-cell>
          <table:table-cell office:value-type="float" office:value="1011146" calcext:value-type="float">
            <text:p>1011146</text:p>
          </table:table-cell>
          <table:table-cell office:value-type="float" office:value="1011147" calcext:value-type="float">
            <text:p>1011147</text:p>
          </table:table-cell>
          <table:table-cell table:formula="of:=[.AC211]-[.Z211]" office:value-type="float" office:value="2" calcext:value-type="float">
            <text:p>2</text:p>
          </table:table-cell>
          <table:table-cell table:number-columns-repeated="2" office:value-type="float" office:value="1356018" calcext:value-type="float">
            <text:p>1356018</text:p>
          </table:table-cell>
          <table:table-cell office:value-type="float" office:value="1356019" calcext:value-type="float">
            <text:p>1356019</text:p>
          </table:table-cell>
          <table:table-cell office:value-type="float" office:value="1356020" calcext:value-type="float">
            <text:p>1356020</text:p>
          </table:table-cell>
          <table:table-cell table:formula="of:=[.AH211]-[.AE211]" office:value-type="float" office:value="2" calcext:value-type="float">
            <text:p>2</text:p>
          </table:table-cell>
          <table:table-cell office:value-type="float" office:value="1357023" calcext:value-type="float">
            <text:p>1357023</text:p>
          </table:table-cell>
          <table:table-cell office:value-type="float" office:value="1357024" calcext:value-type="float">
            <text:p>1357024</text:p>
          </table:table-cell>
          <table:table-cell office:value-type="float" office:value="1357025" calcext:value-type="float">
            <text:p>1357025</text:p>
          </table:table-cell>
          <table:table-cell office:value-type="float" office:value="1357026" calcext:value-type="float">
            <text:p>1357026</text:p>
          </table:table-cell>
          <table:table-cell table:style-name="ce6" table:formula="of:=[.AM211]-[.AJ211]" office:value-type="float" office:value="3" calcext:value-type="float">
            <text:p>3</text:p>
          </table:table-cell>
          <table:table-cell table:number-columns-repeated="2" office:value-type="float" office:value="1615917" calcext:value-type="float">
            <text:p>1615917</text:p>
          </table:table-cell>
          <table:table-cell office:value-type="float" office:value="1615918" calcext:value-type="float">
            <text:p>1615918</text:p>
          </table:table-cell>
          <table:table-cell office:value-type="float" office:value="1615919" calcext:value-type="float">
            <text:p>1615919</text:p>
          </table:table-cell>
          <table:table-cell table:formula="of:=[.AR211]-[.AO211]" office:value-type="float" office:value="2" calcext:value-type="float">
            <text:p>2</text:p>
          </table:table-cell>
          <table:table-cell office:value-type="float" office:value="1616922" calcext:value-type="float">
            <text:p>1616922</text:p>
          </table:table-cell>
          <table:table-cell table:number-columns-repeated="2" office:value-type="float" office:value="1616923" calcext:value-type="float">
            <text:p>1616923</text:p>
          </table:table-cell>
          <table:table-cell office:value-type="float" office:value="1616924" calcext:value-type="float">
            <text:p>1616924</text:p>
          </table:table-cell>
          <table:table-cell table:formula="of:=[.AW211]-[.AT211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-17.44" calcext:value-type="float">
            <text:p>-17.44</text:p>
          </table:table-cell>
          <table:table-cell office:value-type="float" office:value="-32.65" calcext:value-type="float">
            <text:p>-32.65</text:p>
          </table:table-cell>
          <table:table-cell table:style-name="ce1"/>
          <table:table-cell table:formula="of:=[.C212]-[.C211]" office:value-type="float" office:value="-0.82" calcext:value-type="float">
            <text:p>-0.82</text:p>
          </table:table-cell>
          <table:table-cell table:formula="of:=[.D212]-[.D211]" office:value-type="float" office:value="-0.66" calcext:value-type="float">
            <text:p>-0.66</text:p>
          </table:table-cell>
          <table:table-cell table:style-name="ce12" table:formula="of:=[.F212]/([.$D$199]/1000)" office:value-type="float" office:value="-54.6666666666667" calcext:value-type="float">
            <text:p>-54.7</text:p>
          </table:table-cell>
          <table:table-cell table:style-name="ce12" table:formula="of:=[.G212]/([.$D$199]/1000)" office:value-type="float" office:value="-44" calcext:value-type="float">
            <text:p>-44.0</text:p>
          </table:table-cell>
          <table:table-cell table:style-name="ce13" table:formula="of:=(1/[.H212])*60" office:value-type="float" office:value="-1.09756097560976" calcext:value-type="float">
            <text:p>-1.098</text:p>
          </table:table-cell>
          <table:table-cell table:style-name="ce13" table:formula="of:=(1/[.I212])*60" office:value-type="float" office:value="-1.36363636363636" calcext:value-type="float">
            <text:p>-1.364</text:p>
          </table:table-cell>
          <table:table-cell table:style-name="ce15" table:formula="of:=ABS([.H212])/[.$L$2]*100" office:value-type="float" office:value="15.4888888888889" calcext:value-type="float">
            <text:p>15.5</text:p>
          </table:table-cell>
          <table:table-cell table:style-name="ce15" table:formula="of:=ABS([.I212])/[.$L$2]*100" office:value-type="float" office:value="12.4666666666667" calcext:value-type="float">
            <text:p>12.5</text:p>
          </table:table-cell>
          <table:table-cell/>
          <table:table-cell table:number-columns-repeated="2" office:value-type="float" office:value="250287" calcext:value-type="float">
            <text:p>250287</text:p>
          </table:table-cell>
          <table:table-cell office:value-type="float" office:value="250288" calcext:value-type="float">
            <text:p>250288</text:p>
          </table:table-cell>
          <table:table-cell office:value-type="float" office:value="250289" calcext:value-type="float">
            <text:p>250289</text:p>
          </table:table-cell>
          <table:table-cell table:formula="of:=[.R212]-[.O212]" office:value-type="float" office:value="2" calcext:value-type="float">
            <text:p>2</text:p>
          </table:table-cell>
          <table:table-cell/>
          <table:table-cell table:number-columns-repeated="2" office:value-type="float" office:value="1010125" calcext:value-type="float">
            <text:p>1010125</text:p>
          </table:table-cell>
          <table:table-cell office:value-type="float" office:value="1010126" calcext:value-type="float">
            <text:p>1010126</text:p>
          </table:table-cell>
          <table:table-cell office:value-type="float" office:value="1010127" calcext:value-type="float">
            <text:p>1010127</text:p>
          </table:table-cell>
          <table:table-cell table:formula="of:=[.X212]-[.U212]" office:value-type="float" office:value="2" calcext:value-type="float">
            <text:p>2</text:p>
          </table:table-cell>
          <table:table-cell table:number-columns-repeated="2" office:value-type="float" office:value="1011160" calcext:value-type="float">
            <text:p>1011160</text:p>
          </table:table-cell>
          <table:table-cell office:value-type="float" office:value="1011161" calcext:value-type="float">
            <text:p>1011161</text:p>
          </table:table-cell>
          <table:table-cell office:value-type="float" office:value="1011162" calcext:value-type="float">
            <text:p>1011162</text:p>
          </table:table-cell>
          <table:table-cell table:formula="of:=[.AC212]-[.Z212]" office:value-type="float" office:value="2" calcext:value-type="float">
            <text:p>2</text:p>
          </table:table-cell>
          <table:table-cell table:number-columns-repeated="2" office:value-type="float" office:value="1356033" calcext:value-type="float">
            <text:p>1356033</text:p>
          </table:table-cell>
          <table:table-cell office:value-type="float" office:value="1356034" calcext:value-type="float">
            <text:p>1356034</text:p>
          </table:table-cell>
          <table:table-cell office:value-type="float" office:value="1356035" calcext:value-type="float">
            <text:p>1356035</text:p>
          </table:table-cell>
          <table:table-cell table:formula="of:=[.AH212]-[.AE212]" office:value-type="float" office:value="2" calcext:value-type="float">
            <text:p>2</text:p>
          </table:table-cell>
          <table:table-cell table:number-columns-repeated="2" office:value-type="float" office:value="1357038" calcext:value-type="float">
            <text:p>1357038</text:p>
          </table:table-cell>
          <table:table-cell office:value-type="float" office:value="1357039" calcext:value-type="float">
            <text:p>1357039</text:p>
          </table:table-cell>
          <table:table-cell office:value-type="float" office:value="1357040" calcext:value-type="float">
            <text:p>1357040</text:p>
          </table:table-cell>
          <table:table-cell table:formula="of:=[.AM212]-[.AJ212]" office:value-type="float" office:value="2" calcext:value-type="float">
            <text:p>2</text:p>
          </table:table-cell>
          <table:table-cell table:number-columns-repeated="2" office:value-type="float" office:value="1615932" calcext:value-type="float">
            <text:p>1615932</text:p>
          </table:table-cell>
          <table:table-cell office:value-type="float" office:value="1615933" calcext:value-type="float">
            <text:p>1615933</text:p>
          </table:table-cell>
          <table:table-cell office:value-type="float" office:value="1615934" calcext:value-type="float">
            <text:p>1615934</text:p>
          </table:table-cell>
          <table:table-cell table:formula="of:=[.AR212]-[.AO212]" office:value-type="float" office:value="2" calcext:value-type="float">
            <text:p>2</text:p>
          </table:table-cell>
          <table:table-cell table:number-columns-repeated="2" office:value-type="float" office:value="1616937" calcext:value-type="float">
            <text:p>1616937</text:p>
          </table:table-cell>
          <table:table-cell office:value-type="float" office:value="1616938" calcext:value-type="float">
            <text:p>1616938</text:p>
          </table:table-cell>
          <table:table-cell office:value-type="float" office:value="1616939" calcext:value-type="float">
            <text:p>1616939</text:p>
          </table:table-cell>
          <table:table-cell table:formula="of:=[.AW212]-[.AT212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-18.27" calcext:value-type="float">
            <text:p>-18.27</text:p>
          </table:table-cell>
          <table:table-cell office:value-type="float" office:value="-33.3" calcext:value-type="float">
            <text:p>-33.3</text:p>
          </table:table-cell>
          <table:table-cell table:style-name="ce1"/>
          <table:table-cell table:formula="of:=[.C213]-[.C212]" office:value-type="float" office:value="-0.829999999999998" calcext:value-type="float">
            <text:p>-0.829999999999998</text:p>
          </table:table-cell>
          <table:table-cell table:formula="of:=[.D213]-[.D212]" office:value-type="float" office:value="-0.649999999999999" calcext:value-type="float">
            <text:p>-0.649999999999999</text:p>
          </table:table-cell>
          <table:table-cell table:style-name="ce12" table:formula="of:=[.F213]/([.$D$199]/1000)" office:value-type="float" office:value="-55.3333333333332" calcext:value-type="float">
            <text:p>-55.3</text:p>
          </table:table-cell>
          <table:table-cell table:style-name="ce12" table:formula="of:=[.G213]/([.$D$199]/1000)" office:value-type="float" office:value="-43.3333333333332" calcext:value-type="float">
            <text:p>-43.3</text:p>
          </table:table-cell>
          <table:table-cell table:style-name="ce13" table:formula="of:=(1/[.H213])*60" office:value-type="float" office:value="-1.08433734939759" calcext:value-type="float">
            <text:p>-1.084</text:p>
          </table:table-cell>
          <table:table-cell table:style-name="ce13" table:formula="of:=(1/[.I213])*60" office:value-type="float" office:value="-1.38461538461539" calcext:value-type="float">
            <text:p>-1.385</text:p>
          </table:table-cell>
          <table:table-cell table:style-name="ce15" table:formula="of:=ABS([.H213])/[.$L$2]*100" office:value-type="float" office:value="15.6777777777777" calcext:value-type="float">
            <text:p>15.7</text:p>
          </table:table-cell>
          <table:table-cell table:style-name="ce15" table:formula="of:=ABS([.I213])/[.$L$2]*100" office:value-type="float" office:value="12.2777777777778" calcext:value-type="float">
            <text:p>12.3</text:p>
          </table:table-cell>
          <table:table-cell/>
          <table:table-cell table:number-columns-repeated="2" office:value-type="float" office:value="250302" calcext:value-type="float">
            <text:p>250302</text:p>
          </table:table-cell>
          <table:table-cell office:value-type="float" office:value="250303" calcext:value-type="float">
            <text:p>250303</text:p>
          </table:table-cell>
          <table:table-cell office:value-type="float" office:value="250304" calcext:value-type="float">
            <text:p>250304</text:p>
          </table:table-cell>
          <table:table-cell table:formula="of:=[.R213]-[.O213]" office:value-type="float" office:value="2" calcext:value-type="float">
            <text:p>2</text:p>
          </table:table-cell>
          <table:table-cell/>
          <table:table-cell table:number-columns-repeated="2" office:value-type="float" office:value="1010140" calcext:value-type="float">
            <text:p>1010140</text:p>
          </table:table-cell>
          <table:table-cell office:value-type="float" office:value="1010141" calcext:value-type="float">
            <text:p>1010141</text:p>
          </table:table-cell>
          <table:table-cell office:value-type="float" office:value="1010142" calcext:value-type="float">
            <text:p>1010142</text:p>
          </table:table-cell>
          <table:table-cell table:formula="of:=[.X213]-[.U213]" office:value-type="float" office:value="2" calcext:value-type="float">
            <text:p>2</text:p>
          </table:table-cell>
          <table:table-cell table:number-columns-repeated="2" office:value-type="float" office:value="1011175" calcext:value-type="float">
            <text:p>1011175</text:p>
          </table:table-cell>
          <table:table-cell office:value-type="float" office:value="1011176" calcext:value-type="float">
            <text:p>1011176</text:p>
          </table:table-cell>
          <table:table-cell office:value-type="float" office:value="1011177" calcext:value-type="float">
            <text:p>1011177</text:p>
          </table:table-cell>
          <table:table-cell table:formula="of:=[.AC213]-[.Z213]" office:value-type="float" office:value="2" calcext:value-type="float">
            <text:p>2</text:p>
          </table:table-cell>
          <table:table-cell table:number-columns-repeated="2" office:value-type="float" office:value="1356048" calcext:value-type="float">
            <text:p>1356048</text:p>
          </table:table-cell>
          <table:table-cell office:value-type="float" office:value="1356049" calcext:value-type="float">
            <text:p>1356049</text:p>
          </table:table-cell>
          <table:table-cell office:value-type="float" office:value="1356050" calcext:value-type="float">
            <text:p>1356050</text:p>
          </table:table-cell>
          <table:table-cell table:formula="of:=[.AH213]-[.AE213]" office:value-type="float" office:value="2" calcext:value-type="float">
            <text:p>2</text:p>
          </table:table-cell>
          <table:table-cell table:number-columns-repeated="2" office:value-type="float" office:value="1357053" calcext:value-type="float">
            <text:p>1357053</text:p>
          </table:table-cell>
          <table:table-cell office:value-type="float" office:value="1357054" calcext:value-type="float">
            <text:p>1357054</text:p>
          </table:table-cell>
          <table:table-cell office:value-type="float" office:value="1357055" calcext:value-type="float">
            <text:p>1357055</text:p>
          </table:table-cell>
          <table:table-cell table:formula="of:=[.AM213]-[.AJ213]" office:value-type="float" office:value="2" calcext:value-type="float">
            <text:p>2</text:p>
          </table:table-cell>
          <table:table-cell table:number-columns-repeated="2" office:value-type="float" office:value="1615947" calcext:value-type="float">
            <text:p>1615947</text:p>
          </table:table-cell>
          <table:table-cell office:value-type="float" office:value="1615948" calcext:value-type="float">
            <text:p>1615948</text:p>
          </table:table-cell>
          <table:table-cell office:value-type="float" office:value="1615949" calcext:value-type="float">
            <text:p>1615949</text:p>
          </table:table-cell>
          <table:table-cell table:formula="of:=[.AR213]-[.AO213]" office:value-type="float" office:value="2" calcext:value-type="float">
            <text:p>2</text:p>
          </table:table-cell>
          <table:table-cell table:number-columns-repeated="2" office:value-type="float" office:value="1616952" calcext:value-type="float">
            <text:p>1616952</text:p>
          </table:table-cell>
          <table:table-cell office:value-type="float" office:value="1616953" calcext:value-type="float">
            <text:p>1616953</text:p>
          </table:table-cell>
          <table:table-cell office:value-type="float" office:value="1616954" calcext:value-type="float">
            <text:p>1616954</text:p>
          </table:table-cell>
          <table:table-cell table:formula="of:=[.AW213]-[.AT213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-19.11" calcext:value-type="float">
            <text:p>-19.11</text:p>
          </table:table-cell>
          <table:table-cell office:value-type="float" office:value="-33.95" calcext:value-type="float">
            <text:p>-33.95</text:p>
          </table:table-cell>
          <table:table-cell table:style-name="ce1"/>
          <table:table-cell table:formula="of:=[.C214]-[.C213]" office:value-type="float" office:value="-0.84" calcext:value-type="float">
            <text:p>-0.84</text:p>
          </table:table-cell>
          <table:table-cell table:formula="of:=[.D214]-[.D213]" office:value-type="float" office:value="-0.650000000000006" calcext:value-type="float">
            <text:p>-0.650000000000006</text:p>
          </table:table-cell>
          <table:table-cell table:style-name="ce12" table:formula="of:=[.F214]/([.$D$199]/1000)" office:value-type="float" office:value="-56" calcext:value-type="float">
            <text:p>-56.0</text:p>
          </table:table-cell>
          <table:table-cell table:style-name="ce12" table:formula="of:=[.G214]/([.$D$199]/1000)" office:value-type="float" office:value="-43.3333333333337" calcext:value-type="float">
            <text:p>-43.3</text:p>
          </table:table-cell>
          <table:table-cell table:style-name="ce13" table:formula="of:=(1/[.H214])*60" office:value-type="float" office:value="-1.07142857142857" calcext:value-type="float">
            <text:p>-1.071</text:p>
          </table:table-cell>
          <table:table-cell table:style-name="ce13" table:formula="of:=(1/[.I214])*60" office:value-type="float" office:value="-1.38461538461537" calcext:value-type="float">
            <text:p>-1.385</text:p>
          </table:table-cell>
          <table:table-cell table:style-name="ce15" table:formula="of:=ABS([.H214])/[.$L$2]*100" office:value-type="float" office:value="15.8666666666667" calcext:value-type="float">
            <text:p>15.9</text:p>
          </table:table-cell>
          <table:table-cell table:style-name="ce15" table:formula="of:=ABS([.I214])/[.$L$2]*100" office:value-type="float" office:value="12.2777777777779" calcext:value-type="float">
            <text:p>12.3</text:p>
          </table:table-cell>
          <table:table-cell/>
          <table:table-cell table:number-columns-repeated="2" office:value-type="float" office:value="250317" calcext:value-type="float">
            <text:p>250317</text:p>
          </table:table-cell>
          <table:table-cell office:value-type="float" office:value="250318" calcext:value-type="float">
            <text:p>250318</text:p>
          </table:table-cell>
          <table:table-cell office:value-type="float" office:value="250319" calcext:value-type="float">
            <text:p>250319</text:p>
          </table:table-cell>
          <table:table-cell table:formula="of:=[.R214]-[.O214]" office:value-type="float" office:value="2" calcext:value-type="float">
            <text:p>2</text:p>
          </table:table-cell>
          <table:table-cell/>
          <table:table-cell table:number-columns-repeated="2" office:value-type="float" office:value="1010155" calcext:value-type="float">
            <text:p>1010155</text:p>
          </table:table-cell>
          <table:table-cell office:value-type="float" office:value="1010156" calcext:value-type="float">
            <text:p>1010156</text:p>
          </table:table-cell>
          <table:table-cell office:value-type="float" office:value="1010157" calcext:value-type="float">
            <text:p>1010157</text:p>
          </table:table-cell>
          <table:table-cell table:formula="of:=[.X214]-[.U214]" office:value-type="float" office:value="2" calcext:value-type="float">
            <text:p>2</text:p>
          </table:table-cell>
          <table:table-cell table:number-columns-repeated="2" office:value-type="float" office:value="1011190" calcext:value-type="float">
            <text:p>1011190</text:p>
          </table:table-cell>
          <table:table-cell office:value-type="float" office:value="1011191" calcext:value-type="float">
            <text:p>1011191</text:p>
          </table:table-cell>
          <table:table-cell office:value-type="float" office:value="1011192" calcext:value-type="float">
            <text:p>1011192</text:p>
          </table:table-cell>
          <table:table-cell table:formula="of:=[.AC214]-[.Z214]" office:value-type="float" office:value="2" calcext:value-type="float">
            <text:p>2</text:p>
          </table:table-cell>
          <table:table-cell table:number-columns-repeated="2" office:value-type="float" office:value="1356063" calcext:value-type="float">
            <text:p>1356063</text:p>
          </table:table-cell>
          <table:table-cell office:value-type="float" office:value="1356064" calcext:value-type="float">
            <text:p>1356064</text:p>
          </table:table-cell>
          <table:table-cell office:value-type="float" office:value="1356065" calcext:value-type="float">
            <text:p>1356065</text:p>
          </table:table-cell>
          <table:table-cell table:formula="of:=[.AH214]-[.AE214]" office:value-type="float" office:value="2" calcext:value-type="float">
            <text:p>2</text:p>
          </table:table-cell>
          <table:table-cell table:number-columns-repeated="2" office:value-type="float" office:value="1357068" calcext:value-type="float">
            <text:p>1357068</text:p>
          </table:table-cell>
          <table:table-cell office:value-type="float" office:value="1357069" calcext:value-type="float">
            <text:p>1357069</text:p>
          </table:table-cell>
          <table:table-cell office:value-type="float" office:value="1357070" calcext:value-type="float">
            <text:p>1357070</text:p>
          </table:table-cell>
          <table:table-cell table:formula="of:=[.AM214]-[.AJ214]" office:value-type="float" office:value="2" calcext:value-type="float">
            <text:p>2</text:p>
          </table:table-cell>
          <table:table-cell table:number-columns-repeated="2" office:value-type="float" office:value="1615962" calcext:value-type="float">
            <text:p>1615962</text:p>
          </table:table-cell>
          <table:table-cell office:value-type="float" office:value="1615963" calcext:value-type="float">
            <text:p>1615963</text:p>
          </table:table-cell>
          <table:table-cell office:value-type="float" office:value="1615964" calcext:value-type="float">
            <text:p>1615964</text:p>
          </table:table-cell>
          <table:table-cell table:formula="of:=[.AR214]-[.AO214]" office:value-type="float" office:value="2" calcext:value-type="float">
            <text:p>2</text:p>
          </table:table-cell>
          <table:table-cell table:number-columns-repeated="2" office:value-type="float" office:value="1616967" calcext:value-type="float">
            <text:p>1616967</text:p>
          </table:table-cell>
          <table:table-cell office:value-type="float" office:value="1616968" calcext:value-type="float">
            <text:p>1616968</text:p>
          </table:table-cell>
          <table:table-cell office:value-type="float" office:value="1616969" calcext:value-type="float">
            <text:p>1616969</text:p>
          </table:table-cell>
          <table:table-cell table:formula="of:=[.AW214]-[.AT214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-19.94" calcext:value-type="float">
            <text:p>-19.94</text:p>
          </table:table-cell>
          <table:table-cell office:value-type="float" office:value="-34.6" calcext:value-type="float">
            <text:p>-34.6</text:p>
          </table:table-cell>
          <table:table-cell table:style-name="ce1"/>
          <table:table-cell table:formula="of:=[.C215]-[.C214]" office:value-type="float" office:value="-0.830000000000002" calcext:value-type="float">
            <text:p>-0.830000000000002</text:p>
          </table:table-cell>
          <table:table-cell table:formula="of:=[.D215]-[.D214]" office:value-type="float" office:value="-0.649999999999999" calcext:value-type="float">
            <text:p>-0.649999999999999</text:p>
          </table:table-cell>
          <table:table-cell table:style-name="ce12" table:formula="of:=[.F215]/([.$D$199]/1000)" office:value-type="float" office:value="-55.3333333333335" calcext:value-type="float">
            <text:p>-55.3</text:p>
          </table:table-cell>
          <table:table-cell table:style-name="ce12" table:formula="of:=[.G215]/([.$D$199]/1000)" office:value-type="float" office:value="-43.3333333333332" calcext:value-type="float">
            <text:p>-43.3</text:p>
          </table:table-cell>
          <table:table-cell table:style-name="ce13" table:formula="of:=(1/[.H215])*60" office:value-type="float" office:value="-1.08433734939759" calcext:value-type="float">
            <text:p>-1.084</text:p>
          </table:table-cell>
          <table:table-cell table:style-name="ce13" table:formula="of:=(1/[.I215])*60" office:value-type="float" office:value="-1.38461538461539" calcext:value-type="float">
            <text:p>-1.385</text:p>
          </table:table-cell>
          <table:table-cell table:style-name="ce15" table:formula="of:=ABS([.H215])/[.$L$2]*100" office:value-type="float" office:value="15.6777777777778" calcext:value-type="float">
            <text:p>15.7</text:p>
          </table:table-cell>
          <table:table-cell table:style-name="ce15" table:formula="of:=ABS([.I215])/[.$L$2]*100" office:value-type="float" office:value="12.2777777777778" calcext:value-type="float">
            <text:p>12.3</text:p>
          </table:table-cell>
          <table:table-cell/>
          <table:table-cell table:number-columns-repeated="2" office:value-type="float" office:value="250332" calcext:value-type="float">
            <text:p>250332</text:p>
          </table:table-cell>
          <table:table-cell office:value-type="float" office:value="250333" calcext:value-type="float">
            <text:p>250333</text:p>
          </table:table-cell>
          <table:table-cell office:value-type="float" office:value="250334" calcext:value-type="float">
            <text:p>250334</text:p>
          </table:table-cell>
          <table:table-cell table:formula="of:=[.R215]-[.O215]" office:value-type="float" office:value="2" calcext:value-type="float">
            <text:p>2</text:p>
          </table:table-cell>
          <table:table-cell/>
          <table:table-cell table:number-columns-repeated="2" office:value-type="float" office:value="1010170" calcext:value-type="float">
            <text:p>1010170</text:p>
          </table:table-cell>
          <table:table-cell office:value-type="float" office:value="1010171" calcext:value-type="float">
            <text:p>1010171</text:p>
          </table:table-cell>
          <table:table-cell office:value-type="float" office:value="1010172" calcext:value-type="float">
            <text:p>1010172</text:p>
          </table:table-cell>
          <table:table-cell table:formula="of:=[.X215]-[.U215]" office:value-type="float" office:value="2" calcext:value-type="float">
            <text:p>2</text:p>
          </table:table-cell>
          <table:table-cell table:number-columns-repeated="2" office:value-type="float" office:value="1011205" calcext:value-type="float">
            <text:p>1011205</text:p>
          </table:table-cell>
          <table:table-cell office:value-type="float" office:value="1011206" calcext:value-type="float">
            <text:p>1011206</text:p>
          </table:table-cell>
          <table:table-cell office:value-type="float" office:value="1011207" calcext:value-type="float">
            <text:p>1011207</text:p>
          </table:table-cell>
          <table:table-cell table:formula="of:=[.AC215]-[.Z215]" office:value-type="float" office:value="2" calcext:value-type="float">
            <text:p>2</text:p>
          </table:table-cell>
          <table:table-cell table:number-columns-repeated="2" office:value-type="float" office:value="1356078" calcext:value-type="float">
            <text:p>1356078</text:p>
          </table:table-cell>
          <table:table-cell office:value-type="float" office:value="1356079" calcext:value-type="float">
            <text:p>1356079</text:p>
          </table:table-cell>
          <table:table-cell office:value-type="float" office:value="1356080" calcext:value-type="float">
            <text:p>1356080</text:p>
          </table:table-cell>
          <table:table-cell table:formula="of:=[.AH215]-[.AE215]" office:value-type="float" office:value="2" calcext:value-type="float">
            <text:p>2</text:p>
          </table:table-cell>
          <table:table-cell table:number-columns-repeated="2" office:value-type="float" office:value="1357083" calcext:value-type="float">
            <text:p>1357083</text:p>
          </table:table-cell>
          <table:table-cell office:value-type="float" office:value="1357084" calcext:value-type="float">
            <text:p>1357084</text:p>
          </table:table-cell>
          <table:table-cell office:value-type="float" office:value="1357085" calcext:value-type="float">
            <text:p>1357085</text:p>
          </table:table-cell>
          <table:table-cell table:formula="of:=[.AM215]-[.AJ215]" office:value-type="float" office:value="2" calcext:value-type="float">
            <text:p>2</text:p>
          </table:table-cell>
          <table:table-cell table:number-columns-repeated="2" office:value-type="float" office:value="1615977" calcext:value-type="float">
            <text:p>1615977</text:p>
          </table:table-cell>
          <table:table-cell office:value-type="float" office:value="1615978" calcext:value-type="float">
            <text:p>1615978</text:p>
          </table:table-cell>
          <table:table-cell office:value-type="float" office:value="1615979" calcext:value-type="float">
            <text:p>1615979</text:p>
          </table:table-cell>
          <table:table-cell table:formula="of:=[.AR215]-[.AO215]" office:value-type="float" office:value="2" calcext:value-type="float">
            <text:p>2</text:p>
          </table:table-cell>
          <table:table-cell table:number-columns-repeated="2" office:value-type="float" office:value="1616982" calcext:value-type="float">
            <text:p>1616982</text:p>
          </table:table-cell>
          <table:table-cell office:value-type="float" office:value="1616983" calcext:value-type="float">
            <text:p>1616983</text:p>
          </table:table-cell>
          <table:table-cell office:value-type="float" office:value="1616984" calcext:value-type="float">
            <text:p>1616984</text:p>
          </table:table-cell>
          <table:table-cell table:formula="of:=[.AW215]-[.AT215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-20.78" calcext:value-type="float">
            <text:p>-20.78</text:p>
          </table:table-cell>
          <table:table-cell office:value-type="float" office:value="-35.24" calcext:value-type="float">
            <text:p>-35.24</text:p>
          </table:table-cell>
          <table:table-cell table:style-name="ce1"/>
          <table:table-cell table:formula="of:=[.C216]-[.C215]" office:value-type="float" office:value="-0.84" calcext:value-type="float">
            <text:p>-0.84</text:p>
          </table:table-cell>
          <table:table-cell table:formula="of:=[.D216]-[.D215]" office:value-type="float" office:value="-0.640000000000001" calcext:value-type="float">
            <text:p>-0.640000000000001</text:p>
          </table:table-cell>
          <table:table-cell table:style-name="ce12" table:formula="of:=[.F216]/([.$D$199]/1000)" office:value-type="float" office:value="-56" calcext:value-type="float">
            <text:p>-56.0</text:p>
          </table:table-cell>
          <table:table-cell table:style-name="ce12" table:formula="of:=[.G216]/([.$D$199]/1000)" office:value-type="float" office:value="-42.6666666666667" calcext:value-type="float">
            <text:p>-42.7</text:p>
          </table:table-cell>
          <table:table-cell table:style-name="ce13" table:formula="of:=(1/[.H216])*60" office:value-type="float" office:value="-1.07142857142857" calcext:value-type="float">
            <text:p>-1.071</text:p>
          </table:table-cell>
          <table:table-cell table:style-name="ce13" table:formula="of:=(1/[.I216])*60" office:value-type="float" office:value="-1.40625" calcext:value-type="float">
            <text:p>-1.406</text:p>
          </table:table-cell>
          <table:table-cell table:style-name="ce15" table:formula="of:=ABS([.H216])/[.$L$2]*100" office:value-type="float" office:value="15.8666666666667" calcext:value-type="float">
            <text:p>15.9</text:p>
          </table:table-cell>
          <table:table-cell table:style-name="ce15" table:formula="of:=ABS([.I216])/[.$L$2]*100" office:value-type="float" office:value="12.0888888888889" calcext:value-type="float">
            <text:p>12.1</text:p>
          </table:table-cell>
          <table:table-cell/>
          <table:table-cell table:number-columns-repeated="2" office:value-type="float" office:value="250347" calcext:value-type="float">
            <text:p>250347</text:p>
          </table:table-cell>
          <table:table-cell office:value-type="float" office:value="250348" calcext:value-type="float">
            <text:p>250348</text:p>
          </table:table-cell>
          <table:table-cell office:value-type="float" office:value="250349" calcext:value-type="float">
            <text:p>250349</text:p>
          </table:table-cell>
          <table:table-cell table:formula="of:=[.R216]-[.O216]" office:value-type="float" office:value="2" calcext:value-type="float">
            <text:p>2</text:p>
          </table:table-cell>
          <table:table-cell/>
          <table:table-cell table:number-columns-repeated="2" office:value-type="float" office:value="1010185" calcext:value-type="float">
            <text:p>1010185</text:p>
          </table:table-cell>
          <table:table-cell office:value-type="float" office:value="1010186" calcext:value-type="float">
            <text:p>1010186</text:p>
          </table:table-cell>
          <table:table-cell office:value-type="float" office:value="1010187" calcext:value-type="float">
            <text:p>1010187</text:p>
          </table:table-cell>
          <table:table-cell table:formula="of:=[.X216]-[.U216]" office:value-type="float" office:value="2" calcext:value-type="float">
            <text:p>2</text:p>
          </table:table-cell>
          <table:table-cell table:number-columns-repeated="2" office:value-type="float" office:value="1011220" calcext:value-type="float">
            <text:p>1011220</text:p>
          </table:table-cell>
          <table:table-cell office:value-type="float" office:value="1011221" calcext:value-type="float">
            <text:p>1011221</text:p>
          </table:table-cell>
          <table:table-cell office:value-type="float" office:value="1011222" calcext:value-type="float">
            <text:p>1011222</text:p>
          </table:table-cell>
          <table:table-cell table:formula="of:=[.AC216]-[.Z216]" office:value-type="float" office:value="2" calcext:value-type="float">
            <text:p>2</text:p>
          </table:table-cell>
          <table:table-cell table:number-columns-repeated="2" office:value-type="float" office:value="1356093" calcext:value-type="float">
            <text:p>1356093</text:p>
          </table:table-cell>
          <table:table-cell office:value-type="float" office:value="1356094" calcext:value-type="float">
            <text:p>1356094</text:p>
          </table:table-cell>
          <table:table-cell office:value-type="float" office:value="1356095" calcext:value-type="float">
            <text:p>1356095</text:p>
          </table:table-cell>
          <table:table-cell table:formula="of:=[.AH216]-[.AE216]" office:value-type="float" office:value="2" calcext:value-type="float">
            <text:p>2</text:p>
          </table:table-cell>
          <table:table-cell table:number-columns-repeated="2" office:value-type="float" office:value="1357098" calcext:value-type="float">
            <text:p>1357098</text:p>
          </table:table-cell>
          <table:table-cell office:value-type="float" office:value="1357099" calcext:value-type="float">
            <text:p>1357099</text:p>
          </table:table-cell>
          <table:table-cell office:value-type="float" office:value="1357100" calcext:value-type="float">
            <text:p>1357100</text:p>
          </table:table-cell>
          <table:table-cell table:formula="of:=[.AM216]-[.AJ216]" office:value-type="float" office:value="2" calcext:value-type="float">
            <text:p>2</text:p>
          </table:table-cell>
          <table:table-cell table:number-columns-repeated="2" office:value-type="float" office:value="1615992" calcext:value-type="float">
            <text:p>1615992</text:p>
          </table:table-cell>
          <table:table-cell office:value-type="float" office:value="1615993" calcext:value-type="float">
            <text:p>1615993</text:p>
          </table:table-cell>
          <table:table-cell office:value-type="float" office:value="1615994" calcext:value-type="float">
            <text:p>1615994</text:p>
          </table:table-cell>
          <table:table-cell table:formula="of:=[.AR216]-[.AO216]" office:value-type="float" office:value="2" calcext:value-type="float">
            <text:p>2</text:p>
          </table:table-cell>
          <table:table-cell table:number-columns-repeated="2" office:value-type="float" office:value="1616997" calcext:value-type="float">
            <text:p>1616997</text:p>
          </table:table-cell>
          <table:table-cell office:value-type="float" office:value="1616998" calcext:value-type="float">
            <text:p>1616998</text:p>
          </table:table-cell>
          <table:table-cell office:value-type="float" office:value="1616999" calcext:value-type="float">
            <text:p>1616999</text:p>
          </table:table-cell>
          <table:table-cell table:formula="of:=[.AW216]-[.AT216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-21.62" calcext:value-type="float">
            <text:p>-21.62</text:p>
          </table:table-cell>
          <table:table-cell office:value-type="float" office:value="-35.87" calcext:value-type="float">
            <text:p>-35.87</text:p>
          </table:table-cell>
          <table:table-cell table:style-name="ce1"/>
          <table:table-cell table:formula="of:=[.C217]-[.C216]" office:value-type="float" office:value="-0.84" calcext:value-type="float">
            <text:p>-0.84</text:p>
          </table:table-cell>
          <table:table-cell table:formula="of:=[.D217]-[.D216]" office:value-type="float" office:value="-0.629999999999995" calcext:value-type="float">
            <text:p>-0.629999999999995</text:p>
          </table:table-cell>
          <table:table-cell table:style-name="ce12" table:formula="of:=[.F217]/([.$D$199]/1000)" office:value-type="float" office:value="-56" calcext:value-type="float">
            <text:p>-56.0</text:p>
          </table:table-cell>
          <table:table-cell table:style-name="ce12" table:formula="of:=[.G217]/([.$D$199]/1000)" office:value-type="float" office:value="-41.9999999999997" calcext:value-type="float">
            <text:p>-42.0</text:p>
          </table:table-cell>
          <table:table-cell table:style-name="ce13" table:formula="of:=(1/[.H217])*60" office:value-type="float" office:value="-1.07142857142857" calcext:value-type="float">
            <text:p>-1.071</text:p>
          </table:table-cell>
          <table:table-cell table:style-name="ce13" table:formula="of:=(1/[.I217])*60" office:value-type="float" office:value="-1.42857142857144" calcext:value-type="float">
            <text:p>-1.429</text:p>
          </table:table-cell>
          <table:table-cell table:style-name="ce15" table:formula="of:=ABS([.H217])/[.$L$2]*100" office:value-type="float" office:value="15.8666666666667" calcext:value-type="float">
            <text:p>15.9</text:p>
          </table:table-cell>
          <table:table-cell table:style-name="ce15" table:formula="of:=ABS([.I217])/[.$L$2]*100" office:value-type="float" office:value="11.8999999999999" calcext:value-type="float">
            <text:p>11.9</text:p>
          </table:table-cell>
          <table:table-cell/>
          <table:table-cell table:number-columns-repeated="2" office:value-type="float" office:value="250362" calcext:value-type="float">
            <text:p>250362</text:p>
          </table:table-cell>
          <table:table-cell office:value-type="float" office:value="250363" calcext:value-type="float">
            <text:p>250363</text:p>
          </table:table-cell>
          <table:table-cell office:value-type="float" office:value="250364" calcext:value-type="float">
            <text:p>250364</text:p>
          </table:table-cell>
          <table:table-cell table:formula="of:=[.R217]-[.O217]" office:value-type="float" office:value="2" calcext:value-type="float">
            <text:p>2</text:p>
          </table:table-cell>
          <table:table-cell/>
          <table:table-cell table:number-columns-repeated="2" office:value-type="float" office:value="1010200" calcext:value-type="float">
            <text:p>1010200</text:p>
          </table:table-cell>
          <table:table-cell office:value-type="float" office:value="1010201" calcext:value-type="float">
            <text:p>1010201</text:p>
          </table:table-cell>
          <table:table-cell office:value-type="float" office:value="1010202" calcext:value-type="float">
            <text:p>1010202</text:p>
          </table:table-cell>
          <table:table-cell table:formula="of:=[.X217]-[.U217]" office:value-type="float" office:value="2" calcext:value-type="float">
            <text:p>2</text:p>
          </table:table-cell>
          <table:table-cell table:number-columns-repeated="2" office:value-type="float" office:value="1011235" calcext:value-type="float">
            <text:p>1011235</text:p>
          </table:table-cell>
          <table:table-cell office:value-type="float" office:value="1011236" calcext:value-type="float">
            <text:p>1011236</text:p>
          </table:table-cell>
          <table:table-cell office:value-type="float" office:value="1011237" calcext:value-type="float">
            <text:p>1011237</text:p>
          </table:table-cell>
          <table:table-cell table:formula="of:=[.AC217]-[.Z217]" office:value-type="float" office:value="2" calcext:value-type="float">
            <text:p>2</text:p>
          </table:table-cell>
          <table:table-cell table:number-columns-repeated="2" office:value-type="float" office:value="1356108" calcext:value-type="float">
            <text:p>1356108</text:p>
          </table:table-cell>
          <table:table-cell office:value-type="float" office:value="1356109" calcext:value-type="float">
            <text:p>1356109</text:p>
          </table:table-cell>
          <table:table-cell office:value-type="float" office:value="1356110" calcext:value-type="float">
            <text:p>1356110</text:p>
          </table:table-cell>
          <table:table-cell table:formula="of:=[.AH217]-[.AE217]" office:value-type="float" office:value="2" calcext:value-type="float">
            <text:p>2</text:p>
          </table:table-cell>
          <table:table-cell table:number-columns-repeated="2" office:value-type="float" office:value="1357113" calcext:value-type="float">
            <text:p>1357113</text:p>
          </table:table-cell>
          <table:table-cell office:value-type="float" office:value="1357114" calcext:value-type="float">
            <text:p>1357114</text:p>
          </table:table-cell>
          <table:table-cell office:value-type="float" office:value="1357115" calcext:value-type="float">
            <text:p>1357115</text:p>
          </table:table-cell>
          <table:table-cell table:formula="of:=[.AM217]-[.AJ217]" office:value-type="float" office:value="2" calcext:value-type="float">
            <text:p>2</text:p>
          </table:table-cell>
          <table:table-cell table:number-columns-repeated="2" office:value-type="float" office:value="1616007" calcext:value-type="float">
            <text:p>1616007</text:p>
          </table:table-cell>
          <table:table-cell office:value-type="float" office:value="1616008" calcext:value-type="float">
            <text:p>1616008</text:p>
          </table:table-cell>
          <table:table-cell office:value-type="float" office:value="1616009" calcext:value-type="float">
            <text:p>1616009</text:p>
          </table:table-cell>
          <table:table-cell table:formula="of:=[.AR217]-[.AO217]" office:value-type="float" office:value="2" calcext:value-type="float">
            <text:p>2</text:p>
          </table:table-cell>
          <table:table-cell table:number-columns-repeated="2" office:value-type="float" office:value="1617012" calcext:value-type="float">
            <text:p>1617012</text:p>
          </table:table-cell>
          <table:table-cell office:value-type="float" office:value="1617013" calcext:value-type="float">
            <text:p>1617013</text:p>
          </table:table-cell>
          <table:table-cell office:value-type="float" office:value="1617014" calcext:value-type="float">
            <text:p>1617014</text:p>
          </table:table-cell>
          <table:table-cell table:formula="of:=[.AW217]-[.AT217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-22.46" calcext:value-type="float">
            <text:p>-22.46</text:p>
          </table:table-cell>
          <table:table-cell office:value-type="float" office:value="-36.5" calcext:value-type="float">
            <text:p>-36.5</text:p>
          </table:table-cell>
          <table:table-cell table:style-name="ce1"/>
          <table:table-cell table:formula="of:=[.C218]-[.C217]" office:value-type="float" office:value="-0.84" calcext:value-type="float">
            <text:p>-0.84</text:p>
          </table:table-cell>
          <table:table-cell table:formula="of:=[.D218]-[.D217]" office:value-type="float" office:value="-0.630000000000003" calcext:value-type="float">
            <text:p>-0.630000000000003</text:p>
          </table:table-cell>
          <table:table-cell table:style-name="ce12" table:formula="of:=[.F218]/([.$D$199]/1000)" office:value-type="float" office:value="-56" calcext:value-type="float">
            <text:p>-56.0</text:p>
          </table:table-cell>
          <table:table-cell table:style-name="ce12" table:formula="of:=[.G218]/([.$D$199]/1000)" office:value-type="float" office:value="-42.0000000000002" calcext:value-type="float">
            <text:p>-42.0</text:p>
          </table:table-cell>
          <table:table-cell table:style-name="ce13" table:formula="of:=(1/[.H218])*60" office:value-type="float" office:value="-1.07142857142857" calcext:value-type="float">
            <text:p>-1.071</text:p>
          </table:table-cell>
          <table:table-cell table:style-name="ce13" table:formula="of:=(1/[.I218])*60" office:value-type="float" office:value="-1.42857142857142" calcext:value-type="float">
            <text:p>-1.429</text:p>
          </table:table-cell>
          <table:table-cell table:style-name="ce15" table:formula="of:=ABS([.H218])/[.$L$2]*100" office:value-type="float" office:value="15.8666666666667" calcext:value-type="float">
            <text:p>15.9</text:p>
          </table:table-cell>
          <table:table-cell table:style-name="ce15" table:formula="of:=ABS([.I218])/[.$L$2]*100" office:value-type="float" office:value="11.9" calcext:value-type="float">
            <text:p>11.9</text:p>
          </table:table-cell>
          <table:table-cell/>
          <table:table-cell table:number-columns-repeated="2" office:value-type="float" office:value="250377" calcext:value-type="float">
            <text:p>250377</text:p>
          </table:table-cell>
          <table:table-cell office:value-type="float" office:value="250378" calcext:value-type="float">
            <text:p>250378</text:p>
          </table:table-cell>
          <table:table-cell office:value-type="float" office:value="250379" calcext:value-type="float">
            <text:p>250379</text:p>
          </table:table-cell>
          <table:table-cell table:formula="of:=[.R218]-[.O218]" office:value-type="float" office:value="2" calcext:value-type="float">
            <text:p>2</text:p>
          </table:table-cell>
          <table:table-cell/>
          <table:table-cell table:number-columns-repeated="2" office:value-type="float" office:value="1010215" calcext:value-type="float">
            <text:p>1010215</text:p>
          </table:table-cell>
          <table:table-cell office:value-type="float" office:value="1010216" calcext:value-type="float">
            <text:p>1010216</text:p>
          </table:table-cell>
          <table:table-cell office:value-type="float" office:value="1010217" calcext:value-type="float">
            <text:p>1010217</text:p>
          </table:table-cell>
          <table:table-cell table:formula="of:=[.X218]-[.U218]" office:value-type="float" office:value="2" calcext:value-type="float">
            <text:p>2</text:p>
          </table:table-cell>
          <table:table-cell table:number-columns-repeated="2" office:value-type="float" office:value="1011250" calcext:value-type="float">
            <text:p>1011250</text:p>
          </table:table-cell>
          <table:table-cell office:value-type="float" office:value="1011251" calcext:value-type="float">
            <text:p>1011251</text:p>
          </table:table-cell>
          <table:table-cell office:value-type="float" office:value="1011252" calcext:value-type="float">
            <text:p>1011252</text:p>
          </table:table-cell>
          <table:table-cell table:formula="of:=[.AC218]-[.Z218]" office:value-type="float" office:value="2" calcext:value-type="float">
            <text:p>2</text:p>
          </table:table-cell>
          <table:table-cell table:number-columns-repeated="2" office:value-type="float" office:value="1356123" calcext:value-type="float">
            <text:p>1356123</text:p>
          </table:table-cell>
          <table:table-cell office:value-type="float" office:value="1356124" calcext:value-type="float">
            <text:p>1356124</text:p>
          </table:table-cell>
          <table:table-cell office:value-type="float" office:value="1356125" calcext:value-type="float">
            <text:p>1356125</text:p>
          </table:table-cell>
          <table:table-cell table:formula="of:=[.AH218]-[.AE218]" office:value-type="float" office:value="2" calcext:value-type="float">
            <text:p>2</text:p>
          </table:table-cell>
          <table:table-cell table:number-columns-repeated="2" office:value-type="float" office:value="1357128" calcext:value-type="float">
            <text:p>1357128</text:p>
          </table:table-cell>
          <table:table-cell office:value-type="float" office:value="1357129" calcext:value-type="float">
            <text:p>1357129</text:p>
          </table:table-cell>
          <table:table-cell office:value-type="float" office:value="1357130" calcext:value-type="float">
            <text:p>1357130</text:p>
          </table:table-cell>
          <table:table-cell table:formula="of:=[.AM218]-[.AJ218]" office:value-type="float" office:value="2" calcext:value-type="float">
            <text:p>2</text:p>
          </table:table-cell>
          <table:table-cell table:number-columns-repeated="2" office:value-type="float" office:value="1616022" calcext:value-type="float">
            <text:p>1616022</text:p>
          </table:table-cell>
          <table:table-cell office:value-type="float" office:value="1616023" calcext:value-type="float">
            <text:p>1616023</text:p>
          </table:table-cell>
          <table:table-cell office:value-type="float" office:value="1616024" calcext:value-type="float">
            <text:p>1616024</text:p>
          </table:table-cell>
          <table:table-cell table:formula="of:=[.AR218]-[.AO218]" office:value-type="float" office:value="2" calcext:value-type="float">
            <text:p>2</text:p>
          </table:table-cell>
          <table:table-cell table:number-columns-repeated="2" office:value-type="float" office:value="1617027" calcext:value-type="float">
            <text:p>1617027</text:p>
          </table:table-cell>
          <table:table-cell office:value-type="float" office:value="1617028" calcext:value-type="float">
            <text:p>1617028</text:p>
          </table:table-cell>
          <table:table-cell office:value-type="float" office:value="1617029" calcext:value-type="float">
            <text:p>1617029</text:p>
          </table:table-cell>
          <table:table-cell table:formula="of:=[.AW218]-[.AT218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-23.31" calcext:value-type="float">
            <text:p>-23.31</text:p>
          </table:table-cell>
          <table:table-cell office:value-type="float" office:value="-37.12" calcext:value-type="float">
            <text:p>-37.12</text:p>
          </table:table-cell>
          <table:table-cell table:style-name="ce1"/>
          <table:table-cell table:formula="of:=[.C219]-[.C218]" office:value-type="float" office:value="-0.849999999999998" calcext:value-type="float">
            <text:p>-0.849999999999998</text:p>
          </table:table-cell>
          <table:table-cell table:formula="of:=[.D219]-[.D218]" office:value-type="float" office:value="-0.619999999999997" calcext:value-type="float">
            <text:p>-0.619999999999997</text:p>
          </table:table-cell>
          <table:table-cell table:style-name="ce12" table:formula="of:=[.F219]/([.$D$199]/1000)" office:value-type="float" office:value="-56.6666666666665" calcext:value-type="float">
            <text:p>-56.7</text:p>
          </table:table-cell>
          <table:table-cell table:style-name="ce12" table:formula="of:=[.G219]/([.$D$199]/1000)" office:value-type="float" office:value="-41.3333333333332" calcext:value-type="float">
            <text:p>-41.3</text:p>
          </table:table-cell>
          <table:table-cell table:style-name="ce13" table:formula="of:=(1/[.H219])*60" office:value-type="float" office:value="-1.05882352941177" calcext:value-type="float">
            <text:p>-1.059</text:p>
          </table:table-cell>
          <table:table-cell table:style-name="ce13" table:formula="of:=(1/[.I219])*60" office:value-type="float" office:value="-1.45161290322581" calcext:value-type="float">
            <text:p>-1.452</text:p>
          </table:table-cell>
          <table:table-cell table:style-name="ce15" table:formula="of:=ABS([.H219])/[.$L$2]*100" office:value-type="float" office:value="16.0555555555555" calcext:value-type="float">
            <text:p>16.1</text:p>
          </table:table-cell>
          <table:table-cell table:style-name="ce15" table:formula="of:=ABS([.I219])/[.$L$2]*100" office:value-type="float" office:value="11.7111111111111" calcext:value-type="float">
            <text:p>11.7</text:p>
          </table:table-cell>
          <table:table-cell/>
          <table:table-cell table:number-columns-repeated="2" office:value-type="float" office:value="250392" calcext:value-type="float">
            <text:p>250392</text:p>
          </table:table-cell>
          <table:table-cell office:value-type="float" office:value="250393" calcext:value-type="float">
            <text:p>250393</text:p>
          </table:table-cell>
          <table:table-cell office:value-type="float" office:value="250394" calcext:value-type="float">
            <text:p>250394</text:p>
          </table:table-cell>
          <table:table-cell table:formula="of:=[.R219]-[.O219]" office:value-type="float" office:value="2" calcext:value-type="float">
            <text:p>2</text:p>
          </table:table-cell>
          <table:table-cell/>
          <table:table-cell table:number-columns-repeated="2" office:value-type="float" office:value="1010230" calcext:value-type="float">
            <text:p>1010230</text:p>
          </table:table-cell>
          <table:table-cell office:value-type="float" office:value="1010231" calcext:value-type="float">
            <text:p>1010231</text:p>
          </table:table-cell>
          <table:table-cell office:value-type="float" office:value="1010232" calcext:value-type="float">
            <text:p>1010232</text:p>
          </table:table-cell>
          <table:table-cell table:formula="of:=[.X219]-[.U219]" office:value-type="float" office:value="2" calcext:value-type="float">
            <text:p>2</text:p>
          </table:table-cell>
          <table:table-cell table:number-columns-repeated="2" office:value-type="float" office:value="1011265" calcext:value-type="float">
            <text:p>1011265</text:p>
          </table:table-cell>
          <table:table-cell office:value-type="float" office:value="1011266" calcext:value-type="float">
            <text:p>1011266</text:p>
          </table:table-cell>
          <table:table-cell office:value-type="float" office:value="1011267" calcext:value-type="float">
            <text:p>1011267</text:p>
          </table:table-cell>
          <table:table-cell table:formula="of:=[.AC219]-[.Z219]" office:value-type="float" office:value="2" calcext:value-type="float">
            <text:p>2</text:p>
          </table:table-cell>
          <table:table-cell table:number-columns-repeated="2" office:value-type="float" office:value="1356138" calcext:value-type="float">
            <text:p>1356138</text:p>
          </table:table-cell>
          <table:table-cell office:value-type="float" office:value="1356139" calcext:value-type="float">
            <text:p>1356139</text:p>
          </table:table-cell>
          <table:table-cell office:value-type="float" office:value="1356140" calcext:value-type="float">
            <text:p>1356140</text:p>
          </table:table-cell>
          <table:table-cell table:formula="of:=[.AH219]-[.AE219]" office:value-type="float" office:value="2" calcext:value-type="float">
            <text:p>2</text:p>
          </table:table-cell>
          <table:table-cell table:number-columns-repeated="2" office:value-type="float" office:value="1357143" calcext:value-type="float">
            <text:p>1357143</text:p>
          </table:table-cell>
          <table:table-cell office:value-type="float" office:value="1357144" calcext:value-type="float">
            <text:p>1357144</text:p>
          </table:table-cell>
          <table:table-cell office:value-type="float" office:value="1357145" calcext:value-type="float">
            <text:p>1357145</text:p>
          </table:table-cell>
          <table:table-cell table:formula="of:=[.AM219]-[.AJ219]" office:value-type="float" office:value="2" calcext:value-type="float">
            <text:p>2</text:p>
          </table:table-cell>
          <table:table-cell table:number-columns-repeated="2" office:value-type="float" office:value="1616037" calcext:value-type="float">
            <text:p>1616037</text:p>
          </table:table-cell>
          <table:table-cell office:value-type="float" office:value="1616038" calcext:value-type="float">
            <text:p>1616038</text:p>
          </table:table-cell>
          <table:table-cell office:value-type="float" office:value="1616039" calcext:value-type="float">
            <text:p>1616039</text:p>
          </table:table-cell>
          <table:table-cell table:formula="of:=[.AR219]-[.AO219]" office:value-type="float" office:value="2" calcext:value-type="float">
            <text:p>2</text:p>
          </table:table-cell>
          <table:table-cell table:number-columns-repeated="2" office:value-type="float" office:value="1617042" calcext:value-type="float">
            <text:p>1617042</text:p>
          </table:table-cell>
          <table:table-cell office:value-type="float" office:value="1617043" calcext:value-type="float">
            <text:p>1617043</text:p>
          </table:table-cell>
          <table:table-cell office:value-type="float" office:value="1617044" calcext:value-type="float">
            <text:p>1617044</text:p>
          </table:table-cell>
          <table:table-cell table:formula="of:=[.AW219]-[.AT219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-24.16" calcext:value-type="float">
            <text:p>-24.16</text:p>
          </table:table-cell>
          <table:table-cell office:value-type="float" office:value="-37.74" calcext:value-type="float">
            <text:p>-37.74</text:p>
          </table:table-cell>
          <table:table-cell table:style-name="ce1"/>
          <table:table-cell table:formula="of:=[.C220]-[.C219]" office:value-type="float" office:value="-0.850000000000001" calcext:value-type="float">
            <text:p>-0.850000000000001</text:p>
          </table:table-cell>
          <table:table-cell table:formula="of:=[.D220]-[.D219]" office:value-type="float" office:value="-0.620000000000005" calcext:value-type="float">
            <text:p>-0.620000000000005</text:p>
          </table:table-cell>
          <table:table-cell table:style-name="ce12" table:formula="of:=[.F220]/([.$D$199]/1000)" office:value-type="float" office:value="-56.6666666666668" calcext:value-type="float">
            <text:p>-56.7</text:p>
          </table:table-cell>
          <table:table-cell table:style-name="ce12" table:formula="of:=[.G220]/([.$D$199]/1000)" office:value-type="float" office:value="-41.3333333333336" calcext:value-type="float">
            <text:p>-41.3</text:p>
          </table:table-cell>
          <table:table-cell table:style-name="ce13" table:formula="of:=(1/[.H220])*60" office:value-type="float" office:value="-1.05882352941176" calcext:value-type="float">
            <text:p>-1.059</text:p>
          </table:table-cell>
          <table:table-cell table:style-name="ce13" table:formula="of:=(1/[.I220])*60" office:value-type="float" office:value="-1.4516129032258" calcext:value-type="float">
            <text:p>-1.452</text:p>
          </table:table-cell>
          <table:table-cell table:style-name="ce15" table:formula="of:=ABS([.H220])/[.$L$2]*100" office:value-type="float" office:value="16.0555555555556" calcext:value-type="float">
            <text:p>16.1</text:p>
          </table:table-cell>
          <table:table-cell table:style-name="ce15" table:formula="of:=ABS([.I220])/[.$L$2]*100" office:value-type="float" office:value="11.7111111111112" calcext:value-type="float">
            <text:p>11.7</text:p>
          </table:table-cell>
          <table:table-cell/>
          <table:table-cell table:number-columns-repeated="2" office:value-type="float" office:value="250407" calcext:value-type="float">
            <text:p>250407</text:p>
          </table:table-cell>
          <table:table-cell office:value-type="float" office:value="250408" calcext:value-type="float">
            <text:p>250408</text:p>
          </table:table-cell>
          <table:table-cell office:value-type="float" office:value="250409" calcext:value-type="float">
            <text:p>250409</text:p>
          </table:table-cell>
          <table:table-cell table:formula="of:=[.R220]-[.O220]" office:value-type="float" office:value="2" calcext:value-type="float">
            <text:p>2</text:p>
          </table:table-cell>
          <table:table-cell/>
          <table:table-cell table:number-columns-repeated="2" office:value-type="float" office:value="1010245" calcext:value-type="float">
            <text:p>1010245</text:p>
          </table:table-cell>
          <table:table-cell office:value-type="float" office:value="1010246" calcext:value-type="float">
            <text:p>1010246</text:p>
          </table:table-cell>
          <table:table-cell office:value-type="float" office:value="1010247" calcext:value-type="float">
            <text:p>1010247</text:p>
          </table:table-cell>
          <table:table-cell table:formula="of:=[.X220]-[.U220]" office:value-type="float" office:value="2" calcext:value-type="float">
            <text:p>2</text:p>
          </table:table-cell>
          <table:table-cell table:number-columns-repeated="2" office:value-type="float" office:value="1011280" calcext:value-type="float">
            <text:p>1011280</text:p>
          </table:table-cell>
          <table:table-cell office:value-type="float" office:value="1011281" calcext:value-type="float">
            <text:p>1011281</text:p>
          </table:table-cell>
          <table:table-cell office:value-type="float" office:value="1011282" calcext:value-type="float">
            <text:p>1011282</text:p>
          </table:table-cell>
          <table:table-cell table:formula="of:=[.AC220]-[.Z220]" office:value-type="float" office:value="2" calcext:value-type="float">
            <text:p>2</text:p>
          </table:table-cell>
          <table:table-cell table:number-columns-repeated="2" office:value-type="float" office:value="1356153" calcext:value-type="float">
            <text:p>1356153</text:p>
          </table:table-cell>
          <table:table-cell office:value-type="float" office:value="1356154" calcext:value-type="float">
            <text:p>1356154</text:p>
          </table:table-cell>
          <table:table-cell office:value-type="float" office:value="1356155" calcext:value-type="float">
            <text:p>1356155</text:p>
          </table:table-cell>
          <table:table-cell table:formula="of:=[.AH220]-[.AE220]" office:value-type="float" office:value="2" calcext:value-type="float">
            <text:p>2</text:p>
          </table:table-cell>
          <table:table-cell table:number-columns-repeated="2" office:value-type="float" office:value="1357158" calcext:value-type="float">
            <text:p>1357158</text:p>
          </table:table-cell>
          <table:table-cell office:value-type="float" office:value="1357159" calcext:value-type="float">
            <text:p>1357159</text:p>
          </table:table-cell>
          <table:table-cell office:value-type="float" office:value="1357160" calcext:value-type="float">
            <text:p>1357160</text:p>
          </table:table-cell>
          <table:table-cell table:formula="of:=[.AM220]-[.AJ220]" office:value-type="float" office:value="2" calcext:value-type="float">
            <text:p>2</text:p>
          </table:table-cell>
          <table:table-cell table:number-columns-repeated="2" office:value-type="float" office:value="1616052" calcext:value-type="float">
            <text:p>1616052</text:p>
          </table:table-cell>
          <table:table-cell office:value-type="float" office:value="1616053" calcext:value-type="float">
            <text:p>1616053</text:p>
          </table:table-cell>
          <table:table-cell office:value-type="float" office:value="1616054" calcext:value-type="float">
            <text:p>1616054</text:p>
          </table:table-cell>
          <table:table-cell table:formula="of:=[.AR220]-[.AO220]" office:value-type="float" office:value="2" calcext:value-type="float">
            <text:p>2</text:p>
          </table:table-cell>
          <table:table-cell table:number-columns-repeated="2" office:value-type="float" office:value="1617057" calcext:value-type="float">
            <text:p>1617057</text:p>
          </table:table-cell>
          <table:table-cell office:value-type="float" office:value="1617058" calcext:value-type="float">
            <text:p>1617058</text:p>
          </table:table-cell>
          <table:table-cell office:value-type="float" office:value="1617059" calcext:value-type="float">
            <text:p>1617059</text:p>
          </table:table-cell>
          <table:table-cell table:formula="of:=[.AW220]-[.AT220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-25.02" calcext:value-type="float">
            <text:p>-25.02</text:p>
          </table:table-cell>
          <table:table-cell office:value-type="float" office:value="-38.35" calcext:value-type="float">
            <text:p>-38.35</text:p>
          </table:table-cell>
          <table:table-cell table:style-name="ce1"/>
          <table:table-cell table:formula="of:=[.C221]-[.C220]" office:value-type="float" office:value="-0.859999999999999" calcext:value-type="float">
            <text:p>-0.859999999999999</text:p>
          </table:table-cell>
          <table:table-cell table:formula="of:=[.D221]-[.D220]" office:value-type="float" office:value="-0.609999999999999" calcext:value-type="float">
            <text:p>-0.609999999999999</text:p>
          </table:table-cell>
          <table:table-cell table:style-name="ce12" table:formula="of:=[.F221]/([.$D$199]/1000)" office:value-type="float" office:value="-57.3333333333333" calcext:value-type="float">
            <text:p>-57.3</text:p>
          </table:table-cell>
          <table:table-cell table:style-name="ce12" table:formula="of:=[.G221]/([.$D$199]/1000)" office:value-type="float" office:value="-40.6666666666666" calcext:value-type="float">
            <text:p>-40.7</text:p>
          </table:table-cell>
          <table:table-cell table:style-name="ce13" table:formula="of:=(1/[.H221])*60" office:value-type="float" office:value="-1.04651162790698" calcext:value-type="float">
            <text:p>-1.047</text:p>
          </table:table-cell>
          <table:table-cell table:style-name="ce13" table:formula="of:=(1/[.I221])*60" office:value-type="float" office:value="-1.47540983606558" calcext:value-type="float">
            <text:p>-1.475</text:p>
          </table:table-cell>
          <table:table-cell table:style-name="ce15" table:formula="of:=ABS([.H221])/[.$L$2]*100" office:value-type="float" office:value="16.2444444444444" calcext:value-type="float">
            <text:p>16.2</text:p>
          </table:table-cell>
          <table:table-cell table:style-name="ce15" table:formula="of:=ABS([.I221])/[.$L$2]*100" office:value-type="float" office:value="11.5222222222222" calcext:value-type="float">
            <text:p>11.5</text:p>
          </table:table-cell>
          <table:table-cell/>
          <table:table-cell table:number-columns-repeated="2" office:value-type="float" office:value="250422" calcext:value-type="float">
            <text:p>250422</text:p>
          </table:table-cell>
          <table:table-cell office:value-type="float" office:value="250423" calcext:value-type="float">
            <text:p>250423</text:p>
          </table:table-cell>
          <table:table-cell office:value-type="float" office:value="250424" calcext:value-type="float">
            <text:p>250424</text:p>
          </table:table-cell>
          <table:table-cell table:formula="of:=[.R221]-[.O221]" office:value-type="float" office:value="2" calcext:value-type="float">
            <text:p>2</text:p>
          </table:table-cell>
          <table:table-cell/>
          <table:table-cell table:number-columns-repeated="2" office:value-type="float" office:value="1010260" calcext:value-type="float">
            <text:p>1010260</text:p>
          </table:table-cell>
          <table:table-cell office:value-type="float" office:value="1010261" calcext:value-type="float">
            <text:p>1010261</text:p>
          </table:table-cell>
          <table:table-cell office:value-type="float" office:value="1010262" calcext:value-type="float">
            <text:p>1010262</text:p>
          </table:table-cell>
          <table:table-cell table:formula="of:=[.X221]-[.U221]" office:value-type="float" office:value="2" calcext:value-type="float">
            <text:p>2</text:p>
          </table:table-cell>
          <table:table-cell table:number-columns-repeated="2" office:value-type="float" office:value="1011295" calcext:value-type="float">
            <text:p>1011295</text:p>
          </table:table-cell>
          <table:table-cell office:value-type="float" office:value="1011296" calcext:value-type="float">
            <text:p>1011296</text:p>
          </table:table-cell>
          <table:table-cell office:value-type="float" office:value="1011297" calcext:value-type="float">
            <text:p>1011297</text:p>
          </table:table-cell>
          <table:table-cell table:formula="of:=[.AC221]-[.Z221]" office:value-type="float" office:value="2" calcext:value-type="float">
            <text:p>2</text:p>
          </table:table-cell>
          <table:table-cell table:number-columns-repeated="2" office:value-type="float" office:value="1356168" calcext:value-type="float">
            <text:p>1356168</text:p>
          </table:table-cell>
          <table:table-cell office:value-type="float" office:value="1356169" calcext:value-type="float">
            <text:p>1356169</text:p>
          </table:table-cell>
          <table:table-cell office:value-type="float" office:value="1356170" calcext:value-type="float">
            <text:p>1356170</text:p>
          </table:table-cell>
          <table:table-cell table:formula="of:=[.AH221]-[.AE221]" office:value-type="float" office:value="2" calcext:value-type="float">
            <text:p>2</text:p>
          </table:table-cell>
          <table:table-cell table:number-columns-repeated="2" office:value-type="float" office:value="1357173" calcext:value-type="float">
            <text:p>1357173</text:p>
          </table:table-cell>
          <table:table-cell office:value-type="float" office:value="1357174" calcext:value-type="float">
            <text:p>1357174</text:p>
          </table:table-cell>
          <table:table-cell office:value-type="float" office:value="1357175" calcext:value-type="float">
            <text:p>1357175</text:p>
          </table:table-cell>
          <table:table-cell table:formula="of:=[.AM221]-[.AJ221]" office:value-type="float" office:value="2" calcext:value-type="float">
            <text:p>2</text:p>
          </table:table-cell>
          <table:table-cell table:number-columns-repeated="2" office:value-type="float" office:value="1616067" calcext:value-type="float">
            <text:p>1616067</text:p>
          </table:table-cell>
          <table:table-cell office:value-type="float" office:value="1616068" calcext:value-type="float">
            <text:p>1616068</text:p>
          </table:table-cell>
          <table:table-cell office:value-type="float" office:value="1616069" calcext:value-type="float">
            <text:p>1616069</text:p>
          </table:table-cell>
          <table:table-cell table:formula="of:=[.AR221]-[.AO221]" office:value-type="float" office:value="2" calcext:value-type="float">
            <text:p>2</text:p>
          </table:table-cell>
          <table:table-cell table:number-columns-repeated="2" office:value-type="float" office:value="1617072" calcext:value-type="float">
            <text:p>1617072</text:p>
          </table:table-cell>
          <table:table-cell office:value-type="float" office:value="1617073" calcext:value-type="float">
            <text:p>1617073</text:p>
          </table:table-cell>
          <table:table-cell office:value-type="float" office:value="1617074" calcext:value-type="float">
            <text:p>1617074</text:p>
          </table:table-cell>
          <table:table-cell table:formula="of:=[.AW221]-[.AT221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-25.87" calcext:value-type="float">
            <text:p>-25.87</text:p>
          </table:table-cell>
          <table:table-cell office:value-type="float" office:value="-38.95" calcext:value-type="float">
            <text:p>-38.95</text:p>
          </table:table-cell>
          <table:table-cell table:style-name="ce1"/>
          <table:table-cell table:formula="of:=[.C222]-[.C221]" office:value-type="float" office:value="-0.850000000000001" calcext:value-type="float">
            <text:p>-0.850000000000001</text:p>
          </table:table-cell>
          <table:table-cell table:formula="of:=[.D222]-[.D221]" office:value-type="float" office:value="-0.600000000000001" calcext:value-type="float">
            <text:p>-0.600000000000001</text:p>
          </table:table-cell>
          <table:table-cell table:style-name="ce12" table:formula="of:=[.F222]/([.$D$199]/1000)" office:value-type="float" office:value="-56.6666666666668" calcext:value-type="float">
            <text:p>-56.7</text:p>
          </table:table-cell>
          <table:table-cell table:style-name="ce12" table:formula="of:=[.G222]/([.$D$199]/1000)" office:value-type="float" office:value="-40.0000000000001" calcext:value-type="float">
            <text:p>-40.0</text:p>
          </table:table-cell>
          <table:table-cell table:style-name="ce13" table:formula="of:=(1/[.H222])*60" office:value-type="float" office:value="-1.05882352941176" calcext:value-type="float">
            <text:p>-1.059</text:p>
          </table:table-cell>
          <table:table-cell table:style-name="ce13" table:formula="of:=(1/[.I222])*60" office:value-type="float" office:value="-1.5" calcext:value-type="float">
            <text:p>-1.500</text:p>
          </table:table-cell>
          <table:table-cell table:style-name="ce15" table:formula="of:=ABS([.H222])/[.$L$2]*100" office:value-type="float" office:value="16.0555555555556" calcext:value-type="float">
            <text:p>16.1</text:p>
          </table:table-cell>
          <table:table-cell table:style-name="ce15" table:formula="of:=ABS([.I222])/[.$L$2]*100" office:value-type="float" office:value="11.3333333333334" calcext:value-type="float">
            <text:p>11.3</text:p>
          </table:table-cell>
          <table:table-cell/>
          <table:table-cell table:number-columns-repeated="2" office:value-type="float" office:value="250437" calcext:value-type="float">
            <text:p>250437</text:p>
          </table:table-cell>
          <table:table-cell office:value-type="float" office:value="250438" calcext:value-type="float">
            <text:p>250438</text:p>
          </table:table-cell>
          <table:table-cell office:value-type="float" office:value="250439" calcext:value-type="float">
            <text:p>250439</text:p>
          </table:table-cell>
          <table:table-cell table:formula="of:=[.R222]-[.O222]" office:value-type="float" office:value="2" calcext:value-type="float">
            <text:p>2</text:p>
          </table:table-cell>
          <table:table-cell/>
          <table:table-cell table:number-columns-repeated="2" office:value-type="float" office:value="1010275" calcext:value-type="float">
            <text:p>1010275</text:p>
          </table:table-cell>
          <table:table-cell office:value-type="float" office:value="1010276" calcext:value-type="float">
            <text:p>1010276</text:p>
          </table:table-cell>
          <table:table-cell office:value-type="float" office:value="1010277" calcext:value-type="float">
            <text:p>1010277</text:p>
          </table:table-cell>
          <table:table-cell table:formula="of:=[.X222]-[.U222]" office:value-type="float" office:value="2" calcext:value-type="float">
            <text:p>2</text:p>
          </table:table-cell>
          <table:table-cell table:number-columns-repeated="2" office:value-type="float" office:value="1011310" calcext:value-type="float">
            <text:p>1011310</text:p>
          </table:table-cell>
          <table:table-cell office:value-type="float" office:value="1011344" calcext:value-type="float">
            <text:p>1011344</text:p>
          </table:table-cell>
          <table:table-cell office:value-type="float" office:value="1011347" calcext:value-type="float">
            <text:p>1011347</text:p>
          </table:table-cell>
          <table:table-cell table:style-name="ce11" table:formula="of:=[.AC222]-[.Z222]" office:value-type="float" office:value="37" calcext:value-type="float">
            <text:p>37</text:p>
          </table:table-cell>
          <table:table-cell table:number-columns-repeated="2" office:value-type="float" office:value="1356183" calcext:value-type="float">
            <text:p>1356183</text:p>
          </table:table-cell>
          <table:table-cell office:value-type="float" office:value="1356184" calcext:value-type="float">
            <text:p>1356184</text:p>
          </table:table-cell>
          <table:table-cell office:value-type="float" office:value="1356185" calcext:value-type="float">
            <text:p>1356185</text:p>
          </table:table-cell>
          <table:table-cell table:formula="of:=[.AH222]-[.AE222]" office:value-type="float" office:value="2" calcext:value-type="float">
            <text:p>2</text:p>
          </table:table-cell>
          <table:table-cell table:number-columns-repeated="2" office:value-type="float" office:value="1357188" calcext:value-type="float">
            <text:p>1357188</text:p>
          </table:table-cell>
          <table:table-cell office:value-type="float" office:value="1357189" calcext:value-type="float">
            <text:p>1357189</text:p>
          </table:table-cell>
          <table:table-cell office:value-type="float" office:value="1357190" calcext:value-type="float">
            <text:p>1357190</text:p>
          </table:table-cell>
          <table:table-cell table:formula="of:=[.AM222]-[.AJ222]" office:value-type="float" office:value="2" calcext:value-type="float">
            <text:p>2</text:p>
          </table:table-cell>
          <table:table-cell table:number-columns-repeated="2" office:value-type="float" office:value="1616082" calcext:value-type="float">
            <text:p>1616082</text:p>
          </table:table-cell>
          <table:table-cell office:value-type="float" office:value="1616083" calcext:value-type="float">
            <text:p>1616083</text:p>
          </table:table-cell>
          <table:table-cell office:value-type="float" office:value="1616084" calcext:value-type="float">
            <text:p>1616084</text:p>
          </table:table-cell>
          <table:table-cell table:formula="of:=[.AR222]-[.AO222]" office:value-type="float" office:value="2" calcext:value-type="float">
            <text:p>2</text:p>
          </table:table-cell>
          <table:table-cell table:number-columns-repeated="2" office:value-type="float" office:value="1617087" calcext:value-type="float">
            <text:p>1617087</text:p>
          </table:table-cell>
          <table:table-cell office:value-type="float" office:value="1617088" calcext:value-type="float">
            <text:p>1617088</text:p>
          </table:table-cell>
          <table:table-cell office:value-type="float" office:value="1617089" calcext:value-type="float">
            <text:p>1617089</text:p>
          </table:table-cell>
          <table:table-cell table:formula="of:=[.AW222]-[.AT222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-26.73" calcext:value-type="float">
            <text:p>-26.73</text:p>
          </table:table-cell>
          <table:table-cell office:value-type="float" office:value="-39.55" calcext:value-type="float">
            <text:p>-39.55</text:p>
          </table:table-cell>
          <table:table-cell table:style-name="ce1"/>
          <table:table-cell table:formula="of:=[.C223]-[.C222]" office:value-type="float" office:value="-0.859999999999999" calcext:value-type="float">
            <text:p>-0.859999999999999</text:p>
          </table:table-cell>
          <table:table-cell table:formula="of:=[.D223]-[.D222]" office:value-type="float" office:value="-0.599999999999994" calcext:value-type="float">
            <text:p>-0.599999999999994</text:p>
          </table:table-cell>
          <table:table-cell table:style-name="ce12" table:formula="of:=[.F223]/([.$D$199]/1000)" office:value-type="float" office:value="-57.3333333333333" calcext:value-type="float">
            <text:p>-57.3</text:p>
          </table:table-cell>
          <table:table-cell table:style-name="ce12" table:formula="of:=[.G223]/([.$D$199]/1000)" office:value-type="float" office:value="-39.9999999999996" calcext:value-type="float">
            <text:p>-40.0</text:p>
          </table:table-cell>
          <table:table-cell table:style-name="ce13" table:formula="of:=(1/[.H223])*60" office:value-type="float" office:value="-1.04651162790698" calcext:value-type="float">
            <text:p>-1.047</text:p>
          </table:table-cell>
          <table:table-cell table:style-name="ce13" table:formula="of:=(1/[.I223])*60" office:value-type="float" office:value="-1.50000000000001" calcext:value-type="float">
            <text:p>-1.500</text:p>
          </table:table-cell>
          <table:table-cell table:style-name="ce15" table:formula="of:=ABS([.H223])/[.$L$2]*100" office:value-type="float" office:value="16.2444444444444" calcext:value-type="float">
            <text:p>16.2</text:p>
          </table:table-cell>
          <table:table-cell table:style-name="ce15" table:formula="of:=ABS([.I223])/[.$L$2]*100" office:value-type="float" office:value="11.3333333333332" calcext:value-type="float">
            <text:p>11.3</text:p>
          </table:table-cell>
          <table:table-cell/>
          <table:table-cell office:value-type="float" office:value="250452" calcext:value-type="float">
            <text:p>250452</text:p>
          </table:table-cell>
          <table:table-cell table:number-columns-repeated="2" office:value-type="float" office:value="250453" calcext:value-type="float">
            <text:p>250453</text:p>
          </table:table-cell>
          <table:table-cell office:value-type="float" office:value="250454" calcext:value-type="float">
            <text:p>250454</text:p>
          </table:table-cell>
          <table:table-cell table:formula="of:=[.R223]-[.O223]" office:value-type="float" office:value="2" calcext:value-type="float">
            <text:p>2</text:p>
          </table:table-cell>
          <table:table-cell/>
          <table:table-cell table:number-columns-repeated="2" office:value-type="float" office:value="1010290" calcext:value-type="float">
            <text:p>1010290</text:p>
          </table:table-cell>
          <table:table-cell office:value-type="float" office:value="1010291" calcext:value-type="float">
            <text:p>1010291</text:p>
          </table:table-cell>
          <table:table-cell office:value-type="float" office:value="1010292" calcext:value-type="float">
            <text:p>1010292</text:p>
          </table:table-cell>
          <table:table-cell table:formula="of:=[.X223]-[.U223]" office:value-type="float" office:value="2" calcext:value-type="float">
            <text:p>2</text:p>
          </table:table-cell>
          <table:table-cell office:value-type="float" office:value="1011347" calcext:value-type="float">
            <text:p>1011347</text:p>
          </table:table-cell>
          <table:table-cell office:value-type="float" office:value="1011348" calcext:value-type="float">
            <text:p>1011348</text:p>
          </table:table-cell>
          <table:table-cell office:value-type="float" office:value="1011349" calcext:value-type="float">
            <text:p>1011349</text:p>
          </table:table-cell>
          <table:table-cell office:value-type="float" office:value="1011350" calcext:value-type="float">
            <text:p>1011350</text:p>
          </table:table-cell>
          <table:table-cell table:formula="of:=[.AC223]-[.Z223]" office:value-type="float" office:value="3" calcext:value-type="float">
            <text:p>3</text:p>
          </table:table-cell>
          <table:table-cell office:value-type="float" office:value="1356198" calcext:value-type="float">
            <text:p>1356198</text:p>
          </table:table-cell>
          <table:table-cell table:number-columns-repeated="2" office:value-type="float" office:value="1356199" calcext:value-type="float">
            <text:p>1356199</text:p>
          </table:table-cell>
          <table:table-cell office:value-type="float" office:value="1356200" calcext:value-type="float">
            <text:p>1356200</text:p>
          </table:table-cell>
          <table:table-cell table:formula="of:=[.AH223]-[.AE223]" office:value-type="float" office:value="2" calcext:value-type="float">
            <text:p>2</text:p>
          </table:table-cell>
          <table:table-cell table:number-columns-repeated="2" office:value-type="float" office:value="1357203" calcext:value-type="float">
            <text:p>1357203</text:p>
          </table:table-cell>
          <table:table-cell office:value-type="float" office:value="1357204" calcext:value-type="float">
            <text:p>1357204</text:p>
          </table:table-cell>
          <table:table-cell office:value-type="float" office:value="1357205" calcext:value-type="float">
            <text:p>1357205</text:p>
          </table:table-cell>
          <table:table-cell table:formula="of:=[.AM223]-[.AJ223]" office:value-type="float" office:value="2" calcext:value-type="float">
            <text:p>2</text:p>
          </table:table-cell>
          <table:table-cell table:number-columns-repeated="2" office:value-type="float" office:value="1616097" calcext:value-type="float">
            <text:p>1616097</text:p>
          </table:table-cell>
          <table:table-cell office:value-type="float" office:value="1616098" calcext:value-type="float">
            <text:p>1616098</text:p>
          </table:table-cell>
          <table:table-cell office:value-type="float" office:value="1616099" calcext:value-type="float">
            <text:p>1616099</text:p>
          </table:table-cell>
          <table:table-cell table:formula="of:=[.AR223]-[.AO223]" office:value-type="float" office:value="2" calcext:value-type="float">
            <text:p>2</text:p>
          </table:table-cell>
          <table:table-cell table:number-columns-repeated="2" office:value-type="float" office:value="1617102" calcext:value-type="float">
            <text:p>1617102</text:p>
          </table:table-cell>
          <table:table-cell office:value-type="float" office:value="1617103" calcext:value-type="float">
            <text:p>1617103</text:p>
          </table:table-cell>
          <table:table-cell office:value-type="float" office:value="1617104" calcext:value-type="float">
            <text:p>1617104</text:p>
          </table:table-cell>
          <table:table-cell table:formula="of:=[.AW223]-[.AT223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-27.6" calcext:value-type="float">
            <text:p>-27.6</text:p>
          </table:table-cell>
          <table:table-cell office:value-type="float" office:value="-40.15" calcext:value-type="float">
            <text:p>-40.15</text:p>
          </table:table-cell>
          <table:table-cell table:style-name="ce1"/>
          <table:table-cell table:formula="of:=[.C224]-[.C223]" office:value-type="float" office:value="-0.870000000000001" calcext:value-type="float">
            <text:p>-0.870000000000001</text:p>
          </table:table-cell>
          <table:table-cell table:formula="of:=[.D224]-[.D223]" office:value-type="float" office:value="-0.600000000000001" calcext:value-type="float">
            <text:p>-0.600000000000001</text:p>
          </table:table-cell>
          <table:table-cell table:style-name="ce12" table:formula="of:=[.F224]/([.$D$199]/1000)" office:value-type="float" office:value="-58.0000000000001" calcext:value-type="float">
            <text:p>-58.0</text:p>
          </table:table-cell>
          <table:table-cell table:style-name="ce12" table:formula="of:=[.G224]/([.$D$199]/1000)" office:value-type="float" office:value="-40.0000000000001" calcext:value-type="float">
            <text:p>-40.0</text:p>
          </table:table-cell>
          <table:table-cell table:style-name="ce13" table:formula="of:=(1/[.H224])*60" office:value-type="float" office:value="-1.03448275862069" calcext:value-type="float">
            <text:p>-1.034</text:p>
          </table:table-cell>
          <table:table-cell table:style-name="ce13" table:formula="of:=(1/[.I224])*60" office:value-type="float" office:value="-1.5" calcext:value-type="float">
            <text:p>-1.500</text:p>
          </table:table-cell>
          <table:table-cell table:style-name="ce15" table:formula="of:=ABS([.H224])/[.$L$2]*100" office:value-type="float" office:value="16.4333333333334" calcext:value-type="float">
            <text:p>16.4</text:p>
          </table:table-cell>
          <table:table-cell table:style-name="ce15" table:formula="of:=ABS([.I224])/[.$L$2]*100" office:value-type="float" office:value="11.3333333333334" calcext:value-type="float">
            <text:p>11.3</text:p>
          </table:table-cell>
          <table:table-cell/>
          <table:table-cell table:number-columns-repeated="2" office:value-type="float" office:value="250467" calcext:value-type="float">
            <text:p>250467</text:p>
          </table:table-cell>
          <table:table-cell office:value-type="float" office:value="250468" calcext:value-type="float">
            <text:p>250468</text:p>
          </table:table-cell>
          <table:table-cell office:value-type="float" office:value="250469" calcext:value-type="float">
            <text:p>250469</text:p>
          </table:table-cell>
          <table:table-cell table:formula="of:=[.R224]-[.O224]" office:value-type="float" office:value="2" calcext:value-type="float">
            <text:p>2</text:p>
          </table:table-cell>
          <table:table-cell/>
          <table:table-cell table:number-columns-repeated="2" office:value-type="float" office:value="1010305" calcext:value-type="float">
            <text:p>1010305</text:p>
          </table:table-cell>
          <table:table-cell office:value-type="float" office:value="1010306" calcext:value-type="float">
            <text:p>1010306</text:p>
          </table:table-cell>
          <table:table-cell office:value-type="float" office:value="1010307" calcext:value-type="float">
            <text:p>1010307</text:p>
          </table:table-cell>
          <table:table-cell table:formula="of:=[.X224]-[.U224]" office:value-type="float" office:value="2" calcext:value-type="float">
            <text:p>2</text:p>
          </table:table-cell>
          <table:table-cell table:number-columns-repeated="2" office:value-type="float" office:value="1011362" calcext:value-type="float">
            <text:p>1011362</text:p>
          </table:table-cell>
          <table:table-cell office:value-type="float" office:value="1011363" calcext:value-type="float">
            <text:p>1011363</text:p>
          </table:table-cell>
          <table:table-cell office:value-type="float" office:value="1011364" calcext:value-type="float">
            <text:p>1011364</text:p>
          </table:table-cell>
          <table:table-cell table:formula="of:=[.AC224]-[.Z224]" office:value-type="float" office:value="2" calcext:value-type="float">
            <text:p>2</text:p>
          </table:table-cell>
          <table:table-cell table:number-columns-repeated="2" office:value-type="float" office:value="1356213" calcext:value-type="float">
            <text:p>1356213</text:p>
          </table:table-cell>
          <table:table-cell office:value-type="float" office:value="1356214" calcext:value-type="float">
            <text:p>1356214</text:p>
          </table:table-cell>
          <table:table-cell office:value-type="float" office:value="1356215" calcext:value-type="float">
            <text:p>1356215</text:p>
          </table:table-cell>
          <table:table-cell table:formula="of:=[.AH224]-[.AE224]" office:value-type="float" office:value="2" calcext:value-type="float">
            <text:p>2</text:p>
          </table:table-cell>
          <table:table-cell table:number-columns-repeated="2" office:value-type="float" office:value="1357218" calcext:value-type="float">
            <text:p>1357218</text:p>
          </table:table-cell>
          <table:table-cell office:value-type="float" office:value="1357219" calcext:value-type="float">
            <text:p>1357219</text:p>
          </table:table-cell>
          <table:table-cell office:value-type="float" office:value="1357220" calcext:value-type="float">
            <text:p>1357220</text:p>
          </table:table-cell>
          <table:table-cell table:formula="of:=[.AM224]-[.AJ224]" office:value-type="float" office:value="2" calcext:value-type="float">
            <text:p>2</text:p>
          </table:table-cell>
          <table:table-cell table:number-columns-repeated="2" office:value-type="float" office:value="1616112" calcext:value-type="float">
            <text:p>1616112</text:p>
          </table:table-cell>
          <table:table-cell office:value-type="float" office:value="1616113" calcext:value-type="float">
            <text:p>1616113</text:p>
          </table:table-cell>
          <table:table-cell office:value-type="float" office:value="1616114" calcext:value-type="float">
            <text:p>1616114</text:p>
          </table:table-cell>
          <table:table-cell table:formula="of:=[.AR224]-[.AO224]" office:value-type="float" office:value="2" calcext:value-type="float">
            <text:p>2</text:p>
          </table:table-cell>
          <table:table-cell table:number-columns-repeated="2" office:value-type="float" office:value="1617117" calcext:value-type="float">
            <text:p>1617117</text:p>
          </table:table-cell>
          <table:table-cell office:value-type="float" office:value="1617118" calcext:value-type="float">
            <text:p>1617118</text:p>
          </table:table-cell>
          <table:table-cell office:value-type="float" office:value="1617119" calcext:value-type="float">
            <text:p>1617119</text:p>
          </table:table-cell>
          <table:table-cell table:formula="of:=[.AW224]-[.AT224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-28.46" calcext:value-type="float">
            <text:p>-28.46</text:p>
          </table:table-cell>
          <table:table-cell office:value-type="float" office:value="-40.74" calcext:value-type="float">
            <text:p>-40.74</text:p>
          </table:table-cell>
          <table:table-cell table:style-name="ce1"/>
          <table:table-cell table:formula="of:=[.C225]-[.C224]" office:value-type="float" office:value="-0.859999999999999" calcext:value-type="float">
            <text:p>-0.859999999999999</text:p>
          </table:table-cell>
          <table:table-cell table:formula="of:=[.D225]-[.D224]" office:value-type="float" office:value="-0.590000000000003" calcext:value-type="float">
            <text:p>-0.590000000000003</text:p>
          </table:table-cell>
          <table:table-cell table:style-name="ce12" table:formula="of:=[.F225]/([.$D$199]/1000)" office:value-type="float" office:value="-57.3333333333333" calcext:value-type="float">
            <text:p>-57.3</text:p>
          </table:table-cell>
          <table:table-cell table:style-name="ce12" table:formula="of:=[.G225]/([.$D$199]/1000)" office:value-type="float" office:value="-39.3333333333336" calcext:value-type="float">
            <text:p>-39.3</text:p>
          </table:table-cell>
          <table:table-cell table:style-name="ce13" table:formula="of:=(1/[.H225])*60" office:value-type="float" office:value="-1.04651162790698" calcext:value-type="float">
            <text:p>-1.047</text:p>
          </table:table-cell>
          <table:table-cell table:style-name="ce13" table:formula="of:=(1/[.I225])*60" office:value-type="float" office:value="-1.52542372881355" calcext:value-type="float">
            <text:p>-1.525</text:p>
          </table:table-cell>
          <table:table-cell table:style-name="ce15" table:formula="of:=ABS([.H225])/[.$L$2]*100" office:value-type="float" office:value="16.2444444444444" calcext:value-type="float">
            <text:p>16.2</text:p>
          </table:table-cell>
          <table:table-cell table:style-name="ce15" table:formula="of:=ABS([.I225])/[.$L$2]*100" office:value-type="float" office:value="11.1444444444445" calcext:value-type="float">
            <text:p>11.1</text:p>
          </table:table-cell>
          <table:table-cell/>
          <table:table-cell table:number-columns-repeated="2" office:value-type="float" office:value="250482" calcext:value-type="float">
            <text:p>250482</text:p>
          </table:table-cell>
          <table:table-cell office:value-type="float" office:value="250483" calcext:value-type="float">
            <text:p>250483</text:p>
          </table:table-cell>
          <table:table-cell office:value-type="float" office:value="250484" calcext:value-type="float">
            <text:p>250484</text:p>
          </table:table-cell>
          <table:table-cell table:formula="of:=[.R225]-[.O225]" office:value-type="float" office:value="2" calcext:value-type="float">
            <text:p>2</text:p>
          </table:table-cell>
          <table:table-cell/>
          <table:table-cell table:number-columns-repeated="2" office:value-type="float" office:value="1010320" calcext:value-type="float">
            <text:p>1010320</text:p>
          </table:table-cell>
          <table:table-cell office:value-type="float" office:value="1010321" calcext:value-type="float">
            <text:p>1010321</text:p>
          </table:table-cell>
          <table:table-cell office:value-type="float" office:value="1010322" calcext:value-type="float">
            <text:p>1010322</text:p>
          </table:table-cell>
          <table:table-cell table:formula="of:=[.X225]-[.U225]" office:value-type="float" office:value="2" calcext:value-type="float">
            <text:p>2</text:p>
          </table:table-cell>
          <table:table-cell table:number-columns-repeated="2" office:value-type="float" office:value="1011377" calcext:value-type="float">
            <text:p>1011377</text:p>
          </table:table-cell>
          <table:table-cell office:value-type="float" office:value="1011378" calcext:value-type="float">
            <text:p>1011378</text:p>
          </table:table-cell>
          <table:table-cell office:value-type="float" office:value="1011379" calcext:value-type="float">
            <text:p>1011379</text:p>
          </table:table-cell>
          <table:table-cell table:formula="of:=[.AC225]-[.Z225]" office:value-type="float" office:value="2" calcext:value-type="float">
            <text:p>2</text:p>
          </table:table-cell>
          <table:table-cell table:number-columns-repeated="2" office:value-type="float" office:value="1356228" calcext:value-type="float">
            <text:p>1356228</text:p>
          </table:table-cell>
          <table:table-cell office:value-type="float" office:value="1356229" calcext:value-type="float">
            <text:p>1356229</text:p>
          </table:table-cell>
          <table:table-cell office:value-type="float" office:value="1356230" calcext:value-type="float">
            <text:p>1356230</text:p>
          </table:table-cell>
          <table:table-cell table:formula="of:=[.AH225]-[.AE225]" office:value-type="float" office:value="2" calcext:value-type="float">
            <text:p>2</text:p>
          </table:table-cell>
          <table:table-cell table:number-columns-repeated="2" office:value-type="float" office:value="1357233" calcext:value-type="float">
            <text:p>1357233</text:p>
          </table:table-cell>
          <table:table-cell office:value-type="float" office:value="1357234" calcext:value-type="float">
            <text:p>1357234</text:p>
          </table:table-cell>
          <table:table-cell office:value-type="float" office:value="1357235" calcext:value-type="float">
            <text:p>1357235</text:p>
          </table:table-cell>
          <table:table-cell table:formula="of:=[.AM225]-[.AJ225]" office:value-type="float" office:value="2" calcext:value-type="float">
            <text:p>2</text:p>
          </table:table-cell>
          <table:table-cell table:number-columns-repeated="2" office:value-type="float" office:value="1616127" calcext:value-type="float">
            <text:p>1616127</text:p>
          </table:table-cell>
          <table:table-cell office:value-type="float" office:value="1616128" calcext:value-type="float">
            <text:p>1616128</text:p>
          </table:table-cell>
          <table:table-cell office:value-type="float" office:value="1616129" calcext:value-type="float">
            <text:p>1616129</text:p>
          </table:table-cell>
          <table:table-cell table:formula="of:=[.AR225]-[.AO225]" office:value-type="float" office:value="2" calcext:value-type="float">
            <text:p>2</text:p>
          </table:table-cell>
          <table:table-cell table:number-columns-repeated="2" office:value-type="float" office:value="1617132" calcext:value-type="float">
            <text:p>1617132</text:p>
          </table:table-cell>
          <table:table-cell office:value-type="float" office:value="1617133" calcext:value-type="float">
            <text:p>1617133</text:p>
          </table:table-cell>
          <table:table-cell office:value-type="float" office:value="1617134" calcext:value-type="float">
            <text:p>1617134</text:p>
          </table:table-cell>
          <table:table-cell table:formula="of:=[.AW225]-[.AT225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-29.33" calcext:value-type="float">
            <text:p>-29.33</text:p>
          </table:table-cell>
          <table:table-cell office:value-type="float" office:value="-41.32" calcext:value-type="float">
            <text:p>-41.32</text:p>
          </table:table-cell>
          <table:table-cell table:style-name="ce1"/>
          <table:table-cell table:formula="of:=[.C226]-[.C225]" office:value-type="float" office:value="-0.869999999999997" calcext:value-type="float">
            <text:p>-0.869999999999997</text:p>
          </table:table-cell>
          <table:table-cell table:formula="of:=[.D226]-[.D225]" office:value-type="float" office:value="-0.579999999999998" calcext:value-type="float">
            <text:p>-0.579999999999998</text:p>
          </table:table-cell>
          <table:table-cell table:style-name="ce12" table:formula="of:=[.F226]/([.$D$199]/1000)" office:value-type="float" office:value="-57.9999999999998" calcext:value-type="float">
            <text:p>-58.0</text:p>
          </table:table-cell>
          <table:table-cell table:style-name="ce12" table:formula="of:=[.G226]/([.$D$199]/1000)" office:value-type="float" office:value="-38.6666666666666" calcext:value-type="float">
            <text:p>-38.7</text:p>
          </table:table-cell>
          <table:table-cell table:style-name="ce13" table:formula="of:=(1/[.H226])*60" office:value-type="float" office:value="-1.03448275862069" calcext:value-type="float">
            <text:p>-1.034</text:p>
          </table:table-cell>
          <table:table-cell table:style-name="ce13" table:formula="of:=(1/[.I226])*60" office:value-type="float" office:value="-1.55172413793104" calcext:value-type="float">
            <text:p>-1.552</text:p>
          </table:table-cell>
          <table:table-cell table:style-name="ce15" table:formula="of:=ABS([.H226])/[.$L$2]*100" office:value-type="float" office:value="16.4333333333333" calcext:value-type="float">
            <text:p>16.4</text:p>
          </table:table-cell>
          <table:table-cell table:style-name="ce15" table:formula="of:=ABS([.I226])/[.$L$2]*100" office:value-type="float" office:value="10.9555555555555" calcext:value-type="float">
            <text:p>11.0</text:p>
          </table:table-cell>
          <table:table-cell/>
          <table:table-cell table:number-columns-repeated="2" office:value-type="float" office:value="250497" calcext:value-type="float">
            <text:p>250497</text:p>
          </table:table-cell>
          <table:table-cell office:value-type="float" office:value="250498" calcext:value-type="float">
            <text:p>250498</text:p>
          </table:table-cell>
          <table:table-cell office:value-type="float" office:value="250499" calcext:value-type="float">
            <text:p>250499</text:p>
          </table:table-cell>
          <table:table-cell table:formula="of:=[.R226]-[.O226]" office:value-type="float" office:value="2" calcext:value-type="float">
            <text:p>2</text:p>
          </table:table-cell>
          <table:table-cell/>
          <table:table-cell table:number-columns-repeated="2" office:value-type="float" office:value="1010335" calcext:value-type="float">
            <text:p>1010335</text:p>
          </table:table-cell>
          <table:table-cell office:value-type="float" office:value="1010336" calcext:value-type="float">
            <text:p>1010336</text:p>
          </table:table-cell>
          <table:table-cell office:value-type="float" office:value="1010337" calcext:value-type="float">
            <text:p>1010337</text:p>
          </table:table-cell>
          <table:table-cell table:formula="of:=[.X226]-[.U226]" office:value-type="float" office:value="2" calcext:value-type="float">
            <text:p>2</text:p>
          </table:table-cell>
          <table:table-cell table:number-columns-repeated="2" office:value-type="float" office:value="1011392" calcext:value-type="float">
            <text:p>1011392</text:p>
          </table:table-cell>
          <table:table-cell office:value-type="float" office:value="1011393" calcext:value-type="float">
            <text:p>1011393</text:p>
          </table:table-cell>
          <table:table-cell office:value-type="float" office:value="1011394" calcext:value-type="float">
            <text:p>1011394</text:p>
          </table:table-cell>
          <table:table-cell table:formula="of:=[.AC226]-[.Z226]" office:value-type="float" office:value="2" calcext:value-type="float">
            <text:p>2</text:p>
          </table:table-cell>
          <table:table-cell table:number-columns-repeated="2" office:value-type="float" office:value="1356243" calcext:value-type="float">
            <text:p>1356243</text:p>
          </table:table-cell>
          <table:table-cell office:value-type="float" office:value="1356244" calcext:value-type="float">
            <text:p>1356244</text:p>
          </table:table-cell>
          <table:table-cell office:value-type="float" office:value="1356245" calcext:value-type="float">
            <text:p>1356245</text:p>
          </table:table-cell>
          <table:table-cell table:formula="of:=[.AH226]-[.AE226]" office:value-type="float" office:value="2" calcext:value-type="float">
            <text:p>2</text:p>
          </table:table-cell>
          <table:table-cell table:number-columns-repeated="2" office:value-type="float" office:value="1357248" calcext:value-type="float">
            <text:p>1357248</text:p>
          </table:table-cell>
          <table:table-cell office:value-type="float" office:value="1357249" calcext:value-type="float">
            <text:p>1357249</text:p>
          </table:table-cell>
          <table:table-cell office:value-type="float" office:value="1357250" calcext:value-type="float">
            <text:p>1357250</text:p>
          </table:table-cell>
          <table:table-cell table:formula="of:=[.AM226]-[.AJ226]" office:value-type="float" office:value="2" calcext:value-type="float">
            <text:p>2</text:p>
          </table:table-cell>
          <table:table-cell table:number-columns-repeated="2" office:value-type="float" office:value="1616142" calcext:value-type="float">
            <text:p>1616142</text:p>
          </table:table-cell>
          <table:table-cell office:value-type="float" office:value="1616143" calcext:value-type="float">
            <text:p>1616143</text:p>
          </table:table-cell>
          <table:table-cell office:value-type="float" office:value="1616144" calcext:value-type="float">
            <text:p>1616144</text:p>
          </table:table-cell>
          <table:table-cell table:formula="of:=[.AR226]-[.AO226]" office:value-type="float" office:value="2" calcext:value-type="float">
            <text:p>2</text:p>
          </table:table-cell>
          <table:table-cell table:number-columns-repeated="2" office:value-type="float" office:value="1617147" calcext:value-type="float">
            <text:p>1617147</text:p>
          </table:table-cell>
          <table:table-cell office:value-type="float" office:value="1617148" calcext:value-type="float">
            <text:p>1617148</text:p>
          </table:table-cell>
          <table:table-cell office:value-type="float" office:value="1617149" calcext:value-type="float">
            <text:p>1617149</text:p>
          </table:table-cell>
          <table:table-cell table:formula="of:=[.AW226]-[.AT226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-30.21" calcext:value-type="float">
            <text:p>-30.21</text:p>
          </table:table-cell>
          <table:table-cell office:value-type="float" office:value="-41.9" calcext:value-type="float">
            <text:p>-41.9</text:p>
          </table:table-cell>
          <table:table-cell table:style-name="ce1"/>
          <table:table-cell table:formula="of:=[.C227]-[.C226]" office:value-type="float" office:value="-0.880000000000003" calcext:value-type="float">
            <text:p>-0.880000000000003</text:p>
          </table:table-cell>
          <table:table-cell table:formula="of:=[.D227]-[.D226]" office:value-type="float" office:value="-0.579999999999998" calcext:value-type="float">
            <text:p>-0.579999999999998</text:p>
          </table:table-cell>
          <table:table-cell table:style-name="ce12" table:formula="of:=[.F227]/([.$D$199]/1000)" office:value-type="float" office:value="-58.6666666666668" calcext:value-type="float">
            <text:p>-58.7</text:p>
          </table:table-cell>
          <table:table-cell table:style-name="ce12" table:formula="of:=[.G227]/([.$D$199]/1000)" office:value-type="float" office:value="-38.6666666666666" calcext:value-type="float">
            <text:p>-38.7</text:p>
          </table:table-cell>
          <table:table-cell table:style-name="ce13" table:formula="of:=(1/[.H227])*60" office:value-type="float" office:value="-1.02272727272727" calcext:value-type="float">
            <text:p>-1.023</text:p>
          </table:table-cell>
          <table:table-cell table:style-name="ce13" table:formula="of:=(1/[.I227])*60" office:value-type="float" office:value="-1.55172413793104" calcext:value-type="float">
            <text:p>-1.552</text:p>
          </table:table-cell>
          <table:table-cell table:style-name="ce15" table:formula="of:=ABS([.H227])/[.$L$2]*100" office:value-type="float" office:value="16.6222222222223" calcext:value-type="float">
            <text:p>16.6</text:p>
          </table:table-cell>
          <table:table-cell table:style-name="ce15" table:formula="of:=ABS([.I227])/[.$L$2]*100" office:value-type="float" office:value="10.9555555555555" calcext:value-type="float">
            <text:p>11.0</text:p>
          </table:table-cell>
          <table:table-cell/>
          <table:table-cell table:number-columns-repeated="2" office:value-type="float" office:value="250512" calcext:value-type="float">
            <text:p>250512</text:p>
          </table:table-cell>
          <table:table-cell office:value-type="float" office:value="250513" calcext:value-type="float">
            <text:p>250513</text:p>
          </table:table-cell>
          <table:table-cell office:value-type="float" office:value="250514" calcext:value-type="float">
            <text:p>250514</text:p>
          </table:table-cell>
          <table:table-cell table:formula="of:=[.R227]-[.O227]" office:value-type="float" office:value="2" calcext:value-type="float">
            <text:p>2</text:p>
          </table:table-cell>
          <table:table-cell/>
          <table:table-cell table:number-columns-repeated="2" office:value-type="float" office:value="1010350" calcext:value-type="float">
            <text:p>1010350</text:p>
          </table:table-cell>
          <table:table-cell office:value-type="float" office:value="1010351" calcext:value-type="float">
            <text:p>1010351</text:p>
          </table:table-cell>
          <table:table-cell office:value-type="float" office:value="1010352" calcext:value-type="float">
            <text:p>1010352</text:p>
          </table:table-cell>
          <table:table-cell table:formula="of:=[.X227]-[.U227]" office:value-type="float" office:value="2" calcext:value-type="float">
            <text:p>2</text:p>
          </table:table-cell>
          <table:table-cell table:number-columns-repeated="2" office:value-type="float" office:value="1011407" calcext:value-type="float">
            <text:p>1011407</text:p>
          </table:table-cell>
          <table:table-cell office:value-type="float" office:value="1011408" calcext:value-type="float">
            <text:p>1011408</text:p>
          </table:table-cell>
          <table:table-cell office:value-type="float" office:value="1011409" calcext:value-type="float">
            <text:p>1011409</text:p>
          </table:table-cell>
          <table:table-cell table:formula="of:=[.AC227]-[.Z227]" office:value-type="float" office:value="2" calcext:value-type="float">
            <text:p>2</text:p>
          </table:table-cell>
          <table:table-cell table:number-columns-repeated="2" office:value-type="float" office:value="1356258" calcext:value-type="float">
            <text:p>1356258</text:p>
          </table:table-cell>
          <table:table-cell office:value-type="float" office:value="1356259" calcext:value-type="float">
            <text:p>1356259</text:p>
          </table:table-cell>
          <table:table-cell office:value-type="float" office:value="1356260" calcext:value-type="float">
            <text:p>1356260</text:p>
          </table:table-cell>
          <table:table-cell table:formula="of:=[.AH227]-[.AE227]" office:value-type="float" office:value="2" calcext:value-type="float">
            <text:p>2</text:p>
          </table:table-cell>
          <table:table-cell table:number-columns-repeated="2" office:value-type="float" office:value="1357263" calcext:value-type="float">
            <text:p>1357263</text:p>
          </table:table-cell>
          <table:table-cell office:value-type="float" office:value="1357264" calcext:value-type="float">
            <text:p>1357264</text:p>
          </table:table-cell>
          <table:table-cell office:value-type="float" office:value="1357265" calcext:value-type="float">
            <text:p>1357265</text:p>
          </table:table-cell>
          <table:table-cell table:formula="of:=[.AM227]-[.AJ227]" office:value-type="float" office:value="2" calcext:value-type="float">
            <text:p>2</text:p>
          </table:table-cell>
          <table:table-cell table:number-columns-repeated="2" office:value-type="float" office:value="1616157" calcext:value-type="float">
            <text:p>1616157</text:p>
          </table:table-cell>
          <table:table-cell office:value-type="float" office:value="1616158" calcext:value-type="float">
            <text:p>1616158</text:p>
          </table:table-cell>
          <table:table-cell office:value-type="float" office:value="1616159" calcext:value-type="float">
            <text:p>1616159</text:p>
          </table:table-cell>
          <table:table-cell table:formula="of:=[.AR227]-[.AO227]" office:value-type="float" office:value="2" calcext:value-type="float">
            <text:p>2</text:p>
          </table:table-cell>
          <table:table-cell table:number-columns-repeated="2" office:value-type="float" office:value="1617162" calcext:value-type="float">
            <text:p>1617162</text:p>
          </table:table-cell>
          <table:table-cell office:value-type="float" office:value="1617163" calcext:value-type="float">
            <text:p>1617163</text:p>
          </table:table-cell>
          <table:table-cell office:value-type="float" office:value="1617164" calcext:value-type="float">
            <text:p>1617164</text:p>
          </table:table-cell>
          <table:table-cell table:formula="of:=[.AW227]-[.AT227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-31.09" calcext:value-type="float">
            <text:p>-31.09</text:p>
          </table:table-cell>
          <table:table-cell office:value-type="float" office:value="-42.47" calcext:value-type="float">
            <text:p>-42.47</text:p>
          </table:table-cell>
          <table:table-cell table:style-name="ce1"/>
          <table:table-cell table:formula="of:=[.C228]-[.C227]" office:value-type="float" office:value="-0.879999999999999" calcext:value-type="float">
            <text:p>-0.879999999999999</text:p>
          </table:table-cell>
          <table:table-cell table:formula="of:=[.D228]-[.D227]" office:value-type="float" office:value="-0.57" calcext:value-type="float">
            <text:p>-0.57</text:p>
          </table:table-cell>
          <table:table-cell table:style-name="ce12" table:formula="of:=[.F228]/([.$D$199]/1000)" office:value-type="float" office:value="-58.6666666666666" calcext:value-type="float">
            <text:p>-58.7</text:p>
          </table:table-cell>
          <table:table-cell table:style-name="ce12" table:formula="of:=[.G228]/([.$D$199]/1000)" office:value-type="float" office:value="-38" calcext:value-type="float">
            <text:p>-38.0</text:p>
          </table:table-cell>
          <table:table-cell table:style-name="ce13" table:formula="of:=(1/[.H228])*60" office:value-type="float" office:value="-1.02272727272727" calcext:value-type="float">
            <text:p>-1.023</text:p>
          </table:table-cell>
          <table:table-cell table:style-name="ce13" table:formula="of:=(1/[.I228])*60" office:value-type="float" office:value="-1.57894736842105" calcext:value-type="float">
            <text:p>-1.579</text:p>
          </table:table-cell>
          <table:table-cell table:style-name="ce15" table:formula="of:=ABS([.H228])/[.$L$2]*100" office:value-type="float" office:value="16.6222222222222" calcext:value-type="float">
            <text:p>16.6</text:p>
          </table:table-cell>
          <table:table-cell table:style-name="ce15" table:formula="of:=ABS([.I228])/[.$L$2]*100" office:value-type="float" office:value="10.7666666666667" calcext:value-type="float">
            <text:p>10.8</text:p>
          </table:table-cell>
          <table:table-cell/>
          <table:table-cell table:number-columns-repeated="2" office:value-type="float" office:value="250527" calcext:value-type="float">
            <text:p>250527</text:p>
          </table:table-cell>
          <table:table-cell office:value-type="float" office:value="250528" calcext:value-type="float">
            <text:p>250528</text:p>
          </table:table-cell>
          <table:table-cell office:value-type="float" office:value="250529" calcext:value-type="float">
            <text:p>250529</text:p>
          </table:table-cell>
          <table:table-cell table:formula="of:=[.R228]-[.O228]" office:value-type="float" office:value="2" calcext:value-type="float">
            <text:p>2</text:p>
          </table:table-cell>
          <table:table-cell/>
          <table:table-cell table:number-columns-repeated="2" office:value-type="float" office:value="1010365" calcext:value-type="float">
            <text:p>1010365</text:p>
          </table:table-cell>
          <table:table-cell office:value-type="float" office:value="1010366" calcext:value-type="float">
            <text:p>1010366</text:p>
          </table:table-cell>
          <table:table-cell office:value-type="float" office:value="1010367" calcext:value-type="float">
            <text:p>1010367</text:p>
          </table:table-cell>
          <table:table-cell table:formula="of:=[.X228]-[.U228]" office:value-type="float" office:value="2" calcext:value-type="float">
            <text:p>2</text:p>
          </table:table-cell>
          <table:table-cell table:number-columns-repeated="2" office:value-type="float" office:value="1011422" calcext:value-type="float">
            <text:p>1011422</text:p>
          </table:table-cell>
          <table:table-cell office:value-type="float" office:value="1011423" calcext:value-type="float">
            <text:p>1011423</text:p>
          </table:table-cell>
          <table:table-cell office:value-type="float" office:value="1011424" calcext:value-type="float">
            <text:p>1011424</text:p>
          </table:table-cell>
          <table:table-cell table:formula="of:=[.AC228]-[.Z228]" office:value-type="float" office:value="2" calcext:value-type="float">
            <text:p>2</text:p>
          </table:table-cell>
          <table:table-cell table:number-columns-repeated="2" office:value-type="float" office:value="1356273" calcext:value-type="float">
            <text:p>1356273</text:p>
          </table:table-cell>
          <table:table-cell office:value-type="float" office:value="1356274" calcext:value-type="float">
            <text:p>1356274</text:p>
          </table:table-cell>
          <table:table-cell office:value-type="float" office:value="1356275" calcext:value-type="float">
            <text:p>1356275</text:p>
          </table:table-cell>
          <table:table-cell table:formula="of:=[.AH228]-[.AE228]" office:value-type="float" office:value="2" calcext:value-type="float">
            <text:p>2</text:p>
          </table:table-cell>
          <table:table-cell table:number-columns-repeated="2" office:value-type="float" office:value="1357278" calcext:value-type="float">
            <text:p>1357278</text:p>
          </table:table-cell>
          <table:table-cell office:value-type="float" office:value="1357279" calcext:value-type="float">
            <text:p>1357279</text:p>
          </table:table-cell>
          <table:table-cell office:value-type="float" office:value="1357280" calcext:value-type="float">
            <text:p>1357280</text:p>
          </table:table-cell>
          <table:table-cell table:formula="of:=[.AM228]-[.AJ228]" office:value-type="float" office:value="2" calcext:value-type="float">
            <text:p>2</text:p>
          </table:table-cell>
          <table:table-cell table:number-columns-repeated="2" office:value-type="float" office:value="1616172" calcext:value-type="float">
            <text:p>1616172</text:p>
          </table:table-cell>
          <table:table-cell office:value-type="float" office:value="1616173" calcext:value-type="float">
            <text:p>1616173</text:p>
          </table:table-cell>
          <table:table-cell office:value-type="float" office:value="1616174" calcext:value-type="float">
            <text:p>1616174</text:p>
          </table:table-cell>
          <table:table-cell table:formula="of:=[.AR228]-[.AO228]" office:value-type="float" office:value="2" calcext:value-type="float">
            <text:p>2</text:p>
          </table:table-cell>
          <table:table-cell table:number-columns-repeated="2" office:value-type="float" office:value="1617177" calcext:value-type="float">
            <text:p>1617177</text:p>
          </table:table-cell>
          <table:table-cell office:value-type="float" office:value="1617178" calcext:value-type="float">
            <text:p>1617178</text:p>
          </table:table-cell>
          <table:table-cell office:value-type="float" office:value="1617179" calcext:value-type="float">
            <text:p>1617179</text:p>
          </table:table-cell>
          <table:table-cell table:formula="of:=[.AW228]-[.AT228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-31.97" calcext:value-type="float">
            <text:p>-31.97</text:p>
          </table:table-cell>
          <table:table-cell office:value-type="float" office:value="-43.03" calcext:value-type="float">
            <text:p>-43.03</text:p>
          </table:table-cell>
          <table:table-cell table:style-name="ce1"/>
          <table:table-cell table:formula="of:=[.C229]-[.C228]" office:value-type="float" office:value="-0.879999999999999" calcext:value-type="float">
            <text:p>-0.879999999999999</text:p>
          </table:table-cell>
          <table:table-cell table:formula="of:=[.D229]-[.D228]" office:value-type="float" office:value="-0.560000000000002" calcext:value-type="float">
            <text:p>-0.560000000000002</text:p>
          </table:table-cell>
          <table:table-cell table:style-name="ce12" table:formula="of:=[.F229]/([.$D$199]/1000)" office:value-type="float" office:value="-58.6666666666666" calcext:value-type="float">
            <text:p>-58.7</text:p>
          </table:table-cell>
          <table:table-cell table:style-name="ce12" table:formula="of:=[.G229]/([.$D$199]/1000)" office:value-type="float" office:value="-37.3333333333335" calcext:value-type="float">
            <text:p>-37.3</text:p>
          </table:table-cell>
          <table:table-cell table:style-name="ce13" table:formula="of:=(1/[.H229])*60" office:value-type="float" office:value="-1.02272727272727" calcext:value-type="float">
            <text:p>-1.023</text:p>
          </table:table-cell>
          <table:table-cell table:style-name="ce13" table:formula="of:=(1/[.I229])*60" office:value-type="float" office:value="-1.60714285714285" calcext:value-type="float">
            <text:p>-1.607</text:p>
          </table:table-cell>
          <table:table-cell table:style-name="ce15" table:formula="of:=ABS([.H229])/[.$L$2]*100" office:value-type="float" office:value="16.6222222222222" calcext:value-type="float">
            <text:p>16.6</text:p>
          </table:table-cell>
          <table:table-cell table:style-name="ce15" table:formula="of:=ABS([.I229])/[.$L$2]*100" office:value-type="float" office:value="10.5777777777778" calcext:value-type="float">
            <text:p>10.6</text:p>
          </table:table-cell>
          <table:table-cell/>
          <table:table-cell table:number-columns-repeated="2" office:value-type="float" office:value="250542" calcext:value-type="float">
            <text:p>250542</text:p>
          </table:table-cell>
          <table:table-cell office:value-type="float" office:value="250543" calcext:value-type="float">
            <text:p>250543</text:p>
          </table:table-cell>
          <table:table-cell office:value-type="float" office:value="250544" calcext:value-type="float">
            <text:p>250544</text:p>
          </table:table-cell>
          <table:table-cell table:formula="of:=[.R229]-[.O229]" office:value-type="float" office:value="2" calcext:value-type="float">
            <text:p>2</text:p>
          </table:table-cell>
          <table:table-cell/>
          <table:table-cell table:number-columns-repeated="2" office:value-type="float" office:value="1010380" calcext:value-type="float">
            <text:p>1010380</text:p>
          </table:table-cell>
          <table:table-cell office:value-type="float" office:value="1010381" calcext:value-type="float">
            <text:p>1010381</text:p>
          </table:table-cell>
          <table:table-cell office:value-type="float" office:value="1010382" calcext:value-type="float">
            <text:p>1010382</text:p>
          </table:table-cell>
          <table:table-cell table:formula="of:=[.X229]-[.U229]" office:value-type="float" office:value="2" calcext:value-type="float">
            <text:p>2</text:p>
          </table:table-cell>
          <table:table-cell table:number-columns-repeated="2" office:value-type="float" office:value="1011437" calcext:value-type="float">
            <text:p>1011437</text:p>
          </table:table-cell>
          <table:table-cell office:value-type="float" office:value="1011438" calcext:value-type="float">
            <text:p>1011438</text:p>
          </table:table-cell>
          <table:table-cell office:value-type="float" office:value="1011439" calcext:value-type="float">
            <text:p>1011439</text:p>
          </table:table-cell>
          <table:table-cell table:formula="of:=[.AC229]-[.Z229]" office:value-type="float" office:value="2" calcext:value-type="float">
            <text:p>2</text:p>
          </table:table-cell>
          <table:table-cell table:number-columns-repeated="2" office:value-type="float" office:value="1356288" calcext:value-type="float">
            <text:p>1356288</text:p>
          </table:table-cell>
          <table:table-cell office:value-type="float" office:value="1356289" calcext:value-type="float">
            <text:p>1356289</text:p>
          </table:table-cell>
          <table:table-cell office:value-type="float" office:value="1356290" calcext:value-type="float">
            <text:p>1356290</text:p>
          </table:table-cell>
          <table:table-cell table:formula="of:=[.AH229]-[.AE229]" office:value-type="float" office:value="2" calcext:value-type="float">
            <text:p>2</text:p>
          </table:table-cell>
          <table:table-cell table:number-columns-repeated="2" office:value-type="float" office:value="1357293" calcext:value-type="float">
            <text:p>1357293</text:p>
          </table:table-cell>
          <table:table-cell office:value-type="float" office:value="1357294" calcext:value-type="float">
            <text:p>1357294</text:p>
          </table:table-cell>
          <table:table-cell office:value-type="float" office:value="1357295" calcext:value-type="float">
            <text:p>1357295</text:p>
          </table:table-cell>
          <table:table-cell table:formula="of:=[.AM229]-[.AJ229]" office:value-type="float" office:value="2" calcext:value-type="float">
            <text:p>2</text:p>
          </table:table-cell>
          <table:table-cell table:number-columns-repeated="2" office:value-type="float" office:value="1616187" calcext:value-type="float">
            <text:p>1616187</text:p>
          </table:table-cell>
          <table:table-cell office:value-type="float" office:value="1616188" calcext:value-type="float">
            <text:p>1616188</text:p>
          </table:table-cell>
          <table:table-cell office:value-type="float" office:value="1616189" calcext:value-type="float">
            <text:p>1616189</text:p>
          </table:table-cell>
          <table:table-cell table:formula="of:=[.AR229]-[.AO229]" office:value-type="float" office:value="2" calcext:value-type="float">
            <text:p>2</text:p>
          </table:table-cell>
          <table:table-cell table:number-columns-repeated="2" office:value-type="float" office:value="1617192" calcext:value-type="float">
            <text:p>1617192</text:p>
          </table:table-cell>
          <table:table-cell office:value-type="float" office:value="1617193" calcext:value-type="float">
            <text:p>1617193</text:p>
          </table:table-cell>
          <table:table-cell office:value-type="float" office:value="1617194" calcext:value-type="float">
            <text:p>1617194</text:p>
          </table:table-cell>
          <table:table-cell table:formula="of:=[.AW229]-[.AT229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-32.85" calcext:value-type="float">
            <text:p>-32.85</text:p>
          </table:table-cell>
          <table:table-cell office:value-type="float" office:value="-43.59" calcext:value-type="float">
            <text:p>-43.59</text:p>
          </table:table-cell>
          <table:table-cell table:style-name="ce1"/>
          <table:table-cell table:formula="of:=[.C230]-[.C229]" office:value-type="float" office:value="-0.880000000000003" calcext:value-type="float">
            <text:p>-0.880000000000003</text:p>
          </table:table-cell>
          <table:table-cell table:formula="of:=[.D230]-[.D229]" office:value-type="float" office:value="-0.560000000000002" calcext:value-type="float">
            <text:p>-0.560000000000002</text:p>
          </table:table-cell>
          <table:table-cell table:style-name="ce12" table:formula="of:=[.F230]/([.$D$199]/1000)" office:value-type="float" office:value="-58.6666666666668" calcext:value-type="float">
            <text:p>-58.7</text:p>
          </table:table-cell>
          <table:table-cell table:style-name="ce12" table:formula="of:=[.G230]/([.$D$199]/1000)" office:value-type="float" office:value="-37.3333333333335" calcext:value-type="float">
            <text:p>-37.3</text:p>
          </table:table-cell>
          <table:table-cell table:style-name="ce13" table:formula="of:=(1/[.H230])*60" office:value-type="float" office:value="-1.02272727272727" calcext:value-type="float">
            <text:p>-1.023</text:p>
          </table:table-cell>
          <table:table-cell table:style-name="ce13" table:formula="of:=(1/[.I230])*60" office:value-type="float" office:value="-1.60714285714285" calcext:value-type="float">
            <text:p>-1.607</text:p>
          </table:table-cell>
          <table:table-cell table:style-name="ce15" table:formula="of:=ABS([.H230])/[.$L$2]*100" office:value-type="float" office:value="16.6222222222223" calcext:value-type="float">
            <text:p>16.6</text:p>
          </table:table-cell>
          <table:table-cell table:style-name="ce15" table:formula="of:=ABS([.I230])/[.$L$2]*100" office:value-type="float" office:value="10.5777777777778" calcext:value-type="float">
            <text:p>10.6</text:p>
          </table:table-cell>
          <table:table-cell/>
          <table:table-cell table:number-columns-repeated="2" office:value-type="float" office:value="250557" calcext:value-type="float">
            <text:p>250557</text:p>
          </table:table-cell>
          <table:table-cell office:value-type="float" office:value="250558" calcext:value-type="float">
            <text:p>250558</text:p>
          </table:table-cell>
          <table:table-cell office:value-type="float" office:value="250559" calcext:value-type="float">
            <text:p>250559</text:p>
          </table:table-cell>
          <table:table-cell table:formula="of:=[.R230]-[.O230]" office:value-type="float" office:value="2" calcext:value-type="float">
            <text:p>2</text:p>
          </table:table-cell>
          <table:table-cell/>
          <table:table-cell table:number-columns-repeated="2" office:value-type="float" office:value="1010395" calcext:value-type="float">
            <text:p>1010395</text:p>
          </table:table-cell>
          <table:table-cell office:value-type="float" office:value="1010396" calcext:value-type="float">
            <text:p>1010396</text:p>
          </table:table-cell>
          <table:table-cell office:value-type="float" office:value="1010397" calcext:value-type="float">
            <text:p>1010397</text:p>
          </table:table-cell>
          <table:table-cell table:formula="of:=[.X230]-[.U230]" office:value-type="float" office:value="2" calcext:value-type="float">
            <text:p>2</text:p>
          </table:table-cell>
          <table:table-cell table:number-columns-repeated="2" office:value-type="float" office:value="1011452" calcext:value-type="float">
            <text:p>1011452</text:p>
          </table:table-cell>
          <table:table-cell office:value-type="float" office:value="1011453" calcext:value-type="float">
            <text:p>1011453</text:p>
          </table:table-cell>
          <table:table-cell office:value-type="float" office:value="1011454" calcext:value-type="float">
            <text:p>1011454</text:p>
          </table:table-cell>
          <table:table-cell table:formula="of:=[.AC230]-[.Z230]" office:value-type="float" office:value="2" calcext:value-type="float">
            <text:p>2</text:p>
          </table:table-cell>
          <table:table-cell table:number-columns-repeated="2" office:value-type="float" office:value="1356303" calcext:value-type="float">
            <text:p>1356303</text:p>
          </table:table-cell>
          <table:table-cell office:value-type="float" office:value="1356304" calcext:value-type="float">
            <text:p>1356304</text:p>
          </table:table-cell>
          <table:table-cell office:value-type="float" office:value="1356305" calcext:value-type="float">
            <text:p>1356305</text:p>
          </table:table-cell>
          <table:table-cell table:formula="of:=[.AH230]-[.AE230]" office:value-type="float" office:value="2" calcext:value-type="float">
            <text:p>2</text:p>
          </table:table-cell>
          <table:table-cell table:number-columns-repeated="2" office:value-type="float" office:value="1357308" calcext:value-type="float">
            <text:p>1357308</text:p>
          </table:table-cell>
          <table:table-cell office:value-type="float" office:value="1357309" calcext:value-type="float">
            <text:p>1357309</text:p>
          </table:table-cell>
          <table:table-cell office:value-type="float" office:value="1357310" calcext:value-type="float">
            <text:p>1357310</text:p>
          </table:table-cell>
          <table:table-cell table:formula="of:=[.AM230]-[.AJ230]" office:value-type="float" office:value="2" calcext:value-type="float">
            <text:p>2</text:p>
          </table:table-cell>
          <table:table-cell table:number-columns-repeated="2" office:value-type="float" office:value="1616202" calcext:value-type="float">
            <text:p>1616202</text:p>
          </table:table-cell>
          <table:table-cell office:value-type="float" office:value="1616203" calcext:value-type="float">
            <text:p>1616203</text:p>
          </table:table-cell>
          <table:table-cell office:value-type="float" office:value="1616204" calcext:value-type="float">
            <text:p>1616204</text:p>
          </table:table-cell>
          <table:table-cell table:formula="of:=[.AR230]-[.AO230]" office:value-type="float" office:value="2" calcext:value-type="float">
            <text:p>2</text:p>
          </table:table-cell>
          <table:table-cell table:number-columns-repeated="2" office:value-type="float" office:value="1617207" calcext:value-type="float">
            <text:p>1617207</text:p>
          </table:table-cell>
          <table:table-cell office:value-type="float" office:value="1617208" calcext:value-type="float">
            <text:p>1617208</text:p>
          </table:table-cell>
          <table:table-cell office:value-type="float" office:value="1617209" calcext:value-type="float">
            <text:p>1617209</text:p>
          </table:table-cell>
          <table:table-cell table:formula="of:=[.AW230]-[.AT230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-33.74" calcext:value-type="float">
            <text:p>-33.74</text:p>
          </table:table-cell>
          <table:table-cell office:value-type="float" office:value="-44.15" calcext:value-type="float">
            <text:p>-44.15</text:p>
          </table:table-cell>
          <table:table-cell table:style-name="ce1"/>
          <table:table-cell table:formula="of:=[.C231]-[.C230]" office:value-type="float" office:value="-0.890000000000001" calcext:value-type="float">
            <text:p>-0.890000000000001</text:p>
          </table:table-cell>
          <table:table-cell table:formula="of:=[.D231]-[.D230]" office:value-type="float" office:value="-0.559999999999995" calcext:value-type="float">
            <text:p>-0.559999999999995</text:p>
          </table:table-cell>
          <table:table-cell table:style-name="ce12" table:formula="of:=[.F231]/([.$D$199]/1000)" office:value-type="float" office:value="-59.3333333333334" calcext:value-type="float">
            <text:p>-59.3</text:p>
          </table:table-cell>
          <table:table-cell table:style-name="ce12" table:formula="of:=[.G231]/([.$D$199]/1000)" office:value-type="float" office:value="-37.333333333333" calcext:value-type="float">
            <text:p>-37.3</text:p>
          </table:table-cell>
          <table:table-cell table:style-name="ce13" table:formula="of:=(1/[.H231])*60" office:value-type="float" office:value="-1.01123595505618" calcext:value-type="float">
            <text:p>-1.011</text:p>
          </table:table-cell>
          <table:table-cell table:style-name="ce13" table:formula="of:=(1/[.I231])*60" office:value-type="float" office:value="-1.60714285714287" calcext:value-type="float">
            <text:p>-1.607</text:p>
          </table:table-cell>
          <table:table-cell table:style-name="ce15" table:formula="of:=ABS([.H231])/[.$L$2]*100" office:value-type="float" office:value="16.8111111111111" calcext:value-type="float">
            <text:p>16.8</text:p>
          </table:table-cell>
          <table:table-cell table:style-name="ce15" table:formula="of:=ABS([.I231])/[.$L$2]*100" office:value-type="float" office:value="10.5777777777777" calcext:value-type="float">
            <text:p>10.6</text:p>
          </table:table-cell>
          <table:table-cell/>
          <table:table-cell table:number-columns-repeated="2" office:value-type="float" office:value="250572" calcext:value-type="float">
            <text:p>250572</text:p>
          </table:table-cell>
          <table:table-cell office:value-type="float" office:value="250573" calcext:value-type="float">
            <text:p>250573</text:p>
          </table:table-cell>
          <table:table-cell office:value-type="float" office:value="250574" calcext:value-type="float">
            <text:p>250574</text:p>
          </table:table-cell>
          <table:table-cell table:formula="of:=[.R231]-[.O231]" office:value-type="float" office:value="2" calcext:value-type="float">
            <text:p>2</text:p>
          </table:table-cell>
          <table:table-cell/>
          <table:table-cell table:number-columns-repeated="2" office:value-type="float" office:value="1010410" calcext:value-type="float">
            <text:p>1010410</text:p>
          </table:table-cell>
          <table:table-cell office:value-type="float" office:value="1010411" calcext:value-type="float">
            <text:p>1010411</text:p>
          </table:table-cell>
          <table:table-cell office:value-type="float" office:value="1010412" calcext:value-type="float">
            <text:p>1010412</text:p>
          </table:table-cell>
          <table:table-cell table:formula="of:=[.X231]-[.U231]" office:value-type="float" office:value="2" calcext:value-type="float">
            <text:p>2</text:p>
          </table:table-cell>
          <table:table-cell table:number-columns-repeated="2" office:value-type="float" office:value="1011467" calcext:value-type="float">
            <text:p>1011467</text:p>
          </table:table-cell>
          <table:table-cell office:value-type="float" office:value="1011468" calcext:value-type="float">
            <text:p>1011468</text:p>
          </table:table-cell>
          <table:table-cell office:value-type="float" office:value="1011469" calcext:value-type="float">
            <text:p>1011469</text:p>
          </table:table-cell>
          <table:table-cell table:formula="of:=[.AC231]-[.Z231]" office:value-type="float" office:value="2" calcext:value-type="float">
            <text:p>2</text:p>
          </table:table-cell>
          <table:table-cell table:number-columns-repeated="2" office:value-type="float" office:value="1356318" calcext:value-type="float">
            <text:p>1356318</text:p>
          </table:table-cell>
          <table:table-cell office:value-type="float" office:value="1356319" calcext:value-type="float">
            <text:p>1356319</text:p>
          </table:table-cell>
          <table:table-cell office:value-type="float" office:value="1356320" calcext:value-type="float">
            <text:p>1356320</text:p>
          </table:table-cell>
          <table:table-cell table:formula="of:=[.AH231]-[.AE231]" office:value-type="float" office:value="2" calcext:value-type="float">
            <text:p>2</text:p>
          </table:table-cell>
          <table:table-cell table:number-columns-repeated="2" office:value-type="float" office:value="1357323" calcext:value-type="float">
            <text:p>1357323</text:p>
          </table:table-cell>
          <table:table-cell office:value-type="float" office:value="1357324" calcext:value-type="float">
            <text:p>1357324</text:p>
          </table:table-cell>
          <table:table-cell office:value-type="float" office:value="1357325" calcext:value-type="float">
            <text:p>1357325</text:p>
          </table:table-cell>
          <table:table-cell table:formula="of:=[.AM231]-[.AJ231]" office:value-type="float" office:value="2" calcext:value-type="float">
            <text:p>2</text:p>
          </table:table-cell>
          <table:table-cell table:number-columns-repeated="2" office:value-type="float" office:value="1616217" calcext:value-type="float">
            <text:p>1616217</text:p>
          </table:table-cell>
          <table:table-cell office:value-type="float" office:value="1616218" calcext:value-type="float">
            <text:p>1616218</text:p>
          </table:table-cell>
          <table:table-cell office:value-type="float" office:value="1616219" calcext:value-type="float">
            <text:p>1616219</text:p>
          </table:table-cell>
          <table:table-cell table:formula="of:=[.AR231]-[.AO231]" office:value-type="float" office:value="2" calcext:value-type="float">
            <text:p>2</text:p>
          </table:table-cell>
          <table:table-cell table:number-columns-repeated="2" office:value-type="float" office:value="1617222" calcext:value-type="float">
            <text:p>1617222</text:p>
          </table:table-cell>
          <table:table-cell office:value-type="float" office:value="1617223" calcext:value-type="float">
            <text:p>1617223</text:p>
          </table:table-cell>
          <table:table-cell office:value-type="float" office:value="1617224" calcext:value-type="float">
            <text:p>1617224</text:p>
          </table:table-cell>
          <table:table-cell table:formula="of:=[.AW231]-[.AT231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-34.64" calcext:value-type="float">
            <text:p>-34.64</text:p>
          </table:table-cell>
          <table:table-cell office:value-type="float" office:value="-44.7" calcext:value-type="float">
            <text:p>-44.7</text:p>
          </table:table-cell>
          <table:table-cell table:style-name="ce1"/>
          <table:table-cell table:formula="of:=[.C232]-[.C231]" office:value-type="float" office:value="-0.899999999999999" calcext:value-type="float">
            <text:p>-0.899999999999999</text:p>
          </table:table-cell>
          <table:table-cell table:formula="of:=[.D232]-[.D231]" office:value-type="float" office:value="-0.550000000000004" calcext:value-type="float">
            <text:p>-0.550000000000004</text:p>
          </table:table-cell>
          <table:table-cell table:style-name="ce12" table:formula="of:=[.F232]/([.$D$199]/1000)" office:value-type="float" office:value="-59.9999999999999" calcext:value-type="float">
            <text:p>-60.0</text:p>
          </table:table-cell>
          <table:table-cell table:style-name="ce12" table:formula="of:=[.G232]/([.$D$199]/1000)" office:value-type="float" office:value="-36.666666666667" calcext:value-type="float">
            <text:p>-36.7</text:p>
          </table:table-cell>
          <table:table-cell table:style-name="ce13" table:formula="of:=(1/[.H232])*60" office:value-type="float" office:value="-1" calcext:value-type="float">
            <text:p>-1.000</text:p>
          </table:table-cell>
          <table:table-cell table:style-name="ce13" table:formula="of:=(1/[.I232])*60" office:value-type="float" office:value="-1.63636363636362" calcext:value-type="float">
            <text:p>-1.636</text:p>
          </table:table-cell>
          <table:table-cell table:style-name="ce15" table:formula="of:=ABS([.H232])/[.$L$2]*100" office:value-type="float" office:value="17" calcext:value-type="float">
            <text:p>17.0</text:p>
          </table:table-cell>
          <table:table-cell table:style-name="ce15" table:formula="of:=ABS([.I232])/[.$L$2]*100" office:value-type="float" office:value="10.388888888889" calcext:value-type="float">
            <text:p>10.4</text:p>
          </table:table-cell>
          <table:table-cell/>
          <table:table-cell table:number-columns-repeated="2" office:value-type="float" office:value="250587" calcext:value-type="float">
            <text:p>250587</text:p>
          </table:table-cell>
          <table:table-cell office:value-type="float" office:value="250588" calcext:value-type="float">
            <text:p>250588</text:p>
          </table:table-cell>
          <table:table-cell office:value-type="float" office:value="250589" calcext:value-type="float">
            <text:p>250589</text:p>
          </table:table-cell>
          <table:table-cell table:formula="of:=[.R232]-[.O232]" office:value-type="float" office:value="2" calcext:value-type="float">
            <text:p>2</text:p>
          </table:table-cell>
          <table:table-cell/>
          <table:table-cell table:number-columns-repeated="2" office:value-type="float" office:value="1010425" calcext:value-type="float">
            <text:p>1010425</text:p>
          </table:table-cell>
          <table:table-cell office:value-type="float" office:value="1010426" calcext:value-type="float">
            <text:p>1010426</text:p>
          </table:table-cell>
          <table:table-cell office:value-type="float" office:value="1010427" calcext:value-type="float">
            <text:p>1010427</text:p>
          </table:table-cell>
          <table:table-cell table:formula="of:=[.X232]-[.U232]" office:value-type="float" office:value="2" calcext:value-type="float">
            <text:p>2</text:p>
          </table:table-cell>
          <table:table-cell table:number-columns-repeated="2" office:value-type="float" office:value="1011482" calcext:value-type="float">
            <text:p>1011482</text:p>
          </table:table-cell>
          <table:table-cell office:value-type="float" office:value="1011483" calcext:value-type="float">
            <text:p>1011483</text:p>
          </table:table-cell>
          <table:table-cell office:value-type="float" office:value="1011484" calcext:value-type="float">
            <text:p>1011484</text:p>
          </table:table-cell>
          <table:table-cell table:formula="of:=[.AC232]-[.Z232]" office:value-type="float" office:value="2" calcext:value-type="float">
            <text:p>2</text:p>
          </table:table-cell>
          <table:table-cell table:number-columns-repeated="2" office:value-type="float" office:value="1356333" calcext:value-type="float">
            <text:p>1356333</text:p>
          </table:table-cell>
          <table:table-cell office:value-type="float" office:value="1356334" calcext:value-type="float">
            <text:p>1356334</text:p>
          </table:table-cell>
          <table:table-cell office:value-type="float" office:value="1356335" calcext:value-type="float">
            <text:p>1356335</text:p>
          </table:table-cell>
          <table:table-cell table:formula="of:=[.AH232]-[.AE232]" office:value-type="float" office:value="2" calcext:value-type="float">
            <text:p>2</text:p>
          </table:table-cell>
          <table:table-cell table:number-columns-repeated="2" office:value-type="float" office:value="1357338" calcext:value-type="float">
            <text:p>1357338</text:p>
          </table:table-cell>
          <table:table-cell office:value-type="float" office:value="1357339" calcext:value-type="float">
            <text:p>1357339</text:p>
          </table:table-cell>
          <table:table-cell office:value-type="float" office:value="1357340" calcext:value-type="float">
            <text:p>1357340</text:p>
          </table:table-cell>
          <table:table-cell table:formula="of:=[.AM232]-[.AJ232]" office:value-type="float" office:value="2" calcext:value-type="float">
            <text:p>2</text:p>
          </table:table-cell>
          <table:table-cell table:number-columns-repeated="2" office:value-type="float" office:value="1616232" calcext:value-type="float">
            <text:p>1616232</text:p>
          </table:table-cell>
          <table:table-cell office:value-type="float" office:value="1616233" calcext:value-type="float">
            <text:p>1616233</text:p>
          </table:table-cell>
          <table:table-cell office:value-type="float" office:value="1616234" calcext:value-type="float">
            <text:p>1616234</text:p>
          </table:table-cell>
          <table:table-cell table:formula="of:=[.AR232]-[.AO232]" office:value-type="float" office:value="2" calcext:value-type="float">
            <text:p>2</text:p>
          </table:table-cell>
          <table:table-cell table:number-columns-repeated="2" office:value-type="float" office:value="1617237" calcext:value-type="float">
            <text:p>1617237</text:p>
          </table:table-cell>
          <table:table-cell office:value-type="float" office:value="1617238" calcext:value-type="float">
            <text:p>1617238</text:p>
          </table:table-cell>
          <table:table-cell office:value-type="float" office:value="1617239" calcext:value-type="float">
            <text:p>1617239</text:p>
          </table:table-cell>
          <table:table-cell table:formula="of:=[.AW232]-[.AT232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-35.53" calcext:value-type="float">
            <text:p>-35.53</text:p>
          </table:table-cell>
          <table:table-cell office:value-type="float" office:value="-45.24" calcext:value-type="float">
            <text:p>-45.24</text:p>
          </table:table-cell>
          <table:table-cell table:style-name="ce1"/>
          <table:table-cell table:formula="of:=[.C233]-[.C232]" office:value-type="float" office:value="-0.890000000000001" calcext:value-type="float">
            <text:p>-0.890000000000001</text:p>
          </table:table-cell>
          <table:table-cell table:formula="of:=[.D233]-[.D232]" office:value-type="float" office:value="-0.539999999999999" calcext:value-type="float">
            <text:p>-0.539999999999999</text:p>
          </table:table-cell>
          <table:table-cell table:style-name="ce12" table:formula="of:=[.F233]/([.$D$199]/1000)" office:value-type="float" office:value="-59.3333333333334" calcext:value-type="float">
            <text:p>-59.3</text:p>
          </table:table-cell>
          <table:table-cell table:style-name="ce12" table:formula="of:=[.G233]/([.$D$199]/1000)" office:value-type="float" office:value="-35.9999999999999" calcext:value-type="float">
            <text:p>-36.0</text:p>
          </table:table-cell>
          <table:table-cell table:style-name="ce13" table:formula="of:=(1/[.H233])*60" office:value-type="float" office:value="-1.01123595505618" calcext:value-type="float">
            <text:p>-1.011</text:p>
          </table:table-cell>
          <table:table-cell table:style-name="ce13" table:formula="of:=(1/[.I233])*60" office:value-type="float" office:value="-1.66666666666667" calcext:value-type="float">
            <text:p>-1.667</text:p>
          </table:table-cell>
          <table:table-cell table:style-name="ce15" table:formula="of:=ABS([.H233])/[.$L$2]*100" office:value-type="float" office:value="16.8111111111111" calcext:value-type="float">
            <text:p>16.8</text:p>
          </table:table-cell>
          <table:table-cell table:style-name="ce15" table:formula="of:=ABS([.I233])/[.$L$2]*100" office:value-type="float" office:value="10.2" calcext:value-type="float">
            <text:p>10.2</text:p>
          </table:table-cell>
          <table:table-cell/>
          <table:table-cell table:number-columns-repeated="2" office:value-type="float" office:value="250602" calcext:value-type="float">
            <text:p>250602</text:p>
          </table:table-cell>
          <table:table-cell office:value-type="float" office:value="250603" calcext:value-type="float">
            <text:p>250603</text:p>
          </table:table-cell>
          <table:table-cell office:value-type="float" office:value="250604" calcext:value-type="float">
            <text:p>250604</text:p>
          </table:table-cell>
          <table:table-cell table:formula="of:=[.R233]-[.O233]" office:value-type="float" office:value="2" calcext:value-type="float">
            <text:p>2</text:p>
          </table:table-cell>
          <table:table-cell/>
          <table:table-cell table:number-columns-repeated="2" office:value-type="float" office:value="1010440" calcext:value-type="float">
            <text:p>1010440</text:p>
          </table:table-cell>
          <table:table-cell office:value-type="float" office:value="1010441" calcext:value-type="float">
            <text:p>1010441</text:p>
          </table:table-cell>
          <table:table-cell office:value-type="float" office:value="1010442" calcext:value-type="float">
            <text:p>1010442</text:p>
          </table:table-cell>
          <table:table-cell table:formula="of:=[.X233]-[.U233]" office:value-type="float" office:value="2" calcext:value-type="float">
            <text:p>2</text:p>
          </table:table-cell>
          <table:table-cell table:number-columns-repeated="2" office:value-type="float" office:value="1011497" calcext:value-type="float">
            <text:p>1011497</text:p>
          </table:table-cell>
          <table:table-cell office:value-type="float" office:value="1011498" calcext:value-type="float">
            <text:p>1011498</text:p>
          </table:table-cell>
          <table:table-cell office:value-type="float" office:value="1011499" calcext:value-type="float">
            <text:p>1011499</text:p>
          </table:table-cell>
          <table:table-cell table:formula="of:=[.AC233]-[.Z233]" office:value-type="float" office:value="2" calcext:value-type="float">
            <text:p>2</text:p>
          </table:table-cell>
          <table:table-cell table:number-columns-repeated="2" office:value-type="float" office:value="1356348" calcext:value-type="float">
            <text:p>1356348</text:p>
          </table:table-cell>
          <table:table-cell office:value-type="float" office:value="1356349" calcext:value-type="float">
            <text:p>1356349</text:p>
          </table:table-cell>
          <table:table-cell office:value-type="float" office:value="1356350" calcext:value-type="float">
            <text:p>1356350</text:p>
          </table:table-cell>
          <table:table-cell table:formula="of:=[.AH233]-[.AE233]" office:value-type="float" office:value="2" calcext:value-type="float">
            <text:p>2</text:p>
          </table:table-cell>
          <table:table-cell table:number-columns-repeated="2" office:value-type="float" office:value="1357353" calcext:value-type="float">
            <text:p>1357353</text:p>
          </table:table-cell>
          <table:table-cell office:value-type="float" office:value="1357354" calcext:value-type="float">
            <text:p>1357354</text:p>
          </table:table-cell>
          <table:table-cell office:value-type="float" office:value="1357355" calcext:value-type="float">
            <text:p>1357355</text:p>
          </table:table-cell>
          <table:table-cell table:formula="of:=[.AM233]-[.AJ233]" office:value-type="float" office:value="2" calcext:value-type="float">
            <text:p>2</text:p>
          </table:table-cell>
          <table:table-cell table:number-columns-repeated="2" office:value-type="float" office:value="1616247" calcext:value-type="float">
            <text:p>1616247</text:p>
          </table:table-cell>
          <table:table-cell office:value-type="float" office:value="1616248" calcext:value-type="float">
            <text:p>1616248</text:p>
          </table:table-cell>
          <table:table-cell office:value-type="float" office:value="1616249" calcext:value-type="float">
            <text:p>1616249</text:p>
          </table:table-cell>
          <table:table-cell table:formula="of:=[.AR233]-[.AO233]" office:value-type="float" office:value="2" calcext:value-type="float">
            <text:p>2</text:p>
          </table:table-cell>
          <table:table-cell table:number-columns-repeated="2" office:value-type="float" office:value="1617252" calcext:value-type="float">
            <text:p>1617252</text:p>
          </table:table-cell>
          <table:table-cell office:value-type="float" office:value="1617253" calcext:value-type="float">
            <text:p>1617253</text:p>
          </table:table-cell>
          <table:table-cell office:value-type="float" office:value="1617254" calcext:value-type="float">
            <text:p>1617254</text:p>
          </table:table-cell>
          <table:table-cell table:formula="of:=[.AW233]-[.AT233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-36.43" calcext:value-type="float">
            <text:p>-36.43</text:p>
          </table:table-cell>
          <table:table-cell office:value-type="float" office:value="-45.78" calcext:value-type="float">
            <text:p>-45.78</text:p>
          </table:table-cell>
          <table:table-cell table:style-name="ce1"/>
          <table:table-cell table:formula="of:=[.C234]-[.C233]" office:value-type="float" office:value="-0.899999999999999" calcext:value-type="float">
            <text:p>-0.899999999999999</text:p>
          </table:table-cell>
          <table:table-cell table:formula="of:=[.D234]-[.D233]" office:value-type="float" office:value="-0.539999999999999" calcext:value-type="float">
            <text:p>-0.539999999999999</text:p>
          </table:table-cell>
          <table:table-cell table:style-name="ce12" table:formula="of:=[.F234]/([.$D$199]/1000)" office:value-type="float" office:value="-59.9999999999999" calcext:value-type="float">
            <text:p>-60.0</text:p>
          </table:table-cell>
          <table:table-cell table:style-name="ce12" table:formula="of:=[.G234]/([.$D$199]/1000)" office:value-type="float" office:value="-35.9999999999999" calcext:value-type="float">
            <text:p>-36.0</text:p>
          </table:table-cell>
          <table:table-cell table:style-name="ce13" table:formula="of:=(1/[.H234])*60" office:value-type="float" office:value="-1" calcext:value-type="float">
            <text:p>-1.000</text:p>
          </table:table-cell>
          <table:table-cell table:style-name="ce13" table:formula="of:=(1/[.I234])*60" office:value-type="float" office:value="-1.66666666666667" calcext:value-type="float">
            <text:p>-1.667</text:p>
          </table:table-cell>
          <table:table-cell table:style-name="ce15" table:formula="of:=ABS([.H234])/[.$L$2]*100" office:value-type="float" office:value="17" calcext:value-type="float">
            <text:p>17.0</text:p>
          </table:table-cell>
          <table:table-cell table:style-name="ce15" table:formula="of:=ABS([.I234])/[.$L$2]*100" office:value-type="float" office:value="10.2" calcext:value-type="float">
            <text:p>10.2</text:p>
          </table:table-cell>
          <table:table-cell/>
          <table:table-cell table:number-columns-repeated="2" office:value-type="float" office:value="250617" calcext:value-type="float">
            <text:p>250617</text:p>
          </table:table-cell>
          <table:table-cell office:value-type="float" office:value="250618" calcext:value-type="float">
            <text:p>250618</text:p>
          </table:table-cell>
          <table:table-cell office:value-type="float" office:value="250619" calcext:value-type="float">
            <text:p>250619</text:p>
          </table:table-cell>
          <table:table-cell table:formula="of:=[.R234]-[.O234]" office:value-type="float" office:value="2" calcext:value-type="float">
            <text:p>2</text:p>
          </table:table-cell>
          <table:table-cell/>
          <table:table-cell table:number-columns-repeated="2" office:value-type="float" office:value="1010455" calcext:value-type="float">
            <text:p>1010455</text:p>
          </table:table-cell>
          <table:table-cell office:value-type="float" office:value="1010456" calcext:value-type="float">
            <text:p>1010456</text:p>
          </table:table-cell>
          <table:table-cell office:value-type="float" office:value="1010457" calcext:value-type="float">
            <text:p>1010457</text:p>
          </table:table-cell>
          <table:table-cell table:formula="of:=[.X234]-[.U234]" office:value-type="float" office:value="2" calcext:value-type="float">
            <text:p>2</text:p>
          </table:table-cell>
          <table:table-cell table:number-columns-repeated="2" office:value-type="float" office:value="1011512" calcext:value-type="float">
            <text:p>1011512</text:p>
          </table:table-cell>
          <table:table-cell office:value-type="float" office:value="1011513" calcext:value-type="float">
            <text:p>1011513</text:p>
          </table:table-cell>
          <table:table-cell office:value-type="float" office:value="1011514" calcext:value-type="float">
            <text:p>1011514</text:p>
          </table:table-cell>
          <table:table-cell table:formula="of:=[.AC234]-[.Z234]" office:value-type="float" office:value="2" calcext:value-type="float">
            <text:p>2</text:p>
          </table:table-cell>
          <table:table-cell table:number-columns-repeated="2" office:value-type="float" office:value="1356363" calcext:value-type="float">
            <text:p>1356363</text:p>
          </table:table-cell>
          <table:table-cell office:value-type="float" office:value="1356364" calcext:value-type="float">
            <text:p>1356364</text:p>
          </table:table-cell>
          <table:table-cell office:value-type="float" office:value="1356365" calcext:value-type="float">
            <text:p>1356365</text:p>
          </table:table-cell>
          <table:table-cell table:formula="of:=[.AH234]-[.AE234]" office:value-type="float" office:value="2" calcext:value-type="float">
            <text:p>2</text:p>
          </table:table-cell>
          <table:table-cell table:number-columns-repeated="2" office:value-type="float" office:value="1357368" calcext:value-type="float">
            <text:p>1357368</text:p>
          </table:table-cell>
          <table:table-cell office:value-type="float" office:value="1357369" calcext:value-type="float">
            <text:p>1357369</text:p>
          </table:table-cell>
          <table:table-cell office:value-type="float" office:value="1357370" calcext:value-type="float">
            <text:p>1357370</text:p>
          </table:table-cell>
          <table:table-cell table:formula="of:=[.AM234]-[.AJ234]" office:value-type="float" office:value="2" calcext:value-type="float">
            <text:p>2</text:p>
          </table:table-cell>
          <table:table-cell table:number-columns-repeated="2" office:value-type="float" office:value="1616262" calcext:value-type="float">
            <text:p>1616262</text:p>
          </table:table-cell>
          <table:table-cell office:value-type="float" office:value="1616263" calcext:value-type="float">
            <text:p>1616263</text:p>
          </table:table-cell>
          <table:table-cell office:value-type="float" office:value="1616264" calcext:value-type="float">
            <text:p>1616264</text:p>
          </table:table-cell>
          <table:table-cell table:formula="of:=[.AR234]-[.AO234]" office:value-type="float" office:value="2" calcext:value-type="float">
            <text:p>2</text:p>
          </table:table-cell>
          <table:table-cell table:number-columns-repeated="2" office:value-type="float" office:value="1617267" calcext:value-type="float">
            <text:p>1617267</text:p>
          </table:table-cell>
          <table:table-cell office:value-type="float" office:value="1617268" calcext:value-type="float">
            <text:p>1617268</text:p>
          </table:table-cell>
          <table:table-cell office:value-type="float" office:value="1617269" calcext:value-type="float">
            <text:p>1617269</text:p>
          </table:table-cell>
          <table:table-cell table:formula="of:=[.AW234]-[.AT234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-37.34" calcext:value-type="float">
            <text:p>-37.34</text:p>
          </table:table-cell>
          <table:table-cell office:value-type="float" office:value="-46.31" calcext:value-type="float">
            <text:p>-46.31</text:p>
          </table:table-cell>
          <table:table-cell table:style-name="ce1"/>
          <table:table-cell table:formula="of:=[.C235]-[.C234]" office:value-type="float" office:value="-0.910000000000004" calcext:value-type="float">
            <text:p>-0.910000000000004</text:p>
          </table:table-cell>
          <table:table-cell table:formula="of:=[.D235]-[.D234]" office:value-type="float" office:value="-0.530000000000001" calcext:value-type="float">
            <text:p>-0.530000000000001</text:p>
          </table:table-cell>
          <table:table-cell table:style-name="ce12" table:formula="of:=[.F235]/([.$D$199]/1000)" office:value-type="float" office:value="-60.6666666666669" calcext:value-type="float">
            <text:p>-60.7</text:p>
          </table:table-cell>
          <table:table-cell table:style-name="ce12" table:formula="of:=[.G235]/([.$D$199]/1000)" office:value-type="float" office:value="-35.3333333333334" calcext:value-type="float">
            <text:p>-35.3</text:p>
          </table:table-cell>
          <table:table-cell table:style-name="ce13" table:formula="of:=(1/[.H235])*60" office:value-type="float" office:value="-0.989010989010985" calcext:value-type="float">
            <text:p>-0.989</text:p>
          </table:table-cell>
          <table:table-cell table:style-name="ce13" table:formula="of:=(1/[.I235])*60" office:value-type="float" office:value="-1.69811320754717" calcext:value-type="float">
            <text:p>-1.698</text:p>
          </table:table-cell>
          <table:table-cell table:style-name="ce15" table:formula="of:=ABS([.H235])/[.$L$2]*100" office:value-type="float" office:value="17.188888888889" calcext:value-type="float">
            <text:p>17.2</text:p>
          </table:table-cell>
          <table:table-cell table:style-name="ce15" table:formula="of:=ABS([.I235])/[.$L$2]*100" office:value-type="float" office:value="10.0111111111111" calcext:value-type="float">
            <text:p>10.0</text:p>
          </table:table-cell>
          <table:table-cell/>
          <table:table-cell table:number-columns-repeated="2" office:value-type="float" office:value="250632" calcext:value-type="float">
            <text:p>250632</text:p>
          </table:table-cell>
          <table:table-cell office:value-type="float" office:value="250633" calcext:value-type="float">
            <text:p>250633</text:p>
          </table:table-cell>
          <table:table-cell office:value-type="float" office:value="250634" calcext:value-type="float">
            <text:p>250634</text:p>
          </table:table-cell>
          <table:table-cell table:formula="of:=[.R235]-[.O235]" office:value-type="float" office:value="2" calcext:value-type="float">
            <text:p>2</text:p>
          </table:table-cell>
          <table:table-cell/>
          <table:table-cell table:number-columns-repeated="2" office:value-type="float" office:value="1010470" calcext:value-type="float">
            <text:p>1010470</text:p>
          </table:table-cell>
          <table:table-cell office:value-type="float" office:value="1010471" calcext:value-type="float">
            <text:p>1010471</text:p>
          </table:table-cell>
          <table:table-cell office:value-type="float" office:value="1010472" calcext:value-type="float">
            <text:p>1010472</text:p>
          </table:table-cell>
          <table:table-cell table:formula="of:=[.X235]-[.U235]" office:value-type="float" office:value="2" calcext:value-type="float">
            <text:p>2</text:p>
          </table:table-cell>
          <table:table-cell office:value-type="float" office:value="1011527" calcext:value-type="float">
            <text:p>1011527</text:p>
          </table:table-cell>
          <table:table-cell office:value-type="float" office:value="1011553" calcext:value-type="float">
            <text:p>1011553</text:p>
          </table:table-cell>
          <table:table-cell table:number-columns-repeated="2" office:value-type="float" office:value="1011554" calcext:value-type="float">
            <text:p>1011554</text:p>
          </table:table-cell>
          <table:table-cell table:style-name="ce11" table:formula="of:=[.AC235]-[.Z235]" office:value-type="float" office:value="27" calcext:value-type="float">
            <text:p>27</text:p>
          </table:table-cell>
          <table:table-cell table:number-columns-repeated="2" office:value-type="float" office:value="1356378" calcext:value-type="float">
            <text:p>1356378</text:p>
          </table:table-cell>
          <table:table-cell office:value-type="float" office:value="1356379" calcext:value-type="float">
            <text:p>1356379</text:p>
          </table:table-cell>
          <table:table-cell office:value-type="float" office:value="1356380" calcext:value-type="float">
            <text:p>1356380</text:p>
          </table:table-cell>
          <table:table-cell table:formula="of:=[.AH235]-[.AE235]" office:value-type="float" office:value="2" calcext:value-type="float">
            <text:p>2</text:p>
          </table:table-cell>
          <table:table-cell table:number-columns-repeated="2" office:value-type="float" office:value="1357383" calcext:value-type="float">
            <text:p>1357383</text:p>
          </table:table-cell>
          <table:table-cell office:value-type="float" office:value="1357384" calcext:value-type="float">
            <text:p>1357384</text:p>
          </table:table-cell>
          <table:table-cell office:value-type="float" office:value="1357385" calcext:value-type="float">
            <text:p>1357385</text:p>
          </table:table-cell>
          <table:table-cell table:formula="of:=[.AM235]-[.AJ235]" office:value-type="float" office:value="2" calcext:value-type="float">
            <text:p>2</text:p>
          </table:table-cell>
          <table:table-cell table:number-columns-repeated="2" office:value-type="float" office:value="1616277" calcext:value-type="float">
            <text:p>1616277</text:p>
          </table:table-cell>
          <table:table-cell office:value-type="float" office:value="1616278" calcext:value-type="float">
            <text:p>1616278</text:p>
          </table:table-cell>
          <table:table-cell office:value-type="float" office:value="1616279" calcext:value-type="float">
            <text:p>1616279</text:p>
          </table:table-cell>
          <table:table-cell table:formula="of:=[.AR235]-[.AO235]" office:value-type="float" office:value="2" calcext:value-type="float">
            <text:p>2</text:p>
          </table:table-cell>
          <table:table-cell table:number-columns-repeated="2" office:value-type="float" office:value="1617282" calcext:value-type="float">
            <text:p>1617282</text:p>
          </table:table-cell>
          <table:table-cell office:value-type="float" office:value="1617283" calcext:value-type="float">
            <text:p>1617283</text:p>
          </table:table-cell>
          <table:table-cell office:value-type="float" office:value="1617284" calcext:value-type="float">
            <text:p>1617284</text:p>
          </table:table-cell>
          <table:table-cell table:formula="of:=[.AW235]-[.AT235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-38.25" calcext:value-type="float">
            <text:p>-38.25</text:p>
          </table:table-cell>
          <table:table-cell office:value-type="float" office:value="-46.83" calcext:value-type="float">
            <text:p>-46.83</text:p>
          </table:table-cell>
          <table:table-cell table:style-name="ce1"/>
          <table:table-cell table:formula="of:=[.C236]-[.C235]" office:value-type="float" office:value="-0.909999999999997" calcext:value-type="float">
            <text:p>-0.909999999999997</text:p>
          </table:table-cell>
          <table:table-cell table:formula="of:=[.D236]-[.D235]" office:value-type="float" office:value="-0.519999999999996" calcext:value-type="float">
            <text:p>-0.519999999999996</text:p>
          </table:table-cell>
          <table:table-cell table:style-name="ce12" table:formula="of:=[.F236]/([.$D$199]/1000)" office:value-type="float" office:value="-60.6666666666664" calcext:value-type="float">
            <text:p>-60.7</text:p>
          </table:table-cell>
          <table:table-cell table:style-name="ce12" table:formula="of:=[.G236]/([.$D$199]/1000)" office:value-type="float" office:value="-34.6666666666664" calcext:value-type="float">
            <text:p>-34.7</text:p>
          </table:table-cell>
          <table:table-cell table:style-name="ce13" table:formula="of:=(1/[.H236])*60" office:value-type="float" office:value="-0.989010989010993" calcext:value-type="float">
            <text:p>-0.989</text:p>
          </table:table-cell>
          <table:table-cell table:style-name="ce13" table:formula="of:=(1/[.I236])*60" office:value-type="float" office:value="-1.73076923076924" calcext:value-type="float">
            <text:p>-1.731</text:p>
          </table:table-cell>
          <table:table-cell table:style-name="ce15" table:formula="of:=ABS([.H236])/[.$L$2]*100" office:value-type="float" office:value="17.1888888888888" calcext:value-type="float">
            <text:p>17.2</text:p>
          </table:table-cell>
          <table:table-cell table:style-name="ce15" table:formula="of:=ABS([.I236])/[.$L$2]*100" office:value-type="float" office:value="9.82222222222215" calcext:value-type="float">
            <text:p>9.8</text:p>
          </table:table-cell>
          <table:table-cell/>
          <table:table-cell table:number-columns-repeated="2" office:value-type="float" office:value="250647" calcext:value-type="float">
            <text:p>250647</text:p>
          </table:table-cell>
          <table:table-cell office:value-type="float" office:value="250648" calcext:value-type="float">
            <text:p>250648</text:p>
          </table:table-cell>
          <table:table-cell office:value-type="float" office:value="250649" calcext:value-type="float">
            <text:p>250649</text:p>
          </table:table-cell>
          <table:table-cell table:formula="of:=[.R236]-[.O236]" office:value-type="float" office:value="2" calcext:value-type="float">
            <text:p>2</text:p>
          </table:table-cell>
          <table:table-cell/>
          <table:table-cell table:number-columns-repeated="2" office:value-type="float" office:value="1010485" calcext:value-type="float">
            <text:p>1010485</text:p>
          </table:table-cell>
          <table:table-cell table:number-columns-repeated="2" office:value-type="float" office:value="1010487" calcext:value-type="float">
            <text:p>1010487</text:p>
          </table:table-cell>
          <table:table-cell table:formula="of:=[.X236]-[.U236]" office:value-type="float" office:value="2" calcext:value-type="float">
            <text:p>2</text:p>
          </table:table-cell>
          <table:table-cell office:value-type="float" office:value="1011554" calcext:value-type="float">
            <text:p>1011554</text:p>
          </table:table-cell>
          <table:table-cell office:value-type="float" office:value="1011555" calcext:value-type="float">
            <text:p>1011555</text:p>
          </table:table-cell>
          <table:table-cell table:number-columns-repeated="2" office:value-type="float" office:value="1011556" calcext:value-type="float">
            <text:p>1011556</text:p>
          </table:table-cell>
          <table:table-cell table:formula="of:=[.AC236]-[.Z236]" office:value-type="float" office:value="2" calcext:value-type="float">
            <text:p>2</text:p>
          </table:table-cell>
          <table:table-cell table:number-columns-repeated="2" office:value-type="float" office:value="1356393" calcext:value-type="float">
            <text:p>1356393</text:p>
          </table:table-cell>
          <table:table-cell office:value-type="float" office:value="1356394" calcext:value-type="float">
            <text:p>1356394</text:p>
          </table:table-cell>
          <table:table-cell office:value-type="float" office:value="1356395" calcext:value-type="float">
            <text:p>1356395</text:p>
          </table:table-cell>
          <table:table-cell table:formula="of:=[.AH236]-[.AE236]" office:value-type="float" office:value="2" calcext:value-type="float">
            <text:p>2</text:p>
          </table:table-cell>
          <table:table-cell table:number-columns-repeated="2" office:value-type="float" office:value="1357398" calcext:value-type="float">
            <text:p>1357398</text:p>
          </table:table-cell>
          <table:table-cell office:value-type="float" office:value="1357399" calcext:value-type="float">
            <text:p>1357399</text:p>
          </table:table-cell>
          <table:table-cell office:value-type="float" office:value="1357400" calcext:value-type="float">
            <text:p>1357400</text:p>
          </table:table-cell>
          <table:table-cell table:formula="of:=[.AM236]-[.AJ236]" office:value-type="float" office:value="2" calcext:value-type="float">
            <text:p>2</text:p>
          </table:table-cell>
          <table:table-cell table:number-columns-repeated="2" office:value-type="float" office:value="1616292" calcext:value-type="float">
            <text:p>1616292</text:p>
          </table:table-cell>
          <table:table-cell office:value-type="float" office:value="1616293" calcext:value-type="float">
            <text:p>1616293</text:p>
          </table:table-cell>
          <table:table-cell office:value-type="float" office:value="1616294" calcext:value-type="float">
            <text:p>1616294</text:p>
          </table:table-cell>
          <table:table-cell table:formula="of:=[.AR236]-[.AO236]" office:value-type="float" office:value="2" calcext:value-type="float">
            <text:p>2</text:p>
          </table:table-cell>
          <table:table-cell table:number-columns-repeated="2" office:value-type="float" office:value="1617297" calcext:value-type="float">
            <text:p>1617297</text:p>
          </table:table-cell>
          <table:table-cell office:value-type="float" office:value="1617298" calcext:value-type="float">
            <text:p>1617298</text:p>
          </table:table-cell>
          <table:table-cell office:value-type="float" office:value="1617299" calcext:value-type="float">
            <text:p>1617299</text:p>
          </table:table-cell>
          <table:table-cell table:formula="of:=[.AW236]-[.AT236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-39.16" calcext:value-type="float">
            <text:p>-39.16</text:p>
          </table:table-cell>
          <table:table-cell office:value-type="float" office:value="-47.35" calcext:value-type="float">
            <text:p>-47.35</text:p>
          </table:table-cell>
          <table:table-cell table:style-name="ce1"/>
          <table:table-cell table:formula="of:=[.C237]-[.C236]" office:value-type="float" office:value="-0.909999999999997" calcext:value-type="float">
            <text:p>-0.909999999999997</text:p>
          </table:table-cell>
          <table:table-cell table:formula="of:=[.D237]-[.D236]" office:value-type="float" office:value="-0.520000000000003" calcext:value-type="float">
            <text:p>-0.520000000000003</text:p>
          </table:table-cell>
          <table:table-cell table:style-name="ce12" table:formula="of:=[.F237]/([.$D$199]/1000)" office:value-type="float" office:value="-60.6666666666664" calcext:value-type="float">
            <text:p>-60.7</text:p>
          </table:table-cell>
          <table:table-cell table:style-name="ce12" table:formula="of:=[.G237]/([.$D$199]/1000)" office:value-type="float" office:value="-34.6666666666669" calcext:value-type="float">
            <text:p>-34.7</text:p>
          </table:table-cell>
          <table:table-cell table:style-name="ce13" table:formula="of:=(1/[.H237])*60" office:value-type="float" office:value="-0.989010989010993" calcext:value-type="float">
            <text:p>-0.989</text:p>
          </table:table-cell>
          <table:table-cell table:style-name="ce13" table:formula="of:=(1/[.I237])*60" office:value-type="float" office:value="-1.73076923076922" calcext:value-type="float">
            <text:p>-1.731</text:p>
          </table:table-cell>
          <table:table-cell table:style-name="ce15" table:formula="of:=ABS([.H237])/[.$L$2]*100" office:value-type="float" office:value="17.1888888888888" calcext:value-type="float">
            <text:p>17.2</text:p>
          </table:table-cell>
          <table:table-cell table:style-name="ce15" table:formula="of:=ABS([.I237])/[.$L$2]*100" office:value-type="float" office:value="9.82222222222228" calcext:value-type="float">
            <text:p>9.8</text:p>
          </table:table-cell>
          <table:table-cell/>
          <table:table-cell table:number-columns-repeated="2" office:value-type="float" office:value="250662" calcext:value-type="float">
            <text:p>250662</text:p>
          </table:table-cell>
          <table:table-cell office:value-type="float" office:value="250664" calcext:value-type="float">
            <text:p>250664</text:p>
          </table:table-cell>
          <table:table-cell office:value-type="float" office:value="250665" calcext:value-type="float">
            <text:p>250665</text:p>
          </table:table-cell>
          <table:table-cell table:formula="of:=[.R237]-[.O237]" office:value-type="float" office:value="3" calcext:value-type="float">
            <text:p>3</text:p>
          </table:table-cell>
          <table:table-cell/>
          <table:table-cell table:number-columns-repeated="2" office:value-type="float" office:value="1010500" calcext:value-type="float">
            <text:p>1010500</text:p>
          </table:table-cell>
          <table:table-cell office:value-type="float" office:value="1010501" calcext:value-type="float">
            <text:p>1010501</text:p>
          </table:table-cell>
          <table:table-cell office:value-type="float" office:value="1010502" calcext:value-type="float">
            <text:p>1010502</text:p>
          </table:table-cell>
          <table:table-cell table:formula="of:=[.X237]-[.U237]" office:value-type="float" office:value="2" calcext:value-type="float">
            <text:p>2</text:p>
          </table:table-cell>
          <table:table-cell table:number-columns-repeated="2" office:value-type="float" office:value="1011569" calcext:value-type="float">
            <text:p>1011569</text:p>
          </table:table-cell>
          <table:table-cell office:value-type="float" office:value="1011570" calcext:value-type="float">
            <text:p>1011570</text:p>
          </table:table-cell>
          <table:table-cell office:value-type="float" office:value="1011571" calcext:value-type="float">
            <text:p>1011571</text:p>
          </table:table-cell>
          <table:table-cell table:formula="of:=[.AC237]-[.Z237]" office:value-type="float" office:value="2" calcext:value-type="float">
            <text:p>2</text:p>
          </table:table-cell>
          <table:table-cell office:value-type="float" office:value="1356408" calcext:value-type="float">
            <text:p>1356408</text:p>
          </table:table-cell>
          <table:table-cell table:number-columns-repeated="2" office:value-type="float" office:value="1356411" calcext:value-type="float">
            <text:p>1356411</text:p>
          </table:table-cell>
          <table:table-cell office:value-type="float" office:value="1356412" calcext:value-type="float">
            <text:p>1356412</text:p>
          </table:table-cell>
          <table:table-cell table:style-name="ce6" table:formula="of:=[.AH237]-[.AE237]" office:value-type="float" office:value="4" calcext:value-type="float">
            <text:p>4</text:p>
          </table:table-cell>
          <table:table-cell table:number-columns-repeated="2" office:value-type="float" office:value="1357413" calcext:value-type="float">
            <text:p>1357413</text:p>
          </table:table-cell>
          <table:table-cell office:value-type="float" office:value="1357414" calcext:value-type="float">
            <text:p>1357414</text:p>
          </table:table-cell>
          <table:table-cell office:value-type="float" office:value="1357415" calcext:value-type="float">
            <text:p>1357415</text:p>
          </table:table-cell>
          <table:table-cell table:formula="of:=[.AM237]-[.AJ237]" office:value-type="float" office:value="2" calcext:value-type="float">
            <text:p>2</text:p>
          </table:table-cell>
          <table:table-cell office:value-type="float" office:value="1616307" calcext:value-type="float">
            <text:p>1616307</text:p>
          </table:table-cell>
          <table:table-cell office:value-type="float" office:value="1616308" calcext:value-type="float">
            <text:p>1616308</text:p>
          </table:table-cell>
          <table:table-cell office:value-type="float" office:value="1616309" calcext:value-type="float">
            <text:p>1616309</text:p>
          </table:table-cell>
          <table:table-cell office:value-type="float" office:value="1616310" calcext:value-type="float">
            <text:p>1616310</text:p>
          </table:table-cell>
          <table:table-cell table:style-name="ce6" table:formula="of:=[.AR237]-[.AO237]" office:value-type="float" office:value="3" calcext:value-type="float">
            <text:p>3</text:p>
          </table:table-cell>
          <table:table-cell table:number-columns-repeated="2" office:value-type="float" office:value="1617312" calcext:value-type="float">
            <text:p>1617312</text:p>
          </table:table-cell>
          <table:table-cell office:value-type="float" office:value="1617313" calcext:value-type="float">
            <text:p>1617313</text:p>
          </table:table-cell>
          <table:table-cell office:value-type="float" office:value="1617314" calcext:value-type="float">
            <text:p>1617314</text:p>
          </table:table-cell>
          <table:table-cell table:formula="of:=[.AW237]-[.AT237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-40.07" calcext:value-type="float">
            <text:p>-40.07</text:p>
          </table:table-cell>
          <table:table-cell office:value-type="float" office:value="-47.86" calcext:value-type="float">
            <text:p>-47.86</text:p>
          </table:table-cell>
          <table:table-cell table:style-name="ce1"/>
          <table:table-cell table:formula="of:=[.C238]-[.C237]" office:value-type="float" office:value="-0.910000000000004" calcext:value-type="float">
            <text:p>-0.910000000000004</text:p>
          </table:table-cell>
          <table:table-cell table:formula="of:=[.D238]-[.D237]" office:value-type="float" office:value="-0.509999999999998" calcext:value-type="float">
            <text:p>-0.509999999999998</text:p>
          </table:table-cell>
          <table:table-cell table:style-name="ce12" table:formula="of:=[.F238]/([.$D$199]/1000)" office:value-type="float" office:value="-60.6666666666669" calcext:value-type="float">
            <text:p>-60.7</text:p>
          </table:table-cell>
          <table:table-cell table:style-name="ce12" table:formula="of:=[.G238]/([.$D$199]/1000)" office:value-type="float" office:value="-33.9999999999999" calcext:value-type="float">
            <text:p>-34.0</text:p>
          </table:table-cell>
          <table:table-cell table:style-name="ce13" table:formula="of:=(1/[.H238])*60" office:value-type="float" office:value="-0.989010989010985" calcext:value-type="float">
            <text:p>-0.989</text:p>
          </table:table-cell>
          <table:table-cell table:style-name="ce13" table:formula="of:=(1/[.I238])*60" office:value-type="float" office:value="-1.76470588235295" calcext:value-type="float">
            <text:p>-1.765</text:p>
          </table:table-cell>
          <table:table-cell table:style-name="ce15" table:formula="of:=ABS([.H238])/[.$L$2]*100" office:value-type="float" office:value="17.188888888889" calcext:value-type="float">
            <text:p>17.2</text:p>
          </table:table-cell>
          <table:table-cell table:style-name="ce15" table:formula="of:=ABS([.I238])/[.$L$2]*100" office:value-type="float" office:value="9.6333333333333" calcext:value-type="float">
            <text:p>9.6</text:p>
          </table:table-cell>
          <table:table-cell/>
          <table:table-cell table:number-columns-repeated="2" office:value-type="float" office:value="250677" calcext:value-type="float">
            <text:p>250677</text:p>
          </table:table-cell>
          <table:table-cell office:value-type="float" office:value="250678" calcext:value-type="float">
            <text:p>250678</text:p>
          </table:table-cell>
          <table:table-cell office:value-type="float" office:value="250679" calcext:value-type="float">
            <text:p>250679</text:p>
          </table:table-cell>
          <table:table-cell table:formula="of:=[.R238]-[.O238]" office:value-type="float" office:value="2" calcext:value-type="float">
            <text:p>2</text:p>
          </table:table-cell>
          <table:table-cell/>
          <table:table-cell table:number-columns-repeated="2" office:value-type="float" office:value="1010515" calcext:value-type="float">
            <text:p>1010515</text:p>
          </table:table-cell>
          <table:table-cell office:value-type="float" office:value="1010516" calcext:value-type="float">
            <text:p>1010516</text:p>
          </table:table-cell>
          <table:table-cell office:value-type="float" office:value="1010517" calcext:value-type="float">
            <text:p>1010517</text:p>
          </table:table-cell>
          <table:table-cell table:formula="of:=[.X238]-[.U238]" office:value-type="float" office:value="2" calcext:value-type="float">
            <text:p>2</text:p>
          </table:table-cell>
          <table:table-cell table:number-columns-repeated="2" office:value-type="float" office:value="1011584" calcext:value-type="float">
            <text:p>1011584</text:p>
          </table:table-cell>
          <table:table-cell office:value-type="float" office:value="1011585" calcext:value-type="float">
            <text:p>1011585</text:p>
          </table:table-cell>
          <table:table-cell office:value-type="float" office:value="1011586" calcext:value-type="float">
            <text:p>1011586</text:p>
          </table:table-cell>
          <table:table-cell table:formula="of:=[.AC238]-[.Z238]" office:value-type="float" office:value="2" calcext:value-type="float">
            <text:p>2</text:p>
          </table:table-cell>
          <table:table-cell table:number-columns-repeated="2" office:value-type="float" office:value="1356423" calcext:value-type="float">
            <text:p>1356423</text:p>
          </table:table-cell>
          <table:table-cell office:value-type="float" office:value="1356424" calcext:value-type="float">
            <text:p>1356424</text:p>
          </table:table-cell>
          <table:table-cell office:value-type="float" office:value="1356425" calcext:value-type="float">
            <text:p>1356425</text:p>
          </table:table-cell>
          <table:table-cell table:formula="of:=[.AH238]-[.AE238]" office:value-type="float" office:value="2" calcext:value-type="float">
            <text:p>2</text:p>
          </table:table-cell>
          <table:table-cell table:number-columns-repeated="2" office:value-type="float" office:value="1357428" calcext:value-type="float">
            <text:p>1357428</text:p>
          </table:table-cell>
          <table:table-cell office:value-type="float" office:value="1357429" calcext:value-type="float">
            <text:p>1357429</text:p>
          </table:table-cell>
          <table:table-cell office:value-type="float" office:value="1357430" calcext:value-type="float">
            <text:p>1357430</text:p>
          </table:table-cell>
          <table:table-cell table:formula="of:=[.AM238]-[.AJ238]" office:value-type="float" office:value="2" calcext:value-type="float">
            <text:p>2</text:p>
          </table:table-cell>
          <table:table-cell table:number-columns-repeated="2" office:value-type="float" office:value="1616322" calcext:value-type="float">
            <text:p>1616322</text:p>
          </table:table-cell>
          <table:table-cell office:value-type="float" office:value="1616323" calcext:value-type="float">
            <text:p>1616323</text:p>
          </table:table-cell>
          <table:table-cell office:value-type="float" office:value="1616324" calcext:value-type="float">
            <text:p>1616324</text:p>
          </table:table-cell>
          <table:table-cell table:formula="of:=[.AR238]-[.AO238]" office:value-type="float" office:value="2" calcext:value-type="float">
            <text:p>2</text:p>
          </table:table-cell>
          <table:table-cell table:number-columns-repeated="2" office:value-type="float" office:value="1617327" calcext:value-type="float">
            <text:p>1617327</text:p>
          </table:table-cell>
          <table:table-cell office:value-type="float" office:value="1617328" calcext:value-type="float">
            <text:p>1617328</text:p>
          </table:table-cell>
          <table:table-cell office:value-type="float" office:value="1617329" calcext:value-type="float">
            <text:p>1617329</text:p>
          </table:table-cell>
          <table:table-cell table:formula="of:=[.AW238]-[.AT238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-40.99" calcext:value-type="float">
            <text:p>-40.99</text:p>
          </table:table-cell>
          <table:table-cell office:value-type="float" office:value="-48.37" calcext:value-type="float">
            <text:p>-48.37</text:p>
          </table:table-cell>
          <table:table-cell table:style-name="ce1"/>
          <table:table-cell table:formula="of:=[.C239]-[.C238]" office:value-type="float" office:value="-0.920000000000002" calcext:value-type="float">
            <text:p>-0.920000000000002</text:p>
          </table:table-cell>
          <table:table-cell table:formula="of:=[.D239]-[.D238]" office:value-type="float" office:value="-0.509999999999998" calcext:value-type="float">
            <text:p>-0.509999999999998</text:p>
          </table:table-cell>
          <table:table-cell table:style-name="ce12" table:formula="of:=[.F239]/([.$D$199]/1000)" office:value-type="float" office:value="-61.3333333333335" calcext:value-type="float">
            <text:p>-61.3</text:p>
          </table:table-cell>
          <table:table-cell table:style-name="ce12" table:formula="of:=[.G239]/([.$D$199]/1000)" office:value-type="float" office:value="-33.9999999999999" calcext:value-type="float">
            <text:p>-34.0</text:p>
          </table:table-cell>
          <table:table-cell table:style-name="ce13" table:formula="of:=(1/[.H239])*60" office:value-type="float" office:value="-0.978260869565215" calcext:value-type="float">
            <text:p>-0.978</text:p>
          </table:table-cell>
          <table:table-cell table:style-name="ce13" table:formula="of:=(1/[.I239])*60" office:value-type="float" office:value="-1.76470588235295" calcext:value-type="float">
            <text:p>-1.765</text:p>
          </table:table-cell>
          <table:table-cell table:style-name="ce15" table:formula="of:=ABS([.H239])/[.$L$2]*100" office:value-type="float" office:value="17.3777777777778" calcext:value-type="float">
            <text:p>17.4</text:p>
          </table:table-cell>
          <table:table-cell table:style-name="ce15" table:formula="of:=ABS([.I239])/[.$L$2]*100" office:value-type="float" office:value="9.6333333333333" calcext:value-type="float">
            <text:p>9.6</text:p>
          </table:table-cell>
          <table:table-cell/>
          <table:table-cell table:number-columns-repeated="2" office:value-type="float" office:value="250692" calcext:value-type="float">
            <text:p>250692</text:p>
          </table:table-cell>
          <table:table-cell office:value-type="float" office:value="250693" calcext:value-type="float">
            <text:p>250693</text:p>
          </table:table-cell>
          <table:table-cell office:value-type="float" office:value="250694" calcext:value-type="float">
            <text:p>250694</text:p>
          </table:table-cell>
          <table:table-cell table:formula="of:=[.R239]-[.O239]" office:value-type="float" office:value="2" calcext:value-type="float">
            <text:p>2</text:p>
          </table:table-cell>
          <table:table-cell/>
          <table:table-cell table:number-columns-repeated="2" office:value-type="float" office:value="1010530" calcext:value-type="float">
            <text:p>1010530</text:p>
          </table:table-cell>
          <table:table-cell office:value-type="float" office:value="1010531" calcext:value-type="float">
            <text:p>1010531</text:p>
          </table:table-cell>
          <table:table-cell office:value-type="float" office:value="1010532" calcext:value-type="float">
            <text:p>1010532</text:p>
          </table:table-cell>
          <table:table-cell table:formula="of:=[.X239]-[.U239]" office:value-type="float" office:value="2" calcext:value-type="float">
            <text:p>2</text:p>
          </table:table-cell>
          <table:table-cell table:number-columns-repeated="2" office:value-type="float" office:value="1011599" calcext:value-type="float">
            <text:p>1011599</text:p>
          </table:table-cell>
          <table:table-cell office:value-type="float" office:value="1011600" calcext:value-type="float">
            <text:p>1011600</text:p>
          </table:table-cell>
          <table:table-cell office:value-type="float" office:value="1011601" calcext:value-type="float">
            <text:p>1011601</text:p>
          </table:table-cell>
          <table:table-cell table:formula="of:=[.AC239]-[.Z239]" office:value-type="float" office:value="2" calcext:value-type="float">
            <text:p>2</text:p>
          </table:table-cell>
          <table:table-cell table:number-columns-repeated="2" office:value-type="float" office:value="1356438" calcext:value-type="float">
            <text:p>1356438</text:p>
          </table:table-cell>
          <table:table-cell office:value-type="float" office:value="1356439" calcext:value-type="float">
            <text:p>1356439</text:p>
          </table:table-cell>
          <table:table-cell office:value-type="float" office:value="1356440" calcext:value-type="float">
            <text:p>1356440</text:p>
          </table:table-cell>
          <table:table-cell table:formula="of:=[.AH239]-[.AE239]" office:value-type="float" office:value="2" calcext:value-type="float">
            <text:p>2</text:p>
          </table:table-cell>
          <table:table-cell table:number-columns-repeated="2" office:value-type="float" office:value="1357443" calcext:value-type="float">
            <text:p>1357443</text:p>
          </table:table-cell>
          <table:table-cell office:value-type="float" office:value="1357444" calcext:value-type="float">
            <text:p>1357444</text:p>
          </table:table-cell>
          <table:table-cell office:value-type="float" office:value="1357445" calcext:value-type="float">
            <text:p>1357445</text:p>
          </table:table-cell>
          <table:table-cell table:formula="of:=[.AM239]-[.AJ239]" office:value-type="float" office:value="2" calcext:value-type="float">
            <text:p>2</text:p>
          </table:table-cell>
          <table:table-cell table:number-columns-repeated="2" office:value-type="float" office:value="1616337" calcext:value-type="float">
            <text:p>1616337</text:p>
          </table:table-cell>
          <table:table-cell office:value-type="float" office:value="1616338" calcext:value-type="float">
            <text:p>1616338</text:p>
          </table:table-cell>
          <table:table-cell office:value-type="float" office:value="1616339" calcext:value-type="float">
            <text:p>1616339</text:p>
          </table:table-cell>
          <table:table-cell table:formula="of:=[.AR239]-[.AO239]" office:value-type="float" office:value="2" calcext:value-type="float">
            <text:p>2</text:p>
          </table:table-cell>
          <table:table-cell table:number-columns-repeated="2" office:value-type="float" office:value="1617342" calcext:value-type="float">
            <text:p>1617342</text:p>
          </table:table-cell>
          <table:table-cell office:value-type="float" office:value="1617343" calcext:value-type="float">
            <text:p>1617343</text:p>
          </table:table-cell>
          <table:table-cell office:value-type="float" office:value="1617344" calcext:value-type="float">
            <text:p>1617344</text:p>
          </table:table-cell>
          <table:table-cell table:formula="of:=[.AW239]-[.AT239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-41.92" calcext:value-type="float">
            <text:p>-41.92</text:p>
          </table:table-cell>
          <table:table-cell office:value-type="float" office:value="-48.87" calcext:value-type="float">
            <text:p>-48.87</text:p>
          </table:table-cell>
          <table:table-cell table:style-name="ce1"/>
          <table:table-cell table:formula="of:=[.C240]-[.C239]" office:value-type="float" office:value="-0.93" calcext:value-type="float">
            <text:p>-0.93</text:p>
          </table:table-cell>
          <table:table-cell table:formula="of:=[.D240]-[.D239]" office:value-type="float" office:value="-0.5" calcext:value-type="float">
            <text:p>-0.5</text:p>
          </table:table-cell>
          <table:table-cell table:style-name="ce12" table:formula="of:=[.F240]/([.$D$199]/1000)" office:value-type="float" office:value="-62" calcext:value-type="float">
            <text:p>-62.0</text:p>
          </table:table-cell>
          <table:table-cell table:style-name="ce12" table:formula="of:=[.G240]/([.$D$199]/1000)" office:value-type="float" office:value="-33.3333333333333" calcext:value-type="float">
            <text:p>-33.3</text:p>
          </table:table-cell>
          <table:table-cell table:style-name="ce13" table:formula="of:=(1/[.H240])*60" office:value-type="float" office:value="-0.967741935483871" calcext:value-type="float">
            <text:p>-0.968</text:p>
          </table:table-cell>
          <table:table-cell table:style-name="ce13" table:formula="of:=(1/[.I240])*60" office:value-type="float" office:value="-1.8" calcext:value-type="float">
            <text:p>-1.800</text:p>
          </table:table-cell>
          <table:table-cell table:style-name="ce15" table:formula="of:=ABS([.H240])/[.$L$2]*100" office:value-type="float" office:value="17.5666666666667" calcext:value-type="float">
            <text:p>17.6</text:p>
          </table:table-cell>
          <table:table-cell table:style-name="ce15" table:formula="of:=ABS([.I240])/[.$L$2]*100" office:value-type="float" office:value="9.44444444444445" calcext:value-type="float">
            <text:p>9.4</text:p>
          </table:table-cell>
          <table:table-cell/>
          <table:table-cell table:number-columns-repeated="2" office:value-type="float" office:value="250707" calcext:value-type="float">
            <text:p>250707</text:p>
          </table:table-cell>
          <table:table-cell office:value-type="float" office:value="250708" calcext:value-type="float">
            <text:p>250708</text:p>
          </table:table-cell>
          <table:table-cell office:value-type="float" office:value="250709" calcext:value-type="float">
            <text:p>250709</text:p>
          </table:table-cell>
          <table:table-cell table:formula="of:=[.R240]-[.O240]" office:value-type="float" office:value="2" calcext:value-type="float">
            <text:p>2</text:p>
          </table:table-cell>
          <table:table-cell/>
          <table:table-cell table:number-columns-repeated="2" office:value-type="float" office:value="1010545" calcext:value-type="float">
            <text:p>1010545</text:p>
          </table:table-cell>
          <table:table-cell office:value-type="float" office:value="1010546" calcext:value-type="float">
            <text:p>1010546</text:p>
          </table:table-cell>
          <table:table-cell office:value-type="float" office:value="1010547" calcext:value-type="float">
            <text:p>1010547</text:p>
          </table:table-cell>
          <table:table-cell table:formula="of:=[.X240]-[.U240]" office:value-type="float" office:value="2" calcext:value-type="float">
            <text:p>2</text:p>
          </table:table-cell>
          <table:table-cell table:number-columns-repeated="2" office:value-type="float" office:value="1011614" calcext:value-type="float">
            <text:p>1011614</text:p>
          </table:table-cell>
          <table:table-cell office:value-type="float" office:value="1011615" calcext:value-type="float">
            <text:p>1011615</text:p>
          </table:table-cell>
          <table:table-cell office:value-type="float" office:value="1011616" calcext:value-type="float">
            <text:p>1011616</text:p>
          </table:table-cell>
          <table:table-cell table:formula="of:=[.AC240]-[.Z240]" office:value-type="float" office:value="2" calcext:value-type="float">
            <text:p>2</text:p>
          </table:table-cell>
          <table:table-cell table:number-columns-repeated="2" office:value-type="float" office:value="1356453" calcext:value-type="float">
            <text:p>1356453</text:p>
          </table:table-cell>
          <table:table-cell office:value-type="float" office:value="1356454" calcext:value-type="float">
            <text:p>1356454</text:p>
          </table:table-cell>
          <table:table-cell office:value-type="float" office:value="1356455" calcext:value-type="float">
            <text:p>1356455</text:p>
          </table:table-cell>
          <table:table-cell table:formula="of:=[.AH240]-[.AE240]" office:value-type="float" office:value="2" calcext:value-type="float">
            <text:p>2</text:p>
          </table:table-cell>
          <table:table-cell table:number-columns-repeated="2" office:value-type="float" office:value="1357458" calcext:value-type="float">
            <text:p>1357458</text:p>
          </table:table-cell>
          <table:table-cell office:value-type="float" office:value="1357459" calcext:value-type="float">
            <text:p>1357459</text:p>
          </table:table-cell>
          <table:table-cell office:value-type="float" office:value="1357460" calcext:value-type="float">
            <text:p>1357460</text:p>
          </table:table-cell>
          <table:table-cell table:formula="of:=[.AM240]-[.AJ240]" office:value-type="float" office:value="2" calcext:value-type="float">
            <text:p>2</text:p>
          </table:table-cell>
          <table:table-cell table:number-columns-repeated="2" office:value-type="float" office:value="1616352" calcext:value-type="float">
            <text:p>1616352</text:p>
          </table:table-cell>
          <table:table-cell office:value-type="float" office:value="1616353" calcext:value-type="float">
            <text:p>1616353</text:p>
          </table:table-cell>
          <table:table-cell office:value-type="float" office:value="1616354" calcext:value-type="float">
            <text:p>1616354</text:p>
          </table:table-cell>
          <table:table-cell table:formula="of:=[.AR240]-[.AO240]" office:value-type="float" office:value="2" calcext:value-type="float">
            <text:p>2</text:p>
          </table:table-cell>
          <table:table-cell table:number-columns-repeated="2" office:value-type="float" office:value="1617357" calcext:value-type="float">
            <text:p>1617357</text:p>
          </table:table-cell>
          <table:table-cell office:value-type="float" office:value="1617358" calcext:value-type="float">
            <text:p>1617358</text:p>
          </table:table-cell>
          <table:table-cell office:value-type="float" office:value="1617359" calcext:value-type="float">
            <text:p>1617359</text:p>
          </table:table-cell>
          <table:table-cell table:formula="of:=[.AW240]-[.AT240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-42.84" calcext:value-type="float">
            <text:p>-42.84</text:p>
          </table:table-cell>
          <table:table-cell office:value-type="float" office:value="-49.36" calcext:value-type="float">
            <text:p>-49.36</text:p>
          </table:table-cell>
          <table:table-cell table:style-name="ce1"/>
          <table:table-cell table:formula="of:=[.C241]-[.C240]" office:value-type="float" office:value="-0.920000000000002" calcext:value-type="float">
            <text:p>-0.920000000000002</text:p>
          </table:table-cell>
          <table:table-cell table:formula="of:=[.D241]-[.D240]" office:value-type="float" office:value="-0.490000000000002" calcext:value-type="float">
            <text:p>-0.490000000000002</text:p>
          </table:table-cell>
          <table:table-cell table:style-name="ce12" table:formula="of:=[.F241]/([.$D$199]/1000)" office:value-type="float" office:value="-61.3333333333335" calcext:value-type="float">
            <text:p>-61.3</text:p>
          </table:table-cell>
          <table:table-cell table:style-name="ce12" table:formula="of:=[.G241]/([.$D$199]/1000)" office:value-type="float" office:value="-32.6666666666668" calcext:value-type="float">
            <text:p>-32.7</text:p>
          </table:table-cell>
          <table:table-cell table:style-name="ce13" table:formula="of:=(1/[.H241])*60" office:value-type="float" office:value="-0.978260869565215" calcext:value-type="float">
            <text:p>-0.978</text:p>
          </table:table-cell>
          <table:table-cell table:style-name="ce13" table:formula="of:=(1/[.I241])*60" office:value-type="float" office:value="-1.83673469387754" calcext:value-type="float">
            <text:p>-1.837</text:p>
          </table:table-cell>
          <table:table-cell table:style-name="ce15" table:formula="of:=ABS([.H241])/[.$L$2]*100" office:value-type="float" office:value="17.3777777777778" calcext:value-type="float">
            <text:p>17.4</text:p>
          </table:table-cell>
          <table:table-cell table:style-name="ce15" table:formula="of:=ABS([.I241])/[.$L$2]*100" office:value-type="float" office:value="9.25555555555559" calcext:value-type="float">
            <text:p>9.3</text:p>
          </table:table-cell>
          <table:table-cell/>
          <table:table-cell table:number-columns-repeated="2" office:value-type="float" office:value="250722" calcext:value-type="float">
            <text:p>250722</text:p>
          </table:table-cell>
          <table:table-cell office:value-type="float" office:value="250723" calcext:value-type="float">
            <text:p>250723</text:p>
          </table:table-cell>
          <table:table-cell office:value-type="float" office:value="250724" calcext:value-type="float">
            <text:p>250724</text:p>
          </table:table-cell>
          <table:table-cell table:formula="of:=[.R241]-[.O241]" office:value-type="float" office:value="2" calcext:value-type="float">
            <text:p>2</text:p>
          </table:table-cell>
          <table:table-cell/>
          <table:table-cell table:number-columns-repeated="2" office:value-type="float" office:value="1010560" calcext:value-type="float">
            <text:p>1010560</text:p>
          </table:table-cell>
          <table:table-cell office:value-type="float" office:value="1010561" calcext:value-type="float">
            <text:p>1010561</text:p>
          </table:table-cell>
          <table:table-cell office:value-type="float" office:value="1010562" calcext:value-type="float">
            <text:p>1010562</text:p>
          </table:table-cell>
          <table:table-cell table:formula="of:=[.X241]-[.U241]" office:value-type="float" office:value="2" calcext:value-type="float">
            <text:p>2</text:p>
          </table:table-cell>
          <table:table-cell table:number-columns-repeated="2" office:value-type="float" office:value="1011629" calcext:value-type="float">
            <text:p>1011629</text:p>
          </table:table-cell>
          <table:table-cell office:value-type="float" office:value="1011630" calcext:value-type="float">
            <text:p>1011630</text:p>
          </table:table-cell>
          <table:table-cell office:value-type="float" office:value="1011631" calcext:value-type="float">
            <text:p>1011631</text:p>
          </table:table-cell>
          <table:table-cell table:formula="of:=[.AC241]-[.Z241]" office:value-type="float" office:value="2" calcext:value-type="float">
            <text:p>2</text:p>
          </table:table-cell>
          <table:table-cell table:number-columns-repeated="2" office:value-type="float" office:value="1356468" calcext:value-type="float">
            <text:p>1356468</text:p>
          </table:table-cell>
          <table:table-cell office:value-type="float" office:value="1356469" calcext:value-type="float">
            <text:p>1356469</text:p>
          </table:table-cell>
          <table:table-cell office:value-type="float" office:value="1356470" calcext:value-type="float">
            <text:p>1356470</text:p>
          </table:table-cell>
          <table:table-cell table:formula="of:=[.AH241]-[.AE241]" office:value-type="float" office:value="2" calcext:value-type="float">
            <text:p>2</text:p>
          </table:table-cell>
          <table:table-cell table:number-columns-repeated="2" office:value-type="float" office:value="1357473" calcext:value-type="float">
            <text:p>1357473</text:p>
          </table:table-cell>
          <table:table-cell office:value-type="float" office:value="1357474" calcext:value-type="float">
            <text:p>1357474</text:p>
          </table:table-cell>
          <table:table-cell office:value-type="float" office:value="1357475" calcext:value-type="float">
            <text:p>1357475</text:p>
          </table:table-cell>
          <table:table-cell table:formula="of:=[.AM241]-[.AJ241]" office:value-type="float" office:value="2" calcext:value-type="float">
            <text:p>2</text:p>
          </table:table-cell>
          <table:table-cell table:number-columns-repeated="2" office:value-type="float" office:value="1616367" calcext:value-type="float">
            <text:p>1616367</text:p>
          </table:table-cell>
          <table:table-cell office:value-type="float" office:value="1616368" calcext:value-type="float">
            <text:p>1616368</text:p>
          </table:table-cell>
          <table:table-cell office:value-type="float" office:value="1616369" calcext:value-type="float">
            <text:p>1616369</text:p>
          </table:table-cell>
          <table:table-cell table:formula="of:=[.AR241]-[.AO241]" office:value-type="float" office:value="2" calcext:value-type="float">
            <text:p>2</text:p>
          </table:table-cell>
          <table:table-cell table:number-columns-repeated="2" office:value-type="float" office:value="1617372" calcext:value-type="float">
            <text:p>1617372</text:p>
          </table:table-cell>
          <table:table-cell office:value-type="float" office:value="1617373" calcext:value-type="float">
            <text:p>1617373</text:p>
          </table:table-cell>
          <table:table-cell office:value-type="float" office:value="1617374" calcext:value-type="float">
            <text:p>1617374</text:p>
          </table:table-cell>
          <table:table-cell table:formula="of:=[.AW241]-[.AT241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-43.78" calcext:value-type="float">
            <text:p>-43.78</text:p>
          </table:table-cell>
          <table:table-cell office:value-type="float" office:value="-49.85" calcext:value-type="float">
            <text:p>-49.85</text:p>
          </table:table-cell>
          <table:table-cell table:style-name="ce1"/>
          <table:table-cell table:formula="of:=[.C242]-[.C241]" office:value-type="float" office:value="-0.939999999999998" calcext:value-type="float">
            <text:p>-0.939999999999998</text:p>
          </table:table-cell>
          <table:table-cell table:formula="of:=[.D242]-[.D241]" office:value-type="float" office:value="-0.490000000000002" calcext:value-type="float">
            <text:p>-0.490000000000002</text:p>
          </table:table-cell>
          <table:table-cell table:style-name="ce12" table:formula="of:=[.F242]/([.$D$199]/1000)" office:value-type="float" office:value="-62.6666666666665" calcext:value-type="float">
            <text:p>-62.7</text:p>
          </table:table-cell>
          <table:table-cell table:style-name="ce12" table:formula="of:=[.G242]/([.$D$199]/1000)" office:value-type="float" office:value="-32.6666666666668" calcext:value-type="float">
            <text:p>-32.7</text:p>
          </table:table-cell>
          <table:table-cell table:style-name="ce13" table:formula="of:=(1/[.H242])*60" office:value-type="float" office:value="-0.95744680851064" calcext:value-type="float">
            <text:p>-0.957</text:p>
          </table:table-cell>
          <table:table-cell table:style-name="ce13" table:formula="of:=(1/[.I242])*60" office:value-type="float" office:value="-1.83673469387754" calcext:value-type="float">
            <text:p>-1.837</text:p>
          </table:table-cell>
          <table:table-cell table:style-name="ce15" table:formula="of:=ABS([.H242])/[.$L$2]*100" office:value-type="float" office:value="17.7555555555555" calcext:value-type="float">
            <text:p>17.8</text:p>
          </table:table-cell>
          <table:table-cell table:style-name="ce15" table:formula="of:=ABS([.I242])/[.$L$2]*100" office:value-type="float" office:value="9.25555555555559" calcext:value-type="float">
            <text:p>9.3</text:p>
          </table:table-cell>
          <table:table-cell/>
          <table:table-cell table:number-columns-repeated="2" office:value-type="float" office:value="250737" calcext:value-type="float">
            <text:p>250737</text:p>
          </table:table-cell>
          <table:table-cell office:value-type="float" office:value="250738" calcext:value-type="float">
            <text:p>250738</text:p>
          </table:table-cell>
          <table:table-cell office:value-type="float" office:value="250739" calcext:value-type="float">
            <text:p>250739</text:p>
          </table:table-cell>
          <table:table-cell table:formula="of:=[.R242]-[.O242]" office:value-type="float" office:value="2" calcext:value-type="float">
            <text:p>2</text:p>
          </table:table-cell>
          <table:table-cell/>
          <table:table-cell table:number-columns-repeated="2" office:value-type="float" office:value="1010575" calcext:value-type="float">
            <text:p>1010575</text:p>
          </table:table-cell>
          <table:table-cell office:value-type="float" office:value="1010576" calcext:value-type="float">
            <text:p>1010576</text:p>
          </table:table-cell>
          <table:table-cell office:value-type="float" office:value="1010577" calcext:value-type="float">
            <text:p>1010577</text:p>
          </table:table-cell>
          <table:table-cell table:formula="of:=[.X242]-[.U242]" office:value-type="float" office:value="2" calcext:value-type="float">
            <text:p>2</text:p>
          </table:table-cell>
          <table:table-cell table:number-columns-repeated="2" office:value-type="float" office:value="1011644" calcext:value-type="float">
            <text:p>1011644</text:p>
          </table:table-cell>
          <table:table-cell office:value-type="float" office:value="1011645" calcext:value-type="float">
            <text:p>1011645</text:p>
          </table:table-cell>
          <table:table-cell office:value-type="float" office:value="1011646" calcext:value-type="float">
            <text:p>1011646</text:p>
          </table:table-cell>
          <table:table-cell table:formula="of:=[.AC242]-[.Z242]" office:value-type="float" office:value="2" calcext:value-type="float">
            <text:p>2</text:p>
          </table:table-cell>
          <table:table-cell table:number-columns-repeated="2" office:value-type="float" office:value="1356483" calcext:value-type="float">
            <text:p>1356483</text:p>
          </table:table-cell>
          <table:table-cell office:value-type="float" office:value="1356484" calcext:value-type="float">
            <text:p>1356484</text:p>
          </table:table-cell>
          <table:table-cell office:value-type="float" office:value="1356485" calcext:value-type="float">
            <text:p>1356485</text:p>
          </table:table-cell>
          <table:table-cell table:formula="of:=[.AH242]-[.AE242]" office:value-type="float" office:value="2" calcext:value-type="float">
            <text:p>2</text:p>
          </table:table-cell>
          <table:table-cell table:number-columns-repeated="2" office:value-type="float" office:value="1357488" calcext:value-type="float">
            <text:p>1357488</text:p>
          </table:table-cell>
          <table:table-cell office:value-type="float" office:value="1357489" calcext:value-type="float">
            <text:p>1357489</text:p>
          </table:table-cell>
          <table:table-cell office:value-type="float" office:value="1357490" calcext:value-type="float">
            <text:p>1357490</text:p>
          </table:table-cell>
          <table:table-cell table:formula="of:=[.AM242]-[.AJ242]" office:value-type="float" office:value="2" calcext:value-type="float">
            <text:p>2</text:p>
          </table:table-cell>
          <table:table-cell table:number-columns-repeated="2" office:value-type="float" office:value="1616382" calcext:value-type="float">
            <text:p>1616382</text:p>
          </table:table-cell>
          <table:table-cell office:value-type="float" office:value="1616383" calcext:value-type="float">
            <text:p>1616383</text:p>
          </table:table-cell>
          <table:table-cell office:value-type="float" office:value="1616384" calcext:value-type="float">
            <text:p>1616384</text:p>
          </table:table-cell>
          <table:table-cell table:formula="of:=[.AR242]-[.AO242]" office:value-type="float" office:value="2" calcext:value-type="float">
            <text:p>2</text:p>
          </table:table-cell>
          <table:table-cell table:number-columns-repeated="2" office:value-type="float" office:value="1617387" calcext:value-type="float">
            <text:p>1617387</text:p>
          </table:table-cell>
          <table:table-cell office:value-type="float" office:value="1617388" calcext:value-type="float">
            <text:p>1617388</text:p>
          </table:table-cell>
          <table:table-cell office:value-type="float" office:value="1617389" calcext:value-type="float">
            <text:p>1617389</text:p>
          </table:table-cell>
          <table:table-cell table:formula="of:=[.AW242]-[.AT242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-44.71" calcext:value-type="float">
            <text:p>-44.71</text:p>
          </table:table-cell>
          <table:table-cell office:value-type="float" office:value="-50.33" calcext:value-type="float">
            <text:p>-50.33</text:p>
          </table:table-cell>
          <table:table-cell table:style-name="ce1"/>
          <table:table-cell table:formula="of:=[.C243]-[.C242]" office:value-type="float" office:value="-0.93" calcext:value-type="float">
            <text:p>-0.93</text:p>
          </table:table-cell>
          <table:table-cell table:formula="of:=[.D243]-[.D242]" office:value-type="float" office:value="-0.479999999999997" calcext:value-type="float">
            <text:p>-0.479999999999997</text:p>
          </table:table-cell>
          <table:table-cell table:style-name="ce12" table:formula="of:=[.F243]/([.$D$199]/1000)" office:value-type="float" office:value="-62" calcext:value-type="float">
            <text:p>-62.0</text:p>
          </table:table-cell>
          <table:table-cell table:style-name="ce12" table:formula="of:=[.G243]/([.$D$199]/1000)" office:value-type="float" office:value="-31.9999999999998" calcext:value-type="float">
            <text:p>-32.0</text:p>
          </table:table-cell>
          <table:table-cell table:style-name="ce13" table:formula="of:=(1/[.H243])*60" office:value-type="float" office:value="-0.967741935483871" calcext:value-type="float">
            <text:p>-0.968</text:p>
          </table:table-cell>
          <table:table-cell table:style-name="ce13" table:formula="of:=(1/[.I243])*60" office:value-type="float" office:value="-1.87500000000001" calcext:value-type="float">
            <text:p>-1.875</text:p>
          </table:table-cell>
          <table:table-cell table:style-name="ce15" table:formula="of:=ABS([.H243])/[.$L$2]*100" office:value-type="float" office:value="17.5666666666667" calcext:value-type="float">
            <text:p>17.6</text:p>
          </table:table-cell>
          <table:table-cell table:style-name="ce15" table:formula="of:=ABS([.I243])/[.$L$2]*100" office:value-type="float" office:value="9.06666666666661" calcext:value-type="float">
            <text:p>9.1</text:p>
          </table:table-cell>
          <table:table-cell/>
          <table:table-cell table:number-columns-repeated="2" office:value-type="float" office:value="250752" calcext:value-type="float">
            <text:p>250752</text:p>
          </table:table-cell>
          <table:table-cell office:value-type="float" office:value="250753" calcext:value-type="float">
            <text:p>250753</text:p>
          </table:table-cell>
          <table:table-cell office:value-type="float" office:value="250754" calcext:value-type="float">
            <text:p>250754</text:p>
          </table:table-cell>
          <table:table-cell table:formula="of:=[.R243]-[.O243]" office:value-type="float" office:value="2" calcext:value-type="float">
            <text:p>2</text:p>
          </table:table-cell>
          <table:table-cell/>
          <table:table-cell table:number-columns-repeated="2" office:value-type="float" office:value="1010590" calcext:value-type="float">
            <text:p>1010590</text:p>
          </table:table-cell>
          <table:table-cell office:value-type="float" office:value="1010591" calcext:value-type="float">
            <text:p>1010591</text:p>
          </table:table-cell>
          <table:table-cell office:value-type="float" office:value="1010592" calcext:value-type="float">
            <text:p>1010592</text:p>
          </table:table-cell>
          <table:table-cell table:formula="of:=[.X243]-[.U243]" office:value-type="float" office:value="2" calcext:value-type="float">
            <text:p>2</text:p>
          </table:table-cell>
          <table:table-cell table:number-columns-repeated="2" office:value-type="float" office:value="1011659" calcext:value-type="float">
            <text:p>1011659</text:p>
          </table:table-cell>
          <table:table-cell office:value-type="float" office:value="1011660" calcext:value-type="float">
            <text:p>1011660</text:p>
          </table:table-cell>
          <table:table-cell office:value-type="float" office:value="1011661" calcext:value-type="float">
            <text:p>1011661</text:p>
          </table:table-cell>
          <table:table-cell table:formula="of:=[.AC243]-[.Z243]" office:value-type="float" office:value="2" calcext:value-type="float">
            <text:p>2</text:p>
          </table:table-cell>
          <table:table-cell table:number-columns-repeated="2" office:value-type="float" office:value="1356498" calcext:value-type="float">
            <text:p>1356498</text:p>
          </table:table-cell>
          <table:table-cell office:value-type="float" office:value="1356499" calcext:value-type="float">
            <text:p>1356499</text:p>
          </table:table-cell>
          <table:table-cell office:value-type="float" office:value="1356500" calcext:value-type="float">
            <text:p>1356500</text:p>
          </table:table-cell>
          <table:table-cell table:formula="of:=[.AH243]-[.AE243]" office:value-type="float" office:value="2" calcext:value-type="float">
            <text:p>2</text:p>
          </table:table-cell>
          <table:table-cell table:number-columns-repeated="2" office:value-type="float" office:value="1357503" calcext:value-type="float">
            <text:p>1357503</text:p>
          </table:table-cell>
          <table:table-cell office:value-type="float" office:value="1357504" calcext:value-type="float">
            <text:p>1357504</text:p>
          </table:table-cell>
          <table:table-cell office:value-type="float" office:value="1357505" calcext:value-type="float">
            <text:p>1357505</text:p>
          </table:table-cell>
          <table:table-cell table:formula="of:=[.AM243]-[.AJ243]" office:value-type="float" office:value="2" calcext:value-type="float">
            <text:p>2</text:p>
          </table:table-cell>
          <table:table-cell table:number-columns-repeated="2" office:value-type="float" office:value="1616397" calcext:value-type="float">
            <text:p>1616397</text:p>
          </table:table-cell>
          <table:table-cell office:value-type="float" office:value="1616398" calcext:value-type="float">
            <text:p>1616398</text:p>
          </table:table-cell>
          <table:table-cell office:value-type="float" office:value="1616399" calcext:value-type="float">
            <text:p>1616399</text:p>
          </table:table-cell>
          <table:table-cell table:formula="of:=[.AR243]-[.AO243]" office:value-type="float" office:value="2" calcext:value-type="float">
            <text:p>2</text:p>
          </table:table-cell>
          <table:table-cell table:number-columns-repeated="2" office:value-type="float" office:value="1617402" calcext:value-type="float">
            <text:p>1617402</text:p>
          </table:table-cell>
          <table:table-cell office:value-type="float" office:value="1617403" calcext:value-type="float">
            <text:p>1617403</text:p>
          </table:table-cell>
          <table:table-cell office:value-type="float" office:value="1617404" calcext:value-type="float">
            <text:p>1617404</text:p>
          </table:table-cell>
          <table:table-cell table:formula="of:=[.AW243]-[.AT243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-45.65" calcext:value-type="float">
            <text:p>-45.65</text:p>
          </table:table-cell>
          <table:table-cell office:value-type="float" office:value="-50.81" calcext:value-type="float">
            <text:p>-50.81</text:p>
          </table:table-cell>
          <table:table-cell table:style-name="ce1"/>
          <table:table-cell table:formula="of:=[.C244]-[.C243]" office:value-type="float" office:value="-0.939999999999998" calcext:value-type="float">
            <text:p>-0.939999999999998</text:p>
          </table:table-cell>
          <table:table-cell table:formula="of:=[.D244]-[.D243]" office:value-type="float" office:value="-0.480000000000004" calcext:value-type="float">
            <text:p>-0.480000000000004</text:p>
          </table:table-cell>
          <table:table-cell table:style-name="ce12" table:formula="of:=[.F244]/([.$D$199]/1000)" office:value-type="float" office:value="-62.6666666666665" calcext:value-type="float">
            <text:p>-62.7</text:p>
          </table:table-cell>
          <table:table-cell table:style-name="ce12" table:formula="of:=[.G244]/([.$D$199]/1000)" office:value-type="float" office:value="-32.0000000000003" calcext:value-type="float">
            <text:p>-32.0</text:p>
          </table:table-cell>
          <table:table-cell table:style-name="ce13" table:formula="of:=(1/[.H244])*60" office:value-type="float" office:value="-0.95744680851064" calcext:value-type="float">
            <text:p>-0.957</text:p>
          </table:table-cell>
          <table:table-cell table:style-name="ce13" table:formula="of:=(1/[.I244])*60" office:value-type="float" office:value="-1.87499999999998" calcext:value-type="float">
            <text:p>-1.875</text:p>
          </table:table-cell>
          <table:table-cell table:style-name="ce15" table:formula="of:=ABS([.H244])/[.$L$2]*100" office:value-type="float" office:value="17.7555555555555" calcext:value-type="float">
            <text:p>17.8</text:p>
          </table:table-cell>
          <table:table-cell table:style-name="ce15" table:formula="of:=ABS([.I244])/[.$L$2]*100" office:value-type="float" office:value="9.06666666666674" calcext:value-type="float">
            <text:p>9.1</text:p>
          </table:table-cell>
          <table:table-cell/>
          <table:table-cell table:number-columns-repeated="2" office:value-type="float" office:value="250767" calcext:value-type="float">
            <text:p>250767</text:p>
          </table:table-cell>
          <table:table-cell office:value-type="float" office:value="250768" calcext:value-type="float">
            <text:p>250768</text:p>
          </table:table-cell>
          <table:table-cell office:value-type="float" office:value="250769" calcext:value-type="float">
            <text:p>250769</text:p>
          </table:table-cell>
          <table:table-cell table:formula="of:=[.R244]-[.O244]" office:value-type="float" office:value="2" calcext:value-type="float">
            <text:p>2</text:p>
          </table:table-cell>
          <table:table-cell/>
          <table:table-cell table:number-columns-repeated="2" office:value-type="float" office:value="1010605" calcext:value-type="float">
            <text:p>1010605</text:p>
          </table:table-cell>
          <table:table-cell office:value-type="float" office:value="1010606" calcext:value-type="float">
            <text:p>1010606</text:p>
          </table:table-cell>
          <table:table-cell office:value-type="float" office:value="1010607" calcext:value-type="float">
            <text:p>1010607</text:p>
          </table:table-cell>
          <table:table-cell table:formula="of:=[.X244]-[.U244]" office:value-type="float" office:value="2" calcext:value-type="float">
            <text:p>2</text:p>
          </table:table-cell>
          <table:table-cell table:number-columns-repeated="2" office:value-type="float" office:value="1011674" calcext:value-type="float">
            <text:p>1011674</text:p>
          </table:table-cell>
          <table:table-cell office:value-type="float" office:value="1011675" calcext:value-type="float">
            <text:p>1011675</text:p>
          </table:table-cell>
          <table:table-cell office:value-type="float" office:value="1011676" calcext:value-type="float">
            <text:p>1011676</text:p>
          </table:table-cell>
          <table:table-cell table:formula="of:=[.AC244]-[.Z244]" office:value-type="float" office:value="2" calcext:value-type="float">
            <text:p>2</text:p>
          </table:table-cell>
          <table:table-cell table:number-columns-repeated="2" office:value-type="float" office:value="1356513" calcext:value-type="float">
            <text:p>1356513</text:p>
          </table:table-cell>
          <table:table-cell office:value-type="float" office:value="1356514" calcext:value-type="float">
            <text:p>1356514</text:p>
          </table:table-cell>
          <table:table-cell office:value-type="float" office:value="1356515" calcext:value-type="float">
            <text:p>1356515</text:p>
          </table:table-cell>
          <table:table-cell table:formula="of:=[.AH244]-[.AE244]" office:value-type="float" office:value="2" calcext:value-type="float">
            <text:p>2</text:p>
          </table:table-cell>
          <table:table-cell table:number-columns-repeated="2" office:value-type="float" office:value="1357518" calcext:value-type="float">
            <text:p>1357518</text:p>
          </table:table-cell>
          <table:table-cell office:value-type="float" office:value="1357519" calcext:value-type="float">
            <text:p>1357519</text:p>
          </table:table-cell>
          <table:table-cell office:value-type="float" office:value="1357520" calcext:value-type="float">
            <text:p>1357520</text:p>
          </table:table-cell>
          <table:table-cell table:formula="of:=[.AM244]-[.AJ244]" office:value-type="float" office:value="2" calcext:value-type="float">
            <text:p>2</text:p>
          </table:table-cell>
          <table:table-cell table:number-columns-repeated="2" office:value-type="float" office:value="1616412" calcext:value-type="float">
            <text:p>1616412</text:p>
          </table:table-cell>
          <table:table-cell office:value-type="float" office:value="1616413" calcext:value-type="float">
            <text:p>1616413</text:p>
          </table:table-cell>
          <table:table-cell office:value-type="float" office:value="1616414" calcext:value-type="float">
            <text:p>1616414</text:p>
          </table:table-cell>
          <table:table-cell table:formula="of:=[.AR244]-[.AO244]" office:value-type="float" office:value="2" calcext:value-type="float">
            <text:p>2</text:p>
          </table:table-cell>
          <table:table-cell table:number-columns-repeated="2" office:value-type="float" office:value="1617417" calcext:value-type="float">
            <text:p>1617417</text:p>
          </table:table-cell>
          <table:table-cell office:value-type="float" office:value="1617418" calcext:value-type="float">
            <text:p>1617418</text:p>
          </table:table-cell>
          <table:table-cell office:value-type="float" office:value="1617419" calcext:value-type="float">
            <text:p>1617419</text:p>
          </table:table-cell>
          <table:table-cell table:formula="of:=[.AW244]-[.AT244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-46.59" calcext:value-type="float">
            <text:p>-46.59</text:p>
          </table:table-cell>
          <table:table-cell office:value-type="float" office:value="-51.28" calcext:value-type="float">
            <text:p>-51.28</text:p>
          </table:table-cell>
          <table:table-cell table:style-name="ce1"/>
          <table:table-cell table:formula="of:=[.C245]-[.C244]" office:value-type="float" office:value="-0.940000000000005" calcext:value-type="float">
            <text:p>-0.940000000000005</text:p>
          </table:table-cell>
          <table:table-cell table:formula="of:=[.D245]-[.D244]" office:value-type="float" office:value="-0.469999999999999" calcext:value-type="float">
            <text:p>-0.469999999999999</text:p>
          </table:table-cell>
          <table:table-cell table:style-name="ce12" table:formula="of:=[.F245]/([.$D$199]/1000)" office:value-type="float" office:value="-62.666666666667" calcext:value-type="float">
            <text:p>-62.7</text:p>
          </table:table-cell>
          <table:table-cell table:style-name="ce12" table:formula="of:=[.G245]/([.$D$199]/1000)" office:value-type="float" office:value="-31.3333333333333" calcext:value-type="float">
            <text:p>-31.3</text:p>
          </table:table-cell>
          <table:table-cell table:style-name="ce13" table:formula="of:=(1/[.H245])*60" office:value-type="float" office:value="-0.957446808510633" calcext:value-type="float">
            <text:p>-0.957</text:p>
          </table:table-cell>
          <table:table-cell table:style-name="ce13" table:formula="of:=(1/[.I245])*60" office:value-type="float" office:value="-1.91489361702128" calcext:value-type="float">
            <text:p>-1.915</text:p>
          </table:table-cell>
          <table:table-cell table:style-name="ce15" table:formula="of:=ABS([.H245])/[.$L$2]*100" office:value-type="float" office:value="17.7555555555556" calcext:value-type="float">
            <text:p>17.8</text:p>
          </table:table-cell>
          <table:table-cell table:style-name="ce15" table:formula="of:=ABS([.I245])/[.$L$2]*100" office:value-type="float" office:value="8.87777777777776" calcext:value-type="float">
            <text:p>8.9</text:p>
          </table:table-cell>
          <table:table-cell/>
          <table:table-cell table:number-columns-repeated="2" office:value-type="float" office:value="250782" calcext:value-type="float">
            <text:p>250782</text:p>
          </table:table-cell>
          <table:table-cell office:value-type="float" office:value="250783" calcext:value-type="float">
            <text:p>250783</text:p>
          </table:table-cell>
          <table:table-cell office:value-type="float" office:value="250784" calcext:value-type="float">
            <text:p>250784</text:p>
          </table:table-cell>
          <table:table-cell table:formula="of:=[.R245]-[.O245]" office:value-type="float" office:value="2" calcext:value-type="float">
            <text:p>2</text:p>
          </table:table-cell>
          <table:table-cell/>
          <table:table-cell table:number-columns-repeated="2" office:value-type="float" office:value="1010620" calcext:value-type="float">
            <text:p>1010620</text:p>
          </table:table-cell>
          <table:table-cell office:value-type="float" office:value="1010621" calcext:value-type="float">
            <text:p>1010621</text:p>
          </table:table-cell>
          <table:table-cell office:value-type="float" office:value="1010622" calcext:value-type="float">
            <text:p>1010622</text:p>
          </table:table-cell>
          <table:table-cell table:formula="of:=[.X245]-[.U245]" office:value-type="float" office:value="2" calcext:value-type="float">
            <text:p>2</text:p>
          </table:table-cell>
          <table:table-cell table:number-columns-repeated="2" office:value-type="float" office:value="1011689" calcext:value-type="float">
            <text:p>1011689</text:p>
          </table:table-cell>
          <table:table-cell office:value-type="float" office:value="1011690" calcext:value-type="float">
            <text:p>1011690</text:p>
          </table:table-cell>
          <table:table-cell office:value-type="float" office:value="1011691" calcext:value-type="float">
            <text:p>1011691</text:p>
          </table:table-cell>
          <table:table-cell table:formula="of:=[.AC245]-[.Z245]" office:value-type="float" office:value="2" calcext:value-type="float">
            <text:p>2</text:p>
          </table:table-cell>
          <table:table-cell table:number-columns-repeated="2" office:value-type="float" office:value="1356528" calcext:value-type="float">
            <text:p>1356528</text:p>
          </table:table-cell>
          <table:table-cell office:value-type="float" office:value="1356529" calcext:value-type="float">
            <text:p>1356529</text:p>
          </table:table-cell>
          <table:table-cell office:value-type="float" office:value="1356530" calcext:value-type="float">
            <text:p>1356530</text:p>
          </table:table-cell>
          <table:table-cell table:formula="of:=[.AH245]-[.AE245]" office:value-type="float" office:value="2" calcext:value-type="float">
            <text:p>2</text:p>
          </table:table-cell>
          <table:table-cell table:number-columns-repeated="2" office:value-type="float" office:value="1357533" calcext:value-type="float">
            <text:p>1357533</text:p>
          </table:table-cell>
          <table:table-cell office:value-type="float" office:value="1357534" calcext:value-type="float">
            <text:p>1357534</text:p>
          </table:table-cell>
          <table:table-cell office:value-type="float" office:value="1357535" calcext:value-type="float">
            <text:p>1357535</text:p>
          </table:table-cell>
          <table:table-cell table:formula="of:=[.AM245]-[.AJ245]" office:value-type="float" office:value="2" calcext:value-type="float">
            <text:p>2</text:p>
          </table:table-cell>
          <table:table-cell table:number-columns-repeated="2" office:value-type="float" office:value="1616427" calcext:value-type="float">
            <text:p>1616427</text:p>
          </table:table-cell>
          <table:table-cell office:value-type="float" office:value="1616428" calcext:value-type="float">
            <text:p>1616428</text:p>
          </table:table-cell>
          <table:table-cell office:value-type="float" office:value="1616429" calcext:value-type="float">
            <text:p>1616429</text:p>
          </table:table-cell>
          <table:table-cell table:formula="of:=[.AR245]-[.AO245]" office:value-type="float" office:value="2" calcext:value-type="float">
            <text:p>2</text:p>
          </table:table-cell>
          <table:table-cell table:number-columns-repeated="2" office:value-type="float" office:value="1617432" calcext:value-type="float">
            <text:p>1617432</text:p>
          </table:table-cell>
          <table:table-cell office:value-type="float" office:value="1617433" calcext:value-type="float">
            <text:p>1617433</text:p>
          </table:table-cell>
          <table:table-cell office:value-type="float" office:value="1617434" calcext:value-type="float">
            <text:p>1617434</text:p>
          </table:table-cell>
          <table:table-cell table:formula="of:=[.AW245]-[.AT245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-47.54" calcext:value-type="float">
            <text:p>-47.54</text:p>
          </table:table-cell>
          <table:table-cell office:value-type="float" office:value="-51.74" calcext:value-type="float">
            <text:p>-51.74</text:p>
          </table:table-cell>
          <table:table-cell table:style-name="ce1"/>
          <table:table-cell table:formula="of:=[.C246]-[.C245]" office:value-type="float" office:value="-0.949999999999996" calcext:value-type="float">
            <text:p>-0.949999999999996</text:p>
          </table:table-cell>
          <table:table-cell table:formula="of:=[.D246]-[.D245]" office:value-type="float" office:value="-0.460000000000001" calcext:value-type="float">
            <text:p>-0.460000000000001</text:p>
          </table:table-cell>
          <table:table-cell table:style-name="ce12" table:formula="of:=[.F246]/([.$D$199]/1000)" office:value-type="float" office:value="-63.3333333333331" calcext:value-type="float">
            <text:p>-63.3</text:p>
          </table:table-cell>
          <table:table-cell table:style-name="ce12" table:formula="of:=[.G246]/([.$D$199]/1000)" office:value-type="float" office:value="-30.6666666666667" calcext:value-type="float">
            <text:p>-30.7</text:p>
          </table:table-cell>
          <table:table-cell table:style-name="ce13" table:formula="of:=(1/[.H246])*60" office:value-type="float" office:value="-0.947368421052636" calcext:value-type="float">
            <text:p>-0.947</text:p>
          </table:table-cell>
          <table:table-cell table:style-name="ce13" table:formula="of:=(1/[.I246])*60" office:value-type="float" office:value="-1.95652173913043" calcext:value-type="float">
            <text:p>-1.957</text:p>
          </table:table-cell>
          <table:table-cell table:style-name="ce15" table:formula="of:=ABS([.H246])/[.$L$2]*100" office:value-type="float" office:value="17.9444444444444" calcext:value-type="float">
            <text:p>17.9</text:p>
          </table:table-cell>
          <table:table-cell table:style-name="ce15" table:formula="of:=ABS([.I246])/[.$L$2]*100" office:value-type="float" office:value="8.68888888888891" calcext:value-type="float">
            <text:p>8.7</text:p>
          </table:table-cell>
          <table:table-cell/>
          <table:table-cell table:number-columns-repeated="2" office:value-type="float" office:value="250797" calcext:value-type="float">
            <text:p>250797</text:p>
          </table:table-cell>
          <table:table-cell office:value-type="float" office:value="250798" calcext:value-type="float">
            <text:p>250798</text:p>
          </table:table-cell>
          <table:table-cell office:value-type="float" office:value="250799" calcext:value-type="float">
            <text:p>250799</text:p>
          </table:table-cell>
          <table:table-cell table:formula="of:=[.R246]-[.O246]" office:value-type="float" office:value="2" calcext:value-type="float">
            <text:p>2</text:p>
          </table:table-cell>
          <table:table-cell/>
          <table:table-cell table:number-columns-repeated="2" office:value-type="float" office:value="1010635" calcext:value-type="float">
            <text:p>1010635</text:p>
          </table:table-cell>
          <table:table-cell office:value-type="float" office:value="1010636" calcext:value-type="float">
            <text:p>1010636</text:p>
          </table:table-cell>
          <table:table-cell office:value-type="float" office:value="1010637" calcext:value-type="float">
            <text:p>1010637</text:p>
          </table:table-cell>
          <table:table-cell table:formula="of:=[.X246]-[.U246]" office:value-type="float" office:value="2" calcext:value-type="float">
            <text:p>2</text:p>
          </table:table-cell>
          <table:table-cell table:number-columns-repeated="2" office:value-type="float" office:value="1011704" calcext:value-type="float">
            <text:p>1011704</text:p>
          </table:table-cell>
          <table:table-cell office:value-type="float" office:value="1011705" calcext:value-type="float">
            <text:p>1011705</text:p>
          </table:table-cell>
          <table:table-cell office:value-type="float" office:value="1011706" calcext:value-type="float">
            <text:p>1011706</text:p>
          </table:table-cell>
          <table:table-cell table:formula="of:=[.AC246]-[.Z246]" office:value-type="float" office:value="2" calcext:value-type="float">
            <text:p>2</text:p>
          </table:table-cell>
          <table:table-cell table:number-columns-repeated="2" office:value-type="float" office:value="1356543" calcext:value-type="float">
            <text:p>1356543</text:p>
          </table:table-cell>
          <table:table-cell office:value-type="float" office:value="1356544" calcext:value-type="float">
            <text:p>1356544</text:p>
          </table:table-cell>
          <table:table-cell office:value-type="float" office:value="1356545" calcext:value-type="float">
            <text:p>1356545</text:p>
          </table:table-cell>
          <table:table-cell table:formula="of:=[.AH246]-[.AE246]" office:value-type="float" office:value="2" calcext:value-type="float">
            <text:p>2</text:p>
          </table:table-cell>
          <table:table-cell table:number-columns-repeated="2" office:value-type="float" office:value="1357548" calcext:value-type="float">
            <text:p>1357548</text:p>
          </table:table-cell>
          <table:table-cell office:value-type="float" office:value="1357549" calcext:value-type="float">
            <text:p>1357549</text:p>
          </table:table-cell>
          <table:table-cell office:value-type="float" office:value="1357550" calcext:value-type="float">
            <text:p>1357550</text:p>
          </table:table-cell>
          <table:table-cell table:formula="of:=[.AM246]-[.AJ246]" office:value-type="float" office:value="2" calcext:value-type="float">
            <text:p>2</text:p>
          </table:table-cell>
          <table:table-cell table:number-columns-repeated="2" office:value-type="float" office:value="1616442" calcext:value-type="float">
            <text:p>1616442</text:p>
          </table:table-cell>
          <table:table-cell office:value-type="float" office:value="1616443" calcext:value-type="float">
            <text:p>1616443</text:p>
          </table:table-cell>
          <table:table-cell office:value-type="float" office:value="1616444" calcext:value-type="float">
            <text:p>1616444</text:p>
          </table:table-cell>
          <table:table-cell table:formula="of:=[.AR246]-[.AO246]" office:value-type="float" office:value="2" calcext:value-type="float">
            <text:p>2</text:p>
          </table:table-cell>
          <table:table-cell table:number-columns-repeated="2" office:value-type="float" office:value="1617447" calcext:value-type="float">
            <text:p>1617447</text:p>
          </table:table-cell>
          <table:table-cell office:value-type="float" office:value="1617448" calcext:value-type="float">
            <text:p>1617448</text:p>
          </table:table-cell>
          <table:table-cell office:value-type="float" office:value="1617449" calcext:value-type="float">
            <text:p>1617449</text:p>
          </table:table-cell>
          <table:table-cell table:formula="of:=[.AW246]-[.AT246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-48.48" calcext:value-type="float">
            <text:p>-48.48</text:p>
          </table:table-cell>
          <table:table-cell office:value-type="float" office:value="-52.19" calcext:value-type="float">
            <text:p>-52.19</text:p>
          </table:table-cell>
          <table:table-cell table:style-name="ce1"/>
          <table:table-cell table:formula="of:=[.C247]-[.C246]" office:value-type="float" office:value="-0.939999999999998" calcext:value-type="float">
            <text:p>-0.939999999999998</text:p>
          </table:table-cell>
          <table:table-cell table:formula="of:=[.D247]-[.D246]" office:value-type="float" office:value="-0.449999999999996" calcext:value-type="float">
            <text:p>-0.449999999999996</text:p>
          </table:table-cell>
          <table:table-cell table:style-name="ce12" table:formula="of:=[.F247]/([.$D$199]/1000)" office:value-type="float" office:value="-62.6666666666665" calcext:value-type="float">
            <text:p>-62.7</text:p>
          </table:table-cell>
          <table:table-cell table:style-name="ce12" table:formula="of:=[.G247]/([.$D$199]/1000)" office:value-type="float" office:value="-29.9999999999997" calcext:value-type="float">
            <text:p>-30.0</text:p>
          </table:table-cell>
          <table:table-cell table:style-name="ce13" table:formula="of:=(1/[.H247])*60" office:value-type="float" office:value="-0.95744680851064" calcext:value-type="float">
            <text:p>-0.957</text:p>
          </table:table-cell>
          <table:table-cell table:style-name="ce13" table:formula="of:=(1/[.I247])*60" office:value-type="float" office:value="-2.00000000000002" calcext:value-type="float">
            <text:p>-2.000</text:p>
          </table:table-cell>
          <table:table-cell table:style-name="ce15" table:formula="of:=ABS([.H247])/[.$L$2]*100" office:value-type="float" office:value="17.7555555555555" calcext:value-type="float">
            <text:p>17.8</text:p>
          </table:table-cell>
          <table:table-cell table:style-name="ce15" table:formula="of:=ABS([.I247])/[.$L$2]*100" office:value-type="float" office:value="8.49999999999992" calcext:value-type="float">
            <text:p>8.5</text:p>
          </table:table-cell>
          <table:table-cell/>
          <table:table-cell table:number-columns-repeated="2" office:value-type="float" office:value="250812" calcext:value-type="float">
            <text:p>250812</text:p>
          </table:table-cell>
          <table:table-cell office:value-type="float" office:value="250813" calcext:value-type="float">
            <text:p>250813</text:p>
          </table:table-cell>
          <table:table-cell office:value-type="float" office:value="250814" calcext:value-type="float">
            <text:p>250814</text:p>
          </table:table-cell>
          <table:table-cell table:formula="of:=[.R247]-[.O247]" office:value-type="float" office:value="2" calcext:value-type="float">
            <text:p>2</text:p>
          </table:table-cell>
          <table:table-cell/>
          <table:table-cell table:number-columns-repeated="2" office:value-type="float" office:value="1010650" calcext:value-type="float">
            <text:p>1010650</text:p>
          </table:table-cell>
          <table:table-cell office:value-type="float" office:value="1010651" calcext:value-type="float">
            <text:p>1010651</text:p>
          </table:table-cell>
          <table:table-cell office:value-type="float" office:value="1010652" calcext:value-type="float">
            <text:p>1010652</text:p>
          </table:table-cell>
          <table:table-cell table:formula="of:=[.X247]-[.U247]" office:value-type="float" office:value="2" calcext:value-type="float">
            <text:p>2</text:p>
          </table:table-cell>
          <table:table-cell table:number-columns-repeated="2" office:value-type="float" office:value="1011719" calcext:value-type="float">
            <text:p>1011719</text:p>
          </table:table-cell>
          <table:table-cell office:value-type="float" office:value="1011720" calcext:value-type="float">
            <text:p>1011720</text:p>
          </table:table-cell>
          <table:table-cell office:value-type="float" office:value="1011740" calcext:value-type="float">
            <text:p>1011740</text:p>
          </table:table-cell>
          <table:table-cell table:style-name="ce11" table:formula="of:=[.AC247]-[.Z247]" office:value-type="float" office:value="21" calcext:value-type="float">
            <text:p>21</text:p>
          </table:table-cell>
          <table:table-cell table:number-columns-repeated="2" office:value-type="float" office:value="1356558" calcext:value-type="float">
            <text:p>1356558</text:p>
          </table:table-cell>
          <table:table-cell office:value-type="float" office:value="1356559" calcext:value-type="float">
            <text:p>1356559</text:p>
          </table:table-cell>
          <table:table-cell office:value-type="float" office:value="1356560" calcext:value-type="float">
            <text:p>1356560</text:p>
          </table:table-cell>
          <table:table-cell table:formula="of:=[.AH247]-[.AE247]" office:value-type="float" office:value="2" calcext:value-type="float">
            <text:p>2</text:p>
          </table:table-cell>
          <table:table-cell table:number-columns-repeated="2" office:value-type="float" office:value="1357563" calcext:value-type="float">
            <text:p>1357563</text:p>
          </table:table-cell>
          <table:table-cell office:value-type="float" office:value="1357564" calcext:value-type="float">
            <text:p>1357564</text:p>
          </table:table-cell>
          <table:table-cell office:value-type="float" office:value="1357565" calcext:value-type="float">
            <text:p>1357565</text:p>
          </table:table-cell>
          <table:table-cell table:formula="of:=[.AM247]-[.AJ247]" office:value-type="float" office:value="2" calcext:value-type="float">
            <text:p>2</text:p>
          </table:table-cell>
          <table:table-cell table:number-columns-repeated="2" office:value-type="float" office:value="1616457" calcext:value-type="float">
            <text:p>1616457</text:p>
          </table:table-cell>
          <table:table-cell office:value-type="float" office:value="1616458" calcext:value-type="float">
            <text:p>1616458</text:p>
          </table:table-cell>
          <table:table-cell office:value-type="float" office:value="1616459" calcext:value-type="float">
            <text:p>1616459</text:p>
          </table:table-cell>
          <table:table-cell table:formula="of:=[.AR247]-[.AO247]" office:value-type="float" office:value="2" calcext:value-type="float">
            <text:p>2</text:p>
          </table:table-cell>
          <table:table-cell table:number-columns-repeated="2" office:value-type="float" office:value="1617462" calcext:value-type="float">
            <text:p>1617462</text:p>
          </table:table-cell>
          <table:table-cell office:value-type="float" office:value="1617463" calcext:value-type="float">
            <text:p>1617463</text:p>
          </table:table-cell>
          <table:table-cell office:value-type="float" office:value="1617464" calcext:value-type="float">
            <text:p>1617464</text:p>
          </table:table-cell>
          <table:table-cell table:formula="of:=[.AW247]-[.AT247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-49.44" calcext:value-type="float">
            <text:p>-49.44</text:p>
          </table:table-cell>
          <table:table-cell office:value-type="float" office:value="-52.64" calcext:value-type="float">
            <text:p>-52.64</text:p>
          </table:table-cell>
          <table:table-cell table:style-name="ce1"/>
          <table:table-cell table:formula="of:=[.C248]-[.C247]" office:value-type="float" office:value="-0.960000000000001" calcext:value-type="float">
            <text:p>-0.960000000000001</text:p>
          </table:table-cell>
          <table:table-cell table:formula="of:=[.D248]-[.D247]" office:value-type="float" office:value="-0.450000000000003" calcext:value-type="float">
            <text:p>-0.450000000000003</text:p>
          </table:table-cell>
          <table:table-cell table:style-name="ce12" table:formula="of:=[.F248]/([.$D$199]/1000)" office:value-type="float" office:value="-64.0000000000001" calcext:value-type="float">
            <text:p>-64.0</text:p>
          </table:table-cell>
          <table:table-cell table:style-name="ce12" table:formula="of:=[.G248]/([.$D$199]/1000)" office:value-type="float" office:value="-30.0000000000002" calcext:value-type="float">
            <text:p>-30.0</text:p>
          </table:table-cell>
          <table:table-cell table:style-name="ce13" table:formula="of:=(1/[.H248])*60" office:value-type="float" office:value="-0.937499999999999" calcext:value-type="float">
            <text:p>-0.938</text:p>
          </table:table-cell>
          <table:table-cell table:style-name="ce13" table:formula="of:=(1/[.I248])*60" office:value-type="float" office:value="-1.99999999999999" calcext:value-type="float">
            <text:p>-2.000</text:p>
          </table:table-cell>
          <table:table-cell table:style-name="ce15" table:formula="of:=ABS([.H248])/[.$L$2]*100" office:value-type="float" office:value="18.1333333333333" calcext:value-type="float">
            <text:p>18.1</text:p>
          </table:table-cell>
          <table:table-cell table:style-name="ce15" table:formula="of:=ABS([.I248])/[.$L$2]*100" office:value-type="float" office:value="8.50000000000006" calcext:value-type="float">
            <text:p>8.5</text:p>
          </table:table-cell>
          <table:table-cell/>
          <table:table-cell table:number-columns-repeated="2" office:value-type="float" office:value="250827" calcext:value-type="float">
            <text:p>250827</text:p>
          </table:table-cell>
          <table:table-cell office:value-type="float" office:value="250828" calcext:value-type="float">
            <text:p>250828</text:p>
          </table:table-cell>
          <table:table-cell office:value-type="float" office:value="250829" calcext:value-type="float">
            <text:p>250829</text:p>
          </table:table-cell>
          <table:table-cell table:formula="of:=[.R248]-[.O248]" office:value-type="float" office:value="2" calcext:value-type="float">
            <text:p>2</text:p>
          </table:table-cell>
          <table:table-cell/>
          <table:table-cell table:number-columns-repeated="2" office:value-type="float" office:value="1010665" calcext:value-type="float">
            <text:p>1010665</text:p>
          </table:table-cell>
          <table:table-cell office:value-type="float" office:value="1010666" calcext:value-type="float">
            <text:p>1010666</text:p>
          </table:table-cell>
          <table:table-cell office:value-type="float" office:value="1010667" calcext:value-type="float">
            <text:p>1010667</text:p>
          </table:table-cell>
          <table:table-cell table:formula="of:=[.X248]-[.U248]" office:value-type="float" office:value="2" calcext:value-type="float">
            <text:p>2</text:p>
          </table:table-cell>
          <table:table-cell office:value-type="float" office:value="1011740" calcext:value-type="float">
            <text:p>1011740</text:p>
          </table:table-cell>
          <table:table-cell office:value-type="float" office:value="1011749" calcext:value-type="float">
            <text:p>1011749</text:p>
          </table:table-cell>
          <table:table-cell office:value-type="float" office:value="1011751" calcext:value-type="float">
            <text:p>1011751</text:p>
          </table:table-cell>
          <table:table-cell office:value-type="float" office:value="1011756" calcext:value-type="float">
            <text:p>1011756</text:p>
          </table:table-cell>
          <table:table-cell table:style-name="ce11" table:formula="of:=[.AC248]-[.Z248]" office:value-type="float" office:value="16" calcext:value-type="float">
            <text:p>16</text:p>
          </table:table-cell>
          <table:table-cell table:number-columns-repeated="2" office:value-type="float" office:value="1356573" calcext:value-type="float">
            <text:p>1356573</text:p>
          </table:table-cell>
          <table:table-cell office:value-type="float" office:value="1356574" calcext:value-type="float">
            <text:p>1356574</text:p>
          </table:table-cell>
          <table:table-cell office:value-type="float" office:value="1356575" calcext:value-type="float">
            <text:p>1356575</text:p>
          </table:table-cell>
          <table:table-cell table:formula="of:=[.AH248]-[.AE248]" office:value-type="float" office:value="2" calcext:value-type="float">
            <text:p>2</text:p>
          </table:table-cell>
          <table:table-cell table:number-columns-repeated="2" office:value-type="float" office:value="1357578" calcext:value-type="float">
            <text:p>1357578</text:p>
          </table:table-cell>
          <table:table-cell office:value-type="float" office:value="1357579" calcext:value-type="float">
            <text:p>1357579</text:p>
          </table:table-cell>
          <table:table-cell office:value-type="float" office:value="1357580" calcext:value-type="float">
            <text:p>1357580</text:p>
          </table:table-cell>
          <table:table-cell table:formula="of:=[.AM248]-[.AJ248]" office:value-type="float" office:value="2" calcext:value-type="float">
            <text:p>2</text:p>
          </table:table-cell>
          <table:table-cell table:number-columns-repeated="2" office:value-type="float" office:value="1616472" calcext:value-type="float">
            <text:p>1616472</text:p>
          </table:table-cell>
          <table:table-cell office:value-type="float" office:value="1616473" calcext:value-type="float">
            <text:p>1616473</text:p>
          </table:table-cell>
          <table:table-cell office:value-type="float" office:value="1616474" calcext:value-type="float">
            <text:p>1616474</text:p>
          </table:table-cell>
          <table:table-cell table:formula="of:=[.AR248]-[.AO248]" office:value-type="float" office:value="2" calcext:value-type="float">
            <text:p>2</text:p>
          </table:table-cell>
          <table:table-cell table:number-columns-repeated="2" office:value-type="float" office:value="1617477" calcext:value-type="float">
            <text:p>1617477</text:p>
          </table:table-cell>
          <table:table-cell office:value-type="float" office:value="1617478" calcext:value-type="float">
            <text:p>1617478</text:p>
          </table:table-cell>
          <table:table-cell office:value-type="float" office:value="1617479" calcext:value-type="float">
            <text:p>1617479</text:p>
          </table:table-cell>
          <table:table-cell table:formula="of:=[.AW248]-[.AT248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-50.39" calcext:value-type="float">
            <text:p>-50.39</text:p>
          </table:table-cell>
          <table:table-cell office:value-type="float" office:value="-53.08" calcext:value-type="float">
            <text:p>-53.08</text:p>
          </table:table-cell>
          <table:table-cell table:style-name="ce1"/>
          <table:table-cell table:formula="of:=[.C249]-[.C248]" office:value-type="float" office:value="-0.950000000000003" calcext:value-type="float">
            <text:p>-0.950000000000003</text:p>
          </table:table-cell>
          <table:table-cell table:formula="of:=[.D249]-[.D248]" office:value-type="float" office:value="-0.439999999999998" calcext:value-type="float">
            <text:p>-0.439999999999998</text:p>
          </table:table-cell>
          <table:table-cell table:style-name="ce12" table:formula="of:=[.F249]/([.$D$199]/1000)" office:value-type="float" office:value="-63.3333333333335" calcext:value-type="float">
            <text:p>-63.3</text:p>
          </table:table-cell>
          <table:table-cell table:style-name="ce12" table:formula="of:=[.G249]/([.$D$199]/1000)" office:value-type="float" office:value="-29.3333333333332" calcext:value-type="float">
            <text:p>-29.3</text:p>
          </table:table-cell>
          <table:table-cell table:style-name="ce13" table:formula="of:=(1/[.H249])*60" office:value-type="float" office:value="-0.947368421052629" calcext:value-type="float">
            <text:p>-0.947</text:p>
          </table:table-cell>
          <table:table-cell table:style-name="ce13" table:formula="of:=(1/[.I249])*60" office:value-type="float" office:value="-2.04545454545456" calcext:value-type="float">
            <text:p>-2.045</text:p>
          </table:table-cell>
          <table:table-cell table:style-name="ce15" table:formula="of:=ABS([.H249])/[.$L$2]*100" office:value-type="float" office:value="17.9444444444445" calcext:value-type="float">
            <text:p>17.9</text:p>
          </table:table-cell>
          <table:table-cell table:style-name="ce15" table:formula="of:=ABS([.I249])/[.$L$2]*100" office:value-type="float" office:value="8.31111111111107" calcext:value-type="float">
            <text:p>8.3</text:p>
          </table:table-cell>
          <table:table-cell/>
          <table:table-cell table:number-columns-repeated="2" office:value-type="float" office:value="250842" calcext:value-type="float">
            <text:p>250842</text:p>
          </table:table-cell>
          <table:table-cell office:value-type="float" office:value="250843" calcext:value-type="float">
            <text:p>250843</text:p>
          </table:table-cell>
          <table:table-cell office:value-type="float" office:value="250844" calcext:value-type="float">
            <text:p>250844</text:p>
          </table:table-cell>
          <table:table-cell table:formula="of:=[.R249]-[.O249]" office:value-type="float" office:value="2" calcext:value-type="float">
            <text:p>2</text:p>
          </table:table-cell>
          <table:table-cell/>
          <table:table-cell table:number-columns-repeated="2" office:value-type="float" office:value="1010680" calcext:value-type="float">
            <text:p>1010680</text:p>
          </table:table-cell>
          <table:table-cell office:value-type="float" office:value="1010681" calcext:value-type="float">
            <text:p>1010681</text:p>
          </table:table-cell>
          <table:table-cell office:value-type="float" office:value="1010682" calcext:value-type="float">
            <text:p>1010682</text:p>
          </table:table-cell>
          <table:table-cell table:formula="of:=[.X249]-[.U249]" office:value-type="float" office:value="2" calcext:value-type="float">
            <text:p>2</text:p>
          </table:table-cell>
          <table:table-cell office:value-type="float" office:value="1011756" calcext:value-type="float">
            <text:p>1011756</text:p>
          </table:table-cell>
          <table:table-cell table:number-columns-repeated="2" office:value-type="float" office:value="1011759" calcext:value-type="float">
            <text:p>1011759</text:p>
          </table:table-cell>
          <table:table-cell office:value-type="float" office:value="1011760" calcext:value-type="float">
            <text:p>1011760</text:p>
          </table:table-cell>
          <table:table-cell table:style-name="ce11" table:formula="of:=[.AC249]-[.Z249]" office:value-type="float" office:value="4" calcext:value-type="float">
            <text:p>4</text:p>
          </table:table-cell>
          <table:table-cell table:number-columns-repeated="2" office:value-type="float" office:value="1356588" calcext:value-type="float">
            <text:p>1356588</text:p>
          </table:table-cell>
          <table:table-cell office:value-type="float" office:value="1356589" calcext:value-type="float">
            <text:p>1356589</text:p>
          </table:table-cell>
          <table:table-cell office:value-type="float" office:value="1356590" calcext:value-type="float">
            <text:p>1356590</text:p>
          </table:table-cell>
          <table:table-cell table:formula="of:=[.AH249]-[.AE249]" office:value-type="float" office:value="2" calcext:value-type="float">
            <text:p>2</text:p>
          </table:table-cell>
          <table:table-cell table:number-columns-repeated="2" office:value-type="float" office:value="1357593" calcext:value-type="float">
            <text:p>1357593</text:p>
          </table:table-cell>
          <table:table-cell office:value-type="float" office:value="1357594" calcext:value-type="float">
            <text:p>1357594</text:p>
          </table:table-cell>
          <table:table-cell office:value-type="float" office:value="1357595" calcext:value-type="float">
            <text:p>1357595</text:p>
          </table:table-cell>
          <table:table-cell table:formula="of:=[.AM249]-[.AJ249]" office:value-type="float" office:value="2" calcext:value-type="float">
            <text:p>2</text:p>
          </table:table-cell>
          <table:table-cell table:number-columns-repeated="2" office:value-type="float" office:value="1616487" calcext:value-type="float">
            <text:p>1616487</text:p>
          </table:table-cell>
          <table:table-cell office:value-type="float" office:value="1616488" calcext:value-type="float">
            <text:p>1616488</text:p>
          </table:table-cell>
          <table:table-cell office:value-type="float" office:value="1616489" calcext:value-type="float">
            <text:p>1616489</text:p>
          </table:table-cell>
          <table:table-cell table:formula="of:=[.AR249]-[.AO249]" office:value-type="float" office:value="2" calcext:value-type="float">
            <text:p>2</text:p>
          </table:table-cell>
          <table:table-cell table:number-columns-repeated="2" office:value-type="float" office:value="1617492" calcext:value-type="float">
            <text:p>1617492</text:p>
          </table:table-cell>
          <table:table-cell office:value-type="float" office:value="1617493" calcext:value-type="float">
            <text:p>1617493</text:p>
          </table:table-cell>
          <table:table-cell office:value-type="float" office:value="1617494" calcext:value-type="float">
            <text:p>1617494</text:p>
          </table:table-cell>
          <table:table-cell table:formula="of:=[.AW249]-[.AT249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-51.35" calcext:value-type="float">
            <text:p>-51.35</text:p>
          </table:table-cell>
          <table:table-cell office:value-type="float" office:value="-53.52" calcext:value-type="float">
            <text:p>-53.52</text:p>
          </table:table-cell>
          <table:table-cell table:style-name="ce1"/>
          <table:table-cell table:formula="of:=[.C250]-[.C249]" office:value-type="float" office:value="-0.960000000000001" calcext:value-type="float">
            <text:p>-0.960000000000001</text:p>
          </table:table-cell>
          <table:table-cell table:formula="of:=[.D250]-[.D249]" office:value-type="float" office:value="-0.440000000000005" calcext:value-type="float">
            <text:p>-0.440000000000005</text:p>
          </table:table-cell>
          <table:table-cell table:style-name="ce12" table:formula="of:=[.F250]/([.$D$199]/1000)" office:value-type="float" office:value="-64.0000000000001" calcext:value-type="float">
            <text:p>-64.0</text:p>
          </table:table-cell>
          <table:table-cell table:style-name="ce12" table:formula="of:=[.G250]/([.$D$199]/1000)" office:value-type="float" office:value="-29.3333333333337" calcext:value-type="float">
            <text:p>-29.3</text:p>
          </table:table-cell>
          <table:table-cell table:style-name="ce13" table:formula="of:=(1/[.H250])*60" office:value-type="float" office:value="-0.937499999999999" calcext:value-type="float">
            <text:p>-0.938</text:p>
          </table:table-cell>
          <table:table-cell table:style-name="ce13" table:formula="of:=(1/[.I250])*60" office:value-type="float" office:value="-2.04545454545452" calcext:value-type="float">
            <text:p>-2.045</text:p>
          </table:table-cell>
          <table:table-cell table:style-name="ce15" table:formula="of:=ABS([.H250])/[.$L$2]*100" office:value-type="float" office:value="18.1333333333333" calcext:value-type="float">
            <text:p>18.1</text:p>
          </table:table-cell>
          <table:table-cell table:style-name="ce15" table:formula="of:=ABS([.I250])/[.$L$2]*100" office:value-type="float" office:value="8.3111111111112" calcext:value-type="float">
            <text:p>8.3</text:p>
          </table:table-cell>
          <table:table-cell/>
          <table:table-cell table:number-columns-repeated="2" office:value-type="float" office:value="250857" calcext:value-type="float">
            <text:p>250857</text:p>
          </table:table-cell>
          <table:table-cell office:value-type="float" office:value="250858" calcext:value-type="float">
            <text:p>250858</text:p>
          </table:table-cell>
          <table:table-cell office:value-type="float" office:value="250859" calcext:value-type="float">
            <text:p>250859</text:p>
          </table:table-cell>
          <table:table-cell table:formula="of:=[.R250]-[.O250]" office:value-type="float" office:value="2" calcext:value-type="float">
            <text:p>2</text:p>
          </table:table-cell>
          <table:table-cell/>
          <table:table-cell table:number-columns-repeated="2" office:value-type="float" office:value="1010695" calcext:value-type="float">
            <text:p>1010695</text:p>
          </table:table-cell>
          <table:table-cell office:value-type="float" office:value="1010696" calcext:value-type="float">
            <text:p>1010696</text:p>
          </table:table-cell>
          <table:table-cell office:value-type="float" office:value="1010699" calcext:value-type="float">
            <text:p>1010699</text:p>
          </table:table-cell>
          <table:table-cell table:style-name="ce6" table:formula="of:=[.X250]-[.U250]" office:value-type="float" office:value="4" calcext:value-type="float">
            <text:p>4</text:p>
          </table:table-cell>
          <table:table-cell table:number-columns-repeated="2" office:value-type="float" office:value="1011771" calcext:value-type="float">
            <text:p>1011771</text:p>
          </table:table-cell>
          <table:table-cell office:value-type="float" office:value="1011772" calcext:value-type="float">
            <text:p>1011772</text:p>
          </table:table-cell>
          <table:table-cell office:value-type="float" office:value="1011773" calcext:value-type="float">
            <text:p>1011773</text:p>
          </table:table-cell>
          <table:table-cell table:formula="of:=[.AC250]-[.Z250]" office:value-type="float" office:value="2" calcext:value-type="float">
            <text:p>2</text:p>
          </table:table-cell>
          <table:table-cell table:number-columns-repeated="2" office:value-type="float" office:value="1356603" calcext:value-type="float">
            <text:p>1356603</text:p>
          </table:table-cell>
          <table:table-cell office:value-type="float" office:value="1356604" calcext:value-type="float">
            <text:p>1356604</text:p>
          </table:table-cell>
          <table:table-cell office:value-type="float" office:value="1356605" calcext:value-type="float">
            <text:p>1356605</text:p>
          </table:table-cell>
          <table:table-cell table:formula="of:=[.AH250]-[.AE250]" office:value-type="float" office:value="2" calcext:value-type="float">
            <text:p>2</text:p>
          </table:table-cell>
          <table:table-cell table:number-columns-repeated="2" office:value-type="float" office:value="1357608" calcext:value-type="float">
            <text:p>1357608</text:p>
          </table:table-cell>
          <table:table-cell office:value-type="float" office:value="1357609" calcext:value-type="float">
            <text:p>1357609</text:p>
          </table:table-cell>
          <table:table-cell office:value-type="float" office:value="1357610" calcext:value-type="float">
            <text:p>1357610</text:p>
          </table:table-cell>
          <table:table-cell table:formula="of:=[.AM250]-[.AJ250]" office:value-type="float" office:value="2" calcext:value-type="float">
            <text:p>2</text:p>
          </table:table-cell>
          <table:table-cell table:number-columns-repeated="2" office:value-type="float" office:value="1616502" calcext:value-type="float">
            <text:p>1616502</text:p>
          </table:table-cell>
          <table:table-cell office:value-type="float" office:value="1616503" calcext:value-type="float">
            <text:p>1616503</text:p>
          </table:table-cell>
          <table:table-cell office:value-type="float" office:value="1616504" calcext:value-type="float">
            <text:p>1616504</text:p>
          </table:table-cell>
          <table:table-cell table:formula="of:=[.AR250]-[.AO250]" office:value-type="float" office:value="2" calcext:value-type="float">
            <text:p>2</text:p>
          </table:table-cell>
          <table:table-cell table:number-columns-repeated="2" office:value-type="float" office:value="1617507" calcext:value-type="float">
            <text:p>1617507</text:p>
          </table:table-cell>
          <table:table-cell office:value-type="float" office:value="1617508" calcext:value-type="float">
            <text:p>1617508</text:p>
          </table:table-cell>
          <table:table-cell office:value-type="float" office:value="1617509" calcext:value-type="float">
            <text:p>1617509</text:p>
          </table:table-cell>
          <table:table-cell table:formula="of:=[.AW250]-[.AT250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-52.31" calcext:value-type="float">
            <text:p>-52.31</text:p>
          </table:table-cell>
          <table:table-cell office:value-type="float" office:value="-53.95" calcext:value-type="float">
            <text:p>-53.95</text:p>
          </table:table-cell>
          <table:table-cell table:style-name="ce1"/>
          <table:table-cell table:formula="of:=[.C251]-[.C250]" office:value-type="float" office:value="-0.960000000000001" calcext:value-type="float">
            <text:p>-0.960000000000001</text:p>
          </table:table-cell>
          <table:table-cell table:formula="of:=[.D251]-[.D250]" office:value-type="float" office:value="-0.43" calcext:value-type="float">
            <text:p>-0.43</text:p>
          </table:table-cell>
          <table:table-cell table:style-name="ce12" table:formula="of:=[.F251]/([.$D$199]/1000)" office:value-type="float" office:value="-64.0000000000001" calcext:value-type="float">
            <text:p>-64.0</text:p>
          </table:table-cell>
          <table:table-cell table:style-name="ce12" table:formula="of:=[.G251]/([.$D$199]/1000)" office:value-type="float" office:value="-28.6666666666666" calcext:value-type="float">
            <text:p>-28.7</text:p>
          </table:table-cell>
          <table:table-cell table:style-name="ce13" table:formula="of:=(1/[.H251])*60" office:value-type="float" office:value="-0.937499999999999" calcext:value-type="float">
            <text:p>-0.938</text:p>
          </table:table-cell>
          <table:table-cell table:style-name="ce13" table:formula="of:=(1/[.I251])*60" office:value-type="float" office:value="-2.09302325581395" calcext:value-type="float">
            <text:p>-2.093</text:p>
          </table:table-cell>
          <table:table-cell table:style-name="ce15" table:formula="of:=ABS([.H251])/[.$L$2]*100" office:value-type="float" office:value="18.1333333333333" calcext:value-type="float">
            <text:p>18.1</text:p>
          </table:table-cell>
          <table:table-cell table:style-name="ce15" table:formula="of:=ABS([.I251])/[.$L$2]*100" office:value-type="float" office:value="8.12222222222222" calcext:value-type="float">
            <text:p>8.1</text:p>
          </table:table-cell>
          <table:table-cell/>
          <table:table-cell office:value-type="float" office:value="250872" calcext:value-type="float">
            <text:p>250872</text:p>
          </table:table-cell>
          <table:table-cell table:style-name="ce31" office:value-type="float" office:value="250905" calcext:value-type="float">
            <text:p>250905</text:p>
          </table:table-cell>
          <table:table-cell office:value-type="float" office:value="250906" calcext:value-type="float">
            <text:p>250906</text:p>
          </table:table-cell>
          <table:table-cell office:value-type="float" office:value="250907" calcext:value-type="float">
            <text:p>250907</text:p>
          </table:table-cell>
          <table:table-cell table:style-name="ce11" table:formula="of:=[.R251]-[.O251]" office:value-type="float" office:value="35" calcext:value-type="float">
            <text:p>35</text:p>
          </table:table-cell>
          <table:table-cell/>
          <table:table-cell table:number-columns-repeated="2" office:value-type="float" office:value="1010710" calcext:value-type="float">
            <text:p>1010710</text:p>
          </table:table-cell>
          <table:table-cell office:value-type="float" office:value="1010711" calcext:value-type="float">
            <text:p>1010711</text:p>
          </table:table-cell>
          <table:table-cell office:value-type="float" office:value="1010712" calcext:value-type="float">
            <text:p>1010712</text:p>
          </table:table-cell>
          <table:table-cell table:formula="of:=[.X251]-[.U251]" office:value-type="float" office:value="2" calcext:value-type="float">
            <text:p>2</text:p>
          </table:table-cell>
          <table:table-cell table:number-columns-repeated="2" office:value-type="float" office:value="1011786" calcext:value-type="float">
            <text:p>1011786</text:p>
          </table:table-cell>
          <table:table-cell office:value-type="float" office:value="1011787" calcext:value-type="float">
            <text:p>1011787</text:p>
          </table:table-cell>
          <table:table-cell office:value-type="float" office:value="1011788" calcext:value-type="float">
            <text:p>1011788</text:p>
          </table:table-cell>
          <table:table-cell table:formula="of:=[.AC251]-[.Z251]" office:value-type="float" office:value="2" calcext:value-type="float">
            <text:p>2</text:p>
          </table:table-cell>
          <table:table-cell table:number-columns-repeated="2" office:value-type="float" office:value="1356618" calcext:value-type="float">
            <text:p>1356618</text:p>
          </table:table-cell>
          <table:table-cell office:value-type="float" office:value="1356619" calcext:value-type="float">
            <text:p>1356619</text:p>
          </table:table-cell>
          <table:table-cell office:value-type="float" office:value="1356620" calcext:value-type="float">
            <text:p>1356620</text:p>
          </table:table-cell>
          <table:table-cell table:formula="of:=[.AH251]-[.AE251]" office:value-type="float" office:value="2" calcext:value-type="float">
            <text:p>2</text:p>
          </table:table-cell>
          <table:table-cell table:number-columns-repeated="2" office:value-type="float" office:value="1357623" calcext:value-type="float">
            <text:p>1357623</text:p>
          </table:table-cell>
          <table:table-cell office:value-type="float" office:value="1357624" calcext:value-type="float">
            <text:p>1357624</text:p>
          </table:table-cell>
          <table:table-cell office:value-type="float" office:value="1357625" calcext:value-type="float">
            <text:p>1357625</text:p>
          </table:table-cell>
          <table:table-cell table:formula="of:=[.AM251]-[.AJ251]" office:value-type="float" office:value="2" calcext:value-type="float">
            <text:p>2</text:p>
          </table:table-cell>
          <table:table-cell table:number-columns-repeated="2" office:value-type="float" office:value="1616517" calcext:value-type="float">
            <text:p>1616517</text:p>
          </table:table-cell>
          <table:table-cell office:value-type="float" office:value="1616518" calcext:value-type="float">
            <text:p>1616518</text:p>
          </table:table-cell>
          <table:table-cell office:value-type="float" office:value="1616519" calcext:value-type="float">
            <text:p>1616519</text:p>
          </table:table-cell>
          <table:table-cell table:formula="of:=[.AR251]-[.AO251]" office:value-type="float" office:value="2" calcext:value-type="float">
            <text:p>2</text:p>
          </table:table-cell>
          <table:table-cell table:number-columns-repeated="2" office:value-type="float" office:value="1617522" calcext:value-type="float">
            <text:p>1617522</text:p>
          </table:table-cell>
          <table:table-cell office:value-type="float" office:value="1617523" calcext:value-type="float">
            <text:p>1617523</text:p>
          </table:table-cell>
          <table:table-cell office:value-type="float" office:value="1617524" calcext:value-type="float">
            <text:p>1617524</text:p>
          </table:table-cell>
          <table:table-cell table:formula="of:=[.AW251]-[.AT251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-53.28" calcext:value-type="float">
            <text:p>-53.28</text:p>
          </table:table-cell>
          <table:table-cell office:value-type="float" office:value="-54.37" calcext:value-type="float">
            <text:p>-54.37</text:p>
          </table:table-cell>
          <table:table-cell table:style-name="ce1"/>
          <table:table-cell table:formula="of:=[.C252]-[.C251]" office:value-type="float" office:value="-0.969999999999999" calcext:value-type="float">
            <text:p>-0.969999999999999</text:p>
          </table:table-cell>
          <table:table-cell table:formula="of:=[.D252]-[.D251]" office:value-type="float" office:value="-0.419999999999995" calcext:value-type="float">
            <text:p>-0.419999999999995</text:p>
          </table:table-cell>
          <table:table-cell table:style-name="ce12" table:formula="of:=[.F252]/([.$D$199]/1000)" office:value-type="float" office:value="-64.6666666666666" calcext:value-type="float">
            <text:p>-64.7</text:p>
          </table:table-cell>
          <table:table-cell table:style-name="ce12" table:formula="of:=[.G252]/([.$D$199]/1000)" office:value-type="float" office:value="-27.9999999999996" calcext:value-type="float">
            <text:p>-28.0</text:p>
          </table:table-cell>
          <table:table-cell table:style-name="ce13" table:formula="of:=(1/[.H252])*60" office:value-type="float" office:value="-0.927835051546393" calcext:value-type="float">
            <text:p>-0.928</text:p>
          </table:table-cell>
          <table:table-cell table:style-name="ce13" table:formula="of:=(1/[.I252])*60" office:value-type="float" office:value="-2.14285714285717" calcext:value-type="float">
            <text:p>-2.143</text:p>
          </table:table-cell>
          <table:table-cell table:style-name="ce15" table:formula="of:=ABS([.H252])/[.$L$2]*100" office:value-type="float" office:value="18.3222222222222" calcext:value-type="float">
            <text:p>18.3</text:p>
          </table:table-cell>
          <table:table-cell table:style-name="ce15" table:formula="of:=ABS([.I252])/[.$L$2]*100" office:value-type="float" office:value="7.93333333333323" calcext:value-type="float">
            <text:p>7.9</text:p>
          </table:table-cell>
          <table:table-cell/>
          <table:table-cell table:number-columns-repeated="2" office:value-type="float" office:value="250907" calcext:value-type="float">
            <text:p>250907</text:p>
          </table:table-cell>
          <table:table-cell office:value-type="float" office:value="250908" calcext:value-type="float">
            <text:p>250908</text:p>
          </table:table-cell>
          <table:table-cell office:value-type="float" office:value="250909" calcext:value-type="float">
            <text:p>250909</text:p>
          </table:table-cell>
          <table:table-cell table:formula="of:=[.R252]-[.O252]" office:value-type="float" office:value="2" calcext:value-type="float">
            <text:p>2</text:p>
          </table:table-cell>
          <table:table-cell/>
          <table:table-cell table:number-columns-repeated="2" office:value-type="float" office:value="1010725" calcext:value-type="float">
            <text:p>1010725</text:p>
          </table:table-cell>
          <table:table-cell office:value-type="float" office:value="1010726" calcext:value-type="float">
            <text:p>1010726</text:p>
          </table:table-cell>
          <table:table-cell office:value-type="float" office:value="1010727" calcext:value-type="float">
            <text:p>1010727</text:p>
          </table:table-cell>
          <table:table-cell table:formula="of:=[.X252]-[.U252]" office:value-type="float" office:value="2" calcext:value-type="float">
            <text:p>2</text:p>
          </table:table-cell>
          <table:table-cell table:number-columns-repeated="2" office:value-type="float" office:value="1011801" calcext:value-type="float">
            <text:p>1011801</text:p>
          </table:table-cell>
          <table:table-cell office:value-type="float" office:value="1011802" calcext:value-type="float">
            <text:p>1011802</text:p>
          </table:table-cell>
          <table:table-cell office:value-type="float" office:value="1011803" calcext:value-type="float">
            <text:p>1011803</text:p>
          </table:table-cell>
          <table:table-cell table:formula="of:=[.AC252]-[.Z252]" office:value-type="float" office:value="2" calcext:value-type="float">
            <text:p>2</text:p>
          </table:table-cell>
          <table:table-cell table:number-columns-repeated="2" office:value-type="float" office:value="1356633" calcext:value-type="float">
            <text:p>1356633</text:p>
          </table:table-cell>
          <table:table-cell office:value-type="float" office:value="1356634" calcext:value-type="float">
            <text:p>1356634</text:p>
          </table:table-cell>
          <table:table-cell office:value-type="float" office:value="1356635" calcext:value-type="float">
            <text:p>1356635</text:p>
          </table:table-cell>
          <table:table-cell table:formula="of:=[.AH252]-[.AE252]" office:value-type="float" office:value="2" calcext:value-type="float">
            <text:p>2</text:p>
          </table:table-cell>
          <table:table-cell office:value-type="float" office:value="1357638" calcext:value-type="float">
            <text:p>1357638</text:p>
          </table:table-cell>
          <table:table-cell office:value-type="float" office:value="1357639" calcext:value-type="float">
            <text:p>1357639</text:p>
          </table:table-cell>
          <table:table-cell table:number-columns-repeated="2" office:value-type="float" office:value="1357640" calcext:value-type="float">
            <text:p>1357640</text:p>
          </table:table-cell>
          <table:table-cell table:formula="of:=[.AM252]-[.AJ252]" office:value-type="float" office:value="2" calcext:value-type="float">
            <text:p>2</text:p>
          </table:table-cell>
          <table:table-cell table:number-columns-repeated="2" office:value-type="float" office:value="1616532" calcext:value-type="float">
            <text:p>1616532</text:p>
          </table:table-cell>
          <table:table-cell office:value-type="float" office:value="1616533" calcext:value-type="float">
            <text:p>1616533</text:p>
          </table:table-cell>
          <table:table-cell office:value-type="float" office:value="1616534" calcext:value-type="float">
            <text:p>1616534</text:p>
          </table:table-cell>
          <table:table-cell table:formula="of:=[.AR252]-[.AO252]" office:value-type="float" office:value="2" calcext:value-type="float">
            <text:p>2</text:p>
          </table:table-cell>
          <table:table-cell table:number-columns-repeated="2" office:value-type="float" office:value="1617537" calcext:value-type="float">
            <text:p>1617537</text:p>
          </table:table-cell>
          <table:table-cell office:value-type="float" office:value="1617538" calcext:value-type="float">
            <text:p>1617538</text:p>
          </table:table-cell>
          <table:table-cell office:value-type="float" office:value="1617539" calcext:value-type="float">
            <text:p>1617539</text:p>
          </table:table-cell>
          <table:table-cell table:formula="of:=[.AW252]-[.AT252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-54.24" calcext:value-type="float">
            <text:p>-54.24</text:p>
          </table:table-cell>
          <table:table-cell office:value-type="float" office:value="-54.78" calcext:value-type="float">
            <text:p>-54.78</text:p>
          </table:table-cell>
          <table:table-cell table:style-name="ce1"/>
          <table:table-cell table:formula="of:=[.C253]-[.C252]" office:value-type="float" office:value="-0.960000000000001" calcext:value-type="float">
            <text:p>-0.960000000000001</text:p>
          </table:table-cell>
          <table:table-cell table:formula="of:=[.D253]-[.D252]" office:value-type="float" office:value="-0.410000000000004" calcext:value-type="float">
            <text:p>-0.410000000000004</text:p>
          </table:table-cell>
          <table:table-cell table:style-name="ce12" table:formula="of:=[.F253]/([.$D$199]/1000)" office:value-type="float" office:value="-64.0000000000001" calcext:value-type="float">
            <text:p>-64.0</text:p>
          </table:table-cell>
          <table:table-cell table:style-name="ce12" table:formula="of:=[.G253]/([.$D$199]/1000)" office:value-type="float" office:value="-27.3333333333336" calcext:value-type="float">
            <text:p>-27.3</text:p>
          </table:table-cell>
          <table:table-cell table:style-name="ce13" table:formula="of:=(1/[.H253])*60" office:value-type="float" office:value="-0.937499999999999" calcext:value-type="float">
            <text:p>-0.938</text:p>
          </table:table-cell>
          <table:table-cell table:style-name="ce13" table:formula="of:=(1/[.I253])*60" office:value-type="float" office:value="-2.19512195121949" calcext:value-type="float">
            <text:p>-2.195</text:p>
          </table:table-cell>
          <table:table-cell table:style-name="ce15" table:formula="of:=ABS([.H253])/[.$L$2]*100" office:value-type="float" office:value="18.1333333333333" calcext:value-type="float">
            <text:p>18.1</text:p>
          </table:table-cell>
          <table:table-cell table:style-name="ce15" table:formula="of:=ABS([.I253])/[.$L$2]*100" office:value-type="float" office:value="7.74444444444451" calcext:value-type="float">
            <text:p>7.7</text:p>
          </table:table-cell>
          <table:table-cell/>
          <table:table-cell table:number-columns-repeated="2" office:value-type="float" office:value="250922" calcext:value-type="float">
            <text:p>250922</text:p>
          </table:table-cell>
          <table:table-cell office:value-type="float" office:value="250923" calcext:value-type="float">
            <text:p>250923</text:p>
          </table:table-cell>
          <table:table-cell office:value-type="float" office:value="250924" calcext:value-type="float">
            <text:p>250924</text:p>
          </table:table-cell>
          <table:table-cell table:formula="of:=[.R253]-[.O253]" office:value-type="float" office:value="2" calcext:value-type="float">
            <text:p>2</text:p>
          </table:table-cell>
          <table:table-cell/>
          <table:table-cell table:number-columns-repeated="2" office:value-type="float" office:value="1010740" calcext:value-type="float">
            <text:p>1010740</text:p>
          </table:table-cell>
          <table:table-cell office:value-type="float" office:value="1010741" calcext:value-type="float">
            <text:p>1010741</text:p>
          </table:table-cell>
          <table:table-cell office:value-type="float" office:value="1010742" calcext:value-type="float">
            <text:p>1010742</text:p>
          </table:table-cell>
          <table:table-cell table:formula="of:=[.X253]-[.U253]" office:value-type="float" office:value="2" calcext:value-type="float">
            <text:p>2</text:p>
          </table:table-cell>
          <table:table-cell table:number-columns-repeated="2" office:value-type="float" office:value="1011816" calcext:value-type="float">
            <text:p>1011816</text:p>
          </table:table-cell>
          <table:table-cell office:value-type="float" office:value="1011817" calcext:value-type="float">
            <text:p>1011817</text:p>
          </table:table-cell>
          <table:table-cell office:value-type="float" office:value="1011818" calcext:value-type="float">
            <text:p>1011818</text:p>
          </table:table-cell>
          <table:table-cell table:formula="of:=[.AC253]-[.Z253]" office:value-type="float" office:value="2" calcext:value-type="float">
            <text:p>2</text:p>
          </table:table-cell>
          <table:table-cell table:number-columns-repeated="2" office:value-type="float" office:value="1356648" calcext:value-type="float">
            <text:p>1356648</text:p>
          </table:table-cell>
          <table:table-cell office:value-type="float" office:value="1356649" calcext:value-type="float">
            <text:p>1356649</text:p>
          </table:table-cell>
          <table:table-cell office:value-type="float" office:value="1356650" calcext:value-type="float">
            <text:p>1356650</text:p>
          </table:table-cell>
          <table:table-cell table:formula="of:=[.AH253]-[.AE253]" office:value-type="float" office:value="2" calcext:value-type="float">
            <text:p>2</text:p>
          </table:table-cell>
          <table:table-cell table:number-columns-repeated="2" office:value-type="float" office:value="1357653" calcext:value-type="float">
            <text:p>1357653</text:p>
          </table:table-cell>
          <table:table-cell office:value-type="float" office:value="1357654" calcext:value-type="float">
            <text:p>1357654</text:p>
          </table:table-cell>
          <table:table-cell office:value-type="float" office:value="1357655" calcext:value-type="float">
            <text:p>1357655</text:p>
          </table:table-cell>
          <table:table-cell table:formula="of:=[.AM253]-[.AJ253]" office:value-type="float" office:value="2" calcext:value-type="float">
            <text:p>2</text:p>
          </table:table-cell>
          <table:table-cell table:number-columns-repeated="2" office:value-type="float" office:value="1616547" calcext:value-type="float">
            <text:p>1616547</text:p>
          </table:table-cell>
          <table:table-cell office:value-type="float" office:value="1616548" calcext:value-type="float">
            <text:p>1616548</text:p>
          </table:table-cell>
          <table:table-cell office:value-type="float" office:value="1616549" calcext:value-type="float">
            <text:p>1616549</text:p>
          </table:table-cell>
          <table:table-cell table:formula="of:=[.AR253]-[.AO253]" office:value-type="float" office:value="2" calcext:value-type="float">
            <text:p>2</text:p>
          </table:table-cell>
          <table:table-cell table:number-columns-repeated="2" office:value-type="float" office:value="1617552" calcext:value-type="float">
            <text:p>1617552</text:p>
          </table:table-cell>
          <table:table-cell office:value-type="float" office:value="1617553" calcext:value-type="float">
            <text:p>1617553</text:p>
          </table:table-cell>
          <table:table-cell office:value-type="float" office:value="1617554" calcext:value-type="float">
            <text:p>1617554</text:p>
          </table:table-cell>
          <table:table-cell table:formula="of:=[.AW253]-[.AT253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-55.21" calcext:value-type="float">
            <text:p>-55.21</text:p>
          </table:table-cell>
          <table:table-cell office:value-type="float" office:value="-55.19" calcext:value-type="float">
            <text:p>-55.19</text:p>
          </table:table-cell>
          <table:table-cell table:style-name="ce1"/>
          <table:table-cell table:formula="of:=[.C254]-[.C253]" office:value-type="float" office:value="-0.969999999999999" calcext:value-type="float">
            <text:p>-0.969999999999999</text:p>
          </table:table-cell>
          <table:table-cell table:formula="of:=[.D254]-[.D253]" office:value-type="float" office:value="-0.409999999999997" calcext:value-type="float">
            <text:p>-0.409999999999997</text:p>
          </table:table-cell>
          <table:table-cell table:style-name="ce12" table:formula="of:=[.F254]/([.$D$199]/1000)" office:value-type="float" office:value="-64.6666666666666" calcext:value-type="float">
            <text:p>-64.7</text:p>
          </table:table-cell>
          <table:table-cell table:style-name="ce12" table:formula="of:=[.G254]/([.$D$199]/1000)" office:value-type="float" office:value="-27.3333333333331" calcext:value-type="float">
            <text:p>-27.3</text:p>
          </table:table-cell>
          <table:table-cell table:style-name="ce13" table:formula="of:=(1/[.H254])*60" office:value-type="float" office:value="-0.927835051546393" calcext:value-type="float">
            <text:p>-0.928</text:p>
          </table:table-cell>
          <table:table-cell table:style-name="ce13" table:formula="of:=(1/[.I254])*60" office:value-type="float" office:value="-2.19512195121953" calcext:value-type="float">
            <text:p>-2.195</text:p>
          </table:table-cell>
          <table:table-cell table:style-name="ce15" table:formula="of:=ABS([.H254])/[.$L$2]*100" office:value-type="float" office:value="18.3222222222222" calcext:value-type="float">
            <text:p>18.3</text:p>
          </table:table-cell>
          <table:table-cell table:style-name="ce15" table:formula="of:=ABS([.I254])/[.$L$2]*100" office:value-type="float" office:value="7.74444444444438" calcext:value-type="float">
            <text:p>7.7</text:p>
          </table:table-cell>
          <table:table-cell/>
          <table:table-cell table:number-columns-repeated="2" office:value-type="float" office:value="250937" calcext:value-type="float">
            <text:p>250937</text:p>
          </table:table-cell>
          <table:table-cell office:value-type="float" office:value="250938" calcext:value-type="float">
            <text:p>250938</text:p>
          </table:table-cell>
          <table:table-cell office:value-type="float" office:value="250939" calcext:value-type="float">
            <text:p>250939</text:p>
          </table:table-cell>
          <table:table-cell table:formula="of:=[.R254]-[.O254]" office:value-type="float" office:value="2" calcext:value-type="float">
            <text:p>2</text:p>
          </table:table-cell>
          <table:table-cell/>
          <table:table-cell table:number-columns-repeated="2" office:value-type="float" office:value="1010755" calcext:value-type="float">
            <text:p>1010755</text:p>
          </table:table-cell>
          <table:table-cell office:value-type="float" office:value="1010756" calcext:value-type="float">
            <text:p>1010756</text:p>
          </table:table-cell>
          <table:table-cell office:value-type="float" office:value="1010757" calcext:value-type="float">
            <text:p>1010757</text:p>
          </table:table-cell>
          <table:table-cell table:formula="of:=[.X254]-[.U254]" office:value-type="float" office:value="2" calcext:value-type="float">
            <text:p>2</text:p>
          </table:table-cell>
          <table:table-cell table:number-columns-repeated="2" office:value-type="float" office:value="1011831" calcext:value-type="float">
            <text:p>1011831</text:p>
          </table:table-cell>
          <table:table-cell office:value-type="float" office:value="1011832" calcext:value-type="float">
            <text:p>1011832</text:p>
          </table:table-cell>
          <table:table-cell office:value-type="float" office:value="1011833" calcext:value-type="float">
            <text:p>1011833</text:p>
          </table:table-cell>
          <table:table-cell table:formula="of:=[.AC254]-[.Z254]" office:value-type="float" office:value="2" calcext:value-type="float">
            <text:p>2</text:p>
          </table:table-cell>
          <table:table-cell table:number-columns-repeated="2" office:value-type="float" office:value="1356663" calcext:value-type="float">
            <text:p>1356663</text:p>
          </table:table-cell>
          <table:table-cell office:value-type="float" office:value="1356664" calcext:value-type="float">
            <text:p>1356664</text:p>
          </table:table-cell>
          <table:table-cell office:value-type="float" office:value="1356665" calcext:value-type="float">
            <text:p>1356665</text:p>
          </table:table-cell>
          <table:table-cell table:formula="of:=[.AH254]-[.AE254]" office:value-type="float" office:value="2" calcext:value-type="float">
            <text:p>2</text:p>
          </table:table-cell>
          <table:table-cell table:number-columns-repeated="2" office:value-type="float" office:value="1357668" calcext:value-type="float">
            <text:p>1357668</text:p>
          </table:table-cell>
          <table:table-cell office:value-type="float" office:value="1357669" calcext:value-type="float">
            <text:p>1357669</text:p>
          </table:table-cell>
          <table:table-cell office:value-type="float" office:value="1357670" calcext:value-type="float">
            <text:p>1357670</text:p>
          </table:table-cell>
          <table:table-cell table:formula="of:=[.AM254]-[.AJ254]" office:value-type="float" office:value="2" calcext:value-type="float">
            <text:p>2</text:p>
          </table:table-cell>
          <table:table-cell table:number-columns-repeated="2" office:value-type="float" office:value="1616562" calcext:value-type="float">
            <text:p>1616562</text:p>
          </table:table-cell>
          <table:table-cell office:value-type="float" office:value="1616563" calcext:value-type="float">
            <text:p>1616563</text:p>
          </table:table-cell>
          <table:table-cell office:value-type="float" office:value="1616564" calcext:value-type="float">
            <text:p>1616564</text:p>
          </table:table-cell>
          <table:table-cell table:formula="of:=[.AR254]-[.AO254]" office:value-type="float" office:value="2" calcext:value-type="float">
            <text:p>2</text:p>
          </table:table-cell>
          <table:table-cell table:number-columns-repeated="2" office:value-type="float" office:value="1617567" calcext:value-type="float">
            <text:p>1617567</text:p>
          </table:table-cell>
          <table:table-cell office:value-type="float" office:value="1617568" calcext:value-type="float">
            <text:p>1617568</text:p>
          </table:table-cell>
          <table:table-cell office:value-type="float" office:value="1617569" calcext:value-type="float">
            <text:p>1617569</text:p>
          </table:table-cell>
          <table:table-cell table:formula="of:=[.AW254]-[.AT254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-56.19" calcext:value-type="float">
            <text:p>-56.19</text:p>
          </table:table-cell>
          <table:table-cell office:value-type="float" office:value="-55.58" calcext:value-type="float">
            <text:p>-55.58</text:p>
          </table:table-cell>
          <table:table-cell table:style-name="ce1"/>
          <table:table-cell table:formula="of:=[.C255]-[.C254]" office:value-type="float" office:value="-0.979999999999997" calcext:value-type="float">
            <text:p>-0.979999999999997</text:p>
          </table:table-cell>
          <table:table-cell table:formula="of:=[.D255]-[.D254]" office:value-type="float" office:value="-0.390000000000001" calcext:value-type="float">
            <text:p>-0.390000000000001</text:p>
          </table:table-cell>
          <table:table-cell table:style-name="ce12" table:formula="of:=[.F255]/([.$D$199]/1000)" office:value-type="float" office:value="-65.3333333333331" calcext:value-type="float">
            <text:p>-65.3</text:p>
          </table:table-cell>
          <table:table-cell table:style-name="ce12" table:formula="of:=[.G255]/([.$D$199]/1000)" office:value-type="float" office:value="-26" calcext:value-type="float">
            <text:p>-26.0</text:p>
          </table:table-cell>
          <table:table-cell table:style-name="ce13" table:formula="of:=(1/[.H255])*60" office:value-type="float" office:value="-0.918367346938778" calcext:value-type="float">
            <text:p>-0.918</text:p>
          </table:table-cell>
          <table:table-cell table:style-name="ce13" table:formula="of:=(1/[.I255])*60" office:value-type="float" office:value="-2.3076923076923" calcext:value-type="float">
            <text:p>-2.308</text:p>
          </table:table-cell>
          <table:table-cell table:style-name="ce15" table:formula="of:=ABS([.H255])/[.$L$2]*100" office:value-type="float" office:value="18.5111111111111" calcext:value-type="float">
            <text:p>18.5</text:p>
          </table:table-cell>
          <table:table-cell table:style-name="ce15" table:formula="of:=ABS([.I255])/[.$L$2]*100" office:value-type="float" office:value="7.36666666666668" calcext:value-type="float">
            <text:p>7.4</text:p>
          </table:table-cell>
          <table:table-cell/>
          <table:table-cell table:number-columns-repeated="2" office:value-type="float" office:value="250952" calcext:value-type="float">
            <text:p>250952</text:p>
          </table:table-cell>
          <table:table-cell office:value-type="float" office:value="250953" calcext:value-type="float">
            <text:p>250953</text:p>
          </table:table-cell>
          <table:table-cell office:value-type="float" office:value="250954" calcext:value-type="float">
            <text:p>250954</text:p>
          </table:table-cell>
          <table:table-cell table:formula="of:=[.R255]-[.O255]" office:value-type="float" office:value="2" calcext:value-type="float">
            <text:p>2</text:p>
          </table:table-cell>
          <table:table-cell/>
          <table:table-cell table:number-columns-repeated="2" office:value-type="float" office:value="1010770" calcext:value-type="float">
            <text:p>1010770</text:p>
          </table:table-cell>
          <table:table-cell office:value-type="float" office:value="1010771" calcext:value-type="float">
            <text:p>1010771</text:p>
          </table:table-cell>
          <table:table-cell office:value-type="float" office:value="1010772" calcext:value-type="float">
            <text:p>1010772</text:p>
          </table:table-cell>
          <table:table-cell table:formula="of:=[.X255]-[.U255]" office:value-type="float" office:value="2" calcext:value-type="float">
            <text:p>2</text:p>
          </table:table-cell>
          <table:table-cell table:number-columns-repeated="2" office:value-type="float" office:value="1011846" calcext:value-type="float">
            <text:p>1011846</text:p>
          </table:table-cell>
          <table:table-cell office:value-type="float" office:value="1011847" calcext:value-type="float">
            <text:p>1011847</text:p>
          </table:table-cell>
          <table:table-cell office:value-type="float" office:value="1011848" calcext:value-type="float">
            <text:p>1011848</text:p>
          </table:table-cell>
          <table:table-cell table:formula="of:=[.AC255]-[.Z255]" office:value-type="float" office:value="2" calcext:value-type="float">
            <text:p>2</text:p>
          </table:table-cell>
          <table:table-cell table:number-columns-repeated="2" office:value-type="float" office:value="1356678" calcext:value-type="float">
            <text:p>1356678</text:p>
          </table:table-cell>
          <table:table-cell office:value-type="float" office:value="1356679" calcext:value-type="float">
            <text:p>1356679</text:p>
          </table:table-cell>
          <table:table-cell office:value-type="float" office:value="1356680" calcext:value-type="float">
            <text:p>1356680</text:p>
          </table:table-cell>
          <table:table-cell table:formula="of:=[.AH255]-[.AE255]" office:value-type="float" office:value="2" calcext:value-type="float">
            <text:p>2</text:p>
          </table:table-cell>
          <table:table-cell table:number-columns-repeated="2" office:value-type="float" office:value="1357683" calcext:value-type="float">
            <text:p>1357683</text:p>
          </table:table-cell>
          <table:table-cell office:value-type="float" office:value="1357684" calcext:value-type="float">
            <text:p>1357684</text:p>
          </table:table-cell>
          <table:table-cell office:value-type="float" office:value="1357685" calcext:value-type="float">
            <text:p>1357685</text:p>
          </table:table-cell>
          <table:table-cell table:formula="of:=[.AM255]-[.AJ255]" office:value-type="float" office:value="2" calcext:value-type="float">
            <text:p>2</text:p>
          </table:table-cell>
          <table:table-cell table:number-columns-repeated="2" office:value-type="float" office:value="1616577" calcext:value-type="float">
            <text:p>1616577</text:p>
          </table:table-cell>
          <table:table-cell office:value-type="float" office:value="1616578" calcext:value-type="float">
            <text:p>1616578</text:p>
          </table:table-cell>
          <table:table-cell office:value-type="float" office:value="1616579" calcext:value-type="float">
            <text:p>1616579</text:p>
          </table:table-cell>
          <table:table-cell table:formula="of:=[.AR255]-[.AO255]" office:value-type="float" office:value="2" calcext:value-type="float">
            <text:p>2</text:p>
          </table:table-cell>
          <table:table-cell table:number-columns-repeated="2" office:value-type="float" office:value="1617582" calcext:value-type="float">
            <text:p>1617582</text:p>
          </table:table-cell>
          <table:table-cell office:value-type="float" office:value="1617583" calcext:value-type="float">
            <text:p>1617583</text:p>
          </table:table-cell>
          <table:table-cell office:value-type="float" office:value="1617584" calcext:value-type="float">
            <text:p>1617584</text:p>
          </table:table-cell>
          <table:table-cell table:formula="of:=[.AW255]-[.AT255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-57.16" calcext:value-type="float">
            <text:p>-57.16</text:p>
          </table:table-cell>
          <table:table-cell office:value-type="float" office:value="-55.98" calcext:value-type="float">
            <text:p>-55.98</text:p>
          </table:table-cell>
          <table:table-cell table:style-name="ce1"/>
          <table:table-cell table:formula="of:=[.C256]-[.C255]" office:value-type="float" office:value="-0.969999999999999" calcext:value-type="float">
            <text:p>-0.969999999999999</text:p>
          </table:table-cell>
          <table:table-cell table:formula="of:=[.D256]-[.D255]" office:value-type="float" office:value="-0.399999999999999" calcext:value-type="float">
            <text:p>-0.399999999999999</text:p>
          </table:table-cell>
          <table:table-cell table:style-name="ce12" table:formula="of:=[.F256]/([.$D$199]/1000)" office:value-type="float" office:value="-64.6666666666666" calcext:value-type="float">
            <text:p>-64.7</text:p>
          </table:table-cell>
          <table:table-cell table:style-name="ce12" table:formula="of:=[.G256]/([.$D$199]/1000)" office:value-type="float" office:value="-26.6666666666666" calcext:value-type="float">
            <text:p>-26.7</text:p>
          </table:table-cell>
          <table:table-cell table:style-name="ce13" table:formula="of:=(1/[.H256])*60" office:value-type="float" office:value="-0.927835051546393" calcext:value-type="float">
            <text:p>-0.928</text:p>
          </table:table-cell>
          <table:table-cell table:style-name="ce13" table:formula="of:=(1/[.I256])*60" office:value-type="float" office:value="-2.25000000000001" calcext:value-type="float">
            <text:p>-2.250</text:p>
          </table:table-cell>
          <table:table-cell table:style-name="ce15" table:formula="of:=ABS([.H256])/[.$L$2]*100" office:value-type="float" office:value="18.3222222222222" calcext:value-type="float">
            <text:p>18.3</text:p>
          </table:table-cell>
          <table:table-cell table:style-name="ce15" table:formula="of:=ABS([.I256])/[.$L$2]*100" office:value-type="float" office:value="7.55555555555553" calcext:value-type="float">
            <text:p>7.6</text:p>
          </table:table-cell>
          <table:table-cell/>
          <table:table-cell table:number-columns-repeated="2" office:value-type="float" office:value="250967" calcext:value-type="float">
            <text:p>250967</text:p>
          </table:table-cell>
          <table:table-cell office:value-type="float" office:value="250968" calcext:value-type="float">
            <text:p>250968</text:p>
          </table:table-cell>
          <table:table-cell office:value-type="float" office:value="250969" calcext:value-type="float">
            <text:p>250969</text:p>
          </table:table-cell>
          <table:table-cell table:formula="of:=[.R256]-[.O256]" office:value-type="float" office:value="2" calcext:value-type="float">
            <text:p>2</text:p>
          </table:table-cell>
          <table:table-cell/>
          <table:table-cell table:number-columns-repeated="2" office:value-type="float" office:value="1010785" calcext:value-type="float">
            <text:p>1010785</text:p>
          </table:table-cell>
          <table:table-cell office:value-type="float" office:value="1010786" calcext:value-type="float">
            <text:p>1010786</text:p>
          </table:table-cell>
          <table:table-cell office:value-type="float" office:value="1010787" calcext:value-type="float">
            <text:p>1010787</text:p>
          </table:table-cell>
          <table:table-cell table:formula="of:=[.X256]-[.U256]" office:value-type="float" office:value="2" calcext:value-type="float">
            <text:p>2</text:p>
          </table:table-cell>
          <table:table-cell table:number-columns-repeated="2" office:value-type="float" office:value="1011861" calcext:value-type="float">
            <text:p>1011861</text:p>
          </table:table-cell>
          <table:table-cell office:value-type="float" office:value="1011862" calcext:value-type="float">
            <text:p>1011862</text:p>
          </table:table-cell>
          <table:table-cell office:value-type="float" office:value="1011863" calcext:value-type="float">
            <text:p>1011863</text:p>
          </table:table-cell>
          <table:table-cell table:formula="of:=[.AC256]-[.Z256]" office:value-type="float" office:value="2" calcext:value-type="float">
            <text:p>2</text:p>
          </table:table-cell>
          <table:table-cell table:number-columns-repeated="2" office:value-type="float" office:value="1356693" calcext:value-type="float">
            <text:p>1356693</text:p>
          </table:table-cell>
          <table:table-cell office:value-type="float" office:value="1356694" calcext:value-type="float">
            <text:p>1356694</text:p>
          </table:table-cell>
          <table:table-cell office:value-type="float" office:value="1356695" calcext:value-type="float">
            <text:p>1356695</text:p>
          </table:table-cell>
          <table:table-cell table:formula="of:=[.AH256]-[.AE256]" office:value-type="float" office:value="2" calcext:value-type="float">
            <text:p>2</text:p>
          </table:table-cell>
          <table:table-cell table:number-columns-repeated="2" office:value-type="float" office:value="1357698" calcext:value-type="float">
            <text:p>1357698</text:p>
          </table:table-cell>
          <table:table-cell office:value-type="float" office:value="1357699" calcext:value-type="float">
            <text:p>1357699</text:p>
          </table:table-cell>
          <table:table-cell office:value-type="float" office:value="1357700" calcext:value-type="float">
            <text:p>1357700</text:p>
          </table:table-cell>
          <table:table-cell table:formula="of:=[.AM256]-[.AJ256]" office:value-type="float" office:value="2" calcext:value-type="float">
            <text:p>2</text:p>
          </table:table-cell>
          <table:table-cell table:number-columns-repeated="2" office:value-type="float" office:value="1616592" calcext:value-type="float">
            <text:p>1616592</text:p>
          </table:table-cell>
          <table:table-cell office:value-type="float" office:value="1616593" calcext:value-type="float">
            <text:p>1616593</text:p>
          </table:table-cell>
          <table:table-cell office:value-type="float" office:value="1616594" calcext:value-type="float">
            <text:p>1616594</text:p>
          </table:table-cell>
          <table:table-cell table:formula="of:=[.AR256]-[.AO256]" office:value-type="float" office:value="2" calcext:value-type="float">
            <text:p>2</text:p>
          </table:table-cell>
          <table:table-cell table:number-columns-repeated="2" office:value-type="float" office:value="1617597" calcext:value-type="float">
            <text:p>1617597</text:p>
          </table:table-cell>
          <table:table-cell office:value-type="float" office:value="1617598" calcext:value-type="float">
            <text:p>1617598</text:p>
          </table:table-cell>
          <table:table-cell office:value-type="float" office:value="1617599" calcext:value-type="float">
            <text:p>1617599</text:p>
          </table:table-cell>
          <table:table-cell table:formula="of:=[.AW256]-[.AT256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-58.14" calcext:value-type="float">
            <text:p>-58.14</text:p>
          </table:table-cell>
          <table:table-cell office:value-type="float" office:value="-56.36" calcext:value-type="float">
            <text:p>-56.36</text:p>
          </table:table-cell>
          <table:table-cell table:style-name="ce1"/>
          <table:table-cell table:formula="of:=[.C257]-[.C256]" office:value-type="float" office:value="-0.980000000000004" calcext:value-type="float">
            <text:p>-0.980000000000004</text:p>
          </table:table-cell>
          <table:table-cell table:formula="of:=[.D257]-[.D256]" office:value-type="float" office:value="-0.380000000000003" calcext:value-type="float">
            <text:p>-0.380000000000003</text:p>
          </table:table-cell>
          <table:table-cell table:style-name="ce12" table:formula="of:=[.F257]/([.$D$199]/1000)" office:value-type="float" office:value="-65.3333333333336" calcext:value-type="float">
            <text:p>-65.3</text:p>
          </table:table-cell>
          <table:table-cell table:style-name="ce12" table:formula="of:=[.G257]/([.$D$199]/1000)" office:value-type="float" office:value="-25.3333333333335" calcext:value-type="float">
            <text:p>-25.3</text:p>
          </table:table-cell>
          <table:table-cell table:style-name="ce13" table:formula="of:=(1/[.H257])*60" office:value-type="float" office:value="-0.918367346938772" calcext:value-type="float">
            <text:p>-0.918</text:p>
          </table:table-cell>
          <table:table-cell table:style-name="ce13" table:formula="of:=(1/[.I257])*60" office:value-type="float" office:value="-2.36842105263156" calcext:value-type="float">
            <text:p>-2.368</text:p>
          </table:table-cell>
          <table:table-cell table:style-name="ce15" table:formula="of:=ABS([.H257])/[.$L$2]*100" office:value-type="float" office:value="18.5111111111112" calcext:value-type="float">
            <text:p>18.5</text:p>
          </table:table-cell>
          <table:table-cell table:style-name="ce15" table:formula="of:=ABS([.I257])/[.$L$2]*100" office:value-type="float" office:value="7.17777777777783" calcext:value-type="float">
            <text:p>7.2</text:p>
          </table:table-cell>
          <table:table-cell/>
          <table:table-cell table:number-columns-repeated="2" office:value-type="float" office:value="250982" calcext:value-type="float">
            <text:p>250982</text:p>
          </table:table-cell>
          <table:table-cell office:value-type="float" office:value="250983" calcext:value-type="float">
            <text:p>250983</text:p>
          </table:table-cell>
          <table:table-cell office:value-type="float" office:value="250984" calcext:value-type="float">
            <text:p>250984</text:p>
          </table:table-cell>
          <table:table-cell table:formula="of:=[.R257]-[.O257]" office:value-type="float" office:value="2" calcext:value-type="float">
            <text:p>2</text:p>
          </table:table-cell>
          <table:table-cell/>
          <table:table-cell table:number-columns-repeated="2" office:value-type="float" office:value="1010800" calcext:value-type="float">
            <text:p>1010800</text:p>
          </table:table-cell>
          <table:table-cell office:value-type="float" office:value="1010801" calcext:value-type="float">
            <text:p>1010801</text:p>
          </table:table-cell>
          <table:table-cell office:value-type="float" office:value="1010802" calcext:value-type="float">
            <text:p>1010802</text:p>
          </table:table-cell>
          <table:table-cell table:formula="of:=[.X257]-[.U257]" office:value-type="float" office:value="2" calcext:value-type="float">
            <text:p>2</text:p>
          </table:table-cell>
          <table:table-cell table:number-columns-repeated="2" office:value-type="float" office:value="1011876" calcext:value-type="float">
            <text:p>1011876</text:p>
          </table:table-cell>
          <table:table-cell office:value-type="float" office:value="1011877" calcext:value-type="float">
            <text:p>1011877</text:p>
          </table:table-cell>
          <table:table-cell office:value-type="float" office:value="1011878" calcext:value-type="float">
            <text:p>1011878</text:p>
          </table:table-cell>
          <table:table-cell table:formula="of:=[.AC257]-[.Z257]" office:value-type="float" office:value="2" calcext:value-type="float">
            <text:p>2</text:p>
          </table:table-cell>
          <table:table-cell table:number-columns-repeated="2" office:value-type="float" office:value="1356708" calcext:value-type="float">
            <text:p>1356708</text:p>
          </table:table-cell>
          <table:table-cell office:value-type="float" office:value="1356709" calcext:value-type="float">
            <text:p>1356709</text:p>
          </table:table-cell>
          <table:table-cell office:value-type="float" office:value="1356710" calcext:value-type="float">
            <text:p>1356710</text:p>
          </table:table-cell>
          <table:table-cell table:formula="of:=[.AH257]-[.AE257]" office:value-type="float" office:value="2" calcext:value-type="float">
            <text:p>2</text:p>
          </table:table-cell>
          <table:table-cell table:number-columns-repeated="2" office:value-type="float" office:value="1357713" calcext:value-type="float">
            <text:p>1357713</text:p>
          </table:table-cell>
          <table:table-cell office:value-type="float" office:value="1357714" calcext:value-type="float">
            <text:p>1357714</text:p>
          </table:table-cell>
          <table:table-cell office:value-type="float" office:value="1357715" calcext:value-type="float">
            <text:p>1357715</text:p>
          </table:table-cell>
          <table:table-cell table:formula="of:=[.AM257]-[.AJ257]" office:value-type="float" office:value="2" calcext:value-type="float">
            <text:p>2</text:p>
          </table:table-cell>
          <table:table-cell table:number-columns-repeated="2" office:value-type="float" office:value="1616607" calcext:value-type="float">
            <text:p>1616607</text:p>
          </table:table-cell>
          <table:table-cell office:value-type="float" office:value="1616608" calcext:value-type="float">
            <text:p>1616608</text:p>
          </table:table-cell>
          <table:table-cell office:value-type="float" office:value="1616609" calcext:value-type="float">
            <text:p>1616609</text:p>
          </table:table-cell>
          <table:table-cell table:formula="of:=[.AR257]-[.AO257]" office:value-type="float" office:value="2" calcext:value-type="float">
            <text:p>2</text:p>
          </table:table-cell>
          <table:table-cell table:number-columns-repeated="2" office:value-type="float" office:value="1617612" calcext:value-type="float">
            <text:p>1617612</text:p>
          </table:table-cell>
          <table:table-cell office:value-type="float" office:value="1617613" calcext:value-type="float">
            <text:p>1617613</text:p>
          </table:table-cell>
          <table:table-cell office:value-type="float" office:value="1617614" calcext:value-type="float">
            <text:p>1617614</text:p>
          </table:table-cell>
          <table:table-cell table:formula="of:=[.AW257]-[.AT257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-59.11" calcext:value-type="float">
            <text:p>-59.11</text:p>
          </table:table-cell>
          <table:table-cell office:value-type="float" office:value="-56.73" calcext:value-type="float">
            <text:p>-56.73</text:p>
          </table:table-cell>
          <table:table-cell table:style-name="ce1"/>
          <table:table-cell table:formula="of:=[.C258]-[.C257]" office:value-type="float" office:value="-0.969999999999999" calcext:value-type="float">
            <text:p>-0.969999999999999</text:p>
          </table:table-cell>
          <table:table-cell table:formula="of:=[.D258]-[.D257]" office:value-type="float" office:value="-0.369999999999997" calcext:value-type="float">
            <text:p>-0.369999999999997</text:p>
          </table:table-cell>
          <table:table-cell table:style-name="ce12" table:formula="of:=[.F258]/([.$D$199]/1000)" office:value-type="float" office:value="-64.6666666666666" calcext:value-type="float">
            <text:p>-64.7</text:p>
          </table:table-cell>
          <table:table-cell table:style-name="ce12" table:formula="of:=[.G258]/([.$D$199]/1000)" office:value-type="float" office:value="-24.6666666666665" calcext:value-type="float">
            <text:p>-24.7</text:p>
          </table:table-cell>
          <table:table-cell table:style-name="ce13" table:formula="of:=(1/[.H258])*60" office:value-type="float" office:value="-0.927835051546393" calcext:value-type="float">
            <text:p>-0.928</text:p>
          </table:table-cell>
          <table:table-cell table:style-name="ce13" table:formula="of:=(1/[.I258])*60" office:value-type="float" office:value="-2.43243243243245" calcext:value-type="float">
            <text:p>-2.432</text:p>
          </table:table-cell>
          <table:table-cell table:style-name="ce15" table:formula="of:=ABS([.H258])/[.$L$2]*100" office:value-type="float" office:value="18.3222222222222" calcext:value-type="float">
            <text:p>18.3</text:p>
          </table:table-cell>
          <table:table-cell table:style-name="ce15" table:formula="of:=ABS([.I258])/[.$L$2]*100" office:value-type="float" office:value="6.98888888888884" calcext:value-type="float">
            <text:p>7.0</text:p>
          </table:table-cell>
          <table:table-cell/>
          <table:table-cell table:number-columns-repeated="2" office:value-type="float" office:value="250997" calcext:value-type="float">
            <text:p>250997</text:p>
          </table:table-cell>
          <table:table-cell office:value-type="float" office:value="250998" calcext:value-type="float">
            <text:p>250998</text:p>
          </table:table-cell>
          <table:table-cell office:value-type="float" office:value="250999" calcext:value-type="float">
            <text:p>250999</text:p>
          </table:table-cell>
          <table:table-cell table:formula="of:=[.R258]-[.O258]" office:value-type="float" office:value="2" calcext:value-type="float">
            <text:p>2</text:p>
          </table:table-cell>
          <table:table-cell/>
          <table:table-cell table:number-columns-repeated="2" office:value-type="float" office:value="1010815" calcext:value-type="float">
            <text:p>1010815</text:p>
          </table:table-cell>
          <table:table-cell office:value-type="float" office:value="1010816" calcext:value-type="float">
            <text:p>1010816</text:p>
          </table:table-cell>
          <table:table-cell office:value-type="float" office:value="1010817" calcext:value-type="float">
            <text:p>1010817</text:p>
          </table:table-cell>
          <table:table-cell table:formula="of:=[.X258]-[.U258]" office:value-type="float" office:value="2" calcext:value-type="float">
            <text:p>2</text:p>
          </table:table-cell>
          <table:table-cell table:number-columns-repeated="2" office:value-type="float" office:value="1011891" calcext:value-type="float">
            <text:p>1011891</text:p>
          </table:table-cell>
          <table:table-cell office:value-type="float" office:value="1011892" calcext:value-type="float">
            <text:p>1011892</text:p>
          </table:table-cell>
          <table:table-cell office:value-type="float" office:value="1011893" calcext:value-type="float">
            <text:p>1011893</text:p>
          </table:table-cell>
          <table:table-cell table:formula="of:=[.AC258]-[.Z258]" office:value-type="float" office:value="2" calcext:value-type="float">
            <text:p>2</text:p>
          </table:table-cell>
          <table:table-cell table:number-columns-repeated="2" office:value-type="float" office:value="1356723" calcext:value-type="float">
            <text:p>1356723</text:p>
          </table:table-cell>
          <table:table-cell office:value-type="float" office:value="1356724" calcext:value-type="float">
            <text:p>1356724</text:p>
          </table:table-cell>
          <table:table-cell office:value-type="float" office:value="1356725" calcext:value-type="float">
            <text:p>1356725</text:p>
          </table:table-cell>
          <table:table-cell table:formula="of:=[.AH258]-[.AE258]" office:value-type="float" office:value="2" calcext:value-type="float">
            <text:p>2</text:p>
          </table:table-cell>
          <table:table-cell table:number-columns-repeated="2" office:value-type="float" office:value="1357728" calcext:value-type="float">
            <text:p>1357728</text:p>
          </table:table-cell>
          <table:table-cell office:value-type="float" office:value="1357729" calcext:value-type="float">
            <text:p>1357729</text:p>
          </table:table-cell>
          <table:table-cell office:value-type="float" office:value="1357730" calcext:value-type="float">
            <text:p>1357730</text:p>
          </table:table-cell>
          <table:table-cell table:formula="of:=[.AM258]-[.AJ258]" office:value-type="float" office:value="2" calcext:value-type="float">
            <text:p>2</text:p>
          </table:table-cell>
          <table:table-cell table:number-columns-repeated="2" office:value-type="float" office:value="1616622" calcext:value-type="float">
            <text:p>1616622</text:p>
          </table:table-cell>
          <table:table-cell office:value-type="float" office:value="1616623" calcext:value-type="float">
            <text:p>1616623</text:p>
          </table:table-cell>
          <table:table-cell office:value-type="float" office:value="1616624" calcext:value-type="float">
            <text:p>1616624</text:p>
          </table:table-cell>
          <table:table-cell table:formula="of:=[.AR258]-[.AO258]" office:value-type="float" office:value="2" calcext:value-type="float">
            <text:p>2</text:p>
          </table:table-cell>
          <table:table-cell table:number-columns-repeated="2" office:value-type="float" office:value="1617627" calcext:value-type="float">
            <text:p>1617627</text:p>
          </table:table-cell>
          <table:table-cell office:value-type="float" office:value="1617628" calcext:value-type="float">
            <text:p>1617628</text:p>
          </table:table-cell>
          <table:table-cell office:value-type="float" office:value="1617629" calcext:value-type="float">
            <text:p>1617629</text:p>
          </table:table-cell>
          <table:table-cell table:formula="of:=[.AW258]-[.AT258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-60.09" calcext:value-type="float">
            <text:p>-60.09</text:p>
          </table:table-cell>
          <table:table-cell office:value-type="float" office:value="-57.1" calcext:value-type="float">
            <text:p>-57.1</text:p>
          </table:table-cell>
          <table:table-cell table:style-name="ce1"/>
          <table:table-cell table:formula="of:=[.C259]-[.C258]" office:value-type="float" office:value="-0.980000000000004" calcext:value-type="float">
            <text:p>-0.980000000000004</text:p>
          </table:table-cell>
          <table:table-cell table:formula="of:=[.D259]-[.D258]" office:value-type="float" office:value="-0.370000000000005" calcext:value-type="float">
            <text:p>-0.370000000000005</text:p>
          </table:table-cell>
          <table:table-cell table:style-name="ce12" table:formula="of:=[.F259]/([.$D$199]/1000)" office:value-type="float" office:value="-65.3333333333336" calcext:value-type="float">
            <text:p>-65.3</text:p>
          </table:table-cell>
          <table:table-cell table:style-name="ce12" table:formula="of:=[.G259]/([.$D$199]/1000)" office:value-type="float" office:value="-24.666666666667" calcext:value-type="float">
            <text:p>-24.7</text:p>
          </table:table-cell>
          <table:table-cell table:style-name="ce13" table:formula="of:=(1/[.H259])*60" office:value-type="float" office:value="-0.918367346938772" calcext:value-type="float">
            <text:p>-0.918</text:p>
          </table:table-cell>
          <table:table-cell table:style-name="ce13" table:formula="of:=(1/[.I259])*60" office:value-type="float" office:value="-2.4324324324324" calcext:value-type="float">
            <text:p>-2.432</text:p>
          </table:table-cell>
          <table:table-cell table:style-name="ce15" table:formula="of:=ABS([.H259])/[.$L$2]*100" office:value-type="float" office:value="18.5111111111112" calcext:value-type="float">
            <text:p>18.5</text:p>
          </table:table-cell>
          <table:table-cell table:style-name="ce15" table:formula="of:=ABS([.I259])/[.$L$2]*100" office:value-type="float" office:value="6.98888888888898" calcext:value-type="float">
            <text:p>7.0</text:p>
          </table:table-cell>
          <table:table-cell/>
          <table:table-cell table:number-columns-repeated="2" office:value-type="float" office:value="251012" calcext:value-type="float">
            <text:p>251012</text:p>
          </table:table-cell>
          <table:table-cell office:value-type="float" office:value="251013" calcext:value-type="float">
            <text:p>251013</text:p>
          </table:table-cell>
          <table:table-cell office:value-type="float" office:value="251014" calcext:value-type="float">
            <text:p>251014</text:p>
          </table:table-cell>
          <table:table-cell table:formula="of:=[.R259]-[.O259]" office:value-type="float" office:value="2" calcext:value-type="float">
            <text:p>2</text:p>
          </table:table-cell>
          <table:table-cell/>
          <table:table-cell table:number-columns-repeated="2" office:value-type="float" office:value="1010830" calcext:value-type="float">
            <text:p>1010830</text:p>
          </table:table-cell>
          <table:table-cell office:value-type="float" office:value="1010831" calcext:value-type="float">
            <text:p>1010831</text:p>
          </table:table-cell>
          <table:table-cell office:value-type="float" office:value="1010832" calcext:value-type="float">
            <text:p>1010832</text:p>
          </table:table-cell>
          <table:table-cell table:formula="of:=[.X259]-[.U259]" office:value-type="float" office:value="2" calcext:value-type="float">
            <text:p>2</text:p>
          </table:table-cell>
          <table:table-cell table:number-columns-repeated="2" office:value-type="float" office:value="1011906" calcext:value-type="float">
            <text:p>1011906</text:p>
          </table:table-cell>
          <table:table-cell office:value-type="float" office:value="1011907" calcext:value-type="float">
            <text:p>1011907</text:p>
          </table:table-cell>
          <table:table-cell office:value-type="float" office:value="1011908" calcext:value-type="float">
            <text:p>1011908</text:p>
          </table:table-cell>
          <table:table-cell table:formula="of:=[.AC259]-[.Z259]" office:value-type="float" office:value="2" calcext:value-type="float">
            <text:p>2</text:p>
          </table:table-cell>
          <table:table-cell table:number-columns-repeated="2" office:value-type="float" office:value="1356738" calcext:value-type="float">
            <text:p>1356738</text:p>
          </table:table-cell>
          <table:table-cell office:value-type="float" office:value="1356739" calcext:value-type="float">
            <text:p>1356739</text:p>
          </table:table-cell>
          <table:table-cell office:value-type="float" office:value="1356740" calcext:value-type="float">
            <text:p>1356740</text:p>
          </table:table-cell>
          <table:table-cell table:formula="of:=[.AH259]-[.AE259]" office:value-type="float" office:value="2" calcext:value-type="float">
            <text:p>2</text:p>
          </table:table-cell>
          <table:table-cell table:number-columns-repeated="2" office:value-type="float" office:value="1357743" calcext:value-type="float">
            <text:p>1357743</text:p>
          </table:table-cell>
          <table:table-cell office:value-type="float" office:value="1357744" calcext:value-type="float">
            <text:p>1357744</text:p>
          </table:table-cell>
          <table:table-cell office:value-type="float" office:value="1357745" calcext:value-type="float">
            <text:p>1357745</text:p>
          </table:table-cell>
          <table:table-cell table:formula="of:=[.AM259]-[.AJ259]" office:value-type="float" office:value="2" calcext:value-type="float">
            <text:p>2</text:p>
          </table:table-cell>
          <table:table-cell table:number-columns-repeated="2" office:value-type="float" office:value="1616637" calcext:value-type="float">
            <text:p>1616637</text:p>
          </table:table-cell>
          <table:table-cell office:value-type="float" office:value="1616638" calcext:value-type="float">
            <text:p>1616638</text:p>
          </table:table-cell>
          <table:table-cell office:value-type="float" office:value="1616639" calcext:value-type="float">
            <text:p>1616639</text:p>
          </table:table-cell>
          <table:table-cell table:formula="of:=[.AR259]-[.AO259]" office:value-type="float" office:value="2" calcext:value-type="float">
            <text:p>2</text:p>
          </table:table-cell>
          <table:table-cell table:number-columns-repeated="2" office:value-type="float" office:value="1617642" calcext:value-type="float">
            <text:p>1617642</text:p>
          </table:table-cell>
          <table:table-cell office:value-type="float" office:value="1617643" calcext:value-type="float">
            <text:p>1617643</text:p>
          </table:table-cell>
          <table:table-cell office:value-type="float" office:value="1617644" calcext:value-type="float">
            <text:p>1617644</text:p>
          </table:table-cell>
          <table:table-cell table:formula="of:=[.AW259]-[.AT259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-61.08" calcext:value-type="float">
            <text:p>-61.08</text:p>
          </table:table-cell>
          <table:table-cell office:value-type="float" office:value="-57.46" calcext:value-type="float">
            <text:p>-57.46</text:p>
          </table:table-cell>
          <table:table-cell table:style-name="ce1"/>
          <table:table-cell table:formula="of:=[.C260]-[.C259]" office:value-type="float" office:value="-0.989999999999995" calcext:value-type="float">
            <text:p>-0.989999999999995</text:p>
          </table:table-cell>
          <table:table-cell table:formula="of:=[.D260]-[.D259]" office:value-type="float" office:value="-0.359999999999999" calcext:value-type="float">
            <text:p>-0.359999999999999</text:p>
          </table:table-cell>
          <table:table-cell table:style-name="ce12" table:formula="of:=[.F260]/([.$D$199]/1000)" office:value-type="float" office:value="-65.9999999999997" calcext:value-type="float">
            <text:p>-66.0</text:p>
          </table:table-cell>
          <table:table-cell table:style-name="ce12" table:formula="of:=[.G260]/([.$D$199]/1000)" office:value-type="float" office:value="-24" calcext:value-type="float">
            <text:p>-24.0</text:p>
          </table:table-cell>
          <table:table-cell table:style-name="ce13" table:formula="of:=(1/[.H260])*60" office:value-type="float" office:value="-0.909090909090914" calcext:value-type="float">
            <text:p>-0.909</text:p>
          </table:table-cell>
          <table:table-cell table:style-name="ce13" table:formula="of:=(1/[.I260])*60" office:value-type="float" office:value="-2.5" calcext:value-type="float">
            <text:p>-2.500</text:p>
          </table:table-cell>
          <table:table-cell table:style-name="ce15" table:formula="of:=ABS([.H260])/[.$L$2]*100" office:value-type="float" office:value="18.6999999999999" calcext:value-type="float">
            <text:p>18.7</text:p>
          </table:table-cell>
          <table:table-cell table:style-name="ce15" table:formula="of:=ABS([.I260])/[.$L$2]*100" office:value-type="float" office:value="6.79999999999999" calcext:value-type="float">
            <text:p>6.8</text:p>
          </table:table-cell>
          <table:table-cell/>
          <table:table-cell table:number-columns-repeated="2" office:value-type="float" office:value="251027" calcext:value-type="float">
            <text:p>251027</text:p>
          </table:table-cell>
          <table:table-cell office:value-type="float" office:value="251028" calcext:value-type="float">
            <text:p>251028</text:p>
          </table:table-cell>
          <table:table-cell office:value-type="float" office:value="251029" calcext:value-type="float">
            <text:p>251029</text:p>
          </table:table-cell>
          <table:table-cell table:formula="of:=[.R260]-[.O260]" office:value-type="float" office:value="2" calcext:value-type="float">
            <text:p>2</text:p>
          </table:table-cell>
          <table:table-cell/>
          <table:table-cell table:number-columns-repeated="2" office:value-type="float" office:value="1010845" calcext:value-type="float">
            <text:p>1010845</text:p>
          </table:table-cell>
          <table:table-cell office:value-type="float" office:value="1010846" calcext:value-type="float">
            <text:p>1010846</text:p>
          </table:table-cell>
          <table:table-cell office:value-type="float" office:value="1010847" calcext:value-type="float">
            <text:p>1010847</text:p>
          </table:table-cell>
          <table:table-cell table:formula="of:=[.X260]-[.U260]" office:value-type="float" office:value="2" calcext:value-type="float">
            <text:p>2</text:p>
          </table:table-cell>
          <table:table-cell table:number-columns-repeated="2" office:value-type="float" office:value="1011921" calcext:value-type="float">
            <text:p>1011921</text:p>
          </table:table-cell>
          <table:table-cell office:value-type="float" office:value="1011922" calcext:value-type="float">
            <text:p>1011922</text:p>
          </table:table-cell>
          <table:table-cell office:value-type="float" office:value="1011923" calcext:value-type="float">
            <text:p>1011923</text:p>
          </table:table-cell>
          <table:table-cell table:formula="of:=[.AC260]-[.Z260]" office:value-type="float" office:value="2" calcext:value-type="float">
            <text:p>2</text:p>
          </table:table-cell>
          <table:table-cell table:number-columns-repeated="2" office:value-type="float" office:value="1356753" calcext:value-type="float">
            <text:p>1356753</text:p>
          </table:table-cell>
          <table:table-cell office:value-type="float" office:value="1356754" calcext:value-type="float">
            <text:p>1356754</text:p>
          </table:table-cell>
          <table:table-cell office:value-type="float" office:value="1356755" calcext:value-type="float">
            <text:p>1356755</text:p>
          </table:table-cell>
          <table:table-cell table:formula="of:=[.AH260]-[.AE260]" office:value-type="float" office:value="2" calcext:value-type="float">
            <text:p>2</text:p>
          </table:table-cell>
          <table:table-cell table:number-columns-repeated="2" office:value-type="float" office:value="1357758" calcext:value-type="float">
            <text:p>1357758</text:p>
          </table:table-cell>
          <table:table-cell office:value-type="float" office:value="1357759" calcext:value-type="float">
            <text:p>1357759</text:p>
          </table:table-cell>
          <table:table-cell office:value-type="float" office:value="1357760" calcext:value-type="float">
            <text:p>1357760</text:p>
          </table:table-cell>
          <table:table-cell table:formula="of:=[.AM260]-[.AJ260]" office:value-type="float" office:value="2" calcext:value-type="float">
            <text:p>2</text:p>
          </table:table-cell>
          <table:table-cell table:number-columns-repeated="2" office:value-type="float" office:value="1616652" calcext:value-type="float">
            <text:p>1616652</text:p>
          </table:table-cell>
          <table:table-cell office:value-type="float" office:value="1616653" calcext:value-type="float">
            <text:p>1616653</text:p>
          </table:table-cell>
          <table:table-cell office:value-type="float" office:value="1616654" calcext:value-type="float">
            <text:p>1616654</text:p>
          </table:table-cell>
          <table:table-cell table:formula="of:=[.AR260]-[.AO260]" office:value-type="float" office:value="2" calcext:value-type="float">
            <text:p>2</text:p>
          </table:table-cell>
          <table:table-cell table:number-columns-repeated="2" office:value-type="float" office:value="1617657" calcext:value-type="float">
            <text:p>1617657</text:p>
          </table:table-cell>
          <table:table-cell office:value-type="float" office:value="1617658" calcext:value-type="float">
            <text:p>1617658</text:p>
          </table:table-cell>
          <table:table-cell office:value-type="float" office:value="1617659" calcext:value-type="float">
            <text:p>1617659</text:p>
          </table:table-cell>
          <table:table-cell table:formula="of:=[.AW260]-[.AT260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-62.06" calcext:value-type="float">
            <text:p>-62.06</text:p>
          </table:table-cell>
          <table:table-cell office:value-type="float" office:value="-57.81" calcext:value-type="float">
            <text:p>-57.81</text:p>
          </table:table-cell>
          <table:table-cell table:style-name="ce1"/>
          <table:table-cell table:formula="of:=[.C261]-[.C260]" office:value-type="float" office:value="-0.980000000000004" calcext:value-type="float">
            <text:p>-0.980000000000004</text:p>
          </table:table-cell>
          <table:table-cell table:formula="of:=[.D261]-[.D260]" office:value-type="float" office:value="-0.350000000000001" calcext:value-type="float">
            <text:p>-0.350000000000001</text:p>
          </table:table-cell>
          <table:table-cell table:style-name="ce12" table:formula="of:=[.F261]/([.$D$199]/1000)" office:value-type="float" office:value="-65.3333333333336" calcext:value-type="float">
            <text:p>-65.3</text:p>
          </table:table-cell>
          <table:table-cell table:style-name="ce12" table:formula="of:=[.G261]/([.$D$199]/1000)" office:value-type="float" office:value="-23.3333333333334" calcext:value-type="float">
            <text:p>-23.3</text:p>
          </table:table-cell>
          <table:table-cell table:style-name="ce13" table:formula="of:=(1/[.H261])*60" office:value-type="float" office:value="-0.918367346938772" calcext:value-type="float">
            <text:p>-0.918</text:p>
          </table:table-cell>
          <table:table-cell table:style-name="ce13" table:formula="of:=(1/[.I261])*60" office:value-type="float" office:value="-2.57142857142856" calcext:value-type="float">
            <text:p>-2.571</text:p>
          </table:table-cell>
          <table:table-cell table:style-name="ce15" table:formula="of:=ABS([.H261])/[.$L$2]*100" office:value-type="float" office:value="18.5111111111112" calcext:value-type="float">
            <text:p>18.5</text:p>
          </table:table-cell>
          <table:table-cell table:style-name="ce15" table:formula="of:=ABS([.I261])/[.$L$2]*100" office:value-type="float" office:value="6.61111111111114" calcext:value-type="float">
            <text:p>6.6</text:p>
          </table:table-cell>
          <table:table-cell/>
          <table:table-cell table:number-columns-repeated="2" office:value-type="float" office:value="251042" calcext:value-type="float">
            <text:p>251042</text:p>
          </table:table-cell>
          <table:table-cell office:value-type="float" office:value="251043" calcext:value-type="float">
            <text:p>251043</text:p>
          </table:table-cell>
          <table:table-cell office:value-type="float" office:value="251044" calcext:value-type="float">
            <text:p>251044</text:p>
          </table:table-cell>
          <table:table-cell table:formula="of:=[.R261]-[.O261]" office:value-type="float" office:value="2" calcext:value-type="float">
            <text:p>2</text:p>
          </table:table-cell>
          <table:table-cell/>
          <table:table-cell table:number-columns-repeated="2" office:value-type="float" office:value="1010860" calcext:value-type="float">
            <text:p>1010860</text:p>
          </table:table-cell>
          <table:table-cell office:value-type="float" office:value="1010861" calcext:value-type="float">
            <text:p>1010861</text:p>
          </table:table-cell>
          <table:table-cell office:value-type="float" office:value="1010862" calcext:value-type="float">
            <text:p>1010862</text:p>
          </table:table-cell>
          <table:table-cell table:formula="of:=[.X261]-[.U261]" office:value-type="float" office:value="2" calcext:value-type="float">
            <text:p>2</text:p>
          </table:table-cell>
          <table:table-cell table:number-columns-repeated="2" office:value-type="float" office:value="1011936" calcext:value-type="float">
            <text:p>1011936</text:p>
          </table:table-cell>
          <table:table-cell office:value-type="float" office:value="1011937" calcext:value-type="float">
            <text:p>1011937</text:p>
          </table:table-cell>
          <table:table-cell office:value-type="float" office:value="1011938" calcext:value-type="float">
            <text:p>1011938</text:p>
          </table:table-cell>
          <table:table-cell table:formula="of:=[.AC261]-[.Z261]" office:value-type="float" office:value="2" calcext:value-type="float">
            <text:p>2</text:p>
          </table:table-cell>
          <table:table-cell table:number-columns-repeated="2" office:value-type="float" office:value="1356768" calcext:value-type="float">
            <text:p>1356768</text:p>
          </table:table-cell>
          <table:table-cell office:value-type="float" office:value="1356769" calcext:value-type="float">
            <text:p>1356769</text:p>
          </table:table-cell>
          <table:table-cell office:value-type="float" office:value="1356770" calcext:value-type="float">
            <text:p>1356770</text:p>
          </table:table-cell>
          <table:table-cell table:formula="of:=[.AH261]-[.AE261]" office:value-type="float" office:value="2" calcext:value-type="float">
            <text:p>2</text:p>
          </table:table-cell>
          <table:table-cell table:number-columns-repeated="2" office:value-type="float" office:value="1357773" calcext:value-type="float">
            <text:p>1357773</text:p>
          </table:table-cell>
          <table:table-cell office:value-type="float" office:value="1357774" calcext:value-type="float">
            <text:p>1357774</text:p>
          </table:table-cell>
          <table:table-cell office:value-type="float" office:value="1357775" calcext:value-type="float">
            <text:p>1357775</text:p>
          </table:table-cell>
          <table:table-cell table:formula="of:=[.AM261]-[.AJ261]" office:value-type="float" office:value="2" calcext:value-type="float">
            <text:p>2</text:p>
          </table:table-cell>
          <table:table-cell table:number-columns-repeated="2" office:value-type="float" office:value="1616667" calcext:value-type="float">
            <text:p>1616667</text:p>
          </table:table-cell>
          <table:table-cell office:value-type="float" office:value="1616668" calcext:value-type="float">
            <text:p>1616668</text:p>
          </table:table-cell>
          <table:table-cell office:value-type="float" office:value="1616669" calcext:value-type="float">
            <text:p>1616669</text:p>
          </table:table-cell>
          <table:table-cell table:formula="of:=[.AR261]-[.AO261]" office:value-type="float" office:value="2" calcext:value-type="float">
            <text:p>2</text:p>
          </table:table-cell>
          <table:table-cell table:number-columns-repeated="2" office:value-type="float" office:value="1617672" calcext:value-type="float">
            <text:p>1617672</text:p>
          </table:table-cell>
          <table:table-cell office:value-type="float" office:value="1617673" calcext:value-type="float">
            <text:p>1617673</text:p>
          </table:table-cell>
          <table:table-cell office:value-type="float" office:value="1617674" calcext:value-type="float">
            <text:p>1617674</text:p>
          </table:table-cell>
          <table:table-cell table:formula="of:=[.AW261]-[.AT261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-63.04" calcext:value-type="float">
            <text:p>-63.04</text:p>
          </table:table-cell>
          <table:table-cell office:value-type="float" office:value="-58.16" calcext:value-type="float">
            <text:p>-58.16</text:p>
          </table:table-cell>
          <table:table-cell table:style-name="ce1"/>
          <table:table-cell table:formula="of:=[.C262]-[.C261]" office:value-type="float" office:value="-0.979999999999997" calcext:value-type="float">
            <text:p>-0.979999999999997</text:p>
          </table:table-cell>
          <table:table-cell table:formula="of:=[.D262]-[.D261]" office:value-type="float" office:value="-0.349999999999994" calcext:value-type="float">
            <text:p>-0.349999999999994</text:p>
          </table:table-cell>
          <table:table-cell table:style-name="ce12" table:formula="of:=[.F262]/([.$D$199]/1000)" office:value-type="float" office:value="-65.3333333333331" calcext:value-type="float">
            <text:p>-65.3</text:p>
          </table:table-cell>
          <table:table-cell table:style-name="ce12" table:formula="of:=[.G262]/([.$D$199]/1000)" office:value-type="float" office:value="-23.333333333333" calcext:value-type="float">
            <text:p>-23.3</text:p>
          </table:table-cell>
          <table:table-cell table:style-name="ce13" table:formula="of:=(1/[.H262])*60" office:value-type="float" office:value="-0.918367346938778" calcext:value-type="float">
            <text:p>-0.918</text:p>
          </table:table-cell>
          <table:table-cell table:style-name="ce13" table:formula="of:=(1/[.I262])*60" office:value-type="float" office:value="-2.57142857142861" calcext:value-type="float">
            <text:p>-2.571</text:p>
          </table:table-cell>
          <table:table-cell table:style-name="ce15" table:formula="of:=ABS([.H262])/[.$L$2]*100" office:value-type="float" office:value="18.5111111111111" calcext:value-type="float">
            <text:p>18.5</text:p>
          </table:table-cell>
          <table:table-cell table:style-name="ce15" table:formula="of:=ABS([.I262])/[.$L$2]*100" office:value-type="float" office:value="6.611111111111" calcext:value-type="float">
            <text:p>6.6</text:p>
          </table:table-cell>
          <table:table-cell/>
          <table:table-cell table:number-columns-repeated="2" office:value-type="float" office:value="251057" calcext:value-type="float">
            <text:p>251057</text:p>
          </table:table-cell>
          <table:table-cell office:value-type="float" office:value="251058" calcext:value-type="float">
            <text:p>251058</text:p>
          </table:table-cell>
          <table:table-cell office:value-type="float" office:value="251059" calcext:value-type="float">
            <text:p>251059</text:p>
          </table:table-cell>
          <table:table-cell table:formula="of:=[.R262]-[.O262]" office:value-type="float" office:value="2" calcext:value-type="float">
            <text:p>2</text:p>
          </table:table-cell>
          <table:table-cell/>
          <table:table-cell table:number-columns-repeated="2" office:value-type="float" office:value="1010875" calcext:value-type="float">
            <text:p>1010875</text:p>
          </table:table-cell>
          <table:table-cell office:value-type="float" office:value="1010876" calcext:value-type="float">
            <text:p>1010876</text:p>
          </table:table-cell>
          <table:table-cell office:value-type="float" office:value="1010877" calcext:value-type="float">
            <text:p>1010877</text:p>
          </table:table-cell>
          <table:table-cell table:formula="of:=[.X262]-[.U262]" office:value-type="float" office:value="2" calcext:value-type="float">
            <text:p>2</text:p>
          </table:table-cell>
          <table:table-cell table:number-columns-repeated="2" office:value-type="float" office:value="1011951" calcext:value-type="float">
            <text:p>1011951</text:p>
          </table:table-cell>
          <table:table-cell office:value-type="float" office:value="1011952" calcext:value-type="float">
            <text:p>1011952</text:p>
          </table:table-cell>
          <table:table-cell office:value-type="float" office:value="1011953" calcext:value-type="float">
            <text:p>1011953</text:p>
          </table:table-cell>
          <table:table-cell table:formula="of:=[.AC262]-[.Z262]" office:value-type="float" office:value="2" calcext:value-type="float">
            <text:p>2</text:p>
          </table:table-cell>
          <table:table-cell table:number-columns-repeated="2" office:value-type="float" office:value="1356783" calcext:value-type="float">
            <text:p>1356783</text:p>
          </table:table-cell>
          <table:table-cell office:value-type="float" office:value="1356784" calcext:value-type="float">
            <text:p>1356784</text:p>
          </table:table-cell>
          <table:table-cell office:value-type="float" office:value="1356785" calcext:value-type="float">
            <text:p>1356785</text:p>
          </table:table-cell>
          <table:table-cell table:formula="of:=[.AH262]-[.AE262]" office:value-type="float" office:value="2" calcext:value-type="float">
            <text:p>2</text:p>
          </table:table-cell>
          <table:table-cell table:number-columns-repeated="2" office:value-type="float" office:value="1357788" calcext:value-type="float">
            <text:p>1357788</text:p>
          </table:table-cell>
          <table:table-cell office:value-type="float" office:value="1357789" calcext:value-type="float">
            <text:p>1357789</text:p>
          </table:table-cell>
          <table:table-cell office:value-type="float" office:value="1357790" calcext:value-type="float">
            <text:p>1357790</text:p>
          </table:table-cell>
          <table:table-cell table:formula="of:=[.AM262]-[.AJ262]" office:value-type="float" office:value="2" calcext:value-type="float">
            <text:p>2</text:p>
          </table:table-cell>
          <table:table-cell table:number-columns-repeated="2" office:value-type="float" office:value="1616682" calcext:value-type="float">
            <text:p>1616682</text:p>
          </table:table-cell>
          <table:table-cell office:value-type="float" office:value="1616683" calcext:value-type="float">
            <text:p>1616683</text:p>
          </table:table-cell>
          <table:table-cell office:value-type="float" office:value="1616684" calcext:value-type="float">
            <text:p>1616684</text:p>
          </table:table-cell>
          <table:table-cell table:formula="of:=[.AR262]-[.AO262]" office:value-type="float" office:value="2" calcext:value-type="float">
            <text:p>2</text:p>
          </table:table-cell>
          <table:table-cell table:number-columns-repeated="2" office:value-type="float" office:value="1617687" calcext:value-type="float">
            <text:p>1617687</text:p>
          </table:table-cell>
          <table:table-cell office:value-type="float" office:value="1617688" calcext:value-type="float">
            <text:p>1617688</text:p>
          </table:table-cell>
          <table:table-cell office:value-type="float" office:value="1617689" calcext:value-type="float">
            <text:p>1617689</text:p>
          </table:table-cell>
          <table:table-cell table:formula="of:=[.AW262]-[.AT262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-64.03" calcext:value-type="float">
            <text:p>-64.03</text:p>
          </table:table-cell>
          <table:table-cell office:value-type="float" office:value="-58.49" calcext:value-type="float">
            <text:p>-58.49</text:p>
          </table:table-cell>
          <table:table-cell table:style-name="ce1"/>
          <table:table-cell table:formula="of:=[.C263]-[.C262]" office:value-type="float" office:value="-0.990000000000002" calcext:value-type="float">
            <text:p>-0.990000000000002</text:p>
          </table:table-cell>
          <table:table-cell table:formula="of:=[.D263]-[.D262]" office:value-type="float" office:value="-0.330000000000005" calcext:value-type="float">
            <text:p>-0.330000000000005</text:p>
          </table:table-cell>
          <table:table-cell table:style-name="ce12" table:formula="of:=[.F263]/([.$D$199]/1000)" office:value-type="float" office:value="-66.0000000000001" calcext:value-type="float">
            <text:p>-66.0</text:p>
          </table:table-cell>
          <table:table-cell table:style-name="ce12" table:formula="of:=[.G263]/([.$D$199]/1000)" office:value-type="float" office:value="-22.0000000000004" calcext:value-type="float">
            <text:p>-22.0</text:p>
          </table:table-cell>
          <table:table-cell table:style-name="ce13" table:formula="of:=(1/[.H263])*60" office:value-type="float" office:value="-0.909090909090907" calcext:value-type="float">
            <text:p>-0.909</text:p>
          </table:table-cell>
          <table:table-cell table:style-name="ce13" table:formula="of:=(1/[.I263])*60" office:value-type="float" office:value="-2.72727272727268" calcext:value-type="float">
            <text:p>-2.727</text:p>
          </table:table-cell>
          <table:table-cell table:style-name="ce15" table:formula="of:=ABS([.H263])/[.$L$2]*100" office:value-type="float" office:value="18.7" calcext:value-type="float">
            <text:p>18.7</text:p>
          </table:table-cell>
          <table:table-cell table:style-name="ce15" table:formula="of:=ABS([.I263])/[.$L$2]*100" office:value-type="float" office:value="6.23333333333344" calcext:value-type="float">
            <text:p>6.2</text:p>
          </table:table-cell>
          <table:table-cell/>
          <table:table-cell office:value-type="float" office:value="251072" calcext:value-type="float">
            <text:p>251072</text:p>
          </table:table-cell>
          <table:table-cell table:style-name="ce28" office:value-type="float" office:value="251087" calcext:value-type="float">
            <text:p>251087</text:p>
          </table:table-cell>
          <table:table-cell table:style-name="ce28" office:value-type="float" office:value="251088" calcext:value-type="float">
            <text:p>251088</text:p>
          </table:table-cell>
          <table:table-cell table:style-name="ce28" office:value-type="float" office:value="251094" calcext:value-type="float">
            <text:p>251094</text:p>
          </table:table-cell>
          <table:table-cell table:style-name="ce11" table:formula="of:=[.R263]-[.O263]" office:value-type="float" office:value="22" calcext:value-type="float">
            <text:p>22</text:p>
          </table:table-cell>
          <table:table-cell/>
          <table:table-cell table:number-columns-repeated="2" office:value-type="float" office:value="1010890" calcext:value-type="float">
            <text:p>1010890</text:p>
          </table:table-cell>
          <table:table-cell office:value-type="float" office:value="1010891" calcext:value-type="float">
            <text:p>1010891</text:p>
          </table:table-cell>
          <table:table-cell office:value-type="float" office:value="1010892" calcext:value-type="float">
            <text:p>1010892</text:p>
          </table:table-cell>
          <table:table-cell table:formula="of:=[.X263]-[.U263]" office:value-type="float" office:value="2" calcext:value-type="float">
            <text:p>2</text:p>
          </table:table-cell>
          <table:table-cell table:number-columns-repeated="2" office:value-type="float" office:value="1011966" calcext:value-type="float">
            <text:p>1011966</text:p>
          </table:table-cell>
          <table:table-cell office:value-type="float" office:value="1011967" calcext:value-type="float">
            <text:p>1011967</text:p>
          </table:table-cell>
          <table:table-cell office:value-type="float" office:value="1011968" calcext:value-type="float">
            <text:p>1011968</text:p>
          </table:table-cell>
          <table:table-cell table:formula="of:=[.AC263]-[.Z263]" office:value-type="float" office:value="2" calcext:value-type="float">
            <text:p>2</text:p>
          </table:table-cell>
          <table:table-cell table:number-columns-repeated="2" office:value-type="float" office:value="1356798" calcext:value-type="float">
            <text:p>1356798</text:p>
          </table:table-cell>
          <table:table-cell office:value-type="float" office:value="1356799" calcext:value-type="float">
            <text:p>1356799</text:p>
          </table:table-cell>
          <table:table-cell office:value-type="float" office:value="1356800" calcext:value-type="float">
            <text:p>1356800</text:p>
          </table:table-cell>
          <table:table-cell table:formula="of:=[.AH263]-[.AE263]" office:value-type="float" office:value="2" calcext:value-type="float">
            <text:p>2</text:p>
          </table:table-cell>
          <table:table-cell table:number-columns-repeated="2" office:value-type="float" office:value="1357803" calcext:value-type="float">
            <text:p>1357803</text:p>
          </table:table-cell>
          <table:table-cell office:value-type="float" office:value="1357804" calcext:value-type="float">
            <text:p>1357804</text:p>
          </table:table-cell>
          <table:table-cell office:value-type="float" office:value="1357805" calcext:value-type="float">
            <text:p>1357805</text:p>
          </table:table-cell>
          <table:table-cell table:formula="of:=[.AM263]-[.AJ263]" office:value-type="float" office:value="2" calcext:value-type="float">
            <text:p>2</text:p>
          </table:table-cell>
          <table:table-cell table:number-columns-repeated="2" office:value-type="float" office:value="1616697" calcext:value-type="float">
            <text:p>1616697</text:p>
          </table:table-cell>
          <table:table-cell office:value-type="float" office:value="1616698" calcext:value-type="float">
            <text:p>1616698</text:p>
          </table:table-cell>
          <table:table-cell office:value-type="float" office:value="1616699" calcext:value-type="float">
            <text:p>1616699</text:p>
          </table:table-cell>
          <table:table-cell table:formula="of:=[.AR263]-[.AO263]" office:value-type="float" office:value="2" calcext:value-type="float">
            <text:p>2</text:p>
          </table:table-cell>
          <table:table-cell table:number-columns-repeated="2" office:value-type="float" office:value="1617702" calcext:value-type="float">
            <text:p>1617702</text:p>
          </table:table-cell>
          <table:table-cell office:value-type="float" office:value="1617703" calcext:value-type="float">
            <text:p>1617703</text:p>
          </table:table-cell>
          <table:table-cell office:value-type="float" office:value="1617704" calcext:value-type="float">
            <text:p>1617704</text:p>
          </table:table-cell>
          <table:table-cell table:formula="of:=[.AW263]-[.AT263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-65.01" calcext:value-type="float">
            <text:p>-65.01</text:p>
          </table:table-cell>
          <table:table-cell office:value-type="float" office:value="-58.82" calcext:value-type="float">
            <text:p>-58.82</text:p>
          </table:table-cell>
          <table:table-cell table:style-name="ce1"/>
          <table:table-cell table:formula="of:=[.C264]-[.C263]" office:value-type="float" office:value="-0.980000000000004" calcext:value-type="float">
            <text:p>-0.980000000000004</text:p>
          </table:table-cell>
          <table:table-cell table:formula="of:=[.D264]-[.D263]" office:value-type="float" office:value="-0.329999999999998" calcext:value-type="float">
            <text:p>-0.329999999999998</text:p>
          </table:table-cell>
          <table:table-cell table:style-name="ce12" table:formula="of:=[.F264]/([.$D$199]/1000)" office:value-type="float" office:value="-65.3333333333336" calcext:value-type="float">
            <text:p>-65.3</text:p>
          </table:table-cell>
          <table:table-cell table:style-name="ce12" table:formula="of:=[.G264]/([.$D$199]/1000)" office:value-type="float" office:value="-21.9999999999999" calcext:value-type="float">
            <text:p>-22.0</text:p>
          </table:table-cell>
          <table:table-cell table:style-name="ce13" table:formula="of:=(1/[.H264])*60" office:value-type="float" office:value="-0.918367346938772" calcext:value-type="float">
            <text:p>-0.918</text:p>
          </table:table-cell>
          <table:table-cell table:style-name="ce13" table:formula="of:=(1/[.I264])*60" office:value-type="float" office:value="-2.72727272727274" calcext:value-type="float">
            <text:p>-2.727</text:p>
          </table:table-cell>
          <table:table-cell table:style-name="ce15" table:formula="of:=ABS([.H264])/[.$L$2]*100" office:value-type="float" office:value="18.5111111111112" calcext:value-type="float">
            <text:p>18.5</text:p>
          </table:table-cell>
          <table:table-cell table:style-name="ce15" table:formula="of:=ABS([.I264])/[.$L$2]*100" office:value-type="float" office:value="6.2333333333333" calcext:value-type="float">
            <text:p>6.2</text:p>
          </table:table-cell>
          <table:table-cell/>
          <table:table-cell table:style-name="ce28" office:value-type="float" office:value="251094" calcext:value-type="float">
            <text:p>251094</text:p>
          </table:table-cell>
          <table:table-cell table:style-name="ce28" office:value-type="float" office:value="251095" calcext:value-type="float">
            <text:p>251095</text:p>
          </table:table-cell>
          <table:table-cell table:style-name="ce28" office:value-type="float" office:value="251111" calcext:value-type="float">
            <text:p>251111</text:p>
          </table:table-cell>
          <table:table-cell table:style-name="ce28" office:value-type="float" office:value="251112" calcext:value-type="float">
            <text:p>251112</text:p>
          </table:table-cell>
          <table:table-cell table:style-name="ce11" table:formula="of:=[.R264]-[.O264]" office:value-type="float" office:value="18" calcext:value-type="float">
            <text:p>18</text:p>
          </table:table-cell>
          <table:table-cell/>
          <table:table-cell office:value-type="float" office:value="1010905" calcext:value-type="float">
            <text:p>1010905</text:p>
          </table:table-cell>
          <table:table-cell office:value-type="float" office:value="1010934" calcext:value-type="float">
            <text:p>1010934</text:p>
          </table:table-cell>
          <table:table-cell table:number-columns-repeated="2" office:value-type="float" office:value="1010935" calcext:value-type="float">
            <text:p>1010935</text:p>
          </table:table-cell>
          <table:table-cell table:style-name="ce11" table:formula="of:=[.X264]-[.U264]" office:value-type="float" office:value="30" calcext:value-type="float">
            <text:p>30</text:p>
          </table:table-cell>
          <table:table-cell table:number-columns-repeated="2" office:value-type="float" office:value="1011981" calcext:value-type="float">
            <text:p>1011981</text:p>
          </table:table-cell>
          <table:table-cell office:value-type="float" office:value="1011982" calcext:value-type="float">
            <text:p>1011982</text:p>
          </table:table-cell>
          <table:table-cell office:value-type="float" office:value="1011983" calcext:value-type="float">
            <text:p>1011983</text:p>
          </table:table-cell>
          <table:table-cell table:formula="of:=[.AC264]-[.Z264]" office:value-type="float" office:value="2" calcext:value-type="float">
            <text:p>2</text:p>
          </table:table-cell>
          <table:table-cell table:number-columns-repeated="2" office:value-type="float" office:value="1356813" calcext:value-type="float">
            <text:p>1356813</text:p>
          </table:table-cell>
          <table:table-cell office:value-type="float" office:value="1356814" calcext:value-type="float">
            <text:p>1356814</text:p>
          </table:table-cell>
          <table:table-cell office:value-type="float" office:value="1356815" calcext:value-type="float">
            <text:p>1356815</text:p>
          </table:table-cell>
          <table:table-cell table:formula="of:=[.AH264]-[.AE264]" office:value-type="float" office:value="2" calcext:value-type="float">
            <text:p>2</text:p>
          </table:table-cell>
          <table:table-cell table:number-columns-repeated="2" office:value-type="float" office:value="1357818" calcext:value-type="float">
            <text:p>1357818</text:p>
          </table:table-cell>
          <table:table-cell office:value-type="float" office:value="1357819" calcext:value-type="float">
            <text:p>1357819</text:p>
          </table:table-cell>
          <table:table-cell office:value-type="float" office:value="1357820" calcext:value-type="float">
            <text:p>1357820</text:p>
          </table:table-cell>
          <table:table-cell table:formula="of:=[.AM264]-[.AJ264]" office:value-type="float" office:value="2" calcext:value-type="float">
            <text:p>2</text:p>
          </table:table-cell>
          <table:table-cell table:number-columns-repeated="2" office:value-type="float" office:value="1616712" calcext:value-type="float">
            <text:p>1616712</text:p>
          </table:table-cell>
          <table:table-cell office:value-type="float" office:value="1616713" calcext:value-type="float">
            <text:p>1616713</text:p>
          </table:table-cell>
          <table:table-cell office:value-type="float" office:value="1616714" calcext:value-type="float">
            <text:p>1616714</text:p>
          </table:table-cell>
          <table:table-cell table:formula="of:=[.AR264]-[.AO264]" office:value-type="float" office:value="2" calcext:value-type="float">
            <text:p>2</text:p>
          </table:table-cell>
          <table:table-cell table:number-columns-repeated="2" office:value-type="float" office:value="1617717" calcext:value-type="float">
            <text:p>1617717</text:p>
          </table:table-cell>
          <table:table-cell office:value-type="float" office:value="1617718" calcext:value-type="float">
            <text:p>1617718</text:p>
          </table:table-cell>
          <table:table-cell office:value-type="float" office:value="1617719" calcext:value-type="float">
            <text:p>1617719</text:p>
          </table:table-cell>
          <table:table-cell table:formula="of:=[.AW264]-[.AT264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-65.99" calcext:value-type="float">
            <text:p>-65.99</text:p>
          </table:table-cell>
          <table:table-cell office:value-type="float" office:value="-59.14" calcext:value-type="float">
            <text:p>-59.14</text:p>
          </table:table-cell>
          <table:table-cell table:style-name="ce1"/>
          <table:table-cell table:formula="of:=[.C265]-[.C264]" office:value-type="float" office:value="-0.97999999999999" calcext:value-type="float">
            <text:p>-0.97999999999999</text:p>
          </table:table-cell>
          <table:table-cell table:formula="of:=[.D265]-[.D264]" office:value-type="float" office:value="-0.32" calcext:value-type="float">
            <text:p>-0.32</text:p>
          </table:table-cell>
          <table:table-cell table:style-name="ce12" table:formula="of:=[.F265]/([.$D$199]/1000)" office:value-type="float" office:value="-65.3333333333327" calcext:value-type="float">
            <text:p>-65.3</text:p>
          </table:table-cell>
          <table:table-cell table:style-name="ce12" table:formula="of:=[.G265]/([.$D$199]/1000)" office:value-type="float" office:value="-21.3333333333334" calcext:value-type="float">
            <text:p>-21.3</text:p>
          </table:table-cell>
          <table:table-cell table:style-name="ce13" table:formula="of:=(1/[.H265])*60" office:value-type="float" office:value="-0.918367346938785" calcext:value-type="float">
            <text:p>-0.918</text:p>
          </table:table-cell>
          <table:table-cell table:style-name="ce13" table:formula="of:=(1/[.I265])*60" office:value-type="float" office:value="-2.8125" calcext:value-type="float">
            <text:p>-2.813</text:p>
          </table:table-cell>
          <table:table-cell table:style-name="ce15" table:formula="of:=ABS([.H265])/[.$L$2]*100" office:value-type="float" office:value="18.5111111111109" calcext:value-type="float">
            <text:p>18.5</text:p>
          </table:table-cell>
          <table:table-cell table:style-name="ce15" table:formula="of:=ABS([.I265])/[.$L$2]*100" office:value-type="float" office:value="6.04444444444445" calcext:value-type="float">
            <text:p>6.0</text:p>
          </table:table-cell>
          <table:table-cell/>
          <table:table-cell office:value-type="float" office:value="251112" calcext:value-type="float">
            <text:p>251112</text:p>
          </table:table-cell>
          <table:table-cell table:number-columns-repeated="2" office:value-type="float" office:value="251113" calcext:value-type="float">
            <text:p>251113</text:p>
          </table:table-cell>
          <table:table-cell office:value-type="float" office:value="251114" calcext:value-type="float">
            <text:p>251114</text:p>
          </table:table-cell>
          <table:table-cell table:formula="of:=[.R265]-[.O265]" office:value-type="float" office:value="2" calcext:value-type="float">
            <text:p>2</text:p>
          </table:table-cell>
          <table:table-cell/>
          <table:table-cell table:number-columns-repeated="2" office:value-type="float" office:value="1010936" calcext:value-type="float">
            <text:p>1010936</text:p>
          </table:table-cell>
          <table:table-cell office:value-type="float" office:value="1010937" calcext:value-type="float">
            <text:p>1010937</text:p>
          </table:table-cell>
          <table:table-cell office:value-type="float" office:value="1010938" calcext:value-type="float">
            <text:p>1010938</text:p>
          </table:table-cell>
          <table:table-cell table:formula="of:=[.X265]-[.U265]" office:value-type="float" office:value="2" calcext:value-type="float">
            <text:p>2</text:p>
          </table:table-cell>
          <table:table-cell table:number-columns-repeated="2" office:value-type="float" office:value="1011996" calcext:value-type="float">
            <text:p>1011996</text:p>
          </table:table-cell>
          <table:table-cell office:value-type="float" office:value="1011997" calcext:value-type="float">
            <text:p>1011997</text:p>
          </table:table-cell>
          <table:table-cell office:value-type="float" office:value="1011998" calcext:value-type="float">
            <text:p>1011998</text:p>
          </table:table-cell>
          <table:table-cell table:formula="of:=[.AC265]-[.Z265]" office:value-type="float" office:value="2" calcext:value-type="float">
            <text:p>2</text:p>
          </table:table-cell>
          <table:table-cell table:number-columns-repeated="2" office:value-type="float" office:value="1356828" calcext:value-type="float">
            <text:p>1356828</text:p>
          </table:table-cell>
          <table:table-cell office:value-type="float" office:value="1356829" calcext:value-type="float">
            <text:p>1356829</text:p>
          </table:table-cell>
          <table:table-cell office:value-type="float" office:value="1356830" calcext:value-type="float">
            <text:p>1356830</text:p>
          </table:table-cell>
          <table:table-cell table:formula="of:=[.AH265]-[.AE265]" office:value-type="float" office:value="2" calcext:value-type="float">
            <text:p>2</text:p>
          </table:table-cell>
          <table:table-cell table:number-columns-repeated="2" office:value-type="float" office:value="1357833" calcext:value-type="float">
            <text:p>1357833</text:p>
          </table:table-cell>
          <table:table-cell office:value-type="float" office:value="1357834" calcext:value-type="float">
            <text:p>1357834</text:p>
          </table:table-cell>
          <table:table-cell office:value-type="float" office:value="1357835" calcext:value-type="float">
            <text:p>1357835</text:p>
          </table:table-cell>
          <table:table-cell table:formula="of:=[.AM265]-[.AJ265]" office:value-type="float" office:value="2" calcext:value-type="float">
            <text:p>2</text:p>
          </table:table-cell>
          <table:table-cell table:number-columns-repeated="2" office:value-type="float" office:value="1616727" calcext:value-type="float">
            <text:p>1616727</text:p>
          </table:table-cell>
          <table:table-cell office:value-type="float" office:value="1616728" calcext:value-type="float">
            <text:p>1616728</text:p>
          </table:table-cell>
          <table:table-cell office:value-type="float" office:value="1616729" calcext:value-type="float">
            <text:p>1616729</text:p>
          </table:table-cell>
          <table:table-cell table:formula="of:=[.AR265]-[.AO265]" office:value-type="float" office:value="2" calcext:value-type="float">
            <text:p>2</text:p>
          </table:table-cell>
          <table:table-cell table:number-columns-repeated="2" office:value-type="float" office:value="1617732" calcext:value-type="float">
            <text:p>1617732</text:p>
          </table:table-cell>
          <table:table-cell office:value-type="float" office:value="1617733" calcext:value-type="float">
            <text:p>1617733</text:p>
          </table:table-cell>
          <table:table-cell office:value-type="float" office:value="1617734" calcext:value-type="float">
            <text:p>1617734</text:p>
          </table:table-cell>
          <table:table-cell table:formula="of:=[.AW265]-[.AT265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-66.98" calcext:value-type="float">
            <text:p>-66.98</text:p>
          </table:table-cell>
          <table:table-cell office:value-type="float" office:value="-59.45" calcext:value-type="float">
            <text:p>-59.45</text:p>
          </table:table-cell>
          <table:table-cell table:style-name="ce1"/>
          <table:table-cell table:formula="of:=[.C266]-[.C265]" office:value-type="float" office:value="-0.990000000000009" calcext:value-type="float">
            <text:p>-0.990000000000009</text:p>
          </table:table-cell>
          <table:table-cell table:formula="of:=[.D266]-[.D265]" office:value-type="float" office:value="-0.310000000000002" calcext:value-type="float">
            <text:p>-0.310000000000002</text:p>
          </table:table-cell>
          <table:table-cell table:style-name="ce12" table:formula="of:=[.F266]/([.$D$199]/1000)" office:value-type="float" office:value="-66.0000000000006" calcext:value-type="float">
            <text:p>-66.0</text:p>
          </table:table-cell>
          <table:table-cell table:style-name="ce12" table:formula="of:=[.G266]/([.$D$199]/1000)" office:value-type="float" office:value="-20.6666666666668" calcext:value-type="float">
            <text:p>-20.7</text:p>
          </table:table-cell>
          <table:table-cell table:style-name="ce13" table:formula="of:=(1/[.H266])*60" office:value-type="float" office:value="-0.909090909090901" calcext:value-type="float">
            <text:p>-0.909</text:p>
          </table:table-cell>
          <table:table-cell table:style-name="ce13" table:formula="of:=(1/[.I266])*60" office:value-type="float" office:value="-2.90322580645159" calcext:value-type="float">
            <text:p>-2.903</text:p>
          </table:table-cell>
          <table:table-cell table:style-name="ce15" table:formula="of:=ABS([.H266])/[.$L$2]*100" office:value-type="float" office:value="18.7000000000002" calcext:value-type="float">
            <text:p>18.7</text:p>
          </table:table-cell>
          <table:table-cell table:style-name="ce15" table:formula="of:=ABS([.I266])/[.$L$2]*100" office:value-type="float" office:value="5.8555555555556" calcext:value-type="float">
            <text:p>5.9</text:p>
          </table:table-cell>
          <table:table-cell/>
          <table:table-cell table:number-columns-repeated="2" office:value-type="float" office:value="251127" calcext:value-type="float">
            <text:p>251127</text:p>
          </table:table-cell>
          <table:table-cell office:value-type="float" office:value="251128" calcext:value-type="float">
            <text:p>251128</text:p>
          </table:table-cell>
          <table:table-cell office:value-type="float" office:value="251129" calcext:value-type="float">
            <text:p>251129</text:p>
          </table:table-cell>
          <table:table-cell table:formula="of:=[.R266]-[.O266]" office:value-type="float" office:value="2" calcext:value-type="float">
            <text:p>2</text:p>
          </table:table-cell>
          <table:table-cell/>
          <table:table-cell table:number-columns-repeated="2" office:value-type="float" office:value="1010951" calcext:value-type="float">
            <text:p>1010951</text:p>
          </table:table-cell>
          <table:table-cell office:value-type="float" office:value="1010952" calcext:value-type="float">
            <text:p>1010952</text:p>
          </table:table-cell>
          <table:table-cell office:value-type="float" office:value="1010953" calcext:value-type="float">
            <text:p>1010953</text:p>
          </table:table-cell>
          <table:table-cell table:formula="of:=[.X266]-[.U266]" office:value-type="float" office:value="2" calcext:value-type="float">
            <text:p>2</text:p>
          </table:table-cell>
          <table:table-cell table:number-columns-repeated="2" office:value-type="float" office:value="1012011" calcext:value-type="float">
            <text:p>1012011</text:p>
          </table:table-cell>
          <table:table-cell office:value-type="float" office:value="1012012" calcext:value-type="float">
            <text:p>1012012</text:p>
          </table:table-cell>
          <table:table-cell office:value-type="float" office:value="1012013" calcext:value-type="float">
            <text:p>1012013</text:p>
          </table:table-cell>
          <table:table-cell table:formula="of:=[.AC266]-[.Z266]" office:value-type="float" office:value="2" calcext:value-type="float">
            <text:p>2</text:p>
          </table:table-cell>
          <table:table-cell table:number-columns-repeated="2" office:value-type="float" office:value="1356843" calcext:value-type="float">
            <text:p>1356843</text:p>
          </table:table-cell>
          <table:table-cell office:value-type="float" office:value="1356844" calcext:value-type="float">
            <text:p>1356844</text:p>
          </table:table-cell>
          <table:table-cell office:value-type="float" office:value="1356845" calcext:value-type="float">
            <text:p>1356845</text:p>
          </table:table-cell>
          <table:table-cell table:formula="of:=[.AH266]-[.AE266]" office:value-type="float" office:value="2" calcext:value-type="float">
            <text:p>2</text:p>
          </table:table-cell>
          <table:table-cell table:number-columns-repeated="2" office:value-type="float" office:value="1357848" calcext:value-type="float">
            <text:p>1357848</text:p>
          </table:table-cell>
          <table:table-cell office:value-type="float" office:value="1357849" calcext:value-type="float">
            <text:p>1357849</text:p>
          </table:table-cell>
          <table:table-cell office:value-type="float" office:value="1357850" calcext:value-type="float">
            <text:p>1357850</text:p>
          </table:table-cell>
          <table:table-cell table:formula="of:=[.AM266]-[.AJ266]" office:value-type="float" office:value="2" calcext:value-type="float">
            <text:p>2</text:p>
          </table:table-cell>
          <table:table-cell table:number-columns-repeated="2" office:value-type="float" office:value="1616742" calcext:value-type="float">
            <text:p>1616742</text:p>
          </table:table-cell>
          <table:table-cell office:value-type="float" office:value="1616743" calcext:value-type="float">
            <text:p>1616743</text:p>
          </table:table-cell>
          <table:table-cell office:value-type="float" office:value="1616744" calcext:value-type="float">
            <text:p>1616744</text:p>
          </table:table-cell>
          <table:table-cell table:formula="of:=[.AR266]-[.AO266]" office:value-type="float" office:value="2" calcext:value-type="float">
            <text:p>2</text:p>
          </table:table-cell>
          <table:table-cell table:number-columns-repeated="2" office:value-type="float" office:value="1617747" calcext:value-type="float">
            <text:p>1617747</text:p>
          </table:table-cell>
          <table:table-cell office:value-type="float" office:value="1617748" calcext:value-type="float">
            <text:p>1617748</text:p>
          </table:table-cell>
          <table:table-cell office:value-type="float" office:value="1617749" calcext:value-type="float">
            <text:p>1617749</text:p>
          </table:table-cell>
          <table:table-cell table:formula="of:=[.AW266]-[.AT266]" office:value-type="float" office:value="2" calcext:value-type="float">
            <text:p>2</text:p>
          </table:table-cell>
          <table:table-cell table:number-columns-repeated="955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-67.96" calcext:value-type="float">
            <text:p>-67.96</text:p>
          </table:table-cell>
          <table:table-cell office:value-type="float" office:value="-59.75" calcext:value-type="float">
            <text:p>-59.75</text:p>
          </table:table-cell>
          <table:table-cell table:style-name="ce1"/>
          <table:table-cell table:formula="of:=[.C267]-[.C266]" office:value-type="float" office:value="-0.97999999999999" calcext:value-type="float">
            <text:p>-0.97999999999999</text:p>
          </table:table-cell>
          <table:table-cell table:formula="of:=[.D267]-[.D266]" office:value-type="float" office:value="-0.299999999999997" calcext:value-type="float">
            <text:p>-0.299999999999997</text:p>
          </table:table-cell>
          <table:table-cell table:style-name="ce12" table:formula="of:=[.F267]/([.$D$199]/1000)" office:value-type="float" office:value="-65.3333333333327" calcext:value-type="float">
            <text:p>-65.3</text:p>
          </table:table-cell>
          <table:table-cell table:style-name="ce12" table:formula="of:=[.G267]/([.$D$199]/1000)" office:value-type="float" office:value="-19.9999999999998" calcext:value-type="float">
            <text:p>-20.0</text:p>
          </table:table-cell>
          <table:table-cell table:style-name="ce13" table:formula="of:=(1/[.H267])*60" office:value-type="float" office:value="-0.918367346938785" calcext:value-type="float">
            <text:p>-0.918</text:p>
          </table:table-cell>
          <table:table-cell table:style-name="ce13" table:formula="of:=(1/[.I267])*60" office:value-type="float" office:value="-3.00000000000003" calcext:value-type="float">
            <text:p>-3.000</text:p>
          </table:table-cell>
          <table:table-cell table:style-name="ce15" table:formula="of:=ABS([.H267])/[.$L$2]*100" office:value-type="float" office:value="18.5111111111109" calcext:value-type="float">
            <text:p>18.5</text:p>
          </table:table-cell>
          <table:table-cell table:style-name="ce15" table:formula="of:=ABS([.I267])/[.$L$2]*100" office:value-type="float" office:value="5.66666666666661" calcext:value-type="float">
            <text:p>5.7</text:p>
          </table:table-cell>
          <table:table-cell/>
          <table:table-cell table:number-columns-repeated="2" office:value-type="float" office:value="251142" calcext:value-type="float">
            <text:p>251142</text:p>
          </table:table-cell>
          <table:table-cell office:value-type="float" office:value="251143" calcext:value-type="float">
            <text:p>251143</text:p>
          </table:table-cell>
          <table:table-cell office:value-type="float" office:value="251144" calcext:value-type="float">
            <text:p>251144</text:p>
          </table:table-cell>
          <table:table-cell table:formula="of:=[.R267]-[.O267]" office:value-type="float" office:value="2" calcext:value-type="float">
            <text:p>2</text:p>
          </table:table-cell>
          <table:table-cell/>
          <table:table-cell table:number-columns-repeated="2" office:value-type="float" office:value="1010966" calcext:value-type="float">
            <text:p>1010966</text:p>
          </table:table-cell>
          <table:table-cell office:value-type="float" office:value="1010967" calcext:value-type="float">
            <text:p>1010967</text:p>
          </table:table-cell>
          <table:table-cell office:value-type="float" office:value="1010968" calcext:value-type="float">
            <text:p>1010968</text:p>
          </table:table-cell>
          <table:table-cell table:formula="of:=[.X267]-[.U267]" office:value-type="float" office:value="2" calcext:value-type="float">
            <text:p>2</text:p>
          </table:table-cell>
          <table:table-cell table:number-columns-repeated="2" office:value-type="float" office:value="1012026" calcext:value-type="float">
            <text:p>1012026</text:p>
          </table:table-cell>
          <table:table-cell office:value-type="float" office:value="1012027" calcext:value-type="float">
            <text:p>1012027</text:p>
          </table:table-cell>
          <table:table-cell office:value-type="float" office:value="1012028" calcext:value-type="float">
            <text:p>1012028</text:p>
          </table:table-cell>
          <table:table-cell table:formula="of:=[.AC267]-[.Z267]" office:value-type="float" office:value="2" calcext:value-type="float">
            <text:p>2</text:p>
          </table:table-cell>
          <table:table-cell table:number-columns-repeated="2" office:value-type="float" office:value="1356858" calcext:value-type="float">
            <text:p>1356858</text:p>
          </table:table-cell>
          <table:table-cell office:value-type="float" office:value="1356859" calcext:value-type="float">
            <text:p>1356859</text:p>
          </table:table-cell>
          <table:table-cell office:value-type="float" office:value="1356860" calcext:value-type="float">
            <text:p>1356860</text:p>
          </table:table-cell>
          <table:table-cell table:formula="of:=[.AH267]-[.AE267]" office:value-type="float" office:value="2" calcext:value-type="float">
            <text:p>2</text:p>
          </table:table-cell>
          <table:table-cell table:number-columns-repeated="2" office:value-type="float" office:value="1357863" calcext:value-type="float">
            <text:p>1357863</text:p>
          </table:table-cell>
          <table:table-cell office:value-type="float" office:value="1357864" calcext:value-type="float">
            <text:p>1357864</text:p>
          </table:table-cell>
          <table:table-cell office:value-type="float" office:value="1357865" calcext:value-type="float">
            <text:p>1357865</text:p>
          </table:table-cell>
          <table:table-cell table:formula="of:=[.AM267]-[.AJ267]" office:value-type="float" office:value="2" calcext:value-type="float">
            <text:p>2</text:p>
          </table:table-cell>
          <table:table-cell table:number-columns-repeated="2" office:value-type="float" office:value="1616757" calcext:value-type="float">
            <text:p>1616757</text:p>
          </table:table-cell>
          <table:table-cell office:value-type="float" office:value="1616758" calcext:value-type="float">
            <text:p>1616758</text:p>
          </table:table-cell>
          <table:table-cell office:value-type="float" office:value="1616759" calcext:value-type="float">
            <text:p>1616759</text:p>
          </table:table-cell>
          <table:table-cell table:formula="of:=[.AR267]-[.AO267]" office:value-type="float" office:value="2" calcext:value-type="float">
            <text:p>2</text:p>
          </table:table-cell>
          <table:table-cell table:number-columns-repeated="2" office:value-type="float" office:value="1617762" calcext:value-type="float">
            <text:p>1617762</text:p>
          </table:table-cell>
          <table:table-cell office:value-type="float" office:value="1617763" calcext:value-type="float">
            <text:p>1617763</text:p>
          </table:table-cell>
          <table:table-cell office:value-type="float" office:value="1617764" calcext:value-type="float">
            <text:p>1617764</text:p>
          </table:table-cell>
          <table:table-cell table:formula="of:=[.AW267]-[.AT267]" office:value-type="float" office:value="2" calcext:value-type="float">
            <text:p>2</text:p>
          </table:table-cell>
          <table:table-cell table:number-columns-repeated="955"/>
        </table:table-row>
        <table:table-row table:style-name="ro1" table:number-rows-repeated="2">
          <table:table-cell table:number-columns-repeated="1005"/>
        </table:table-row>
        <table:table-row table:style-name="ro1">
          <table:table-cell office:value-type="string" calcext:value-type="string">
            <text:p>500 - 7</text:p>
          </table:table-cell>
          <table:table-cell table:style-name="ce19" office:value-type="string" calcext:value-type="string" table:number-columns-spanned="2" table:number-rows-spanned="1">
            <text:p>Msec per Frame: </text:p>
          </table:table-cell>
          <table:covered-table-cell/>
          <table:table-cell table:style-name="ce1" office:value-type="float" office:value="50" calcext:value-type="float">
            <text:p>50</text:p>
          </table:table-cell>
          <table:table-cell/>
          <table:table-cell office:value-type="string" calcext:value-type="string">
            <text:p>good: 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998"/>
        </table:table-row>
        <table:table-row table:style-name="ro1"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-13.09" calcext:value-type="float">
            <text:p>-13.09</text:p>
          </table:table-cell>
          <table:table-cell office:value-type="float" office:value="-29.07" calcext:value-type="float">
            <text:p>-29.07</text:p>
          </table:table-cell>
          <table:table-cell table:number-columns-repeated="10"/>
          <table:table-cell table:number-columns-repeated="2" office:value-type="float" office:value="321190" calcext:value-type="float">
            <text:p>321190</text:p>
          </table:table-cell>
          <table:table-cell office:value-type="float" office:value="321191" calcext:value-type="float">
            <text:p>321191</text:p>
          </table:table-cell>
          <table:table-cell office:value-type="float" office:value="321192" calcext:value-type="float">
            <text:p>321192</text:p>
          </table:table-cell>
          <table:table-cell table:formula="of:=[.R272]-[.O272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18.61" calcext:value-type="float">
            <text:p>-18.61</text:p>
          </table:table-cell>
          <table:table-cell office:value-type="float" office:value="-33.56" calcext:value-type="float">
            <text:p>-33.56</text:p>
          </table:table-cell>
          <table:table-cell/>
          <table:table-cell table:formula="of:=[.C273]-[.C272]" office:value-type="float" office:value="-5.52" calcext:value-type="float">
            <text:p>-5.52</text:p>
          </table:table-cell>
          <table:table-cell table:formula="of:=[.D273]-[.D272]" office:value-type="float" office:value="-4.49" calcext:value-type="float">
            <text:p>-4.49</text:p>
          </table:table-cell>
          <table:table-cell table:style-name="ce12" table:formula="of:=[.F273]/([.$D$270]/1000)" office:value-type="float" office:value="-110.4" calcext:value-type="float">
            <text:p>-110.4</text:p>
          </table:table-cell>
          <table:table-cell table:style-name="ce12" table:formula="of:=[.G273]/([.$D$270]/1000)" office:value-type="float" office:value="-89.8" calcext:value-type="float">
            <text:p>-89.8</text:p>
          </table:table-cell>
          <table:table-cell table:style-name="ce13" table:formula="of:=(1/[.H273])*60" office:value-type="float" office:value="-0.543478260869565" calcext:value-type="float">
            <text:p>-0.543</text:p>
          </table:table-cell>
          <table:table-cell table:style-name="ce13" table:formula="of:=(1/[.I273])*60" office:value-type="float" office:value="-0.66815144766147" calcext:value-type="float">
            <text:p>-0.668</text:p>
          </table:table-cell>
          <table:table-cell table:style-name="ce15" table:formula="of:=ABS([.H273])/[.$L$2]*100" office:value-type="float" office:value="31.28" calcext:value-type="float">
            <text:p>31.3</text:p>
          </table:table-cell>
          <table:table-cell table:style-name="ce15" table:formula="of:=ABS([.I273])/[.$L$2]*100" office:value-type="float" office:value="25.4433333333333" calcext:value-type="float">
            <text:p>25.4</text:p>
          </table:table-cell>
          <table:table-cell/>
          <table:table-cell table:number-columns-repeated="2" office:value-type="float" office:value="321240" calcext:value-type="float">
            <text:p>321240</text:p>
          </table:table-cell>
          <table:table-cell office:value-type="float" office:value="321241" calcext:value-type="float">
            <text:p>321241</text:p>
          </table:table-cell>
          <table:table-cell office:value-type="float" office:value="321242" calcext:value-type="float">
            <text:p>321242</text:p>
          </table:table-cell>
          <table:table-cell table:formula="of:=[.R273]-[.O273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-24.25" calcext:value-type="float">
            <text:p>-24.25</text:p>
          </table:table-cell>
          <table:table-cell office:value-type="float" office:value="-37.8" calcext:value-type="float">
            <text:p>-37.8</text:p>
          </table:table-cell>
          <table:table-cell/>
          <table:table-cell table:formula="of:=[.C274]-[.C273]" office:value-type="float" office:value="-5.64" calcext:value-type="float">
            <text:p>-5.64</text:p>
          </table:table-cell>
          <table:table-cell table:formula="of:=[.D274]-[.D273]" office:value-type="float" office:value="-4.24" calcext:value-type="float">
            <text:p>-4.24</text:p>
          </table:table-cell>
          <table:table-cell table:style-name="ce12" table:formula="of:=[.F274]/([.$D$270]/1000)" office:value-type="float" office:value="-112.8" calcext:value-type="float">
            <text:p>-112.8</text:p>
          </table:table-cell>
          <table:table-cell table:style-name="ce12" table:formula="of:=[.G274]/([.$D$270]/1000)" office:value-type="float" office:value="-84.7999999999999" calcext:value-type="float">
            <text:p>-84.8</text:p>
          </table:table-cell>
          <table:table-cell table:style-name="ce13" table:formula="of:=(1/[.H274])*60" office:value-type="float" office:value="-0.531914893617021" calcext:value-type="float">
            <text:p>-0.532</text:p>
          </table:table-cell>
          <table:table-cell table:style-name="ce13" table:formula="of:=(1/[.I274])*60" office:value-type="float" office:value="-0.707547169811322" calcext:value-type="float">
            <text:p>-0.708</text:p>
          </table:table-cell>
          <table:table-cell table:style-name="ce15" table:formula="of:=ABS([.H274])/[.$L$2]*100" office:value-type="float" office:value="31.96" calcext:value-type="float">
            <text:p>32.0</text:p>
          </table:table-cell>
          <table:table-cell table:style-name="ce15" table:formula="of:=ABS([.I274])/[.$L$2]*100" office:value-type="float" office:value="24.0266666666666" calcext:value-type="float">
            <text:p>24.0</text:p>
          </table:table-cell>
          <table:table-cell/>
          <table:table-cell table:number-columns-repeated="2" office:value-type="float" office:value="321290" calcext:value-type="float">
            <text:p>321290</text:p>
          </table:table-cell>
          <table:table-cell office:value-type="float" office:value="321291" calcext:value-type="float">
            <text:p>321291</text:p>
          </table:table-cell>
          <table:table-cell office:value-type="float" office:value="321292" calcext:value-type="float">
            <text:p>321292</text:p>
          </table:table-cell>
          <table:table-cell table:formula="of:=[.R274]-[.O274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-30.03" calcext:value-type="float">
            <text:p>-30.03</text:p>
          </table:table-cell>
          <table:table-cell office:value-type="float" office:value="-41.78" calcext:value-type="float">
            <text:p>-41.78</text:p>
          </table:table-cell>
          <table:table-cell/>
          <table:table-cell table:formula="of:=[.C275]-[.C274]" office:value-type="float" office:value="-5.78" calcext:value-type="float">
            <text:p>-5.78</text:p>
          </table:table-cell>
          <table:table-cell table:formula="of:=[.D275]-[.D274]" office:value-type="float" office:value="-3.98" calcext:value-type="float">
            <text:p>-3.98</text:p>
          </table:table-cell>
          <table:table-cell table:style-name="ce12" table:formula="of:=[.F275]/([.$D$270]/1000)" office:value-type="float" office:value="-115.6" calcext:value-type="float">
            <text:p>-115.6</text:p>
          </table:table-cell>
          <table:table-cell table:style-name="ce12" table:formula="of:=[.G275]/([.$D$270]/1000)" office:value-type="float" office:value="-79.6000000000001" calcext:value-type="float">
            <text:p>-79.6</text:p>
          </table:table-cell>
          <table:table-cell table:style-name="ce13" table:formula="of:=(1/[.H275])*60" office:value-type="float" office:value="-0.519031141868512" calcext:value-type="float">
            <text:p>-0.519</text:p>
          </table:table-cell>
          <table:table-cell table:style-name="ce13" table:formula="of:=(1/[.I275])*60" office:value-type="float" office:value="-0.753768844221105" calcext:value-type="float">
            <text:p>-0.754</text:p>
          </table:table-cell>
          <table:table-cell table:style-name="ce15" table:formula="of:=ABS([.H275])/[.$L$2]*100" office:value-type="float" office:value="32.7533333333333" calcext:value-type="float">
            <text:p>32.8</text:p>
          </table:table-cell>
          <table:table-cell table:style-name="ce15" table:formula="of:=ABS([.I275])/[.$L$2]*100" office:value-type="float" office:value="22.5533333333334" calcext:value-type="float">
            <text:p>22.6</text:p>
          </table:table-cell>
          <table:table-cell/>
          <table:table-cell table:number-columns-repeated="2" office:value-type="float" office:value="321340" calcext:value-type="float">
            <text:p>321340</text:p>
          </table:table-cell>
          <table:table-cell office:value-type="float" office:value="321341" calcext:value-type="float">
            <text:p>321341</text:p>
          </table:table-cell>
          <table:table-cell office:value-type="float" office:value="321342" calcext:value-type="float">
            <text:p>321342</text:p>
          </table:table-cell>
          <table:table-cell table:formula="of:=[.R275]-[.O275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-35.98" calcext:value-type="float">
            <text:p>-35.98</text:p>
          </table:table-cell>
          <table:table-cell office:value-type="float" office:value="-45.51" calcext:value-type="float">
            <text:p>-45.51</text:p>
          </table:table-cell>
          <table:table-cell/>
          <table:table-cell table:formula="of:=[.C276]-[.C275]" office:value-type="float" office:value="-5.95" calcext:value-type="float">
            <text:p>-5.95</text:p>
          </table:table-cell>
          <table:table-cell table:formula="of:=[.D276]-[.D275]" office:value-type="float" office:value="-3.73" calcext:value-type="float">
            <text:p>-3.73</text:p>
          </table:table-cell>
          <table:table-cell table:style-name="ce12" table:formula="of:=[.F276]/([.$D$270]/1000)" office:value-type="float" office:value="-119" calcext:value-type="float">
            <text:p>-119.0</text:p>
          </table:table-cell>
          <table:table-cell table:style-name="ce12" table:formula="of:=[.G276]/([.$D$270]/1000)" office:value-type="float" office:value="-74.5999999999999" calcext:value-type="float">
            <text:p>-74.6</text:p>
          </table:table-cell>
          <table:table-cell table:style-name="ce13" table:formula="of:=(1/[.H276])*60" office:value-type="float" office:value="-0.504201680672269" calcext:value-type="float">
            <text:p>-0.504</text:p>
          </table:table-cell>
          <table:table-cell table:style-name="ce13" table:formula="of:=(1/[.I276])*60" office:value-type="float" office:value="-0.804289544235926" calcext:value-type="float">
            <text:p>-0.804</text:p>
          </table:table-cell>
          <table:table-cell table:style-name="ce15" table:formula="of:=ABS([.H276])/[.$L$2]*100" office:value-type="float" office:value="33.7166666666666" calcext:value-type="float">
            <text:p>33.7</text:p>
          </table:table-cell>
          <table:table-cell table:style-name="ce15" table:formula="of:=ABS([.I276])/[.$L$2]*100" office:value-type="float" office:value="21.1366666666666" calcext:value-type="float">
            <text:p>21.1</text:p>
          </table:table-cell>
          <table:table-cell/>
          <table:table-cell table:number-columns-repeated="2" office:value-type="float" office:value="321390" calcext:value-type="float">
            <text:p>321390</text:p>
          </table:table-cell>
          <table:table-cell office:value-type="float" office:value="321391" calcext:value-type="float">
            <text:p>321391</text:p>
          </table:table-cell>
          <table:table-cell office:value-type="float" office:value="321392" calcext:value-type="float">
            <text:p>321392</text:p>
          </table:table-cell>
          <table:table-cell table:formula="of:=[.R276]-[.O276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-42.1" calcext:value-type="float">
            <text:p>-42.1</text:p>
          </table:table-cell>
          <table:table-cell office:value-type="float" office:value="-48.97" calcext:value-type="float">
            <text:p>-48.97</text:p>
          </table:table-cell>
          <table:table-cell/>
          <table:table-cell table:formula="of:=[.C277]-[.C276]" office:value-type="float" office:value="-6.12" calcext:value-type="float">
            <text:p>-6.12</text:p>
          </table:table-cell>
          <table:table-cell table:formula="of:=[.D277]-[.D276]" office:value-type="float" office:value="-3.46" calcext:value-type="float">
            <text:p>-3.46</text:p>
          </table:table-cell>
          <table:table-cell table:style-name="ce12" table:formula="of:=[.F277]/([.$D$270]/1000)" office:value-type="float" office:value="-122.4" calcext:value-type="float">
            <text:p>-122.4</text:p>
          </table:table-cell>
          <table:table-cell table:style-name="ce12" table:formula="of:=[.G277]/([.$D$270]/1000)" office:value-type="float" office:value="-69.2" calcext:value-type="float">
            <text:p>-69.2</text:p>
          </table:table-cell>
          <table:table-cell table:style-name="ce13" table:formula="of:=(1/[.H277])*60" office:value-type="float" office:value="-0.490196078431372" calcext:value-type="float">
            <text:p>-0.490</text:p>
          </table:table-cell>
          <table:table-cell table:style-name="ce13" table:formula="of:=(1/[.I277])*60" office:value-type="float" office:value="-0.867052023121387" calcext:value-type="float">
            <text:p>-0.867</text:p>
          </table:table-cell>
          <table:table-cell table:style-name="ce15" table:formula="of:=ABS([.H277])/[.$L$2]*100" office:value-type="float" office:value="34.68" calcext:value-type="float">
            <text:p>34.7</text:p>
          </table:table-cell>
          <table:table-cell table:style-name="ce15" table:formula="of:=ABS([.I277])/[.$L$2]*100" office:value-type="float" office:value="19.6066666666667" calcext:value-type="float">
            <text:p>19.6</text:p>
          </table:table-cell>
          <table:table-cell/>
          <table:table-cell table:number-columns-repeated="2" office:value-type="float" office:value="321440" calcext:value-type="float">
            <text:p>321440</text:p>
          </table:table-cell>
          <table:table-cell office:value-type="float" office:value="321441" calcext:value-type="float">
            <text:p>321441</text:p>
          </table:table-cell>
          <table:table-cell office:value-type="float" office:value="321442" calcext:value-type="float">
            <text:p>321442</text:p>
          </table:table-cell>
          <table:table-cell table:formula="of:=[.R277]-[.O277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-48.39" calcext:value-type="float">
            <text:p>-48.39</text:p>
          </table:table-cell>
          <table:table-cell office:value-type="float" office:value="-52.15" calcext:value-type="float">
            <text:p>-52.15</text:p>
          </table:table-cell>
          <table:table-cell/>
          <table:table-cell table:formula="of:=[.C278]-[.C277]" office:value-type="float" office:value="-6.29" calcext:value-type="float">
            <text:p>-6.29</text:p>
          </table:table-cell>
          <table:table-cell table:formula="of:=[.D278]-[.D277]" office:value-type="float" office:value="-3.18" calcext:value-type="float">
            <text:p>-3.18</text:p>
          </table:table-cell>
          <table:table-cell table:style-name="ce12" table:formula="of:=[.F278]/([.$D$270]/1000)" office:value-type="float" office:value="-125.8" calcext:value-type="float">
            <text:p>-125.8</text:p>
          </table:table-cell>
          <table:table-cell table:style-name="ce12" table:formula="of:=[.G278]/([.$D$270]/1000)" office:value-type="float" office:value="-63.6" calcext:value-type="float">
            <text:p>-63.6</text:p>
          </table:table-cell>
          <table:table-cell table:style-name="ce13" table:formula="of:=(1/[.H278])*60" office:value-type="float" office:value="-0.476947535771065" calcext:value-type="float">
            <text:p>-0.477</text:p>
          </table:table-cell>
          <table:table-cell table:style-name="ce13" table:formula="of:=(1/[.I278])*60" office:value-type="float" office:value="-0.943396226415094" calcext:value-type="float">
            <text:p>-0.943</text:p>
          </table:table-cell>
          <table:table-cell table:style-name="ce15" table:formula="of:=ABS([.H278])/[.$L$2]*100" office:value-type="float" office:value="35.6433333333333" calcext:value-type="float">
            <text:p>35.6</text:p>
          </table:table-cell>
          <table:table-cell table:style-name="ce15" table:formula="of:=ABS([.I278])/[.$L$2]*100" office:value-type="float" office:value="18.02" calcext:value-type="float">
            <text:p>18.0</text:p>
          </table:table-cell>
          <table:table-cell/>
          <table:table-cell table:number-columns-repeated="2" office:value-type="float" office:value="321490" calcext:value-type="float">
            <text:p>321490</text:p>
          </table:table-cell>
          <table:table-cell office:value-type="float" office:value="321491" calcext:value-type="float">
            <text:p>321491</text:p>
          </table:table-cell>
          <table:table-cell office:value-type="float" office:value="321492" calcext:value-type="float">
            <text:p>321492</text:p>
          </table:table-cell>
          <table:table-cell table:formula="of:=[.R278]-[.O278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-54.83" calcext:value-type="float">
            <text:p>-54.83</text:p>
          </table:table-cell>
          <table:table-cell office:value-type="float" office:value="-55.02" calcext:value-type="float">
            <text:p>-55.02</text:p>
          </table:table-cell>
          <table:table-cell/>
          <table:table-cell table:formula="of:=[.C279]-[.C278]" office:value-type="float" office:value="-6.44" calcext:value-type="float">
            <text:p>-6.44</text:p>
          </table:table-cell>
          <table:table-cell table:formula="of:=[.D279]-[.D278]" office:value-type="float" office:value="-2.87" calcext:value-type="float">
            <text:p>-2.87</text:p>
          </table:table-cell>
          <table:table-cell table:style-name="ce12" table:formula="of:=[.F279]/([.$D$270]/1000)" office:value-type="float" office:value="-128.8" calcext:value-type="float">
            <text:p>-128.8</text:p>
          </table:table-cell>
          <table:table-cell table:style-name="ce12" table:formula="of:=[.G279]/([.$D$270]/1000)" office:value-type="float" office:value="-57.4000000000001" calcext:value-type="float">
            <text:p>-57.4</text:p>
          </table:table-cell>
          <table:table-cell table:style-name="ce13" table:formula="of:=(1/[.H279])*60" office:value-type="float" office:value="-0.46583850931677" calcext:value-type="float">
            <text:p>-0.466</text:p>
          </table:table-cell>
          <table:table-cell table:style-name="ce13" table:formula="of:=(1/[.I279])*60" office:value-type="float" office:value="-1.04529616724739" calcext:value-type="float">
            <text:p>-1.045</text:p>
          </table:table-cell>
          <table:table-cell table:style-name="ce15" table:formula="of:=ABS([.H279])/[.$L$2]*100" office:value-type="float" office:value="36.4933333333333" calcext:value-type="float">
            <text:p>36.5</text:p>
          </table:table-cell>
          <table:table-cell table:style-name="ce15" table:formula="of:=ABS([.I279])/[.$L$2]*100" office:value-type="float" office:value="16.2633333333334" calcext:value-type="float">
            <text:p>16.3</text:p>
          </table:table-cell>
          <table:table-cell/>
          <table:table-cell table:number-columns-repeated="2" office:value-type="float" office:value="321540" calcext:value-type="float">
            <text:p>321540</text:p>
          </table:table-cell>
          <table:table-cell office:value-type="float" office:value="321541" calcext:value-type="float">
            <text:p>321541</text:p>
          </table:table-cell>
          <table:table-cell office:value-type="float" office:value="321542" calcext:value-type="float">
            <text:p>321542</text:p>
          </table:table-cell>
          <table:table-cell table:formula="of:=[.R279]-[.O279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-61.37" calcext:value-type="float">
            <text:p>-61.37</text:p>
          </table:table-cell>
          <table:table-cell office:value-type="float" office:value="-57.57" calcext:value-type="float">
            <text:p>-57.57</text:p>
          </table:table-cell>
          <table:table-cell/>
          <table:table-cell table:formula="of:=[.C280]-[.C279]" office:value-type="float" office:value="-6.54" calcext:value-type="float">
            <text:p>-6.54</text:p>
          </table:table-cell>
          <table:table-cell table:formula="of:=[.D280]-[.D279]" office:value-type="float" office:value="-2.55" calcext:value-type="float">
            <text:p>-2.55</text:p>
          </table:table-cell>
          <table:table-cell table:style-name="ce12" table:formula="of:=[.F280]/([.$D$270]/1000)" office:value-type="float" office:value="-130.8" calcext:value-type="float">
            <text:p>-130.8</text:p>
          </table:table-cell>
          <table:table-cell table:style-name="ce12" table:formula="of:=[.G280]/([.$D$270]/1000)" office:value-type="float" office:value="-50.9999999999999" calcext:value-type="float">
            <text:p>-51.0</text:p>
          </table:table-cell>
          <table:table-cell table:style-name="ce13" table:formula="of:=(1/[.H280])*60" office:value-type="float" office:value="-0.458715596330275" calcext:value-type="float">
            <text:p>-0.459</text:p>
          </table:table-cell>
          <table:table-cell table:style-name="ce13" table:formula="of:=(1/[.I280])*60" office:value-type="float" office:value="-1.1764705882353" calcext:value-type="float">
            <text:p>-1.176</text:p>
          </table:table-cell>
          <table:table-cell table:style-name="ce15" table:formula="of:=ABS([.H280])/[.$L$2]*100" office:value-type="float" office:value="37.06" calcext:value-type="float">
            <text:p>37.1</text:p>
          </table:table-cell>
          <table:table-cell table:style-name="ce15" table:formula="of:=ABS([.I280])/[.$L$2]*100" office:value-type="float" office:value="14.45" calcext:value-type="float">
            <text:p>14.5</text:p>
          </table:table-cell>
          <table:table-cell/>
          <table:table-cell table:number-columns-repeated="2" office:value-type="float" office:value="321590" calcext:value-type="float">
            <text:p>321590</text:p>
          </table:table-cell>
          <table:table-cell office:value-type="float" office:value="321591" calcext:value-type="float">
            <text:p>321591</text:p>
          </table:table-cell>
          <table:table-cell office:value-type="float" office:value="321592" calcext:value-type="float">
            <text:p>321592</text:p>
          </table:table-cell>
          <table:table-cell table:formula="of:=[.R280]-[.O280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-67.96" calcext:value-type="float">
            <text:p>-67.96</text:p>
          </table:table-cell>
          <table:table-cell office:value-type="float" office:value="-59.75" calcext:value-type="float">
            <text:p>-59.75</text:p>
          </table:table-cell>
          <table:table-cell table:style-name="ce1"/>
          <table:table-cell table:formula="of:=[.C281]-[.C280]" office:value-type="float" office:value="-6.59" calcext:value-type="float">
            <text:p>-6.59</text:p>
          </table:table-cell>
          <table:table-cell table:formula="of:=[.D281]-[.D280]" office:value-type="float" office:value="-2.18" calcext:value-type="float">
            <text:p>-2.18</text:p>
          </table:table-cell>
          <table:table-cell table:style-name="ce12" table:formula="of:=[.F281]/([.$D$270]/1000)" office:value-type="float" office:value="-131.8" calcext:value-type="float">
            <text:p>-131.8</text:p>
          </table:table-cell>
          <table:table-cell table:style-name="ce12" table:formula="of:=[.G281]/([.$D$270]/1000)" office:value-type="float" office:value="-43.6" calcext:value-type="float">
            <text:p>-43.6</text:p>
          </table:table-cell>
          <table:table-cell table:style-name="ce13" table:formula="of:=(1/[.H281])*60" office:value-type="float" office:value="-0.455235204855842" calcext:value-type="float">
            <text:p>-0.455</text:p>
          </table:table-cell>
          <table:table-cell table:style-name="ce13" table:formula="of:=(1/[.I281])*60" office:value-type="float" office:value="-1.37614678899083" calcext:value-type="float">
            <text:p>-1.376</text:p>
          </table:table-cell>
          <table:table-cell table:style-name="ce15" table:formula="of:=ABS([.H281])/[.$L$2]*100" office:value-type="float" office:value="37.3433333333333" calcext:value-type="float">
            <text:p>37.3</text:p>
          </table:table-cell>
          <table:table-cell table:style-name="ce15" table:formula="of:=ABS([.I281])/[.$L$2]*100" office:value-type="float" office:value="12.3533333333333" calcext:value-type="float">
            <text:p>12.4</text:p>
          </table:table-cell>
          <table:table-cell/>
          <table:table-cell table:number-columns-repeated="2" office:value-type="float" office:value="321640" calcext:value-type="float">
            <text:p>321640</text:p>
          </table:table-cell>
          <table:table-cell office:value-type="float" office:value="321641" calcext:value-type="float">
            <text:p>321641</text:p>
          </table:table-cell>
          <table:table-cell office:value-type="float" office:value="321642" calcext:value-type="float">
            <text:p>321642</text:p>
          </table:table-cell>
          <table:table-cell table:formula="of:=[.R281]-[.O281]" office:value-type="float" office:value="2" calcext:value-type="float">
            <text:p>2</text:p>
          </table:table-cell>
          <table:table-cell table:number-columns-repeated="986"/>
        </table:table-row>
        <table:table-row table:style-name="ro1" table:number-rows-repeated="1048294">
          <table:table-cell table:number-columns-repeated="1005"/>
        </table:table-row>
        <table:table-row table:style-name="ro1">
          <table:table-cell table:number-columns-repeated="1005"/>
        </table:table-row>
        <calcext:conditional-formats>
          <calcext:conditional-format calcext:target-range-address="'delta-angles'.J21:'delta-angles'.K152 'delta-angles'.J6:'delta-angles'.K15 'delta-angles'.J158:'delta-angles'.K196 'delta-angles'.J202:'delta-angles'.K267 'delta-angles'.J273:'delta-angles'.K281">
            <calcext:condition calcext:apply-style-name="Bad" calcext:value="&gt;-0.17" calcext:base-cell-address="'delta-angles'.J6"/>
            <calcext:condition calcext:apply-style-name="Accent" calcext:value="=0" calcext:base-cell-address="'delta-angles'.J6"/>
          </calcext:conditional-format>
        </calcext:conditional-formats>
      </table:table>
      <table:table table:name="PWM-times" table:style-name="ta1">
        <table:table-column table:style-name="co4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>
            <text:p>500 - 13</text:p>
          </table:table-cell>
          <table:table-cell table:style-name="ce8" office:value-type="string" calcext:value-type="string" table:number-columns-spanned="2" table:number-rows-spanned="1">
            <text:p>Msec per Frame: </text:p>
          </table:table-cell>
          <table:covered-table-cell table:style-name="ce9"/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good: </text:p>
          </table:table-cell>
          <table:table-cell table:style-name="ce11" office:value-type="float" office:value="30" calcext:value-type="float">
            <text:p>3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000 - 13</text:p>
          </table:table-cell>
          <table:table-cell table:style-name="ce8" office:value-type="string" calcext:value-type="string" table:number-columns-spanned="2" table:number-rows-spanned="1">
            <text:p>Msec per Frame: </text:p>
          </table:table-cell>
          <table:covered-table-cell/>
          <table:table-cell table:style-name="ce1"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good: </text:p>
          </table:table-cell>
          <table:table-cell table:style-name="ce11"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000 - 13</text:p>
          </table:table-cell>
          <table:table-cell table:style-name="ce8" office:value-type="string" calcext:value-type="string" table:number-columns-spanned="2" table:number-rows-spanned="1">
            <text:p>Msec per Frame: </text:p>
          </table:table-cell>
          <table:covered-table-cell/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good: </text:p>
          </table:table-cell>
          <table:table-cell table:style-name="ce11" office:value-type="float" office:value="65" calcext:value-type="float">
            <text:p>6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00 - 7</text:p>
          </table:table-cell>
          <table:table-cell table:style-name="ce8" office:value-type="string" calcext:value-type="string" table:number-columns-spanned="2" table:number-rows-spanned="1">
            <text:p>Msec per Frame: </text:p>
          </table:table-cell>
          <table:covered-table-cell/>
          <table:table-cell table:style-name="ce1"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good: </text:p>
          </table:table-cell>
          <table:table-cell table:style-name="ce11"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00 - 7</text:p>
          </table:table-cell>
          <table:table-cell table:style-name="ce8" office:value-type="string" calcext:value-type="string" table:number-columns-spanned="2" table:number-rows-spanned="1">
            <text:p>Msec per Frame: </text:p>
          </table:table-cell>
          <table:covered-table-cell/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good: </text:p>
          </table:table-cell>
          <table:table-cell table:style-name="ce11"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00-00-00</text:date>, <text:time style:data-style-name="N2" text:time-value="15:59:38.1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8T12:21:36.825000000</meta:creation-date>
    <dc:date>2021-08-04T17:51:28.678000000</dc:date>
    <meta:editing-duration>PT45M45S</meta:editing-duration>
    <meta:editing-cycles>6</meta:editing-cycles>
    <meta:generator>LibreOffice/7.1.4.2$Windows_X86_64 LibreOffice_project/a529a4fab45b75fefc5b6226684193eb000654f6</meta:generator>
    <meta:document-statistic meta:table-count="3" meta:cell-count="6484" meta:object-count="0"/>
  </office:meta>
</office:document-meta>
</file>